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TableColumn3" style:family="table-column">
      <style:table-column-properties style:column-width="0.6347in"/>
    </style:style>
    <style:style style:name="TableColumn4" style:family="table-column">
      <style:table-column-properties style:column-width="0.9368in"/>
    </style:style>
    <style:style style:name="TableColumn5" style:family="table-column">
      <style:table-column-properties style:column-width="4.7215in"/>
    </style:style>
    <style:style style:name="Table2" style:family="table">
      <style:table-properties style:width="6.293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Normal" style:family="paragraph">
      <style:paragraph-properties fo:text-align="center" fo:margin-bottom="0in"/>
      <style:text-properties fo:font-weight="bold" style:font-weight-asian="bold"/>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text-align="center" fo:margin-bottom="0in"/>
      <style:text-properties fo:font-weight="bold" style:font-weight-asian="bold"/>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text-align="center" fo:margin-bottom="0in"/>
      <style:text-properties fo:font-weight="bold" style:font-weight-asian="bold"/>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text-align="center" fo:margin-bottom="0in"/>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style:tab-stops>
          <style:tab-stop style:type="center" style:position="2.2854in"/>
        </style:tab-stops>
      </style:paragraph-properties>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text-align="center" fo:margin-bottom="0in"/>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style:style>
    <style:style style:name="P27" style:parent-style-name="Normal" style:family="paragraph">
      <style:paragraph-properties fo:break-before="page"/>
    </style:style>
    <style:style style:name="P28" style:parent-style-name="TM1" style:family="paragraph">
      <style:paragraph-properties>
        <style:tab-stops>
          <style:tab-stop style:type="right" style:leader-style="dotted" style:leader-text="." style:position="6.293in"/>
        </style:tab-stops>
      </style:paragraph-properties>
    </style:style>
    <style:style style:name="P29" style:parent-style-name="TM1" style:family="paragraph">
      <style:paragraph-properties>
        <style:tab-stops>
          <style:tab-stop style:type="right" style:leader-style="dotted" style:leader-text="." style:position="6.293in"/>
        </style:tab-stops>
      </style:paragraph-properties>
    </style:style>
    <style:style style:name="P30" style:parent-style-name="TM1" style:family="paragraph">
      <style:paragraph-properties>
        <style:tab-stops>
          <style:tab-stop style:type="right" style:leader-style="dotted" style:leader-text="." style:position="6.293in"/>
        </style:tab-stops>
      </style:paragraph-properties>
    </style:style>
    <style:style style:name="P31" style:parent-style-name="TM2" style:family="paragraph">
      <style:paragraph-properties>
        <style:tab-stops>
          <style:tab-stop style:type="right" style:leader-style="dotted" style:leader-text="." style:position="6.1402in"/>
        </style:tab-stops>
      </style:paragraph-properties>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TM3" style:family="paragraph">
      <style:paragraph-properties>
        <style:tab-stops>
          <style:tab-stop style:type="right" style:leader-style="dotted" style:leader-text="." style:position="5.9875in"/>
        </style:tab-stops>
      </style:paragraph-properties>
    </style:style>
    <style:style style:name="P36" style:parent-style-name="TM1" style:family="paragraph">
      <style:paragraph-properties>
        <style:tab-stops>
          <style:tab-stop style:type="right" style:leader-style="dotted" style:leader-text="." style:position="6.293in"/>
        </style:tab-stops>
      </style:paragraph-properties>
    </style:style>
    <style:style style:name="P37" style:parent-style-name="TM2" style:family="paragraph">
      <style:paragraph-properties>
        <style:tab-stops>
          <style:tab-stop style:type="right" style:leader-style="dotted" style:leader-text="." style:position="6.1402in"/>
        </style:tab-stops>
      </style:paragraph-properties>
    </style:style>
    <style:style style:name="P38" style:parent-style-name="TM2" style:family="paragraph">
      <style:paragraph-properties>
        <style:tab-stops>
          <style:tab-stop style:type="right" style:leader-style="dotted" style:leader-text="." style:position="6.1402in"/>
        </style:tab-stops>
      </style:paragraph-properties>
    </style:style>
    <style:style style:name="P39" style:parent-style-name="TM2" style:family="paragraph">
      <style:paragraph-properties>
        <style:tab-stops>
          <style:tab-stop style:type="right" style:leader-style="dotted" style:leader-text="." style:position="6.1402in"/>
        </style:tab-stops>
      </style:paragraph-properties>
    </style:style>
    <style:style style:name="P40" style:parent-style-name="TM2" style:family="paragraph">
      <style:paragraph-properties>
        <style:tab-stops>
          <style:tab-stop style:type="right" style:leader-style="dotted" style:leader-text="." style:position="6.1402in"/>
        </style:tab-stops>
      </style:paragraph-properties>
    </style:style>
    <style:style style:name="P41" style:parent-style-name="TM3" style:family="paragraph">
      <style:paragraph-properties>
        <style:tab-stops>
          <style:tab-stop style:type="right" style:leader-style="dotted" style:leader-text="." style:position="5.9875in"/>
        </style:tab-stops>
      </style:paragraph-properties>
    </style:style>
    <style:style style:name="P42" style:parent-style-name="TM3" style:family="paragraph">
      <style:paragraph-properties>
        <style:tab-stops>
          <style:tab-stop style:type="right" style:leader-style="dotted" style:leader-text="." style:position="5.9875in"/>
        </style:tab-stops>
      </style:paragraph-properties>
    </style:style>
    <style:style style:name="P43" style:parent-style-name="TM3" style:family="paragraph">
      <style:paragraph-properties>
        <style:tab-stops>
          <style:tab-stop style:type="right" style:leader-style="dotted" style:leader-text="." style:position="5.9875in"/>
        </style:tab-stops>
      </style:paragraph-properties>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TM3" style:family="paragraph">
      <style:paragraph-properties>
        <style:tab-stops>
          <style:tab-stop style:type="right" style:leader-style="dotted" style:leader-text="." style:position="5.9875in"/>
        </style:tab-stops>
      </style:paragraph-properties>
    </style:style>
    <style:style style:name="P46" style:parent-style-name="TM3" style:family="paragraph">
      <style:paragraph-properties>
        <style:tab-stops>
          <style:tab-stop style:type="right" style:leader-style="dotted" style:leader-text="." style:position="5.9875in"/>
        </style:tab-stops>
      </style:paragraph-properties>
    </style:style>
    <style:style style:name="P47" style:parent-style-name="TM3" style:family="paragraph">
      <style:paragraph-properties>
        <style:tab-stops>
          <style:tab-stop style:type="right" style:leader-style="dotted" style:leader-text="." style:position="5.9875in"/>
        </style:tab-stops>
      </style:paragraph-properties>
    </style:style>
    <style:style style:name="P48" style:parent-style-name="TM2" style:family="paragraph">
      <style:paragraph-properties>
        <style:tab-stops>
          <style:tab-stop style:type="right" style:leader-style="dotted" style:leader-text="." style:position="6.1402in"/>
        </style:tab-stops>
      </style:paragraph-properties>
    </style:style>
    <style:style style:name="P49" style:parent-style-name="TM3" style:family="paragraph">
      <style:paragraph-properties>
        <style:tab-stops>
          <style:tab-stop style:type="right" style:leader-style="dotted" style:leader-text="." style:position="5.9875in"/>
        </style:tab-stops>
      </style:paragraph-properties>
    </style:style>
    <style:style style:name="P50" style:parent-style-name="TM3" style:family="paragraph">
      <style:paragraph-properties>
        <style:tab-stops>
          <style:tab-stop style:type="right" style:leader-style="dotted" style:leader-text="." style:position="5.9875in"/>
        </style:tab-stops>
      </style:paragraph-properties>
    </style:style>
    <style:style style:name="P51" style:parent-style-name="TM3" style:family="paragraph">
      <style:paragraph-properties>
        <style:tab-stops>
          <style:tab-stop style:type="right" style:leader-style="dotted" style:leader-text="." style:position="5.9875in"/>
        </style:tab-stops>
      </style:paragraph-properties>
    </style:style>
    <style:style style:name="P52" style:parent-style-name="TM3" style:family="paragraph">
      <style:paragraph-properties>
        <style:tab-stops>
          <style:tab-stop style:type="right" style:leader-style="dotted" style:leader-text="." style:position="5.9875in"/>
        </style:tab-stops>
      </style:paragraph-properties>
    </style:style>
    <style:style style:name="P53" style:parent-style-name="TM1" style:family="paragraph">
      <style:paragraph-properties>
        <style:tab-stops>
          <style:tab-stop style:type="right" style:leader-style="dotted" style:leader-text="." style:position="6.293in"/>
        </style:tab-stops>
      </style:paragraph-properties>
    </style:style>
    <style:style style:name="P54" style:parent-style-name="TM2" style:family="paragraph">
      <style:paragraph-properties>
        <style:tab-stops>
          <style:tab-stop style:type="right" style:leader-style="dotted" style:leader-text="." style:position="6.1402in"/>
        </style:tab-stops>
      </style:paragraph-properties>
    </style:style>
    <style:style style:name="P55" style:parent-style-name="TM3" style:family="paragraph">
      <style:paragraph-properties>
        <style:tab-stops>
          <style:tab-stop style:type="right" style:leader-style="dotted" style:leader-text="." style:position="5.9875in"/>
        </style:tab-stops>
      </style:paragraph-properties>
    </style:style>
    <style:style style:name="P56" style:parent-style-name="TM3" style:family="paragraph">
      <style:paragraph-properties>
        <style:tab-stops>
          <style:tab-stop style:type="right" style:leader-style="dotted" style:leader-text="." style:position="5.9875in"/>
        </style:tab-stops>
      </style:paragraph-properties>
    </style:style>
    <style:style style:name="P57" style:parent-style-name="TM3" style:family="paragraph">
      <style:paragraph-properties>
        <style:tab-stops>
          <style:tab-stop style:type="right" style:leader-style="dotted" style:leader-text="." style:position="5.9875in"/>
        </style:tab-stops>
      </style:paragraph-properties>
    </style:style>
    <style:style style:name="P58" style:parent-style-name="TM3" style:family="paragraph">
      <style:paragraph-properties>
        <style:tab-stops>
          <style:tab-stop style:type="right" style:leader-style="dotted" style:leader-text="." style:position="5.9875in"/>
        </style:tab-stops>
      </style:paragraph-properties>
    </style:style>
    <style:style style:name="P59" style:parent-style-name="TM2" style:family="paragraph">
      <style:paragraph-properties>
        <style:tab-stops>
          <style:tab-stop style:type="right" style:leader-style="dotted" style:leader-text="." style:position="6.1402in"/>
        </style:tab-stops>
      </style:paragraph-properties>
    </style:style>
    <style:style style:name="P60" style:parent-style-name="TM2" style:family="paragraph">
      <style:paragraph-properties>
        <style:tab-stops>
          <style:tab-stop style:type="right" style:leader-style="dotted" style:leader-text="." style:position="6.1402in"/>
        </style:tab-stops>
      </style:paragraph-properties>
    </style:style>
    <style:style style:name="P61" style:parent-style-name="TM3" style:family="paragraph">
      <style:paragraph-properties>
        <style:tab-stops>
          <style:tab-stop style:type="right" style:leader-style="dotted" style:leader-text="." style:position="5.9875in"/>
        </style:tab-stops>
      </style:paragraph-properties>
    </style:style>
    <style:style style:name="P62" style:parent-style-name="TM3" style:family="paragraph">
      <style:paragraph-properties>
        <style:tab-stops>
          <style:tab-stop style:type="right" style:leader-style="dotted" style:leader-text="." style:position="5.9875in"/>
        </style:tab-stops>
      </style:paragraph-properties>
    </style:style>
    <style:style style:name="P63" style:parent-style-name="TM2" style:family="paragraph">
      <style:paragraph-properties>
        <style:tab-stops>
          <style:tab-stop style:type="right" style:leader-style="dotted" style:leader-text="." style:position="6.1402in"/>
        </style:tab-stops>
      </style:paragraph-properties>
    </style:style>
    <style:style style:name="P64" style:parent-style-name="TM3" style:family="paragraph">
      <style:paragraph-properties>
        <style:tab-stops>
          <style:tab-stop style:type="right" style:leader-style="dotted" style:leader-text="." style:position="5.9875in"/>
        </style:tab-stops>
      </style:paragraph-properties>
    </style:style>
    <style:style style:name="P65" style:parent-style-name="TM3" style:family="paragraph">
      <style:paragraph-properties>
        <style:tab-stops>
          <style:tab-stop style:type="right" style:leader-style="dotted" style:leader-text="." style:position="5.9875in"/>
        </style:tab-stops>
      </style:paragraph-properties>
    </style:style>
    <style:style style:name="P66" style:parent-style-name="TM3" style:family="paragraph">
      <style:paragraph-properties>
        <style:tab-stops>
          <style:tab-stop style:type="right" style:leader-style="dotted" style:leader-text="." style:position="5.9875in"/>
        </style:tab-stops>
      </style:paragraph-properties>
    </style:style>
    <style:style style:name="P67" style:parent-style-name="TM3" style:family="paragraph">
      <style:paragraph-properties>
        <style:tab-stops>
          <style:tab-stop style:type="right" style:leader-style="dotted" style:leader-text="." style:position="5.9875in"/>
        </style:tab-stops>
      </style:paragraph-properties>
    </style:style>
    <style:style style:name="P68" style:parent-style-name="TM2" style:family="paragraph">
      <style:paragraph-properties>
        <style:tab-stops>
          <style:tab-stop style:type="right" style:leader-style="dotted" style:leader-text="." style:position="6.1402in"/>
        </style:tab-stops>
      </style:paragraph-properties>
    </style:style>
    <style:style style:name="P69" style:parent-style-name="TM3" style:family="paragraph">
      <style:paragraph-properties>
        <style:tab-stops>
          <style:tab-stop style:type="right" style:leader-style="dotted" style:leader-text="." style:position="5.9875in"/>
        </style:tab-stops>
      </style:paragraph-properties>
    </style:style>
    <style:style style:name="P70" style:parent-style-name="TM3" style:family="paragraph">
      <style:paragraph-properties>
        <style:tab-stops>
          <style:tab-stop style:type="right" style:leader-style="dotted" style:leader-text="." style:position="5.9875in"/>
        </style:tab-stops>
      </style:paragraph-properties>
    </style:style>
    <style:style style:name="P71" style:parent-style-name="TM3" style:family="paragraph">
      <style:paragraph-properties>
        <style:tab-stops>
          <style:tab-stop style:type="right" style:leader-style="dotted" style:leader-text="." style:position="5.9875in"/>
        </style:tab-stops>
      </style:paragraph-properties>
    </style:style>
    <style:style style:name="P72" style:parent-style-name="TM3" style:family="paragraph">
      <style:paragraph-properties>
        <style:tab-stops>
          <style:tab-stop style:type="right" style:leader-style="dotted" style:leader-text="." style:position="5.9875in"/>
        </style:tab-stops>
      </style:paragraph-properties>
    </style:style>
    <style:style style:name="P73" style:parent-style-name="TM2" style:family="paragraph">
      <style:paragraph-properties>
        <style:tab-stops>
          <style:tab-stop style:type="right" style:leader-style="dotted" style:leader-text="." style:position="6.1402in"/>
        </style:tab-stops>
      </style:paragraph-properties>
    </style:style>
    <style:style style:name="P74" style:parent-style-name="TM3" style:family="paragraph">
      <style:paragraph-properties>
        <style:tab-stops>
          <style:tab-stop style:type="right" style:leader-style="dotted" style:leader-text="." style:position="5.9875in"/>
        </style:tab-stops>
      </style:paragraph-properties>
    </style:style>
    <style:style style:name="P75" style:parent-style-name="TM3" style:family="paragraph">
      <style:paragraph-properties>
        <style:tab-stops>
          <style:tab-stop style:type="right" style:leader-style="dotted" style:leader-text="." style:position="5.9875in"/>
        </style:tab-stops>
      </style:paragraph-properties>
    </style:style>
    <style:style style:name="P76" style:parent-style-name="TM3" style:family="paragraph">
      <style:paragraph-properties>
        <style:tab-stops>
          <style:tab-stop style:type="right" style:leader-style="dotted" style:leader-text="." style:position="5.9875in"/>
        </style:tab-stops>
      </style:paragraph-properties>
    </style:style>
    <style:style style:name="P77" style:parent-style-name="TM3" style:family="paragraph">
      <style:paragraph-properties>
        <style:tab-stops>
          <style:tab-stop style:type="right" style:leader-style="dotted" style:leader-text="." style:position="5.9875in"/>
        </style:tab-stops>
      </style:paragraph-properties>
    </style:style>
    <style:style style:name="P78" style:parent-style-name="TM3" style:family="paragraph">
      <style:paragraph-properties>
        <style:tab-stops>
          <style:tab-stop style:type="right" style:leader-style="dotted" style:leader-text="." style:position="5.9875in"/>
        </style:tab-stops>
      </style:paragraph-properties>
    </style:style>
    <style:style style:name="P79" style:parent-style-name="TM3" style:family="paragraph">
      <style:paragraph-properties>
        <style:tab-stops>
          <style:tab-stop style:type="right" style:leader-style="dotted" style:leader-text="." style:position="5.9875in"/>
        </style:tab-stops>
      </style:paragraph-properties>
    </style:style>
    <style:style style:name="P80" style:parent-style-name="TM3" style:family="paragraph">
      <style:paragraph-properties>
        <style:tab-stops>
          <style:tab-stop style:type="right" style:leader-style="dotted" style:leader-text="." style:position="5.9875in"/>
        </style:tab-stops>
      </style:paragraph-properties>
    </style:style>
    <style:style style:name="P81" style:parent-style-name="TM2" style:family="paragraph">
      <style:paragraph-properties>
        <style:tab-stops>
          <style:tab-stop style:type="right" style:leader-style="dotted" style:leader-text="." style:position="6.1402in"/>
        </style:tab-stops>
      </style:paragraph-properties>
    </style:style>
    <style:style style:name="P82" style:parent-style-name="TM3" style:family="paragraph">
      <style:paragraph-properties>
        <style:tab-stops>
          <style:tab-stop style:type="right" style:leader-style="dotted" style:leader-text="." style:position="5.9875in"/>
        </style:tab-stops>
      </style:paragraph-properties>
    </style:style>
    <style:style style:name="P83" style:parent-style-name="TM3" style:family="paragraph">
      <style:paragraph-properties>
        <style:tab-stops>
          <style:tab-stop style:type="right" style:leader-style="dotted" style:leader-text="." style:position="5.9875in"/>
        </style:tab-stops>
      </style:paragraph-properties>
    </style:style>
    <style:style style:name="P84" style:parent-style-name="TM3" style:family="paragraph">
      <style:paragraph-properties>
        <style:tab-stops>
          <style:tab-stop style:type="right" style:leader-style="dotted" style:leader-text="." style:position="5.9875in"/>
        </style:tab-stops>
      </style:paragraph-properties>
    </style:style>
    <style:style style:name="P85" style:parent-style-name="TM3" style:family="paragraph">
      <style:paragraph-properties>
        <style:tab-stops>
          <style:tab-stop style:type="right" style:leader-style="dotted" style:leader-text="." style:position="5.9875in"/>
        </style:tab-stops>
      </style:paragraph-properties>
    </style:style>
    <style:style style:name="P86" style:parent-style-name="TM3" style:family="paragraph">
      <style:paragraph-properties>
        <style:tab-stops>
          <style:tab-stop style:type="right" style:leader-style="dotted" style:leader-text="." style:position="5.9875in"/>
        </style:tab-stops>
      </style:paragraph-properties>
    </style:style>
    <style:style style:name="P87" style:parent-style-name="TM3" style:family="paragraph">
      <style:paragraph-properties>
        <style:tab-stops>
          <style:tab-stop style:type="right" style:leader-style="dotted" style:leader-text="." style:position="5.9875in"/>
        </style:tab-stops>
      </style:paragraph-properties>
    </style:style>
    <style:style style:name="P88" style:parent-style-name="TM2" style:family="paragraph">
      <style:paragraph-properties>
        <style:tab-stops>
          <style:tab-stop style:type="right" style:leader-style="dotted" style:leader-text="." style:position="6.1402in"/>
        </style:tab-stops>
      </style:paragraph-properties>
    </style:style>
    <style:style style:name="P89" style:parent-style-name="TM3" style:family="paragraph">
      <style:paragraph-properties>
        <style:tab-stops>
          <style:tab-stop style:type="right" style:leader-style="dotted" style:leader-text="." style:position="5.9875in"/>
        </style:tab-stops>
      </style:paragraph-properties>
    </style:style>
    <style:style style:name="P90" style:parent-style-name="TM3" style:family="paragraph">
      <style:paragraph-properties>
        <style:tab-stops>
          <style:tab-stop style:type="right" style:leader-style="dotted" style:leader-text="." style:position="5.9875in"/>
        </style:tab-stops>
      </style:paragraph-properties>
    </style:style>
    <style:style style:name="P91" style:parent-style-name="TM3" style:family="paragraph">
      <style:paragraph-properties>
        <style:tab-stops>
          <style:tab-stop style:type="right" style:leader-style="dotted" style:leader-text="." style:position="5.9875in"/>
        </style:tab-stops>
      </style:paragraph-properties>
    </style:style>
    <style:style style:name="P92" style:parent-style-name="TM3" style:family="paragraph">
      <style:paragraph-properties>
        <style:tab-stops>
          <style:tab-stop style:type="right" style:leader-style="dotted" style:leader-text="." style:position="5.9875in"/>
        </style:tab-stops>
      </style:paragraph-properties>
    </style:style>
    <style:style style:name="P93" style:parent-style-name="TM3" style:family="paragraph">
      <style:paragraph-properties>
        <style:tab-stops>
          <style:tab-stop style:type="right" style:leader-style="dotted" style:leader-text="." style:position="5.9875in"/>
        </style:tab-stops>
      </style:paragraph-properties>
    </style:style>
    <style:style style:name="P94" style:parent-style-name="TM3" style:family="paragraph">
      <style:paragraph-properties>
        <style:tab-stops>
          <style:tab-stop style:type="right" style:leader-style="dotted" style:leader-text="." style:position="5.9875in"/>
        </style:tab-stops>
      </style:paragraph-properties>
    </style:style>
    <style:style style:name="P95" style:parent-style-name="TM3" style:family="paragraph">
      <style:paragraph-properties>
        <style:tab-stops>
          <style:tab-stop style:type="right" style:leader-style="dotted" style:leader-text="." style:position="5.9875in"/>
        </style:tab-stops>
      </style:paragraph-properties>
    </style:style>
    <style:style style:name="P96" style:parent-style-name="TM2" style:family="paragraph">
      <style:paragraph-properties>
        <style:tab-stops>
          <style:tab-stop style:type="right" style:leader-style="dotted" style:leader-text="." style:position="6.1402in"/>
        </style:tab-stops>
      </style:paragraph-properties>
    </style:style>
    <style:style style:name="P97" style:parent-style-name="TM3" style:family="paragraph">
      <style:paragraph-properties>
        <style:tab-stops>
          <style:tab-stop style:type="right" style:leader-style="dotted" style:leader-text="." style:position="5.9875in"/>
        </style:tab-stops>
      </style:paragraph-properties>
    </style:style>
    <style:style style:name="P98" style:parent-style-name="TM3" style:family="paragraph">
      <style:paragraph-properties>
        <style:tab-stops>
          <style:tab-stop style:type="right" style:leader-style="dotted" style:leader-text="." style:position="5.9875in"/>
        </style:tab-stops>
      </style:paragraph-properties>
    </style:style>
    <style:style style:name="P99" style:parent-style-name="TM3" style:family="paragraph">
      <style:paragraph-properties>
        <style:tab-stops>
          <style:tab-stop style:type="right" style:leader-style="dotted" style:leader-text="." style:position="5.9875in"/>
        </style:tab-stops>
      </style:paragraph-properties>
    </style:style>
    <style:style style:name="P100" style:parent-style-name="TM3" style:family="paragraph">
      <style:paragraph-properties>
        <style:tab-stops>
          <style:tab-stop style:type="right" style:leader-style="dotted" style:leader-text="." style:position="5.9875in"/>
        </style:tab-stops>
      </style:paragraph-properties>
    </style:style>
    <style:style style:name="P101" style:parent-style-name="TM3" style:family="paragraph">
      <style:paragraph-properties>
        <style:tab-stops>
          <style:tab-stop style:type="right" style:leader-style="dotted" style:leader-text="." style:position="5.9875in"/>
        </style:tab-stops>
      </style:paragraph-properties>
    </style:style>
    <style:style style:name="P102" style:parent-style-name="TM3" style:family="paragraph">
      <style:paragraph-properties>
        <style:tab-stops>
          <style:tab-stop style:type="right" style:leader-style="dotted" style:leader-text="." style:position="5.9875in"/>
        </style:tab-stops>
      </style:paragraph-properties>
    </style:style>
    <style:style style:name="P103" style:parent-style-name="TM2" style:family="paragraph">
      <style:paragraph-properties>
        <style:tab-stops>
          <style:tab-stop style:type="right" style:leader-style="dotted" style:leader-text="." style:position="6.1402in"/>
        </style:tab-stops>
      </style:paragraph-properties>
    </style:style>
    <style:style style:name="P104" style:parent-style-name="TM3" style:family="paragraph">
      <style:paragraph-properties>
        <style:tab-stops>
          <style:tab-stop style:type="right" style:leader-style="dotted" style:leader-text="." style:position="5.9875in"/>
        </style:tab-stops>
      </style:paragraph-properties>
    </style:style>
    <style:style style:name="P105" style:parent-style-name="TM3" style:family="paragraph">
      <style:paragraph-properties>
        <style:tab-stops>
          <style:tab-stop style:type="right" style:leader-style="dotted" style:leader-text="." style:position="5.9875in"/>
        </style:tab-stops>
      </style:paragraph-properties>
    </style:style>
    <style:style style:name="P106" style:parent-style-name="TM3" style:family="paragraph">
      <style:paragraph-properties>
        <style:tab-stops>
          <style:tab-stop style:type="right" style:leader-style="dotted" style:leader-text="." style:position="5.9875in"/>
        </style:tab-stops>
      </style:paragraph-properties>
    </style:style>
    <style:style style:name="P107" style:parent-style-name="TM3" style:family="paragraph">
      <style:paragraph-properties>
        <style:tab-stops>
          <style:tab-stop style:type="right" style:leader-style="dotted" style:leader-text="." style:position="5.9875in"/>
        </style:tab-stops>
      </style:paragraph-properties>
    </style:style>
    <style:style style:name="P108" style:parent-style-name="TM3" style:family="paragraph">
      <style:paragraph-properties>
        <style:tab-stops>
          <style:tab-stop style:type="right" style:leader-style="dotted" style:leader-text="." style:position="5.9875in"/>
        </style:tab-stops>
      </style:paragraph-properties>
    </style:style>
    <style:style style:name="P109" style:parent-style-name="TM3" style:family="paragraph">
      <style:paragraph-properties>
        <style:tab-stops>
          <style:tab-stop style:type="right" style:leader-style="dotted" style:leader-text="." style:position="5.9875in"/>
        </style:tab-stops>
      </style:paragraph-properties>
    </style:style>
    <style:style style:name="P110" style:parent-style-name="TM3" style:family="paragraph">
      <style:paragraph-properties>
        <style:tab-stops>
          <style:tab-stop style:type="right" style:leader-style="dotted" style:leader-text="." style:position="5.9875in"/>
        </style:tab-stops>
      </style:paragraph-properties>
    </style:style>
    <style:style style:name="P111" style:parent-style-name="TM3" style:family="paragraph">
      <style:paragraph-properties>
        <style:tab-stops>
          <style:tab-stop style:type="right" style:leader-style="dotted" style:leader-text="." style:position="5.9875in"/>
        </style:tab-stops>
      </style:paragraph-properties>
    </style:style>
    <style:style style:name="P112" style:parent-style-name="TM2" style:family="paragraph">
      <style:paragraph-properties>
        <style:tab-stops>
          <style:tab-stop style:type="right" style:leader-style="dotted" style:leader-text="." style:position="6.1402in"/>
        </style:tab-stops>
      </style:paragraph-properties>
    </style:style>
    <style:style style:name="P113" style:parent-style-name="TM3" style:family="paragraph">
      <style:paragraph-properties>
        <style:tab-stops>
          <style:tab-stop style:type="right" style:leader-style="dotted" style:leader-text="." style:position="5.9875in"/>
        </style:tab-stops>
      </style:paragraph-properties>
    </style:style>
    <style:style style:name="P114" style:parent-style-name="TM3" style:family="paragraph">
      <style:paragraph-properties>
        <style:tab-stops>
          <style:tab-stop style:type="right" style:leader-style="dotted" style:leader-text="." style:position="5.9875in"/>
        </style:tab-stops>
      </style:paragraph-properties>
    </style:style>
    <style:style style:name="P115" style:parent-style-name="TM3" style:family="paragraph">
      <style:paragraph-properties>
        <style:tab-stops>
          <style:tab-stop style:type="right" style:leader-style="dotted" style:leader-text="." style:position="5.9875in"/>
        </style:tab-stops>
      </style:paragraph-properties>
    </style:style>
    <style:style style:name="P116" style:parent-style-name="TM3" style:family="paragraph">
      <style:paragraph-properties>
        <style:tab-stops>
          <style:tab-stop style:type="right" style:leader-style="dotted" style:leader-text="." style:position="5.9875in"/>
        </style:tab-stops>
      </style:paragraph-properties>
    </style:style>
    <style:style style:name="P117" style:parent-style-name="TM3" style:family="paragraph">
      <style:paragraph-properties>
        <style:tab-stops>
          <style:tab-stop style:type="right" style:leader-style="dotted" style:leader-text="." style:position="5.9875in"/>
        </style:tab-stops>
      </style:paragraph-properties>
    </style:style>
    <style:style style:name="P118" style:parent-style-name="TM2" style:family="paragraph">
      <style:paragraph-properties>
        <style:tab-stops>
          <style:tab-stop style:type="right" style:leader-style="dotted" style:leader-text="." style:position="6.1402in"/>
        </style:tab-stops>
      </style:paragraph-properties>
    </style:style>
    <style:style style:name="P119" style:parent-style-name="TM3" style:family="paragraph">
      <style:paragraph-properties>
        <style:tab-stops>
          <style:tab-stop style:type="right" style:leader-style="dotted" style:leader-text="." style:position="5.9875in"/>
        </style:tab-stops>
      </style:paragraph-properties>
    </style:style>
    <style:style style:name="P120" style:parent-style-name="TM3" style:family="paragraph">
      <style:paragraph-properties>
        <style:tab-stops>
          <style:tab-stop style:type="right" style:leader-style="dotted" style:leader-text="." style:position="5.9875in"/>
        </style:tab-stops>
      </style:paragraph-properties>
    </style:style>
    <style:style style:name="P121" style:parent-style-name="TM3" style:family="paragraph">
      <style:paragraph-properties>
        <style:tab-stops>
          <style:tab-stop style:type="right" style:leader-style="dotted" style:leader-text="." style:position="5.9875in"/>
        </style:tab-stops>
      </style:paragraph-properties>
    </style:style>
    <style:style style:name="P122" style:parent-style-name="TM3" style:family="paragraph">
      <style:paragraph-properties>
        <style:tab-stops>
          <style:tab-stop style:type="right" style:leader-style="dotted" style:leader-text="." style:position="5.9875in"/>
        </style:tab-stops>
      </style:paragraph-properties>
    </style:style>
    <style:style style:name="P123" style:parent-style-name="TM3" style:family="paragraph">
      <style:paragraph-properties>
        <style:tab-stops>
          <style:tab-stop style:type="right" style:leader-style="dotted" style:leader-text="." style:position="5.9875in"/>
        </style:tab-stops>
      </style:paragraph-properties>
    </style:style>
    <style:style style:name="P124" style:parent-style-name="TM3" style:family="paragraph">
      <style:paragraph-properties>
        <style:tab-stops>
          <style:tab-stop style:type="right" style:leader-style="dotted" style:leader-text="." style:position="5.9875in"/>
        </style:tab-stops>
      </style:paragraph-properties>
    </style:style>
    <style:style style:name="P125" style:parent-style-name="TM2" style:family="paragraph">
      <style:paragraph-properties>
        <style:tab-stops>
          <style:tab-stop style:type="right" style:leader-style="dotted" style:leader-text="." style:position="6.1402in"/>
        </style:tab-stops>
      </style:paragraph-properties>
    </style:style>
    <style:style style:name="P126" style:parent-style-name="TM3" style:family="paragraph">
      <style:paragraph-properties>
        <style:tab-stops>
          <style:tab-stop style:type="right" style:leader-style="dotted" style:leader-text="." style:position="5.9875in"/>
        </style:tab-stops>
      </style:paragraph-properties>
    </style:style>
    <style:style style:name="P127" style:parent-style-name="TM3" style:family="paragraph">
      <style:paragraph-properties>
        <style:tab-stops>
          <style:tab-stop style:type="right" style:leader-style="dotted" style:leader-text="." style:position="5.9875in"/>
        </style:tab-stops>
      </style:paragraph-properties>
    </style:style>
    <style:style style:name="P128" style:parent-style-name="TM2" style:family="paragraph">
      <style:paragraph-properties>
        <style:tab-stops>
          <style:tab-stop style:type="right" style:leader-style="dotted" style:leader-text="." style:position="6.1402in"/>
        </style:tab-stops>
      </style:paragraph-properties>
    </style:style>
    <style:style style:name="P129" style:parent-style-name="TM3" style:family="paragraph">
      <style:paragraph-properties>
        <style:tab-stops>
          <style:tab-stop style:type="right" style:leader-style="dotted" style:leader-text="." style:position="5.9875in"/>
        </style:tab-stops>
      </style:paragraph-properties>
    </style:style>
    <style:style style:name="P130" style:parent-style-name="TM3" style:family="paragraph">
      <style:paragraph-properties>
        <style:tab-stops>
          <style:tab-stop style:type="right" style:leader-style="dotted" style:leader-text="." style:position="5.9875in"/>
        </style:tab-stops>
      </style:paragraph-properties>
    </style:style>
    <style:style style:name="P131" style:parent-style-name="TM3" style:family="paragraph">
      <style:paragraph-properties>
        <style:tab-stops>
          <style:tab-stop style:type="right" style:leader-style="dotted" style:leader-text="." style:position="5.9875in"/>
        </style:tab-stops>
      </style:paragraph-properties>
    </style:style>
    <style:style style:name="P132" style:parent-style-name="TM3" style:family="paragraph">
      <style:paragraph-properties>
        <style:tab-stops>
          <style:tab-stop style:type="right" style:leader-style="dotted" style:leader-text="." style:position="5.9875in"/>
        </style:tab-stops>
      </style:paragraph-properties>
    </style:style>
    <style:style style:name="P133" style:parent-style-name="TM3" style:family="paragraph">
      <style:paragraph-properties>
        <style:tab-stops>
          <style:tab-stop style:type="right" style:leader-style="dotted" style:leader-text="." style:position="5.9875in"/>
        </style:tab-stops>
      </style:paragraph-properties>
    </style:style>
    <style:style style:name="P134" style:parent-style-name="Normal" style:family="paragraph">
      <style:paragraph-properties fo:break-before="page"/>
    </style:style>
    <style:style style:name="P135" style:parent-style-name="Paragraphedeliste" style:family="paragraph"/>
    <style:style style:name="P136" style:parent-style-name="Paragraphedeliste" style:family="paragraph"/>
    <style:style style:name="P137" style:parent-style-name="Paragraphedeliste" style:family="paragraph"/>
    <style:style style:name="P138" style:parent-style-name="Paragraphedeliste" style:family="paragraph"/>
    <style:style style:name="P139" style:parent-style-name="Paragraphedeliste" style:family="paragraph"/>
    <style:style style:name="P140" style:parent-style-name="Paragraphedeliste" style:family="paragraph"/>
    <style:style style:name="P141" style:parent-style-name="Paragraphedeliste" style:family="paragraph"/>
    <style:style style:name="P142" style:parent-style-name="Paragraphedeliste" style:family="paragraph"/>
    <style:style style:name="P143" style:parent-style-name="Paragraphedeliste" style:family="paragraph"/>
    <style:style style:name="P144" style:parent-style-name="Paragraphedeliste" style:family="paragraph"/>
    <style:style style:name="P145" style:parent-style-name="Paragraphedeliste" style:family="paragraph"/>
    <style:style style:name="P146" style:parent-style-name="Paragraphedeliste" style:family="paragraph"/>
    <style:style style:name="P147" style:parent-style-name="Paragraphedeliste" style:family="paragraph"/>
    <style:style style:name="P148" style:parent-style-name="Paragraphedeliste" style:family="paragraph"/>
    <style:style style:name="P149" style:parent-style-name="Paragraphedeliste" style:family="paragraph"/>
    <style:style style:name="P150" style:parent-style-name="Paragraphedeliste" style:family="paragraph"/>
    <style:style style:name="P151" style:parent-style-name="Paragraphedeliste" style:family="paragraph"/>
    <style:style style:name="P152" style:parent-style-name="Paragraphedeliste" style:family="paragraph"/>
    <style:style style:name="P153" style:parent-style-name="Paragraphedeliste" style:family="paragraph"/>
    <style:style style:name="P154" style:parent-style-name="Paragraphedeliste" style:family="paragraph"/>
    <style:style style:name="P155" style:parent-style-name="Paragraphedeliste" style:family="paragraph"/>
    <style:style style:name="P156" style:parent-style-name="Paragraphedeliste" style:family="paragraph"/>
    <style:style style:name="P157" style:parent-style-name="Paragraphedeliste" style:family="paragraph"/>
    <style:style style:name="P158" style:parent-style-name="Normal" style:family="paragraph">
      <style:paragraph-properties fo:break-before="page"/>
    </style:style>
    <style:style style:name="T159" style:parent-style-name="Policepardéfaut" style:family="text">
      <style:text-properties fo:language="fr" fo:country="FR" style:language-asian="fr" style:country-asian="FR"/>
    </style:style>
    <style:style style:name="T160" style:parent-style-name="Policepardéfaut" style:family="text">
      <style:text-properties fo:language="fr" fo:country="FR" style:language-asian="fr" style:country-asian="FR"/>
    </style:style>
    <style:style style:name="P161" style:parent-style-name="Normal" style:family="paragraph">
      <style:paragraph-properties fo:text-align="center"/>
      <style:text-properties fo:language="fr" fo:country="FR"/>
    </style:style>
    <style:style style:name="P162" style:parent-style-name="Normal" style:family="paragraph">
      <style:paragraph-properties fo:text-align="center"/>
      <style:text-properties fo:language="fr" fo:country="FR"/>
    </style:style>
    <style:style style:name="P163" style:parent-style-name="Normal" style:family="paragraph">
      <style:paragraph-properties fo:text-align="center"/>
      <style:text-properties fo:language="fr" fo:country="FR"/>
    </style:style>
    <style:style style:name="P164" style:parent-style-name="Normal" style:family="paragraph">
      <style:paragraph-properties fo:text-align="center"/>
      <style:text-properties fo:language="fr" fo:country="FR"/>
    </style:style>
    <style:style style:name="P165" style:parent-style-name="Paragraphedeliste" style:family="paragraph"/>
    <style:style style:name="P166" style:parent-style-name="Paragraphedeliste" style:family="paragraph"/>
    <style:style style:name="P167" style:parent-style-name="Paragraphedeliste" style:family="paragraph"/>
    <style:style style:name="P168" style:parent-style-name="Paragraphedeliste" style:family="paragraph"/>
    <style:style style:name="P169" style:parent-style-name="Paragraphedeliste" style:family="paragraph"/>
    <style:style style:name="P170" style:parent-style-name="Paragraphedeliste" style:family="paragraph"/>
    <style:style style:name="P171" style:parent-style-name="Paragraphedeliste" style:family="paragraph"/>
    <style:style style:name="P172" style:parent-style-name="Paragraphedeliste" style:family="paragraph"/>
    <style:style style:name="P173" style:parent-style-name="Paragraphedeliste" style:family="paragraph"/>
    <style:style style:name="P174" style:parent-style-name="Paragraphedeliste" style:family="paragraph"/>
    <style:style style:name="P175" style:parent-style-name="Paragraphedeliste" style:family="paragraph"/>
    <style:style style:name="P176" style:parent-style-name="Paragraphedeliste" style:family="paragraph"/>
    <style:style style:name="P177" style:parent-style-name="Paragraphedeliste" style:family="paragraph"/>
    <style:style style:name="P178" style:parent-style-name="Paragraphedeliste" style:family="paragraph"/>
    <style:style style:name="P179" style:parent-style-name="Paragraphedeliste" style:family="paragraph"/>
    <style:style style:name="P180" style:parent-style-name="Paragraphedeliste" style:family="paragraph"/>
    <style:style style:name="P181" style:parent-style-name="Paragraphedeliste" style:family="paragraph"/>
    <style:style style:name="P182" style:parent-style-name="Paragraphedeliste" style:family="paragraph"/>
    <style:style style:name="P183" style:parent-style-name="Paragraphedeliste" style:family="paragraph"/>
    <style:style style:name="P184" style:parent-style-name="Paragraphedeliste" style:family="paragraph"/>
    <style:style style:name="P185" style:parent-style-name="Paragraphedeliste" style:family="paragraph"/>
    <style:style style:name="P186"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font-size="8pt" style:font-size-asian="8pt" style:font-size-complex="8pt"/>
    </style:style>
    <style:style style:name="P187"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font-size="8pt" style:font-size-asian="8pt" style:font-size-complex="8pt"/>
    </style:style>
    <style:style style:name="P188"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font-size="8pt" style:font-size-asian="8pt" style:font-size-complex="8pt"/>
    </style:style>
    <style:style style:name="P189" style:parent-style-name="Normal" style:family="paragraph">
      <style:paragraph-properties fo:break-before="page"/>
      <style:text-properties fo:hyphenate="true"/>
    </style:style>
    <style:style style:name="TableColumn191" style:family="table-column">
      <style:table-column-properties style:column-width="2.1937in"/>
    </style:style>
    <style:style style:name="TableColumn192" style:family="table-column">
      <style:table-column-properties style:column-width="4.0993in"/>
    </style:style>
    <style:style style:name="Table190" style:family="table">
      <style:table-properties style:width="6.293in" fo:margin-left="0in" table:align="left"/>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center" fo:margin-bottom="0in"/>
      <style:text-properties fo:font-weight="bold" style:font-weight-asian="bold"/>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center" fo:margin-bottom="0in"/>
      <style:text-properties fo:font-weight="bold" style:font-weight-asian="bold"/>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style:style>
    <style:style style:name="TableColumn264" style:family="table-column">
      <style:table-column-properties style:column-width="3.6388in" style:use-optimal-column-width="false"/>
    </style:style>
    <style:style style:name="TableColumn265" style:family="table-column">
      <style:table-column-properties style:column-width="2.6541in" style:use-optimal-column-width="false"/>
    </style:style>
    <style:style style:name="Table263" style:family="table">
      <style:table-properties style:width="6.293in" fo:margin-left="0in" table:align="left"/>
    </style:style>
    <style:style style:name="TableRow266" style:family="table-row">
      <style:table-row-properties style:use-optimal-row-height="false"/>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center" fo:margin-bottom="0in"/>
      <style:text-properties fo:font-weight="bold" style:font-weight-asian="bold"/>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center" fo:margin-bottom="0in"/>
      <style:text-properties fo:font-weight="bold" style:font-weight-asian="bold"/>
    </style:style>
    <style:style style:name="TableRow271" style:family="table-row">
      <style:table-row-properties style:use-optimal-row-height="false"/>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style:style>
    <style:style style:name="TableRow276" style:family="table-row">
      <style:table-row-properties style:use-optimal-row-height="false"/>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style:style>
    <style:style style:name="TableRow281" style:family="table-row">
      <style:table-row-properties style:use-optimal-row-height="false"/>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style:style>
    <style:style style:name="TableRow291" style:family="table-row">
      <style:table-row-properties style:use-optimal-row-height="false"/>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style:style>
    <style:style style:name="TableRow296" style:family="table-row">
      <style:table-row-properties style:use-optimal-row-height="false"/>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style:tab-stops>
          <style:tab-stop style:type="right" style:position="2.6847in"/>
        </style:tab-stops>
      </style:paragraph-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style:style>
    <style:style style:name="P301" style:parent-style-name="Normal" style:family="paragraph">
      <style:paragraph-properties fo:margin-bottom="0in"/>
    </style:style>
    <style:style style:name="TableRow302" style:family="table-row">
      <style:table-row-properties style:use-optimal-row-height="false"/>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style:style>
    <style:style style:name="TableRow307" style:family="table-row">
      <style:table-row-properties style:use-optimal-row-height="false"/>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style:style>
    <style:style style:name="TableRow312" style:family="table-row">
      <style:table-row-properties style:use-optimal-row-height="false"/>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style:style>
    <style:style style:name="TableRow317" style:family="table-row">
      <style:table-row-properties style:use-optimal-row-height="false"/>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style:style>
    <style:style style:name="TableRow322" style:family="table-row">
      <style:table-row-properties style:use-optimal-row-height="false"/>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style:style>
    <style:style style:name="TableRow327" style:family="table-row">
      <style:table-row-properties style:use-optimal-row-height="false"/>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style:style>
    <style:style style:name="TableRow332" style:family="table-row">
      <style:table-row-properties style:use-optimal-row-height="false"/>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style:style>
    <style:style style:name="TableRow337" style:family="table-row">
      <style:table-row-properties style:use-optimal-row-height="false"/>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style:style>
    <style:style style:name="TableRow342" style:family="table-row">
      <style:table-row-properties style:use-optimal-row-height="false"/>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style:style>
    <style:style style:name="TableRow347" style:family="table-row">
      <style:table-row-properties style:use-optimal-row-height="false"/>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style:style>
    <style:style style:name="TableColumn353" style:family="table-column">
      <style:table-column-properties style:column-width="2.2951in"/>
    </style:style>
    <style:style style:name="TableColumn354" style:family="table-column">
      <style:table-column-properties style:column-width="3.9979in"/>
    </style:style>
    <style:style style:name="Table352" style:family="table">
      <style:table-properties style:width="6.293in" fo:margin-left="0in" table:align="left"/>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fo:margin-bottom="0in"/>
      <style:text-properties fo:font-weight="bold" style:font-weight-asian="bold"/>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center" fo:margin-bottom="0in"/>
      <style:text-properties fo:font-weight="bold" style:font-weight-asian="bold"/>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style:style>
    <style:style style:name="TableColumn381" style:family="table-column">
      <style:table-column-properties style:column-width="3.0388in"/>
    </style:style>
    <style:style style:name="TableColumn382" style:family="table-column">
      <style:table-column-properties style:column-width="3.2541in"/>
    </style:style>
    <style:style style:name="Table380" style:family="table">
      <style:table-properties style:width="6.293in" fo:margin-left="0in" table:align="left"/>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center" fo:margin-bottom="0in"/>
      <style:text-properties fo:font-weight="bold" style:font-weight-asian="bold"/>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center" fo:margin-bottom="0in"/>
      <style:text-properties fo:font-weight="bold" style:font-weight-asian="bold"/>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style:style>
    <style:style style:name="TableColumn404" style:family="table-column">
      <style:table-column-properties style:column-width="3.2881in"/>
    </style:style>
    <style:style style:name="TableColumn405" style:family="table-column">
      <style:table-column-properties style:column-width="3.0048in"/>
    </style:style>
    <style:style style:name="Table403" style:family="table">
      <style:table-properties style:width="6.293in" fo:margin-left="0in" table:align="left"/>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center" fo:margin-bottom="0in"/>
      <style:text-properties fo:font-weight="bold" style:font-weight-asian="bold"/>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center" fo:margin-bottom="0in"/>
      <style:text-properties fo:font-weight="bold" style:font-weight-asian="bold"/>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bottom="0in"/>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style:style>
    <style:style style:name="TableColumn437" style:family="table-column">
      <style:table-column-properties style:column-width="2.659in"/>
    </style:style>
    <style:style style:name="TableColumn438" style:family="table-column">
      <style:table-column-properties style:column-width="3.634in"/>
    </style:style>
    <style:style style:name="Table436" style:family="table">
      <style:table-properties style:width="6.293in" fo:margin-left="0in" table:align="left"/>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center" fo:margin-bottom="0in"/>
      <style:text-properties fo:font-weight="bold" style:font-weight-asian="bold"/>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center" fo:margin-bottom="0in"/>
      <style:text-properties fo:font-weight="bold" style:font-weight-asian="bold"/>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style:style>
    <style:style style:name="TableColumn465" style:family="table-column">
      <style:table-column-properties style:column-width="3.3326in"/>
    </style:style>
    <style:style style:name="TableColumn466" style:family="table-column">
      <style:table-column-properties style:column-width="2.9604in"/>
    </style:style>
    <style:style style:name="Table464" style:family="table">
      <style:table-properties style:width="6.293in" fo:margin-left="0in" table:align="lef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center" fo:margin-bottom="0in"/>
      <style:text-properties fo:font-weight="bold" style:font-weight-asian="bold"/>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center" fo:margin-bottom="0in"/>
      <style:text-properties fo:font-weight="bold" style:font-weight-asian="bold"/>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style:style>
    <style:style style:name="TableRow482" style:family="table-row">
      <style:table-row-properties/>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style:style>
    <style:style style:name="TableColumn493" style:family="table-column">
      <style:table-column-properties style:column-width="3.1729in"/>
    </style:style>
    <style:style style:name="TableColumn494" style:family="table-column">
      <style:table-column-properties style:column-width="3.1201in"/>
    </style:style>
    <style:style style:name="Table492" style:family="table">
      <style:table-properties style:width="6.293in" fo:margin-left="0in" table:align="left"/>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center" fo:margin-bottom="0in"/>
      <style:text-properties fo:font-weight="bold" style:font-weight-asian="bold"/>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center" fo:margin-bottom="0in"/>
      <style:text-properties fo:font-weight="bold" style:font-weight-asian="bold"/>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style:style>
    <style:style style:name="TableColumn531" style:family="table-column">
      <style:table-column-properties style:column-width="3.077in"/>
    </style:style>
    <style:style style:name="TableColumn532" style:family="table-column">
      <style:table-column-properties style:column-width="3.2159in"/>
    </style:style>
    <style:style style:name="Table530" style:family="table">
      <style:table-properties style:width="6.293in" fo:margin-left="0in" table:align="left"/>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center" fo:margin-bottom="0in"/>
      <style:text-properties fo:font-weight="bold" style:font-weight-asian="bold"/>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fo:margin-bottom="0in"/>
      <style:text-properties fo:font-weight="bold" style:font-weight-asian="bold"/>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style:style>
    <style:style style:name="TableColumn564" style:family="table-column">
      <style:table-column-properties style:column-width="2.5631in"/>
    </style:style>
    <style:style style:name="TableColumn565" style:family="table-column">
      <style:table-column-properties style:column-width="3.7298in"/>
    </style:style>
    <style:style style:name="Table563" style:family="table">
      <style:table-properties style:width="6.293in" fo:margin-left="0in" table:align="left"/>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text-align="center" fo:margin-bottom="0in"/>
      <style:text-properties fo:font-weight="bold" style:font-weight-asian="bold"/>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center" fo:margin-bottom="0in"/>
      <style:text-properties fo:font-weight="bold" style:font-weight-asian="bold"/>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bottom="0in"/>
    </style:style>
    <style:style style:name="TableRow576"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style:style>
    <style:style style:name="TableRow581" style:family="table-row">
      <style:table-row-properties/>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style:style>
    <style:style style:name="TableColumn587" style:family="table-column">
      <style:table-column-properties style:column-width="3.3263in"/>
    </style:style>
    <style:style style:name="TableColumn588" style:family="table-column">
      <style:table-column-properties style:column-width="2.9666in"/>
    </style:style>
    <style:style style:name="Table586" style:family="table">
      <style:table-properties style:width="6.293in" fo:margin-left="0in" table:align="left"/>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text-align="center" fo:margin-bottom="0in"/>
      <style:text-properties fo:font-weight="bold" style:font-weight-asian="bold"/>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center" fo:margin-bottom="0in"/>
      <style:text-properties fo:font-weight="bold" style:font-weight-asian="bold"/>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style:style>
    <style:style style:name="TableRow604" style:family="table-row">
      <style:table-row-properties/>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style:style>
    <style:style style:name="TableColumn610" style:family="table-column">
      <style:table-column-properties style:column-width="2.1937in"/>
    </style:style>
    <style:style style:name="TableColumn611" style:family="table-column">
      <style:table-column-properties style:column-width="4.0993in"/>
    </style:style>
    <style:style style:name="Table609" style:family="table">
      <style:table-properties style:width="6.293in" fo:margin-left="0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center" fo:margin-bottom="0in"/>
      <style:text-properties fo:font-weight="bold" style:font-weight-asian="bold"/>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center" fo:margin-bottom="0in"/>
      <style:text-properties fo:font-weight="bold" style:font-weight-asian="bold"/>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style:style>
    <style:style style:name="TableColumn623" style:family="table-column">
      <style:table-column-properties style:column-width="2.1937in"/>
    </style:style>
    <style:style style:name="TableColumn624" style:family="table-column">
      <style:table-column-properties style:column-width="4.0993in"/>
    </style:style>
    <style:style style:name="Table622" style:family="table">
      <style:table-properties style:width="6.293in" fo:margin-left="0in" table:align="left"/>
    </style:style>
    <style:style style:name="TableRow625" style:family="table-row">
      <style:table-row-properties/>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text-align="center" fo:margin-bottom="0in"/>
      <style:text-properties fo:font-weight="bold" style:font-weight-asian="bold"/>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text-align="center" fo:margin-bottom="0in"/>
      <style:text-properties fo:font-weight="bold" style:font-weight-asian="bold"/>
    </style:style>
    <style:style style:name="TableRow630" style:family="table-row">
      <style:table-row-properties/>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margin-bottom="0in"/>
    </style:style>
    <style:style style:name="TableColumn636" style:family="table-column">
      <style:table-column-properties style:column-width="3.3208in"/>
    </style:style>
    <style:style style:name="TableColumn637" style:family="table-column">
      <style:table-column-properties style:column-width="2.9722in"/>
    </style:style>
    <style:style style:name="Table635" style:family="table">
      <style:table-properties style:width="6.293in" fo:margin-left="0in" table:align="left"/>
    </style:style>
    <style:style style:name="TableRow638" style:family="table-row">
      <style:table-row-properties/>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text-align="center" fo:margin-bottom="0in"/>
      <style:text-properties fo:font-weight="bold" style:font-weight-asian="bold"/>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center" fo:margin-bottom="0in"/>
      <style:text-properties fo:font-weight="bold" style:font-weight-asian="bold"/>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bottom="0in"/>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margin-bottom="0in"/>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bottom="0in"/>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margin-bottom="0in"/>
    </style:style>
    <style:style style:name="TableRow658" style:family="table-row">
      <style:table-row-properties/>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margin-bottom="0in"/>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margin-bottom="0in"/>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style:style>
    <style:style style:name="TableColumn669" style:family="table-column">
      <style:table-column-properties style:column-width="3.4583in"/>
    </style:style>
    <style:style style:name="TableColumn670" style:family="table-column">
      <style:table-column-properties style:column-width="2.8347in"/>
    </style:style>
    <style:style style:name="Table668" style:family="table">
      <style:table-properties style:width="6.293in" fo:margin-left="0in" table:align="left"/>
    </style:style>
    <style:style style:name="TableRow671" style:family="table-row">
      <style:table-row-properties/>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text-align="center" fo:margin-bottom="0in"/>
      <style:text-properties fo:font-weight="bold" style:font-weight-asian="bold"/>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text-align="center" fo:margin-bottom="0in"/>
      <style:text-properties fo:font-weight="bold" style:font-weight-asian="bold"/>
    </style:style>
    <style:style style:name="TableRow676" style:family="table-row">
      <style:table-row-properties/>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margin-bottom="0in"/>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style:style>
    <style:style style:name="TableRow681" style:family="table-row">
      <style:table-row-properties/>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margin-bottom="0in"/>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margin-bottom="0in"/>
    </style:style>
    <style:style style:name="TableRow686" style:family="table-row">
      <style:table-row-properties/>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margin-bottom="0in"/>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margin-bottom="0in"/>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margin-bottom="0in"/>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margin-bottom="0in"/>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margin-bottom="0in"/>
    </style:style>
    <style:style style:name="TableColumn702" style:family="table-column">
      <style:table-column-properties style:column-width="3.3201in"/>
    </style:style>
    <style:style style:name="TableColumn703" style:family="table-column">
      <style:table-column-properties style:column-width="2.9729in"/>
    </style:style>
    <style:style style:name="Table701" style:family="table">
      <style:table-properties style:width="6.293in" fo:margin-left="0in" table:align="left"/>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center" fo:margin-bottom="0in"/>
      <style:text-properties fo:font-weight="bold" style:font-weight-asian="bold"/>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text-align="center" fo:margin-bottom="0in"/>
      <style:text-properties fo:font-weight="bold" style:font-weight-asian="bold"/>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margin-bottom="0in"/>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margin-bottom="0in"/>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margin-bottom="0in"/>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margin-bottom="0in"/>
    </style:style>
    <style:style style:name="TableRow719" style:family="table-row">
      <style:table-row-properties/>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margin-bottom="0in"/>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margin-bottom="0in"/>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margin-bottom="0in"/>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margin-bottom="0in"/>
    </style:style>
    <style:style style:name="TableRow729" style:family="table-row">
      <style:table-row-properties/>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margin-bottom="0in"/>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margin-bottom="0in"/>
    </style:style>
    <style:style style:name="TableRow734" style:family="table-row">
      <style:table-row-properties/>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margin-bottom="0in"/>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margin-bottom="0in"/>
    </style:style>
    <style:style style:name="P739" style:parent-style-name="Normal" style:family="paragraph">
      <style:paragraph-properties fo:break-before="page"/>
    </style:style>
    <style:style style:name="TableColumn741" style:family="table-column">
      <style:table-column-properties style:column-width="1.7798in"/>
    </style:style>
    <style:style style:name="TableColumn742" style:family="table-column">
      <style:table-column-properties style:column-width="4.5131in"/>
    </style:style>
    <style:style style:name="Table740" style:family="table">
      <style:table-properties style:width="6.293in" fo:margin-left="0in" table:align="left"/>
    </style:style>
    <style:style style:name="TableRow743" style:family="table-row">
      <style:table-row-properties/>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text-align="center" fo:margin-bottom="0in"/>
      <style:text-properties fo:font-weight="bold" style:font-weight-asian="bold"/>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text-align="center" fo:margin-bottom="0in"/>
      <style:text-properties fo:font-weight="bold" style:font-weight-asian="bold"/>
    </style:style>
    <style:style style:name="TableRow748" style:family="table-row">
      <style:table-row-properties/>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text-align="center" fo:margin-bottom="0in"/>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margin-bottom="0in"/>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center" fo:margin-bottom="0in"/>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margin-bottom="0in"/>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text-align="center" fo:margin-bottom="0in"/>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margin-bottom="0in"/>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text-align="center" fo:margin-bottom="0in"/>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margin-bottom="0in"/>
    </style:style>
    <style:style style:name="TableRow768" style:family="table-row">
      <style:table-row-properties/>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text-align="center" fo:margin-bottom="0in"/>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margin-bottom="0in"/>
    </style:style>
    <style:style style:name="TableRow773" style:family="table-row">
      <style:table-row-properties/>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text-align="center" fo:margin-bottom="0in"/>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margin-bottom="0in"/>
    </style:style>
    <style:style style:name="TableRow778" style:family="table-row">
      <style:table-row-properties/>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center" fo:margin-bottom="0in"/>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margin-bottom="0in"/>
    </style:style>
    <style:style style:name="TableRow783" style:family="table-row">
      <style:table-row-properties/>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text-align="center" fo:margin-bottom="0in"/>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margin-bottom="0in"/>
    </style:style>
    <style:style style:name="TableRow788" style:family="table-row">
      <style:table-row-properties/>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text-align="center" fo:margin-bottom="0in"/>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margin-bottom="0in"/>
    </style:style>
    <style:style style:name="T793" style:parent-style-name="Policepardéfaut" style:family="text">
      <style:text-properties fo:font-style="italic" style:font-style-asian="italic"/>
    </style:style>
    <style:style style:name="T794" style:parent-style-name="Policepardéfaut" style:family="text">
      <style:text-properties fo:font-style="italic" style:font-style-asian="italic"/>
    </style:style>
    <style:style style:name="TableRow795" style:family="table-row">
      <style:table-row-properties/>
    </style:style>
    <style:style style:name="TableCell796" style:family="table-cell">
      <style:table-cell-properties fo:border-top="0.0069in solid #000000" fo:border-left="none" fo:border-bottom="0.0069in solid #000000" fo:border-right="none" style:writing-mode="lr-tb" fo:padding-top="0in" fo:padding-left="0.075in" fo:padding-bottom="0in" fo:padding-right="0.075in"/>
    </style:style>
    <style:style style:name="P797" style:parent-style-name="Normal" style:family="paragraph">
      <style:paragraph-properties fo:text-align="center" fo:margin-bottom="0in"/>
    </style:style>
    <style:style style:name="TableCell798" style:family="table-cell">
      <style:table-cell-properties fo:border-top="0.0069in solid #000000" fo:border-left="none" fo:border-bottom="0.0069in solid #000000" fo:border-right="none" style:writing-mode="lr-tb" fo:padding-top="0in" fo:padding-left="0.075in" fo:padding-bottom="0in" fo:padding-right="0.075in"/>
    </style:style>
    <style:style style:name="P799" style:parent-style-name="Normal" style:family="paragraph">
      <style:paragraph-properties fo:margin-bottom="0in"/>
    </style:style>
    <style:style style:name="TableRow800" style:family="table-row">
      <style:table-row-properties/>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text-align="center" fo:margin-bottom="0in"/>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margin-bottom="0in"/>
    </style:style>
    <style:style style:name="TableRow805" style:family="table-row">
      <style:table-row-properties/>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text-align="center" fo:margin-bottom="0in"/>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margin-bottom="0in"/>
    </style:style>
    <style:style style:name="TableColumn811" style:family="table-column">
      <style:table-column-properties style:column-width="1.0798in"/>
    </style:style>
    <style:style style:name="TableColumn812" style:family="table-column">
      <style:table-column-properties style:column-width="5.2131in"/>
    </style:style>
    <style:style style:name="Table810" style:family="table">
      <style:table-properties style:width="6.293in" fo:margin-left="0in" table:align="left"/>
    </style:style>
    <style:style style:name="TableRow813" style:family="table-row">
      <style:table-row-properties/>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text-align="center" fo:margin-bottom="0in"/>
      <style:text-properties fo:font-weight="bold" style:font-weight-asian="bold"/>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margin-bottom="0in"/>
    </style:style>
    <style:style style:name="TableRow818" style:family="table-row">
      <style:table-row-properties/>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text-align="center" fo:margin-bottom="0in"/>
      <style:text-properties fo:font-weight="bold" style:font-weight-asian="bold"/>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margin-bottom="0in"/>
      <style:text-properties style:font-name="Courier New" style:font-name-complex="Courier New"/>
    </style:style>
    <style:style style:name="P823" style:parent-style-name="Normal" style:family="paragraph">
      <style:paragraph-properties fo:margin-bottom="0in"/>
      <style:text-properties style:font-name="Courier New" style:font-name-complex="Courier New"/>
    </style:style>
    <style:style style:name="P824" style:parent-style-name="Normal" style:family="paragraph">
      <style:paragraph-properties fo:margin-bottom="0in"/>
      <style:text-properties style:font-name="Courier New" style:font-name-complex="Courier New"/>
    </style:style>
    <style:style style:name="P825" style:parent-style-name="Normal" style:family="paragraph">
      <style:paragraph-properties fo:margin-bottom="0in"/>
      <style:text-properties style:font-name="Courier New" style:font-name-complex="Courier New"/>
    </style:style>
    <style:style style:name="P826" style:parent-style-name="Normal" style:family="paragraph">
      <style:paragraph-properties fo:margin-bottom="0in"/>
    </style:style>
    <style:style style:name="T827" style:parent-style-name="Policepardéfaut" style:family="text">
      <style:text-properties style:font-name="Courier New" style:font-name-complex="Courier New"/>
    </style:style>
    <style:style style:name="TableRow828" style:family="table-row">
      <style:table-row-properties/>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text-align="center" fo:margin-bottom="0in"/>
      <style:text-properties fo:font-weight="bold" style:font-weight-asian="bold"/>
    </style:style>
    <style:style style:name="TableCell831" style:family="table-cell">
      <style:table-cell-properties fo:border="0.0069in solid #000000" style:writing-mode="lr-tb" fo:padding-top="0in" fo:padding-left="0.075in" fo:padding-bottom="0in" fo:padding-right="0.075in"/>
    </style:style>
    <style:style style:name="P832" style:parent-style-name="Paragraphedeliste" style:family="paragraph">
      <style:paragraph-properties fo:margin-bottom="0in"/>
    </style:style>
    <style:style style:name="T833" style:parent-style-name="Policepardéfaut" style:family="text">
      <style:text-properties fo:font-style="italic" style:font-style-asian="italic"/>
    </style:style>
    <style:style style:name="P834" style:parent-style-name="Paragraphedeliste" style:family="paragraph">
      <style:paragraph-properties fo:margin-bottom="0in"/>
    </style:style>
    <style:style style:name="T835" style:parent-style-name="Policepardéfaut" style:family="text">
      <style:text-properties fo:font-style="italic" style:font-style-asian="italic"/>
    </style:style>
    <style:style style:name="TableColumn837" style:family="table-column">
      <style:table-column-properties style:column-width="1.0798in"/>
    </style:style>
    <style:style style:name="TableColumn838" style:family="table-column">
      <style:table-column-properties style:column-width="5.2131in"/>
    </style:style>
    <style:style style:name="Table836" style:family="table">
      <style:table-properties style:width="6.293in" fo:margin-left="0in" table:align="left"/>
    </style:style>
    <style:style style:name="TableRow839" style:family="table-row">
      <style:table-row-properties/>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text-align="center" fo:margin-bottom="0in"/>
      <style:text-properties fo:font-weight="bold" style:font-weight-asian="bold"/>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margin-bottom="0in"/>
    </style:style>
    <style:style style:name="TableRow844" style:family="table-row">
      <style:table-row-properties/>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text-align="center" fo:margin-bottom="0in"/>
      <style:text-properties fo:font-weight="bold" style:font-weight-asian="bold"/>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margin-bottom="0in"/>
      <style:text-properties style:font-name="Courier New" style:font-name-complex="Courier New"/>
    </style:style>
    <style:style style:name="P849" style:parent-style-name="Normal" style:family="paragraph">
      <style:paragraph-properties fo:margin-bottom="0in"/>
      <style:text-properties style:font-name="Courier New" style:font-name-complex="Courier New"/>
    </style:style>
    <style:style style:name="P850" style:parent-style-name="Normal" style:family="paragraph">
      <style:paragraph-properties fo:margin-bottom="0in"/>
      <style:text-properties style:font-name="Courier New" style:font-name-complex="Courier New"/>
    </style:style>
    <style:style style:name="P851" style:parent-style-name="Normal" style:family="paragraph">
      <style:paragraph-properties fo:margin-bottom="0in"/>
      <style:text-properties style:font-name="Courier New" style:font-name-complex="Courier New"/>
    </style:style>
    <style:style style:name="P852" style:parent-style-name="Normal" style:family="paragraph">
      <style:paragraph-properties fo:margin-bottom="0in"/>
      <style:text-properties style:font-name="Courier New" style:font-name-complex="Courier New"/>
    </style:style>
    <style:style style:name="P853" style:parent-style-name="Normal" style:family="paragraph">
      <style:paragraph-properties fo:margin-bottom="0in"/>
      <style:text-properties style:font-name="Courier New" style:font-name-complex="Courier New"/>
    </style:style>
    <style:style style:name="P854" style:parent-style-name="Normal" style:family="paragraph">
      <style:paragraph-properties fo:margin-bottom="0in"/>
      <style:text-properties style:font-name="Courier New" style:font-name-complex="Courier New"/>
    </style:style>
    <style:style style:name="P855" style:parent-style-name="Normal" style:family="paragraph">
      <style:paragraph-properties fo:margin-bottom="0in"/>
      <style:text-properties style:font-name="Courier New" style:font-name-complex="Courier New"/>
    </style:style>
    <style:style style:name="P856" style:parent-style-name="Normal" style:family="paragraph">
      <style:paragraph-properties fo:margin-bottom="0in"/>
      <style:text-properties style:font-name="Courier New" style:font-name-complex="Courier New"/>
    </style:style>
    <style:style style:name="P857" style:parent-style-name="Normal" style:family="paragraph">
      <style:paragraph-properties fo:margin-bottom="0in"/>
    </style:style>
    <style:style style:name="T858" style:parent-style-name="Policepardéfaut" style:family="text">
      <style:text-properties style:font-name="Courier New" style:font-name-complex="Courier New"/>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text-align="center" fo:margin-bottom="0in"/>
      <style:text-properties fo:font-weight="bold" style:font-weight-asian="bold"/>
    </style:style>
    <style:style style:name="TableCell862" style:family="table-cell">
      <style:table-cell-properties fo:border="0.0069in solid #000000" style:writing-mode="lr-tb" fo:padding-top="0in" fo:padding-left="0.075in" fo:padding-bottom="0in" fo:padding-right="0.075in"/>
    </style:style>
    <style:style style:name="P863" style:parent-style-name="Paragraphedeliste" style:family="paragraph">
      <style:paragraph-properties fo:margin-bottom="0in"/>
    </style:style>
    <style:style style:name="T864" style:parent-style-name="Policepardéfaut" style:family="text">
      <style:text-properties fo:font-style="italic" style:font-style-asian="italic"/>
    </style:style>
    <style:style style:name="P865" style:parent-style-name="Paragraphedeliste" style:family="paragraph">
      <style:paragraph-properties fo:margin-bottom="0in"/>
    </style:style>
    <style:style style:name="T866" style:parent-style-name="Policepardéfaut" style:family="text">
      <style:text-properties fo:font-style="italic" style:font-style-asian="italic"/>
    </style:style>
    <style:style style:name="P867" style:parent-style-name="Paragraphedeliste" style:family="paragraph">
      <style:paragraph-properties fo:margin-bottom="0in"/>
    </style:style>
    <style:style style:name="T868" style:parent-style-name="Policepardéfaut" style:family="text">
      <style:text-properties fo:font-style="italic" style:font-style-asian="italic"/>
    </style:style>
    <style:style style:name="P869" style:parent-style-name="Paragraphedeliste" style:family="paragraph">
      <style:paragraph-properties fo:margin-bottom="0in"/>
    </style:style>
    <style:style style:name="T870" style:parent-style-name="Policepardéfaut" style:family="text">
      <style:text-properties fo:font-style="italic" style:font-style-asian="italic"/>
    </style:style>
    <style:style style:name="P871" style:parent-style-name="Paragraphedeliste" style:family="paragraph">
      <style:paragraph-properties fo:margin-bottom="0in"/>
    </style:style>
    <style:style style:name="T872" style:parent-style-name="Policepardéfaut" style:family="text">
      <style:text-properties fo:font-style="italic" style:font-style-asian="italic"/>
    </style:style>
    <style:style style:name="P873" style:parent-style-name="Paragraphedeliste" style:family="paragraph">
      <style:paragraph-properties fo:margin-bottom="0in"/>
    </style:style>
    <style:style style:name="T874" style:parent-style-name="Policepardéfaut" style:family="text">
      <style:text-properties fo:font-style="italic" style:font-style-asian="italic"/>
    </style:style>
    <style:style style:name="TableColumn876" style:family="table-column">
      <style:table-column-properties style:column-width="1.0798in"/>
    </style:style>
    <style:style style:name="TableColumn877" style:family="table-column">
      <style:table-column-properties style:column-width="5.2131in"/>
    </style:style>
    <style:style style:name="Table875" style:family="table">
      <style:table-properties style:width="6.293in" fo:margin-left="0in" table:align="left"/>
    </style:style>
    <style:style style:name="TableRow878" style:family="table-row">
      <style:table-row-properties/>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text-align="center" fo:margin-bottom="0in"/>
      <style:text-properties fo:font-weight="bold" style:font-weight-asian="bold"/>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margin-bottom="0in"/>
    </style:style>
    <style:style style:name="TableRow883" style:family="table-row">
      <style:table-row-properties/>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text-align="center" fo:margin-bottom="0in"/>
      <style:text-properties fo:font-weight="bold" style:font-weight-asian="bold"/>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margin-bottom="0in"/>
      <style:text-properties style:font-name="Courier New" style:font-name-complex="Courier New"/>
    </style:style>
    <style:style style:name="P888" style:parent-style-name="Normal" style:family="paragraph">
      <style:paragraph-properties fo:margin-bottom="0in"/>
      <style:text-properties style:font-name="Courier New" style:font-name-complex="Courier New"/>
    </style:style>
    <style:style style:name="P889" style:parent-style-name="Normal" style:family="paragraph">
      <style:paragraph-properties fo:margin-bottom="0in"/>
      <style:text-properties style:font-name="Courier New" style:font-name-complex="Courier New"/>
    </style:style>
    <style:style style:name="P890" style:parent-style-name="Normal" style:family="paragraph">
      <style:paragraph-properties fo:margin-bottom="0in"/>
      <style:text-properties style:font-name="Courier New" style:font-name-complex="Courier New"/>
    </style:style>
    <style:style style:name="P891" style:parent-style-name="Normal" style:family="paragraph">
      <style:paragraph-properties fo:margin-bottom="0in"/>
      <style:text-properties style:font-name="Courier New" style:font-name-complex="Courier New"/>
    </style:style>
    <style:style style:name="P892" style:parent-style-name="Normal" style:family="paragraph">
      <style:paragraph-properties fo:margin-bottom="0in"/>
      <style:text-properties style:font-name="Courier New" style:font-name-complex="Courier New"/>
    </style:style>
    <style:style style:name="P893" style:parent-style-name="Normal" style:family="paragraph">
      <style:paragraph-properties fo:margin-bottom="0in"/>
    </style:style>
    <style:style style:name="T894" style:parent-style-name="Policepardéfaut" style:family="text">
      <style:text-properties style:font-name="Courier New" style:font-name-complex="Courier New"/>
    </style:style>
    <style:style style:name="TableRow895" style:family="table-row">
      <style:table-row-properties/>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text-align="center" fo:margin-bottom="0in"/>
      <style:text-properties fo:font-weight="bold" style:font-weight-asian="bold"/>
    </style:style>
    <style:style style:name="TableCell898" style:family="table-cell">
      <style:table-cell-properties fo:border="0.0069in solid #000000" style:writing-mode="lr-tb" fo:padding-top="0in" fo:padding-left="0.075in" fo:padding-bottom="0in" fo:padding-right="0.075in"/>
    </style:style>
    <style:style style:name="P899" style:parent-style-name="Paragraphedeliste" style:family="paragraph">
      <style:paragraph-properties fo:margin-bottom="0in"/>
    </style:style>
    <style:style style:name="T900" style:parent-style-name="Policepardéfaut" style:family="text">
      <style:text-properties fo:font-style="italic" style:font-style-asian="italic"/>
    </style:style>
    <style:style style:name="P901" style:parent-style-name="Paragraphedeliste" style:family="paragraph">
      <style:paragraph-properties fo:margin-bottom="0in"/>
    </style:style>
    <style:style style:name="T902" style:parent-style-name="Policepardéfaut" style:family="text">
      <style:text-properties fo:font-style="italic" style:font-style-asian="italic"/>
    </style:style>
    <style:style style:name="P903" style:parent-style-name="Paragraphedeliste" style:family="paragraph">
      <style:paragraph-properties fo:margin-bottom="0in"/>
    </style:style>
    <style:style style:name="T904" style:parent-style-name="Policepardéfaut" style:family="text">
      <style:text-properties fo:font-style="italic" style:font-style-asian="italic"/>
    </style:style>
    <style:style style:name="P905" style:parent-style-name="Paragraphedeliste" style:family="paragraph">
      <style:paragraph-properties fo:margin-bottom="0in"/>
    </style:style>
    <style:style style:name="T906" style:parent-style-name="Policepardéfaut" style:family="text">
      <style:text-properties fo:font-style="italic" style:font-style-asian="italic"/>
    </style:style>
    <style:style style:name="TableColumn908" style:family="table-column">
      <style:table-column-properties style:column-width="1.0798in"/>
    </style:style>
    <style:style style:name="TableColumn909" style:family="table-column">
      <style:table-column-properties style:column-width="5.2131in"/>
    </style:style>
    <style:style style:name="Table907" style:family="table">
      <style:table-properties style:width="6.293in" fo:margin-left="0in" table:align="left"/>
    </style:style>
    <style:style style:name="TableRow910" style:family="table-row">
      <style:table-row-properties/>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text-align="center" fo:margin-bottom="0in"/>
      <style:text-properties fo:font-weight="bold" style:font-weight-asian="bold"/>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margin-bottom="0in"/>
    </style:style>
    <style:style style:name="TableRow915" style:family="table-row">
      <style:table-row-properties/>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text-align="center" fo:margin-bottom="0in"/>
      <style:text-properties fo:font-weight="bold" style:font-weight-asian="bold"/>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margin-bottom="0in"/>
      <style:text-properties style:font-name="Courier New" style:font-name-complex="Courier New"/>
    </style:style>
    <style:style style:name="P920" style:parent-style-name="Normal" style:family="paragraph">
      <style:paragraph-properties fo:margin-bottom="0in"/>
      <style:text-properties style:font-name="Courier New" style:font-name-complex="Courier New"/>
    </style:style>
    <style:style style:name="P921" style:parent-style-name="Normal" style:family="paragraph">
      <style:paragraph-properties fo:margin-bottom="0in"/>
      <style:text-properties style:font-name="Courier New" style:font-name-complex="Courier New"/>
    </style:style>
    <style:style style:name="P922" style:parent-style-name="Normal" style:family="paragraph">
      <style:paragraph-properties fo:margin-bottom="0in"/>
      <style:text-properties style:font-name="Courier New" style:font-name-complex="Courier New"/>
    </style:style>
    <style:style style:name="P923" style:parent-style-name="Normal" style:family="paragraph">
      <style:paragraph-properties fo:margin-bottom="0in"/>
      <style:text-properties style:font-name="Courier New" style:font-name-complex="Courier New"/>
    </style:style>
    <style:style style:name="P924" style:parent-style-name="Normal" style:family="paragraph">
      <style:paragraph-properties fo:margin-bottom="0in"/>
      <style:text-properties style:font-name="Courier New" style:font-name-complex="Courier New"/>
    </style:style>
    <style:style style:name="P925" style:parent-style-name="Normal" style:family="paragraph">
      <style:paragraph-properties fo:margin-bottom="0in"/>
    </style:style>
    <style:style style:name="T926" style:parent-style-name="Policepardéfaut" style:family="text">
      <style:text-properties style:font-name="Courier New" style:font-name-complex="Courier New"/>
    </style:style>
    <style:style style:name="TableRow927" style:family="table-row">
      <style:table-row-properties/>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text-align="center" fo:margin-bottom="0in"/>
      <style:text-properties fo:font-weight="bold" style:font-weight-asian="bold"/>
    </style:style>
    <style:style style:name="TableCell930" style:family="table-cell">
      <style:table-cell-properties fo:border="0.0069in solid #000000" style:writing-mode="lr-tb" fo:padding-top="0in" fo:padding-left="0.075in" fo:padding-bottom="0in" fo:padding-right="0.075in"/>
    </style:style>
    <style:style style:name="P931" style:parent-style-name="Paragraphedeliste" style:family="paragraph">
      <style:paragraph-properties fo:margin-bottom="0in"/>
    </style:style>
    <style:style style:name="T932" style:parent-style-name="Policepardéfaut" style:family="text">
      <style:text-properties fo:font-style="italic" style:font-style-asian="italic"/>
    </style:style>
    <style:style style:name="P933" style:parent-style-name="Paragraphedeliste" style:family="paragraph">
      <style:paragraph-properties fo:margin-bottom="0in"/>
    </style:style>
    <style:style style:name="T934" style:parent-style-name="Policepardéfaut" style:family="text">
      <style:text-properties fo:font-style="italic" style:font-style-asian="italic"/>
    </style:style>
    <style:style style:name="P935" style:parent-style-name="Paragraphedeliste" style:family="paragraph">
      <style:paragraph-properties fo:margin-bottom="0in"/>
    </style:style>
    <style:style style:name="T936" style:parent-style-name="Policepardéfaut" style:family="text">
      <style:text-properties fo:font-style="italic" style:font-style-asian="italic"/>
    </style:style>
    <style:style style:name="P937" style:parent-style-name="Paragraphedeliste" style:family="paragraph">
      <style:paragraph-properties fo:margin-bottom="0in"/>
    </style:style>
    <style:style style:name="T938" style:parent-style-name="Policepardéfaut" style:family="text">
      <style:text-properties fo:font-style="italic" style:font-style-asian="italic"/>
    </style:style>
    <style:style style:name="TableColumn940" style:family="table-column">
      <style:table-column-properties style:column-width="1.0798in"/>
    </style:style>
    <style:style style:name="TableColumn941" style:family="table-column">
      <style:table-column-properties style:column-width="5.2131in"/>
    </style:style>
    <style:style style:name="Table939" style:family="table">
      <style:table-properties style:width="6.293in" fo:margin-left="0in" table:align="left"/>
    </style:style>
    <style:style style:name="TableRow942" style:family="table-row">
      <style:table-row-properties/>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text-align="center" fo:margin-bottom="0in"/>
      <style:text-properties fo:font-weight="bold" style:font-weight-asian="bold"/>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margin-bottom="0in"/>
    </style:style>
    <style:style style:name="TableRow947" style:family="table-row">
      <style:table-row-properties/>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text-align="center" fo:margin-bottom="0in"/>
      <style:text-properties fo:font-weight="bold" style:font-weight-asian="bold"/>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margin-bottom="0in"/>
      <style:text-properties style:font-name="Courier New" style:font-name-complex="Courier New"/>
    </style:style>
    <style:style style:name="P952" style:parent-style-name="Normal" style:family="paragraph">
      <style:paragraph-properties fo:margin-bottom="0in"/>
      <style:text-properties style:font-name="Courier New" style:font-name-complex="Courier New"/>
    </style:style>
    <style:style style:name="P953" style:parent-style-name="Normal" style:family="paragraph">
      <style:paragraph-properties fo:margin-bottom="0in"/>
      <style:text-properties style:font-name="Courier New" style:font-name-complex="Courier New"/>
    </style:style>
    <style:style style:name="P954" style:parent-style-name="Normal" style:family="paragraph">
      <style:paragraph-properties fo:margin-bottom="0in"/>
      <style:text-properties style:font-name="Courier New" style:font-name-complex="Courier New"/>
    </style:style>
    <style:style style:name="P955" style:parent-style-name="Normal" style:family="paragraph">
      <style:paragraph-properties fo:margin-bottom="0in"/>
      <style:text-properties style:font-name="Courier New" style:font-name-complex="Courier New"/>
    </style:style>
    <style:style style:name="P956" style:parent-style-name="Normal" style:family="paragraph">
      <style:paragraph-properties fo:margin-bottom="0in"/>
    </style:style>
    <style:style style:name="T957" style:parent-style-name="Policepardéfaut" style:family="text">
      <style:text-properties style:font-name="Courier New" style:font-name-complex="Courier New"/>
    </style:style>
    <style:style style:name="TableRow958" style:family="table-row">
      <style:table-row-properties/>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text-align="center" fo:margin-bottom="0in"/>
      <style:text-properties fo:font-weight="bold" style:font-weight-asian="bold"/>
    </style:style>
    <style:style style:name="TableCell961" style:family="table-cell">
      <style:table-cell-properties fo:border="0.0069in solid #000000" style:writing-mode="lr-tb" fo:padding-top="0in" fo:padding-left="0.075in" fo:padding-bottom="0in" fo:padding-right="0.075in"/>
    </style:style>
    <style:style style:name="P962" style:parent-style-name="Paragraphedeliste" style:family="paragraph">
      <style:paragraph-properties fo:margin-bottom="0in"/>
    </style:style>
    <style:style style:name="T963" style:parent-style-name="Policepardéfaut" style:family="text">
      <style:text-properties fo:font-style="italic" style:font-style-asian="italic"/>
    </style:style>
    <style:style style:name="P964" style:parent-style-name="Paragraphedeliste" style:family="paragraph">
      <style:paragraph-properties fo:margin-bottom="0in"/>
    </style:style>
    <style:style style:name="T965" style:parent-style-name="Policepardéfaut" style:family="text">
      <style:text-properties fo:font-style="italic" style:font-style-asian="italic"/>
    </style:style>
    <style:style style:name="P966" style:parent-style-name="Paragraphedeliste" style:family="paragraph">
      <style:paragraph-properties fo:margin-bottom="0in"/>
    </style:style>
    <style:style style:name="T967" style:parent-style-name="Policepardéfaut" style:family="text">
      <style:text-properties fo:font-style="italic" style:font-style-asian="italic"/>
    </style:style>
    <style:style style:name="TableColumn969" style:family="table-column">
      <style:table-column-properties style:column-width="1.0798in"/>
    </style:style>
    <style:style style:name="TableColumn970" style:family="table-column">
      <style:table-column-properties style:column-width="5.2131in"/>
    </style:style>
    <style:style style:name="Table968" style:family="table">
      <style:table-properties style:width="6.293in" fo:margin-left="0in" table:align="left"/>
    </style:style>
    <style:style style:name="TableRow971" style:family="table-row">
      <style:table-row-properties/>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text-align="center" fo:margin-bottom="0in"/>
      <style:text-properties fo:font-weight="bold" style:font-weight-asian="bold"/>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margin-bottom="0in"/>
    </style:style>
    <style:style style:name="TableRow976" style:family="table-row">
      <style:table-row-properties/>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text-align="center" fo:margin-bottom="0in"/>
      <style:text-properties fo:font-weight="bold" style:font-weight-asian="bold"/>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margin-bottom="0in"/>
      <style:text-properties style:font-name="Courier New" style:font-name-complex="Courier New"/>
    </style:style>
    <style:style style:name="P981" style:parent-style-name="Normal" style:family="paragraph">
      <style:paragraph-properties fo:margin-bottom="0in"/>
      <style:text-properties style:font-name="Courier New" style:font-name-complex="Courier New"/>
    </style:style>
    <style:style style:name="P982" style:parent-style-name="Normal" style:family="paragraph">
      <style:paragraph-properties fo:margin-bottom="0in"/>
      <style:text-properties style:font-name="Courier New" style:font-name-complex="Courier New"/>
    </style:style>
    <style:style style:name="P983" style:parent-style-name="Normal" style:family="paragraph">
      <style:paragraph-properties fo:margin-bottom="0in"/>
      <style:text-properties style:font-name="Courier New" style:font-name-complex="Courier New"/>
    </style:style>
    <style:style style:name="P984" style:parent-style-name="Normal" style:family="paragraph">
      <style:paragraph-properties fo:margin-bottom="0in"/>
      <style:text-properties style:font-name="Courier New" style:font-name-complex="Courier New"/>
    </style:style>
    <style:style style:name="P985" style:parent-style-name="Normal" style:family="paragraph">
      <style:paragraph-properties fo:margin-bottom="0in"/>
      <style:text-properties style:font-name="Courier New" style:font-name-complex="Courier New"/>
    </style:style>
    <style:style style:name="P986" style:parent-style-name="Normal" style:family="paragraph">
      <style:paragraph-properties fo:margin-bottom="0in"/>
    </style:style>
    <style:style style:name="T987" style:parent-style-name="Policepardéfaut" style:family="text">
      <style:text-properties style:font-name="Courier New" style:font-name-complex="Courier New"/>
    </style:style>
    <style:style style:name="TableRow988" style:family="table-row">
      <style:table-row-properties/>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fo:text-align="center" fo:margin-bottom="0in"/>
      <style:text-properties fo:font-weight="bold" style:font-weight-asian="bold"/>
    </style:style>
    <style:style style:name="TableCell991" style:family="table-cell">
      <style:table-cell-properties fo:border="0.0069in solid #000000" style:writing-mode="lr-tb" fo:padding-top="0in" fo:padding-left="0.075in" fo:padding-bottom="0in" fo:padding-right="0.075in"/>
    </style:style>
    <style:style style:name="P992" style:parent-style-name="Paragraphedeliste" style:family="paragraph">
      <style:paragraph-properties fo:margin-bottom="0in"/>
    </style:style>
    <style:style style:name="T993" style:parent-style-name="Policepardéfaut" style:family="text">
      <style:text-properties fo:font-style="italic" style:font-style-asian="italic"/>
    </style:style>
    <style:style style:name="P994" style:parent-style-name="Paragraphedeliste" style:family="paragraph">
      <style:paragraph-properties fo:margin-bottom="0in"/>
    </style:style>
    <style:style style:name="T995" style:parent-style-name="Policepardéfaut" style:family="text">
      <style:text-properties fo:font-style="italic" style:font-style-asian="italic"/>
    </style:style>
    <style:style style:name="P996" style:parent-style-name="Paragraphedeliste" style:family="paragraph">
      <style:paragraph-properties fo:margin-bottom="0in"/>
    </style:style>
    <style:style style:name="T997" style:parent-style-name="Policepardéfaut" style:family="text">
      <style:text-properties fo:font-style="italic" style:font-style-asian="italic"/>
    </style:style>
    <style:style style:name="P998" style:parent-style-name="Paragraphedeliste" style:family="paragraph">
      <style:paragraph-properties fo:margin-bottom="0in"/>
    </style:style>
    <style:style style:name="T999" style:parent-style-name="Policepardéfaut" style:family="text">
      <style:text-properties fo:font-style="italic" style:font-style-asian="italic"/>
    </style:style>
    <style:style style:name="T1000" style:parent-style-name="Policepardéfaut" style:family="text">
      <style:text-properties style:font-name="Calibri Light" style:font-name-asian="Times New Roman" fo:font-style="italic" style:font-style-asian="italic" style:font-style-complex="italic" fo:color="#2E74B5"/>
    </style:style>
    <style:style style:name="TableColumn1002" style:family="table-column">
      <style:table-column-properties style:column-width="1.0798in"/>
    </style:style>
    <style:style style:name="TableColumn1003" style:family="table-column">
      <style:table-column-properties style:column-width="5.2131in"/>
    </style:style>
    <style:style style:name="Table1001" style:family="table">
      <style:table-properties style:width="6.293in" fo:margin-left="0in" table:align="left"/>
    </style:style>
    <style:style style:name="TableRow1004" style:family="table-row">
      <style:table-row-properties/>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text-align="center" fo:margin-bottom="0in"/>
      <style:text-properties fo:font-weight="bold" style:font-weight-asian="bold"/>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margin-bottom="0in"/>
    </style:style>
    <style:style style:name="TableRow1009" style:family="table-row">
      <style:table-row-properties/>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fo:text-align="center" fo:margin-bottom="0in"/>
      <style:text-properties fo:font-weight="bold" style:font-weight-asian="bold"/>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margin-bottom="0in"/>
    </style:style>
    <style:style style:name="T1014" style:parent-style-name="Policepardéfaut" style:family="text">
      <style:text-properties style:font-name="Courier New" style:font-name-complex="Courier New"/>
    </style:style>
    <style:style style:name="TableRow1015" style:family="table-row">
      <style:table-row-properties/>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text-align="center" fo:margin-bottom="0in"/>
      <style:text-properties fo:font-weight="bold" style:font-weight-asian="bold"/>
    </style:style>
    <style:style style:name="TableCell1018" style:family="table-cell">
      <style:table-cell-properties fo:border="0.0069in solid #000000" style:writing-mode="lr-tb" fo:padding-top="0in" fo:padding-left="0.075in" fo:padding-bottom="0in" fo:padding-right="0.075in"/>
    </style:style>
    <style:style style:name="P1019" style:parent-style-name="Paragraphedeliste" style:family="paragraph">
      <style:paragraph-properties fo:margin-bottom="0in"/>
    </style:style>
    <style:style style:name="T1020" style:parent-style-name="Policepardéfaut" style:family="text">
      <style:text-properties fo:font-style="italic" style:font-style-asian="italic"/>
    </style:style>
    <style:style style:name="TableRow1021" style:family="table-row">
      <style:table-row-properties/>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fo:text-align="center" fo:margin-bottom="0in"/>
      <style:text-properties fo:font-weight="bold" style:font-weight-asian="bold"/>
    </style:style>
    <style:style style:name="TableCell1024" style:family="table-cell">
      <style:table-cell-properties fo:border="0.0069in solid #000000" style:writing-mode="lr-tb" fo:padding-top="0in" fo:padding-left="0.075in" fo:padding-bottom="0in" fo:padding-right="0.075in"/>
    </style:style>
    <style:style style:name="P1025" style:parent-style-name="Paragraphedeliste" style:family="paragraph">
      <style:paragraph-properties fo:margin-bottom="0in"/>
    </style:style>
    <style:style style:name="T1026" style:parent-style-name="Policepardéfaut" style:family="text">
      <style:text-properties style:font-name="Calibri Light" style:font-name-asian="Times New Roman" fo:font-style="italic" style:font-style-asian="italic" style:font-style-complex="italic" fo:color="#2E74B5"/>
    </style:style>
    <style:style style:name="TableColumn1028" style:family="table-column">
      <style:table-column-properties style:column-width="1.0798in"/>
    </style:style>
    <style:style style:name="TableColumn1029" style:family="table-column">
      <style:table-column-properties style:column-width="5.2131in"/>
    </style:style>
    <style:style style:name="Table1027" style:family="table">
      <style:table-properties style:width="6.293in" fo:margin-left="0in" table:align="left"/>
    </style:style>
    <style:style style:name="TableRow1030" style:family="table-row">
      <style:table-row-properties/>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 style:family="paragraph">
      <style:paragraph-properties fo:text-align="center" fo:margin-bottom="0in"/>
      <style:text-properties fo:font-weight="bold" style:font-weight-asian="bold"/>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paragraph-properties fo:margin-bottom="0in"/>
    </style:style>
    <style:style style:name="TableRow1035" style:family="table-row">
      <style:table-row-properties/>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text-align="center" fo:margin-bottom="0in"/>
      <style:text-properties fo:font-weight="bold" style:font-weight-asian="bold"/>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margin-bottom="0in"/>
    </style:style>
    <style:style style:name="T1040" style:parent-style-name="Policepardéfaut" style:family="text">
      <style:text-properties style:font-name="Courier New" style:font-name-complex="Courier New"/>
    </style:style>
    <style:style style:name="TableRow1041" style:family="table-row">
      <style:table-row-properties/>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text-align="center" fo:margin-bottom="0in"/>
      <style:text-properties fo:font-weight="bold" style:font-weight-asian="bold"/>
    </style:style>
    <style:style style:name="TableCell1044" style:family="table-cell">
      <style:table-cell-properties fo:border="0.0069in solid #000000" style:writing-mode="lr-tb" fo:padding-top="0in" fo:padding-left="0.075in" fo:padding-bottom="0in" fo:padding-right="0.075in"/>
    </style:style>
    <style:style style:name="P1045" style:parent-style-name="Paragraphedeliste" style:family="paragraph">
      <style:paragraph-properties fo:margin-bottom="0in"/>
    </style:style>
    <style:style style:name="T1046" style:parent-style-name="Policepardéfaut" style:family="text">
      <style:text-properties fo:font-style="italic" style:font-style-asian="italic"/>
    </style:style>
    <style:style style:name="P1047" style:parent-style-name="Paragraphedeliste" style:family="paragraph">
      <style:paragraph-properties fo:margin-bottom="0in"/>
    </style:style>
    <style:style style:name="T1048" style:parent-style-name="Policepardéfaut" style:family="text">
      <style:text-properties fo:font-style="italic" style:font-style-asian="italic"/>
    </style:style>
    <style:style style:name="TableRow1049" style:family="table-row">
      <style:table-row-properties/>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 style:family="paragraph">
      <style:paragraph-properties fo:text-align="center" fo:margin-bottom="0in"/>
      <style:text-properties fo:font-weight="bold" style:font-weight-asian="bold"/>
    </style:style>
    <style:style style:name="TableCell1052" style:family="table-cell">
      <style:table-cell-properties fo:border="0.0069in solid #000000" style:writing-mode="lr-tb" fo:padding-top="0in" fo:padding-left="0.075in" fo:padding-bottom="0in" fo:padding-right="0.075in"/>
    </style:style>
    <style:style style:name="P1053" style:parent-style-name="Paragraphedeliste" style:family="paragraph">
      <style:paragraph-properties fo:margin-bottom="0in"/>
    </style:style>
    <style:style style:name="T1054" style:parent-style-name="Policepardéfaut" style:family="text">
      <style:text-properties style:font-name="Calibri Light" style:font-name-asian="Times New Roman" fo:font-style="italic" style:font-style-asian="italic" style:font-style-complex="italic" fo:color="#2E74B5"/>
    </style:style>
    <style:style style:name="TableColumn1056" style:family="table-column">
      <style:table-column-properties style:column-width="1.0798in"/>
    </style:style>
    <style:style style:name="TableColumn1057" style:family="table-column">
      <style:table-column-properties style:column-width="5.2131in"/>
    </style:style>
    <style:style style:name="Table1055" style:family="table">
      <style:table-properties style:width="6.293in" fo:margin-left="0in" table:align="left"/>
    </style:style>
    <style:style style:name="TableRow1058" style:family="table-row">
      <style:table-row-properties/>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text-align="center" fo:margin-bottom="0in"/>
      <style:text-properties fo:font-weight="bold" style:font-weight-asian="bold"/>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fo:margin-bottom="0in"/>
    </style:style>
    <style:style style:name="TableRow1063" style:family="table-row">
      <style:table-row-properties/>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text-align="center" fo:margin-bottom="0in"/>
      <style:text-properties fo:font-weight="bold" style:font-weight-asian="bold"/>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margin-bottom="0in"/>
    </style:style>
    <style:style style:name="T1068" style:parent-style-name="Policepardéfaut" style:family="text">
      <style:text-properties style:font-name="Courier New" style:font-name-complex="Courier New"/>
    </style:style>
    <style:style style:name="TableRow1069" style:family="table-row">
      <style:table-row-properties/>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fo:text-align="center" fo:margin-bottom="0in"/>
      <style:text-properties fo:font-weight="bold" style:font-weight-asian="bold"/>
    </style:style>
    <style:style style:name="TableCell1072" style:family="table-cell">
      <style:table-cell-properties fo:border="0.0069in solid #000000" style:writing-mode="lr-tb" fo:padding-top="0in" fo:padding-left="0.075in" fo:padding-bottom="0in" fo:padding-right="0.075in"/>
    </style:style>
    <style:style style:name="P1073" style:parent-style-name="Paragraphedeliste" style:family="paragraph">
      <style:paragraph-properties fo:margin-bottom="0in"/>
    </style:style>
    <style:style style:name="T1074" style:parent-style-name="Policepardéfaut" style:family="text">
      <style:text-properties fo:font-style="italic" style:font-style-asian="italic"/>
    </style:style>
    <style:style style:name="P1075" style:parent-style-name="Paragraphedeliste" style:family="paragraph">
      <style:paragraph-properties fo:margin-bottom="0in"/>
    </style:style>
    <style:style style:name="T1076" style:parent-style-name="Policepardéfaut" style:family="text">
      <style:text-properties fo:font-style="italic" style:font-style-asian="italic"/>
    </style:style>
    <style:style style:name="P1077" style:parent-style-name="Paragraphedeliste" style:family="paragraph">
      <style:paragraph-properties fo:margin-bottom="0in"/>
    </style:style>
    <style:style style:name="T1078" style:parent-style-name="Policepardéfaut" style:family="text">
      <style:text-properties fo:font-style="italic" style:font-style-asian="italic"/>
    </style:style>
    <style:style style:name="TableRow1079" style:family="table-row">
      <style:table-row-properties/>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paragraph-properties fo:text-align="center" fo:margin-bottom="0in"/>
      <style:text-properties fo:font-weight="bold" style:font-weight-asian="bold"/>
    </style:style>
    <style:style style:name="TableCell1082" style:family="table-cell">
      <style:table-cell-properties fo:border="0.0069in solid #000000" style:writing-mode="lr-tb" fo:padding-top="0in" fo:padding-left="0.075in" fo:padding-bottom="0in" fo:padding-right="0.075in"/>
    </style:style>
    <style:style style:name="P1083" style:parent-style-name="Paragraphedeliste" style:family="paragraph">
      <style:paragraph-properties fo:margin-bottom="0in"/>
    </style:style>
    <style:style style:name="TableColumn1085" style:family="table-column">
      <style:table-column-properties style:column-width="1.8312in"/>
    </style:style>
    <style:style style:name="TableColumn1086" style:family="table-column">
      <style:table-column-properties style:column-width="4.4618in"/>
    </style:style>
    <style:style style:name="Table1084" style:family="table">
      <style:table-properties style:width="6.293in" fo:margin-left="0in" table:align="left"/>
    </style:style>
    <style:style style:name="TableRow1087" style:family="table-row">
      <style:table-row-properties/>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text-align="center" fo:margin-bottom="0in"/>
      <style:text-properties fo:font-weight="bold" style:font-weight-asian="bold"/>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fo:text-align="center" fo:margin-bottom="0in"/>
      <style:text-properties fo:font-weight="bold" style:font-weight-asian="bold"/>
    </style:style>
    <style:style style:name="TableRow1092" style:family="table-row">
      <style:table-row-properties/>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text-align="center" fo:margin-bottom="0in"/>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margin-bottom="0in"/>
    </style:style>
    <style:style style:name="TableRow1097" style:family="table-row">
      <style:table-row-properties/>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fo:text-align="center" fo:margin-bottom="0in"/>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 style:family="paragraph">
      <style:paragraph-properties fo:margin-bottom="0in"/>
    </style:style>
    <style:style style:name="TableRow1102" style:family="table-row">
      <style:table-row-properties/>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text-align="center" fo:margin-bottom="0in"/>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margin-bottom="0in"/>
    </style:style>
    <style:style style:name="TableRow1107" style:family="table-row">
      <style:table-row-properties/>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text-align="center" fo:margin-bottom="0in"/>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margin-bottom="0in"/>
    </style:style>
    <style:style style:name="TableRow1112" style:family="table-row">
      <style:table-row-properties/>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fo:text-align="center" fo:margin-bottom="0in"/>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margin-bottom="0in"/>
    </style:style>
    <style:style style:name="TableRow1117" style:family="table-row">
      <style:table-row-properties/>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paragraph-properties fo:text-align="center" fo:margin-bottom="0in"/>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 style:family="paragraph">
      <style:paragraph-properties fo:margin-bottom="0in"/>
    </style:style>
    <style:style style:name="TableRow1122" style:family="table-row">
      <style:table-row-properties/>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fo:text-align="center" fo:margin-bottom="0in"/>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 style:family="paragraph">
      <style:paragraph-properties fo:margin-bottom="0in"/>
    </style:style>
    <style:style style:name="TableRow1127" style:family="table-row">
      <style:table-row-properties/>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text-align="center" fo:margin-bottom="0in"/>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paragraph-properties fo:margin-bottom="0in"/>
    </style:style>
    <style:style style:name="TableColumn1133" style:family="table-column">
      <style:table-column-properties style:column-width="2.5291in"/>
    </style:style>
    <style:style style:name="TableColumn1134" style:family="table-column">
      <style:table-column-properties style:column-width="3.7638in"/>
    </style:style>
    <style:style style:name="Table1132" style:family="table">
      <style:table-properties style:width="6.293in" style:rel-width="100%" fo:margin-left="0in" table:align="left"/>
    </style:style>
    <style:style style:name="TableRow1135" style:family="table-row">
      <style:table-row-properties/>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text-align="center" fo:margin-bottom="0in"/>
      <style:text-properties fo:font-weight="bold" style:font-weight-asian="bold"/>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paragraph-properties fo:text-align="center" fo:margin-bottom="0in"/>
      <style:text-properties fo:font-weight="bold" style:font-weight-asian="bold"/>
    </style:style>
    <style:style style:name="TableRow1140" style:family="table-row">
      <style:table-row-properties/>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text-align="center" fo:margin-bottom="0in"/>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margin-bottom="0in"/>
    </style:style>
    <style:style style:name="TableRow1145" style:family="table-row">
      <style:table-row-properties/>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paragraph-properties fo:text-align="center" fo:margin-bottom="0in"/>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 style:family="paragraph">
      <style:paragraph-properties fo:margin-bottom="0in"/>
    </style:style>
    <style:style style:name="TableRow1150" style:family="table-row">
      <style:table-row-properties/>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text-align="center" fo:margin-bottom="0in"/>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margin-bottom="0in"/>
    </style:style>
    <style:style style:name="TableRow1155" style:family="table-row">
      <style:table-row-properties/>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fo:text-align="center" fo:margin-bottom="0in"/>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margin-bottom="0in"/>
    </style:style>
    <style:style style:name="TableRow1160" style:family="table-row">
      <style:table-row-properties/>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fo:text-align="center" fo:margin-bottom="0in"/>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margin-bottom="0in"/>
    </style:style>
    <style:style style:name="TableRow1165" style:family="table-row">
      <style:table-row-properties/>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text-align="center" fo:margin-bottom="0in"/>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margin-bottom="0in"/>
    </style:style>
    <style:style style:name="TableRow1170" style:family="table-row">
      <style:table-row-properties/>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fo:text-align="center" fo:margin-bottom="0in"/>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paragraph-properties fo:margin-bottom="0in"/>
    </style:style>
    <style:style style:name="TableRow1175" style:family="table-row">
      <style:table-row-properties/>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text-align="center" fo:margin-bottom="0in"/>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margin-bottom="0in"/>
    </style:style>
    <style:style style:name="TableRow1180" style:family="table-row">
      <style:table-row-properties/>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text-align="center" fo:margin-bottom="0in"/>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margin-bottom="0in"/>
    </style:style>
    <style:style style:name="TableRow1185" style:family="table-row">
      <style:table-row-properties/>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text-align="center" fo:margin-bottom="0in"/>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margin-bottom="0in"/>
    </style:style>
    <style:style style:name="TableRow1190" style:family="table-row">
      <style:table-row-properties/>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margin-bottom="0in"/>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margin-bottom="0in"/>
    </style:style>
    <style:style style:name="TableRow1195" style:family="table-row">
      <style:table-row-properties/>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margin-bottom="0in"/>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margin-bottom="0in"/>
    </style:style>
    <style:style style:name="TableRow1200" style:family="table-row">
      <style:table-row-properties/>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margin-bottom="0in"/>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margin-bottom="0in"/>
    </style:style>
    <style:style style:name="TableRow1205" style:family="table-row">
      <style:table-row-properties/>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margin-bottom="0in"/>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margin-bottom="0in"/>
    </style:style>
    <style:style style:name="TableRow1210" style:family="table-row">
      <style:table-row-properties/>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paragraph-properties fo:margin-bottom="0in"/>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fo:margin-bottom="0in"/>
    </style:style>
    <style:style style:name="TableRow1215" style:family="table-row">
      <style:table-row-properties/>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margin-bottom="0in"/>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margin-bottom="0in"/>
    </style:style>
    <style:style style:name="TableRow1220" style:family="table-row">
      <style:table-row-properties/>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margin-bottom="0in"/>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margin-bottom="0in"/>
    </style:style>
    <style:style style:name="TableRow1225" style:family="table-row">
      <style:table-row-properties/>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 style:family="paragraph">
      <style:paragraph-properties fo:margin-bottom="0in"/>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paragraph-properties fo:margin-bottom="0in"/>
    </style:style>
    <style:style style:name="TableRow1230" style:family="table-row">
      <style:table-row-properties/>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margin-bottom="0in"/>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margin-bottom="0in"/>
    </style:style>
    <style:style style:name="TableRow1235" style:family="table-row">
      <style:table-row-properties/>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margin-bottom="0in"/>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margin-bottom="0in"/>
    </style:style>
    <style:style style:name="TableRow1240" style:family="table-row">
      <style:table-row-properties/>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margin-bottom="0in"/>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margin-bottom="0in"/>
    </style:style>
    <style:style style:name="TableRow1245" style:family="table-row">
      <style:table-row-properties/>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margin-bottom="0in"/>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margin-bottom="0in"/>
    </style:style>
    <style:style style:name="TableRow1250" style:family="table-row">
      <style:table-row-properties/>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margin-bottom="0in"/>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paragraph-properties fo:margin-bottom="0in"/>
    </style:style>
    <style:style style:name="TableRow1255" style:family="table-row">
      <style:table-row-properties/>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fo:margin-bottom="0in"/>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margin-bottom="0in"/>
    </style:style>
    <style:style style:name="TableRow1260" style:family="table-row">
      <style:table-row-properties/>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fo:margin-bottom="0in"/>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margin-bottom="0in"/>
    </style:style>
    <style:style style:name="TableRow1265" style:family="table-row">
      <style:table-row-properties/>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margin-bottom="0in"/>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 style:family="paragraph">
      <style:paragraph-properties fo:margin-bottom="0in"/>
    </style:style>
    <style:style style:name="TableColumn1271" style:family="table-column">
      <style:table-column-properties style:column-width="1.0798in"/>
    </style:style>
    <style:style style:name="TableColumn1272" style:family="table-column">
      <style:table-column-properties style:column-width="5.2131in"/>
    </style:style>
    <style:style style:name="Table1270" style:family="table">
      <style:table-properties style:width="6.293in" fo:margin-left="0in" table:align="left"/>
    </style:style>
    <style:style style:name="TableRow1273" style:family="table-row">
      <style:table-row-properties/>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text-align="center" fo:margin-bottom="0in"/>
      <style:text-properties fo:font-weight="bold" style:font-weight-asian="bold"/>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margin-bottom="0in"/>
    </style:style>
    <style:style style:name="T1278" style:parent-style-name="Policepardéfaut" style:family="text">
      <style:text-properties style:font-name="Courier New" style:font-name-complex="Courier New"/>
    </style:style>
    <style:style style:name="TableRow1279" style:family="table-row">
      <style:table-row-properties/>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 style:family="paragraph">
      <style:paragraph-properties fo:text-align="center" fo:margin-bottom="0in"/>
      <style:text-properties fo:font-weight="bold" style:font-weight-asian="bold"/>
    </style:style>
    <style:style style:name="TableCell1282" style:family="table-cell">
      <style:table-cell-properties fo:border="0.0069in solid #000000" style:writing-mode="lr-tb" fo:padding-top="0in" fo:padding-left="0.075in" fo:padding-bottom="0in" fo:padding-right="0.075in"/>
    </style:style>
    <style:style style:name="P1283" style:parent-style-name="Paragraphedeliste" style:family="paragraph">
      <style:paragraph-properties fo:margin-bottom="0in"/>
    </style:style>
    <style:style style:name="T1284" style:parent-style-name="Policepardéfaut" style:family="text">
      <style:text-properties fo:font-style="italic" style:font-style-asian="italic"/>
    </style:style>
    <style:style style:name="TableRow1285" style:family="table-row">
      <style:table-row-properties/>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 style:family="paragraph">
      <style:paragraph-properties fo:text-align="center" fo:margin-bottom="0in"/>
      <style:text-properties fo:font-weight="bold" style:font-weight-asian="bold"/>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margin-bottom="0in"/>
    </style:style>
    <style:style style:name="TableColumn1291" style:family="table-column">
      <style:table-column-properties style:column-width="1.0798in"/>
    </style:style>
    <style:style style:name="TableColumn1292" style:family="table-column">
      <style:table-column-properties style:column-width="5.2131in"/>
    </style:style>
    <style:style style:name="Table1290" style:family="table">
      <style:table-properties style:width="6.293in" fo:margin-left="0in" table:align="left"/>
    </style:style>
    <style:style style:name="TableRow1293" style:family="table-row">
      <style:table-row-properties/>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text-align="center" fo:margin-bottom="0in"/>
      <style:text-properties fo:font-weight="bold" style:font-weight-asian="bold"/>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 style:family="paragraph">
      <style:paragraph-properties fo:margin-bottom="0in"/>
    </style:style>
    <style:style style:name="T1298" style:parent-style-name="Policepardéfaut" style:family="text">
      <style:text-properties style:font-name="Courier New" style:font-name-complex="Courier New"/>
    </style:style>
    <style:style style:name="TableRow1299" style:family="table-row">
      <style:table-row-properties/>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text-align="center" fo:margin-bottom="0in"/>
      <style:text-properties fo:font-weight="bold" style:font-weight-asian="bold"/>
    </style:style>
    <style:style style:name="TableCell1302" style:family="table-cell">
      <style:table-cell-properties fo:border="0.0069in solid #000000" style:writing-mode="lr-tb" fo:padding-top="0in" fo:padding-left="0.075in" fo:padding-bottom="0in" fo:padding-right="0.075in"/>
    </style:style>
    <style:style style:name="P1303" style:parent-style-name="Paragraphedeliste" style:family="paragraph">
      <style:paragraph-properties fo:margin-bottom="0in"/>
    </style:style>
    <style:style style:name="T1304" style:parent-style-name="Policepardéfaut" style:family="text">
      <style:text-properties fo:font-style="italic" style:font-style-asian="italic"/>
    </style:style>
    <style:style style:name="TableRow1305" style:family="table-row">
      <style:table-row-properties/>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text-align="center" fo:margin-bottom="0in"/>
      <style:text-properties fo:font-weight="bold" style:font-weight-asian="bold"/>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margin-bottom="0in"/>
    </style:style>
    <style:style style:name="TableColumn1311" style:family="table-column">
      <style:table-column-properties style:column-width="1.0798in"/>
    </style:style>
    <style:style style:name="TableColumn1312" style:family="table-column">
      <style:table-column-properties style:column-width="5.2131in"/>
    </style:style>
    <style:style style:name="Table1310" style:family="table">
      <style:table-properties style:width="6.293in" fo:margin-left="0in" table:align="left"/>
    </style:style>
    <style:style style:name="TableRow1313" style:family="table-row">
      <style:table-row-properties/>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 style:family="paragraph">
      <style:paragraph-properties fo:text-align="center" fo:margin-bottom="0in"/>
      <style:text-properties fo:font-weight="bold" style:font-weight-asian="bold"/>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fo:margin-bottom="0in"/>
    </style:style>
    <style:style style:name="T1318" style:parent-style-name="Policepardéfaut" style:family="text">
      <style:text-properties style:font-name="Courier New" style:font-name-complex="Courier New"/>
    </style:style>
    <style:style style:name="TableRow1319" style:family="table-row">
      <style:table-row-properties/>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 style:family="paragraph">
      <style:paragraph-properties fo:text-align="center" fo:margin-bottom="0in"/>
      <style:text-properties fo:font-weight="bold" style:font-weight-asian="bold"/>
    </style:style>
    <style:style style:name="TableCell1322" style:family="table-cell">
      <style:table-cell-properties fo:border="0.0069in solid #000000" style:writing-mode="lr-tb" fo:padding-top="0in" fo:padding-left="0.075in" fo:padding-bottom="0in" fo:padding-right="0.075in"/>
    </style:style>
    <style:style style:name="P1323" style:parent-style-name="Paragraphedeliste" style:family="paragraph">
      <style:paragraph-properties fo:margin-bottom="0in"/>
    </style:style>
    <style:style style:name="TableRow1324" style:family="table-row">
      <style:table-row-properties/>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text-align="center" fo:margin-bottom="0in"/>
      <style:text-properties fo:font-weight="bold" style:font-weight-asian="bold"/>
    </style:style>
    <style:style style:name="TableCell1327" style:family="table-cell">
      <style:table-cell-properties fo:border="0.0069in solid #000000" style:writing-mode="lr-tb" fo:padding-top="0in" fo:padding-left="0.075in" fo:padding-bottom="0in" fo:padding-right="0.075in"/>
    </style:style>
    <style:style style:name="P1328" style:parent-style-name="Paragraphedeliste" style:family="paragraph">
      <style:paragraph-properties fo:margin-bottom="0in"/>
    </style:style>
    <style:style style:name="P1329" style:parent-style-name="Paragraphedeliste" style:family="paragraph">
      <style:paragraph-properties fo:margin-bottom="0in"/>
    </style:style>
    <style:style style:name="P1330" style:parent-style-name="Paragraphedeliste" style:family="paragraph">
      <style:paragraph-properties fo:margin-bottom="0in"/>
    </style:style>
    <style:style style:name="TableColumn1332" style:family="table-column">
      <style:table-column-properties style:column-width="1.0798in"/>
    </style:style>
    <style:style style:name="TableColumn1333" style:family="table-column">
      <style:table-column-properties style:column-width="5.2131in"/>
    </style:style>
    <style:style style:name="Table1331" style:family="table">
      <style:table-properties style:width="6.293in" fo:margin-left="0in" table:align="left"/>
    </style:style>
    <style:style style:name="TableRow1334" style:family="table-row">
      <style:table-row-properties/>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text-align="center" fo:margin-bottom="0in"/>
      <style:text-properties fo:font-weight="bold" style:font-weight-asian="bold"/>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margin-bottom="0in"/>
    </style:style>
    <style:style style:name="T1339" style:parent-style-name="Policepardéfaut" style:family="text">
      <style:text-properties style:font-name="Courier New" style:font-name-complex="Courier New"/>
    </style:style>
    <style:style style:name="TableRow1340" style:family="table-row">
      <style:table-row-properties/>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paragraph-properties fo:text-align="center" fo:margin-bottom="0in"/>
      <style:text-properties fo:font-weight="bold" style:font-weight-asian="bold"/>
    </style:style>
    <style:style style:name="TableCell1343" style:family="table-cell">
      <style:table-cell-properties fo:border="0.0069in solid #000000" style:writing-mode="lr-tb" fo:padding-top="0in" fo:padding-left="0.075in" fo:padding-bottom="0in" fo:padding-right="0.075in"/>
    </style:style>
    <style:style style:name="P1344" style:parent-style-name="Paragraphedeliste" style:family="paragraph">
      <style:paragraph-properties fo:margin-bottom="0in"/>
    </style:style>
    <style:style style:name="TableRow1345" style:family="table-row">
      <style:table-row-properties/>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text-align="center" fo:margin-bottom="0in"/>
      <style:text-properties fo:font-weight="bold" style:font-weight-asian="bold"/>
    </style:style>
    <style:style style:name="TableCell1348" style:family="table-cell">
      <style:table-cell-properties fo:border="0.0069in solid #000000" style:writing-mode="lr-tb" fo:padding-top="0in" fo:padding-left="0.075in" fo:padding-bottom="0in" fo:padding-right="0.075in"/>
    </style:style>
    <style:style style:name="P1349" style:parent-style-name="Paragraphedeliste" style:family="paragraph">
      <style:paragraph-properties fo:margin-bottom="0in"/>
    </style:style>
    <style:style style:name="P1350" style:parent-style-name="Paragraphedeliste" style:family="paragraph">
      <style:paragraph-properties fo:margin-bottom="0in"/>
    </style:style>
    <style:style style:name="P1351" style:parent-style-name="Paragraphedeliste" style:family="paragraph">
      <style:paragraph-properties fo:margin-bottom="0in"/>
    </style:style>
    <style:style style:name="TableColumn1353" style:family="table-column">
      <style:table-column-properties style:column-width="1.0798in"/>
    </style:style>
    <style:style style:name="TableColumn1354" style:family="table-column">
      <style:table-column-properties style:column-width="5.2131in"/>
    </style:style>
    <style:style style:name="Table1352" style:family="table">
      <style:table-properties style:width="6.293in" fo:margin-left="0in" table:align="left"/>
    </style:style>
    <style:style style:name="TableRow1355" style:family="table-row">
      <style:table-row-properties/>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paragraph-properties fo:text-align="center" fo:margin-bottom="0in"/>
      <style:text-properties fo:font-weight="bold" style:font-weight-asian="bold"/>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paragraph-properties fo:margin-bottom="0in"/>
    </style:style>
    <style:style style:name="T1360" style:parent-style-name="Policepardéfaut" style:family="text">
      <style:text-properties style:font-name="Courier New" style:font-name-complex="Courier New"/>
    </style:style>
    <style:style style:name="TableRow1361" style:family="table-row">
      <style:table-row-properties/>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text-align="center" fo:margin-bottom="0in"/>
      <style:text-properties fo:font-weight="bold" style:font-weight-asian="bold"/>
    </style:style>
    <style:style style:name="TableCell1364" style:family="table-cell">
      <style:table-cell-properties fo:border="0.0069in solid #000000" style:writing-mode="lr-tb" fo:padding-top="0in" fo:padding-left="0.075in" fo:padding-bottom="0in" fo:padding-right="0.075in"/>
    </style:style>
    <style:style style:name="P1365" style:parent-style-name="Paragraphedeliste" style:family="paragraph">
      <style:paragraph-properties fo:margin-bottom="0in"/>
    </style:style>
    <style:style style:name="T1366" style:parent-style-name="Policepardéfaut" style:family="text">
      <style:text-properties fo:font-style="italic" style:font-style-asian="italic"/>
    </style:style>
    <style:style style:name="P1367" style:parent-style-name="Paragraphedeliste" style:family="paragraph">
      <style:paragraph-properties fo:margin-bottom="0in"/>
    </style:style>
    <style:style style:name="T1368" style:parent-style-name="Policepardéfaut" style:family="text">
      <style:text-properties fo:font-style="italic" style:font-style-asian="italic"/>
    </style:style>
    <style:style style:name="TableRow1369" style:family="table-row">
      <style:table-row-properties/>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fo:text-align="center" fo:margin-bottom="0in"/>
      <style:text-properties fo:font-weight="bold" style:font-weight-asian="bold"/>
    </style:style>
    <style:style style:name="TableCell1372" style:family="table-cell">
      <style:table-cell-properties fo:border="0.0069in solid #000000" style:writing-mode="lr-tb" fo:padding-top="0in" fo:padding-left="0.075in" fo:padding-bottom="0in" fo:padding-right="0.075in"/>
    </style:style>
    <style:style style:name="P1373" style:parent-style-name="Paragraphedeliste" style:family="paragraph">
      <style:paragraph-properties fo:margin-bottom="0in"/>
    </style:style>
    <style:style style:name="P1374" style:parent-style-name="Paragraphedeliste" style:family="paragraph">
      <style:paragraph-properties fo:margin-bottom="0in"/>
    </style:style>
    <style:style style:name="TableColumn1376" style:family="table-column">
      <style:table-column-properties style:column-width="1.0798in"/>
    </style:style>
    <style:style style:name="TableColumn1377" style:family="table-column">
      <style:table-column-properties style:column-width="5.2131in"/>
    </style:style>
    <style:style style:name="Table1375" style:family="table">
      <style:table-properties style:width="6.293in" fo:margin-left="0in" table:align="left"/>
    </style:style>
    <style:style style:name="TableRow1378" style:family="table-row">
      <style:table-row-properties/>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text-align="center" fo:margin-bottom="0in"/>
      <style:text-properties fo:font-weight="bold" style:font-weight-asian="bold"/>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margin-bottom="0in"/>
    </style:style>
    <style:style style:name="T1383" style:parent-style-name="Policepardéfaut" style:family="text">
      <style:text-properties style:font-name="Courier New" style:font-name-complex="Courier New"/>
    </style:style>
    <style:style style:name="TableRow1384" style:family="table-row">
      <style:table-row-properties/>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text-align="center" fo:margin-bottom="0in"/>
      <style:text-properties fo:font-weight="bold" style:font-weight-asian="bold"/>
    </style:style>
    <style:style style:name="TableCell1387" style:family="table-cell">
      <style:table-cell-properties fo:border="0.0069in solid #000000" style:writing-mode="lr-tb" fo:padding-top="0in" fo:padding-left="0.075in" fo:padding-bottom="0in" fo:padding-right="0.075in"/>
    </style:style>
    <style:style style:name="P1388" style:parent-style-name="Paragraphedeliste" style:family="paragraph">
      <style:paragraph-properties fo:margin-bottom="0in"/>
    </style:style>
    <style:style style:name="T1389" style:parent-style-name="Policepardéfaut" style:family="text">
      <style:text-properties fo:font-style="italic" style:font-style-asian="italic"/>
    </style:style>
    <style:style style:name="TableRow1390" style:family="table-row">
      <style:table-row-properties/>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text-align="center" fo:margin-bottom="0in"/>
      <style:text-properties fo:font-weight="bold" style:font-weight-asian="bold"/>
    </style:style>
    <style:style style:name="TableCell1393" style:family="table-cell">
      <style:table-cell-properties fo:border="0.0069in solid #000000" style:writing-mode="lr-tb" fo:padding-top="0in" fo:padding-left="0.075in" fo:padding-bottom="0in" fo:padding-right="0.075in"/>
    </style:style>
    <style:style style:name="P1394" style:parent-style-name="Paragraphedeliste" style:family="paragraph">
      <style:paragraph-properties fo:margin-bottom="0in"/>
    </style:style>
    <style:style style:name="P1395" style:parent-style-name="Paragraphedeliste" style:family="paragraph">
      <style:paragraph-properties fo:margin-bottom="0in"/>
    </style:style>
    <style:style style:name="TableColumn1397" style:family="table-column">
      <style:table-column-properties style:column-width="1.0798in"/>
    </style:style>
    <style:style style:name="TableColumn1398" style:family="table-column">
      <style:table-column-properties style:column-width="5.2131in"/>
    </style:style>
    <style:style style:name="Table1396" style:family="table">
      <style:table-properties style:width="6.293in" fo:margin-left="0in" table:align="left"/>
    </style:style>
    <style:style style:name="TableRow1399" style:family="table-row">
      <style:table-row-properties/>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text-align="center" fo:margin-bottom="0in"/>
      <style:text-properties fo:font-weight="bold" style:font-weight-asian="bold"/>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paragraph-properties fo:margin-bottom="0in"/>
    </style:style>
    <style:style style:name="T1404" style:parent-style-name="Policepardéfaut" style:family="text">
      <style:text-properties style:font-name="Courier New" style:font-name-complex="Courier New"/>
    </style:style>
    <style:style style:name="TableRow1405" style:family="table-row">
      <style:table-row-properties/>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 style:family="paragraph">
      <style:paragraph-properties fo:text-align="center" fo:margin-bottom="0in"/>
      <style:text-properties fo:font-weight="bold" style:font-weight-asian="bold"/>
    </style:style>
    <style:style style:name="TableCell1408" style:family="table-cell">
      <style:table-cell-properties fo:border="0.0069in solid #000000" style:writing-mode="lr-tb" fo:padding-top="0in" fo:padding-left="0.075in" fo:padding-bottom="0in" fo:padding-right="0.075in"/>
    </style:style>
    <style:style style:name="P1409" style:parent-style-name="Paragraphedeliste" style:family="paragraph">
      <style:paragraph-properties fo:margin-bottom="0in"/>
    </style:style>
    <style:style style:name="T1410" style:parent-style-name="Policepardéfaut" style:family="text">
      <style:text-properties fo:font-style="italic" style:font-style-asian="italic"/>
    </style:style>
    <style:style style:name="P1411" style:parent-style-name="Paragraphedeliste" style:family="paragraph">
      <style:paragraph-properties fo:margin-bottom="0in"/>
    </style:style>
    <style:style style:name="T1412" style:parent-style-name="Policepardéfaut" style:family="text">
      <style:text-properties fo:font-style="italic" style:font-style-asian="italic"/>
    </style:style>
    <style:style style:name="TableRow1413" style:family="table-row">
      <style:table-row-properties/>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paragraph-properties fo:text-align="center" fo:margin-bottom="0in"/>
      <style:text-properties fo:font-weight="bold" style:font-weight-asian="bold"/>
    </style:style>
    <style:style style:name="TableCell1416" style:family="table-cell">
      <style:table-cell-properties fo:border="0.0069in solid #000000" style:writing-mode="lr-tb" fo:padding-top="0in" fo:padding-left="0.075in" fo:padding-bottom="0in" fo:padding-right="0.075in"/>
    </style:style>
    <style:style style:name="P1417" style:parent-style-name="Paragraphedeliste" style:family="paragraph">
      <style:paragraph-properties fo:margin-bottom="0in"/>
    </style:style>
    <style:style style:name="P1418" style:parent-style-name="Paragraphedeliste" style:family="paragraph">
      <style:paragraph-properties fo:margin-bottom="0in"/>
    </style:style>
    <style:style style:name="P1419" style:parent-style-name="Paragraphedeliste" style:family="paragraph">
      <style:paragraph-properties fo:margin-bottom="0in"/>
    </style:style>
    <style:style style:name="P1420" style:parent-style-name="Paragraphedeliste" style:family="paragraph">
      <style:paragraph-properties fo:margin-bottom="0in"/>
    </style:style>
    <style:style style:name="T1421" style:parent-style-name="Policepardéfaut" style:family="text">
      <style:text-properties fo:font-style="italic" style:font-style-asian="italic"/>
    </style:style>
    <style:style style:name="TableColumn1423" style:family="table-column">
      <style:table-column-properties style:column-width="1.0798in"/>
    </style:style>
    <style:style style:name="TableColumn1424" style:family="table-column">
      <style:table-column-properties style:column-width="5.2131in"/>
    </style:style>
    <style:style style:name="Table1422" style:family="table">
      <style:table-properties style:width="6.293in" fo:margin-left="0in" table:align="left"/>
    </style:style>
    <style:style style:name="TableRow1425" style:family="table-row">
      <style:table-row-properties/>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fo:text-align="center" fo:margin-bottom="0in"/>
      <style:text-properties fo:font-weight="bold" style:font-weight-asian="bold"/>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paragraph-properties fo:margin-bottom="0in"/>
    </style:style>
    <style:style style:name="T1430" style:parent-style-name="Policepardéfaut" style:family="text">
      <style:text-properties style:font-name="Courier New" style:font-name-complex="Courier New"/>
    </style:style>
    <style:style style:name="TableRow1431" style:family="table-row">
      <style:table-row-properties/>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paragraph-properties fo:text-align="center" fo:margin-bottom="0in"/>
      <style:text-properties fo:font-weight="bold" style:font-weight-asian="bold"/>
    </style:style>
    <style:style style:name="TableCell1434" style:family="table-cell">
      <style:table-cell-properties fo:border="0.0069in solid #000000" style:writing-mode="lr-tb" fo:padding-top="0in" fo:padding-left="0.075in" fo:padding-bottom="0in" fo:padding-right="0.075in"/>
    </style:style>
    <style:style style:name="P1435" style:parent-style-name="Paragraphedeliste" style:family="paragraph">
      <style:paragraph-properties fo:margin-bottom="0in"/>
    </style:style>
    <style:style style:name="T1436" style:parent-style-name="Policepardéfaut" style:family="text">
      <style:text-properties fo:font-style="italic" style:font-style-asian="italic"/>
    </style:style>
    <style:style style:name="T1437" style:parent-style-name="Policepardéfaut" style:family="text">
      <style:text-properties fo:font-style="italic" style:font-style-asian="italic"/>
    </style:style>
    <style:style style:name="TableRow1438" style:family="table-row">
      <style:table-row-properties/>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paragraph-properties fo:text-align="center" fo:margin-bottom="0in"/>
      <style:text-properties fo:font-weight="bold" style:font-weight-asian="bold"/>
    </style:style>
    <style:style style:name="TableCell1441" style:family="table-cell">
      <style:table-cell-properties fo:border="0.0069in solid #000000" style:writing-mode="lr-tb" fo:padding-top="0in" fo:padding-left="0.075in" fo:padding-bottom="0in" fo:padding-right="0.075in"/>
    </style:style>
    <style:style style:name="P1442" style:parent-style-name="Paragraphedeliste" style:family="paragraph">
      <style:paragraph-properties fo:margin-bottom="0in"/>
    </style:style>
    <style:style style:name="TableRow1443" style:family="table-row">
      <style:table-row-properties/>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text-align="center" fo:margin-bottom="0in"/>
      <style:text-properties fo:font-weight="bold" style:font-weight-asian="bold"/>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margin-bottom="0in"/>
    </style:style>
    <style:style style:name="TableColumn1449" style:family="table-column">
      <style:table-column-properties style:column-width="1.0798in"/>
    </style:style>
    <style:style style:name="TableColumn1450" style:family="table-column">
      <style:table-column-properties style:column-width="5.2131in"/>
    </style:style>
    <style:style style:name="Table1448" style:family="table">
      <style:table-properties style:width="6.293in" fo:margin-left="0in" table:align="left"/>
    </style:style>
    <style:style style:name="TableRow1451" style:family="table-row">
      <style:table-row-properties/>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paragraph-properties fo:text-align="center" fo:margin-bottom="0in"/>
      <style:text-properties fo:font-weight="bold" style:font-weight-asian="bold"/>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paragraph-properties fo:margin-bottom="0in"/>
    </style:style>
    <style:style style:name="T1456" style:parent-style-name="Policepardéfaut" style:family="text">
      <style:text-properties style:font-name="Courier New" style:font-name-complex="Courier New"/>
    </style:style>
    <style:style style:name="TableRow1457" style:family="table-row">
      <style:table-row-properties/>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text-align="center" fo:margin-bottom="0in"/>
      <style:text-properties fo:font-weight="bold" style:font-weight-asian="bold"/>
    </style:style>
    <style:style style:name="TableCell1460" style:family="table-cell">
      <style:table-cell-properties fo:border="0.0069in solid #000000" style:writing-mode="lr-tb" fo:padding-top="0in" fo:padding-left="0.075in" fo:padding-bottom="0in" fo:padding-right="0.075in"/>
    </style:style>
    <style:style style:name="P1461" style:parent-style-name="Paragraphedeliste" style:family="paragraph">
      <style:paragraph-properties fo:margin-bottom="0in"/>
    </style:style>
    <style:style style:name="T1462" style:parent-style-name="Policepardéfaut" style:family="text">
      <style:text-properties fo:font-style="italic" style:font-style-asian="italic"/>
    </style:style>
    <style:style style:name="P1463" style:parent-style-name="Paragraphedeliste" style:family="paragraph">
      <style:paragraph-properties fo:margin-bottom="0in"/>
    </style:style>
    <style:style style:name="T1464" style:parent-style-name="Policepardéfaut" style:family="text">
      <style:text-properties fo:font-style="italic" style:font-style-asian="italic"/>
    </style:style>
    <style:style style:name="P1465" style:parent-style-name="Paragraphedeliste" style:family="paragraph">
      <style:paragraph-properties fo:margin-bottom="0in"/>
    </style:style>
    <style:style style:name="T1466" style:parent-style-name="Policepardéfaut" style:family="text">
      <style:text-properties fo:font-style="italic" style:font-style-asian="italic"/>
    </style:style>
    <style:style style:name="TableRow1467" style:family="table-row">
      <style:table-row-properties/>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paragraph-properties fo:text-align="center" fo:margin-bottom="0in"/>
      <style:text-properties fo:font-weight="bold" style:font-weight-asian="bold"/>
    </style:style>
    <style:style style:name="TableCell1470" style:family="table-cell">
      <style:table-cell-properties fo:border="0.0069in solid #000000" style:writing-mode="lr-tb" fo:padding-top="0in" fo:padding-left="0.075in" fo:padding-bottom="0in" fo:padding-right="0.075in"/>
    </style:style>
    <style:style style:name="P1471" style:parent-style-name="Paragraphedeliste" style:family="paragraph">
      <style:paragraph-properties fo:margin-bottom="0in"/>
    </style:style>
    <style:style style:name="P1472" style:parent-style-name="Paragraphedeliste" style:family="paragraph">
      <style:paragraph-properties fo:margin-bottom="0in"/>
    </style:style>
    <style:style style:name="P1473" style:parent-style-name="Paragraphedeliste" style:family="paragraph">
      <style:paragraph-properties fo:margin-bottom="0in"/>
    </style:style>
    <style:style style:name="TableRow1474" style:family="table-row">
      <style:table-row-properties/>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paragraph-properties fo:text-align="center" fo:margin-bottom="0in"/>
      <style:text-properties fo:font-weight="bold" style:font-weight-asian="bold"/>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 style:family="paragraph">
      <style:paragraph-properties fo:margin-bottom="0in"/>
    </style:style>
    <style:style style:name="TableColumn1480" style:family="table-column">
      <style:table-column-properties style:column-width="1.0798in"/>
    </style:style>
    <style:style style:name="TableColumn1481" style:family="table-column">
      <style:table-column-properties style:column-width="5.2131in"/>
    </style:style>
    <style:style style:name="Table1479" style:family="table">
      <style:table-properties style:width="6.293in" fo:margin-left="0in" table:align="left"/>
    </style:style>
    <style:style style:name="TableRow1482" style:family="table-row">
      <style:table-row-properties/>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text-align="center" fo:margin-bottom="0in"/>
      <style:text-properties fo:font-weight="bold" style:font-weight-asian="bold"/>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paragraph-properties fo:margin-bottom="0in"/>
    </style:style>
    <style:style style:name="T1487" style:parent-style-name="Policepardéfaut" style:family="text">
      <style:text-properties style:font-name="Courier New" style:font-name-complex="Courier New"/>
    </style:style>
    <style:style style:name="TableRow1488" style:family="table-row">
      <style:table-row-properties/>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paragraph-properties fo:text-align="center" fo:margin-bottom="0in"/>
      <style:text-properties fo:font-weight="bold" style:font-weight-asian="bold"/>
    </style:style>
    <style:style style:name="TableCell1491" style:family="table-cell">
      <style:table-cell-properties fo:border="0.0069in solid #000000" style:writing-mode="lr-tb" fo:padding-top="0in" fo:padding-left="0.075in" fo:padding-bottom="0in" fo:padding-right="0.075in"/>
    </style:style>
    <style:style style:name="P1492" style:parent-style-name="Paragraphedeliste" style:family="paragraph">
      <style:paragraph-properties fo:margin-bottom="0in"/>
    </style:style>
    <style:style style:name="T1493" style:parent-style-name="Policepardéfaut" style:family="text">
      <style:text-properties fo:font-style="italic" style:font-style-asian="italic"/>
    </style:style>
    <style:style style:name="P1494" style:parent-style-name="Paragraphedeliste" style:family="paragraph">
      <style:paragraph-properties fo:margin-bottom="0in"/>
    </style:style>
    <style:style style:name="T1495" style:parent-style-name="Policepardéfaut" style:family="text">
      <style:text-properties fo:font-style="italic" style:font-style-asian="italic"/>
    </style:style>
    <style:style style:name="TableRow1496" style:family="table-row">
      <style:table-row-properties/>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fo:text-align="center" fo:margin-bottom="0in"/>
      <style:text-properties fo:font-weight="bold" style:font-weight-asian="bold"/>
    </style:style>
    <style:style style:name="TableCell1499" style:family="table-cell">
      <style:table-cell-properties fo:border="0.0069in solid #000000" style:writing-mode="lr-tb" fo:padding-top="0in" fo:padding-left="0.075in" fo:padding-bottom="0in" fo:padding-right="0.075in"/>
    </style:style>
    <style:style style:name="P1500" style:parent-style-name="Paragraphedeliste" style:family="paragraph">
      <style:paragraph-properties fo:margin-bottom="0in"/>
    </style:style>
    <style:style style:name="P1501" style:parent-style-name="Paragraphedeliste" style:family="paragraph">
      <style:paragraph-properties fo:margin-bottom="0in"/>
    </style:style>
    <style:style style:name="P1502" style:parent-style-name="Paragraphedeliste" style:family="paragraph">
      <style:paragraph-properties fo:margin-bottom="0in"/>
    </style:style>
    <style:style style:name="TableRow1503" style:family="table-row">
      <style:table-row-properties/>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paragraph-properties fo:text-align="center" fo:margin-bottom="0in"/>
      <style:text-properties fo:font-weight="bold" style:font-weight-asian="bold"/>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fo:margin-bottom="0in"/>
    </style:style>
    <style:style style:name="TableColumn1509" style:family="table-column">
      <style:table-column-properties style:column-width="1.0798in"/>
    </style:style>
    <style:style style:name="TableColumn1510" style:family="table-column">
      <style:table-column-properties style:column-width="5.2131in"/>
    </style:style>
    <style:style style:name="Table1508" style:family="table">
      <style:table-properties style:width="6.293in" fo:margin-left="0in" table:align="left"/>
    </style:style>
    <style:style style:name="TableRow1511" style:family="table-row">
      <style:table-row-properties/>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paragraph-properties fo:text-align="center" fo:margin-bottom="0in"/>
      <style:text-properties fo:font-weight="bold" style:font-weight-asian="bold"/>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fo:margin-bottom="0in"/>
    </style:style>
    <style:style style:name="T1516" style:parent-style-name="Policepardéfaut" style:family="text">
      <style:text-properties style:font-name="Courier New" style:font-name-complex="Courier New"/>
    </style:style>
    <style:style style:name="TableRow1517" style:family="table-row">
      <style:table-row-properties/>
    </style:style>
    <style:style style:name="TableCell1518" style:family="table-cell">
      <style:table-cell-properties fo:border="0.0069in solid #000000" style:writing-mode="lr-tb" fo:padding-top="0in" fo:padding-left="0.075in" fo:padding-bottom="0in" fo:padding-right="0.075in"/>
    </style:style>
    <style:style style:name="P1519" style:parent-style-name="Normal" style:family="paragraph">
      <style:paragraph-properties fo:text-align="center" fo:margin-bottom="0in"/>
      <style:text-properties fo:font-weight="bold" style:font-weight-asian="bold"/>
    </style:style>
    <style:style style:name="TableCell1520" style:family="table-cell">
      <style:table-cell-properties fo:border="0.0069in solid #000000" style:writing-mode="lr-tb" fo:padding-top="0in" fo:padding-left="0.075in" fo:padding-bottom="0in" fo:padding-right="0.075in"/>
    </style:style>
    <style:style style:name="P1521" style:parent-style-name="Paragraphedeliste" style:family="paragraph">
      <style:paragraph-properties fo:margin-bottom="0in"/>
    </style:style>
    <style:style style:name="T1522" style:parent-style-name="Policepardéfaut" style:family="text">
      <style:text-properties fo:font-style="italic" style:font-style-asian="italic"/>
    </style:style>
    <style:style style:name="P1523" style:parent-style-name="Paragraphedeliste" style:family="paragraph">
      <style:paragraph-properties fo:margin-bottom="0in"/>
    </style:style>
    <style:style style:name="T1524" style:parent-style-name="Policepardéfaut" style:family="text">
      <style:text-properties fo:font-style="italic" style:font-style-asian="italic"/>
    </style:style>
    <style:style style:name="T1525" style:parent-style-name="Policepardéfaut" style:family="text">
      <style:text-properties fo:font-style="italic" style:font-style-asian="italic"/>
    </style:style>
    <style:style style:name="P1526" style:parent-style-name="Paragraphedeliste" style:family="paragraph">
      <style:paragraph-properties fo:margin-bottom="0in"/>
    </style:style>
    <style:style style:name="T1527" style:parent-style-name="Policepardéfaut" style:family="text">
      <style:text-properties fo:font-style="italic" style:font-style-asian="italic"/>
    </style:style>
    <style:style style:name="P1528" style:parent-style-name="Paragraphedeliste" style:family="paragraph">
      <style:paragraph-properties fo:margin-bottom="0in"/>
    </style:style>
    <style:style style:name="T1529" style:parent-style-name="Policepardéfaut" style:family="text">
      <style:text-properties fo:font-style="italic" style:font-style-asian="italic"/>
    </style:style>
    <style:style style:name="TableRow1530" style:family="table-row">
      <style:table-row-properties/>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paragraph-properties fo:text-align="center" fo:margin-bottom="0in"/>
      <style:text-properties fo:font-weight="bold" style:font-weight-asian="bold"/>
    </style:style>
    <style:style style:name="TableCell1533" style:family="table-cell">
      <style:table-cell-properties fo:border="0.0069in solid #000000" style:writing-mode="lr-tb" fo:padding-top="0in" fo:padding-left="0.075in" fo:padding-bottom="0in" fo:padding-right="0.075in"/>
    </style:style>
    <style:style style:name="P1534" style:parent-style-name="Paragraphedeliste" style:family="paragraph">
      <style:paragraph-properties fo:margin-bottom="0in"/>
    </style:style>
    <style:style style:name="P1535" style:parent-style-name="Paragraphedeliste" style:family="paragraph">
      <style:paragraph-properties fo:margin-bottom="0in"/>
    </style:style>
    <style:style style:name="TableColumn1537" style:family="table-column">
      <style:table-column-properties style:column-width="1.0798in"/>
    </style:style>
    <style:style style:name="TableColumn1538" style:family="table-column">
      <style:table-column-properties style:column-width="5.2131in"/>
    </style:style>
    <style:style style:name="Table1536" style:family="table">
      <style:table-properties style:width="6.293in" fo:margin-left="0in" table:align="left"/>
    </style:style>
    <style:style style:name="TableRow1539" style:family="table-row">
      <style:table-row-properties/>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 style:family="paragraph">
      <style:paragraph-properties fo:text-align="center" fo:margin-bottom="0in"/>
      <style:text-properties fo:font-weight="bold" style:font-weight-asian="bold"/>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paragraph-properties fo:margin-bottom="0in"/>
    </style:style>
    <style:style style:name="T1544" style:parent-style-name="Policepardéfaut" style:family="text">
      <style:text-properties style:font-name="Courier New" style:font-name-complex="Courier New"/>
    </style:style>
    <style:style style:name="TableRow1545" style:family="table-row">
      <style:table-row-properties/>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paragraph-properties fo:text-align="center" fo:margin-bottom="0in"/>
      <style:text-properties fo:font-weight="bold" style:font-weight-asian="bold"/>
    </style:style>
    <style:style style:name="TableCell1548" style:family="table-cell">
      <style:table-cell-properties fo:border="0.0069in solid #000000" style:writing-mode="lr-tb" fo:padding-top="0in" fo:padding-left="0.075in" fo:padding-bottom="0in" fo:padding-right="0.075in"/>
    </style:style>
    <style:style style:name="P1549" style:parent-style-name="Paragraphedeliste" style:family="paragraph">
      <style:paragraph-properties fo:margin-bottom="0in"/>
    </style:style>
    <style:style style:name="T1550" style:parent-style-name="Policepardéfaut" style:family="text">
      <style:text-properties fo:font-style="italic" style:font-style-asian="italic"/>
    </style:style>
    <style:style style:name="TableRow1551" style:family="table-row">
      <style:table-row-properties/>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 style:family="paragraph">
      <style:paragraph-properties fo:text-align="center" fo:margin-bottom="0in"/>
      <style:text-properties fo:font-weight="bold" style:font-weight-asian="bold"/>
    </style:style>
    <style:style style:name="TableCell1554" style:family="table-cell">
      <style:table-cell-properties fo:border="0.0069in solid #000000" style:writing-mode="lr-tb" fo:padding-top="0in" fo:padding-left="0.075in" fo:padding-bottom="0in" fo:padding-right="0.075in"/>
    </style:style>
    <style:style style:name="P1555" style:parent-style-name="Paragraphedeliste" style:family="paragraph">
      <style:paragraph-properties fo:margin-bottom="0in"/>
    </style:style>
    <style:style style:name="P1556" style:parent-style-name="Paragraphedeliste" style:family="paragraph">
      <style:paragraph-properties fo:margin-bottom="0in"/>
    </style:style>
    <style:style style:name="TableRow1557" style:family="table-row">
      <style:table-row-properties/>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 style:family="paragraph">
      <style:paragraph-properties fo:text-align="center" fo:margin-bottom="0in"/>
      <style:text-properties fo:font-weight="bold" style:font-weight-asian="bold"/>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 style:family="paragraph">
      <style:paragraph-properties fo:margin-bottom="0in"/>
    </style:style>
    <style:style style:name="P1562" style:parent-style-name="Normal" style:family="paragraph">
      <style:paragraph-properties fo:margin-bottom="0in"/>
    </style:style>
    <style:style style:name="P1563" style:parent-style-name="Paragraphedeliste" style:family="paragraph"/>
    <style:style style:name="P1564" style:parent-style-name="Paragraphedeliste" style:family="paragraph"/>
    <style:style style:name="T1565" style:parent-style-name="Policepardéfaut" style:family="text">
      <style:text-properties fo:font-style="italic" style:font-style-asian="italic"/>
    </style:style>
    <style:style style:name="P1566" style:parent-style-name="Paragraphedeliste" style:family="paragraph"/>
    <style:style style:name="TableColumn1568" style:family="table-column">
      <style:table-column-properties style:column-width="1.0798in"/>
    </style:style>
    <style:style style:name="TableColumn1569" style:family="table-column">
      <style:table-column-properties style:column-width="5.2131in"/>
    </style:style>
    <style:style style:name="Table1567" style:family="table">
      <style:table-properties style:width="6.293in" fo:margin-left="0in" table:align="left"/>
    </style:style>
    <style:style style:name="TableRow1570" style:family="table-row">
      <style:table-row-properties/>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 style:family="paragraph">
      <style:paragraph-properties fo:text-align="center" fo:margin-bottom="0in"/>
      <style:text-properties fo:font-weight="bold" style:font-weight-asian="bold"/>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 style:family="paragraph">
      <style:paragraph-properties fo:margin-bottom="0in"/>
    </style:style>
    <style:style style:name="T1575" style:parent-style-name="Policepardéfaut" style:family="text">
      <style:text-properties style:font-name="Courier New" style:font-name-complex="Courier New"/>
    </style:style>
    <style:style style:name="TableRow1576" style:family="table-row">
      <style:table-row-properties/>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 style:family="paragraph">
      <style:paragraph-properties fo:text-align="center" fo:margin-bottom="0in"/>
      <style:text-properties fo:font-weight="bold" style:font-weight-asian="bold"/>
    </style:style>
    <style:style style:name="TableCell1579" style:family="table-cell">
      <style:table-cell-properties fo:border="0.0069in solid #000000" style:writing-mode="lr-tb" fo:padding-top="0in" fo:padding-left="0.075in" fo:padding-bottom="0in" fo:padding-right="0.075in"/>
    </style:style>
    <style:style style:name="P1580" style:parent-style-name="Paragraphedeliste" style:family="paragraph">
      <style:paragraph-properties fo:margin-bottom="0in"/>
    </style:style>
    <style:style style:name="T1581" style:parent-style-name="Policepardéfaut" style:family="text">
      <style:text-properties fo:font-style="italic" style:font-style-asian="italic"/>
    </style:style>
    <style:style style:name="P1582" style:parent-style-name="Paragraphedeliste" style:family="paragraph">
      <style:paragraph-properties fo:margin-bottom="0in"/>
    </style:style>
    <style:style style:name="T1583" style:parent-style-name="Policepardéfaut" style:family="text">
      <style:text-properties fo:font-style="italic" style:font-style-asian="italic"/>
    </style:style>
    <style:style style:name="TableRow1584" style:family="table-row">
      <style:table-row-properties/>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 style:family="paragraph">
      <style:paragraph-properties fo:text-align="center" fo:margin-bottom="0in"/>
      <style:text-properties fo:font-weight="bold" style:font-weight-asian="bold"/>
    </style:style>
    <style:style style:name="TableCell1587" style:family="table-cell">
      <style:table-cell-properties fo:border="0.0069in solid #000000" style:writing-mode="lr-tb" fo:padding-top="0in" fo:padding-left="0.075in" fo:padding-bottom="0in" fo:padding-right="0.075in"/>
    </style:style>
    <style:style style:name="P1588" style:parent-style-name="Paragraphedeliste" style:family="paragraph">
      <style:paragraph-properties fo:margin-bottom="0in"/>
    </style:style>
    <style:style style:name="P1589" style:parent-style-name="Paragraphedeliste" style:family="paragraph">
      <style:paragraph-properties fo:margin-bottom="0in"/>
    </style:style>
    <style:style style:name="P1590" style:parent-style-name="Paragraphedeliste" style:family="paragraph">
      <style:paragraph-properties fo:margin-bottom="0in"/>
    </style:style>
    <style:style style:name="TableColumn1592" style:family="table-column">
      <style:table-column-properties style:column-width="1.0798in"/>
    </style:style>
    <style:style style:name="TableColumn1593" style:family="table-column">
      <style:table-column-properties style:column-width="5.2131in"/>
    </style:style>
    <style:style style:name="Table1591" style:family="table">
      <style:table-properties style:width="6.293in" fo:margin-left="0in" table:align="left"/>
    </style:style>
    <style:style style:name="TableRow1594" style:family="table-row">
      <style:table-row-properties/>
    </style:style>
    <style:style style:name="TableCell1595" style:family="table-cell">
      <style:table-cell-properties fo:border="0.0069in solid #000000" style:writing-mode="lr-tb" fo:padding-top="0in" fo:padding-left="0.075in" fo:padding-bottom="0in" fo:padding-right="0.075in"/>
    </style:style>
    <style:style style:name="P1596" style:parent-style-name="Normal" style:family="paragraph">
      <style:paragraph-properties fo:text-align="center" fo:margin-bottom="0in"/>
      <style:text-properties fo:font-weight="bold" style:font-weight-asian="bold"/>
    </style:style>
    <style:style style:name="TableCell1597" style:family="table-cell">
      <style:table-cell-properties fo:border="0.0069in solid #000000" style:writing-mode="lr-tb" fo:padding-top="0in" fo:padding-left="0.075in" fo:padding-bottom="0in" fo:padding-right="0.075in"/>
    </style:style>
    <style:style style:name="P1598" style:parent-style-name="Normal" style:family="paragraph">
      <style:paragraph-properties fo:margin-bottom="0in"/>
    </style:style>
    <style:style style:name="T1599" style:parent-style-name="Policepardéfaut" style:family="text">
      <style:text-properties style:font-name="Courier New" style:font-name-complex="Courier New"/>
    </style:style>
    <style:style style:name="TableRow1600" style:family="table-row">
      <style:table-row-properties/>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paragraph-properties fo:text-align="center" fo:margin-bottom="0in"/>
      <style:text-properties fo:font-weight="bold" style:font-weight-asian="bold"/>
    </style:style>
    <style:style style:name="TableCell1603" style:family="table-cell">
      <style:table-cell-properties fo:border="0.0069in solid #000000" style:writing-mode="lr-tb" fo:padding-top="0in" fo:padding-left="0.075in" fo:padding-bottom="0in" fo:padding-right="0.075in"/>
    </style:style>
    <style:style style:name="P1604" style:parent-style-name="Paragraphedeliste" style:family="paragraph">
      <style:paragraph-properties fo:margin-bottom="0in"/>
    </style:style>
    <style:style style:name="T1605" style:parent-style-name="Policepardéfaut" style:family="text">
      <style:text-properties fo:font-style="italic" style:font-style-asian="italic"/>
    </style:style>
    <style:style style:name="TableRow1606" style:family="table-row">
      <style:table-row-properties/>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 style:family="paragraph">
      <style:paragraph-properties fo:text-align="center" fo:margin-bottom="0in"/>
      <style:text-properties fo:font-weight="bold" style:font-weight-asian="bold"/>
    </style:style>
    <style:style style:name="TableCell1609" style:family="table-cell">
      <style:table-cell-properties fo:border="0.0069in solid #000000" style:writing-mode="lr-tb" fo:padding-top="0in" fo:padding-left="0.075in" fo:padding-bottom="0in" fo:padding-right="0.075in"/>
    </style:style>
    <style:style style:name="P1610" style:parent-style-name="Paragraphedeliste" style:family="paragraph">
      <style:paragraph-properties fo:margin-bottom="0in"/>
    </style:style>
    <style:style style:name="P1611" style:parent-style-name="Paragraphedeliste" style:family="paragraph">
      <style:paragraph-properties fo:margin-bottom="0in"/>
    </style:style>
    <style:style style:name="P1612" style:parent-style-name="Paragraphedeliste" style:family="paragraph">
      <style:paragraph-properties fo:margin-bottom="0in"/>
    </style:style>
    <style:style style:name="TableColumn1614" style:family="table-column">
      <style:table-column-properties style:column-width="1.0798in"/>
    </style:style>
    <style:style style:name="TableColumn1615" style:family="table-column">
      <style:table-column-properties style:column-width="5.2131in"/>
    </style:style>
    <style:style style:name="Table1613" style:family="table">
      <style:table-properties style:width="6.293in" fo:margin-left="0in" table:align="left"/>
    </style:style>
    <style:style style:name="TableRow1616" style:family="table-row">
      <style:table-row-properties/>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 style:family="paragraph">
      <style:paragraph-properties fo:text-align="center" fo:margin-bottom="0in"/>
      <style:text-properties fo:font-weight="bold" style:font-weight-asian="bold"/>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l" style:family="paragraph">
      <style:paragraph-properties fo:margin-bottom="0in"/>
    </style:style>
    <style:style style:name="T1621" style:parent-style-name="Policepardéfaut" style:family="text">
      <style:text-properties style:font-name="Courier New" style:font-name-complex="Courier New"/>
    </style:style>
    <style:style style:name="TableRow1622" style:family="table-row">
      <style:table-row-properties/>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 style:family="paragraph">
      <style:paragraph-properties fo:text-align="center" fo:margin-bottom="0in"/>
      <style:text-properties fo:font-weight="bold" style:font-weight-asian="bold"/>
    </style:style>
    <style:style style:name="TableCell1625" style:family="table-cell">
      <style:table-cell-properties fo:border="0.0069in solid #000000" style:writing-mode="lr-tb" fo:padding-top="0in" fo:padding-left="0.075in" fo:padding-bottom="0in" fo:padding-right="0.075in"/>
    </style:style>
    <style:style style:name="P1626" style:parent-style-name="Paragraphedeliste" style:family="paragraph">
      <style:paragraph-properties fo:margin-bottom="0in"/>
    </style:style>
    <style:style style:name="T1627" style:parent-style-name="Policepardéfaut" style:family="text">
      <style:text-properties fo:font-style="italic" style:font-style-asian="italic"/>
    </style:style>
    <style:style style:name="TableRow1628" style:family="table-row">
      <style:table-row-properties/>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 style:family="paragraph">
      <style:paragraph-properties fo:text-align="center" fo:margin-bottom="0in"/>
      <style:text-properties fo:font-weight="bold" style:font-weight-asian="bold"/>
    </style:style>
    <style:style style:name="TableCell1631" style:family="table-cell">
      <style:table-cell-properties fo:border="0.0069in solid #000000" style:writing-mode="lr-tb" fo:padding-top="0in" fo:padding-left="0.075in" fo:padding-bottom="0in" fo:padding-right="0.075in"/>
    </style:style>
    <style:style style:name="P1632" style:parent-style-name="Paragraphedeliste" style:family="paragraph">
      <style:paragraph-properties fo:margin-bottom="0in"/>
    </style:style>
    <style:style style:name="P1633" style:parent-style-name="Paragraphedeliste" style:family="paragraph">
      <style:paragraph-properties fo:margin-bottom="0in"/>
    </style:style>
    <style:style style:name="P1634" style:parent-style-name="Paragraphedeliste" style:family="paragraph">
      <style:paragraph-properties fo:margin-bottom="0in"/>
    </style:style>
    <style:style style:name="TableRow1635" style:family="table-row">
      <style:table-row-properties/>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 style:family="paragraph">
      <style:paragraph-properties fo:text-align="center" fo:margin-bottom="0in"/>
      <style:text-properties fo:font-weight="bold" style:font-weight-asian="bold"/>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 style:family="paragraph">
      <style:paragraph-properties fo:margin-bottom="0in"/>
    </style:style>
    <style:style style:name="TableColumn1641" style:family="table-column">
      <style:table-column-properties style:column-width="1.0798in"/>
    </style:style>
    <style:style style:name="TableColumn1642" style:family="table-column">
      <style:table-column-properties style:column-width="5.2131in"/>
    </style:style>
    <style:style style:name="Table1640" style:family="table">
      <style:table-properties style:width="6.293in" fo:margin-left="0in" table:align="left"/>
    </style:style>
    <style:style style:name="TableRow1643" style:family="table-row">
      <style:table-row-properties/>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 style:family="paragraph">
      <style:paragraph-properties fo:text-align="center" fo:margin-bottom="0in"/>
      <style:text-properties fo:font-weight="bold" style:font-weight-asian="bold"/>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 style:family="paragraph">
      <style:paragraph-properties fo:margin-bottom="0in"/>
    </style:style>
    <style:style style:name="T1648" style:parent-style-name="Policepardéfaut" style:family="text">
      <style:text-properties style:font-name="Courier New" style:font-name-complex="Courier New"/>
    </style:style>
    <style:style style:name="TableRow1649" style:family="table-row">
      <style:table-row-properties/>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l" style:family="paragraph">
      <style:paragraph-properties fo:text-align="center" fo:margin-bottom="0in"/>
      <style:text-properties fo:font-weight="bold" style:font-weight-asian="bold"/>
    </style:style>
    <style:style style:name="TableCell1652" style:family="table-cell">
      <style:table-cell-properties fo:border="0.0069in solid #000000" style:writing-mode="lr-tb" fo:padding-top="0in" fo:padding-left="0.075in" fo:padding-bottom="0in" fo:padding-right="0.075in"/>
    </style:style>
    <style:style style:name="P1653" style:parent-style-name="Paragraphedeliste" style:family="paragraph">
      <style:paragraph-properties fo:margin-bottom="0in"/>
    </style:style>
    <style:style style:name="T1654" style:parent-style-name="Policepardéfaut" style:family="text">
      <style:text-properties fo:font-style="italic" style:font-style-asian="italic"/>
    </style:style>
    <style:style style:name="P1655" style:parent-style-name="Paragraphedeliste" style:family="paragraph">
      <style:paragraph-properties fo:margin-bottom="0in"/>
    </style:style>
    <style:style style:name="T1656" style:parent-style-name="Policepardéfaut" style:family="text">
      <style:text-properties fo:font-style="italic" style:font-style-asian="italic"/>
    </style:style>
    <style:style style:name="TableRow1657" style:family="table-row">
      <style:table-row-properties/>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 style:family="paragraph">
      <style:paragraph-properties fo:text-align="center" fo:margin-bottom="0in"/>
      <style:text-properties fo:font-weight="bold" style:font-weight-asian="bold"/>
    </style:style>
    <style:style style:name="TableCell1660" style:family="table-cell">
      <style:table-cell-properties fo:border="0.0069in solid #000000" style:writing-mode="lr-tb" fo:padding-top="0in" fo:padding-left="0.075in" fo:padding-bottom="0in" fo:padding-right="0.075in"/>
    </style:style>
    <style:style style:name="P1661" style:parent-style-name="Paragraphedeliste" style:family="paragraph">
      <style:paragraph-properties fo:margin-bottom="0in"/>
    </style:style>
    <style:style style:name="P1662" style:parent-style-name="Paragraphedeliste" style:family="paragraph">
      <style:paragraph-properties fo:margin-bottom="0in"/>
    </style:style>
    <style:style style:name="TableRow1663" style:family="table-row">
      <style:table-row-properties/>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 style:family="paragraph">
      <style:paragraph-properties fo:text-align="center" fo:margin-bottom="0in"/>
      <style:text-properties fo:font-weight="bold" style:font-weight-asian="bold"/>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 style:family="paragraph">
      <style:paragraph-properties fo:margin-bottom="0in"/>
    </style:style>
    <style:style style:name="TableColumn1669" style:family="table-column">
      <style:table-column-properties style:column-width="1.0798in"/>
    </style:style>
    <style:style style:name="TableColumn1670" style:family="table-column">
      <style:table-column-properties style:column-width="5.2131in"/>
    </style:style>
    <style:style style:name="Table1668" style:family="table">
      <style:table-properties style:width="6.293in" fo:margin-left="0in" table:align="left"/>
    </style:style>
    <style:style style:name="TableRow1671" style:family="table-row">
      <style:table-row-properties/>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 style:family="paragraph">
      <style:paragraph-properties fo:text-align="center" fo:margin-bottom="0in"/>
      <style:text-properties fo:font-weight="bold" style:font-weight-asian="bold"/>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 style:family="paragraph">
      <style:paragraph-properties fo:margin-bottom="0in"/>
    </style:style>
    <style:style style:name="T1676" style:parent-style-name="Policepardéfaut" style:family="text">
      <style:text-properties style:font-name="Courier New" style:font-name-complex="Courier New"/>
    </style:style>
    <style:style style:name="TableRow1677" style:family="table-row">
      <style:table-row-properties/>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 style:family="paragraph">
      <style:paragraph-properties fo:text-align="center" fo:margin-bottom="0in"/>
      <style:text-properties fo:font-weight="bold" style:font-weight-asian="bold"/>
    </style:style>
    <style:style style:name="TableCell1680" style:family="table-cell">
      <style:table-cell-properties fo:border="0.0069in solid #000000" style:writing-mode="lr-tb" fo:padding-top="0in" fo:padding-left="0.075in" fo:padding-bottom="0in" fo:padding-right="0.075in"/>
    </style:style>
    <style:style style:name="P1681" style:parent-style-name="Paragraphedeliste" style:family="paragraph">
      <style:paragraph-properties fo:margin-bottom="0in"/>
    </style:style>
    <style:style style:name="T1682" style:parent-style-name="Policepardéfaut" style:family="text">
      <style:text-properties fo:font-style="italic" style:font-style-asian="italic"/>
    </style:style>
    <style:style style:name="P1683" style:parent-style-name="Paragraphedeliste" style:family="paragraph">
      <style:paragraph-properties fo:margin-bottom="0in"/>
    </style:style>
    <style:style style:name="T1684" style:parent-style-name="Policepardéfaut" style:family="text">
      <style:text-properties fo:font-style="italic" style:font-style-asian="italic"/>
    </style:style>
    <style:style style:name="TableRow1685" style:family="table-row">
      <style:table-row-properties/>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 style:family="paragraph">
      <style:paragraph-properties fo:text-align="center" fo:margin-bottom="0in"/>
      <style:text-properties fo:font-weight="bold" style:font-weight-asian="bold"/>
    </style:style>
    <style:style style:name="TableCell1688" style:family="table-cell">
      <style:table-cell-properties fo:border="0.0069in solid #000000" style:writing-mode="lr-tb" fo:padding-top="0in" fo:padding-left="0.075in" fo:padding-bottom="0in" fo:padding-right="0.075in"/>
    </style:style>
    <style:style style:name="P1689" style:parent-style-name="Paragraphedeliste" style:family="paragraph">
      <style:paragraph-properties fo:margin-bottom="0in"/>
    </style:style>
    <style:style style:name="P1690" style:parent-style-name="Paragraphedeliste" style:family="paragraph">
      <style:paragraph-properties fo:margin-bottom="0in"/>
    </style:style>
    <style:style style:name="TableRow1691" style:family="table-row">
      <style:table-row-properties/>
    </style:style>
    <style:style style:name="TableCell1692" style:family="table-cell">
      <style:table-cell-properties fo:border="0.0069in solid #000000" style:writing-mode="lr-tb" fo:padding-top="0in" fo:padding-left="0.075in" fo:padding-bottom="0in" fo:padding-right="0.075in"/>
    </style:style>
    <style:style style:name="P1693" style:parent-style-name="Normal" style:family="paragraph">
      <style:paragraph-properties fo:text-align="center" fo:margin-bottom="0in"/>
      <style:text-properties fo:font-weight="bold" style:font-weight-asian="bold"/>
    </style:style>
    <style:style style:name="TableCell1694" style:family="table-cell">
      <style:table-cell-properties fo:border="0.0069in solid #000000" style:writing-mode="lr-tb" fo:padding-top="0in" fo:padding-left="0.075in" fo:padding-bottom="0in" fo:padding-right="0.075in"/>
    </style:style>
    <style:style style:name="P1695" style:parent-style-name="Normal" style:family="paragraph">
      <style:paragraph-properties fo:margin-bottom="0in"/>
    </style:style>
    <style:style style:name="P1696" style:parent-style-name="Normal" style:family="paragraph">
      <style:paragraph-properties fo:margin-bottom="0in"/>
    </style:style>
    <style:style style:name="TableColumn1698" style:family="table-column">
      <style:table-column-properties style:column-width="1.0798in"/>
    </style:style>
    <style:style style:name="TableColumn1699" style:family="table-column">
      <style:table-column-properties style:column-width="5.2131in"/>
    </style:style>
    <style:style style:name="Table1697" style:family="table">
      <style:table-properties style:width="6.293in" fo:margin-left="0in" table:align="left"/>
    </style:style>
    <style:style style:name="TableRow1700" style:family="table-row">
      <style:table-row-properties/>
    </style:style>
    <style:style style:name="TableCell1701" style:family="table-cell">
      <style:table-cell-properties fo:border="0.0069in solid #000000" style:writing-mode="lr-tb" fo:padding-top="0in" fo:padding-left="0.075in" fo:padding-bottom="0in" fo:padding-right="0.075in"/>
    </style:style>
    <style:style style:name="P1702" style:parent-style-name="Normal" style:family="paragraph">
      <style:paragraph-properties fo:text-align="center" fo:margin-bottom="0in"/>
      <style:text-properties fo:font-weight="bold" style:font-weight-asian="bold"/>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 style:family="paragraph">
      <style:paragraph-properties fo:margin-bottom="0in"/>
    </style:style>
    <style:style style:name="T1705" style:parent-style-name="Policepardéfaut" style:family="text">
      <style:text-properties style:font-name="Courier New" style:font-name-complex="Courier New"/>
    </style:style>
    <style:style style:name="TableRow1706" style:family="table-row">
      <style:table-row-properties/>
    </style:style>
    <style:style style:name="TableCell1707" style:family="table-cell">
      <style:table-cell-properties fo:border="0.0069in solid #000000" style:writing-mode="lr-tb" fo:padding-top="0in" fo:padding-left="0.075in" fo:padding-bottom="0in" fo:padding-right="0.075in"/>
    </style:style>
    <style:style style:name="P1708" style:parent-style-name="Normal" style:family="paragraph">
      <style:paragraph-properties fo:text-align="center" fo:margin-bottom="0in"/>
      <style:text-properties fo:font-weight="bold" style:font-weight-asian="bold"/>
    </style:style>
    <style:style style:name="TableCell1709" style:family="table-cell">
      <style:table-cell-properties fo:border="0.0069in solid #000000" style:writing-mode="lr-tb" fo:padding-top="0in" fo:padding-left="0.075in" fo:padding-bottom="0in" fo:padding-right="0.075in"/>
    </style:style>
    <style:style style:name="P1710" style:parent-style-name="Paragraphedeliste" style:family="paragraph">
      <style:paragraph-properties fo:margin-bottom="0in"/>
    </style:style>
    <style:style style:name="T1711" style:parent-style-name="Policepardéfaut" style:family="text">
      <style:text-properties fo:font-style="italic" style:font-style-asian="italic"/>
    </style:style>
    <style:style style:name="P1712" style:parent-style-name="Paragraphedeliste" style:family="paragraph">
      <style:paragraph-properties fo:margin-bottom="0in"/>
    </style:style>
    <style:style style:name="T1713" style:parent-style-name="Policepardéfaut" style:family="text">
      <style:text-properties fo:font-style="italic" style:font-style-asian="italic"/>
    </style:style>
    <style:style style:name="TableRow1714" style:family="table-row">
      <style:table-row-properties/>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 style:family="paragraph">
      <style:paragraph-properties fo:text-align="center" fo:margin-bottom="0in"/>
      <style:text-properties fo:font-weight="bold" style:font-weight-asian="bold"/>
    </style:style>
    <style:style style:name="TableCell1717" style:family="table-cell">
      <style:table-cell-properties fo:border="0.0069in solid #000000" style:writing-mode="lr-tb" fo:padding-top="0in" fo:padding-left="0.075in" fo:padding-bottom="0in" fo:padding-right="0.075in"/>
    </style:style>
    <style:style style:name="P1718" style:parent-style-name="Paragraphedeliste" style:family="paragraph">
      <style:paragraph-properties fo:margin-bottom="0in"/>
    </style:style>
    <style:style style:name="P1719" style:parent-style-name="Paragraphedeliste" style:family="paragraph">
      <style:paragraph-properties fo:margin-bottom="0in"/>
    </style:style>
    <style:style style:name="TableColumn1721" style:family="table-column">
      <style:table-column-properties style:column-width="1.0798in"/>
    </style:style>
    <style:style style:name="TableColumn1722" style:family="table-column">
      <style:table-column-properties style:column-width="5.2131in"/>
    </style:style>
    <style:style style:name="Table1720" style:family="table">
      <style:table-properties style:width="6.293in" fo:margin-left="0in" table:align="left"/>
    </style:style>
    <style:style style:name="TableRow1723" style:family="table-row">
      <style:table-row-properties/>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 style:family="paragraph">
      <style:paragraph-properties fo:text-align="center" fo:margin-bottom="0in"/>
      <style:text-properties fo:font-weight="bold" style:font-weight-asian="bold"/>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 style:family="paragraph">
      <style:paragraph-properties fo:margin-bottom="0in"/>
    </style:style>
    <style:style style:name="T1728" style:parent-style-name="Policepardéfaut" style:family="text">
      <style:text-properties style:font-name="Courier New" style:font-name-complex="Courier New"/>
    </style:style>
    <style:style style:name="TableRow1729" style:family="table-row">
      <style:table-row-properties/>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 style:family="paragraph">
      <style:paragraph-properties fo:text-align="center" fo:margin-bottom="0in"/>
      <style:text-properties fo:font-weight="bold" style:font-weight-asian="bold"/>
    </style:style>
    <style:style style:name="TableCell1732" style:family="table-cell">
      <style:table-cell-properties fo:border="0.0069in solid #000000" style:writing-mode="lr-tb" fo:padding-top="0in" fo:padding-left="0.075in" fo:padding-bottom="0in" fo:padding-right="0.075in"/>
    </style:style>
    <style:style style:name="P1733" style:parent-style-name="Paragraphedeliste" style:family="paragraph">
      <style:paragraph-properties fo:margin-bottom="0in"/>
    </style:style>
    <style:style style:name="T1734" style:parent-style-name="Policepardéfaut" style:family="text">
      <style:text-properties fo:font-style="italic" style:font-style-asian="italic"/>
    </style:style>
    <style:style style:name="TableRow1735" style:family="table-row">
      <style:table-row-properties/>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l" style:family="paragraph">
      <style:paragraph-properties fo:text-align="center" fo:margin-bottom="0in"/>
      <style:text-properties fo:font-weight="bold" style:font-weight-asian="bold"/>
    </style:style>
    <style:style style:name="TableCell1738" style:family="table-cell">
      <style:table-cell-properties fo:border="0.0069in solid #000000" style:writing-mode="lr-tb" fo:padding-top="0in" fo:padding-left="0.075in" fo:padding-bottom="0in" fo:padding-right="0.075in"/>
    </style:style>
    <style:style style:name="P1739" style:parent-style-name="Paragraphedeliste" style:family="paragraph">
      <style:paragraph-properties fo:margin-bottom="0in"/>
    </style:style>
    <style:style style:name="P1740" style:parent-style-name="Paragraphedeliste" style:family="paragraph">
      <style:paragraph-properties fo:margin-bottom="0in"/>
    </style:style>
    <style:style style:name="TableRow1741" style:family="table-row">
      <style:table-row-properties/>
    </style:style>
    <style:style style:name="TableCell1742" style:family="table-cell">
      <style:table-cell-properties fo:border="0.0069in solid #000000" style:writing-mode="lr-tb" fo:padding-top="0in" fo:padding-left="0.075in" fo:padding-bottom="0in" fo:padding-right="0.075in"/>
    </style:style>
    <style:style style:name="P1743" style:parent-style-name="Normal" style:family="paragraph">
      <style:paragraph-properties fo:text-align="center" fo:margin-bottom="0in"/>
      <style:text-properties fo:font-weight="bold" style:font-weight-asian="bold"/>
    </style:style>
    <style:style style:name="TableCell1744" style:family="table-cell">
      <style:table-cell-properties fo:border="0.0069in solid #000000" style:writing-mode="lr-tb" fo:padding-top="0in" fo:padding-left="0.075in" fo:padding-bottom="0in" fo:padding-right="0.075in"/>
    </style:style>
    <style:style style:name="P1745" style:parent-style-name="Normal" style:family="paragraph">
      <style:paragraph-properties fo:margin-bottom="0in"/>
    </style:style>
    <style:style style:name="P1746" style:parent-style-name="Normal" style:family="paragraph">
      <style:paragraph-properties fo:margin-bottom="0in"/>
    </style:style>
    <style:style style:name="P1747" style:parent-style-name="Paragraphedeliste" style:family="paragraph"/>
    <style:style style:name="P1748" style:parent-style-name="Paragraphedeliste" style:family="paragraph"/>
    <style:style style:name="T1749" style:parent-style-name="Policepardéfaut" style:family="text">
      <style:text-properties fo:font-style="italic" style:font-style-asian="italic"/>
    </style:style>
    <style:style style:name="P1750" style:parent-style-name="Paragraphedeliste" style:family="paragraph"/>
    <style:style style:name="TableColumn1752" style:family="table-column">
      <style:table-column-properties style:column-width="1.0798in"/>
    </style:style>
    <style:style style:name="TableColumn1753" style:family="table-column">
      <style:table-column-properties style:column-width="5.2131in"/>
    </style:style>
    <style:style style:name="Table1751" style:family="table">
      <style:table-properties style:width="6.293in" fo:margin-left="0in" table:align="left"/>
    </style:style>
    <style:style style:name="TableRow1754" style:family="table-row">
      <style:table-row-properties/>
    </style:style>
    <style:style style:name="TableCell1755" style:family="table-cell">
      <style:table-cell-properties fo:border="0.0069in solid #000000" style:writing-mode="lr-tb" fo:padding-top="0in" fo:padding-left="0.075in" fo:padding-bottom="0in" fo:padding-right="0.075in"/>
    </style:style>
    <style:style style:name="P1756" style:parent-style-name="Normal" style:family="paragraph">
      <style:paragraph-properties fo:text-align="center" fo:margin-bottom="0in"/>
      <style:text-properties fo:font-weight="bold" style:font-weight-asian="bold"/>
    </style:style>
    <style:style style:name="TableCell1757" style:family="table-cell">
      <style:table-cell-properties fo:border="0.0069in solid #000000" style:writing-mode="lr-tb" fo:padding-top="0in" fo:padding-left="0.075in" fo:padding-bottom="0in" fo:padding-right="0.075in"/>
    </style:style>
    <style:style style:name="P1758" style:parent-style-name="Normal" style:family="paragraph">
      <style:paragraph-properties fo:margin-bottom="0in"/>
    </style:style>
    <style:style style:name="T1759" style:parent-style-name="Policepardéfaut" style:family="text">
      <style:text-properties style:font-name="Courier New" style:font-name-complex="Courier New"/>
    </style:style>
    <style:style style:name="TableRow1760" style:family="table-row">
      <style:table-row-properties/>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 style:family="paragraph">
      <style:paragraph-properties fo:text-align="center" fo:margin-bottom="0in"/>
      <style:text-properties fo:font-weight="bold" style:font-weight-asian="bold"/>
    </style:style>
    <style:style style:name="TableCell1763" style:family="table-cell">
      <style:table-cell-properties fo:border="0.0069in solid #000000" style:writing-mode="lr-tb" fo:padding-top="0in" fo:padding-left="0.075in" fo:padding-bottom="0in" fo:padding-right="0.075in"/>
    </style:style>
    <style:style style:name="P1764" style:parent-style-name="Paragraphedeliste" style:family="paragraph">
      <style:paragraph-properties fo:margin-bottom="0in"/>
    </style:style>
    <style:style style:name="T1765" style:parent-style-name="Policepardéfaut" style:family="text">
      <style:text-properties fo:font-style="italic" style:font-style-asian="italic"/>
    </style:style>
    <style:style style:name="P1766" style:parent-style-name="Paragraphedeliste" style:family="paragraph">
      <style:paragraph-properties fo:margin-bottom="0in"/>
    </style:style>
    <style:style style:name="T1767" style:parent-style-name="Policepardéfaut" style:family="text">
      <style:text-properties fo:font-style="italic" style:font-style-asian="italic"/>
    </style:style>
    <style:style style:name="TableRow1768" style:family="table-row">
      <style:table-row-properties/>
    </style:style>
    <style:style style:name="TableCell1769" style:family="table-cell">
      <style:table-cell-properties fo:border="0.0069in solid #000000" style:writing-mode="lr-tb" fo:padding-top="0in" fo:padding-left="0.075in" fo:padding-bottom="0in" fo:padding-right="0.075in"/>
    </style:style>
    <style:style style:name="P1770" style:parent-style-name="Normal" style:family="paragraph">
      <style:paragraph-properties fo:text-align="center" fo:margin-bottom="0in"/>
      <style:text-properties fo:font-weight="bold" style:font-weight-asian="bold"/>
    </style:style>
    <style:style style:name="TableCell1771" style:family="table-cell">
      <style:table-cell-properties fo:border="0.0069in solid #000000" style:writing-mode="lr-tb" fo:padding-top="0in" fo:padding-left="0.075in" fo:padding-bottom="0in" fo:padding-right="0.075in"/>
    </style:style>
    <style:style style:name="P1772" style:parent-style-name="Paragraphedeliste" style:family="paragraph">
      <style:paragraph-properties fo:margin-bottom="0in"/>
    </style:style>
    <style:style style:name="P1773" style:parent-style-name="Paragraphedeliste" style:family="paragraph">
      <style:paragraph-properties fo:margin-bottom="0in"/>
    </style:style>
    <style:style style:name="P1774" style:parent-style-name="Paragraphedeliste" style:family="paragraph">
      <style:paragraph-properties fo:margin-bottom="0in"/>
    </style:style>
    <style:style style:name="TableColumn1776" style:family="table-column">
      <style:table-column-properties style:column-width="1.0798in"/>
    </style:style>
    <style:style style:name="TableColumn1777" style:family="table-column">
      <style:table-column-properties style:column-width="5.2131in"/>
    </style:style>
    <style:style style:name="Table1775" style:family="table">
      <style:table-properties style:width="6.293in" fo:margin-left="0in" table:align="left"/>
    </style:style>
    <style:style style:name="TableRow1778" style:family="table-row">
      <style:table-row-properties/>
    </style:style>
    <style:style style:name="TableCell1779" style:family="table-cell">
      <style:table-cell-properties fo:border="0.0069in solid #000000" style:writing-mode="lr-tb" fo:padding-top="0in" fo:padding-left="0.075in" fo:padding-bottom="0in" fo:padding-right="0.075in"/>
    </style:style>
    <style:style style:name="P1780" style:parent-style-name="Normal" style:family="paragraph">
      <style:paragraph-properties fo:text-align="center" fo:margin-bottom="0in"/>
      <style:text-properties fo:font-weight="bold" style:font-weight-asian="bold"/>
    </style:style>
    <style:style style:name="TableCell1781" style:family="table-cell">
      <style:table-cell-properties fo:border="0.0069in solid #000000" style:writing-mode="lr-tb" fo:padding-top="0in" fo:padding-left="0.075in" fo:padding-bottom="0in" fo:padding-right="0.075in"/>
    </style:style>
    <style:style style:name="P1782" style:parent-style-name="Normal" style:family="paragraph">
      <style:paragraph-properties fo:margin-bottom="0in"/>
    </style:style>
    <style:style style:name="T1783" style:parent-style-name="Policepardéfaut" style:family="text">
      <style:text-properties style:font-name="Courier New" style:font-name-complex="Courier New"/>
    </style:style>
    <style:style style:name="TableRow1784" style:family="table-row">
      <style:table-row-properties/>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 style:family="paragraph">
      <style:paragraph-properties fo:text-align="center" fo:margin-bottom="0in"/>
      <style:text-properties fo:font-weight="bold" style:font-weight-asian="bold"/>
    </style:style>
    <style:style style:name="TableCell1787" style:family="table-cell">
      <style:table-cell-properties fo:border="0.0069in solid #000000" style:writing-mode="lr-tb" fo:padding-top="0in" fo:padding-left="0.075in" fo:padding-bottom="0in" fo:padding-right="0.075in"/>
    </style:style>
    <style:style style:name="P1788" style:parent-style-name="Paragraphedeliste" style:family="paragraph">
      <style:paragraph-properties fo:margin-bottom="0in"/>
    </style:style>
    <style:style style:name="T1789" style:parent-style-name="Policepardéfaut" style:family="text">
      <style:text-properties fo:font-style="italic" style:font-style-asian="italic"/>
    </style:style>
    <style:style style:name="TableRow1790" style:family="table-row">
      <style:table-row-properties/>
    </style:style>
    <style:style style:name="TableCell1791" style:family="table-cell">
      <style:table-cell-properties fo:border="0.0069in solid #000000" style:writing-mode="lr-tb" fo:padding-top="0in" fo:padding-left="0.075in" fo:padding-bottom="0in" fo:padding-right="0.075in"/>
    </style:style>
    <style:style style:name="P1792" style:parent-style-name="Normal" style:family="paragraph">
      <style:paragraph-properties fo:text-align="center" fo:margin-bottom="0in"/>
      <style:text-properties fo:font-weight="bold" style:font-weight-asian="bold"/>
    </style:style>
    <style:style style:name="TableCell1793" style:family="table-cell">
      <style:table-cell-properties fo:border="0.0069in solid #000000" style:writing-mode="lr-tb" fo:padding-top="0in" fo:padding-left="0.075in" fo:padding-bottom="0in" fo:padding-right="0.075in"/>
    </style:style>
    <style:style style:name="P1794" style:parent-style-name="Paragraphedeliste" style:family="paragraph">
      <style:paragraph-properties fo:margin-bottom="0in"/>
    </style:style>
    <style:style style:name="P1795" style:parent-style-name="Paragraphedeliste" style:family="paragraph">
      <style:paragraph-properties fo:margin-bottom="0in"/>
    </style:style>
    <style:style style:name="P1796" style:parent-style-name="Paragraphedeliste" style:family="paragraph">
      <style:paragraph-properties fo:margin-bottom="0in"/>
    </style:style>
    <style:style style:name="TableRow1797" style:family="table-row">
      <style:table-row-properties/>
    </style:style>
    <style:style style:name="TableCell1798" style:family="table-cell">
      <style:table-cell-properties fo:border="0.0069in solid #000000" style:writing-mode="lr-tb" fo:padding-top="0in" fo:padding-left="0.075in" fo:padding-bottom="0in" fo:padding-right="0.075in"/>
    </style:style>
    <style:style style:name="P1799" style:parent-style-name="Normal" style:family="paragraph">
      <style:paragraph-properties fo:text-align="center" fo:margin-bottom="0in"/>
      <style:text-properties fo:font-weight="bold" style:font-weight-asian="bold"/>
    </style:style>
    <style:style style:name="TableCell1800" style:family="table-cell">
      <style:table-cell-properties fo:border="0.0069in solid #000000" style:writing-mode="lr-tb" fo:padding-top="0in" fo:padding-left="0.075in" fo:padding-bottom="0in" fo:padding-right="0.075in"/>
    </style:style>
    <style:style style:name="P1801" style:parent-style-name="Normal" style:family="paragraph">
      <style:paragraph-properties fo:margin-bottom="0in"/>
    </style:style>
    <style:style style:name="TableColumn1803" style:family="table-column">
      <style:table-column-properties style:column-width="1.0798in"/>
    </style:style>
    <style:style style:name="TableColumn1804" style:family="table-column">
      <style:table-column-properties style:column-width="5.2131in"/>
    </style:style>
    <style:style style:name="Table1802" style:family="table">
      <style:table-properties style:width="6.293in" fo:margin-left="0in" table:align="left"/>
    </style:style>
    <style:style style:name="TableRow1805" style:family="table-row">
      <style:table-row-properties/>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l" style:family="paragraph">
      <style:paragraph-properties fo:text-align="center" fo:margin-bottom="0in"/>
      <style:text-properties fo:font-weight="bold" style:font-weight-asian="bold"/>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l" style:family="paragraph">
      <style:paragraph-properties fo:margin-bottom="0in"/>
    </style:style>
    <style:style style:name="T1810" style:parent-style-name="Policepardéfaut" style:family="text">
      <style:text-properties style:font-name="Courier New" style:font-name-complex="Courier New"/>
    </style:style>
    <style:style style:name="TableRow1811" style:family="table-row">
      <style:table-row-properties/>
    </style:style>
    <style:style style:name="TableCell1812" style:family="table-cell">
      <style:table-cell-properties fo:border="0.0069in solid #000000" style:writing-mode="lr-tb" fo:padding-top="0in" fo:padding-left="0.075in" fo:padding-bottom="0in" fo:padding-right="0.075in"/>
    </style:style>
    <style:style style:name="P1813" style:parent-style-name="Normal" style:family="paragraph">
      <style:paragraph-properties fo:text-align="center" fo:margin-bottom="0in"/>
      <style:text-properties fo:font-weight="bold" style:font-weight-asian="bold"/>
    </style:style>
    <style:style style:name="TableCell1814" style:family="table-cell">
      <style:table-cell-properties fo:border="0.0069in solid #000000" style:writing-mode="lr-tb" fo:padding-top="0in" fo:padding-left="0.075in" fo:padding-bottom="0in" fo:padding-right="0.075in"/>
    </style:style>
    <style:style style:name="P1815" style:parent-style-name="Paragraphedeliste" style:family="paragraph">
      <style:paragraph-properties fo:margin-bottom="0in"/>
    </style:style>
    <style:style style:name="T1816" style:parent-style-name="Policepardéfaut" style:family="text">
      <style:text-properties fo:font-style="italic" style:font-style-asian="italic"/>
    </style:style>
    <style:style style:name="TableRow1817" style:family="table-row">
      <style:table-row-properties/>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 style:family="paragraph">
      <style:paragraph-properties fo:text-align="center" fo:margin-bottom="0in"/>
      <style:text-properties fo:font-weight="bold" style:font-weight-asian="bold"/>
    </style:style>
    <style:style style:name="TableCell1820" style:family="table-cell">
      <style:table-cell-properties fo:border="0.0069in solid #000000" style:writing-mode="lr-tb" fo:padding-top="0in" fo:padding-left="0.075in" fo:padding-bottom="0in" fo:padding-right="0.075in"/>
    </style:style>
    <style:style style:name="P1821" style:parent-style-name="Paragraphedeliste" style:family="paragraph">
      <style:paragraph-properties fo:margin-bottom="0in"/>
    </style:style>
    <style:style style:name="P1822" style:parent-style-name="Paragraphedeliste" style:family="paragraph">
      <style:paragraph-properties fo:margin-bottom="0in"/>
    </style:style>
    <style:style style:name="P1823" style:parent-style-name="Paragraphedeliste" style:family="paragraph">
      <style:paragraph-properties fo:margin-bottom="0in"/>
    </style:style>
    <style:style style:name="TableColumn1825" style:family="table-column">
      <style:table-column-properties style:column-width="1.0798in"/>
    </style:style>
    <style:style style:name="TableColumn1826" style:family="table-column">
      <style:table-column-properties style:column-width="5.2131in"/>
    </style:style>
    <style:style style:name="Table1824" style:family="table">
      <style:table-properties style:width="6.293in" fo:margin-left="0in" table:align="left"/>
    </style:style>
    <style:style style:name="TableRow1827" style:family="table-row">
      <style:table-row-properties/>
    </style:style>
    <style:style style:name="TableCell1828" style:family="table-cell">
      <style:table-cell-properties fo:border="0.0069in solid #000000" style:writing-mode="lr-tb" fo:padding-top="0in" fo:padding-left="0.075in" fo:padding-bottom="0in" fo:padding-right="0.075in"/>
    </style:style>
    <style:style style:name="P1829" style:parent-style-name="Normal" style:family="paragraph">
      <style:paragraph-properties fo:text-align="center" fo:margin-bottom="0in"/>
      <style:text-properties fo:font-weight="bold" style:font-weight-asian="bold"/>
    </style:style>
    <style:style style:name="TableCell1830" style:family="table-cell">
      <style:table-cell-properties fo:border="0.0069in solid #000000" style:writing-mode="lr-tb" fo:padding-top="0in" fo:padding-left="0.075in" fo:padding-bottom="0in" fo:padding-right="0.075in"/>
    </style:style>
    <style:style style:name="P1831" style:parent-style-name="Normal" style:family="paragraph">
      <style:paragraph-properties fo:margin-bottom="0in"/>
    </style:style>
    <style:style style:name="T1832" style:parent-style-name="Policepardéfaut" style:family="text">
      <style:text-properties style:font-name="Courier New" style:font-name-complex="Courier New"/>
    </style:style>
    <style:style style:name="TableRow1833" style:family="table-row">
      <style:table-row-properties/>
    </style:style>
    <style:style style:name="TableCell1834" style:family="table-cell">
      <style:table-cell-properties fo:border="0.0069in solid #000000" style:writing-mode="lr-tb" fo:padding-top="0in" fo:padding-left="0.075in" fo:padding-bottom="0in" fo:padding-right="0.075in"/>
    </style:style>
    <style:style style:name="P1835" style:parent-style-name="Normal" style:family="paragraph">
      <style:paragraph-properties fo:text-align="center" fo:margin-bottom="0in"/>
      <style:text-properties fo:font-weight="bold" style:font-weight-asian="bold"/>
    </style:style>
    <style:style style:name="TableCell1836" style:family="table-cell">
      <style:table-cell-properties fo:border="0.0069in solid #000000" style:writing-mode="lr-tb" fo:padding-top="0in" fo:padding-left="0.075in" fo:padding-bottom="0in" fo:padding-right="0.075in"/>
    </style:style>
    <style:style style:name="P1837" style:parent-style-name="Paragraphedeliste" style:family="paragraph">
      <style:paragraph-properties fo:margin-bottom="0in"/>
    </style:style>
    <style:style style:name="T1838" style:parent-style-name="Policepardéfaut" style:family="text">
      <style:text-properties fo:font-style="italic" style:font-style-asian="italic"/>
    </style:style>
    <style:style style:name="P1839" style:parent-style-name="Paragraphedeliste" style:family="paragraph">
      <style:paragraph-properties fo:margin-bottom="0in"/>
    </style:style>
    <style:style style:name="T1840" style:parent-style-name="Policepardéfaut" style:family="text">
      <style:text-properties fo:font-style="italic" style:font-style-asian="italic"/>
    </style:style>
    <style:style style:name="TableRow1841" style:family="table-row">
      <style:table-row-properties/>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 style:family="paragraph">
      <style:paragraph-properties fo:text-align="center" fo:margin-bottom="0in"/>
      <style:text-properties fo:font-weight="bold" style:font-weight-asian="bold"/>
    </style:style>
    <style:style style:name="TableCell1844" style:family="table-cell">
      <style:table-cell-properties fo:border="0.0069in solid #000000" style:writing-mode="lr-tb" fo:padding-top="0in" fo:padding-left="0.075in" fo:padding-bottom="0in" fo:padding-right="0.075in"/>
    </style:style>
    <style:style style:name="P1845" style:parent-style-name="Paragraphedeliste" style:family="paragraph">
      <style:paragraph-properties fo:margin-bottom="0in"/>
    </style:style>
    <style:style style:name="P1846" style:parent-style-name="Paragraphedeliste" style:family="paragraph">
      <style:paragraph-properties fo:margin-bottom="0in"/>
    </style:style>
    <style:style style:name="TableRow1847" style:family="table-row">
      <style:table-row-properties/>
    </style:style>
    <style:style style:name="TableCell1848" style:family="table-cell">
      <style:table-cell-properties fo:border="0.0069in solid #000000" style:writing-mode="lr-tb" fo:padding-top="0in" fo:padding-left="0.075in" fo:padding-bottom="0in" fo:padding-right="0.075in"/>
    </style:style>
    <style:style style:name="P1849" style:parent-style-name="Normal" style:family="paragraph">
      <style:paragraph-properties fo:text-align="center" fo:margin-bottom="0in"/>
      <style:text-properties fo:font-weight="bold" style:font-weight-asian="bold"/>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l" style:family="paragraph">
      <style:paragraph-properties fo:margin-bottom="0in"/>
    </style:style>
    <style:style style:name="P1852" style:parent-style-name="Normal" style:family="paragraph">
      <style:paragraph-properties fo:margin-bottom="0in"/>
    </style:style>
    <style:style style:name="TableColumn1854" style:family="table-column">
      <style:table-column-properties style:column-width="1.0798in"/>
    </style:style>
    <style:style style:name="TableColumn1855" style:family="table-column">
      <style:table-column-properties style:column-width="5.2131in"/>
    </style:style>
    <style:style style:name="Table1853" style:family="table">
      <style:table-properties style:width="6.293in" fo:margin-left="0in" table:align="left"/>
    </style:style>
    <style:style style:name="TableRow1856" style:family="table-row">
      <style:table-row-properties/>
    </style:style>
    <style:style style:name="TableCell1857" style:family="table-cell">
      <style:table-cell-properties fo:border="0.0069in solid #000000" style:writing-mode="lr-tb" fo:padding-top="0in" fo:padding-left="0.075in" fo:padding-bottom="0in" fo:padding-right="0.075in"/>
    </style:style>
    <style:style style:name="P1858" style:parent-style-name="Normal" style:family="paragraph">
      <style:paragraph-properties fo:text-align="center" fo:margin-bottom="0in"/>
      <style:text-properties fo:font-weight="bold" style:font-weight-asian="bold"/>
    </style:style>
    <style:style style:name="TableCell1859" style:family="table-cell">
      <style:table-cell-properties fo:border="0.0069in solid #000000" style:writing-mode="lr-tb" fo:padding-top="0in" fo:padding-left="0.075in" fo:padding-bottom="0in" fo:padding-right="0.075in"/>
    </style:style>
    <style:style style:name="P1860" style:parent-style-name="Normal" style:family="paragraph">
      <style:paragraph-properties fo:margin-bottom="0in"/>
    </style:style>
    <style:style style:name="T1861" style:parent-style-name="Policepardéfaut" style:family="text">
      <style:text-properties style:font-name="Courier New" style:font-name-complex="Courier New"/>
    </style:style>
    <style:style style:name="TableRow1862" style:family="table-row">
      <style:table-row-properties/>
    </style:style>
    <style:style style:name="TableCell1863" style:family="table-cell">
      <style:table-cell-properties fo:border="0.0069in solid #000000" style:writing-mode="lr-tb" fo:padding-top="0in" fo:padding-left="0.075in" fo:padding-bottom="0in" fo:padding-right="0.075in"/>
    </style:style>
    <style:style style:name="P1864" style:parent-style-name="Normal" style:family="paragraph">
      <style:paragraph-properties fo:text-align="center" fo:margin-bottom="0in"/>
      <style:text-properties fo:font-weight="bold" style:font-weight-asian="bold"/>
    </style:style>
    <style:style style:name="TableCell1865" style:family="table-cell">
      <style:table-cell-properties fo:border="0.0069in solid #000000" style:writing-mode="lr-tb" fo:padding-top="0in" fo:padding-left="0.075in" fo:padding-bottom="0in" fo:padding-right="0.075in"/>
    </style:style>
    <style:style style:name="P1866" style:parent-style-name="Paragraphedeliste" style:family="paragraph">
      <style:paragraph-properties fo:margin-bottom="0in"/>
    </style:style>
    <style:style style:name="T1867" style:parent-style-name="Policepardéfaut" style:family="text">
      <style:text-properties fo:font-style="italic" style:font-style-asian="italic"/>
    </style:style>
    <style:style style:name="P1868" style:parent-style-name="Paragraphedeliste" style:family="paragraph">
      <style:paragraph-properties fo:margin-bottom="0in"/>
    </style:style>
    <style:style style:name="T1869" style:parent-style-name="Policepardéfaut" style:family="text">
      <style:text-properties fo:font-style="italic" style:font-style-asian="italic"/>
    </style:style>
    <style:style style:name="P1870" style:parent-style-name="Paragraphedeliste" style:family="paragraph">
      <style:paragraph-properties fo:margin-bottom="0in"/>
    </style:style>
    <style:style style:name="T1871" style:parent-style-name="Policepardéfaut" style:family="text">
      <style:text-properties fo:font-style="italic" style:font-style-asian="italic"/>
    </style:style>
    <style:style style:name="P1872" style:parent-style-name="Paragraphedeliste" style:family="paragraph">
      <style:paragraph-properties fo:margin-bottom="0in"/>
    </style:style>
    <style:style style:name="T1873" style:parent-style-name="Policepardéfaut" style:family="text">
      <style:text-properties fo:font-style="italic" style:font-style-asian="italic"/>
    </style:style>
    <style:style style:name="P1874" style:parent-style-name="Paragraphedeliste" style:family="paragraph">
      <style:paragraph-properties fo:margin-bottom="0in"/>
    </style:style>
    <style:style style:name="T1875" style:parent-style-name="Policepardéfaut" style:family="text">
      <style:text-properties fo:font-style="italic" style:font-style-asian="italic"/>
    </style:style>
    <style:style style:name="T1876" style:parent-style-name="Policepardéfaut" style:family="text">
      <style:text-properties fo:font-style="italic" style:font-style-asian="italic"/>
    </style:style>
    <style:style style:name="T1877" style:parent-style-name="Policepardéfaut" style:family="text">
      <style:text-properties fo:font-style="italic" style:font-style-asian="italic"/>
    </style:style>
    <style:style style:name="P1878" style:parent-style-name="Paragraphedeliste" style:family="paragraph">
      <style:paragraph-properties fo:margin-bottom="0in"/>
    </style:style>
    <style:style style:name="T1879" style:parent-style-name="Policepardéfaut" style:family="text">
      <style:text-properties fo:font-style="italic" style:font-style-asian="italic"/>
    </style:style>
    <style:style style:name="TableRow1880" style:family="table-row">
      <style:table-row-properties/>
    </style:style>
    <style:style style:name="TableCell1881" style:family="table-cell">
      <style:table-cell-properties fo:border="0.0069in solid #000000" style:writing-mode="lr-tb" fo:padding-top="0in" fo:padding-left="0.075in" fo:padding-bottom="0in" fo:padding-right="0.075in"/>
    </style:style>
    <style:style style:name="P1882" style:parent-style-name="Normal" style:family="paragraph">
      <style:paragraph-properties fo:text-align="center" fo:margin-bottom="0in"/>
      <style:text-properties fo:font-weight="bold" style:font-weight-asian="bold"/>
    </style:style>
    <style:style style:name="TableCell1883" style:family="table-cell">
      <style:table-cell-properties fo:border="0.0069in solid #000000" style:writing-mode="lr-tb" fo:padding-top="0in" fo:padding-left="0.075in" fo:padding-bottom="0in" fo:padding-right="0.075in"/>
    </style:style>
    <style:style style:name="P1884" style:parent-style-name="Paragraphedeliste" style:family="paragraph">
      <style:paragraph-properties fo:margin-bottom="0in"/>
    </style:style>
    <style:style style:name="P1885" style:parent-style-name="Paragraphedeliste" style:family="paragraph">
      <style:paragraph-properties fo:margin-bottom="0in"/>
    </style:style>
    <style:style style:name="TableColumn1887" style:family="table-column">
      <style:table-column-properties style:column-width="1.0798in"/>
    </style:style>
    <style:style style:name="TableColumn1888" style:family="table-column">
      <style:table-column-properties style:column-width="5.2131in"/>
    </style:style>
    <style:style style:name="Table1886" style:family="table">
      <style:table-properties style:width="6.293in" fo:margin-left="0in" table:align="left"/>
    </style:style>
    <style:style style:name="TableRow1889" style:family="table-row">
      <style:table-row-properties/>
    </style:style>
    <style:style style:name="TableCell1890" style:family="table-cell">
      <style:table-cell-properties fo:border="0.0069in solid #000000" style:writing-mode="lr-tb" fo:padding-top="0in" fo:padding-left="0.075in" fo:padding-bottom="0in" fo:padding-right="0.075in"/>
    </style:style>
    <style:style style:name="P1891" style:parent-style-name="Normal" style:family="paragraph">
      <style:paragraph-properties fo:text-align="center" fo:margin-bottom="0in"/>
      <style:text-properties fo:font-weight="bold" style:font-weight-asian="bold"/>
    </style:style>
    <style:style style:name="TableCell1892" style:family="table-cell">
      <style:table-cell-properties fo:border="0.0069in solid #000000" style:writing-mode="lr-tb" fo:padding-top="0in" fo:padding-left="0.075in" fo:padding-bottom="0in" fo:padding-right="0.075in"/>
    </style:style>
    <style:style style:name="P1893" style:parent-style-name="Normal" style:family="paragraph">
      <style:paragraph-properties fo:margin-bottom="0in"/>
    </style:style>
    <style:style style:name="T1894" style:parent-style-name="Policepardéfaut" style:family="text">
      <style:text-properties style:font-name="Courier New" style:font-name-complex="Courier New"/>
    </style:style>
    <style:style style:name="TableRow1895" style:family="table-row">
      <style:table-row-properties/>
    </style:style>
    <style:style style:name="TableCell1896" style:family="table-cell">
      <style:table-cell-properties fo:border="0.0069in solid #000000" style:writing-mode="lr-tb" fo:padding-top="0in" fo:padding-left="0.075in" fo:padding-bottom="0in" fo:padding-right="0.075in"/>
    </style:style>
    <style:style style:name="P1897" style:parent-style-name="Normal" style:family="paragraph">
      <style:paragraph-properties fo:text-align="center" fo:margin-bottom="0in"/>
      <style:text-properties fo:font-weight="bold" style:font-weight-asian="bold"/>
    </style:style>
    <style:style style:name="TableCell1898" style:family="table-cell">
      <style:table-cell-properties fo:border="0.0069in solid #000000" style:writing-mode="lr-tb" fo:padding-top="0in" fo:padding-left="0.075in" fo:padding-bottom="0in" fo:padding-right="0.075in"/>
    </style:style>
    <style:style style:name="P1899" style:parent-style-name="Paragraphedeliste" style:family="paragraph">
      <style:paragraph-properties fo:margin-bottom="0in"/>
    </style:style>
    <style:style style:name="T1900" style:parent-style-name="Policepardéfaut" style:family="text">
      <style:text-properties fo:font-style="italic" style:font-style-asian="italic"/>
    </style:style>
    <style:style style:name="TableRow1901" style:family="table-row">
      <style:table-row-properties/>
    </style:style>
    <style:style style:name="TableCell1902" style:family="table-cell">
      <style:table-cell-properties fo:border="0.0069in solid #000000" style:writing-mode="lr-tb" fo:padding-top="0in" fo:padding-left="0.075in" fo:padding-bottom="0in" fo:padding-right="0.075in"/>
    </style:style>
    <style:style style:name="P1903" style:parent-style-name="Normal" style:family="paragraph">
      <style:paragraph-properties fo:text-align="center" fo:margin-bottom="0in"/>
      <style:text-properties fo:font-weight="bold" style:font-weight-asian="bold"/>
    </style:style>
    <style:style style:name="TableCell1904" style:family="table-cell">
      <style:table-cell-properties fo:border="0.0069in solid #000000" style:writing-mode="lr-tb" fo:padding-top="0in" fo:padding-left="0.075in" fo:padding-bottom="0in" fo:padding-right="0.075in"/>
    </style:style>
    <style:style style:name="P1905" style:parent-style-name="Paragraphedeliste" style:family="paragraph">
      <style:paragraph-properties fo:margin-bottom="0in"/>
    </style:style>
    <style:style style:name="P1906" style:parent-style-name="Paragraphedeliste" style:family="paragraph">
      <style:paragraph-properties fo:margin-bottom="0in"/>
    </style:style>
    <style:style style:name="TableRow1907" style:family="table-row">
      <style:table-row-properties/>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l" style:family="paragraph">
      <style:paragraph-properties fo:text-align="center" fo:margin-bottom="0in"/>
      <style:text-properties fo:font-weight="bold" style:font-weight-asian="bold"/>
    </style:style>
    <style:style style:name="TableCell1910" style:family="table-cell">
      <style:table-cell-properties fo:border="0.0069in solid #000000" style:writing-mode="lr-tb" fo:padding-top="0in" fo:padding-left="0.075in" fo:padding-bottom="0in" fo:padding-right="0.075in"/>
    </style:style>
    <style:style style:name="P1911" style:parent-style-name="Normal" style:family="paragraph">
      <style:paragraph-properties fo:margin-bottom="0in"/>
    </style:style>
    <style:style style:name="P1912" style:parent-style-name="Normal" style:family="paragraph">
      <style:paragraph-properties fo:margin-bottom="0in"/>
    </style:style>
    <style:style style:name="P1913" style:parent-style-name="Paragraphedeliste" style:family="paragraph"/>
    <style:style style:name="P1914" style:parent-style-name="Paragraphedeliste" style:family="paragraph"/>
    <style:style style:name="T1915" style:parent-style-name="Policepardéfaut" style:family="text">
      <style:text-properties fo:font-style="italic" style:font-style-asian="italic"/>
    </style:style>
    <style:style style:name="P1916" style:parent-style-name="Paragraphedeliste" style:family="paragraph"/>
    <style:style style:name="TableColumn1918" style:family="table-column">
      <style:table-column-properties style:column-width="1.0798in"/>
    </style:style>
    <style:style style:name="TableColumn1919" style:family="table-column">
      <style:table-column-properties style:column-width="5.2131in"/>
    </style:style>
    <style:style style:name="Table1917" style:family="table">
      <style:table-properties style:width="6.293in" fo:margin-left="0in" table:align="left"/>
    </style:style>
    <style:style style:name="TableRow1920" style:family="table-row">
      <style:table-row-properties/>
    </style:style>
    <style:style style:name="TableCell1921" style:family="table-cell">
      <style:table-cell-properties fo:border="0.0069in solid #000000" style:writing-mode="lr-tb" fo:padding-top="0in" fo:padding-left="0.075in" fo:padding-bottom="0in" fo:padding-right="0.075in"/>
    </style:style>
    <style:style style:name="P1922" style:parent-style-name="Normal" style:family="paragraph">
      <style:paragraph-properties fo:text-align="center" fo:margin-bottom="0in"/>
      <style:text-properties fo:font-weight="bold" style:font-weight-asian="bold"/>
    </style:style>
    <style:style style:name="TableCell1923" style:family="table-cell">
      <style:table-cell-properties fo:border="0.0069in solid #000000" style:writing-mode="lr-tb" fo:padding-top="0in" fo:padding-left="0.075in" fo:padding-bottom="0in" fo:padding-right="0.075in"/>
    </style:style>
    <style:style style:name="P1924" style:parent-style-name="Normal" style:family="paragraph">
      <style:paragraph-properties fo:margin-bottom="0in"/>
      <style:text-properties style:font-name="Courier New" style:font-name-complex="Courier New"/>
    </style:style>
    <style:style style:name="TableRow1925" style:family="table-row">
      <style:table-row-properties/>
    </style:style>
    <style:style style:name="TableCell1926" style:family="table-cell">
      <style:table-cell-properties fo:border="0.0069in solid #000000" style:writing-mode="lr-tb" fo:padding-top="0in" fo:padding-left="0.075in" fo:padding-bottom="0in" fo:padding-right="0.075in"/>
    </style:style>
    <style:style style:name="P1927" style:parent-style-name="Normal" style:family="paragraph">
      <style:paragraph-properties fo:text-align="center" fo:margin-bottom="0in"/>
      <style:text-properties fo:font-weight="bold" style:font-weight-asian="bold"/>
    </style:style>
    <style:style style:name="TableCell1928" style:family="table-cell">
      <style:table-cell-properties fo:border="0.0069in solid #000000" style:writing-mode="lr-tb" fo:padding-top="0in" fo:padding-left="0.075in" fo:padding-bottom="0in" fo:padding-right="0.075in"/>
    </style:style>
    <style:style style:name="P1929" style:parent-style-name="Paragraphedeliste" style:family="paragraph">
      <style:paragraph-properties fo:margin-bottom="0in"/>
    </style:style>
    <style:style style:name="T1930" style:parent-style-name="Policepardéfaut" style:family="text">
      <style:text-properties fo:font-style="italic" style:font-style-asian="italic"/>
    </style:style>
    <style:style style:name="P1931" style:parent-style-name="Paragraphedeliste" style:family="paragraph">
      <style:paragraph-properties fo:margin-bottom="0in"/>
    </style:style>
    <style:style style:name="T1932" style:parent-style-name="Policepardéfaut" style:family="text">
      <style:text-properties fo:font-style="italic" style:font-style-asian="italic"/>
    </style:style>
    <style:style style:name="P1933" style:parent-style-name="Paragraphedeliste" style:family="paragraph">
      <style:paragraph-properties fo:margin-bottom="0in"/>
    </style:style>
    <style:style style:name="T1934" style:parent-style-name="Policepardéfaut" style:family="text">
      <style:text-properties fo:font-style="italic" style:font-style-asian="italic"/>
    </style:style>
    <style:style style:name="TableRow1935" style:family="table-row">
      <style:table-row-properties/>
    </style:style>
    <style:style style:name="TableCell1936" style:family="table-cell">
      <style:table-cell-properties fo:border="0.0069in solid #000000" style:writing-mode="lr-tb" fo:padding-top="0in" fo:padding-left="0.075in" fo:padding-bottom="0in" fo:padding-right="0.075in"/>
    </style:style>
    <style:style style:name="P1937" style:parent-style-name="Normal" style:family="paragraph">
      <style:paragraph-properties fo:text-align="center" fo:margin-bottom="0in"/>
      <style:text-properties fo:font-weight="bold" style:font-weight-asian="bold"/>
    </style:style>
    <style:style style:name="TableCell1938" style:family="table-cell">
      <style:table-cell-properties fo:border="0.0069in solid #000000" style:writing-mode="lr-tb" fo:padding-top="0in" fo:padding-left="0.075in" fo:padding-bottom="0in" fo:padding-right="0.075in"/>
    </style:style>
    <style:style style:name="P1939" style:parent-style-name="Paragraphedeliste" style:family="paragraph">
      <style:paragraph-properties fo:margin-bottom="0in"/>
    </style:style>
    <style:style style:name="P1940" style:parent-style-name="Paragraphedeliste" style:family="paragraph">
      <style:paragraph-properties fo:margin-bottom="0in"/>
    </style:style>
    <style:style style:name="P1941" style:parent-style-name="Paragraphedeliste" style:family="paragraph">
      <style:paragraph-properties fo:margin-bottom="0in"/>
    </style:style>
    <style:style style:name="TableColumn1943" style:family="table-column">
      <style:table-column-properties style:column-width="1.0798in"/>
    </style:style>
    <style:style style:name="TableColumn1944" style:family="table-column">
      <style:table-column-properties style:column-width="5.2131in"/>
    </style:style>
    <style:style style:name="Table1942" style:family="table">
      <style:table-properties style:width="6.293in" fo:margin-left="0in" table:align="left"/>
    </style:style>
    <style:style style:name="TableRow1945" style:family="table-row">
      <style:table-row-properties/>
    </style:style>
    <style:style style:name="TableCell1946" style:family="table-cell">
      <style:table-cell-properties fo:border="0.0069in solid #000000" style:writing-mode="lr-tb" fo:padding-top="0in" fo:padding-left="0.075in" fo:padding-bottom="0in" fo:padding-right="0.075in"/>
    </style:style>
    <style:style style:name="P1947" style:parent-style-name="Normal" style:family="paragraph">
      <style:paragraph-properties fo:text-align="center" fo:margin-bottom="0in"/>
      <style:text-properties fo:font-weight="bold" style:font-weight-asian="bold"/>
    </style:style>
    <style:style style:name="TableCell1948" style:family="table-cell">
      <style:table-cell-properties fo:border="0.0069in solid #000000" style:writing-mode="lr-tb" fo:padding-top="0in" fo:padding-left="0.075in" fo:padding-bottom="0in" fo:padding-right="0.075in"/>
    </style:style>
    <style:style style:name="P1949" style:parent-style-name="Normal" style:family="paragraph">
      <style:paragraph-properties fo:margin-bottom="0in"/>
    </style:style>
    <style:style style:name="T1950" style:parent-style-name="Policepardéfaut" style:family="text">
      <style:text-properties style:font-name="Courier New" style:font-name-complex="Courier New"/>
    </style:style>
    <style:style style:name="TableRow1951" style:family="table-row">
      <style:table-row-properties/>
    </style:style>
    <style:style style:name="TableCell1952" style:family="table-cell">
      <style:table-cell-properties fo:border="0.0069in solid #000000" style:writing-mode="lr-tb" fo:padding-top="0in" fo:padding-left="0.075in" fo:padding-bottom="0in" fo:padding-right="0.075in"/>
    </style:style>
    <style:style style:name="P1953" style:parent-style-name="Normal" style:family="paragraph">
      <style:paragraph-properties fo:text-align="center" fo:margin-bottom="0in"/>
      <style:text-properties fo:font-weight="bold" style:font-weight-asian="bold"/>
    </style:style>
    <style:style style:name="TableCell1954" style:family="table-cell">
      <style:table-cell-properties fo:border="0.0069in solid #000000" style:writing-mode="lr-tb" fo:padding-top="0in" fo:padding-left="0.075in" fo:padding-bottom="0in" fo:padding-right="0.075in"/>
    </style:style>
    <style:style style:name="P1955" style:parent-style-name="Paragraphedeliste" style:family="paragraph">
      <style:paragraph-properties fo:margin-bottom="0in"/>
    </style:style>
    <style:style style:name="T1956" style:parent-style-name="Policepardéfaut" style:family="text">
      <style:text-properties fo:font-style="italic" style:font-style-asian="italic"/>
    </style:style>
    <style:style style:name="P1957" style:parent-style-name="Paragraphedeliste" style:family="paragraph">
      <style:paragraph-properties fo:margin-bottom="0in"/>
    </style:style>
    <style:style style:name="T1958" style:parent-style-name="Policepardéfaut" style:family="text">
      <style:text-properties fo:font-style="italic" style:font-style-asian="italic"/>
    </style:style>
    <style:style style:name="TableRow1959" style:family="table-row">
      <style:table-row-properties/>
    </style:style>
    <style:style style:name="TableCell1960" style:family="table-cell">
      <style:table-cell-properties fo:border="0.0069in solid #000000" style:writing-mode="lr-tb" fo:padding-top="0in" fo:padding-left="0.075in" fo:padding-bottom="0in" fo:padding-right="0.075in"/>
    </style:style>
    <style:style style:name="P1961" style:parent-style-name="Normal" style:family="paragraph">
      <style:paragraph-properties fo:text-align="center" fo:margin-bottom="0in"/>
      <style:text-properties fo:font-weight="bold" style:font-weight-asian="bold"/>
    </style:style>
    <style:style style:name="TableCell1962" style:family="table-cell">
      <style:table-cell-properties fo:border="0.0069in solid #000000" style:writing-mode="lr-tb" fo:padding-top="0in" fo:padding-left="0.075in" fo:padding-bottom="0in" fo:padding-right="0.075in"/>
    </style:style>
    <style:style style:name="P1963" style:parent-style-name="Paragraphedeliste" style:family="paragraph">
      <style:paragraph-properties fo:margin-bottom="0in"/>
    </style:style>
    <style:style style:name="P1964" style:parent-style-name="Paragraphedeliste" style:family="paragraph">
      <style:paragraph-properties fo:margin-bottom="0in"/>
    </style:style>
    <style:style style:name="P1965" style:parent-style-name="Paragraphedeliste" style:family="paragraph">
      <style:paragraph-properties fo:margin-bottom="0in"/>
    </style:style>
    <style:style style:name="TableColumn1967" style:family="table-column">
      <style:table-column-properties style:column-width="1.0798in"/>
    </style:style>
    <style:style style:name="TableColumn1968" style:family="table-column">
      <style:table-column-properties style:column-width="5.2131in"/>
    </style:style>
    <style:style style:name="Table1966" style:family="table">
      <style:table-properties style:width="6.293in" fo:margin-left="0in" table:align="left"/>
    </style:style>
    <style:style style:name="TableRow1969" style:family="table-row">
      <style:table-row-properties/>
    </style:style>
    <style:style style:name="TableCell1970" style:family="table-cell">
      <style:table-cell-properties fo:border="0.0069in solid #000000" style:writing-mode="lr-tb" fo:padding-top="0in" fo:padding-left="0.075in" fo:padding-bottom="0in" fo:padding-right="0.075in"/>
    </style:style>
    <style:style style:name="P1971" style:parent-style-name="Normal" style:family="paragraph">
      <style:paragraph-properties fo:text-align="center" fo:margin-bottom="0in"/>
      <style:text-properties fo:font-weight="bold" style:font-weight-asian="bold"/>
    </style:style>
    <style:style style:name="TableCell1972" style:family="table-cell">
      <style:table-cell-properties fo:border="0.0069in solid #000000" style:writing-mode="lr-tb" fo:padding-top="0in" fo:padding-left="0.075in" fo:padding-bottom="0in" fo:padding-right="0.075in"/>
    </style:style>
    <style:style style:name="P1973" style:parent-style-name="Normal" style:family="paragraph">
      <style:paragraph-properties fo:margin-bottom="0in"/>
    </style:style>
    <style:style style:name="T1974" style:parent-style-name="Policepardéfaut" style:family="text">
      <style:text-properties style:font-name="Courier New" style:font-name-complex="Courier New"/>
    </style:style>
    <style:style style:name="TableRow1975" style:family="table-row">
      <style:table-row-properties/>
    </style:style>
    <style:style style:name="TableCell1976" style:family="table-cell">
      <style:table-cell-properties fo:border="0.0069in solid #000000" style:writing-mode="lr-tb" fo:padding-top="0in" fo:padding-left="0.075in" fo:padding-bottom="0in" fo:padding-right="0.075in"/>
    </style:style>
    <style:style style:name="P1977" style:parent-style-name="Normal" style:family="paragraph">
      <style:paragraph-properties fo:text-align="center" fo:margin-bottom="0in"/>
      <style:text-properties fo:font-weight="bold" style:font-weight-asian="bold"/>
    </style:style>
    <style:style style:name="TableCell1978" style:family="table-cell">
      <style:table-cell-properties fo:border="0.0069in solid #000000" style:writing-mode="lr-tb" fo:padding-top="0in" fo:padding-left="0.075in" fo:padding-bottom="0in" fo:padding-right="0.075in"/>
    </style:style>
    <style:style style:name="P1979" style:parent-style-name="Paragraphedeliste" style:family="paragraph">
      <style:paragraph-properties fo:margin-bottom="0in"/>
    </style:style>
    <style:style style:name="T1980" style:parent-style-name="Policepardéfaut" style:family="text">
      <style:text-properties fo:font-style="italic" style:font-style-asian="italic"/>
    </style:style>
    <style:style style:name="P1981" style:parent-style-name="Paragraphedeliste" style:family="paragraph">
      <style:paragraph-properties fo:margin-bottom="0in"/>
    </style:style>
    <style:style style:name="T1982" style:parent-style-name="Policepardéfaut" style:family="text">
      <style:text-properties fo:font-style="italic" style:font-style-asian="italic"/>
    </style:style>
    <style:style style:name="TableRow1983" style:family="table-row">
      <style:table-row-properties/>
    </style:style>
    <style:style style:name="TableCell1984" style:family="table-cell">
      <style:table-cell-properties fo:border="0.0069in solid #000000" style:writing-mode="lr-tb" fo:padding-top="0in" fo:padding-left="0.075in" fo:padding-bottom="0in" fo:padding-right="0.075in"/>
    </style:style>
    <style:style style:name="P1985" style:parent-style-name="Normal" style:family="paragraph">
      <style:paragraph-properties fo:text-align="center" fo:margin-bottom="0in"/>
      <style:text-properties fo:font-weight="bold" style:font-weight-asian="bold"/>
    </style:style>
    <style:style style:name="TableCell1986" style:family="table-cell">
      <style:table-cell-properties fo:border="0.0069in solid #000000" style:writing-mode="lr-tb" fo:padding-top="0in" fo:padding-left="0.075in" fo:padding-bottom="0in" fo:padding-right="0.075in"/>
    </style:style>
    <style:style style:name="P1987" style:parent-style-name="Paragraphedeliste" style:family="paragraph">
      <style:paragraph-properties fo:margin-bottom="0in"/>
    </style:style>
    <style:style style:name="P1988" style:parent-style-name="Paragraphedeliste" style:family="paragraph">
      <style:paragraph-properties fo:margin-bottom="0in"/>
    </style:style>
    <style:style style:name="P1989" style:parent-style-name="Paragraphedeliste" style:family="paragraph">
      <style:paragraph-properties fo:margin-bottom="0in"/>
    </style:style>
    <style:style style:name="TableRow1990" style:family="table-row">
      <style:table-row-properties/>
    </style:style>
    <style:style style:name="TableCell1991" style:family="table-cell">
      <style:table-cell-properties fo:border="0.0069in solid #000000" style:writing-mode="lr-tb" fo:padding-top="0in" fo:padding-left="0.075in" fo:padding-bottom="0in" fo:padding-right="0.075in"/>
    </style:style>
    <style:style style:name="P1992" style:parent-style-name="Normal" style:family="paragraph">
      <style:paragraph-properties fo:text-align="center" fo:margin-bottom="0in"/>
      <style:text-properties fo:font-weight="bold" style:font-weight-asian="bold"/>
    </style:style>
    <style:style style:name="TableCell1993" style:family="table-cell">
      <style:table-cell-properties fo:border="0.0069in solid #000000" style:writing-mode="lr-tb" fo:padding-top="0in" fo:padding-left="0.075in" fo:padding-bottom="0in" fo:padding-right="0.075in"/>
    </style:style>
    <style:style style:name="P1994" style:parent-style-name="Normal" style:family="paragraph">
      <style:paragraph-properties fo:margin-bottom="0in"/>
    </style:style>
    <style:style style:name="TableColumn1996" style:family="table-column">
      <style:table-column-properties style:column-width="1.0798in"/>
    </style:style>
    <style:style style:name="TableColumn1997" style:family="table-column">
      <style:table-column-properties style:column-width="5.2131in"/>
    </style:style>
    <style:style style:name="Table1995" style:family="table">
      <style:table-properties style:width="6.293in" fo:margin-left="0in" table:align="left"/>
    </style:style>
    <style:style style:name="TableRow1998" style:family="table-row">
      <style:table-row-properties/>
    </style:style>
    <style:style style:name="TableCell1999" style:family="table-cell">
      <style:table-cell-properties fo:border="0.0069in solid #000000" style:writing-mode="lr-tb" fo:padding-top="0in" fo:padding-left="0.075in" fo:padding-bottom="0in" fo:padding-right="0.075in"/>
    </style:style>
    <style:style style:name="P2000" style:parent-style-name="Normal" style:family="paragraph">
      <style:paragraph-properties fo:text-align="center" fo:margin-bottom="0in"/>
      <style:text-properties fo:font-weight="bold" style:font-weight-asian="bold"/>
    </style:style>
    <style:style style:name="TableCell2001" style:family="table-cell">
      <style:table-cell-properties fo:border="0.0069in solid #000000" style:writing-mode="lr-tb" fo:padding-top="0in" fo:padding-left="0.075in" fo:padding-bottom="0in" fo:padding-right="0.075in"/>
    </style:style>
    <style:style style:name="P2002" style:parent-style-name="Normal" style:family="paragraph">
      <style:paragraph-properties fo:margin-bottom="0in"/>
    </style:style>
    <style:style style:name="T2003" style:parent-style-name="Policepardéfaut" style:family="text">
      <style:text-properties style:font-name="Courier New" style:font-name-complex="Courier New"/>
    </style:style>
    <style:style style:name="TableRow2004" style:family="table-row">
      <style:table-row-properties/>
    </style:style>
    <style:style style:name="TableCell2005" style:family="table-cell">
      <style:table-cell-properties fo:border="0.0069in solid #000000" style:writing-mode="lr-tb" fo:padding-top="0in" fo:padding-left="0.075in" fo:padding-bottom="0in" fo:padding-right="0.075in"/>
    </style:style>
    <style:style style:name="P2006" style:parent-style-name="Normal" style:family="paragraph">
      <style:paragraph-properties fo:text-align="center" fo:margin-bottom="0in"/>
      <style:text-properties fo:font-weight="bold" style:font-weight-asian="bold"/>
    </style:style>
    <style:style style:name="TableCell2007" style:family="table-cell">
      <style:table-cell-properties fo:border="0.0069in solid #000000" style:writing-mode="lr-tb" fo:padding-top="0in" fo:padding-left="0.075in" fo:padding-bottom="0in" fo:padding-right="0.075in"/>
    </style:style>
    <style:style style:name="P2008" style:parent-style-name="Paragraphedeliste" style:family="paragraph">
      <style:paragraph-properties fo:margin-bottom="0in"/>
    </style:style>
    <style:style style:name="T2009" style:parent-style-name="Policepardéfaut" style:family="text">
      <style:text-properties fo:font-style="italic" style:font-style-asian="italic"/>
    </style:style>
    <style:style style:name="P2010" style:parent-style-name="Paragraphedeliste" style:family="paragraph">
      <style:paragraph-properties fo:margin-bottom="0in"/>
    </style:style>
    <style:style style:name="T2011" style:parent-style-name="Policepardéfaut" style:family="text">
      <style:text-properties fo:font-style="italic" style:font-style-asian="italic"/>
    </style:style>
    <style:style style:name="TableRow2012" style:family="table-row">
      <style:table-row-properties/>
    </style:style>
    <style:style style:name="TableCell2013" style:family="table-cell">
      <style:table-cell-properties fo:border="0.0069in solid #000000" style:writing-mode="lr-tb" fo:padding-top="0in" fo:padding-left="0.075in" fo:padding-bottom="0in" fo:padding-right="0.075in"/>
    </style:style>
    <style:style style:name="P2014" style:parent-style-name="Normal" style:family="paragraph">
      <style:paragraph-properties fo:text-align="center" fo:margin-bottom="0in"/>
      <style:text-properties fo:font-weight="bold" style:font-weight-asian="bold"/>
    </style:style>
    <style:style style:name="TableCell2015" style:family="table-cell">
      <style:table-cell-properties fo:border="0.0069in solid #000000" style:writing-mode="lr-tb" fo:padding-top="0in" fo:padding-left="0.075in" fo:padding-bottom="0in" fo:padding-right="0.075in"/>
    </style:style>
    <style:style style:name="P2016" style:parent-style-name="Paragraphedeliste" style:family="paragraph">
      <style:paragraph-properties fo:margin-bottom="0in"/>
    </style:style>
    <style:style style:name="P2017" style:parent-style-name="Paragraphedeliste" style:family="paragraph">
      <style:paragraph-properties fo:margin-bottom="0in"/>
    </style:style>
    <style:style style:name="TableRow2018" style:family="table-row">
      <style:table-row-properties/>
    </style:style>
    <style:style style:name="TableCell2019" style:family="table-cell">
      <style:table-cell-properties fo:border="0.0069in solid #000000" style:writing-mode="lr-tb" fo:padding-top="0in" fo:padding-left="0.075in" fo:padding-bottom="0in" fo:padding-right="0.075in"/>
    </style:style>
    <style:style style:name="P2020" style:parent-style-name="Normal" style:family="paragraph">
      <style:paragraph-properties fo:text-align="center" fo:margin-bottom="0in"/>
      <style:text-properties fo:font-weight="bold" style:font-weight-asian="bold"/>
    </style:style>
    <style:style style:name="TableCell2021" style:family="table-cell">
      <style:table-cell-properties fo:border="0.0069in solid #000000" style:writing-mode="lr-tb" fo:padding-top="0in" fo:padding-left="0.075in" fo:padding-bottom="0in" fo:padding-right="0.075in"/>
    </style:style>
    <style:style style:name="P2022" style:parent-style-name="Normal" style:family="paragraph">
      <style:paragraph-properties fo:margin-bottom="0in"/>
    </style:style>
    <style:style style:name="TableColumn2024" style:family="table-column">
      <style:table-column-properties style:column-width="1.0798in"/>
    </style:style>
    <style:style style:name="TableColumn2025" style:family="table-column">
      <style:table-column-properties style:column-width="5.2131in"/>
    </style:style>
    <style:style style:name="Table2023" style:family="table">
      <style:table-properties style:width="6.293in" fo:margin-left="0in" table:align="left"/>
    </style:style>
    <style:style style:name="TableRow2026" style:family="table-row">
      <style:table-row-properties/>
    </style:style>
    <style:style style:name="TableCell2027" style:family="table-cell">
      <style:table-cell-properties fo:border="0.0069in solid #000000" style:writing-mode="lr-tb" fo:padding-top="0in" fo:padding-left="0.075in" fo:padding-bottom="0in" fo:padding-right="0.075in"/>
    </style:style>
    <style:style style:name="P2028" style:parent-style-name="Normal" style:family="paragraph">
      <style:paragraph-properties fo:text-align="center" fo:margin-bottom="0in"/>
      <style:text-properties fo:font-weight="bold" style:font-weight-asian="bold"/>
    </style:style>
    <style:style style:name="TableCell2029" style:family="table-cell">
      <style:table-cell-properties fo:border="0.0069in solid #000000" style:writing-mode="lr-tb" fo:padding-top="0in" fo:padding-left="0.075in" fo:padding-bottom="0in" fo:padding-right="0.075in"/>
    </style:style>
    <style:style style:name="P2030" style:parent-style-name="Normal" style:family="paragraph">
      <style:paragraph-properties fo:margin-bottom="0in"/>
    </style:style>
    <style:style style:name="T2031" style:parent-style-name="Policepardéfaut" style:family="text">
      <style:text-properties style:font-name="Courier New" style:font-name-complex="Courier New"/>
    </style:style>
    <style:style style:name="TableRow2032" style:family="table-row">
      <style:table-row-properties/>
    </style:style>
    <style:style style:name="TableCell2033" style:family="table-cell">
      <style:table-cell-properties fo:border="0.0069in solid #000000" style:writing-mode="lr-tb" fo:padding-top="0in" fo:padding-left="0.075in" fo:padding-bottom="0in" fo:padding-right="0.075in"/>
    </style:style>
    <style:style style:name="P2034" style:parent-style-name="Normal" style:family="paragraph">
      <style:paragraph-properties fo:text-align="center" fo:margin-bottom="0in"/>
      <style:text-properties fo:font-weight="bold" style:font-weight-asian="bold"/>
    </style:style>
    <style:style style:name="TableCell2035" style:family="table-cell">
      <style:table-cell-properties fo:border="0.0069in solid #000000" style:writing-mode="lr-tb" fo:padding-top="0in" fo:padding-left="0.075in" fo:padding-bottom="0in" fo:padding-right="0.075in"/>
    </style:style>
    <style:style style:name="P2036" style:parent-style-name="Paragraphedeliste" style:family="paragraph">
      <style:paragraph-properties fo:margin-bottom="0in"/>
    </style:style>
    <style:style style:name="T2037" style:parent-style-name="Policepardéfaut" style:family="text">
      <style:text-properties fo:font-style="italic" style:font-style-asian="italic"/>
    </style:style>
    <style:style style:name="P2038" style:parent-style-name="Paragraphedeliste" style:family="paragraph">
      <style:paragraph-properties fo:margin-bottom="0in"/>
    </style:style>
    <style:style style:name="T2039" style:parent-style-name="Policepardéfaut" style:family="text">
      <style:text-properties fo:font-style="italic" style:font-style-asian="italic"/>
    </style:style>
    <style:style style:name="TableRow2040" style:family="table-row">
      <style:table-row-properties/>
    </style:style>
    <style:style style:name="TableCell2041" style:family="table-cell">
      <style:table-cell-properties fo:border="0.0069in solid #000000" style:writing-mode="lr-tb" fo:padding-top="0in" fo:padding-left="0.075in" fo:padding-bottom="0in" fo:padding-right="0.075in"/>
    </style:style>
    <style:style style:name="P2042" style:parent-style-name="Normal" style:family="paragraph">
      <style:paragraph-properties fo:text-align="center" fo:margin-bottom="0in"/>
      <style:text-properties fo:font-weight="bold" style:font-weight-asian="bold"/>
    </style:style>
    <style:style style:name="TableCell2043" style:family="table-cell">
      <style:table-cell-properties fo:border="0.0069in solid #000000" style:writing-mode="lr-tb" fo:padding-top="0in" fo:padding-left="0.075in" fo:padding-bottom="0in" fo:padding-right="0.075in"/>
    </style:style>
    <style:style style:name="P2044" style:parent-style-name="Paragraphedeliste" style:family="paragraph">
      <style:paragraph-properties fo:margin-bottom="0in"/>
    </style:style>
    <style:style style:name="P2045" style:parent-style-name="Paragraphedeliste" style:family="paragraph">
      <style:paragraph-properties fo:margin-bottom="0in"/>
    </style:style>
    <style:style style:name="TableRow2046" style:family="table-row">
      <style:table-row-properties/>
    </style:style>
    <style:style style:name="TableCell2047" style:family="table-cell">
      <style:table-cell-properties fo:border="0.0069in solid #000000" style:writing-mode="lr-tb" fo:padding-top="0in" fo:padding-left="0.075in" fo:padding-bottom="0in" fo:padding-right="0.075in"/>
    </style:style>
    <style:style style:name="P2048" style:parent-style-name="Normal" style:family="paragraph">
      <style:paragraph-properties fo:text-align="center" fo:margin-bottom="0in"/>
      <style:text-properties fo:font-weight="bold" style:font-weight-asian="bold"/>
    </style:style>
    <style:style style:name="TableCell2049" style:family="table-cell">
      <style:table-cell-properties fo:border="0.0069in solid #000000" style:writing-mode="lr-tb" fo:padding-top="0in" fo:padding-left="0.075in" fo:padding-bottom="0in" fo:padding-right="0.075in"/>
    </style:style>
    <style:style style:name="P2050" style:parent-style-name="Normal" style:family="paragraph">
      <style:paragraph-properties fo:margin-bottom="0in"/>
    </style:style>
    <style:style style:name="P2051" style:parent-style-name="Normal" style:family="paragraph">
      <style:paragraph-properties fo:margin-bottom="0in"/>
    </style:style>
    <style:style style:name="TableColumn2053" style:family="table-column">
      <style:table-column-properties style:column-width="1.0798in"/>
    </style:style>
    <style:style style:name="TableColumn2054" style:family="table-column">
      <style:table-column-properties style:column-width="5.2131in"/>
    </style:style>
    <style:style style:name="Table2052" style:family="table">
      <style:table-properties style:width="6.293in" fo:margin-left="0in" table:align="left"/>
    </style:style>
    <style:style style:name="TableRow2055" style:family="table-row">
      <style:table-row-properties/>
    </style:style>
    <style:style style:name="TableCell2056" style:family="table-cell">
      <style:table-cell-properties fo:border="0.0069in solid #000000" style:writing-mode="lr-tb" fo:padding-top="0in" fo:padding-left="0.075in" fo:padding-bottom="0in" fo:padding-right="0.075in"/>
    </style:style>
    <style:style style:name="P2057" style:parent-style-name="Normal" style:family="paragraph">
      <style:paragraph-properties fo:text-align="center" fo:margin-bottom="0in"/>
      <style:text-properties fo:font-weight="bold" style:font-weight-asian="bold"/>
    </style:style>
    <style:style style:name="TableCell2058" style:family="table-cell">
      <style:table-cell-properties fo:border="0.0069in solid #000000" style:writing-mode="lr-tb" fo:padding-top="0in" fo:padding-left="0.075in" fo:padding-bottom="0in" fo:padding-right="0.075in"/>
    </style:style>
    <style:style style:name="P2059" style:parent-style-name="Normal" style:family="paragraph">
      <style:paragraph-properties fo:margin-bottom="0in"/>
    </style:style>
    <style:style style:name="T2060" style:parent-style-name="Policepardéfaut" style:family="text">
      <style:text-properties style:font-name="Courier New" style:font-name-complex="Courier New"/>
    </style:style>
    <style:style style:name="TableRow2061" style:family="table-row">
      <style:table-row-properties/>
    </style:style>
    <style:style style:name="TableCell2062" style:family="table-cell">
      <style:table-cell-properties fo:border="0.0069in solid #000000" style:writing-mode="lr-tb" fo:padding-top="0in" fo:padding-left="0.075in" fo:padding-bottom="0in" fo:padding-right="0.075in"/>
    </style:style>
    <style:style style:name="P2063" style:parent-style-name="Normal" style:family="paragraph">
      <style:paragraph-properties fo:text-align="center" fo:margin-bottom="0in"/>
      <style:text-properties fo:font-weight="bold" style:font-weight-asian="bold"/>
    </style:style>
    <style:style style:name="TableCell2064" style:family="table-cell">
      <style:table-cell-properties fo:border="0.0069in solid #000000" style:writing-mode="lr-tb" fo:padding-top="0in" fo:padding-left="0.075in" fo:padding-bottom="0in" fo:padding-right="0.075in"/>
    </style:style>
    <style:style style:name="P2065" style:parent-style-name="Paragraphedeliste" style:family="paragraph">
      <style:paragraph-properties fo:margin-bottom="0in"/>
    </style:style>
    <style:style style:name="T2066" style:parent-style-name="Policepardéfaut" style:family="text">
      <style:text-properties fo:font-style="italic" style:font-style-asian="italic"/>
    </style:style>
    <style:style style:name="P2067" style:parent-style-name="Paragraphedeliste" style:family="paragraph">
      <style:paragraph-properties fo:margin-bottom="0in"/>
    </style:style>
    <style:style style:name="T2068" style:parent-style-name="Policepardéfaut" style:family="text">
      <style:text-properties fo:font-style="italic" style:font-style-asian="italic"/>
    </style:style>
    <style:style style:name="TableRow2069" style:family="table-row">
      <style:table-row-properties/>
    </style:style>
    <style:style style:name="TableCell2070" style:family="table-cell">
      <style:table-cell-properties fo:border="0.0069in solid #000000" style:writing-mode="lr-tb" fo:padding-top="0in" fo:padding-left="0.075in" fo:padding-bottom="0in" fo:padding-right="0.075in"/>
    </style:style>
    <style:style style:name="P2071" style:parent-style-name="Normal" style:family="paragraph">
      <style:paragraph-properties fo:text-align="center" fo:margin-bottom="0in"/>
      <style:text-properties fo:font-weight="bold" style:font-weight-asian="bold"/>
    </style:style>
    <style:style style:name="TableCell2072" style:family="table-cell">
      <style:table-cell-properties fo:border="0.0069in solid #000000" style:writing-mode="lr-tb" fo:padding-top="0in" fo:padding-left="0.075in" fo:padding-bottom="0in" fo:padding-right="0.075in"/>
    </style:style>
    <style:style style:name="P2073" style:parent-style-name="Paragraphedeliste" style:family="paragraph">
      <style:paragraph-properties fo:margin-bottom="0in"/>
    </style:style>
    <style:style style:name="P2074" style:parent-style-name="Paragraphedeliste" style:family="paragraph">
      <style:paragraph-properties fo:margin-bottom="0in"/>
    </style:style>
    <style:style style:name="TableColumn2076" style:family="table-column">
      <style:table-column-properties style:column-width="1.0798in"/>
    </style:style>
    <style:style style:name="TableColumn2077" style:family="table-column">
      <style:table-column-properties style:column-width="5.2131in"/>
    </style:style>
    <style:style style:name="Table2075" style:family="table">
      <style:table-properties style:width="6.293in" fo:margin-left="0in" table:align="left"/>
    </style:style>
    <style:style style:name="TableRow2078" style:family="table-row">
      <style:table-row-properties/>
    </style:style>
    <style:style style:name="TableCell2079" style:family="table-cell">
      <style:table-cell-properties fo:border="0.0069in solid #000000" style:writing-mode="lr-tb" fo:padding-top="0in" fo:padding-left="0.075in" fo:padding-bottom="0in" fo:padding-right="0.075in"/>
    </style:style>
    <style:style style:name="P2080" style:parent-style-name="Normal" style:family="paragraph">
      <style:paragraph-properties fo:text-align="center" fo:margin-bottom="0in"/>
      <style:text-properties fo:font-weight="bold" style:font-weight-asian="bold"/>
    </style:style>
    <style:style style:name="TableCell2081" style:family="table-cell">
      <style:table-cell-properties fo:border="0.0069in solid #000000" style:writing-mode="lr-tb" fo:padding-top="0in" fo:padding-left="0.075in" fo:padding-bottom="0in" fo:padding-right="0.075in"/>
    </style:style>
    <style:style style:name="P2082" style:parent-style-name="Normal" style:family="paragraph">
      <style:paragraph-properties fo:margin-bottom="0in"/>
    </style:style>
    <style:style style:name="T2083" style:parent-style-name="Policepardéfaut" style:family="text">
      <style:text-properties style:font-name="Courier New" style:font-name-complex="Courier New"/>
    </style:style>
    <style:style style:name="TableRow2084" style:family="table-row">
      <style:table-row-properties/>
    </style:style>
    <style:style style:name="TableCell2085" style:family="table-cell">
      <style:table-cell-properties fo:border="0.0069in solid #000000" style:writing-mode="lr-tb" fo:padding-top="0in" fo:padding-left="0.075in" fo:padding-bottom="0in" fo:padding-right="0.075in"/>
    </style:style>
    <style:style style:name="P2086" style:parent-style-name="Normal" style:family="paragraph">
      <style:paragraph-properties fo:text-align="center" fo:margin-bottom="0in"/>
      <style:text-properties fo:font-weight="bold" style:font-weight-asian="bold"/>
    </style:style>
    <style:style style:name="TableCell2087" style:family="table-cell">
      <style:table-cell-properties fo:border="0.0069in solid #000000" style:writing-mode="lr-tb" fo:padding-top="0in" fo:padding-left="0.075in" fo:padding-bottom="0in" fo:padding-right="0.075in"/>
    </style:style>
    <style:style style:name="P2088" style:parent-style-name="Paragraphedeliste" style:family="paragraph">
      <style:paragraph-properties fo:margin-bottom="0in"/>
    </style:style>
    <style:style style:name="T2089" style:parent-style-name="Policepardéfaut" style:family="text">
      <style:text-properties fo:font-style="italic" style:font-style-asian="italic"/>
    </style:style>
    <style:style style:name="TableRow2090" style:family="table-row">
      <style:table-row-properties/>
    </style:style>
    <style:style style:name="TableCell2091" style:family="table-cell">
      <style:table-cell-properties fo:border="0.0069in solid #000000" style:writing-mode="lr-tb" fo:padding-top="0in" fo:padding-left="0.075in" fo:padding-bottom="0in" fo:padding-right="0.075in"/>
    </style:style>
    <style:style style:name="P2092" style:parent-style-name="Normal" style:family="paragraph">
      <style:paragraph-properties fo:text-align="center" fo:margin-bottom="0in"/>
      <style:text-properties fo:font-weight="bold" style:font-weight-asian="bold"/>
    </style:style>
    <style:style style:name="TableCell2093" style:family="table-cell">
      <style:table-cell-properties fo:border="0.0069in solid #000000" style:writing-mode="lr-tb" fo:padding-top="0in" fo:padding-left="0.075in" fo:padding-bottom="0in" fo:padding-right="0.075in"/>
    </style:style>
    <style:style style:name="P2094" style:parent-style-name="Paragraphedeliste" style:family="paragraph">
      <style:paragraph-properties fo:margin-bottom="0in"/>
    </style:style>
    <style:style style:name="P2095" style:parent-style-name="Paragraphedeliste" style:family="paragraph">
      <style:paragraph-properties fo:margin-bottom="0in"/>
    </style:style>
    <style:style style:name="TableRow2096" style:family="table-row">
      <style:table-row-properties/>
    </style:style>
    <style:style style:name="TableCell2097" style:family="table-cell">
      <style:table-cell-properties fo:border="0.0069in solid #000000" style:writing-mode="lr-tb" fo:padding-top="0in" fo:padding-left="0.075in" fo:padding-bottom="0in" fo:padding-right="0.075in"/>
    </style:style>
    <style:style style:name="P2098" style:parent-style-name="Normal" style:family="paragraph">
      <style:paragraph-properties fo:text-align="center" fo:margin-bottom="0in"/>
      <style:text-properties fo:font-weight="bold" style:font-weight-asian="bold"/>
    </style:style>
    <style:style style:name="TableCell2099" style:family="table-cell">
      <style:table-cell-properties fo:border="0.0069in solid #000000" style:writing-mode="lr-tb" fo:padding-top="0in" fo:padding-left="0.075in" fo:padding-bottom="0in" fo:padding-right="0.075in"/>
    </style:style>
    <style:style style:name="P2100" style:parent-style-name="Normal" style:family="paragraph">
      <style:paragraph-properties fo:margin-bottom="0in"/>
    </style:style>
    <style:style style:name="P2101" style:parent-style-name="Normal" style:family="paragraph">
      <style:paragraph-properties fo:margin-bottom="0in"/>
    </style:style>
    <style:style style:name="P2102" style:parent-style-name="Paragraphedeliste" style:family="paragraph"/>
    <style:style style:name="P2103" style:parent-style-name="Paragraphedeliste" style:family="paragraph"/>
    <style:style style:name="T2104" style:parent-style-name="Policepardéfaut" style:family="text">
      <style:text-properties fo:font-style="italic" style:font-style-asian="italic"/>
    </style:style>
    <style:style style:name="P2105" style:parent-style-name="Paragraphedeliste" style:family="paragraph"/>
    <style:style style:name="T2106" style:parent-style-name="Policepardéfaut" style:family="text">
      <style:text-properties fo:font-style="italic" style:font-style-asian="italic"/>
    </style:style>
    <style:style style:name="TableColumn2108" style:family="table-column">
      <style:table-column-properties style:column-width="1.0798in"/>
    </style:style>
    <style:style style:name="TableColumn2109" style:family="table-column">
      <style:table-column-properties style:column-width="5.2131in"/>
    </style:style>
    <style:style style:name="Table2107" style:family="table">
      <style:table-properties style:width="6.293in" fo:margin-left="0in" table:align="left"/>
    </style:style>
    <style:style style:name="TableRow2110" style:family="table-row">
      <style:table-row-properties/>
    </style:style>
    <style:style style:name="TableCell2111" style:family="table-cell">
      <style:table-cell-properties fo:border="0.0069in solid #000000" style:writing-mode="lr-tb" fo:padding-top="0in" fo:padding-left="0.075in" fo:padding-bottom="0in" fo:padding-right="0.075in"/>
    </style:style>
    <style:style style:name="P2112" style:parent-style-name="Normal" style:family="paragraph">
      <style:paragraph-properties fo:text-align="center" fo:margin-bottom="0in"/>
      <style:text-properties fo:font-weight="bold" style:font-weight-asian="bold"/>
    </style:style>
    <style:style style:name="TableCell2113" style:family="table-cell">
      <style:table-cell-properties fo:border="0.0069in solid #000000" style:writing-mode="lr-tb" fo:padding-top="0in" fo:padding-left="0.075in" fo:padding-bottom="0in" fo:padding-right="0.075in"/>
    </style:style>
    <style:style style:name="P2114" style:parent-style-name="Normal" style:family="paragraph">
      <style:paragraph-properties fo:margin-bottom="0in"/>
    </style:style>
    <style:style style:name="T2115" style:parent-style-name="Policepardéfaut" style:family="text">
      <style:text-properties style:font-name="Courier New" style:font-name-complex="Courier New"/>
    </style:style>
    <style:style style:name="TableRow2116" style:family="table-row">
      <style:table-row-properties/>
    </style:style>
    <style:style style:name="TableCell2117" style:family="table-cell">
      <style:table-cell-properties fo:border="0.0069in solid #000000" style:writing-mode="lr-tb" fo:padding-top="0in" fo:padding-left="0.075in" fo:padding-bottom="0in" fo:padding-right="0.075in"/>
    </style:style>
    <style:style style:name="P2118" style:parent-style-name="Normal" style:family="paragraph">
      <style:paragraph-properties fo:text-align="center" fo:margin-bottom="0in"/>
      <style:text-properties fo:font-weight="bold" style:font-weight-asian="bold"/>
    </style:style>
    <style:style style:name="TableCell2119" style:family="table-cell">
      <style:table-cell-properties fo:border="0.0069in solid #000000" style:writing-mode="lr-tb" fo:padding-top="0in" fo:padding-left="0.075in" fo:padding-bottom="0in" fo:padding-right="0.075in"/>
    </style:style>
    <style:style style:name="P2120" style:parent-style-name="Paragraphedeliste" style:family="paragraph">
      <style:paragraph-properties fo:margin-bottom="0in"/>
    </style:style>
    <style:style style:name="T2121" style:parent-style-name="Policepardéfaut" style:family="text">
      <style:text-properties fo:font-style="italic" style:font-style-asian="italic"/>
    </style:style>
    <style:style style:name="P2122" style:parent-style-name="Paragraphedeliste" style:family="paragraph">
      <style:paragraph-properties fo:margin-bottom="0in"/>
    </style:style>
    <style:style style:name="T2123" style:parent-style-name="Policepardéfaut" style:family="text">
      <style:text-properties fo:font-style="italic" style:font-style-asian="italic"/>
    </style:style>
    <style:style style:name="P2124" style:parent-style-name="Paragraphedeliste" style:family="paragraph">
      <style:paragraph-properties fo:margin-bottom="0in"/>
    </style:style>
    <style:style style:name="T2125" style:parent-style-name="Policepardéfaut" style:family="text">
      <style:text-properties fo:font-style="italic" style:font-style-asian="italic"/>
    </style:style>
    <style:style style:name="TableRow2126" style:family="table-row">
      <style:table-row-properties/>
    </style:style>
    <style:style style:name="TableCell2127" style:family="table-cell">
      <style:table-cell-properties fo:border="0.0069in solid #000000" style:writing-mode="lr-tb" fo:padding-top="0in" fo:padding-left="0.075in" fo:padding-bottom="0in" fo:padding-right="0.075in"/>
    </style:style>
    <style:style style:name="P2128" style:parent-style-name="Normal" style:family="paragraph">
      <style:paragraph-properties fo:text-align="center" fo:margin-bottom="0in"/>
      <style:text-properties fo:font-weight="bold" style:font-weight-asian="bold"/>
    </style:style>
    <style:style style:name="TableCell2129" style:family="table-cell">
      <style:table-cell-properties fo:border="0.0069in solid #000000" style:writing-mode="lr-tb" fo:padding-top="0in" fo:padding-left="0.075in" fo:padding-bottom="0in" fo:padding-right="0.075in"/>
    </style:style>
    <style:style style:name="P2130" style:parent-style-name="Paragraphedeliste" style:family="paragraph">
      <style:paragraph-properties fo:margin-bottom="0in"/>
    </style:style>
    <style:style style:name="P2131" style:parent-style-name="Paragraphedeliste" style:family="paragraph">
      <style:paragraph-properties fo:margin-bottom="0in"/>
    </style:style>
    <style:style style:name="P2132" style:parent-style-name="Paragraphedeliste" style:family="paragraph">
      <style:paragraph-properties fo:margin-bottom="0in"/>
    </style:style>
    <style:style style:name="TableColumn2134" style:family="table-column">
      <style:table-column-properties style:column-width="1.0798in"/>
    </style:style>
    <style:style style:name="TableColumn2135" style:family="table-column">
      <style:table-column-properties style:column-width="5.2131in"/>
    </style:style>
    <style:style style:name="Table2133" style:family="table">
      <style:table-properties style:width="6.293in" fo:margin-left="0in" table:align="left"/>
    </style:style>
    <style:style style:name="TableRow2136" style:family="table-row">
      <style:table-row-properties/>
    </style:style>
    <style:style style:name="TableCell2137" style:family="table-cell">
      <style:table-cell-properties fo:border="0.0069in solid #000000" style:writing-mode="lr-tb" fo:padding-top="0in" fo:padding-left="0.075in" fo:padding-bottom="0in" fo:padding-right="0.075in"/>
    </style:style>
    <style:style style:name="P2138" style:parent-style-name="Normal" style:family="paragraph">
      <style:paragraph-properties fo:text-align="center" fo:margin-bottom="0in"/>
      <style:text-properties fo:font-weight="bold" style:font-weight-asian="bold"/>
    </style:style>
    <style:style style:name="TableCell2139" style:family="table-cell">
      <style:table-cell-properties fo:border="0.0069in solid #000000" style:writing-mode="lr-tb" fo:padding-top="0in" fo:padding-left="0.075in" fo:padding-bottom="0in" fo:padding-right="0.075in"/>
    </style:style>
    <style:style style:name="P2140" style:parent-style-name="Normal" style:family="paragraph">
      <style:paragraph-properties fo:margin-bottom="0in"/>
    </style:style>
    <style:style style:name="T2141" style:parent-style-name="Policepardéfaut" style:family="text">
      <style:text-properties style:font-name="Courier New" style:font-name-complex="Courier New"/>
    </style:style>
    <style:style style:name="TableRow2142" style:family="table-row">
      <style:table-row-properties/>
    </style:style>
    <style:style style:name="TableCell2143" style:family="table-cell">
      <style:table-cell-properties fo:border="0.0069in solid #000000" style:writing-mode="lr-tb" fo:padding-top="0in" fo:padding-left="0.075in" fo:padding-bottom="0in" fo:padding-right="0.075in"/>
    </style:style>
    <style:style style:name="P2144" style:parent-style-name="Normal" style:family="paragraph">
      <style:paragraph-properties fo:text-align="center" fo:margin-bottom="0in"/>
      <style:text-properties fo:font-weight="bold" style:font-weight-asian="bold"/>
    </style:style>
    <style:style style:name="TableCell2145" style:family="table-cell">
      <style:table-cell-properties fo:border="0.0069in solid #000000" style:writing-mode="lr-tb" fo:padding-top="0in" fo:padding-left="0.075in" fo:padding-bottom="0in" fo:padding-right="0.075in"/>
    </style:style>
    <style:style style:name="P2146" style:parent-style-name="Paragraphedeliste" style:family="paragraph">
      <style:paragraph-properties fo:margin-bottom="0in"/>
    </style:style>
    <style:style style:name="T2147" style:parent-style-name="Policepardéfaut" style:family="text">
      <style:text-properties fo:font-style="italic" style:font-style-asian="italic"/>
    </style:style>
    <style:style style:name="P2148" style:parent-style-name="Paragraphedeliste" style:family="paragraph">
      <style:paragraph-properties fo:margin-bottom="0in"/>
    </style:style>
    <style:style style:name="T2149" style:parent-style-name="Policepardéfaut" style:family="text">
      <style:text-properties fo:font-style="italic" style:font-style-asian="italic"/>
    </style:style>
    <style:style style:name="TableRow2150" style:family="table-row">
      <style:table-row-properties/>
    </style:style>
    <style:style style:name="TableCell2151" style:family="table-cell">
      <style:table-cell-properties fo:border="0.0069in solid #000000" style:writing-mode="lr-tb" fo:padding-top="0in" fo:padding-left="0.075in" fo:padding-bottom="0in" fo:padding-right="0.075in"/>
    </style:style>
    <style:style style:name="P2152" style:parent-style-name="Normal" style:family="paragraph">
      <style:paragraph-properties fo:text-align="center" fo:margin-bottom="0in"/>
      <style:text-properties fo:font-weight="bold" style:font-weight-asian="bold"/>
    </style:style>
    <style:style style:name="TableCell2153" style:family="table-cell">
      <style:table-cell-properties fo:border="0.0069in solid #000000" style:writing-mode="lr-tb" fo:padding-top="0in" fo:padding-left="0.075in" fo:padding-bottom="0in" fo:padding-right="0.075in"/>
    </style:style>
    <style:style style:name="P2154" style:parent-style-name="Paragraphedeliste" style:family="paragraph">
      <style:paragraph-properties fo:margin-bottom="0in"/>
    </style:style>
    <style:style style:name="P2155" style:parent-style-name="Paragraphedeliste" style:family="paragraph">
      <style:paragraph-properties fo:margin-bottom="0in"/>
    </style:style>
    <style:style style:name="TableColumn2157" style:family="table-column">
      <style:table-column-properties style:column-width="1.0798in"/>
    </style:style>
    <style:style style:name="TableColumn2158" style:family="table-column">
      <style:table-column-properties style:column-width="5.2131in"/>
    </style:style>
    <style:style style:name="Table2156" style:family="table">
      <style:table-properties style:width="6.293in" fo:margin-left="0in" table:align="left"/>
    </style:style>
    <style:style style:name="TableRow2159" style:family="table-row">
      <style:table-row-properties/>
    </style:style>
    <style:style style:name="TableCell2160" style:family="table-cell">
      <style:table-cell-properties fo:border="0.0069in solid #000000" style:writing-mode="lr-tb" fo:padding-top="0in" fo:padding-left="0.075in" fo:padding-bottom="0in" fo:padding-right="0.075in"/>
    </style:style>
    <style:style style:name="P2161" style:parent-style-name="Normal" style:family="paragraph">
      <style:paragraph-properties fo:text-align="center" fo:margin-bottom="0in"/>
      <style:text-properties fo:font-weight="bold" style:font-weight-asian="bold"/>
    </style:style>
    <style:style style:name="TableCell2162" style:family="table-cell">
      <style:table-cell-properties fo:border="0.0069in solid #000000" style:writing-mode="lr-tb" fo:padding-top="0in" fo:padding-left="0.075in" fo:padding-bottom="0in" fo:padding-right="0.075in"/>
    </style:style>
    <style:style style:name="P2163" style:parent-style-name="Normal" style:family="paragraph">
      <style:paragraph-properties fo:margin-bottom="0in"/>
    </style:style>
    <style:style style:name="T2164" style:parent-style-name="Policepardéfaut" style:family="text">
      <style:text-properties style:font-name="Courier New" style:font-name-complex="Courier New"/>
    </style:style>
    <style:style style:name="TableRow2165" style:family="table-row">
      <style:table-row-properties/>
    </style:style>
    <style:style style:name="TableCell2166" style:family="table-cell">
      <style:table-cell-properties fo:border="0.0069in solid #000000" style:writing-mode="lr-tb" fo:padding-top="0in" fo:padding-left="0.075in" fo:padding-bottom="0in" fo:padding-right="0.075in"/>
    </style:style>
    <style:style style:name="P2167" style:parent-style-name="Normal" style:family="paragraph">
      <style:paragraph-properties fo:text-align="center" fo:margin-bottom="0in"/>
      <style:text-properties fo:font-weight="bold" style:font-weight-asian="bold"/>
    </style:style>
    <style:style style:name="TableCell2168" style:family="table-cell">
      <style:table-cell-properties fo:border="0.0069in solid #000000" style:writing-mode="lr-tb" fo:padding-top="0in" fo:padding-left="0.075in" fo:padding-bottom="0in" fo:padding-right="0.075in"/>
    </style:style>
    <style:style style:name="P2169" style:parent-style-name="Paragraphedeliste" style:family="paragraph">
      <style:paragraph-properties fo:margin-bottom="0in"/>
    </style:style>
    <style:style style:name="T2170" style:parent-style-name="Policepardéfaut" style:family="text">
      <style:text-properties fo:font-style="italic" style:font-style-asian="italic"/>
    </style:style>
    <style:style style:name="P2171" style:parent-style-name="Paragraphedeliste" style:family="paragraph">
      <style:paragraph-properties fo:margin-bottom="0in"/>
    </style:style>
    <style:style style:name="T2172" style:parent-style-name="Policepardéfaut" style:family="text">
      <style:text-properties fo:font-style="italic" style:font-style-asian="italic"/>
    </style:style>
    <style:style style:name="TableRow2173" style:family="table-row">
      <style:table-row-properties/>
    </style:style>
    <style:style style:name="TableCell2174" style:family="table-cell">
      <style:table-cell-properties fo:border="0.0069in solid #000000" style:writing-mode="lr-tb" fo:padding-top="0in" fo:padding-left="0.075in" fo:padding-bottom="0in" fo:padding-right="0.075in"/>
    </style:style>
    <style:style style:name="P2175" style:parent-style-name="Normal" style:family="paragraph">
      <style:paragraph-properties fo:text-align="center" fo:margin-bottom="0in"/>
      <style:text-properties fo:font-weight="bold" style:font-weight-asian="bold"/>
    </style:style>
    <style:style style:name="TableCell2176" style:family="table-cell">
      <style:table-cell-properties fo:border="0.0069in solid #000000" style:writing-mode="lr-tb" fo:padding-top="0in" fo:padding-left="0.075in" fo:padding-bottom="0in" fo:padding-right="0.075in"/>
    </style:style>
    <style:style style:name="P2177" style:parent-style-name="Paragraphedeliste" style:family="paragraph">
      <style:paragraph-properties fo:margin-bottom="0in"/>
    </style:style>
    <style:style style:name="P2178" style:parent-style-name="Paragraphedeliste" style:family="paragraph">
      <style:paragraph-properties fo:margin-bottom="0in"/>
    </style:style>
    <style:style style:name="TableRow2179" style:family="table-row">
      <style:table-row-properties/>
    </style:style>
    <style:style style:name="TableCell2180" style:family="table-cell">
      <style:table-cell-properties fo:border="0.0069in solid #000000" style:writing-mode="lr-tb" fo:padding-top="0in" fo:padding-left="0.075in" fo:padding-bottom="0in" fo:padding-right="0.075in"/>
    </style:style>
    <style:style style:name="P2181" style:parent-style-name="Normal" style:family="paragraph">
      <style:paragraph-properties fo:text-align="center" fo:margin-bottom="0in"/>
      <style:text-properties fo:font-weight="bold" style:font-weight-asian="bold"/>
    </style:style>
    <style:style style:name="TableCell2182" style:family="table-cell">
      <style:table-cell-properties fo:border="0.0069in solid #000000" style:writing-mode="lr-tb" fo:padding-top="0in" fo:padding-left="0.075in" fo:padding-bottom="0in" fo:padding-right="0.075in"/>
    </style:style>
    <style:style style:name="P2183" style:parent-style-name="Normal" style:family="paragraph">
      <style:paragraph-properties fo:margin-bottom="0in"/>
    </style:style>
    <style:style style:name="TableColumn2185" style:family="table-column">
      <style:table-column-properties style:column-width="1.0798in"/>
    </style:style>
    <style:style style:name="TableColumn2186" style:family="table-column">
      <style:table-column-properties style:column-width="5.2131in"/>
    </style:style>
    <style:style style:name="Table2184" style:family="table">
      <style:table-properties style:width="6.293in" fo:margin-left="0in" table:align="left"/>
    </style:style>
    <style:style style:name="TableRow2187" style:family="table-row">
      <style:table-row-properties/>
    </style:style>
    <style:style style:name="TableCell2188" style:family="table-cell">
      <style:table-cell-properties fo:border="0.0069in solid #000000" style:writing-mode="lr-tb" fo:padding-top="0in" fo:padding-left="0.075in" fo:padding-bottom="0in" fo:padding-right="0.075in"/>
    </style:style>
    <style:style style:name="P2189" style:parent-style-name="Normal" style:family="paragraph">
      <style:paragraph-properties fo:text-align="center" fo:margin-bottom="0in"/>
      <style:text-properties fo:font-weight="bold" style:font-weight-asian="bold"/>
    </style:style>
    <style:style style:name="TableCell2190" style:family="table-cell">
      <style:table-cell-properties fo:border="0.0069in solid #000000" style:writing-mode="lr-tb" fo:padding-top="0in" fo:padding-left="0.075in" fo:padding-bottom="0in" fo:padding-right="0.075in"/>
    </style:style>
    <style:style style:name="P2191" style:parent-style-name="Normal" style:family="paragraph">
      <style:paragraph-properties fo:margin-bottom="0in"/>
    </style:style>
    <style:style style:name="T2192" style:parent-style-name="Policepardéfaut" style:family="text">
      <style:text-properties style:font-name="Courier New" style:font-name-complex="Courier New"/>
    </style:style>
    <style:style style:name="TableRow2193" style:family="table-row">
      <style:table-row-properties/>
    </style:style>
    <style:style style:name="TableCell2194" style:family="table-cell">
      <style:table-cell-properties fo:border="0.0069in solid #000000" style:writing-mode="lr-tb" fo:padding-top="0in" fo:padding-left="0.075in" fo:padding-bottom="0in" fo:padding-right="0.075in"/>
    </style:style>
    <style:style style:name="P2195" style:parent-style-name="Normal" style:family="paragraph">
      <style:paragraph-properties fo:text-align="center" fo:margin-bottom="0in"/>
      <style:text-properties fo:font-weight="bold" style:font-weight-asian="bold"/>
    </style:style>
    <style:style style:name="TableCell2196" style:family="table-cell">
      <style:table-cell-properties fo:border="0.0069in solid #000000" style:writing-mode="lr-tb" fo:padding-top="0in" fo:padding-left="0.075in" fo:padding-bottom="0in" fo:padding-right="0.075in"/>
    </style:style>
    <style:style style:name="P2197" style:parent-style-name="Paragraphedeliste" style:family="paragraph">
      <style:paragraph-properties fo:margin-bottom="0in"/>
    </style:style>
    <style:style style:name="T2198" style:parent-style-name="Policepardéfaut" style:family="text">
      <style:text-properties fo:font-style="italic" style:font-style-asian="italic"/>
    </style:style>
    <style:style style:name="P2199" style:parent-style-name="Paragraphedeliste" style:family="paragraph">
      <style:paragraph-properties fo:margin-bottom="0in"/>
    </style:style>
    <style:style style:name="T2200" style:parent-style-name="Policepardéfaut" style:family="text">
      <style:text-properties fo:font-style="italic" style:font-style-asian="italic"/>
    </style:style>
    <style:style style:name="TableRow2201" style:family="table-row">
      <style:table-row-properties/>
    </style:style>
    <style:style style:name="TableCell2202" style:family="table-cell">
      <style:table-cell-properties fo:border="0.0069in solid #000000" style:writing-mode="lr-tb" fo:padding-top="0in" fo:padding-left="0.075in" fo:padding-bottom="0in" fo:padding-right="0.075in"/>
    </style:style>
    <style:style style:name="P2203" style:parent-style-name="Normal" style:family="paragraph">
      <style:paragraph-properties fo:text-align="center" fo:margin-bottom="0in"/>
      <style:text-properties fo:font-weight="bold" style:font-weight-asian="bold"/>
    </style:style>
    <style:style style:name="TableCell2204" style:family="table-cell">
      <style:table-cell-properties fo:border="0.0069in solid #000000" style:writing-mode="lr-tb" fo:padding-top="0in" fo:padding-left="0.075in" fo:padding-bottom="0in" fo:padding-right="0.075in"/>
    </style:style>
    <style:style style:name="P2205" style:parent-style-name="Paragraphedeliste" style:family="paragraph">
      <style:paragraph-properties fo:margin-bottom="0in"/>
    </style:style>
    <style:style style:name="P2206" style:parent-style-name="Paragraphedeliste" style:family="paragraph">
      <style:paragraph-properties fo:margin-bottom="0in"/>
    </style:style>
    <style:style style:name="TableRow2207" style:family="table-row">
      <style:table-row-properties/>
    </style:style>
    <style:style style:name="TableCell2208" style:family="table-cell">
      <style:table-cell-properties fo:border="0.0069in solid #000000" style:writing-mode="lr-tb" fo:padding-top="0in" fo:padding-left="0.075in" fo:padding-bottom="0in" fo:padding-right="0.075in"/>
    </style:style>
    <style:style style:name="P2209" style:parent-style-name="Normal" style:family="paragraph">
      <style:paragraph-properties fo:text-align="center" fo:margin-bottom="0in"/>
      <style:text-properties fo:font-weight="bold" style:font-weight-asian="bold"/>
    </style:style>
    <style:style style:name="TableCell2210" style:family="table-cell">
      <style:table-cell-properties fo:border="0.0069in solid #000000" style:writing-mode="lr-tb" fo:padding-top="0in" fo:padding-left="0.075in" fo:padding-bottom="0in" fo:padding-right="0.075in"/>
    </style:style>
    <style:style style:name="P2211" style:parent-style-name="Normal" style:family="paragraph">
      <style:paragraph-properties fo:margin-bottom="0in"/>
    </style:style>
    <style:style style:name="P2212" style:parent-style-name="Normal" style:family="paragraph">
      <style:paragraph-properties fo:margin-bottom="0in"/>
    </style:style>
    <style:style style:name="TableColumn2214" style:family="table-column">
      <style:table-column-properties style:column-width="1.0798in"/>
    </style:style>
    <style:style style:name="TableColumn2215" style:family="table-column">
      <style:table-column-properties style:column-width="5.2131in"/>
    </style:style>
    <style:style style:name="Table2213" style:family="table">
      <style:table-properties style:width="6.293in" fo:margin-left="0in" table:align="left"/>
    </style:style>
    <style:style style:name="TableRow2216" style:family="table-row">
      <style:table-row-properties/>
    </style:style>
    <style:style style:name="TableCell2217" style:family="table-cell">
      <style:table-cell-properties fo:border="0.0069in solid #000000" style:writing-mode="lr-tb" fo:padding-top="0in" fo:padding-left="0.075in" fo:padding-bottom="0in" fo:padding-right="0.075in"/>
    </style:style>
    <style:style style:name="P2218" style:parent-style-name="Normal" style:family="paragraph">
      <style:paragraph-properties fo:text-align="center" fo:margin-bottom="0in"/>
      <style:text-properties fo:font-weight="bold" style:font-weight-asian="bold"/>
    </style:style>
    <style:style style:name="TableCell2219" style:family="table-cell">
      <style:table-cell-properties fo:border="0.0069in solid #000000" style:writing-mode="lr-tb" fo:padding-top="0in" fo:padding-left="0.075in" fo:padding-bottom="0in" fo:padding-right="0.075in"/>
    </style:style>
    <style:style style:name="P2220" style:parent-style-name="Normal" style:family="paragraph">
      <style:paragraph-properties fo:margin-bottom="0in"/>
      <style:text-properties style:font-name="Courier New" style:font-name-complex="Courier New"/>
    </style:style>
    <style:style style:name="TableRow2221" style:family="table-row">
      <style:table-row-properties/>
    </style:style>
    <style:style style:name="TableCell2222" style:family="table-cell">
      <style:table-cell-properties fo:border="0.0069in solid #000000" style:writing-mode="lr-tb" fo:padding-top="0in" fo:padding-left="0.075in" fo:padding-bottom="0in" fo:padding-right="0.075in"/>
    </style:style>
    <style:style style:name="P2223" style:parent-style-name="Normal" style:family="paragraph">
      <style:paragraph-properties fo:text-align="center" fo:margin-bottom="0in"/>
      <style:text-properties fo:font-weight="bold" style:font-weight-asian="bold"/>
    </style:style>
    <style:style style:name="TableCell2224" style:family="table-cell">
      <style:table-cell-properties fo:border="0.0069in solid #000000" style:writing-mode="lr-tb" fo:padding-top="0in" fo:padding-left="0.075in" fo:padding-bottom="0in" fo:padding-right="0.075in"/>
    </style:style>
    <style:style style:name="P2225" style:parent-style-name="Paragraphedeliste" style:family="paragraph">
      <style:paragraph-properties fo:margin-bottom="0in"/>
    </style:style>
    <style:style style:name="T2226" style:parent-style-name="Policepardéfaut" style:family="text">
      <style:text-properties fo:font-style="italic" style:font-style-asian="italic"/>
    </style:style>
    <style:style style:name="P2227" style:parent-style-name="Paragraphedeliste" style:family="paragraph">
      <style:paragraph-properties fo:margin-bottom="0in"/>
    </style:style>
    <style:style style:name="T2228" style:parent-style-name="Policepardéfaut" style:family="text">
      <style:text-properties fo:font-style="italic" style:font-style-asian="italic"/>
    </style:style>
    <style:style style:name="P2229" style:parent-style-name="Paragraphedeliste" style:family="paragraph">
      <style:paragraph-properties fo:margin-bottom="0in"/>
    </style:style>
    <style:style style:name="T2230" style:parent-style-name="Policepardéfaut" style:family="text">
      <style:text-properties fo:font-style="italic" style:font-style-asian="italic"/>
    </style:style>
    <style:style style:name="TableRow2231" style:family="table-row">
      <style:table-row-properties/>
    </style:style>
    <style:style style:name="TableCell2232" style:family="table-cell">
      <style:table-cell-properties fo:border="0.0069in solid #000000" style:writing-mode="lr-tb" fo:padding-top="0in" fo:padding-left="0.075in" fo:padding-bottom="0in" fo:padding-right="0.075in"/>
    </style:style>
    <style:style style:name="P2233" style:parent-style-name="Normal" style:family="paragraph">
      <style:paragraph-properties fo:text-align="center" fo:margin-bottom="0in"/>
      <style:text-properties fo:font-weight="bold" style:font-weight-asian="bold"/>
    </style:style>
    <style:style style:name="TableCell2234" style:family="table-cell">
      <style:table-cell-properties fo:border="0.0069in solid #000000" style:writing-mode="lr-tb" fo:padding-top="0in" fo:padding-left="0.075in" fo:padding-bottom="0in" fo:padding-right="0.075in"/>
    </style:style>
    <style:style style:name="P2235" style:parent-style-name="Paragraphedeliste" style:family="paragraph">
      <style:paragraph-properties fo:margin-bottom="0in"/>
    </style:style>
    <style:style style:name="P2236" style:parent-style-name="Paragraphedeliste" style:family="paragraph">
      <style:paragraph-properties fo:margin-bottom="0in"/>
    </style:style>
    <style:style style:name="TableColumn2238" style:family="table-column">
      <style:table-column-properties style:column-width="1.0798in"/>
    </style:style>
    <style:style style:name="TableColumn2239" style:family="table-column">
      <style:table-column-properties style:column-width="5.2131in"/>
    </style:style>
    <style:style style:name="Table2237" style:family="table">
      <style:table-properties style:width="6.293in" fo:margin-left="0in" table:align="left"/>
    </style:style>
    <style:style style:name="TableRow2240" style:family="table-row">
      <style:table-row-properties/>
    </style:style>
    <style:style style:name="TableCell2241" style:family="table-cell">
      <style:table-cell-properties fo:border="0.0069in solid #000000" style:writing-mode="lr-tb" fo:padding-top="0in" fo:padding-left="0.075in" fo:padding-bottom="0in" fo:padding-right="0.075in"/>
    </style:style>
    <style:style style:name="P2242" style:parent-style-name="Normal" style:family="paragraph">
      <style:paragraph-properties fo:text-align="center" fo:margin-bottom="0in"/>
      <style:text-properties fo:font-weight="bold" style:font-weight-asian="bold"/>
    </style:style>
    <style:style style:name="TableCell2243" style:family="table-cell">
      <style:table-cell-properties fo:border="0.0069in solid #000000" style:writing-mode="lr-tb" fo:padding-top="0in" fo:padding-left="0.075in" fo:padding-bottom="0in" fo:padding-right="0.075in"/>
    </style:style>
    <style:style style:name="P2244" style:parent-style-name="Normal" style:family="paragraph">
      <style:paragraph-properties fo:margin-bottom="0in"/>
    </style:style>
    <style:style style:name="T2245" style:parent-style-name="Policepardéfaut" style:family="text">
      <style:text-properties style:font-name="Courier New" style:font-name-complex="Courier New"/>
    </style:style>
    <style:style style:name="TableRow2246" style:family="table-row">
      <style:table-row-properties/>
    </style:style>
    <style:style style:name="TableCell2247" style:family="table-cell">
      <style:table-cell-properties fo:border="0.0069in solid #000000" style:writing-mode="lr-tb" fo:padding-top="0in" fo:padding-left="0.075in" fo:padding-bottom="0in" fo:padding-right="0.075in"/>
    </style:style>
    <style:style style:name="P2248" style:parent-style-name="Normal" style:family="paragraph">
      <style:paragraph-properties fo:text-align="center" fo:margin-bottom="0in"/>
      <style:text-properties fo:font-weight="bold" style:font-weight-asian="bold"/>
    </style:style>
    <style:style style:name="TableCell2249" style:family="table-cell">
      <style:table-cell-properties fo:border="0.0069in solid #000000" style:writing-mode="lr-tb" fo:padding-top="0in" fo:padding-left="0.075in" fo:padding-bottom="0in" fo:padding-right="0.075in"/>
    </style:style>
    <style:style style:name="P2250" style:parent-style-name="Paragraphedeliste" style:family="paragraph">
      <style:paragraph-properties fo:margin-bottom="0in"/>
    </style:style>
    <style:style style:name="T2251" style:parent-style-name="Policepardéfaut" style:family="text">
      <style:text-properties fo:font-style="italic" style:font-style-asian="italic"/>
    </style:style>
    <style:style style:name="TableRow2252" style:family="table-row">
      <style:table-row-properties/>
    </style:style>
    <style:style style:name="TableCell2253" style:family="table-cell">
      <style:table-cell-properties fo:border="0.0069in solid #000000" style:writing-mode="lr-tb" fo:padding-top="0in" fo:padding-left="0.075in" fo:padding-bottom="0in" fo:padding-right="0.075in"/>
    </style:style>
    <style:style style:name="P2254" style:parent-style-name="Normal" style:family="paragraph">
      <style:paragraph-properties fo:text-align="center" fo:margin-bottom="0in"/>
      <style:text-properties fo:font-weight="bold" style:font-weight-asian="bold"/>
    </style:style>
    <style:style style:name="TableCell2255" style:family="table-cell">
      <style:table-cell-properties fo:border="0.0069in solid #000000" style:writing-mode="lr-tb" fo:padding-top="0in" fo:padding-left="0.075in" fo:padding-bottom="0in" fo:padding-right="0.075in"/>
    </style:style>
    <style:style style:name="P2256" style:parent-style-name="Paragraphedeliste" style:family="paragraph">
      <style:paragraph-properties fo:margin-bottom="0in"/>
    </style:style>
    <style:style style:name="P2257" style:parent-style-name="Paragraphedeliste" style:family="paragraph">
      <style:paragraph-properties fo:margin-bottom="0in"/>
    </style:style>
    <style:style style:name="TableRow2258" style:family="table-row">
      <style:table-row-properties/>
    </style:style>
    <style:style style:name="TableCell2259" style:family="table-cell">
      <style:table-cell-properties fo:border="0.0069in solid #000000" style:writing-mode="lr-tb" fo:padding-top="0in" fo:padding-left="0.075in" fo:padding-bottom="0in" fo:padding-right="0.075in"/>
    </style:style>
    <style:style style:name="P2260" style:parent-style-name="Normal" style:family="paragraph">
      <style:paragraph-properties fo:text-align="center" fo:margin-bottom="0in"/>
      <style:text-properties fo:font-weight="bold" style:font-weight-asian="bold"/>
    </style:style>
    <style:style style:name="TableCell2261" style:family="table-cell">
      <style:table-cell-properties fo:border="0.0069in solid #000000" style:writing-mode="lr-tb" fo:padding-top="0in" fo:padding-left="0.075in" fo:padding-bottom="0in" fo:padding-right="0.075in"/>
    </style:style>
    <style:style style:name="P2262" style:parent-style-name="Normal" style:family="paragraph">
      <style:paragraph-properties fo:margin-bottom="0in"/>
    </style:style>
    <style:style style:name="P2263" style:parent-style-name="Normal" style:family="paragraph">
      <style:paragraph-properties fo:margin-bottom="0in"/>
    </style:style>
    <style:style style:name="P2264" style:parent-style-name="Paragraphedeliste" style:family="paragraph"/>
    <style:style style:name="P2265" style:parent-style-name="Paragraphedeliste" style:family="paragraph"/>
    <style:style style:name="T2266" style:parent-style-name="Policepardéfaut" style:family="text">
      <style:text-properties fo:font-style="italic" style:font-style-asian="italic"/>
    </style:style>
    <style:style style:name="P2267" style:parent-style-name="Paragraphedeliste" style:family="paragraph"/>
    <style:style style:name="TableColumn2269" style:family="table-column">
      <style:table-column-properties style:column-width="1.0798in"/>
    </style:style>
    <style:style style:name="TableColumn2270" style:family="table-column">
      <style:table-column-properties style:column-width="5.2131in"/>
    </style:style>
    <style:style style:name="Table2268" style:family="table">
      <style:table-properties style:width="6.293in" fo:margin-left="0in" table:align="left"/>
    </style:style>
    <style:style style:name="TableRow2271" style:family="table-row">
      <style:table-row-properties/>
    </style:style>
    <style:style style:name="TableCell2272" style:family="table-cell">
      <style:table-cell-properties fo:border="0.0069in solid #000000" style:writing-mode="lr-tb" fo:padding-top="0in" fo:padding-left="0.075in" fo:padding-bottom="0in" fo:padding-right="0.075in"/>
    </style:style>
    <style:style style:name="P2273" style:parent-style-name="Normal" style:family="paragraph">
      <style:paragraph-properties fo:text-align="center" fo:margin-bottom="0in"/>
      <style:text-properties fo:font-weight="bold" style:font-weight-asian="bold"/>
    </style:style>
    <style:style style:name="TableCell2274" style:family="table-cell">
      <style:table-cell-properties fo:border="0.0069in solid #000000" style:writing-mode="lr-tb" fo:padding-top="0in" fo:padding-left="0.075in" fo:padding-bottom="0in" fo:padding-right="0.075in"/>
    </style:style>
    <style:style style:name="P2275" style:parent-style-name="Normal" style:family="paragraph">
      <style:paragraph-properties fo:margin-bottom="0in"/>
      <style:text-properties style:font-name="Courier New" style:font-name-complex="Courier New"/>
    </style:style>
    <style:style style:name="TableRow2276" style:family="table-row">
      <style:table-row-properties/>
    </style:style>
    <style:style style:name="TableCell2277" style:family="table-cell">
      <style:table-cell-properties fo:border="0.0069in solid #000000" style:writing-mode="lr-tb" fo:padding-top="0in" fo:padding-left="0.075in" fo:padding-bottom="0in" fo:padding-right="0.075in"/>
    </style:style>
    <style:style style:name="P2278" style:parent-style-name="Normal" style:family="paragraph">
      <style:paragraph-properties fo:text-align="center" fo:margin-bottom="0in"/>
      <style:text-properties fo:font-weight="bold" style:font-weight-asian="bold"/>
    </style:style>
    <style:style style:name="TableCell2279" style:family="table-cell">
      <style:table-cell-properties fo:border="0.0069in solid #000000" style:writing-mode="lr-tb" fo:padding-top="0in" fo:padding-left="0.075in" fo:padding-bottom="0in" fo:padding-right="0.075in"/>
    </style:style>
    <style:style style:name="P2280" style:parent-style-name="Paragraphedeliste" style:family="paragraph">
      <style:paragraph-properties fo:margin-bottom="0in"/>
    </style:style>
    <style:style style:name="T2281" style:parent-style-name="Policepardéfaut" style:family="text">
      <style:text-properties fo:font-style="italic" style:font-style-asian="italic"/>
    </style:style>
    <style:style style:name="P2282" style:parent-style-name="Paragraphedeliste" style:family="paragraph">
      <style:paragraph-properties fo:margin-bottom="0in"/>
    </style:style>
    <style:style style:name="T2283" style:parent-style-name="Policepardéfaut" style:family="text">
      <style:text-properties fo:font-style="italic" style:font-style-asian="italic"/>
    </style:style>
    <style:style style:name="P2284" style:parent-style-name="Paragraphedeliste" style:family="paragraph">
      <style:paragraph-properties fo:margin-bottom="0in"/>
    </style:style>
    <style:style style:name="T2285" style:parent-style-name="Policepardéfaut" style:family="text">
      <style:text-properties fo:font-style="italic" style:font-style-asian="italic"/>
    </style:style>
    <style:style style:name="T2286" style:parent-style-name="Policepardéfaut" style:family="text">
      <style:text-properties fo:font-style="italic" style:font-style-asian="italic"/>
    </style:style>
    <style:style style:name="P2287" style:parent-style-name="Paragraphedeliste" style:family="paragraph">
      <style:paragraph-properties fo:margin-bottom="0in"/>
    </style:style>
    <style:style style:name="T2288" style:parent-style-name="Policepardéfaut" style:family="text">
      <style:text-properties fo:font-style="italic" style:font-style-asian="italic"/>
    </style:style>
    <style:style style:name="P2289" style:parent-style-name="Paragraphedeliste" style:family="paragraph">
      <style:paragraph-properties fo:margin-bottom="0in"/>
    </style:style>
    <style:style style:name="T2290" style:parent-style-name="Policepardéfaut" style:family="text">
      <style:text-properties fo:font-style="italic" style:font-style-asian="italic"/>
    </style:style>
    <style:style style:name="P2291" style:parent-style-name="Paragraphedeliste" style:family="paragraph">
      <style:paragraph-properties fo:margin-bottom="0in"/>
    </style:style>
    <style:style style:name="T2292" style:parent-style-name="Policepardéfaut" style:family="text">
      <style:text-properties fo:font-style="italic" style:font-style-asian="italic"/>
    </style:style>
    <style:style style:name="TableRow2293" style:family="table-row">
      <style:table-row-properties/>
    </style:style>
    <style:style style:name="TableCell2294" style:family="table-cell">
      <style:table-cell-properties fo:border="0.0069in solid #000000" style:writing-mode="lr-tb" fo:padding-top="0in" fo:padding-left="0.075in" fo:padding-bottom="0in" fo:padding-right="0.075in"/>
    </style:style>
    <style:style style:name="P2295" style:parent-style-name="Normal" style:family="paragraph">
      <style:paragraph-properties fo:text-align="center" fo:margin-bottom="0in"/>
      <style:text-properties fo:font-weight="bold" style:font-weight-asian="bold"/>
    </style:style>
    <style:style style:name="TableCell2296" style:family="table-cell">
      <style:table-cell-properties fo:border="0.0069in solid #000000" style:writing-mode="lr-tb" fo:padding-top="0in" fo:padding-left="0.075in" fo:padding-bottom="0in" fo:padding-right="0.075in"/>
    </style:style>
    <style:style style:name="P2297" style:parent-style-name="Paragraphedeliste" style:family="paragraph">
      <style:paragraph-properties fo:margin-bottom="0in"/>
    </style:style>
    <style:style style:name="P2298" style:parent-style-name="Paragraphedeliste" style:family="paragraph">
      <style:paragraph-properties fo:margin-bottom="0in"/>
    </style:style>
    <style:style style:name="P2299" style:parent-style-name="Paragraphedeliste" style:family="paragraph">
      <style:paragraph-properties fo:margin-bottom="0in"/>
    </style:style>
    <style:style style:name="TableColumn2301" style:family="table-column">
      <style:table-column-properties style:column-width="1.0798in"/>
    </style:style>
    <style:style style:name="TableColumn2302" style:family="table-column">
      <style:table-column-properties style:column-width="5.2131in"/>
    </style:style>
    <style:style style:name="Table2300" style:family="table">
      <style:table-properties style:width="6.293in" fo:margin-left="0in" table:align="left"/>
    </style:style>
    <style:style style:name="TableRow2303" style:family="table-row">
      <style:table-row-properties/>
    </style:style>
    <style:style style:name="TableCell2304" style:family="table-cell">
      <style:table-cell-properties fo:border="0.0069in solid #000000" style:writing-mode="lr-tb" fo:padding-top="0in" fo:padding-left="0.075in" fo:padding-bottom="0in" fo:padding-right="0.075in"/>
    </style:style>
    <style:style style:name="P2305" style:parent-style-name="Normal" style:family="paragraph">
      <style:paragraph-properties fo:text-align="center" fo:margin-bottom="0in"/>
      <style:text-properties fo:font-weight="bold" style:font-weight-asian="bold"/>
    </style:style>
    <style:style style:name="TableCell2306" style:family="table-cell">
      <style:table-cell-properties fo:border="0.0069in solid #000000" style:writing-mode="lr-tb" fo:padding-top="0in" fo:padding-left="0.075in" fo:padding-bottom="0in" fo:padding-right="0.075in"/>
    </style:style>
    <style:style style:name="P2307" style:parent-style-name="Normal" style:family="paragraph">
      <style:paragraph-properties fo:margin-bottom="0in"/>
    </style:style>
    <style:style style:name="T2308" style:parent-style-name="Policepardéfaut" style:family="text">
      <style:text-properties style:font-name="Courier New" style:font-name-complex="Courier New"/>
    </style:style>
    <style:style style:name="TableRow2309" style:family="table-row">
      <style:table-row-properties/>
    </style:style>
    <style:style style:name="TableCell2310" style:family="table-cell">
      <style:table-cell-properties fo:border="0.0069in solid #000000" style:writing-mode="lr-tb" fo:padding-top="0in" fo:padding-left="0.075in" fo:padding-bottom="0in" fo:padding-right="0.075in"/>
    </style:style>
    <style:style style:name="P2311" style:parent-style-name="Normal" style:family="paragraph">
      <style:paragraph-properties fo:text-align="center" fo:margin-bottom="0in"/>
      <style:text-properties fo:font-weight="bold" style:font-weight-asian="bold"/>
    </style:style>
    <style:style style:name="TableCell2312" style:family="table-cell">
      <style:table-cell-properties fo:border="0.0069in solid #000000" style:writing-mode="lr-tb" fo:padding-top="0in" fo:padding-left="0.075in" fo:padding-bottom="0in" fo:padding-right="0.075in"/>
    </style:style>
    <style:style style:name="P2313" style:parent-style-name="Paragraphedeliste" style:family="paragraph">
      <style:paragraph-properties fo:margin-bottom="0in"/>
    </style:style>
    <style:style style:name="T2314" style:parent-style-name="Policepardéfaut" style:family="text">
      <style:text-properties fo:font-style="italic" style:font-style-asian="italic"/>
    </style:style>
    <style:style style:name="P2315" style:parent-style-name="Paragraphedeliste" style:family="paragraph">
      <style:paragraph-properties fo:margin-bottom="0in"/>
    </style:style>
    <style:style style:name="T2316" style:parent-style-name="Policepardéfaut" style:family="text">
      <style:text-properties fo:font-style="italic" style:font-style-asian="italic"/>
    </style:style>
    <style:style style:name="TableRow2317" style:family="table-row">
      <style:table-row-properties/>
    </style:style>
    <style:style style:name="TableCell2318" style:family="table-cell">
      <style:table-cell-properties fo:border="0.0069in solid #000000" style:writing-mode="lr-tb" fo:padding-top="0in" fo:padding-left="0.075in" fo:padding-bottom="0in" fo:padding-right="0.075in"/>
    </style:style>
    <style:style style:name="P2319" style:parent-style-name="Normal" style:family="paragraph">
      <style:paragraph-properties fo:text-align="center" fo:margin-bottom="0in"/>
      <style:text-properties fo:font-weight="bold" style:font-weight-asian="bold"/>
    </style:style>
    <style:style style:name="TableCell2320" style:family="table-cell">
      <style:table-cell-properties fo:border="0.0069in solid #000000" style:writing-mode="lr-tb" fo:padding-top="0in" fo:padding-left="0.075in" fo:padding-bottom="0in" fo:padding-right="0.075in"/>
    </style:style>
    <style:style style:name="P2321" style:parent-style-name="Paragraphedeliste" style:family="paragraph">
      <style:paragraph-properties fo:margin-bottom="0in"/>
    </style:style>
    <style:style style:name="P2322" style:parent-style-name="Paragraphedeliste" style:family="paragraph">
      <style:paragraph-properties fo:margin-bottom="0in"/>
    </style:style>
    <style:style style:name="TableColumn2324" style:family="table-column">
      <style:table-column-properties style:column-width="1.0798in"/>
    </style:style>
    <style:style style:name="TableColumn2325" style:family="table-column">
      <style:table-column-properties style:column-width="5.2131in"/>
    </style:style>
    <style:style style:name="Table2323" style:family="table">
      <style:table-properties style:width="6.293in" fo:margin-left="0in" table:align="left"/>
    </style:style>
    <style:style style:name="TableRow2326" style:family="table-row">
      <style:table-row-properties/>
    </style:style>
    <style:style style:name="TableCell2327" style:family="table-cell">
      <style:table-cell-properties fo:border="0.0069in solid #000000" style:writing-mode="lr-tb" fo:padding-top="0in" fo:padding-left="0.075in" fo:padding-bottom="0in" fo:padding-right="0.075in"/>
    </style:style>
    <style:style style:name="P2328" style:parent-style-name="Normal" style:family="paragraph">
      <style:paragraph-properties fo:text-align="center" fo:margin-bottom="0in"/>
      <style:text-properties fo:font-weight="bold" style:font-weight-asian="bold"/>
    </style:style>
    <style:style style:name="TableCell2329" style:family="table-cell">
      <style:table-cell-properties fo:border="0.0069in solid #000000" style:writing-mode="lr-tb" fo:padding-top="0in" fo:padding-left="0.075in" fo:padding-bottom="0in" fo:padding-right="0.075in"/>
    </style:style>
    <style:style style:name="P2330" style:parent-style-name="Normal" style:family="paragraph">
      <style:paragraph-properties fo:margin-bottom="0in"/>
    </style:style>
    <style:style style:name="T2331" style:parent-style-name="Policepardéfaut" style:family="text">
      <style:text-properties style:font-name="Courier New" style:font-name-complex="Courier New"/>
    </style:style>
    <style:style style:name="TableRow2332" style:family="table-row">
      <style:table-row-properties/>
    </style:style>
    <style:style style:name="TableCell2333" style:family="table-cell">
      <style:table-cell-properties fo:border="0.0069in solid #000000" style:writing-mode="lr-tb" fo:padding-top="0in" fo:padding-left="0.075in" fo:padding-bottom="0in" fo:padding-right="0.075in"/>
    </style:style>
    <style:style style:name="P2334" style:parent-style-name="Normal" style:family="paragraph">
      <style:paragraph-properties fo:text-align="center" fo:margin-bottom="0in"/>
      <style:text-properties fo:font-weight="bold" style:font-weight-asian="bold"/>
    </style:style>
    <style:style style:name="TableCell2335" style:family="table-cell">
      <style:table-cell-properties fo:border="0.0069in solid #000000" style:writing-mode="lr-tb" fo:padding-top="0in" fo:padding-left="0.075in" fo:padding-bottom="0in" fo:padding-right="0.075in"/>
    </style:style>
    <style:style style:name="P2336" style:parent-style-name="Paragraphedeliste" style:family="paragraph">
      <style:paragraph-properties fo:margin-bottom="0in"/>
    </style:style>
    <style:style style:name="T2337" style:parent-style-name="Policepardéfaut" style:family="text">
      <style:text-properties fo:font-style="italic" style:font-style-asian="italic"/>
    </style:style>
    <style:style style:name="P2338" style:parent-style-name="Paragraphedeliste" style:family="paragraph">
      <style:paragraph-properties fo:margin-bottom="0in"/>
    </style:style>
    <style:style style:name="T2339" style:parent-style-name="Policepardéfaut" style:family="text">
      <style:text-properties fo:font-style="italic" style:font-style-asian="italic"/>
    </style:style>
    <style:style style:name="TableRow2340" style:family="table-row">
      <style:table-row-properties/>
    </style:style>
    <style:style style:name="TableCell2341" style:family="table-cell">
      <style:table-cell-properties fo:border="0.0069in solid #000000" style:writing-mode="lr-tb" fo:padding-top="0in" fo:padding-left="0.075in" fo:padding-bottom="0in" fo:padding-right="0.075in"/>
    </style:style>
    <style:style style:name="P2342" style:parent-style-name="Normal" style:family="paragraph">
      <style:paragraph-properties fo:text-align="center" fo:margin-bottom="0in"/>
      <style:text-properties fo:font-weight="bold" style:font-weight-asian="bold"/>
    </style:style>
    <style:style style:name="TableCell2343" style:family="table-cell">
      <style:table-cell-properties fo:border="0.0069in solid #000000" style:writing-mode="lr-tb" fo:padding-top="0in" fo:padding-left="0.075in" fo:padding-bottom="0in" fo:padding-right="0.075in"/>
    </style:style>
    <style:style style:name="P2344" style:parent-style-name="Paragraphedeliste" style:family="paragraph">
      <style:paragraph-properties fo:margin-bottom="0in"/>
    </style:style>
    <style:style style:name="P2345" style:parent-style-name="Paragraphedeliste" style:family="paragraph">
      <style:paragraph-properties fo:margin-bottom="0in"/>
    </style:style>
    <style:style style:name="TableRow2346" style:family="table-row">
      <style:table-row-properties/>
    </style:style>
    <style:style style:name="TableCell2347" style:family="table-cell">
      <style:table-cell-properties fo:border="0.0069in solid #000000" style:writing-mode="lr-tb" fo:padding-top="0in" fo:padding-left="0.075in" fo:padding-bottom="0in" fo:padding-right="0.075in"/>
    </style:style>
    <style:style style:name="P2348" style:parent-style-name="Normal" style:family="paragraph">
      <style:paragraph-properties fo:text-align="center" fo:margin-bottom="0in"/>
      <style:text-properties fo:font-weight="bold" style:font-weight-asian="bold"/>
    </style:style>
    <style:style style:name="TableCell2349" style:family="table-cell">
      <style:table-cell-properties fo:border="0.0069in solid #000000" style:writing-mode="lr-tb" fo:padding-top="0in" fo:padding-left="0.075in" fo:padding-bottom="0in" fo:padding-right="0.075in"/>
    </style:style>
    <style:style style:name="P2350" style:parent-style-name="Normal" style:family="paragraph">
      <style:paragraph-properties fo:margin-bottom="0in"/>
    </style:style>
    <style:style style:name="TableColumn2352" style:family="table-column">
      <style:table-column-properties style:column-width="1.0798in"/>
    </style:style>
    <style:style style:name="TableColumn2353" style:family="table-column">
      <style:table-column-properties style:column-width="5.2131in"/>
    </style:style>
    <style:style style:name="Table2351" style:family="table">
      <style:table-properties style:width="6.293in" fo:margin-left="0in" table:align="left"/>
    </style:style>
    <style:style style:name="TableRow2354" style:family="table-row">
      <style:table-row-properties/>
    </style:style>
    <style:style style:name="TableCell2355" style:family="table-cell">
      <style:table-cell-properties fo:border="0.0069in solid #000000" style:writing-mode="lr-tb" fo:padding-top="0in" fo:padding-left="0.075in" fo:padding-bottom="0in" fo:padding-right="0.075in"/>
    </style:style>
    <style:style style:name="P2356" style:parent-style-name="Normal" style:family="paragraph">
      <style:paragraph-properties fo:text-align="center" fo:margin-bottom="0in"/>
      <style:text-properties fo:font-weight="bold" style:font-weight-asian="bold"/>
    </style:style>
    <style:style style:name="TableCell2357" style:family="table-cell">
      <style:table-cell-properties fo:border="0.0069in solid #000000" style:writing-mode="lr-tb" fo:padding-top="0in" fo:padding-left="0.075in" fo:padding-bottom="0in" fo:padding-right="0.075in"/>
    </style:style>
    <style:style style:name="P2358" style:parent-style-name="Normal" style:family="paragraph">
      <style:paragraph-properties fo:margin-bottom="0in"/>
    </style:style>
    <style:style style:name="T2359" style:parent-style-name="Policepardéfaut" style:family="text">
      <style:text-properties style:font-name="Courier New" style:font-name-complex="Courier New"/>
    </style:style>
    <style:style style:name="TableRow2360" style:family="table-row">
      <style:table-row-properties/>
    </style:style>
    <style:style style:name="TableCell2361" style:family="table-cell">
      <style:table-cell-properties fo:border="0.0069in solid #000000" style:writing-mode="lr-tb" fo:padding-top="0in" fo:padding-left="0.075in" fo:padding-bottom="0in" fo:padding-right="0.075in"/>
    </style:style>
    <style:style style:name="P2362" style:parent-style-name="Normal" style:family="paragraph">
      <style:paragraph-properties fo:text-align="center" fo:margin-bottom="0in"/>
      <style:text-properties fo:font-weight="bold" style:font-weight-asian="bold"/>
    </style:style>
    <style:style style:name="TableCell2363" style:family="table-cell">
      <style:table-cell-properties fo:border="0.0069in solid #000000" style:writing-mode="lr-tb" fo:padding-top="0in" fo:padding-left="0.075in" fo:padding-bottom="0in" fo:padding-right="0.075in"/>
    </style:style>
    <style:style style:name="P2364" style:parent-style-name="Paragraphedeliste" style:family="paragraph">
      <style:paragraph-properties fo:margin-bottom="0in"/>
    </style:style>
    <style:style style:name="T2365" style:parent-style-name="Policepardéfaut" style:family="text">
      <style:text-properties fo:font-style="italic" style:font-style-asian="italic"/>
    </style:style>
    <style:style style:name="P2366" style:parent-style-name="Paragraphedeliste" style:family="paragraph">
      <style:paragraph-properties fo:margin-bottom="0in"/>
    </style:style>
    <style:style style:name="T2367" style:parent-style-name="Policepardéfaut" style:family="text">
      <style:text-properties fo:font-style="italic" style:font-style-asian="italic"/>
    </style:style>
    <style:style style:name="TableRow2368" style:family="table-row">
      <style:table-row-properties/>
    </style:style>
    <style:style style:name="TableCell2369" style:family="table-cell">
      <style:table-cell-properties fo:border="0.0069in solid #000000" style:writing-mode="lr-tb" fo:padding-top="0in" fo:padding-left="0.075in" fo:padding-bottom="0in" fo:padding-right="0.075in"/>
    </style:style>
    <style:style style:name="P2370" style:parent-style-name="Normal" style:family="paragraph">
      <style:paragraph-properties fo:text-align="center" fo:margin-bottom="0in"/>
      <style:text-properties fo:font-weight="bold" style:font-weight-asian="bold"/>
    </style:style>
    <style:style style:name="TableCell2371" style:family="table-cell">
      <style:table-cell-properties fo:border="0.0069in solid #000000" style:writing-mode="lr-tb" fo:padding-top="0in" fo:padding-left="0.075in" fo:padding-bottom="0in" fo:padding-right="0.075in"/>
    </style:style>
    <style:style style:name="P2372" style:parent-style-name="Paragraphedeliste" style:family="paragraph">
      <style:paragraph-properties fo:margin-bottom="0in"/>
    </style:style>
    <style:style style:name="P2373" style:parent-style-name="Paragraphedeliste" style:family="paragraph">
      <style:paragraph-properties fo:margin-bottom="0in"/>
    </style:style>
    <style:style style:name="TableRow2374" style:family="table-row">
      <style:table-row-properties/>
    </style:style>
    <style:style style:name="TableCell2375" style:family="table-cell">
      <style:table-cell-properties fo:border="0.0069in solid #000000" style:writing-mode="lr-tb" fo:padding-top="0in" fo:padding-left="0.075in" fo:padding-bottom="0in" fo:padding-right="0.075in"/>
    </style:style>
    <style:style style:name="P2376" style:parent-style-name="Normal" style:family="paragraph">
      <style:paragraph-properties fo:text-align="center" fo:margin-bottom="0in"/>
      <style:text-properties fo:font-weight="bold" style:font-weight-asian="bold"/>
    </style:style>
    <style:style style:name="TableCell2377" style:family="table-cell">
      <style:table-cell-properties fo:border="0.0069in solid #000000" style:writing-mode="lr-tb" fo:padding-top="0in" fo:padding-left="0.075in" fo:padding-bottom="0in" fo:padding-right="0.075in"/>
    </style:style>
    <style:style style:name="P2378" style:parent-style-name="Normal" style:family="paragraph">
      <style:paragraph-properties fo:margin-bottom="0in"/>
    </style:style>
    <style:style style:name="TableColumn2380" style:family="table-column">
      <style:table-column-properties style:column-width="1.0798in"/>
    </style:style>
    <style:style style:name="TableColumn2381" style:family="table-column">
      <style:table-column-properties style:column-width="5.2131in"/>
    </style:style>
    <style:style style:name="Table2379" style:family="table">
      <style:table-properties style:width="6.293in" fo:margin-left="0in" table:align="left"/>
    </style:style>
    <style:style style:name="TableRow2382" style:family="table-row">
      <style:table-row-properties/>
    </style:style>
    <style:style style:name="TableCell2383" style:family="table-cell">
      <style:table-cell-properties fo:border="0.0069in solid #000000" style:writing-mode="lr-tb" fo:padding-top="0in" fo:padding-left="0.075in" fo:padding-bottom="0in" fo:padding-right="0.075in"/>
    </style:style>
    <style:style style:name="P2384" style:parent-style-name="Normal" style:family="paragraph">
      <style:paragraph-properties fo:text-align="center" fo:margin-bottom="0in"/>
      <style:text-properties fo:font-weight="bold" style:font-weight-asian="bold"/>
    </style:style>
    <style:style style:name="TableCell2385" style:family="table-cell">
      <style:table-cell-properties fo:border="0.0069in solid #000000" style:writing-mode="lr-tb" fo:padding-top="0in" fo:padding-left="0.075in" fo:padding-bottom="0in" fo:padding-right="0.075in"/>
    </style:style>
    <style:style style:name="P2386" style:parent-style-name="Normal" style:family="paragraph">
      <style:paragraph-properties fo:margin-bottom="0in"/>
    </style:style>
    <style:style style:name="T2387" style:parent-style-name="Policepardéfaut" style:family="text">
      <style:text-properties style:font-name="Courier New" style:font-name-complex="Courier New"/>
    </style:style>
    <style:style style:name="TableRow2388" style:family="table-row">
      <style:table-row-properties/>
    </style:style>
    <style:style style:name="TableCell2389" style:family="table-cell">
      <style:table-cell-properties fo:border="0.0069in solid #000000" style:writing-mode="lr-tb" fo:padding-top="0in" fo:padding-left="0.075in" fo:padding-bottom="0in" fo:padding-right="0.075in"/>
    </style:style>
    <style:style style:name="P2390" style:parent-style-name="Normal" style:family="paragraph">
      <style:paragraph-properties fo:text-align="center" fo:margin-bottom="0in"/>
      <style:text-properties fo:font-weight="bold" style:font-weight-asian="bold"/>
    </style:style>
    <style:style style:name="TableCell2391" style:family="table-cell">
      <style:table-cell-properties fo:border="0.0069in solid #000000" style:writing-mode="lr-tb" fo:padding-top="0in" fo:padding-left="0.075in" fo:padding-bottom="0in" fo:padding-right="0.075in"/>
    </style:style>
    <style:style style:name="P2392" style:parent-style-name="Paragraphedeliste" style:family="paragraph">
      <style:paragraph-properties fo:margin-bottom="0in"/>
    </style:style>
    <style:style style:name="T2393" style:parent-style-name="Policepardéfaut" style:family="text">
      <style:text-properties fo:font-style="italic" style:font-style-asian="italic"/>
    </style:style>
    <style:style style:name="P2394" style:parent-style-name="Paragraphedeliste" style:family="paragraph">
      <style:paragraph-properties fo:margin-bottom="0in"/>
    </style:style>
    <style:style style:name="T2395" style:parent-style-name="Policepardéfaut" style:family="text">
      <style:text-properties fo:font-style="italic" style:font-style-asian="italic"/>
    </style:style>
    <style:style style:name="TableRow2396" style:family="table-row">
      <style:table-row-properties/>
    </style:style>
    <style:style style:name="TableCell2397" style:family="table-cell">
      <style:table-cell-properties fo:border="0.0069in solid #000000" style:writing-mode="lr-tb" fo:padding-top="0in" fo:padding-left="0.075in" fo:padding-bottom="0in" fo:padding-right="0.075in"/>
    </style:style>
    <style:style style:name="P2398" style:parent-style-name="Normal" style:family="paragraph">
      <style:paragraph-properties fo:text-align="center" fo:margin-bottom="0in"/>
      <style:text-properties fo:font-weight="bold" style:font-weight-asian="bold"/>
    </style:style>
    <style:style style:name="TableCell2399" style:family="table-cell">
      <style:table-cell-properties fo:border="0.0069in solid #000000" style:writing-mode="lr-tb" fo:padding-top="0in" fo:padding-left="0.075in" fo:padding-bottom="0in" fo:padding-right="0.075in"/>
    </style:style>
    <style:style style:name="P2400" style:parent-style-name="Paragraphedeliste" style:family="paragraph">
      <style:paragraph-properties fo:margin-bottom="0in"/>
    </style:style>
    <style:style style:name="P2401" style:parent-style-name="Paragraphedeliste" style:family="paragraph">
      <style:paragraph-properties fo:margin-bottom="0in"/>
    </style:style>
    <style:style style:name="TableRow2402" style:family="table-row">
      <style:table-row-properties/>
    </style:style>
    <style:style style:name="TableCell2403" style:family="table-cell">
      <style:table-cell-properties fo:border="0.0069in solid #000000" style:writing-mode="lr-tb" fo:padding-top="0in" fo:padding-left="0.075in" fo:padding-bottom="0in" fo:padding-right="0.075in"/>
    </style:style>
    <style:style style:name="P2404" style:parent-style-name="Normal" style:family="paragraph">
      <style:paragraph-properties fo:text-align="center" fo:margin-bottom="0in"/>
      <style:text-properties fo:font-weight="bold" style:font-weight-asian="bold"/>
    </style:style>
    <style:style style:name="TableCell2405" style:family="table-cell">
      <style:table-cell-properties fo:border="0.0069in solid #000000" style:writing-mode="lr-tb" fo:padding-top="0in" fo:padding-left="0.075in" fo:padding-bottom="0in" fo:padding-right="0.075in"/>
    </style:style>
    <style:style style:name="P2406" style:parent-style-name="Normal" style:family="paragraph">
      <style:paragraph-properties fo:margin-bottom="0in"/>
    </style:style>
    <style:style style:name="TableColumn2408" style:family="table-column">
      <style:table-column-properties style:column-width="1.0798in"/>
    </style:style>
    <style:style style:name="TableColumn2409" style:family="table-column">
      <style:table-column-properties style:column-width="5.2131in"/>
    </style:style>
    <style:style style:name="Table2407" style:family="table">
      <style:table-properties style:width="6.293in" fo:margin-left="0in" table:align="left"/>
    </style:style>
    <style:style style:name="TableRow2410" style:family="table-row">
      <style:table-row-properties/>
    </style:style>
    <style:style style:name="TableCell2411" style:family="table-cell">
      <style:table-cell-properties fo:border="0.0069in solid #000000" style:writing-mode="lr-tb" fo:padding-top="0in" fo:padding-left="0.075in" fo:padding-bottom="0in" fo:padding-right="0.075in"/>
    </style:style>
    <style:style style:name="P2412" style:parent-style-name="Normal" style:family="paragraph">
      <style:paragraph-properties fo:text-align="center" fo:margin-bottom="0in"/>
      <style:text-properties fo:font-weight="bold" style:font-weight-asian="bold"/>
    </style:style>
    <style:style style:name="TableCell2413" style:family="table-cell">
      <style:table-cell-properties fo:border="0.0069in solid #000000" style:writing-mode="lr-tb" fo:padding-top="0in" fo:padding-left="0.075in" fo:padding-bottom="0in" fo:padding-right="0.075in"/>
    </style:style>
    <style:style style:name="P2414" style:parent-style-name="Normal" style:family="paragraph">
      <style:paragraph-properties fo:margin-bottom="0in"/>
    </style:style>
    <style:style style:name="T2415" style:parent-style-name="Policepardéfaut" style:family="text">
      <style:text-properties style:font-name="Courier New" style:font-name-complex="Courier New"/>
    </style:style>
    <style:style style:name="TableRow2416" style:family="table-row">
      <style:table-row-properties/>
    </style:style>
    <style:style style:name="TableCell2417" style:family="table-cell">
      <style:table-cell-properties fo:border="0.0069in solid #000000" style:writing-mode="lr-tb" fo:padding-top="0in" fo:padding-left="0.075in" fo:padding-bottom="0in" fo:padding-right="0.075in"/>
    </style:style>
    <style:style style:name="P2418" style:parent-style-name="Normal" style:family="paragraph">
      <style:paragraph-properties fo:text-align="center" fo:margin-bottom="0in"/>
      <style:text-properties fo:font-weight="bold" style:font-weight-asian="bold"/>
    </style:style>
    <style:style style:name="TableCell2419" style:family="table-cell">
      <style:table-cell-properties fo:border="0.0069in solid #000000" style:writing-mode="lr-tb" fo:padding-top="0in" fo:padding-left="0.075in" fo:padding-bottom="0in" fo:padding-right="0.075in"/>
    </style:style>
    <style:style style:name="P2420" style:parent-style-name="Paragraphedeliste" style:family="paragraph">
      <style:paragraph-properties fo:margin-bottom="0in"/>
    </style:style>
    <style:style style:name="T2421" style:parent-style-name="Policepardéfaut" style:family="text">
      <style:text-properties fo:font-style="italic" style:font-style-asian="italic"/>
    </style:style>
    <style:style style:name="P2422" style:parent-style-name="Paragraphedeliste" style:family="paragraph">
      <style:paragraph-properties fo:margin-bottom="0in"/>
    </style:style>
    <style:style style:name="T2423" style:parent-style-name="Policepardéfaut" style:family="text">
      <style:text-properties fo:font-style="italic" style:font-style-asian="italic"/>
    </style:style>
    <style:style style:name="TableRow2424" style:family="table-row">
      <style:table-row-properties/>
    </style:style>
    <style:style style:name="TableCell2425" style:family="table-cell">
      <style:table-cell-properties fo:border="0.0069in solid #000000" style:writing-mode="lr-tb" fo:padding-top="0in" fo:padding-left="0.075in" fo:padding-bottom="0in" fo:padding-right="0.075in"/>
    </style:style>
    <style:style style:name="P2426" style:parent-style-name="Normal" style:family="paragraph">
      <style:paragraph-properties fo:text-align="center" fo:margin-bottom="0in"/>
      <style:text-properties fo:font-weight="bold" style:font-weight-asian="bold"/>
    </style:style>
    <style:style style:name="TableCell2427" style:family="table-cell">
      <style:table-cell-properties fo:border="0.0069in solid #000000" style:writing-mode="lr-tb" fo:padding-top="0in" fo:padding-left="0.075in" fo:padding-bottom="0in" fo:padding-right="0.075in"/>
    </style:style>
    <style:style style:name="P2428" style:parent-style-name="Paragraphedeliste" style:family="paragraph">
      <style:paragraph-properties fo:margin-bottom="0in"/>
    </style:style>
    <style:style style:name="P2429" style:parent-style-name="Paragraphedeliste" style:family="paragraph">
      <style:paragraph-properties fo:margin-bottom="0in"/>
    </style:style>
    <style:style style:name="TableRow2430" style:family="table-row">
      <style:table-row-properties/>
    </style:style>
    <style:style style:name="TableCell2431" style:family="table-cell">
      <style:table-cell-properties fo:border="0.0069in solid #000000" style:writing-mode="lr-tb" fo:padding-top="0in" fo:padding-left="0.075in" fo:padding-bottom="0in" fo:padding-right="0.075in"/>
    </style:style>
    <style:style style:name="P2432" style:parent-style-name="Normal" style:family="paragraph">
      <style:paragraph-properties fo:text-align="center" fo:margin-bottom="0in"/>
      <style:text-properties fo:font-weight="bold" style:font-weight-asian="bold"/>
    </style:style>
    <style:style style:name="TableCell2433" style:family="table-cell">
      <style:table-cell-properties fo:border="0.0069in solid #000000" style:writing-mode="lr-tb" fo:padding-top="0in" fo:padding-left="0.075in" fo:padding-bottom="0in" fo:padding-right="0.075in"/>
    </style:style>
    <style:style style:name="P2434" style:parent-style-name="Normal" style:family="paragraph">
      <style:paragraph-properties fo:margin-bottom="0in"/>
    </style:style>
    <style:style style:name="P2435" style:parent-style-name="Normal" style:family="paragraph">
      <style:paragraph-properties fo:margin-bottom="0in"/>
    </style:style>
    <style:style style:name="TableColumn2437" style:family="table-column">
      <style:table-column-properties style:column-width="1.0798in"/>
    </style:style>
    <style:style style:name="TableColumn2438" style:family="table-column">
      <style:table-column-properties style:column-width="5.2131in"/>
    </style:style>
    <style:style style:name="Table2436" style:family="table">
      <style:table-properties style:width="6.293in" fo:margin-left="0in" table:align="left"/>
    </style:style>
    <style:style style:name="TableRow2439" style:family="table-row">
      <style:table-row-properties/>
    </style:style>
    <style:style style:name="TableCell2440" style:family="table-cell">
      <style:table-cell-properties fo:border="0.0069in solid #000000" style:writing-mode="lr-tb" fo:padding-top="0in" fo:padding-left="0.075in" fo:padding-bottom="0in" fo:padding-right="0.075in"/>
    </style:style>
    <style:style style:name="P2441" style:parent-style-name="Normal" style:family="paragraph">
      <style:paragraph-properties fo:text-align="center" fo:margin-bottom="0in"/>
      <style:text-properties fo:font-weight="bold" style:font-weight-asian="bold"/>
    </style:style>
    <style:style style:name="TableCell2442" style:family="table-cell">
      <style:table-cell-properties fo:border="0.0069in solid #000000" style:writing-mode="lr-tb" fo:padding-top="0in" fo:padding-left="0.075in" fo:padding-bottom="0in" fo:padding-right="0.075in"/>
    </style:style>
    <style:style style:name="P2443" style:parent-style-name="Normal" style:family="paragraph">
      <style:paragraph-properties fo:margin-bottom="0in"/>
      <style:text-properties style:font-name="Courier New" style:font-name-complex="Courier New"/>
    </style:style>
    <style:style style:name="TableRow2444" style:family="table-row">
      <style:table-row-properties/>
    </style:style>
    <style:style style:name="TableCell2445" style:family="table-cell">
      <style:table-cell-properties fo:border="0.0069in solid #000000" style:writing-mode="lr-tb" fo:padding-top="0in" fo:padding-left="0.075in" fo:padding-bottom="0in" fo:padding-right="0.075in"/>
    </style:style>
    <style:style style:name="P2446" style:parent-style-name="Normal" style:family="paragraph">
      <style:paragraph-properties fo:text-align="center" fo:margin-bottom="0in"/>
      <style:text-properties fo:font-weight="bold" style:font-weight-asian="bold"/>
    </style:style>
    <style:style style:name="TableCell2447" style:family="table-cell">
      <style:table-cell-properties fo:border="0.0069in solid #000000" style:writing-mode="lr-tb" fo:padding-top="0in" fo:padding-left="0.075in" fo:padding-bottom="0in" fo:padding-right="0.075in"/>
    </style:style>
    <style:style style:name="P2448" style:parent-style-name="Paragraphedeliste" style:family="paragraph">
      <style:paragraph-properties fo:margin-bottom="0in"/>
    </style:style>
    <style:style style:name="T2449" style:parent-style-name="Policepardéfaut" style:family="text">
      <style:text-properties fo:font-style="italic" style:font-style-asian="italic"/>
    </style:style>
    <style:style style:name="P2450" style:parent-style-name="Paragraphedeliste" style:family="paragraph">
      <style:paragraph-properties fo:margin-bottom="0in"/>
    </style:style>
    <style:style style:name="T2451" style:parent-style-name="Policepardéfaut" style:family="text">
      <style:text-properties fo:font-style="italic" style:font-style-asian="italic"/>
    </style:style>
    <style:style style:name="P2452" style:parent-style-name="Paragraphedeliste" style:family="paragraph">
      <style:paragraph-properties fo:margin-bottom="0in"/>
    </style:style>
    <style:style style:name="T2453" style:parent-style-name="Policepardéfaut" style:family="text">
      <style:text-properties fo:font-style="italic" style:font-style-asian="italic"/>
    </style:style>
    <style:style style:name="TableRow2454" style:family="table-row">
      <style:table-row-properties/>
    </style:style>
    <style:style style:name="TableCell2455" style:family="table-cell">
      <style:table-cell-properties fo:border="0.0069in solid #000000" style:writing-mode="lr-tb" fo:padding-top="0in" fo:padding-left="0.075in" fo:padding-bottom="0in" fo:padding-right="0.075in"/>
    </style:style>
    <style:style style:name="P2456" style:parent-style-name="Normal" style:family="paragraph">
      <style:paragraph-properties fo:text-align="center" fo:margin-bottom="0in"/>
      <style:text-properties fo:font-weight="bold" style:font-weight-asian="bold"/>
    </style:style>
    <style:style style:name="TableCell2457" style:family="table-cell">
      <style:table-cell-properties fo:border="0.0069in solid #000000" style:writing-mode="lr-tb" fo:padding-top="0in" fo:padding-left="0.075in" fo:padding-bottom="0in" fo:padding-right="0.075in"/>
    </style:style>
    <style:style style:name="P2458" style:parent-style-name="Paragraphedeliste" style:family="paragraph">
      <style:paragraph-properties fo:margin-bottom="0in"/>
    </style:style>
    <style:style style:name="P2459" style:parent-style-name="Paragraphedeliste" style:family="paragraph">
      <style:paragraph-properties fo:margin-bottom="0in"/>
    </style:style>
    <style:style style:name="TableColumn2461" style:family="table-column">
      <style:table-column-properties style:column-width="1.0798in"/>
    </style:style>
    <style:style style:name="TableColumn2462" style:family="table-column">
      <style:table-column-properties style:column-width="5.2131in"/>
    </style:style>
    <style:style style:name="Table2460" style:family="table">
      <style:table-properties style:width="6.293in" fo:margin-left="0in" table:align="left"/>
    </style:style>
    <style:style style:name="TableRow2463" style:family="table-row">
      <style:table-row-properties/>
    </style:style>
    <style:style style:name="TableCell2464" style:family="table-cell">
      <style:table-cell-properties fo:border="0.0069in solid #000000" style:writing-mode="lr-tb" fo:padding-top="0in" fo:padding-left="0.075in" fo:padding-bottom="0in" fo:padding-right="0.075in"/>
    </style:style>
    <style:style style:name="P2465" style:parent-style-name="Normal" style:family="paragraph">
      <style:paragraph-properties fo:text-align="center" fo:margin-bottom="0in"/>
      <style:text-properties fo:font-weight="bold" style:font-weight-asian="bold"/>
    </style:style>
    <style:style style:name="TableCell2466" style:family="table-cell">
      <style:table-cell-properties fo:border="0.0069in solid #000000" style:writing-mode="lr-tb" fo:padding-top="0in" fo:padding-left="0.075in" fo:padding-bottom="0in" fo:padding-right="0.075in"/>
    </style:style>
    <style:style style:name="P2467" style:parent-style-name="Normal" style:family="paragraph">
      <style:paragraph-properties fo:margin-bottom="0in"/>
    </style:style>
    <style:style style:name="T2468" style:parent-style-name="Policepardéfaut" style:family="text">
      <style:text-properties style:font-name="Courier New" style:font-name-complex="Courier New"/>
    </style:style>
    <style:style style:name="TableRow2469" style:family="table-row">
      <style:table-row-properties/>
    </style:style>
    <style:style style:name="TableCell2470" style:family="table-cell">
      <style:table-cell-properties fo:border="0.0069in solid #000000" style:writing-mode="lr-tb" fo:padding-top="0in" fo:padding-left="0.075in" fo:padding-bottom="0in" fo:padding-right="0.075in"/>
    </style:style>
    <style:style style:name="P2471" style:parent-style-name="Normal" style:family="paragraph">
      <style:paragraph-properties fo:text-align="center" fo:margin-bottom="0in"/>
      <style:text-properties fo:font-weight="bold" style:font-weight-asian="bold"/>
    </style:style>
    <style:style style:name="TableCell2472" style:family="table-cell">
      <style:table-cell-properties fo:border="0.0069in solid #000000" style:writing-mode="lr-tb" fo:padding-top="0in" fo:padding-left="0.075in" fo:padding-bottom="0in" fo:padding-right="0.075in"/>
    </style:style>
    <style:style style:name="P2473" style:parent-style-name="Paragraphedeliste" style:family="paragraph">
      <style:paragraph-properties fo:margin-bottom="0in"/>
    </style:style>
    <style:style style:name="T2474" style:parent-style-name="Policepardéfaut" style:family="text">
      <style:text-properties fo:font-style="italic" style:font-style-asian="italic"/>
    </style:style>
    <style:style style:name="TableRow2475" style:family="table-row">
      <style:table-row-properties/>
    </style:style>
    <style:style style:name="TableCell2476" style:family="table-cell">
      <style:table-cell-properties fo:border="0.0069in solid #000000" style:writing-mode="lr-tb" fo:padding-top="0in" fo:padding-left="0.075in" fo:padding-bottom="0in" fo:padding-right="0.075in"/>
    </style:style>
    <style:style style:name="P2477" style:parent-style-name="Normal" style:family="paragraph">
      <style:paragraph-properties fo:text-align="center" fo:margin-bottom="0in"/>
      <style:text-properties fo:font-weight="bold" style:font-weight-asian="bold"/>
    </style:style>
    <style:style style:name="TableCell2478" style:family="table-cell">
      <style:table-cell-properties fo:border="0.0069in solid #000000" style:writing-mode="lr-tb" fo:padding-top="0in" fo:padding-left="0.075in" fo:padding-bottom="0in" fo:padding-right="0.075in"/>
    </style:style>
    <style:style style:name="P2479" style:parent-style-name="Paragraphedeliste" style:family="paragraph">
      <style:paragraph-properties fo:margin-bottom="0in"/>
    </style:style>
    <style:style style:name="P2480" style:parent-style-name="Paragraphedeliste" style:family="paragraph">
      <style:paragraph-properties fo:margin-bottom="0in"/>
    </style:style>
    <style:style style:name="TableRow2481" style:family="table-row">
      <style:table-row-properties/>
    </style:style>
    <style:style style:name="TableCell2482" style:family="table-cell">
      <style:table-cell-properties fo:border="0.0069in solid #000000" style:writing-mode="lr-tb" fo:padding-top="0in" fo:padding-left="0.075in" fo:padding-bottom="0in" fo:padding-right="0.075in"/>
    </style:style>
    <style:style style:name="P2483" style:parent-style-name="Normal" style:family="paragraph">
      <style:paragraph-properties fo:text-align="center" fo:margin-bottom="0in"/>
      <style:text-properties fo:font-weight="bold" style:font-weight-asian="bold"/>
    </style:style>
    <style:style style:name="TableCell2484" style:family="table-cell">
      <style:table-cell-properties fo:border="0.0069in solid #000000" style:writing-mode="lr-tb" fo:padding-top="0in" fo:padding-left="0.075in" fo:padding-bottom="0in" fo:padding-right="0.075in"/>
    </style:style>
    <style:style style:name="P2485" style:parent-style-name="Normal" style:family="paragraph">
      <style:paragraph-properties fo:margin-bottom="0in"/>
    </style:style>
    <style:style style:name="P2486" style:parent-style-name="Normal" style:family="paragraph">
      <style:paragraph-properties fo:margin-bottom="0in"/>
    </style:style>
    <style:style style:name="T2487" style:parent-style-name="Policepardéfaut" style:family="text">
      <style:text-properties fo:font-style="italic" style:font-style-asian="italic"/>
    </style:style>
    <style:style style:name="T2488" style:parent-style-name="Policepardéfaut" style:family="text">
      <style:text-properties fo:font-style="italic" style:font-style-asian="italic"/>
    </style:style>
    <style:style style:name="TableColumn2490" style:family="table-column">
      <style:table-column-properties style:column-width="1.0798in"/>
    </style:style>
    <style:style style:name="TableColumn2491" style:family="table-column">
      <style:table-column-properties style:column-width="5.2131in"/>
    </style:style>
    <style:style style:name="Table2489" style:family="table">
      <style:table-properties style:width="6.293in" fo:margin-left="0in" table:align="left"/>
    </style:style>
    <style:style style:name="TableRow2492" style:family="table-row">
      <style:table-row-properties/>
    </style:style>
    <style:style style:name="TableCell2493" style:family="table-cell">
      <style:table-cell-properties fo:border="0.0069in solid #000000" style:writing-mode="lr-tb" fo:padding-top="0in" fo:padding-left="0.075in" fo:padding-bottom="0in" fo:padding-right="0.075in"/>
    </style:style>
    <style:style style:name="P2494" style:parent-style-name="Normal" style:family="paragraph">
      <style:paragraph-properties fo:text-align="center" fo:margin-bottom="0in"/>
      <style:text-properties fo:font-weight="bold" style:font-weight-asian="bold"/>
    </style:style>
    <style:style style:name="TableCell2495" style:family="table-cell">
      <style:table-cell-properties fo:border="0.0069in solid #000000" style:writing-mode="lr-tb" fo:padding-top="0in" fo:padding-left="0.075in" fo:padding-bottom="0in" fo:padding-right="0.075in"/>
    </style:style>
    <style:style style:name="P2496" style:parent-style-name="Normal" style:family="paragraph">
      <style:paragraph-properties fo:margin-bottom="0in"/>
      <style:text-properties style:font-name="Courier New" style:font-name-complex="Courier New"/>
    </style:style>
    <style:style style:name="TableRow2497" style:family="table-row">
      <style:table-row-properties/>
    </style:style>
    <style:style style:name="TableCell2498" style:family="table-cell">
      <style:table-cell-properties fo:border="0.0069in solid #000000" style:writing-mode="lr-tb" fo:padding-top="0in" fo:padding-left="0.075in" fo:padding-bottom="0in" fo:padding-right="0.075in"/>
    </style:style>
    <style:style style:name="P2499" style:parent-style-name="Normal" style:family="paragraph">
      <style:paragraph-properties fo:text-align="center" fo:margin-bottom="0in"/>
      <style:text-properties fo:font-weight="bold" style:font-weight-asian="bold"/>
    </style:style>
    <style:style style:name="TableCell2500" style:family="table-cell">
      <style:table-cell-properties fo:border="0.0069in solid #000000" style:writing-mode="lr-tb" fo:padding-top="0in" fo:padding-left="0.075in" fo:padding-bottom="0in" fo:padding-right="0.075in"/>
    </style:style>
    <style:style style:name="P2501" style:parent-style-name="Paragraphedeliste" style:family="paragraph">
      <style:paragraph-properties fo:margin-bottom="0in"/>
    </style:style>
    <style:style style:name="T2502" style:parent-style-name="Policepardéfaut" style:family="text">
      <style:text-properties fo:font-style="italic" style:font-style-asian="italic"/>
    </style:style>
    <style:style style:name="P2503" style:parent-style-name="Paragraphedeliste" style:family="paragraph">
      <style:paragraph-properties fo:margin-bottom="0in"/>
    </style:style>
    <style:style style:name="T2504" style:parent-style-name="Policepardéfaut" style:family="text">
      <style:text-properties fo:font-style="italic" style:font-style-asian="italic"/>
    </style:style>
    <style:style style:name="P2505" style:parent-style-name="Paragraphedeliste" style:family="paragraph">
      <style:paragraph-properties fo:margin-bottom="0in"/>
    </style:style>
    <style:style style:name="T2506" style:parent-style-name="Policepardéfaut" style:family="text">
      <style:text-properties fo:font-style="italic" style:font-style-asian="italic"/>
    </style:style>
    <style:style style:name="TableRow2507" style:family="table-row">
      <style:table-row-properties/>
    </style:style>
    <style:style style:name="TableCell2508" style:family="table-cell">
      <style:table-cell-properties fo:border="0.0069in solid #000000" style:writing-mode="lr-tb" fo:padding-top="0in" fo:padding-left="0.075in" fo:padding-bottom="0in" fo:padding-right="0.075in"/>
    </style:style>
    <style:style style:name="P2509" style:parent-style-name="Normal" style:family="paragraph">
      <style:paragraph-properties fo:text-align="center" fo:margin-bottom="0in"/>
      <style:text-properties fo:font-weight="bold" style:font-weight-asian="bold"/>
    </style:style>
    <style:style style:name="TableCell2510" style:family="table-cell">
      <style:table-cell-properties fo:border="0.0069in solid #000000" style:writing-mode="lr-tb" fo:padding-top="0in" fo:padding-left="0.075in" fo:padding-bottom="0in" fo:padding-right="0.075in"/>
    </style:style>
    <style:style style:name="P2511" style:parent-style-name="Paragraphedeliste" style:family="paragraph">
      <style:paragraph-properties fo:margin-bottom="0in"/>
    </style:style>
    <style:style style:name="P2512" style:parent-style-name="Paragraphedeliste" style:family="paragraph">
      <style:paragraph-properties fo:margin-bottom="0in"/>
    </style:style>
    <style:style style:name="P2513" style:parent-style-name="Paragraphedeliste" style:family="paragraph">
      <style:paragraph-properties fo:margin-bottom="0in"/>
    </style:style>
    <style:style style:name="TableColumn2515" style:family="table-column">
      <style:table-column-properties style:column-width="1.0798in"/>
    </style:style>
    <style:style style:name="TableColumn2516" style:family="table-column">
      <style:table-column-properties style:column-width="5.2131in"/>
    </style:style>
    <style:style style:name="Table2514" style:family="table">
      <style:table-properties style:width="6.293in" fo:margin-left="0in" table:align="left"/>
    </style:style>
    <style:style style:name="TableRow2517" style:family="table-row">
      <style:table-row-properties/>
    </style:style>
    <style:style style:name="TableCell2518" style:family="table-cell">
      <style:table-cell-properties fo:border="0.0069in solid #000000" style:writing-mode="lr-tb" fo:padding-top="0in" fo:padding-left="0.075in" fo:padding-bottom="0in" fo:padding-right="0.075in"/>
    </style:style>
    <style:style style:name="P2519" style:parent-style-name="Normal" style:family="paragraph">
      <style:paragraph-properties fo:text-align="center" fo:margin-bottom="0in"/>
      <style:text-properties fo:font-weight="bold" style:font-weight-asian="bold"/>
    </style:style>
    <style:style style:name="TableCell2520" style:family="table-cell">
      <style:table-cell-properties fo:border="0.0069in solid #000000" style:writing-mode="lr-tb" fo:padding-top="0in" fo:padding-left="0.075in" fo:padding-bottom="0in" fo:padding-right="0.075in"/>
    </style:style>
    <style:style style:name="P2521" style:parent-style-name="Normal" style:family="paragraph">
      <style:paragraph-properties fo:margin-bottom="0in"/>
      <style:text-properties style:font-name="Courier New" style:font-name-complex="Courier New"/>
    </style:style>
    <style:style style:name="TableRow2522" style:family="table-row">
      <style:table-row-properties/>
    </style:style>
    <style:style style:name="TableCell2523" style:family="table-cell">
      <style:table-cell-properties fo:border="0.0069in solid #000000" style:writing-mode="lr-tb" fo:padding-top="0in" fo:padding-left="0.075in" fo:padding-bottom="0in" fo:padding-right="0.075in"/>
    </style:style>
    <style:style style:name="P2524" style:parent-style-name="Normal" style:family="paragraph">
      <style:paragraph-properties fo:text-align="center" fo:margin-bottom="0in"/>
      <style:text-properties fo:font-weight="bold" style:font-weight-asian="bold"/>
    </style:style>
    <style:style style:name="TableCell2525" style:family="table-cell">
      <style:table-cell-properties fo:border="0.0069in solid #000000" style:writing-mode="lr-tb" fo:padding-top="0in" fo:padding-left="0.075in" fo:padding-bottom="0in" fo:padding-right="0.075in"/>
    </style:style>
    <style:style style:name="P2526" style:parent-style-name="Paragraphedeliste" style:family="paragraph">
      <style:paragraph-properties fo:margin-bottom="0in"/>
    </style:style>
    <style:style style:name="T2527" style:parent-style-name="Policepardéfaut" style:family="text">
      <style:text-properties fo:font-style="italic" style:font-style-asian="italic"/>
    </style:style>
    <style:style style:name="TableRow2528" style:family="table-row">
      <style:table-row-properties/>
    </style:style>
    <style:style style:name="TableCell2529" style:family="table-cell">
      <style:table-cell-properties fo:border="0.0069in solid #000000" style:writing-mode="lr-tb" fo:padding-top="0in" fo:padding-left="0.075in" fo:padding-bottom="0in" fo:padding-right="0.075in"/>
    </style:style>
    <style:style style:name="P2530" style:parent-style-name="Normal" style:family="paragraph">
      <style:paragraph-properties fo:text-align="center" fo:margin-bottom="0in"/>
      <style:text-properties fo:font-weight="bold" style:font-weight-asian="bold"/>
    </style:style>
    <style:style style:name="TableCell2531" style:family="table-cell">
      <style:table-cell-properties fo:border="0.0069in solid #000000" style:writing-mode="lr-tb" fo:padding-top="0in" fo:padding-left="0.075in" fo:padding-bottom="0in" fo:padding-right="0.075in"/>
    </style:style>
    <style:style style:name="P2532" style:parent-style-name="Paragraphedeliste" style:family="paragraph">
      <style:paragraph-properties fo:margin-bottom="0in"/>
    </style:style>
    <style:style style:name="P2533" style:parent-style-name="Paragraphedeliste" style:family="paragraph">
      <style:paragraph-properties fo:margin-bottom="0in"/>
    </style:style>
    <style:style style:name="P2534" style:parent-style-name="Paragraphedeliste" style:family="paragraph">
      <style:paragraph-properties fo:margin-bottom="0in"/>
    </style:style>
    <style:style style:name="TableColumn2536" style:family="table-column">
      <style:table-column-properties style:column-width="1.0798in"/>
    </style:style>
    <style:style style:name="TableColumn2537" style:family="table-column">
      <style:table-column-properties style:column-width="5.2131in"/>
    </style:style>
    <style:style style:name="Table2535" style:family="table">
      <style:table-properties style:width="6.293in" fo:margin-left="0in" table:align="left"/>
    </style:style>
    <style:style style:name="TableRow2538" style:family="table-row">
      <style:table-row-properties/>
    </style:style>
    <style:style style:name="TableCell2539" style:family="table-cell">
      <style:table-cell-properties fo:border="0.0069in solid #000000" style:writing-mode="lr-tb" fo:padding-top="0in" fo:padding-left="0.075in" fo:padding-bottom="0in" fo:padding-right="0.075in"/>
    </style:style>
    <style:style style:name="P2540" style:parent-style-name="Normal" style:family="paragraph">
      <style:paragraph-properties fo:text-align="center" fo:margin-bottom="0in"/>
      <style:text-properties fo:font-weight="bold" style:font-weight-asian="bold"/>
    </style:style>
    <style:style style:name="TableCell2541" style:family="table-cell">
      <style:table-cell-properties fo:border="0.0069in solid #000000" style:writing-mode="lr-tb" fo:padding-top="0in" fo:padding-left="0.075in" fo:padding-bottom="0in" fo:padding-right="0.075in"/>
    </style:style>
    <style:style style:name="P2542" style:parent-style-name="Normal" style:family="paragraph">
      <style:paragraph-properties fo:margin-bottom="0in"/>
    </style:style>
    <style:style style:name="T2543" style:parent-style-name="Policepardéfaut" style:family="text">
      <style:text-properties style:font-name="Courier New" style:font-name-complex="Courier New"/>
    </style:style>
    <style:style style:name="TableRow2544" style:family="table-row">
      <style:table-row-properties/>
    </style:style>
    <style:style style:name="TableCell2545" style:family="table-cell">
      <style:table-cell-properties fo:border="0.0069in solid #000000" style:writing-mode="lr-tb" fo:padding-top="0in" fo:padding-left="0.075in" fo:padding-bottom="0in" fo:padding-right="0.075in"/>
    </style:style>
    <style:style style:name="P2546" style:parent-style-name="Normal" style:family="paragraph">
      <style:paragraph-properties fo:text-align="center" fo:margin-bottom="0in"/>
      <style:text-properties fo:font-weight="bold" style:font-weight-asian="bold"/>
    </style:style>
    <style:style style:name="TableCell2547" style:family="table-cell">
      <style:table-cell-properties fo:border="0.0069in solid #000000" style:writing-mode="lr-tb" fo:padding-top="0in" fo:padding-left="0.075in" fo:padding-bottom="0in" fo:padding-right="0.075in"/>
    </style:style>
    <style:style style:name="P2548" style:parent-style-name="Paragraphedeliste" style:family="paragraph">
      <style:paragraph-properties fo:margin-bottom="0in"/>
    </style:style>
    <style:style style:name="T2549" style:parent-style-name="Policepardéfaut" style:family="text">
      <style:text-properties fo:font-style="italic" style:font-style-asian="italic"/>
    </style:style>
    <style:style style:name="P2550" style:parent-style-name="Paragraphedeliste" style:family="paragraph">
      <style:paragraph-properties fo:margin-bottom="0in"/>
    </style:style>
    <style:style style:name="T2551" style:parent-style-name="Policepardéfaut" style:family="text">
      <style:text-properties fo:font-style="italic" style:font-style-asian="italic"/>
    </style:style>
    <style:style style:name="TableRow2552" style:family="table-row">
      <style:table-row-properties/>
    </style:style>
    <style:style style:name="TableCell2553" style:family="table-cell">
      <style:table-cell-properties fo:border="0.0069in solid #000000" style:writing-mode="lr-tb" fo:padding-top="0in" fo:padding-left="0.075in" fo:padding-bottom="0in" fo:padding-right="0.075in"/>
    </style:style>
    <style:style style:name="P2554" style:parent-style-name="Normal" style:family="paragraph">
      <style:paragraph-properties fo:text-align="center" fo:margin-bottom="0in"/>
      <style:text-properties fo:font-weight="bold" style:font-weight-asian="bold"/>
    </style:style>
    <style:style style:name="TableCell2555" style:family="table-cell">
      <style:table-cell-properties fo:border="0.0069in solid #000000" style:writing-mode="lr-tb" fo:padding-top="0in" fo:padding-left="0.075in" fo:padding-bottom="0in" fo:padding-right="0.075in"/>
    </style:style>
    <style:style style:name="P2556" style:parent-style-name="Paragraphedeliste" style:family="paragraph">
      <style:paragraph-properties fo:margin-bottom="0in"/>
    </style:style>
    <style:style style:name="P2557" style:parent-style-name="Paragraphedeliste" style:family="paragraph">
      <style:paragraph-properties fo:margin-bottom="0in"/>
    </style:style>
    <style:style style:name="TableColumn2559" style:family="table-column">
      <style:table-column-properties style:column-width="1.0798in"/>
    </style:style>
    <style:style style:name="TableColumn2560" style:family="table-column">
      <style:table-column-properties style:column-width="5.2131in"/>
    </style:style>
    <style:style style:name="Table2558" style:family="table">
      <style:table-properties style:width="6.293in" fo:margin-left="0in" table:align="left"/>
    </style:style>
    <style:style style:name="TableRow2561" style:family="table-row">
      <style:table-row-properties/>
    </style:style>
    <style:style style:name="TableCell2562" style:family="table-cell">
      <style:table-cell-properties fo:border="0.0069in solid #000000" style:writing-mode="lr-tb" fo:padding-top="0in" fo:padding-left="0.075in" fo:padding-bottom="0in" fo:padding-right="0.075in"/>
    </style:style>
    <style:style style:name="P2563" style:parent-style-name="Normal" style:family="paragraph">
      <style:paragraph-properties fo:text-align="center" fo:margin-bottom="0in"/>
      <style:text-properties fo:font-weight="bold" style:font-weight-asian="bold"/>
    </style:style>
    <style:style style:name="TableCell2564" style:family="table-cell">
      <style:table-cell-properties fo:border="0.0069in solid #000000" style:writing-mode="lr-tb" fo:padding-top="0in" fo:padding-left="0.075in" fo:padding-bottom="0in" fo:padding-right="0.075in"/>
    </style:style>
    <style:style style:name="P2565" style:parent-style-name="Normal" style:family="paragraph">
      <style:paragraph-properties fo:margin-bottom="0in"/>
      <style:text-properties style:font-name="Courier New" style:font-name-complex="Courier New"/>
    </style:style>
    <style:style style:name="TableRow2566" style:family="table-row">
      <style:table-row-properties/>
    </style:style>
    <style:style style:name="TableCell2567" style:family="table-cell">
      <style:table-cell-properties fo:border="0.0069in solid #000000" style:writing-mode="lr-tb" fo:padding-top="0in" fo:padding-left="0.075in" fo:padding-bottom="0in" fo:padding-right="0.075in"/>
    </style:style>
    <style:style style:name="P2568" style:parent-style-name="Normal" style:family="paragraph">
      <style:paragraph-properties fo:text-align="center" fo:margin-bottom="0in"/>
      <style:text-properties fo:font-weight="bold" style:font-weight-asian="bold"/>
    </style:style>
    <style:style style:name="TableCell2569" style:family="table-cell">
      <style:table-cell-properties fo:border="0.0069in solid #000000" style:writing-mode="lr-tb" fo:padding-top="0in" fo:padding-left="0.075in" fo:padding-bottom="0in" fo:padding-right="0.075in"/>
    </style:style>
    <style:style style:name="P2570" style:parent-style-name="Paragraphedeliste" style:family="paragraph">
      <style:paragraph-properties fo:margin-bottom="0in"/>
    </style:style>
    <style:style style:name="T2571" style:parent-style-name="Policepardéfaut" style:family="text">
      <style:text-properties fo:font-style="italic" style:font-style-asian="italic"/>
    </style:style>
    <style:style style:name="P2572" style:parent-style-name="Paragraphedeliste" style:family="paragraph">
      <style:paragraph-properties fo:margin-bottom="0in"/>
    </style:style>
    <style:style style:name="T2573" style:parent-style-name="Policepardéfaut" style:family="text">
      <style:text-properties fo:font-style="italic" style:font-style-asian="italic"/>
    </style:style>
    <style:style style:name="TableRow2574" style:family="table-row">
      <style:table-row-properties/>
    </style:style>
    <style:style style:name="TableCell2575" style:family="table-cell">
      <style:table-cell-properties fo:border="0.0069in solid #000000" style:writing-mode="lr-tb" fo:padding-top="0in" fo:padding-left="0.075in" fo:padding-bottom="0in" fo:padding-right="0.075in"/>
    </style:style>
    <style:style style:name="P2576" style:parent-style-name="Normal" style:family="paragraph">
      <style:paragraph-properties fo:text-align="center" fo:margin-bottom="0in"/>
      <style:text-properties fo:font-weight="bold" style:font-weight-asian="bold"/>
    </style:style>
    <style:style style:name="TableCell2577" style:family="table-cell">
      <style:table-cell-properties fo:border="0.0069in solid #000000" style:writing-mode="lr-tb" fo:padding-top="0in" fo:padding-left="0.075in" fo:padding-bottom="0in" fo:padding-right="0.075in"/>
    </style:style>
    <style:style style:name="P2578" style:parent-style-name="Paragraphedeliste" style:family="paragraph">
      <style:paragraph-properties fo:margin-bottom="0in"/>
    </style:style>
    <style:style style:name="P2579" style:parent-style-name="Paragraphedeliste" style:family="paragraph">
      <style:paragraph-properties fo:margin-bottom="0in"/>
    </style:style>
    <style:style style:name="TableColumn2581" style:family="table-column">
      <style:table-column-properties style:column-width="1.0083in"/>
    </style:style>
    <style:style style:name="TableColumn2582" style:family="table-column">
      <style:table-column-properties style:column-width="5.2847in"/>
    </style:style>
    <style:style style:name="Table2580" style:family="table">
      <style:table-properties style:width="6.293in" fo:margin-left="0in" table:align="left"/>
    </style:style>
    <style:style style:name="TableRow2583" style:family="table-row">
      <style:table-row-properties/>
    </style:style>
    <style:style style:name="TableCell2584" style:family="table-cell">
      <style:table-cell-properties fo:border="0.0069in solid #000000" style:writing-mode="lr-tb" fo:padding-top="0in" fo:padding-left="0.075in" fo:padding-bottom="0in" fo:padding-right="0.075in"/>
    </style:style>
    <style:style style:name="P2585" style:parent-style-name="Normal" style:family="paragraph">
      <style:paragraph-properties fo:text-align="center" fo:margin-bottom="0in"/>
      <style:text-properties fo:font-weight="bold" style:font-weight-asian="bold"/>
    </style:style>
    <style:style style:name="TableCell2586" style:family="table-cell">
      <style:table-cell-properties fo:border="0.0069in solid #000000" style:writing-mode="lr-tb" fo:padding-top="0in" fo:padding-left="0.075in" fo:padding-bottom="0in" fo:padding-right="0.075in"/>
    </style:style>
    <style:style style:name="P2587" style:parent-style-name="Normal" style:family="paragraph">
      <style:paragraph-properties fo:margin-bottom="0in"/>
    </style:style>
    <style:style style:name="T2588" style:parent-style-name="Policepardéfaut" style:family="text">
      <style:text-properties style:font-name="Courier New" style:font-name-complex="Courier New"/>
    </style:style>
    <style:style style:name="TableRow2589" style:family="table-row">
      <style:table-row-properties/>
    </style:style>
    <style:style style:name="TableCell2590" style:family="table-cell">
      <style:table-cell-properties fo:border="0.0069in solid #000000" style:writing-mode="lr-tb" fo:padding-top="0in" fo:padding-left="0.075in" fo:padding-bottom="0in" fo:padding-right="0.075in"/>
    </style:style>
    <style:style style:name="P2591" style:parent-style-name="Normal" style:family="paragraph">
      <style:paragraph-properties fo:text-align="center" fo:margin-bottom="0in"/>
      <style:text-properties fo:font-weight="bold" style:font-weight-asian="bold"/>
    </style:style>
    <style:style style:name="TableCell2592" style:family="table-cell">
      <style:table-cell-properties fo:border="0.0069in solid #000000" style:writing-mode="lr-tb" fo:padding-top="0in" fo:padding-left="0.075in" fo:padding-bottom="0in" fo:padding-right="0.075in"/>
    </style:style>
    <style:style style:name="P2593" style:parent-style-name="Paragraphedeliste" style:family="paragraph">
      <style:paragraph-properties fo:margin-bottom="0in"/>
    </style:style>
    <style:style style:name="T2594" style:parent-style-name="Policepardéfaut" style:family="text">
      <style:text-properties fo:font-style="italic" style:font-style-asian="italic"/>
    </style:style>
    <style:style style:name="TableRow2595" style:family="table-row">
      <style:table-row-properties/>
    </style:style>
    <style:style style:name="TableCell2596" style:family="table-cell">
      <style:table-cell-properties fo:border="0.0069in solid #000000" style:writing-mode="lr-tb" fo:padding-top="0in" fo:padding-left="0.075in" fo:padding-bottom="0in" fo:padding-right="0.075in"/>
    </style:style>
    <style:style style:name="P2597" style:parent-style-name="Normal" style:family="paragraph">
      <style:paragraph-properties fo:text-align="center" fo:margin-bottom="0in"/>
      <style:text-properties fo:font-weight="bold" style:font-weight-asian="bold"/>
    </style:style>
    <style:style style:name="TableCell2598" style:family="table-cell">
      <style:table-cell-properties fo:border="0.0069in solid #000000" style:writing-mode="lr-tb" fo:padding-top="0in" fo:padding-left="0.075in" fo:padding-bottom="0in" fo:padding-right="0.075in"/>
    </style:style>
    <style:style style:name="P2599" style:parent-style-name="Paragraphedeliste" style:family="paragraph">
      <style:paragraph-properties fo:margin-bottom="0in"/>
    </style:style>
    <style:style style:name="P2600" style:parent-style-name="Paragraphedeliste" style:family="paragraph">
      <style:paragraph-properties fo:margin-bottom="0in"/>
    </style:style>
    <style:style style:name="TableRow2601" style:family="table-row">
      <style:table-row-properties/>
    </style:style>
    <style:style style:name="TableCell2602" style:family="table-cell">
      <style:table-cell-properties fo:border="0.0069in solid #000000" style:writing-mode="lr-tb" fo:padding-top="0in" fo:padding-left="0.075in" fo:padding-bottom="0in" fo:padding-right="0.075in"/>
    </style:style>
    <style:style style:name="P2603" style:parent-style-name="Normal" style:family="paragraph">
      <style:paragraph-properties fo:text-align="center" fo:margin-bottom="0in"/>
      <style:text-properties fo:font-weight="bold" style:font-weight-asian="bold"/>
    </style:style>
    <style:style style:name="TableCell2604" style:family="table-cell">
      <style:table-cell-properties fo:border="0.0069in solid #000000" style:writing-mode="lr-tb" fo:padding-top="0in" fo:padding-left="0.075in" fo:padding-bottom="0in" fo:padding-right="0.075in"/>
    </style:style>
    <style:style style:name="P2605" style:parent-style-name="Normal" style:family="paragraph">
      <style:paragraph-properties fo:margin-bottom="0in"/>
    </style:style>
    <style:style style:name="P2606" style:parent-style-name="Normal" style:family="paragraph">
      <style:paragraph-properties fo:margin-bottom="0in"/>
    </style:style>
    <style:style style:name="P2607" style:parent-style-name="Normal" style:family="paragraph">
      <style:paragraph-properties fo:margin-bottom="0in"/>
    </style:style>
    <style:style style:name="T2608" style:parent-style-name="Policepardéfaut" style:family="text">
      <style:text-properties fo:font-style="italic" style:font-style-asian="italic"/>
    </style:style>
    <style:style style:name="T2609" style:parent-style-name="Policepardéfaut" style:family="text">
      <style:text-properties fo:font-style="italic" style:font-style-asian="italic"/>
    </style:style>
    <style:style style:name="TableColumn2611" style:family="table-column">
      <style:table-column-properties style:column-width="1.0798in"/>
    </style:style>
    <style:style style:name="TableColumn2612" style:family="table-column">
      <style:table-column-properties style:column-width="5.2131in"/>
    </style:style>
    <style:style style:name="Table2610" style:family="table">
      <style:table-properties style:width="6.293in" fo:margin-left="0in" table:align="left"/>
    </style:style>
    <style:style style:name="TableRow2613" style:family="table-row">
      <style:table-row-properties/>
    </style:style>
    <style:style style:name="TableCell2614" style:family="table-cell">
      <style:table-cell-properties fo:border="0.0069in solid #000000" style:writing-mode="lr-tb" fo:padding-top="0in" fo:padding-left="0.075in" fo:padding-bottom="0in" fo:padding-right="0.075in"/>
    </style:style>
    <style:style style:name="P2615" style:parent-style-name="Normal" style:family="paragraph">
      <style:paragraph-properties fo:text-align="center" fo:margin-bottom="0in"/>
      <style:text-properties fo:font-weight="bold" style:font-weight-asian="bold"/>
    </style:style>
    <style:style style:name="TableCell2616" style:family="table-cell">
      <style:table-cell-properties fo:border="0.0069in solid #000000" style:writing-mode="lr-tb" fo:padding-top="0in" fo:padding-left="0.075in" fo:padding-bottom="0in" fo:padding-right="0.075in"/>
    </style:style>
    <style:style style:name="P2617" style:parent-style-name="Normal" style:family="paragraph">
      <style:paragraph-properties fo:margin-bottom="0in"/>
      <style:text-properties style:font-name="Courier New" style:font-name-complex="Courier New"/>
    </style:style>
    <style:style style:name="TableRow2618" style:family="table-row">
      <style:table-row-properties/>
    </style:style>
    <style:style style:name="TableCell2619" style:family="table-cell">
      <style:table-cell-properties fo:border="0.0069in solid #000000" style:writing-mode="lr-tb" fo:padding-top="0in" fo:padding-left="0.075in" fo:padding-bottom="0in" fo:padding-right="0.075in"/>
    </style:style>
    <style:style style:name="P2620" style:parent-style-name="Normal" style:family="paragraph">
      <style:paragraph-properties fo:text-align="center" fo:margin-bottom="0in"/>
      <style:text-properties fo:font-weight="bold" style:font-weight-asian="bold"/>
    </style:style>
    <style:style style:name="TableCell2621" style:family="table-cell">
      <style:table-cell-properties fo:border="0.0069in solid #000000" style:writing-mode="lr-tb" fo:padding-top="0in" fo:padding-left="0.075in" fo:padding-bottom="0in" fo:padding-right="0.075in"/>
    </style:style>
    <style:style style:name="P2622" style:parent-style-name="Paragraphedeliste" style:family="paragraph">
      <style:paragraph-properties fo:margin-bottom="0in"/>
    </style:style>
    <style:style style:name="T2623" style:parent-style-name="Policepardéfaut" style:family="text">
      <style:text-properties fo:font-style="italic" style:font-style-asian="italic"/>
    </style:style>
    <style:style style:name="P2624" style:parent-style-name="Paragraphedeliste" style:family="paragraph">
      <style:paragraph-properties fo:margin-bottom="0in"/>
    </style:style>
    <style:style style:name="T2625" style:parent-style-name="Policepardéfaut" style:family="text">
      <style:text-properties fo:font-style="italic" style:font-style-asian="italic"/>
    </style:style>
    <style:style style:name="P2626" style:parent-style-name="Paragraphedeliste" style:family="paragraph">
      <style:paragraph-properties fo:margin-bottom="0in"/>
    </style:style>
    <style:style style:name="T2627" style:parent-style-name="Policepardéfaut" style:family="text">
      <style:text-properties fo:font-style="italic" style:font-style-asian="italic"/>
    </style:style>
    <style:style style:name="TableRow2628" style:family="table-row">
      <style:table-row-properties/>
    </style:style>
    <style:style style:name="TableCell2629" style:family="table-cell">
      <style:table-cell-properties fo:border="0.0069in solid #000000" style:writing-mode="lr-tb" fo:padding-top="0in" fo:padding-left="0.075in" fo:padding-bottom="0in" fo:padding-right="0.075in"/>
    </style:style>
    <style:style style:name="P2630" style:parent-style-name="Normal" style:family="paragraph">
      <style:paragraph-properties fo:text-align="center" fo:margin-bottom="0in"/>
      <style:text-properties fo:font-weight="bold" style:font-weight-asian="bold"/>
    </style:style>
    <style:style style:name="TableCell2631" style:family="table-cell">
      <style:table-cell-properties fo:border="0.0069in solid #000000" style:writing-mode="lr-tb" fo:padding-top="0in" fo:padding-left="0.075in" fo:padding-bottom="0in" fo:padding-right="0.075in"/>
    </style:style>
    <style:style style:name="P2632" style:parent-style-name="Paragraphedeliste" style:family="paragraph">
      <style:paragraph-properties fo:margin-bottom="0in"/>
    </style:style>
    <style:style style:name="P2633" style:parent-style-name="Paragraphedeliste" style:family="paragraph">
      <style:paragraph-properties fo:margin-bottom="0in"/>
    </style:style>
    <style:style style:name="P2634" style:parent-style-name="Paragraphedeliste" style:family="paragraph">
      <style:paragraph-properties fo:margin-bottom="0in"/>
    </style:style>
    <style:style style:name="TableColumn2636" style:family="table-column">
      <style:table-column-properties style:column-width="1.0798in"/>
    </style:style>
    <style:style style:name="TableColumn2637" style:family="table-column">
      <style:table-column-properties style:column-width="5.2131in"/>
    </style:style>
    <style:style style:name="Table2635" style:family="table">
      <style:table-properties style:width="6.293in" fo:margin-left="0in" table:align="left"/>
    </style:style>
    <style:style style:name="TableRow2638" style:family="table-row">
      <style:table-row-properties/>
    </style:style>
    <style:style style:name="TableCell2639" style:family="table-cell">
      <style:table-cell-properties fo:border="0.0069in solid #000000" style:writing-mode="lr-tb" fo:padding-top="0in" fo:padding-left="0.075in" fo:padding-bottom="0in" fo:padding-right="0.075in"/>
    </style:style>
    <style:style style:name="P2640" style:parent-style-name="Normal" style:family="paragraph">
      <style:paragraph-properties fo:text-align="center" fo:margin-bottom="0in"/>
      <style:text-properties fo:font-weight="bold" style:font-weight-asian="bold"/>
    </style:style>
    <style:style style:name="TableCell2641" style:family="table-cell">
      <style:table-cell-properties fo:border="0.0069in solid #000000" style:writing-mode="lr-tb" fo:padding-top="0in" fo:padding-left="0.075in" fo:padding-bottom="0in" fo:padding-right="0.075in"/>
    </style:style>
    <style:style style:name="P2642" style:parent-style-name="Normal" style:family="paragraph">
      <style:paragraph-properties fo:margin-bottom="0in"/>
      <style:text-properties style:font-name="Courier New" style:font-name-complex="Courier New"/>
    </style:style>
    <style:style style:name="TableRow2643" style:family="table-row">
      <style:table-row-properties/>
    </style:style>
    <style:style style:name="TableCell2644" style:family="table-cell">
      <style:table-cell-properties fo:border="0.0069in solid #000000" style:writing-mode="lr-tb" fo:padding-top="0in" fo:padding-left="0.075in" fo:padding-bottom="0in" fo:padding-right="0.075in"/>
    </style:style>
    <style:style style:name="P2645" style:parent-style-name="Normal" style:family="paragraph">
      <style:paragraph-properties fo:text-align="center" fo:margin-bottom="0in"/>
      <style:text-properties fo:font-weight="bold" style:font-weight-asian="bold"/>
    </style:style>
    <style:style style:name="TableCell2646" style:family="table-cell">
      <style:table-cell-properties fo:border="0.0069in solid #000000" style:writing-mode="lr-tb" fo:padding-top="0in" fo:padding-left="0.075in" fo:padding-bottom="0in" fo:padding-right="0.075in"/>
    </style:style>
    <style:style style:name="P2647" style:parent-style-name="Paragraphedeliste" style:family="paragraph">
      <style:paragraph-properties fo:margin-bottom="0in"/>
    </style:style>
    <style:style style:name="T2648" style:parent-style-name="Policepardéfaut" style:family="text">
      <style:text-properties fo:font-style="italic" style:font-style-asian="italic"/>
    </style:style>
    <style:style style:name="TableRow2649" style:family="table-row">
      <style:table-row-properties/>
    </style:style>
    <style:style style:name="TableCell2650" style:family="table-cell">
      <style:table-cell-properties fo:border="0.0069in solid #000000" style:writing-mode="lr-tb" fo:padding-top="0in" fo:padding-left="0.075in" fo:padding-bottom="0in" fo:padding-right="0.075in"/>
    </style:style>
    <style:style style:name="P2651" style:parent-style-name="Normal" style:family="paragraph">
      <style:paragraph-properties fo:text-align="center" fo:margin-bottom="0in"/>
      <style:text-properties fo:font-weight="bold" style:font-weight-asian="bold"/>
    </style:style>
    <style:style style:name="TableCell2652" style:family="table-cell">
      <style:table-cell-properties fo:border="0.0069in solid #000000" style:writing-mode="lr-tb" fo:padding-top="0in" fo:padding-left="0.075in" fo:padding-bottom="0in" fo:padding-right="0.075in"/>
    </style:style>
    <style:style style:name="P2653" style:parent-style-name="Paragraphedeliste" style:family="paragraph">
      <style:paragraph-properties fo:margin-bottom="0in"/>
    </style:style>
    <style:style style:name="P2654" style:parent-style-name="Paragraphedeliste" style:family="paragraph">
      <style:paragraph-properties fo:margin-bottom="0in"/>
    </style:style>
    <style:style style:name="P2655" style:parent-style-name="Paragraphedeliste" style:family="paragraph">
      <style:paragraph-properties fo:margin-bottom="0in"/>
    </style:style>
    <style:style style:name="P2656" style:parent-style-name="Paragraphedeliste" style:family="paragraph"/>
    <style:style style:name="P2657" style:parent-style-name="Paragraphedeliste" style:family="paragraph"/>
    <style:style style:name="T2658" style:parent-style-name="Policepardéfaut" style:family="text">
      <style:text-properties fo:font-style="italic" style:font-style-asian="italic"/>
    </style:style>
    <style:style style:name="P2659" style:parent-style-name="Paragraphedeliste" style:family="paragraph"/>
    <style:style style:name="TableColumn2661" style:family="table-column">
      <style:table-column-properties style:column-width="1.0798in"/>
    </style:style>
    <style:style style:name="TableColumn2662" style:family="table-column">
      <style:table-column-properties style:column-width="5.2131in"/>
    </style:style>
    <style:style style:name="Table2660" style:family="table">
      <style:table-properties style:width="6.293in" fo:margin-left="0in" table:align="left"/>
    </style:style>
    <style:style style:name="TableRow2663" style:family="table-row">
      <style:table-row-properties/>
    </style:style>
    <style:style style:name="TableCell2664" style:family="table-cell">
      <style:table-cell-properties fo:border="0.0069in solid #000000" style:writing-mode="lr-tb" fo:padding-top="0in" fo:padding-left="0.075in" fo:padding-bottom="0in" fo:padding-right="0.075in"/>
    </style:style>
    <style:style style:name="P2665" style:parent-style-name="Normal" style:family="paragraph">
      <style:paragraph-properties fo:text-align="center" fo:margin-bottom="0in"/>
      <style:text-properties fo:font-weight="bold" style:font-weight-asian="bold"/>
    </style:style>
    <style:style style:name="TableCell2666" style:family="table-cell">
      <style:table-cell-properties fo:border="0.0069in solid #000000" style:writing-mode="lr-tb" fo:padding-top="0in" fo:padding-left="0.075in" fo:padding-bottom="0in" fo:padding-right="0.075in"/>
    </style:style>
    <style:style style:name="P2667" style:parent-style-name="Normal" style:family="paragraph">
      <style:paragraph-properties fo:margin-bottom="0in"/>
      <style:text-properties style:font-name="Courier New" style:font-name-complex="Courier New"/>
    </style:style>
    <style:style style:name="TableRow2668" style:family="table-row">
      <style:table-row-properties/>
    </style:style>
    <style:style style:name="TableCell2669" style:family="table-cell">
      <style:table-cell-properties fo:border="0.0069in solid #000000" style:writing-mode="lr-tb" fo:padding-top="0in" fo:padding-left="0.075in" fo:padding-bottom="0in" fo:padding-right="0.075in"/>
    </style:style>
    <style:style style:name="P2670" style:parent-style-name="Normal" style:family="paragraph">
      <style:paragraph-properties fo:text-align="center" fo:margin-bottom="0in"/>
      <style:text-properties fo:font-weight="bold" style:font-weight-asian="bold"/>
    </style:style>
    <style:style style:name="TableCell2671" style:family="table-cell">
      <style:table-cell-properties fo:border="0.0069in solid #000000" style:writing-mode="lr-tb" fo:padding-top="0in" fo:padding-left="0.075in" fo:padding-bottom="0in" fo:padding-right="0.075in"/>
    </style:style>
    <style:style style:name="P2672" style:parent-style-name="Paragraphedeliste" style:family="paragraph">
      <style:paragraph-properties fo:margin-bottom="0in"/>
    </style:style>
    <style:style style:name="T2673" style:parent-style-name="Policepardéfaut" style:family="text">
      <style:text-properties fo:font-style="italic" style:font-style-asian="italic"/>
    </style:style>
    <style:style style:name="P2674" style:parent-style-name="Paragraphedeliste" style:family="paragraph">
      <style:paragraph-properties fo:margin-bottom="0in"/>
    </style:style>
    <style:style style:name="T2675" style:parent-style-name="Policepardéfaut" style:family="text">
      <style:text-properties fo:font-style="italic" style:font-style-asian="italic"/>
    </style:style>
    <style:style style:name="TableRow2676" style:family="table-row">
      <style:table-row-properties/>
    </style:style>
    <style:style style:name="TableCell2677" style:family="table-cell">
      <style:table-cell-properties fo:border="0.0069in solid #000000" style:writing-mode="lr-tb" fo:padding-top="0in" fo:padding-left="0.075in" fo:padding-bottom="0in" fo:padding-right="0.075in"/>
    </style:style>
    <style:style style:name="P2678" style:parent-style-name="Normal" style:family="paragraph">
      <style:paragraph-properties fo:text-align="center" fo:margin-bottom="0in"/>
      <style:text-properties fo:font-weight="bold" style:font-weight-asian="bold"/>
    </style:style>
    <style:style style:name="TableCell2679" style:family="table-cell">
      <style:table-cell-properties fo:border="0.0069in solid #000000" style:writing-mode="lr-tb" fo:padding-top="0in" fo:padding-left="0.075in" fo:padding-bottom="0in" fo:padding-right="0.075in"/>
    </style:style>
    <style:style style:name="P2680" style:parent-style-name="Paragraphedeliste" style:family="paragraph">
      <style:paragraph-properties fo:margin-bottom="0in"/>
    </style:style>
    <style:style style:name="P2681" style:parent-style-name="Paragraphedeliste" style:family="paragraph">
      <style:paragraph-properties fo:margin-bottom="0in"/>
    </style:style>
    <style:style style:name="P2682" style:parent-style-name="Paragraphedeliste" style:family="paragraph">
      <style:paragraph-properties fo:margin-bottom="0in"/>
    </style:style>
    <style:style style:name="TableColumn2684" style:family="table-column">
      <style:table-column-properties style:column-width="1.0083in"/>
    </style:style>
    <style:style style:name="TableColumn2685" style:family="table-column">
      <style:table-column-properties style:column-width="5.2847in"/>
    </style:style>
    <style:style style:name="Table2683" style:family="table">
      <style:table-properties style:width="6.293in" fo:margin-left="0in" table:align="left"/>
    </style:style>
    <style:style style:name="TableRow2686" style:family="table-row">
      <style:table-row-properties/>
    </style:style>
    <style:style style:name="TableCell2687" style:family="table-cell">
      <style:table-cell-properties fo:border="0.0069in solid #000000" style:writing-mode="lr-tb" fo:padding-top="0in" fo:padding-left="0.075in" fo:padding-bottom="0in" fo:padding-right="0.075in"/>
    </style:style>
    <style:style style:name="P2688" style:parent-style-name="Normal" style:family="paragraph">
      <style:paragraph-properties fo:text-align="center" fo:margin-bottom="0in"/>
      <style:text-properties fo:font-weight="bold" style:font-weight-asian="bold"/>
    </style:style>
    <style:style style:name="TableCell2689" style:family="table-cell">
      <style:table-cell-properties fo:border="0.0069in solid #000000" style:writing-mode="lr-tb" fo:padding-top="0in" fo:padding-left="0.075in" fo:padding-bottom="0in" fo:padding-right="0.075in"/>
    </style:style>
    <style:style style:name="P2690" style:parent-style-name="Normal" style:family="paragraph">
      <style:paragraph-properties fo:margin-bottom="0in"/>
    </style:style>
    <style:style style:name="T2691" style:parent-style-name="Policepardéfaut" style:family="text">
      <style:text-properties style:font-name="Courier New" style:font-name-complex="Courier New"/>
    </style:style>
    <style:style style:name="TableRow2692" style:family="table-row">
      <style:table-row-properties/>
    </style:style>
    <style:style style:name="TableCell2693" style:family="table-cell">
      <style:table-cell-properties fo:border="0.0069in solid #000000" style:writing-mode="lr-tb" fo:padding-top="0in" fo:padding-left="0.075in" fo:padding-bottom="0in" fo:padding-right="0.075in"/>
    </style:style>
    <style:style style:name="P2694" style:parent-style-name="Normal" style:family="paragraph">
      <style:paragraph-properties fo:text-align="center" fo:margin-bottom="0in"/>
      <style:text-properties fo:font-weight="bold" style:font-weight-asian="bold"/>
    </style:style>
    <style:style style:name="TableCell2695" style:family="table-cell">
      <style:table-cell-properties fo:border="0.0069in solid #000000" style:writing-mode="lr-tb" fo:padding-top="0in" fo:padding-left="0.075in" fo:padding-bottom="0in" fo:padding-right="0.075in"/>
    </style:style>
    <style:style style:name="P2696" style:parent-style-name="Paragraphedeliste" style:family="paragraph">
      <style:paragraph-properties fo:margin-bottom="0in"/>
    </style:style>
    <style:style style:name="T2697" style:parent-style-name="Policepardéfaut" style:family="text">
      <style:text-properties fo:font-style="italic" style:font-style-asian="italic"/>
    </style:style>
    <style:style style:name="P2698" style:parent-style-name="Paragraphedeliste" style:family="paragraph">
      <style:paragraph-properties fo:margin-bottom="0in"/>
    </style:style>
    <style:style style:name="T2699" style:parent-style-name="Policepardéfaut" style:family="text">
      <style:text-properties fo:font-style="italic" style:font-style-asian="italic"/>
    </style:style>
    <style:style style:name="TableRow2700" style:family="table-row">
      <style:table-row-properties/>
    </style:style>
    <style:style style:name="TableCell2701" style:family="table-cell">
      <style:table-cell-properties fo:border="0.0069in solid #000000" style:writing-mode="lr-tb" fo:padding-top="0in" fo:padding-left="0.075in" fo:padding-bottom="0in" fo:padding-right="0.075in"/>
    </style:style>
    <style:style style:name="P2702" style:parent-style-name="Normal" style:family="paragraph">
      <style:paragraph-properties fo:text-align="center" fo:margin-bottom="0in"/>
      <style:text-properties fo:font-weight="bold" style:font-weight-asian="bold"/>
    </style:style>
    <style:style style:name="TableCell2703" style:family="table-cell">
      <style:table-cell-properties fo:border="0.0069in solid #000000" style:writing-mode="lr-tb" fo:padding-top="0in" fo:padding-left="0.075in" fo:padding-bottom="0in" fo:padding-right="0.075in"/>
    </style:style>
    <style:style style:name="P2704" style:parent-style-name="Paragraphedeliste" style:family="paragraph">
      <style:paragraph-properties fo:margin-bottom="0in"/>
    </style:style>
    <style:style style:name="P2705" style:parent-style-name="Paragraphedeliste" style:family="paragraph">
      <style:paragraph-properties fo:margin-bottom="0in"/>
    </style:style>
    <style:style style:name="TableRow2706" style:family="table-row">
      <style:table-row-properties/>
    </style:style>
    <style:style style:name="TableCell2707" style:family="table-cell">
      <style:table-cell-properties fo:border="0.0069in solid #000000" style:writing-mode="lr-tb" fo:padding-top="0in" fo:padding-left="0.075in" fo:padding-bottom="0in" fo:padding-right="0.075in"/>
    </style:style>
    <style:style style:name="P2708" style:parent-style-name="Normal" style:family="paragraph">
      <style:paragraph-properties fo:text-align="center" fo:margin-bottom="0in"/>
      <style:text-properties fo:font-weight="bold" style:font-weight-asian="bold"/>
    </style:style>
    <style:style style:name="TableCell2709" style:family="table-cell">
      <style:table-cell-properties fo:border="0.0069in solid #000000" style:writing-mode="lr-tb" fo:padding-top="0in" fo:padding-left="0.075in" fo:padding-bottom="0in" fo:padding-right="0.075in"/>
    </style:style>
    <style:style style:name="P2710" style:parent-style-name="Normal" style:family="paragraph">
      <style:paragraph-properties fo:margin-bottom="0in"/>
    </style:style>
    <style:style style:name="P2711" style:parent-style-name="Normal" style:family="paragraph">
      <style:paragraph-properties fo:margin-bottom="0in"/>
    </style:style>
    <style:style style:name="TableColumn2713" style:family="table-column">
      <style:table-column-properties style:column-width="1.0798in"/>
    </style:style>
    <style:style style:name="TableColumn2714" style:family="table-column">
      <style:table-column-properties style:column-width="5.2131in"/>
    </style:style>
    <style:style style:name="Table2712" style:family="table">
      <style:table-properties style:width="6.293in" fo:margin-left="0in" table:align="left"/>
    </style:style>
    <style:style style:name="TableRow2715" style:family="table-row">
      <style:table-row-properties/>
    </style:style>
    <style:style style:name="TableCell2716" style:family="table-cell">
      <style:table-cell-properties fo:border="0.0069in solid #000000" style:writing-mode="lr-tb" fo:padding-top="0in" fo:padding-left="0.075in" fo:padding-bottom="0in" fo:padding-right="0.075in"/>
    </style:style>
    <style:style style:name="P2717" style:parent-style-name="Normal" style:family="paragraph">
      <style:paragraph-properties fo:text-align="center" fo:margin-bottom="0in"/>
      <style:text-properties fo:font-weight="bold" style:font-weight-asian="bold"/>
    </style:style>
    <style:style style:name="TableCell2718" style:family="table-cell">
      <style:table-cell-properties fo:border="0.0069in solid #000000" style:writing-mode="lr-tb" fo:padding-top="0in" fo:padding-left="0.075in" fo:padding-bottom="0in" fo:padding-right="0.075in"/>
    </style:style>
    <style:style style:name="P2719" style:parent-style-name="Normal" style:family="paragraph">
      <style:paragraph-properties fo:margin-bottom="0in"/>
      <style:text-properties style:font-name="Courier New" style:font-name-complex="Courier New"/>
    </style:style>
    <style:style style:name="TableRow2720" style:family="table-row">
      <style:table-row-properties/>
    </style:style>
    <style:style style:name="TableCell2721" style:family="table-cell">
      <style:table-cell-properties fo:border="0.0069in solid #000000" style:writing-mode="lr-tb" fo:padding-top="0in" fo:padding-left="0.075in" fo:padding-bottom="0in" fo:padding-right="0.075in"/>
    </style:style>
    <style:style style:name="P2722" style:parent-style-name="Normal" style:family="paragraph">
      <style:paragraph-properties fo:text-align="center" fo:margin-bottom="0in"/>
      <style:text-properties fo:font-weight="bold" style:font-weight-asian="bold"/>
    </style:style>
    <style:style style:name="TableCell2723" style:family="table-cell">
      <style:table-cell-properties fo:border="0.0069in solid #000000" style:writing-mode="lr-tb" fo:padding-top="0in" fo:padding-left="0.075in" fo:padding-bottom="0in" fo:padding-right="0.075in"/>
    </style:style>
    <style:style style:name="P2724" style:parent-style-name="Paragraphedeliste" style:family="paragraph">
      <style:paragraph-properties fo:margin-bottom="0in"/>
    </style:style>
    <style:style style:name="T2725" style:parent-style-name="Policepardéfaut" style:family="text">
      <style:text-properties fo:font-style="italic" style:font-style-asian="italic"/>
    </style:style>
    <style:style style:name="P2726" style:parent-style-name="Paragraphedeliste" style:family="paragraph">
      <style:paragraph-properties fo:margin-bottom="0in"/>
    </style:style>
    <style:style style:name="T2727" style:parent-style-name="Policepardéfaut" style:family="text">
      <style:text-properties fo:font-style="italic" style:font-style-asian="italic"/>
    </style:style>
    <style:style style:name="TableRow2728" style:family="table-row">
      <style:table-row-properties/>
    </style:style>
    <style:style style:name="TableCell2729" style:family="table-cell">
      <style:table-cell-properties fo:border="0.0069in solid #000000" style:writing-mode="lr-tb" fo:padding-top="0in" fo:padding-left="0.075in" fo:padding-bottom="0in" fo:padding-right="0.075in"/>
    </style:style>
    <style:style style:name="P2730" style:parent-style-name="Normal" style:family="paragraph">
      <style:paragraph-properties fo:text-align="center" fo:margin-bottom="0in"/>
      <style:text-properties fo:font-weight="bold" style:font-weight-asian="bold"/>
    </style:style>
    <style:style style:name="TableCell2731" style:family="table-cell">
      <style:table-cell-properties fo:border="0.0069in solid #000000" style:writing-mode="lr-tb" fo:padding-top="0in" fo:padding-left="0.075in" fo:padding-bottom="0in" fo:padding-right="0.075in"/>
    </style:style>
    <style:style style:name="P2732" style:parent-style-name="Paragraphedeliste" style:family="paragraph">
      <style:paragraph-properties fo:margin-bottom="0in"/>
    </style:style>
    <style:style style:name="P2733" style:parent-style-name="Paragraphedeliste" style:family="paragraph">
      <style:paragraph-properties fo:margin-bottom="0in"/>
    </style:style>
    <style:style style:name="TableColumn2735" style:family="table-column">
      <style:table-column-properties style:column-width="1.0798in"/>
    </style:style>
    <style:style style:name="TableColumn2736" style:family="table-column">
      <style:table-column-properties style:column-width="5.2131in"/>
    </style:style>
    <style:style style:name="Table2734" style:family="table">
      <style:table-properties style:width="6.293in" fo:margin-left="0in" table:align="left"/>
    </style:style>
    <style:style style:name="TableRow2737" style:family="table-row">
      <style:table-row-properties/>
    </style:style>
    <style:style style:name="TableCell2738" style:family="table-cell">
      <style:table-cell-properties fo:border="0.0069in solid #000000" style:writing-mode="lr-tb" fo:padding-top="0in" fo:padding-left="0.075in" fo:padding-bottom="0in" fo:padding-right="0.075in"/>
    </style:style>
    <style:style style:name="P2739" style:parent-style-name="Normal" style:family="paragraph">
      <style:paragraph-properties fo:text-align="center" fo:margin-bottom="0in"/>
      <style:text-properties fo:font-weight="bold" style:font-weight-asian="bold"/>
    </style:style>
    <style:style style:name="TableCell2740" style:family="table-cell">
      <style:table-cell-properties fo:border="0.0069in solid #000000" style:writing-mode="lr-tb" fo:padding-top="0in" fo:padding-left="0.075in" fo:padding-bottom="0in" fo:padding-right="0.075in"/>
    </style:style>
    <style:style style:name="P2741" style:parent-style-name="Normal" style:family="paragraph">
      <style:paragraph-properties fo:margin-bottom="0in"/>
      <style:text-properties style:font-name="Courier New" style:font-name-complex="Courier New"/>
    </style:style>
    <style:style style:name="TableRow2742" style:family="table-row">
      <style:table-row-properties/>
    </style:style>
    <style:style style:name="TableCell2743" style:family="table-cell">
      <style:table-cell-properties fo:border="0.0069in solid #000000" style:writing-mode="lr-tb" fo:padding-top="0in" fo:padding-left="0.075in" fo:padding-bottom="0in" fo:padding-right="0.075in"/>
    </style:style>
    <style:style style:name="P2744" style:parent-style-name="Normal" style:family="paragraph">
      <style:paragraph-properties fo:text-align="center" fo:margin-bottom="0in"/>
      <style:text-properties fo:font-weight="bold" style:font-weight-asian="bold"/>
    </style:style>
    <style:style style:name="TableCell2745" style:family="table-cell">
      <style:table-cell-properties fo:border="0.0069in solid #000000" style:writing-mode="lr-tb" fo:padding-top="0in" fo:padding-left="0.075in" fo:padding-bottom="0in" fo:padding-right="0.075in"/>
    </style:style>
    <style:style style:name="P2746" style:parent-style-name="Paragraphedeliste" style:family="paragraph">
      <style:paragraph-properties fo:margin-bottom="0in"/>
    </style:style>
    <style:style style:name="T2747" style:parent-style-name="Policepardéfaut" style:family="text">
      <style:text-properties fo:font-style="italic" style:font-style-asian="italic"/>
    </style:style>
    <style:style style:name="TableRow2748" style:family="table-row">
      <style:table-row-properties/>
    </style:style>
    <style:style style:name="TableCell2749" style:family="table-cell">
      <style:table-cell-properties fo:border="0.0069in solid #000000" style:writing-mode="lr-tb" fo:padding-top="0in" fo:padding-left="0.075in" fo:padding-bottom="0in" fo:padding-right="0.075in"/>
    </style:style>
    <style:style style:name="P2750" style:parent-style-name="Normal" style:family="paragraph">
      <style:paragraph-properties fo:text-align="center" fo:margin-bottom="0in"/>
      <style:text-properties fo:font-weight="bold" style:font-weight-asian="bold"/>
    </style:style>
    <style:style style:name="TableCell2751" style:family="table-cell">
      <style:table-cell-properties fo:border="0.0069in solid #000000" style:writing-mode="lr-tb" fo:padding-top="0in" fo:padding-left="0.075in" fo:padding-bottom="0in" fo:padding-right="0.075in"/>
    </style:style>
    <style:style style:name="P2752" style:parent-style-name="Paragraphedeliste" style:family="paragraph">
      <style:paragraph-properties fo:margin-bottom="0in"/>
    </style:style>
    <style:style style:name="TableColumn2754" style:family="table-column">
      <style:table-column-properties style:column-width="1.0798in"/>
    </style:style>
    <style:style style:name="TableColumn2755" style:family="table-column">
      <style:table-column-properties style:column-width="5.2131in"/>
    </style:style>
    <style:style style:name="Table2753" style:family="table">
      <style:table-properties style:width="6.293in" fo:margin-left="0in" table:align="left"/>
    </style:style>
    <style:style style:name="TableRow2756" style:family="table-row">
      <style:table-row-properties/>
    </style:style>
    <style:style style:name="TableCell2757" style:family="table-cell">
      <style:table-cell-properties fo:border="0.0069in solid #000000" style:writing-mode="lr-tb" fo:padding-top="0in" fo:padding-left="0.075in" fo:padding-bottom="0in" fo:padding-right="0.075in"/>
    </style:style>
    <style:style style:name="P2758" style:parent-style-name="Normal" style:family="paragraph">
      <style:paragraph-properties fo:text-align="center" fo:margin-bottom="0in"/>
      <style:text-properties fo:font-weight="bold" style:font-weight-asian="bold"/>
    </style:style>
    <style:style style:name="TableCell2759" style:family="table-cell">
      <style:table-cell-properties fo:border="0.0069in solid #000000" style:writing-mode="lr-tb" fo:padding-top="0in" fo:padding-left="0.075in" fo:padding-bottom="0in" fo:padding-right="0.075in"/>
    </style:style>
    <style:style style:name="P2760" style:parent-style-name="Normal" style:family="paragraph">
      <style:paragraph-properties fo:margin-bottom="0in"/>
      <style:text-properties style:font-name="Courier New" style:font-name-complex="Courier New"/>
    </style:style>
    <style:style style:name="TableRow2761" style:family="table-row">
      <style:table-row-properties/>
    </style:style>
    <style:style style:name="TableCell2762" style:family="table-cell">
      <style:table-cell-properties fo:border="0.0069in solid #000000" style:writing-mode="lr-tb" fo:padding-top="0in" fo:padding-left="0.075in" fo:padding-bottom="0in" fo:padding-right="0.075in"/>
    </style:style>
    <style:style style:name="P2763" style:parent-style-name="Normal" style:family="paragraph">
      <style:paragraph-properties fo:text-align="center" fo:margin-bottom="0in"/>
      <style:text-properties fo:font-weight="bold" style:font-weight-asian="bold"/>
    </style:style>
    <style:style style:name="TableCell2764" style:family="table-cell">
      <style:table-cell-properties fo:border="0.0069in solid #000000" style:writing-mode="lr-tb" fo:padding-top="0in" fo:padding-left="0.075in" fo:padding-bottom="0in" fo:padding-right="0.075in"/>
    </style:style>
    <style:style style:name="P2765" style:parent-style-name="Paragraphedeliste" style:family="paragraph">
      <style:paragraph-properties fo:margin-bottom="0in"/>
    </style:style>
    <style:style style:name="T2766" style:parent-style-name="Policepardéfaut" style:family="text">
      <style:text-properties fo:font-style="italic" style:font-style-asian="italic"/>
    </style:style>
    <style:style style:name="TableRow2767" style:family="table-row">
      <style:table-row-properties/>
    </style:style>
    <style:style style:name="TableCell2768" style:family="table-cell">
      <style:table-cell-properties fo:border="0.0069in solid #000000" style:writing-mode="lr-tb" fo:padding-top="0in" fo:padding-left="0.075in" fo:padding-bottom="0in" fo:padding-right="0.075in"/>
    </style:style>
    <style:style style:name="P2769" style:parent-style-name="Normal" style:family="paragraph">
      <style:paragraph-properties fo:text-align="center" fo:margin-bottom="0in"/>
      <style:text-properties fo:font-weight="bold" style:font-weight-asian="bold"/>
    </style:style>
    <style:style style:name="TableCell2770" style:family="table-cell">
      <style:table-cell-properties fo:border="0.0069in solid #000000" style:writing-mode="lr-tb" fo:padding-top="0in" fo:padding-left="0.075in" fo:padding-bottom="0in" fo:padding-right="0.075in"/>
    </style:style>
    <style:style style:name="P2771" style:parent-style-name="Paragraphedeliste" style:family="paragraph">
      <style:paragraph-properties fo:margin-bottom="0in"/>
    </style:style>
    <style:style style:name="TableRow2772" style:family="table-row">
      <style:table-row-properties/>
    </style:style>
    <style:style style:name="TableCell2773" style:family="table-cell">
      <style:table-cell-properties fo:border="0.0069in solid #000000" style:writing-mode="lr-tb" fo:padding-top="0in" fo:padding-left="0.075in" fo:padding-bottom="0in" fo:padding-right="0.075in"/>
    </style:style>
    <style:style style:name="P2774" style:parent-style-name="Normal" style:family="paragraph">
      <style:paragraph-properties fo:text-align="center" fo:margin-bottom="0in"/>
      <style:text-properties fo:font-weight="bold" style:font-weight-asian="bold"/>
    </style:style>
    <style:style style:name="TableCell2775" style:family="table-cell">
      <style:table-cell-properties fo:border="0.0069in solid #000000" style:writing-mode="lr-tb" fo:padding-top="0in" fo:padding-left="0.075in" fo:padding-bottom="0in" fo:padding-right="0.075in"/>
    </style:style>
    <style:style style:name="P2776" style:parent-style-name="Normal" style:family="paragraph">
      <style:paragraph-properties fo:margin-bottom="0in"/>
    </style:style>
    <style:style style:name="TableColumn2778" style:family="table-column">
      <style:table-column-properties style:column-width="1.0798in"/>
    </style:style>
    <style:style style:name="TableColumn2779" style:family="table-column">
      <style:table-column-properties style:column-width="5.2131in"/>
    </style:style>
    <style:style style:name="Table2777" style:family="table">
      <style:table-properties style:width="6.293in" fo:margin-left="0in" table:align="left"/>
    </style:style>
    <style:style style:name="TableRow2780" style:family="table-row">
      <style:table-row-properties/>
    </style:style>
    <style:style style:name="TableCell2781" style:family="table-cell">
      <style:table-cell-properties fo:border="0.0069in solid #000000" style:writing-mode="lr-tb" fo:padding-top="0in" fo:padding-left="0.075in" fo:padding-bottom="0in" fo:padding-right="0.075in"/>
    </style:style>
    <style:style style:name="P2782" style:parent-style-name="Normal" style:family="paragraph">
      <style:paragraph-properties fo:text-align="center" fo:margin-bottom="0in"/>
      <style:text-properties fo:font-weight="bold" style:font-weight-asian="bold"/>
    </style:style>
    <style:style style:name="TableCell2783" style:family="table-cell">
      <style:table-cell-properties fo:border="0.0069in solid #000000" style:writing-mode="lr-tb" fo:padding-top="0in" fo:padding-left="0.075in" fo:padding-bottom="0in" fo:padding-right="0.075in"/>
    </style:style>
    <style:style style:name="P2784" style:parent-style-name="Normal" style:family="paragraph">
      <style:paragraph-properties fo:margin-bottom="0in"/>
      <style:text-properties style:font-name="Courier New" style:font-name-complex="Courier New"/>
    </style:style>
    <style:style style:name="TableRow2785" style:family="table-row">
      <style:table-row-properties/>
    </style:style>
    <style:style style:name="TableCell2786" style:family="table-cell">
      <style:table-cell-properties fo:border="0.0069in solid #000000" style:writing-mode="lr-tb" fo:padding-top="0in" fo:padding-left="0.075in" fo:padding-bottom="0in" fo:padding-right="0.075in"/>
    </style:style>
    <style:style style:name="P2787" style:parent-style-name="Normal" style:family="paragraph">
      <style:paragraph-properties fo:text-align="center" fo:margin-bottom="0in"/>
      <style:text-properties fo:font-weight="bold" style:font-weight-asian="bold"/>
    </style:style>
    <style:style style:name="TableCell2788" style:family="table-cell">
      <style:table-cell-properties fo:border="0.0069in solid #000000" style:writing-mode="lr-tb" fo:padding-top="0in" fo:padding-left="0.075in" fo:padding-bottom="0in" fo:padding-right="0.075in"/>
    </style:style>
    <style:style style:name="P2789" style:parent-style-name="Paragraphedeliste" style:family="paragraph">
      <style:paragraph-properties fo:margin-bottom="0in"/>
    </style:style>
    <style:style style:name="T2790" style:parent-style-name="Policepardéfaut" style:family="text">
      <style:text-properties fo:font-style="italic" style:font-style-asian="italic"/>
    </style:style>
    <style:style style:name="TableRow2791" style:family="table-row">
      <style:table-row-properties/>
    </style:style>
    <style:style style:name="TableCell2792" style:family="table-cell">
      <style:table-cell-properties fo:border="0.0069in solid #000000" style:writing-mode="lr-tb" fo:padding-top="0in" fo:padding-left="0.075in" fo:padding-bottom="0in" fo:padding-right="0.075in"/>
    </style:style>
    <style:style style:name="P2793" style:parent-style-name="Normal" style:family="paragraph">
      <style:paragraph-properties fo:text-align="center" fo:margin-bottom="0in"/>
      <style:text-properties fo:font-weight="bold" style:font-weight-asian="bold"/>
    </style:style>
    <style:style style:name="TableCell2794" style:family="table-cell">
      <style:table-cell-properties fo:border="0.0069in solid #000000" style:writing-mode="lr-tb" fo:padding-top="0in" fo:padding-left="0.075in" fo:padding-bottom="0in" fo:padding-right="0.075in"/>
    </style:style>
    <style:style style:name="P2795" style:parent-style-name="Paragraphedeliste" style:family="paragraph">
      <style:paragraph-properties fo:margin-bottom="0in"/>
    </style:style>
    <style:style style:name="TableRow2796" style:family="table-row">
      <style:table-row-properties/>
    </style:style>
    <style:style style:name="TableCell2797" style:family="table-cell">
      <style:table-cell-properties fo:border="0.0069in solid #000000" style:writing-mode="lr-tb" fo:padding-top="0in" fo:padding-left="0.075in" fo:padding-bottom="0in" fo:padding-right="0.075in"/>
    </style:style>
    <style:style style:name="P2798" style:parent-style-name="Normal" style:family="paragraph">
      <style:paragraph-properties fo:text-align="center" fo:margin-bottom="0in"/>
      <style:text-properties fo:font-weight="bold" style:font-weight-asian="bold"/>
    </style:style>
    <style:style style:name="TableCell2799" style:family="table-cell">
      <style:table-cell-properties fo:border="0.0069in solid #000000" style:writing-mode="lr-tb" fo:padding-top="0in" fo:padding-left="0.075in" fo:padding-bottom="0in" fo:padding-right="0.075in"/>
    </style:style>
    <style:style style:name="P2800" style:parent-style-name="Normal" style:family="paragraph">
      <style:paragraph-properties fo:margin-bottom="0in"/>
    </style:style>
    <style:style style:name="TableColumn2802" style:family="table-column">
      <style:table-column-properties style:column-width="1.0798in" style:use-optimal-column-width="false"/>
    </style:style>
    <style:style style:name="TableColumn2803" style:family="table-column">
      <style:table-column-properties style:column-width="5.2131in" style:use-optimal-column-width="false"/>
    </style:style>
    <style:style style:name="Table2801" style:family="table">
      <style:table-properties style:width="6.293in" fo:margin-left="0in" table:align="left"/>
    </style:style>
    <style:style style:name="TableRow2804" style:family="table-row">
      <style:table-row-properties style:use-optimal-row-height="false"/>
    </style:style>
    <style:style style:name="TableCell2805" style:family="table-cell">
      <style:table-cell-properties fo:border="0.0069in solid #000000" style:writing-mode="lr-tb" fo:padding-top="0in" fo:padding-left="0.075in" fo:padding-bottom="0in" fo:padding-right="0.075in"/>
    </style:style>
    <style:style style:name="P2806" style:parent-style-name="Normal" style:family="paragraph">
      <style:paragraph-properties fo:text-align="center" fo:margin-bottom="0in"/>
      <style:text-properties fo:font-weight="bold" style:font-weight-asian="bold"/>
    </style:style>
    <style:style style:name="TableCell2807" style:family="table-cell">
      <style:table-cell-properties fo:border="0.0069in solid #000000" style:writing-mode="lr-tb" fo:padding-top="0in" fo:padding-left="0.075in" fo:padding-bottom="0in" fo:padding-right="0.075in"/>
    </style:style>
    <style:style style:name="P2808" style:parent-style-name="Normal" style:family="paragraph">
      <style:paragraph-properties fo:margin-bottom="0in"/>
      <style:text-properties style:font-name="Courier New" style:font-name-complex="Courier New"/>
    </style:style>
    <style:style style:name="TableRow2809" style:family="table-row">
      <style:table-row-properties style:use-optimal-row-height="false"/>
    </style:style>
    <style:style style:name="TableCell2810" style:family="table-cell">
      <style:table-cell-properties fo:border="0.0069in solid #000000" style:writing-mode="lr-tb" fo:padding-top="0in" fo:padding-left="0.075in" fo:padding-bottom="0in" fo:padding-right="0.075in"/>
    </style:style>
    <style:style style:name="P2811" style:parent-style-name="Normal" style:family="paragraph">
      <style:paragraph-properties fo:text-align="center" fo:margin-bottom="0in"/>
      <style:text-properties fo:font-weight="bold" style:font-weight-asian="bold"/>
    </style:style>
    <style:style style:name="TableCell2812" style:family="table-cell">
      <style:table-cell-properties fo:border="0.0069in solid #000000" style:writing-mode="lr-tb" fo:padding-top="0in" fo:padding-left="0.075in" fo:padding-bottom="0in" fo:padding-right="0.075in"/>
    </style:style>
    <style:style style:name="P2813" style:parent-style-name="Paragraphedeliste" style:family="paragraph">
      <style:paragraph-properties fo:margin-bottom="0in"/>
    </style:style>
    <style:style style:name="T2814" style:parent-style-name="Policepardéfaut" style:family="text">
      <style:text-properties fo:font-style="italic" style:font-style-asian="italic"/>
    </style:style>
    <style:style style:name="TableRow2815" style:family="table-row">
      <style:table-row-properties style:use-optimal-row-height="false"/>
    </style:style>
    <style:style style:name="TableCell2816" style:family="table-cell">
      <style:table-cell-properties fo:border="0.0069in solid #000000" style:writing-mode="lr-tb" fo:padding-top="0in" fo:padding-left="0.075in" fo:padding-bottom="0in" fo:padding-right="0.075in"/>
    </style:style>
    <style:style style:name="P2817" style:parent-style-name="Normal" style:family="paragraph">
      <style:paragraph-properties fo:text-align="center" fo:margin-bottom="0in"/>
      <style:text-properties fo:font-weight="bold" style:font-weight-asian="bold"/>
    </style:style>
    <style:style style:name="TableCell2818" style:family="table-cell">
      <style:table-cell-properties fo:border="0.0069in solid #000000" style:writing-mode="lr-tb" fo:padding-top="0in" fo:padding-left="0.075in" fo:padding-bottom="0in" fo:padding-right="0.075in"/>
    </style:style>
    <style:style style:name="P2819" style:parent-style-name="Paragraphedeliste" style:family="paragraph">
      <style:paragraph-properties fo:margin-bottom="0in"/>
    </style:style>
    <style:style style:name="P2820" style:parent-style-name="Paragraphedeliste" style:family="paragraph">
      <style:paragraph-properties fo:margin-bottom="0in"/>
    </style:style>
    <style:style style:name="TableColumn2822" style:family="table-column">
      <style:table-column-properties style:column-width="1.0798in" style:use-optimal-column-width="false"/>
    </style:style>
    <style:style style:name="TableColumn2823" style:family="table-column">
      <style:table-column-properties style:column-width="5.2131in" style:use-optimal-column-width="false"/>
    </style:style>
    <style:style style:name="Table2821" style:family="table">
      <style:table-properties style:width="6.293in" fo:margin-left="0in" table:align="left"/>
    </style:style>
    <style:style style:name="TableRow2824" style:family="table-row">
      <style:table-row-properties style:use-optimal-row-height="false"/>
    </style:style>
    <style:style style:name="TableCell2825" style:family="table-cell">
      <style:table-cell-properties fo:border="0.0069in solid #000000" style:writing-mode="lr-tb" fo:padding-top="0in" fo:padding-left="0.075in" fo:padding-bottom="0in" fo:padding-right="0.075in"/>
    </style:style>
    <style:style style:name="P2826" style:parent-style-name="Normal" style:family="paragraph">
      <style:paragraph-properties fo:text-align="center" fo:margin-bottom="0in"/>
      <style:text-properties fo:font-weight="bold" style:font-weight-asian="bold"/>
    </style:style>
    <style:style style:name="TableCell2827" style:family="table-cell">
      <style:table-cell-properties fo:border="0.0069in solid #000000" style:writing-mode="lr-tb" fo:padding-top="0in" fo:padding-left="0.075in" fo:padding-bottom="0in" fo:padding-right="0.075in"/>
    </style:style>
    <style:style style:name="P2828" style:parent-style-name="Normal" style:family="paragraph">
      <style:paragraph-properties fo:margin-bottom="0in"/>
      <style:text-properties style:font-name="Courier New" style:font-name-complex="Courier New"/>
    </style:style>
    <style:style style:name="TableRow2829" style:family="table-row">
      <style:table-row-properties style:use-optimal-row-height="false"/>
    </style:style>
    <style:style style:name="TableCell2830" style:family="table-cell">
      <style:table-cell-properties fo:border="0.0069in solid #000000" style:writing-mode="lr-tb" fo:padding-top="0in" fo:padding-left="0.075in" fo:padding-bottom="0in" fo:padding-right="0.075in"/>
    </style:style>
    <style:style style:name="P2831" style:parent-style-name="Normal" style:family="paragraph">
      <style:paragraph-properties fo:text-align="center" fo:margin-bottom="0in"/>
      <style:text-properties fo:font-weight="bold" style:font-weight-asian="bold"/>
    </style:style>
    <style:style style:name="TableCell2832" style:family="table-cell">
      <style:table-cell-properties fo:border="0.0069in solid #000000" style:writing-mode="lr-tb" fo:padding-top="0in" fo:padding-left="0.075in" fo:padding-bottom="0in" fo:padding-right="0.075in"/>
    </style:style>
    <style:style style:name="P2833" style:parent-style-name="Paragraphedeliste" style:family="paragraph">
      <style:paragraph-properties fo:margin-bottom="0in"/>
    </style:style>
    <style:style style:name="T2834" style:parent-style-name="Policepardéfaut" style:family="text">
      <style:text-properties fo:font-style="italic" style:font-style-asian="italic"/>
    </style:style>
    <style:style style:name="TableRow2835" style:family="table-row">
      <style:table-row-properties style:use-optimal-row-height="false"/>
    </style:style>
    <style:style style:name="TableCell2836" style:family="table-cell">
      <style:table-cell-properties fo:border="0.0069in solid #000000" style:writing-mode="lr-tb" fo:padding-top="0in" fo:padding-left="0.075in" fo:padding-bottom="0in" fo:padding-right="0.075in"/>
    </style:style>
    <style:style style:name="P2837" style:parent-style-name="Normal" style:family="paragraph">
      <style:paragraph-properties fo:text-align="center" fo:margin-bottom="0in"/>
      <style:text-properties fo:font-weight="bold" style:font-weight-asian="bold"/>
    </style:style>
    <style:style style:name="TableCell2838" style:family="table-cell">
      <style:table-cell-properties fo:border="0.0069in solid #000000" style:writing-mode="lr-tb" fo:padding-top="0in" fo:padding-left="0.075in" fo:padding-bottom="0in" fo:padding-right="0.075in"/>
    </style:style>
    <style:style style:name="P2839" style:parent-style-name="Paragraphedeliste" style:family="paragraph">
      <style:paragraph-properties fo:margin-bottom="0in"/>
    </style:style>
    <style:style style:name="TableColumn2841" style:family="table-column">
      <style:table-column-properties style:column-width="1.0798in"/>
    </style:style>
    <style:style style:name="TableColumn2842" style:family="table-column">
      <style:table-column-properties style:column-width="5.2131in"/>
    </style:style>
    <style:style style:name="Table2840" style:family="table">
      <style:table-properties style:width="6.293in" fo:margin-left="0in" table:align="left"/>
    </style:style>
    <style:style style:name="TableRow2843" style:family="table-row">
      <style:table-row-properties/>
    </style:style>
    <style:style style:name="TableCell2844" style:family="table-cell">
      <style:table-cell-properties fo:border="0.0069in solid #000000" style:writing-mode="lr-tb" fo:padding-top="0in" fo:padding-left="0.075in" fo:padding-bottom="0in" fo:padding-right="0.075in"/>
    </style:style>
    <style:style style:name="P2845" style:parent-style-name="Normal" style:family="paragraph">
      <style:paragraph-properties fo:text-align="center" fo:margin-bottom="0in"/>
      <style:text-properties fo:font-weight="bold" style:font-weight-asian="bold"/>
    </style:style>
    <style:style style:name="TableCell2846" style:family="table-cell">
      <style:table-cell-properties fo:border="0.0069in solid #000000" style:writing-mode="lr-tb" fo:padding-top="0in" fo:padding-left="0.075in" fo:padding-bottom="0in" fo:padding-right="0.075in"/>
    </style:style>
    <style:style style:name="P2847" style:parent-style-name="Normal" style:family="paragraph">
      <style:paragraph-properties fo:margin-bottom="0in"/>
    </style:style>
    <style:style style:name="T2848" style:parent-style-name="Policepardéfaut" style:family="text">
      <style:text-properties style:font-name="Courier New" style:font-name-complex="Courier New"/>
    </style:style>
    <style:style style:name="TableRow2849" style:family="table-row">
      <style:table-row-properties/>
    </style:style>
    <style:style style:name="TableCell2850" style:family="table-cell">
      <style:table-cell-properties fo:border="0.0069in solid #000000" style:writing-mode="lr-tb" fo:padding-top="0in" fo:padding-left="0.075in" fo:padding-bottom="0in" fo:padding-right="0.075in"/>
    </style:style>
    <style:style style:name="P2851" style:parent-style-name="Normal" style:family="paragraph">
      <style:paragraph-properties fo:text-align="center" fo:margin-bottom="0in"/>
      <style:text-properties fo:font-weight="bold" style:font-weight-asian="bold"/>
    </style:style>
    <style:style style:name="TableCell2852" style:family="table-cell">
      <style:table-cell-properties fo:border="0.0069in solid #000000" style:writing-mode="lr-tb" fo:padding-top="0in" fo:padding-left="0.075in" fo:padding-bottom="0in" fo:padding-right="0.075in"/>
    </style:style>
    <style:style style:name="P2853" style:parent-style-name="Paragraphedeliste" style:family="paragraph">
      <style:paragraph-properties fo:margin-bottom="0in"/>
    </style:style>
    <style:style style:name="T2854" style:parent-style-name="Policepardéfaut" style:family="text">
      <style:text-properties fo:font-style="italic" style:font-style-asian="italic"/>
    </style:style>
    <style:style style:name="TableRow2855" style:family="table-row">
      <style:table-row-properties/>
    </style:style>
    <style:style style:name="TableCell2856" style:family="table-cell">
      <style:table-cell-properties fo:border="0.0069in solid #000000" style:writing-mode="lr-tb" fo:padding-top="0in" fo:padding-left="0.075in" fo:padding-bottom="0in" fo:padding-right="0.075in"/>
    </style:style>
    <style:style style:name="P2857" style:parent-style-name="Normal" style:family="paragraph">
      <style:paragraph-properties fo:text-align="center" fo:margin-bottom="0in"/>
      <style:text-properties fo:font-weight="bold" style:font-weight-asian="bold"/>
    </style:style>
    <style:style style:name="TableCell2858" style:family="table-cell">
      <style:table-cell-properties fo:border="0.0069in solid #000000" style:writing-mode="lr-tb" fo:padding-top="0in" fo:padding-left="0.075in" fo:padding-bottom="0in" fo:padding-right="0.075in"/>
    </style:style>
    <style:style style:name="P2859" style:parent-style-name="Paragraphedeliste" style:family="paragraph">
      <style:paragraph-properties fo:margin-bottom="0in"/>
    </style:style>
    <style:style style:name="TableRow2860" style:family="table-row">
      <style:table-row-properties/>
    </style:style>
    <style:style style:name="TableCell2861" style:family="table-cell">
      <style:table-cell-properties fo:border="0.0069in solid #000000" style:writing-mode="lr-tb" fo:padding-top="0in" fo:padding-left="0.075in" fo:padding-bottom="0in" fo:padding-right="0.075in"/>
    </style:style>
    <style:style style:name="P2862" style:parent-style-name="Normal" style:family="paragraph">
      <style:paragraph-properties fo:text-align="center" fo:margin-bottom="0in"/>
      <style:text-properties fo:font-weight="bold" style:font-weight-asian="bold"/>
    </style:style>
    <style:style style:name="TableCell2863" style:family="table-cell">
      <style:table-cell-properties fo:border="0.0069in solid #000000" style:writing-mode="lr-tb" fo:padding-top="0in" fo:padding-left="0.075in" fo:padding-bottom="0in" fo:padding-right="0.075in"/>
    </style:style>
    <style:style style:name="P2864" style:parent-style-name="Normal" style:family="paragraph">
      <style:paragraph-properties fo:margin-bottom="0in"/>
    </style:style>
    <style:style style:name="T2865" style:parent-style-name="Policepardéfaut" style:family="text">
      <style:text-properties fo:font-style="italic" style:font-style-asian="italic"/>
    </style:style>
    <style:style style:name="TableColumn2867" style:family="table-column">
      <style:table-column-properties style:column-width="1.0798in"/>
    </style:style>
    <style:style style:name="TableColumn2868" style:family="table-column">
      <style:table-column-properties style:column-width="5.2131in"/>
    </style:style>
    <style:style style:name="Table2866" style:family="table">
      <style:table-properties style:width="6.293in" fo:margin-left="0in" table:align="left"/>
    </style:style>
    <style:style style:name="TableRow2869" style:family="table-row">
      <style:table-row-properties/>
    </style:style>
    <style:style style:name="TableCell2870" style:family="table-cell">
      <style:table-cell-properties fo:border="0.0069in solid #000000" style:writing-mode="lr-tb" fo:padding-top="0in" fo:padding-left="0.075in" fo:padding-bottom="0in" fo:padding-right="0.075in"/>
    </style:style>
    <style:style style:name="P2871" style:parent-style-name="Normal" style:family="paragraph">
      <style:paragraph-properties fo:text-align="center" fo:margin-bottom="0in"/>
      <style:text-properties fo:font-weight="bold" style:font-weight-asian="bold"/>
    </style:style>
    <style:style style:name="TableCell2872" style:family="table-cell">
      <style:table-cell-properties fo:border="0.0069in solid #000000" style:writing-mode="lr-tb" fo:padding-top="0in" fo:padding-left="0.075in" fo:padding-bottom="0in" fo:padding-right="0.075in"/>
    </style:style>
    <style:style style:name="P2873" style:parent-style-name="Normal" style:family="paragraph">
      <style:paragraph-properties fo:margin-bottom="0in"/>
    </style:style>
    <style:style style:name="T2874" style:parent-style-name="Policepardéfaut" style:family="text">
      <style:text-properties style:font-name="Courier New" style:font-name-complex="Courier New"/>
    </style:style>
    <style:style style:name="TableRow2875" style:family="table-row">
      <style:table-row-properties/>
    </style:style>
    <style:style style:name="TableCell2876" style:family="table-cell">
      <style:table-cell-properties fo:border="0.0069in solid #000000" style:writing-mode="lr-tb" fo:padding-top="0in" fo:padding-left="0.075in" fo:padding-bottom="0in" fo:padding-right="0.075in"/>
    </style:style>
    <style:style style:name="P2877" style:parent-style-name="Normal" style:family="paragraph">
      <style:paragraph-properties fo:text-align="center" fo:margin-bottom="0in"/>
      <style:text-properties fo:font-weight="bold" style:font-weight-asian="bold"/>
    </style:style>
    <style:style style:name="TableCell2878" style:family="table-cell">
      <style:table-cell-properties fo:border="0.0069in solid #000000" style:writing-mode="lr-tb" fo:padding-top="0in" fo:padding-left="0.075in" fo:padding-bottom="0in" fo:padding-right="0.075in"/>
    </style:style>
    <style:style style:name="P2879" style:parent-style-name="Paragraphedeliste" style:family="paragraph">
      <style:paragraph-properties fo:margin-bottom="0in"/>
    </style:style>
    <style:style style:name="TableRow2880" style:family="table-row">
      <style:table-row-properties/>
    </style:style>
    <style:style style:name="TableCell2881" style:family="table-cell">
      <style:table-cell-properties fo:border="0.0069in solid #000000" style:writing-mode="lr-tb" fo:padding-top="0in" fo:padding-left="0.075in" fo:padding-bottom="0in" fo:padding-right="0.075in"/>
    </style:style>
    <style:style style:name="P2882" style:parent-style-name="Normal" style:family="paragraph">
      <style:paragraph-properties fo:text-align="center" fo:margin-bottom="0in"/>
      <style:text-properties fo:font-weight="bold" style:font-weight-asian="bold"/>
    </style:style>
    <style:style style:name="TableCell2883" style:family="table-cell">
      <style:table-cell-properties fo:border="0.0069in solid #000000" style:writing-mode="lr-tb" fo:padding-top="0in" fo:padding-left="0.075in" fo:padding-bottom="0in" fo:padding-right="0.075in"/>
    </style:style>
    <style:style style:name="P2884" style:parent-style-name="Paragraphedeliste" style:family="paragraph">
      <style:paragraph-properties fo:margin-bottom="0in"/>
    </style:style>
    <style:style style:name="TableRow2885" style:family="table-row">
      <style:table-row-properties/>
    </style:style>
    <style:style style:name="TableCell2886" style:family="table-cell">
      <style:table-cell-properties fo:border="0.0069in solid #000000" style:writing-mode="lr-tb" fo:padding-top="0in" fo:padding-left="0.075in" fo:padding-bottom="0in" fo:padding-right="0.075in"/>
    </style:style>
    <style:style style:name="P2887" style:parent-style-name="Normal" style:family="paragraph">
      <style:paragraph-properties fo:text-align="center" fo:margin-bottom="0in"/>
      <style:text-properties fo:font-weight="bold" style:font-weight-asian="bold"/>
    </style:style>
    <style:style style:name="TableCell2888" style:family="table-cell">
      <style:table-cell-properties fo:border="0.0069in solid #000000" style:writing-mode="lr-tb" fo:padding-top="0in" fo:padding-left="0.075in" fo:padding-bottom="0in" fo:padding-right="0.075in"/>
    </style:style>
    <style:style style:name="P2889" style:parent-style-name="Normal" style:family="paragraph">
      <style:paragraph-properties fo:margin-bottom="0in"/>
    </style:style>
    <style:style style:name="TableColumn2891" style:family="table-column">
      <style:table-column-properties style:column-width="1.0798in"/>
    </style:style>
    <style:style style:name="TableColumn2892" style:family="table-column">
      <style:table-column-properties style:column-width="5.2131in"/>
    </style:style>
    <style:style style:name="Table2890" style:family="table">
      <style:table-properties style:width="6.293in" fo:margin-left="0in" table:align="left"/>
    </style:style>
    <style:style style:name="TableRow2893" style:family="table-row">
      <style:table-row-properties/>
    </style:style>
    <style:style style:name="TableCell2894" style:family="table-cell">
      <style:table-cell-properties fo:border="0.0069in solid #000000" style:writing-mode="lr-tb" fo:padding-top="0in" fo:padding-left="0.075in" fo:padding-bottom="0in" fo:padding-right="0.075in"/>
    </style:style>
    <style:style style:name="P2895" style:parent-style-name="Normal" style:family="paragraph">
      <style:paragraph-properties fo:text-align="center" fo:margin-bottom="0in"/>
      <style:text-properties fo:font-weight="bold" style:font-weight-asian="bold"/>
    </style:style>
    <style:style style:name="TableCell2896" style:family="table-cell">
      <style:table-cell-properties fo:border="0.0069in solid #000000" style:writing-mode="lr-tb" fo:padding-top="0in" fo:padding-left="0.075in" fo:padding-bottom="0in" fo:padding-right="0.075in"/>
    </style:style>
    <style:style style:name="P2897" style:parent-style-name="Normal" style:family="paragraph">
      <style:paragraph-properties fo:margin-bottom="0in"/>
    </style:style>
    <style:style style:name="T2898" style:parent-style-name="Policepardéfaut" style:family="text">
      <style:text-properties style:font-name="Courier New" style:font-name-complex="Courier New"/>
    </style:style>
    <style:style style:name="TableRow2899" style:family="table-row">
      <style:table-row-properties/>
    </style:style>
    <style:style style:name="TableCell2900" style:family="table-cell">
      <style:table-cell-properties fo:border="0.0069in solid #000000" style:writing-mode="lr-tb" fo:padding-top="0in" fo:padding-left="0.075in" fo:padding-bottom="0in" fo:padding-right="0.075in"/>
    </style:style>
    <style:style style:name="P2901" style:parent-style-name="Normal" style:family="paragraph">
      <style:paragraph-properties fo:text-align="center" fo:margin-bottom="0in"/>
      <style:text-properties fo:font-weight="bold" style:font-weight-asian="bold"/>
    </style:style>
    <style:style style:name="TableCell2902" style:family="table-cell">
      <style:table-cell-properties fo:border="0.0069in solid #000000" style:writing-mode="lr-tb" fo:padding-top="0in" fo:padding-left="0.075in" fo:padding-bottom="0in" fo:padding-right="0.075in"/>
    </style:style>
    <style:style style:name="P2903" style:parent-style-name="Paragraphedeliste" style:family="paragraph">
      <style:paragraph-properties fo:margin-bottom="0in"/>
    </style:style>
    <style:style style:name="TableRow2904" style:family="table-row">
      <style:table-row-properties/>
    </style:style>
    <style:style style:name="TableCell2905" style:family="table-cell">
      <style:table-cell-properties fo:border="0.0069in solid #000000" style:writing-mode="lr-tb" fo:padding-top="0in" fo:padding-left="0.075in" fo:padding-bottom="0in" fo:padding-right="0.075in"/>
    </style:style>
    <style:style style:name="P2906" style:parent-style-name="Normal" style:family="paragraph">
      <style:paragraph-properties fo:text-align="center" fo:margin-bottom="0in"/>
      <style:text-properties fo:font-weight="bold" style:font-weight-asian="bold"/>
    </style:style>
    <style:style style:name="TableCell2907" style:family="table-cell">
      <style:table-cell-properties fo:border="0.0069in solid #000000" style:writing-mode="lr-tb" fo:padding-top="0in" fo:padding-left="0.075in" fo:padding-bottom="0in" fo:padding-right="0.075in"/>
    </style:style>
    <style:style style:name="P2908" style:parent-style-name="Paragraphedeliste" style:family="paragraph">
      <style:paragraph-properties fo:margin-bottom="0in"/>
    </style:style>
    <style:style style:name="TableRow2909" style:family="table-row">
      <style:table-row-properties/>
    </style:style>
    <style:style style:name="TableCell2910" style:family="table-cell">
      <style:table-cell-properties fo:border="0.0069in solid #000000" style:writing-mode="lr-tb" fo:padding-top="0in" fo:padding-left="0.075in" fo:padding-bottom="0in" fo:padding-right="0.075in"/>
    </style:style>
    <style:style style:name="P2911" style:parent-style-name="Normal" style:family="paragraph">
      <style:paragraph-properties fo:text-align="center" fo:margin-bottom="0in"/>
      <style:text-properties fo:font-weight="bold" style:font-weight-asian="bold"/>
    </style:style>
    <style:style style:name="TableCell2912" style:family="table-cell">
      <style:table-cell-properties fo:border="0.0069in solid #000000" style:writing-mode="lr-tb" fo:padding-top="0in" fo:padding-left="0.075in" fo:padding-bottom="0in" fo:padding-right="0.075in"/>
    </style:style>
    <style:style style:name="P2913" style:parent-style-name="Normal" style:family="paragraph">
      <style:paragraph-properties fo:margin-bottom="0in"/>
    </style:style>
    <style:style style:name="TableColumn2915" style:family="table-column">
      <style:table-column-properties style:column-width="1.0798in"/>
    </style:style>
    <style:style style:name="TableColumn2916" style:family="table-column">
      <style:table-column-properties style:column-width="5.2131in"/>
    </style:style>
    <style:style style:name="Table2914" style:family="table">
      <style:table-properties style:width="6.293in" fo:margin-left="0in" table:align="left"/>
    </style:style>
    <style:style style:name="TableRow2917" style:family="table-row">
      <style:table-row-properties/>
    </style:style>
    <style:style style:name="TableCell2918" style:family="table-cell">
      <style:table-cell-properties fo:border="0.0069in solid #000000" style:writing-mode="lr-tb" fo:padding-top="0in" fo:padding-left="0.075in" fo:padding-bottom="0in" fo:padding-right="0.075in"/>
    </style:style>
    <style:style style:name="P2919" style:parent-style-name="Normal" style:family="paragraph">
      <style:paragraph-properties fo:text-align="center" fo:margin-bottom="0in"/>
      <style:text-properties fo:font-weight="bold" style:font-weight-asian="bold"/>
    </style:style>
    <style:style style:name="TableCell2920" style:family="table-cell">
      <style:table-cell-properties fo:border="0.0069in solid #000000" style:writing-mode="lr-tb" fo:padding-top="0in" fo:padding-left="0.075in" fo:padding-bottom="0in" fo:padding-right="0.075in"/>
    </style:style>
    <style:style style:name="P2921" style:parent-style-name="Normal" style:family="paragraph">
      <style:paragraph-properties fo:margin-bottom="0in"/>
    </style:style>
    <style:style style:name="T2922" style:parent-style-name="Policepardéfaut" style:family="text">
      <style:text-properties style:font-name="Courier New" style:font-name-complex="Courier New"/>
    </style:style>
    <style:style style:name="TableRow2923" style:family="table-row">
      <style:table-row-properties/>
    </style:style>
    <style:style style:name="TableCell2924" style:family="table-cell">
      <style:table-cell-properties fo:border="0.0069in solid #000000" style:writing-mode="lr-tb" fo:padding-top="0in" fo:padding-left="0.075in" fo:padding-bottom="0in" fo:padding-right="0.075in"/>
    </style:style>
    <style:style style:name="P2925" style:parent-style-name="Normal" style:family="paragraph">
      <style:paragraph-properties fo:text-align="center" fo:margin-bottom="0in"/>
      <style:text-properties fo:font-weight="bold" style:font-weight-asian="bold"/>
    </style:style>
    <style:style style:name="TableCell2926" style:family="table-cell">
      <style:table-cell-properties fo:border="0.0069in solid #000000" style:writing-mode="lr-tb" fo:padding-top="0in" fo:padding-left="0.075in" fo:padding-bottom="0in" fo:padding-right="0.075in"/>
    </style:style>
    <style:style style:name="P2927" style:parent-style-name="Paragraphedeliste" style:family="paragraph">
      <style:paragraph-properties fo:margin-bottom="0in"/>
    </style:style>
    <style:style style:name="T2928" style:parent-style-name="Policepardéfaut" style:family="text">
      <style:text-properties fo:font-style="italic" style:font-style-asian="italic"/>
    </style:style>
    <style:style style:name="P2929" style:parent-style-name="Paragraphedeliste" style:family="paragraph">
      <style:paragraph-properties fo:margin-bottom="0in"/>
    </style:style>
    <style:style style:name="T2930" style:parent-style-name="Policepardéfaut" style:family="text">
      <style:text-properties fo:font-style="italic" style:font-style-asian="italic"/>
    </style:style>
    <style:style style:name="TableRow2931" style:family="table-row">
      <style:table-row-properties/>
    </style:style>
    <style:style style:name="TableCell2932" style:family="table-cell">
      <style:table-cell-properties fo:border="0.0069in solid #000000" style:writing-mode="lr-tb" fo:padding-top="0in" fo:padding-left="0.075in" fo:padding-bottom="0in" fo:padding-right="0.075in"/>
    </style:style>
    <style:style style:name="P2933" style:parent-style-name="Normal" style:family="paragraph">
      <style:paragraph-properties fo:text-align="center" fo:margin-bottom="0in"/>
      <style:text-properties fo:font-weight="bold" style:font-weight-asian="bold"/>
    </style:style>
    <style:style style:name="TableCell2934" style:family="table-cell">
      <style:table-cell-properties fo:border="0.0069in solid #000000" style:writing-mode="lr-tb" fo:padding-top="0in" fo:padding-left="0.075in" fo:padding-bottom="0in" fo:padding-right="0.075in"/>
    </style:style>
    <style:style style:name="P2935" style:parent-style-name="Paragraphedeliste" style:family="paragraph">
      <style:paragraph-properties fo:margin-bottom="0in"/>
    </style:style>
    <style:style style:name="TableRow2936" style:family="table-row">
      <style:table-row-properties/>
    </style:style>
    <style:style style:name="TableCell2937" style:family="table-cell">
      <style:table-cell-properties fo:border="0.0069in solid #000000" style:writing-mode="lr-tb" fo:padding-top="0in" fo:padding-left="0.075in" fo:padding-bottom="0in" fo:padding-right="0.075in"/>
    </style:style>
    <style:style style:name="P2938" style:parent-style-name="Normal" style:family="paragraph">
      <style:paragraph-properties fo:text-align="center" fo:margin-bottom="0in"/>
      <style:text-properties fo:font-weight="bold" style:font-weight-asian="bold"/>
    </style:style>
    <style:style style:name="TableCell2939" style:family="table-cell">
      <style:table-cell-properties fo:border="0.0069in solid #000000" style:writing-mode="lr-tb" fo:padding-top="0in" fo:padding-left="0.075in" fo:padding-bottom="0in" fo:padding-right="0.075in"/>
    </style:style>
    <style:style style:name="P2940" style:parent-style-name="Normal" style:family="paragraph">
      <style:paragraph-properties fo:margin-bottom="0in"/>
    </style:style>
    <style:style style:name="TableColumn2942" style:family="table-column">
      <style:table-column-properties style:column-width="1.0798in"/>
    </style:style>
    <style:style style:name="TableColumn2943" style:family="table-column">
      <style:table-column-properties style:column-width="5.2131in"/>
    </style:style>
    <style:style style:name="Table2941" style:family="table">
      <style:table-properties style:width="6.293in" fo:margin-left="0in" table:align="left"/>
    </style:style>
    <style:style style:name="TableRow2944" style:family="table-row">
      <style:table-row-properties/>
    </style:style>
    <style:style style:name="TableCell2945" style:family="table-cell">
      <style:table-cell-properties fo:border="0.0069in solid #000000" style:writing-mode="lr-tb" fo:padding-top="0in" fo:padding-left="0.075in" fo:padding-bottom="0in" fo:padding-right="0.075in"/>
    </style:style>
    <style:style style:name="P2946" style:parent-style-name="Normal" style:family="paragraph">
      <style:paragraph-properties fo:text-align="center" fo:margin-bottom="0in"/>
      <style:text-properties fo:font-weight="bold" style:font-weight-asian="bold"/>
    </style:style>
    <style:style style:name="TableCell2947" style:family="table-cell">
      <style:table-cell-properties fo:border="0.0069in solid #000000" style:writing-mode="lr-tb" fo:padding-top="0in" fo:padding-left="0.075in" fo:padding-bottom="0in" fo:padding-right="0.075in"/>
    </style:style>
    <style:style style:name="P2948" style:parent-style-name="Normal" style:family="paragraph">
      <style:paragraph-properties fo:margin-bottom="0in"/>
    </style:style>
    <style:style style:name="T2949" style:parent-style-name="Policepardéfaut" style:family="text">
      <style:text-properties style:font-name="Courier New" style:font-name-complex="Courier New"/>
    </style:style>
    <style:style style:name="TableRow2950" style:family="table-row">
      <style:table-row-properties/>
    </style:style>
    <style:style style:name="TableCell2951" style:family="table-cell">
      <style:table-cell-properties fo:border="0.0069in solid #000000" style:writing-mode="lr-tb" fo:padding-top="0in" fo:padding-left="0.075in" fo:padding-bottom="0in" fo:padding-right="0.075in"/>
    </style:style>
    <style:style style:name="P2952" style:parent-style-name="Normal" style:family="paragraph">
      <style:paragraph-properties fo:text-align="center" fo:margin-bottom="0in"/>
      <style:text-properties fo:font-weight="bold" style:font-weight-asian="bold"/>
    </style:style>
    <style:style style:name="TableCell2953" style:family="table-cell">
      <style:table-cell-properties fo:border="0.0069in solid #000000" style:writing-mode="lr-tb" fo:padding-top="0in" fo:padding-left="0.075in" fo:padding-bottom="0in" fo:padding-right="0.075in"/>
    </style:style>
    <style:style style:name="P2954" style:parent-style-name="Paragraphedeliste" style:family="paragraph">
      <style:paragraph-properties fo:margin-bottom="0in"/>
    </style:style>
    <style:style style:name="T2955" style:parent-style-name="Policepardéfaut" style:family="text">
      <style:text-properties fo:font-style="italic" style:font-style-asian="italic"/>
    </style:style>
    <style:style style:name="TableRow2956" style:family="table-row">
      <style:table-row-properties/>
    </style:style>
    <style:style style:name="TableCell2957" style:family="table-cell">
      <style:table-cell-properties fo:border="0.0069in solid #000000" style:writing-mode="lr-tb" fo:padding-top="0in" fo:padding-left="0.075in" fo:padding-bottom="0in" fo:padding-right="0.075in"/>
    </style:style>
    <style:style style:name="P2958" style:parent-style-name="Normal" style:family="paragraph">
      <style:paragraph-properties fo:text-align="center" fo:margin-bottom="0in"/>
      <style:text-properties fo:font-weight="bold" style:font-weight-asian="bold"/>
    </style:style>
    <style:style style:name="TableCell2959" style:family="table-cell">
      <style:table-cell-properties fo:border="0.0069in solid #000000" style:writing-mode="lr-tb" fo:padding-top="0in" fo:padding-left="0.075in" fo:padding-bottom="0in" fo:padding-right="0.075in"/>
    </style:style>
    <style:style style:name="P2960" style:parent-style-name="Paragraphedeliste" style:family="paragraph">
      <style:paragraph-properties fo:margin-bottom="0in"/>
    </style:style>
    <style:style style:name="P2961" style:parent-style-name="Paragraphedeliste" style:family="paragraph">
      <style:paragraph-properties fo:margin-bottom="0in"/>
    </style:style>
    <style:style style:name="P2962" style:parent-style-name="Paragraphedeliste" style:family="paragraph">
      <style:paragraph-properties fo:margin-bottom="0in"/>
    </style:style>
    <style:style style:name="TableRow2963" style:family="table-row">
      <style:table-row-properties/>
    </style:style>
    <style:style style:name="TableCell2964" style:family="table-cell">
      <style:table-cell-properties fo:border="0.0069in solid #000000" style:writing-mode="lr-tb" fo:padding-top="0in" fo:padding-left="0.075in" fo:padding-bottom="0in" fo:padding-right="0.075in"/>
    </style:style>
    <style:style style:name="P2965" style:parent-style-name="Normal" style:family="paragraph">
      <style:paragraph-properties fo:text-align="center" fo:margin-bottom="0in"/>
      <style:text-properties fo:font-weight="bold" style:font-weight-asian="bold"/>
    </style:style>
    <style:style style:name="TableCell2966" style:family="table-cell">
      <style:table-cell-properties fo:border="0.0069in solid #000000" style:writing-mode="lr-tb" fo:padding-top="0in" fo:padding-left="0.075in" fo:padding-bottom="0in" fo:padding-right="0.075in"/>
    </style:style>
    <style:style style:name="P2967" style:parent-style-name="Normal" style:family="paragraph">
      <style:paragraph-properties fo:margin-bottom="0in"/>
    </style:style>
    <style:style style:name="TableColumn2969" style:family="table-column">
      <style:table-column-properties style:column-width="1.0798in"/>
    </style:style>
    <style:style style:name="TableColumn2970" style:family="table-column">
      <style:table-column-properties style:column-width="5.2131in"/>
    </style:style>
    <style:style style:name="Table2968" style:family="table">
      <style:table-properties style:width="6.293in" fo:margin-left="0in" table:align="left"/>
    </style:style>
    <style:style style:name="TableRow2971" style:family="table-row">
      <style:table-row-properties/>
    </style:style>
    <style:style style:name="TableCell2972" style:family="table-cell">
      <style:table-cell-properties fo:border="0.0069in solid #000000" style:writing-mode="lr-tb" fo:padding-top="0in" fo:padding-left="0.075in" fo:padding-bottom="0in" fo:padding-right="0.075in"/>
    </style:style>
    <style:style style:name="P2973" style:parent-style-name="Normal" style:family="paragraph">
      <style:paragraph-properties fo:text-align="center" fo:margin-bottom="0in"/>
      <style:text-properties fo:font-weight="bold" style:font-weight-asian="bold"/>
    </style:style>
    <style:style style:name="TableCell2974" style:family="table-cell">
      <style:table-cell-properties fo:border="0.0069in solid #000000" style:writing-mode="lr-tb" fo:padding-top="0in" fo:padding-left="0.075in" fo:padding-bottom="0in" fo:padding-right="0.075in"/>
    </style:style>
    <style:style style:name="P2975" style:parent-style-name="Normal" style:family="paragraph">
      <style:paragraph-properties fo:margin-bottom="0in"/>
    </style:style>
    <style:style style:name="T2976" style:parent-style-name="Policepardéfaut" style:family="text">
      <style:text-properties style:font-name="Courier New" style:font-name-complex="Courier New"/>
    </style:style>
    <style:style style:name="TableRow2977" style:family="table-row">
      <style:table-row-properties/>
    </style:style>
    <style:style style:name="TableCell2978" style:family="table-cell">
      <style:table-cell-properties fo:border="0.0069in solid #000000" style:writing-mode="lr-tb" fo:padding-top="0in" fo:padding-left="0.075in" fo:padding-bottom="0in" fo:padding-right="0.075in"/>
    </style:style>
    <style:style style:name="P2979" style:parent-style-name="Normal" style:family="paragraph">
      <style:paragraph-properties fo:text-align="center" fo:margin-bottom="0in"/>
      <style:text-properties fo:font-weight="bold" style:font-weight-asian="bold"/>
    </style:style>
    <style:style style:name="TableCell2980" style:family="table-cell">
      <style:table-cell-properties fo:border="0.0069in solid #000000" style:writing-mode="lr-tb" fo:padding-top="0in" fo:padding-left="0.075in" fo:padding-bottom="0in" fo:padding-right="0.075in"/>
    </style:style>
    <style:style style:name="P2981" style:parent-style-name="Paragraphedeliste" style:family="paragraph">
      <style:paragraph-properties fo:margin-bottom="0in"/>
    </style:style>
    <style:style style:name="TableRow2982" style:family="table-row">
      <style:table-row-properties/>
    </style:style>
    <style:style style:name="TableCell2983" style:family="table-cell">
      <style:table-cell-properties fo:border="0.0069in solid #000000" style:writing-mode="lr-tb" fo:padding-top="0in" fo:padding-left="0.075in" fo:padding-bottom="0in" fo:padding-right="0.075in"/>
    </style:style>
    <style:style style:name="P2984" style:parent-style-name="Normal" style:family="paragraph">
      <style:paragraph-properties fo:text-align="center" fo:margin-bottom="0in"/>
      <style:text-properties fo:font-weight="bold" style:font-weight-asian="bold"/>
    </style:style>
    <style:style style:name="TableCell2985" style:family="table-cell">
      <style:table-cell-properties fo:border="0.0069in solid #000000" style:writing-mode="lr-tb" fo:padding-top="0in" fo:padding-left="0.075in" fo:padding-bottom="0in" fo:padding-right="0.075in"/>
    </style:style>
    <style:style style:name="P2986" style:parent-style-name="Paragraphedeliste" style:family="paragraph">
      <style:paragraph-properties fo:margin-bottom="0in"/>
    </style:style>
    <style:style style:name="TableRow2987" style:family="table-row">
      <style:table-row-properties/>
    </style:style>
    <style:style style:name="TableCell2988" style:family="table-cell">
      <style:table-cell-properties fo:border="0.0069in solid #000000" style:writing-mode="lr-tb" fo:padding-top="0in" fo:padding-left="0.075in" fo:padding-bottom="0in" fo:padding-right="0.075in"/>
    </style:style>
    <style:style style:name="P2989" style:parent-style-name="Normal" style:family="paragraph">
      <style:paragraph-properties fo:text-align="center" fo:margin-bottom="0in"/>
      <style:text-properties fo:font-weight="bold" style:font-weight-asian="bold"/>
    </style:style>
    <style:style style:name="TableCell2990" style:family="table-cell">
      <style:table-cell-properties fo:border="0.0069in solid #000000" style:writing-mode="lr-tb" fo:padding-top="0in" fo:padding-left="0.075in" fo:padding-bottom="0in" fo:padding-right="0.075in"/>
    </style:style>
    <style:style style:name="P2991" style:parent-style-name="Normal" style:family="paragraph">
      <style:paragraph-properties fo:margin-bottom="0in"/>
    </style:style>
    <style:style style:name="P2992" style:parent-style-name="Normal" style:family="paragraph">
      <style:paragraph-properties fo:margin-bottom="0in"/>
    </style:style>
    <style:style style:name="TableColumn2994" style:family="table-column">
      <style:table-column-properties style:column-width="1.0798in"/>
    </style:style>
    <style:style style:name="TableColumn2995" style:family="table-column">
      <style:table-column-properties style:column-width="5.2131in"/>
    </style:style>
    <style:style style:name="Table2993" style:family="table">
      <style:table-properties style:width="6.293in" fo:margin-left="0in" table:align="left"/>
    </style:style>
    <style:style style:name="TableRow2996" style:family="table-row">
      <style:table-row-properties/>
    </style:style>
    <style:style style:name="TableCell2997" style:family="table-cell">
      <style:table-cell-properties fo:border="0.0069in solid #000000" style:writing-mode="lr-tb" fo:padding-top="0in" fo:padding-left="0.075in" fo:padding-bottom="0in" fo:padding-right="0.075in"/>
    </style:style>
    <style:style style:name="P2998" style:parent-style-name="Normal" style:family="paragraph">
      <style:paragraph-properties fo:text-align="center" fo:margin-bottom="0in"/>
      <style:text-properties fo:font-weight="bold" style:font-weight-asian="bold"/>
    </style:style>
    <style:style style:name="TableCell2999" style:family="table-cell">
      <style:table-cell-properties fo:border="0.0069in solid #000000" style:writing-mode="lr-tb" fo:padding-top="0in" fo:padding-left="0.075in" fo:padding-bottom="0in" fo:padding-right="0.075in"/>
    </style:style>
    <style:style style:name="P3000" style:parent-style-name="Normal" style:family="paragraph">
      <style:paragraph-properties fo:margin-bottom="0in"/>
    </style:style>
    <style:style style:name="T3001" style:parent-style-name="Policepardéfaut" style:family="text">
      <style:text-properties style:font-name="Courier New" style:font-name-complex="Courier New"/>
    </style:style>
    <style:style style:name="TableRow3002" style:family="table-row">
      <style:table-row-properties/>
    </style:style>
    <style:style style:name="TableCell3003" style:family="table-cell">
      <style:table-cell-properties fo:border="0.0069in solid #000000" style:writing-mode="lr-tb" fo:padding-top="0in" fo:padding-left="0.075in" fo:padding-bottom="0in" fo:padding-right="0.075in"/>
    </style:style>
    <style:style style:name="P3004" style:parent-style-name="Normal" style:family="paragraph">
      <style:paragraph-properties fo:text-align="center" fo:margin-bottom="0in"/>
      <style:text-properties fo:font-weight="bold" style:font-weight-asian="bold"/>
    </style:style>
    <style:style style:name="TableCell3005" style:family="table-cell">
      <style:table-cell-properties fo:border="0.0069in solid #000000" style:writing-mode="lr-tb" fo:padding-top="0in" fo:padding-left="0.075in" fo:padding-bottom="0in" fo:padding-right="0.075in"/>
    </style:style>
    <style:style style:name="P3006" style:parent-style-name="Paragraphedeliste" style:family="paragraph">
      <style:paragraph-properties fo:margin-bottom="0in"/>
    </style:style>
    <style:style style:name="TableRow3007" style:family="table-row">
      <style:table-row-properties/>
    </style:style>
    <style:style style:name="TableCell3008" style:family="table-cell">
      <style:table-cell-properties fo:border="0.0069in solid #000000" style:writing-mode="lr-tb" fo:padding-top="0in" fo:padding-left="0.075in" fo:padding-bottom="0in" fo:padding-right="0.075in"/>
    </style:style>
    <style:style style:name="P3009" style:parent-style-name="Normal" style:family="paragraph">
      <style:paragraph-properties fo:text-align="center" fo:margin-bottom="0in"/>
      <style:text-properties fo:font-weight="bold" style:font-weight-asian="bold"/>
    </style:style>
    <style:style style:name="TableCell3010" style:family="table-cell">
      <style:table-cell-properties fo:border="0.0069in solid #000000" style:writing-mode="lr-tb" fo:padding-top="0in" fo:padding-left="0.075in" fo:padding-bottom="0in" fo:padding-right="0.075in"/>
    </style:style>
    <style:style style:name="P3011" style:parent-style-name="Paragraphedeliste" style:family="paragraph">
      <style:paragraph-properties fo:margin-bottom="0in"/>
    </style:style>
    <style:style style:name="P3012" style:parent-style-name="Paragraphedeliste" style:family="paragraph">
      <style:paragraph-properties fo:margin-bottom="0in"/>
    </style:style>
    <style:style style:name="P3013" style:parent-style-name="Paragraphedeliste" style:family="paragraph">
      <style:paragraph-properties fo:margin-bottom="0in"/>
    </style:style>
    <style:style style:name="TableRow3014" style:family="table-row">
      <style:table-row-properties/>
    </style:style>
    <style:style style:name="TableCell3015" style:family="table-cell">
      <style:table-cell-properties fo:border="0.0069in solid #000000" style:writing-mode="lr-tb" fo:padding-top="0in" fo:padding-left="0.075in" fo:padding-bottom="0in" fo:padding-right="0.075in"/>
    </style:style>
    <style:style style:name="P3016" style:parent-style-name="Normal" style:family="paragraph">
      <style:paragraph-properties fo:text-align="center" fo:margin-bottom="0in"/>
      <style:text-properties fo:font-weight="bold" style:font-weight-asian="bold"/>
    </style:style>
    <style:style style:name="TableCell3017" style:family="table-cell">
      <style:table-cell-properties fo:border="0.0069in solid #000000" style:writing-mode="lr-tb" fo:padding-top="0in" fo:padding-left="0.075in" fo:padding-bottom="0in" fo:padding-right="0.075in"/>
    </style:style>
    <style:style style:name="P3018" style:parent-style-name="Normal" style:family="paragraph">
      <style:paragraph-properties fo:margin-bottom="0in"/>
    </style:style>
    <style:style style:name="TableColumn3020" style:family="table-column">
      <style:table-column-properties style:column-width="1.0798in"/>
    </style:style>
    <style:style style:name="TableColumn3021" style:family="table-column">
      <style:table-column-properties style:column-width="5.2131in"/>
    </style:style>
    <style:style style:name="Table3019" style:family="table">
      <style:table-properties style:width="6.293in" fo:margin-left="0in" table:align="left"/>
    </style:style>
    <style:style style:name="TableRow3022" style:family="table-row">
      <style:table-row-properties/>
    </style:style>
    <style:style style:name="TableCell3023" style:family="table-cell">
      <style:table-cell-properties fo:border="0.0069in solid #000000" style:writing-mode="lr-tb" fo:padding-top="0in" fo:padding-left="0.075in" fo:padding-bottom="0in" fo:padding-right="0.075in"/>
    </style:style>
    <style:style style:name="P3024" style:parent-style-name="Normal" style:family="paragraph">
      <style:paragraph-properties fo:text-align="center" fo:margin-bottom="0in"/>
      <style:text-properties fo:font-weight="bold" style:font-weight-asian="bold"/>
    </style:style>
    <style:style style:name="TableCell3025" style:family="table-cell">
      <style:table-cell-properties fo:border="0.0069in solid #000000" style:writing-mode="lr-tb" fo:padding-top="0in" fo:padding-left="0.075in" fo:padding-bottom="0in" fo:padding-right="0.075in"/>
    </style:style>
    <style:style style:name="P3026" style:parent-style-name="Normal" style:family="paragraph">
      <style:paragraph-properties fo:margin-bottom="0in"/>
    </style:style>
    <style:style style:name="T3027" style:parent-style-name="Policepardéfaut" style:family="text">
      <style:text-properties style:font-name="Courier New" style:font-name-complex="Courier New"/>
    </style:style>
    <style:style style:name="TableRow3028" style:family="table-row">
      <style:table-row-properties/>
    </style:style>
    <style:style style:name="TableCell3029" style:family="table-cell">
      <style:table-cell-properties fo:border="0.0069in solid #000000" style:writing-mode="lr-tb" fo:padding-top="0in" fo:padding-left="0.075in" fo:padding-bottom="0in" fo:padding-right="0.075in"/>
    </style:style>
    <style:style style:name="P3030" style:parent-style-name="Normal" style:family="paragraph">
      <style:paragraph-properties fo:text-align="center" fo:margin-bottom="0in"/>
      <style:text-properties fo:font-weight="bold" style:font-weight-asian="bold"/>
    </style:style>
    <style:style style:name="TableCell3031" style:family="table-cell">
      <style:table-cell-properties fo:border="0.0069in solid #000000" style:writing-mode="lr-tb" fo:padding-top="0in" fo:padding-left="0.075in" fo:padding-bottom="0in" fo:padding-right="0.075in"/>
    </style:style>
    <style:style style:name="P3032" style:parent-style-name="Paragraphedeliste" style:family="paragraph">
      <style:paragraph-properties fo:margin-bottom="0in"/>
    </style:style>
    <style:style style:name="T3033" style:parent-style-name="Policepardéfaut" style:family="text">
      <style:text-properties fo:font-style="italic" style:font-style-asian="italic"/>
    </style:style>
    <style:style style:name="P3034" style:parent-style-name="Paragraphedeliste" style:family="paragraph">
      <style:paragraph-properties fo:margin-bottom="0in"/>
    </style:style>
    <style:style style:name="T3035" style:parent-style-name="Policepardéfaut" style:family="text">
      <style:text-properties fo:font-style="italic" style:font-style-asian="italic"/>
    </style:style>
    <style:style style:name="TableRow3036" style:family="table-row">
      <style:table-row-properties/>
    </style:style>
    <style:style style:name="TableCell3037" style:family="table-cell">
      <style:table-cell-properties fo:border="0.0069in solid #000000" style:writing-mode="lr-tb" fo:padding-top="0in" fo:padding-left="0.075in" fo:padding-bottom="0in" fo:padding-right="0.075in"/>
    </style:style>
    <style:style style:name="P3038" style:parent-style-name="Normal" style:family="paragraph">
      <style:paragraph-properties fo:text-align="center" fo:margin-bottom="0in"/>
      <style:text-properties fo:font-weight="bold" style:font-weight-asian="bold"/>
    </style:style>
    <style:style style:name="TableCell3039" style:family="table-cell">
      <style:table-cell-properties fo:border="0.0069in solid #000000" style:writing-mode="lr-tb" fo:padding-top="0in" fo:padding-left="0.075in" fo:padding-bottom="0in" fo:padding-right="0.075in"/>
    </style:style>
    <style:style style:name="P3040" style:parent-style-name="Paragraphedeliste" style:family="paragraph">
      <style:paragraph-properties fo:margin-bottom="0in"/>
    </style:style>
    <style:style style:name="TableRow3041" style:family="table-row">
      <style:table-row-properties/>
    </style:style>
    <style:style style:name="TableCell3042" style:family="table-cell">
      <style:table-cell-properties fo:border="0.0069in solid #000000" style:writing-mode="lr-tb" fo:padding-top="0in" fo:padding-left="0.075in" fo:padding-bottom="0in" fo:padding-right="0.075in"/>
    </style:style>
    <style:style style:name="P3043" style:parent-style-name="Normal" style:family="paragraph">
      <style:paragraph-properties fo:text-align="center" fo:margin-bottom="0in"/>
      <style:text-properties fo:font-weight="bold" style:font-weight-asian="bold"/>
    </style:style>
    <style:style style:name="TableCell3044" style:family="table-cell">
      <style:table-cell-properties fo:border="0.0069in solid #000000" style:writing-mode="lr-tb" fo:padding-top="0in" fo:padding-left="0.075in" fo:padding-bottom="0in" fo:padding-right="0.075in"/>
    </style:style>
    <style:style style:name="P3045" style:parent-style-name="Normal" style:family="paragraph">
      <style:paragraph-properties fo:margin-bottom="0in"/>
    </style:style>
    <style:style style:name="TableColumn3047" style:family="table-column">
      <style:table-column-properties style:column-width="1.0798in"/>
    </style:style>
    <style:style style:name="TableColumn3048" style:family="table-column">
      <style:table-column-properties style:column-width="5.2131in"/>
    </style:style>
    <style:style style:name="Table3046" style:family="table">
      <style:table-properties style:width="6.293in" fo:margin-left="0in" table:align="left"/>
    </style:style>
    <style:style style:name="TableRow3049" style:family="table-row">
      <style:table-row-properties/>
    </style:style>
    <style:style style:name="TableCell3050" style:family="table-cell">
      <style:table-cell-properties fo:border="0.0069in solid #000000" style:writing-mode="lr-tb" fo:padding-top="0in" fo:padding-left="0.075in" fo:padding-bottom="0in" fo:padding-right="0.075in"/>
    </style:style>
    <style:style style:name="P3051" style:parent-style-name="Normal" style:family="paragraph">
      <style:paragraph-properties fo:text-align="center" fo:margin-bottom="0in"/>
      <style:text-properties fo:font-weight="bold" style:font-weight-asian="bold"/>
    </style:style>
    <style:style style:name="TableCell3052" style:family="table-cell">
      <style:table-cell-properties fo:border="0.0069in solid #000000" style:writing-mode="lr-tb" fo:padding-top="0in" fo:padding-left="0.075in" fo:padding-bottom="0in" fo:padding-right="0.075in"/>
    </style:style>
    <style:style style:name="P3053" style:parent-style-name="Normal" style:family="paragraph">
      <style:paragraph-properties fo:margin-bottom="0in"/>
    </style:style>
    <style:style style:name="T3054" style:parent-style-name="Policepardéfaut" style:family="text">
      <style:text-properties style:font-name="Courier New" style:font-name-complex="Courier New"/>
    </style:style>
    <style:style style:name="TableRow3055" style:family="table-row">
      <style:table-row-properties/>
    </style:style>
    <style:style style:name="TableCell3056" style:family="table-cell">
      <style:table-cell-properties fo:border="0.0069in solid #000000" style:writing-mode="lr-tb" fo:padding-top="0in" fo:padding-left="0.075in" fo:padding-bottom="0in" fo:padding-right="0.075in"/>
    </style:style>
    <style:style style:name="P3057" style:parent-style-name="Normal" style:family="paragraph">
      <style:paragraph-properties fo:text-align="center" fo:margin-bottom="0in"/>
      <style:text-properties fo:font-weight="bold" style:font-weight-asian="bold"/>
    </style:style>
    <style:style style:name="TableCell3058" style:family="table-cell">
      <style:table-cell-properties fo:border="0.0069in solid #000000" style:writing-mode="lr-tb" fo:padding-top="0in" fo:padding-left="0.075in" fo:padding-bottom="0in" fo:padding-right="0.075in"/>
    </style:style>
    <style:style style:name="P3059" style:parent-style-name="Paragraphedeliste" style:family="paragraph">
      <style:paragraph-properties fo:margin-bottom="0in"/>
    </style:style>
    <style:style style:name="TableRow3060" style:family="table-row">
      <style:table-row-properties/>
    </style:style>
    <style:style style:name="TableCell3061" style:family="table-cell">
      <style:table-cell-properties fo:border="0.0069in solid #000000" style:writing-mode="lr-tb" fo:padding-top="0in" fo:padding-left="0.075in" fo:padding-bottom="0in" fo:padding-right="0.075in"/>
    </style:style>
    <style:style style:name="P3062" style:parent-style-name="Normal" style:family="paragraph">
      <style:paragraph-properties fo:text-align="center" fo:margin-bottom="0in"/>
      <style:text-properties fo:font-weight="bold" style:font-weight-asian="bold"/>
    </style:style>
    <style:style style:name="TableCell3063" style:family="table-cell">
      <style:table-cell-properties fo:border="0.0069in solid #000000" style:writing-mode="lr-tb" fo:padding-top="0in" fo:padding-left="0.075in" fo:padding-bottom="0in" fo:padding-right="0.075in"/>
    </style:style>
    <style:style style:name="P3064" style:parent-style-name="Paragraphedeliste" style:family="paragraph">
      <style:paragraph-properties fo:margin-bottom="0in"/>
    </style:style>
    <style:style style:name="P3065" style:parent-style-name="Paragraphedeliste" style:family="paragraph">
      <style:paragraph-properties fo:margin-bottom="0in"/>
    </style:style>
    <style:style style:name="TableRow3066" style:family="table-row">
      <style:table-row-properties/>
    </style:style>
    <style:style style:name="TableCell3067" style:family="table-cell">
      <style:table-cell-properties fo:border="0.0069in solid #000000" style:writing-mode="lr-tb" fo:padding-top="0in" fo:padding-left="0.075in" fo:padding-bottom="0in" fo:padding-right="0.075in"/>
    </style:style>
    <style:style style:name="P3068" style:parent-style-name="Normal" style:family="paragraph">
      <style:paragraph-properties fo:text-align="center" fo:margin-bottom="0in"/>
      <style:text-properties fo:font-weight="bold" style:font-weight-asian="bold"/>
    </style:style>
    <style:style style:name="TableCell3069" style:family="table-cell">
      <style:table-cell-properties fo:border="0.0069in solid #000000" style:writing-mode="lr-tb" fo:padding-top="0in" fo:padding-left="0.075in" fo:padding-bottom="0in" fo:padding-right="0.075in"/>
    </style:style>
    <style:style style:name="P3070" style:parent-style-name="Normal" style:family="paragraph">
      <style:paragraph-properties fo:margin-bottom="0in"/>
    </style:style>
    <style:style style:name="TableColumn3072" style:family="table-column">
      <style:table-column-properties style:column-width="1.0798in"/>
    </style:style>
    <style:style style:name="TableColumn3073" style:family="table-column">
      <style:table-column-properties style:column-width="5.2131in"/>
    </style:style>
    <style:style style:name="Table3071" style:family="table">
      <style:table-properties style:width="6.293in" fo:margin-left="0in" table:align="left"/>
    </style:style>
    <style:style style:name="TableRow3074" style:family="table-row">
      <style:table-row-properties/>
    </style:style>
    <style:style style:name="TableCell3075" style:family="table-cell">
      <style:table-cell-properties fo:border="0.0069in solid #000000" style:writing-mode="lr-tb" fo:padding-top="0in" fo:padding-left="0.075in" fo:padding-bottom="0in" fo:padding-right="0.075in"/>
    </style:style>
    <style:style style:name="P3076" style:parent-style-name="Normal" style:family="paragraph">
      <style:paragraph-properties fo:text-align="center" fo:margin-bottom="0in"/>
      <style:text-properties fo:font-weight="bold" style:font-weight-asian="bold"/>
    </style:style>
    <style:style style:name="TableCell3077" style:family="table-cell">
      <style:table-cell-properties fo:border="0.0069in solid #000000" style:writing-mode="lr-tb" fo:padding-top="0in" fo:padding-left="0.075in" fo:padding-bottom="0in" fo:padding-right="0.075in"/>
    </style:style>
    <style:style style:name="P3078" style:parent-style-name="Normal" style:family="paragraph">
      <style:paragraph-properties fo:margin-bottom="0in"/>
    </style:style>
    <style:style style:name="T3079" style:parent-style-name="Policepardéfaut" style:family="text">
      <style:text-properties style:font-name="Courier New" style:font-name-complex="Courier New"/>
    </style:style>
    <style:style style:name="TableRow3080" style:family="table-row">
      <style:table-row-properties/>
    </style:style>
    <style:style style:name="TableCell3081" style:family="table-cell">
      <style:table-cell-properties fo:border="0.0069in solid #000000" style:writing-mode="lr-tb" fo:padding-top="0in" fo:padding-left="0.075in" fo:padding-bottom="0in" fo:padding-right="0.075in"/>
    </style:style>
    <style:style style:name="P3082" style:parent-style-name="Normal" style:family="paragraph">
      <style:paragraph-properties fo:text-align="center" fo:margin-bottom="0in"/>
      <style:text-properties fo:font-weight="bold" style:font-weight-asian="bold"/>
    </style:style>
    <style:style style:name="TableCell3083" style:family="table-cell">
      <style:table-cell-properties fo:border="0.0069in solid #000000" style:writing-mode="lr-tb" fo:padding-top="0in" fo:padding-left="0.075in" fo:padding-bottom="0in" fo:padding-right="0.075in"/>
    </style:style>
    <style:style style:name="P3084" style:parent-style-name="Paragraphedeliste" style:family="paragraph">
      <style:paragraph-properties fo:margin-bottom="0in"/>
    </style:style>
    <style:style style:name="TableRow3085" style:family="table-row">
      <style:table-row-properties/>
    </style:style>
    <style:style style:name="TableCell3086" style:family="table-cell">
      <style:table-cell-properties fo:border="0.0069in solid #000000" style:writing-mode="lr-tb" fo:padding-top="0in" fo:padding-left="0.075in" fo:padding-bottom="0in" fo:padding-right="0.075in"/>
    </style:style>
    <style:style style:name="P3087" style:parent-style-name="Normal" style:family="paragraph">
      <style:paragraph-properties fo:text-align="center" fo:margin-bottom="0in"/>
      <style:text-properties fo:font-weight="bold" style:font-weight-asian="bold"/>
    </style:style>
    <style:style style:name="TableCell3088" style:family="table-cell">
      <style:table-cell-properties fo:border="0.0069in solid #000000" style:writing-mode="lr-tb" fo:padding-top="0in" fo:padding-left="0.075in" fo:padding-bottom="0in" fo:padding-right="0.075in"/>
    </style:style>
    <style:style style:name="P3089" style:parent-style-name="Paragraphedeliste" style:family="paragraph">
      <style:paragraph-properties fo:margin-bottom="0in"/>
    </style:style>
    <style:style style:name="P3090" style:parent-style-name="Paragraphedeliste" style:family="paragraph">
      <style:paragraph-properties fo:margin-bottom="0in"/>
    </style:style>
    <style:style style:name="TableRow3091" style:family="table-row">
      <style:table-row-properties/>
    </style:style>
    <style:style style:name="TableCell3092" style:family="table-cell">
      <style:table-cell-properties fo:border="0.0069in solid #000000" style:writing-mode="lr-tb" fo:padding-top="0in" fo:padding-left="0.075in" fo:padding-bottom="0in" fo:padding-right="0.075in"/>
    </style:style>
    <style:style style:name="P3093" style:parent-style-name="Normal" style:family="paragraph">
      <style:paragraph-properties fo:text-align="center" fo:margin-bottom="0in"/>
      <style:text-properties fo:font-weight="bold" style:font-weight-asian="bold"/>
    </style:style>
    <style:style style:name="TableCell3094" style:family="table-cell">
      <style:table-cell-properties fo:border="0.0069in solid #000000" style:writing-mode="lr-tb" fo:padding-top="0in" fo:padding-left="0.075in" fo:padding-bottom="0in" fo:padding-right="0.075in"/>
    </style:style>
    <style:style style:name="P3095" style:parent-style-name="Normal" style:family="paragraph">
      <style:paragraph-properties fo:margin-bottom="0in"/>
    </style:style>
    <style:style style:name="TableColumn3097" style:family="table-column">
      <style:table-column-properties style:column-width="1.0798in"/>
    </style:style>
    <style:style style:name="TableColumn3098" style:family="table-column">
      <style:table-column-properties style:column-width="5.2131in"/>
    </style:style>
    <style:style style:name="Table3096" style:family="table">
      <style:table-properties style:width="6.293in" fo:margin-left="0in" table:align="left"/>
    </style:style>
    <style:style style:name="TableRow3099" style:family="table-row">
      <style:table-row-properties/>
    </style:style>
    <style:style style:name="TableCell3100" style:family="table-cell">
      <style:table-cell-properties fo:border="0.0069in solid #000000" style:writing-mode="lr-tb" fo:padding-top="0in" fo:padding-left="0.075in" fo:padding-bottom="0in" fo:padding-right="0.075in"/>
    </style:style>
    <style:style style:name="P3101" style:parent-style-name="Normal" style:family="paragraph">
      <style:paragraph-properties fo:text-align="center" fo:margin-bottom="0in"/>
      <style:text-properties fo:font-weight="bold" style:font-weight-asian="bold"/>
    </style:style>
    <style:style style:name="TableCell3102" style:family="table-cell">
      <style:table-cell-properties fo:border="0.0069in solid #000000" style:writing-mode="lr-tb" fo:padding-top="0in" fo:padding-left="0.075in" fo:padding-bottom="0in" fo:padding-right="0.075in"/>
    </style:style>
    <style:style style:name="P3103" style:parent-style-name="Normal" style:family="paragraph">
      <style:paragraph-properties fo:margin-bottom="0in"/>
    </style:style>
    <style:style style:name="T3104" style:parent-style-name="Policepardéfaut" style:family="text">
      <style:text-properties style:font-name="Courier New" style:font-name-complex="Courier New"/>
    </style:style>
    <style:style style:name="TableRow3105" style:family="table-row">
      <style:table-row-properties/>
    </style:style>
    <style:style style:name="TableCell3106" style:family="table-cell">
      <style:table-cell-properties fo:border="0.0069in solid #000000" style:writing-mode="lr-tb" fo:padding-top="0in" fo:padding-left="0.075in" fo:padding-bottom="0in" fo:padding-right="0.075in"/>
    </style:style>
    <style:style style:name="P3107" style:parent-style-name="Normal" style:family="paragraph">
      <style:paragraph-properties fo:text-align="center" fo:margin-bottom="0in"/>
      <style:text-properties fo:font-weight="bold" style:font-weight-asian="bold"/>
    </style:style>
    <style:style style:name="TableCell3108" style:family="table-cell">
      <style:table-cell-properties fo:border="0.0069in solid #000000" style:writing-mode="lr-tb" fo:padding-top="0in" fo:padding-left="0.075in" fo:padding-bottom="0in" fo:padding-right="0.075in"/>
    </style:style>
    <style:style style:name="P3109" style:parent-style-name="Paragraphedeliste" style:family="paragraph">
      <style:paragraph-properties fo:margin-bottom="0in"/>
    </style:style>
    <style:style style:name="T3110" style:parent-style-name="Policepardéfaut" style:family="text">
      <style:text-properties fo:font-style="italic" style:font-style-asian="italic"/>
    </style:style>
    <style:style style:name="TableRow3111" style:family="table-row">
      <style:table-row-properties/>
    </style:style>
    <style:style style:name="TableCell3112" style:family="table-cell">
      <style:table-cell-properties fo:border="0.0069in solid #000000" style:writing-mode="lr-tb" fo:padding-top="0in" fo:padding-left="0.075in" fo:padding-bottom="0in" fo:padding-right="0.075in"/>
    </style:style>
    <style:style style:name="P3113" style:parent-style-name="Normal" style:family="paragraph">
      <style:paragraph-properties fo:text-align="center" fo:margin-bottom="0in"/>
      <style:text-properties fo:font-weight="bold" style:font-weight-asian="bold"/>
    </style:style>
    <style:style style:name="TableCell3114" style:family="table-cell">
      <style:table-cell-properties fo:border="0.0069in solid #000000" style:writing-mode="lr-tb" fo:padding-top="0in" fo:padding-left="0.075in" fo:padding-bottom="0in" fo:padding-right="0.075in"/>
    </style:style>
    <style:style style:name="P3115" style:parent-style-name="Paragraphedeliste" style:family="paragraph">
      <style:paragraph-properties fo:margin-bottom="0in"/>
    </style:style>
    <style:style style:name="P3116" style:parent-style-name="Paragraphedeliste" style:family="paragraph">
      <style:paragraph-properties fo:margin-bottom="0in"/>
    </style:style>
    <style:style style:name="P3117" style:parent-style-name="Paragraphedeliste" style:family="paragraph">
      <style:paragraph-properties fo:margin-bottom="0in"/>
    </style:style>
    <style:style style:name="TableRow3118" style:family="table-row">
      <style:table-row-properties/>
    </style:style>
    <style:style style:name="TableCell3119" style:family="table-cell">
      <style:table-cell-properties fo:border="0.0069in solid #000000" style:writing-mode="lr-tb" fo:padding-top="0in" fo:padding-left="0.075in" fo:padding-bottom="0in" fo:padding-right="0.075in"/>
    </style:style>
    <style:style style:name="P3120" style:parent-style-name="Normal" style:family="paragraph">
      <style:paragraph-properties fo:text-align="center" fo:margin-bottom="0in"/>
      <style:text-properties fo:font-weight="bold" style:font-weight-asian="bold"/>
    </style:style>
    <style:style style:name="TableCell3121" style:family="table-cell">
      <style:table-cell-properties fo:border="0.0069in solid #000000" style:writing-mode="lr-tb" fo:padding-top="0in" fo:padding-left="0.075in" fo:padding-bottom="0in" fo:padding-right="0.075in"/>
    </style:style>
    <style:style style:name="P3122" style:parent-style-name="Normal" style:family="paragraph">
      <style:paragraph-properties fo:margin-bottom="0in"/>
    </style:style>
    <style:style style:name="TableColumn3124" style:family="table-column">
      <style:table-column-properties style:column-width="1.0798in"/>
    </style:style>
    <style:style style:name="TableColumn3125" style:family="table-column">
      <style:table-column-properties style:column-width="5.2131in"/>
    </style:style>
    <style:style style:name="Table3123" style:family="table">
      <style:table-properties style:width="6.293in" fo:margin-left="0in" table:align="left"/>
    </style:style>
    <style:style style:name="TableRow3126" style:family="table-row">
      <style:table-row-properties/>
    </style:style>
    <style:style style:name="TableCell3127" style:family="table-cell">
      <style:table-cell-properties fo:border="0.0069in solid #000000" style:writing-mode="lr-tb" fo:padding-top="0in" fo:padding-left="0.075in" fo:padding-bottom="0in" fo:padding-right="0.075in"/>
    </style:style>
    <style:style style:name="P3128" style:parent-style-name="Normal" style:family="paragraph">
      <style:paragraph-properties fo:text-align="center" fo:margin-bottom="0in"/>
      <style:text-properties fo:font-weight="bold" style:font-weight-asian="bold"/>
    </style:style>
    <style:style style:name="TableCell3129" style:family="table-cell">
      <style:table-cell-properties fo:border="0.0069in solid #000000" style:writing-mode="lr-tb" fo:padding-top="0in" fo:padding-left="0.075in" fo:padding-bottom="0in" fo:padding-right="0.075in"/>
    </style:style>
    <style:style style:name="P3130" style:parent-style-name="Normal" style:family="paragraph">
      <style:paragraph-properties fo:margin-bottom="0in"/>
    </style:style>
    <style:style style:name="T3131" style:parent-style-name="Policepardéfaut" style:family="text">
      <style:text-properties style:font-name="Courier New" style:font-name-complex="Courier New"/>
    </style:style>
    <style:style style:name="TableRow3132" style:family="table-row">
      <style:table-row-properties/>
    </style:style>
    <style:style style:name="TableCell3133" style:family="table-cell">
      <style:table-cell-properties fo:border="0.0069in solid #000000" style:writing-mode="lr-tb" fo:padding-top="0in" fo:padding-left="0.075in" fo:padding-bottom="0in" fo:padding-right="0.075in"/>
    </style:style>
    <style:style style:name="P3134" style:parent-style-name="Normal" style:family="paragraph">
      <style:paragraph-properties fo:text-align="center" fo:margin-bottom="0in"/>
      <style:text-properties fo:font-weight="bold" style:font-weight-asian="bold"/>
    </style:style>
    <style:style style:name="TableCell3135" style:family="table-cell">
      <style:table-cell-properties fo:border="0.0069in solid #000000" style:writing-mode="lr-tb" fo:padding-top="0in" fo:padding-left="0.075in" fo:padding-bottom="0in" fo:padding-right="0.075in"/>
    </style:style>
    <style:style style:name="P3136" style:parent-style-name="Paragraphedeliste" style:family="paragraph">
      <style:paragraph-properties fo:margin-bottom="0in"/>
    </style:style>
    <style:style style:name="T3137" style:parent-style-name="Policepardéfaut" style:family="text">
      <style:text-properties fo:font-style="italic" style:font-style-asian="italic"/>
    </style:style>
    <style:style style:name="TableRow3138" style:family="table-row">
      <style:table-row-properties/>
    </style:style>
    <style:style style:name="TableCell3139" style:family="table-cell">
      <style:table-cell-properties fo:border="0.0069in solid #000000" style:writing-mode="lr-tb" fo:padding-top="0in" fo:padding-left="0.075in" fo:padding-bottom="0in" fo:padding-right="0.075in"/>
    </style:style>
    <style:style style:name="P3140" style:parent-style-name="Normal" style:family="paragraph">
      <style:paragraph-properties fo:text-align="center" fo:margin-bottom="0in"/>
      <style:text-properties fo:font-weight="bold" style:font-weight-asian="bold"/>
    </style:style>
    <style:style style:name="TableCell3141" style:family="table-cell">
      <style:table-cell-properties fo:border="0.0069in solid #000000" style:writing-mode="lr-tb" fo:padding-top="0in" fo:padding-left="0.075in" fo:padding-bottom="0in" fo:padding-right="0.075in"/>
    </style:style>
    <style:style style:name="P3142" style:parent-style-name="Paragraphedeliste" style:family="paragraph">
      <style:paragraph-properties fo:margin-bottom="0in"/>
    </style:style>
    <style:style style:name="P3143" style:parent-style-name="Paragraphedeliste" style:family="paragraph">
      <style:paragraph-properties fo:margin-bottom="0in"/>
    </style:style>
    <style:style style:name="P3144" style:parent-style-name="Paragraphedeliste" style:family="paragraph">
      <style:paragraph-properties fo:margin-bottom="0in"/>
    </style:style>
    <style:style style:name="TableRow3145" style:family="table-row">
      <style:table-row-properties/>
    </style:style>
    <style:style style:name="TableCell3146" style:family="table-cell">
      <style:table-cell-properties fo:border="0.0069in solid #000000" style:writing-mode="lr-tb" fo:padding-top="0in" fo:padding-left="0.075in" fo:padding-bottom="0in" fo:padding-right="0.075in"/>
    </style:style>
    <style:style style:name="P3147" style:parent-style-name="Normal" style:family="paragraph">
      <style:paragraph-properties fo:text-align="center" fo:margin-bottom="0in"/>
      <style:text-properties fo:font-weight="bold" style:font-weight-asian="bold"/>
    </style:style>
    <style:style style:name="TableCell3148" style:family="table-cell">
      <style:table-cell-properties fo:border="0.0069in solid #000000" style:writing-mode="lr-tb" fo:padding-top="0in" fo:padding-left="0.075in" fo:padding-bottom="0in" fo:padding-right="0.075in"/>
    </style:style>
    <style:style style:name="P3149" style:parent-style-name="Normal" style:family="paragraph">
      <style:paragraph-properties fo:margin-bottom="0in"/>
    </style:style>
    <style:style style:name="TableColumn3151" style:family="table-column">
      <style:table-column-properties style:column-width="1.0798in"/>
    </style:style>
    <style:style style:name="TableColumn3152" style:family="table-column">
      <style:table-column-properties style:column-width="5.2131in"/>
    </style:style>
    <style:style style:name="Table3150" style:family="table">
      <style:table-properties style:width="6.293in" fo:margin-left="0in" table:align="left"/>
    </style:style>
    <style:style style:name="TableRow3153" style:family="table-row">
      <style:table-row-properties/>
    </style:style>
    <style:style style:name="TableCell3154" style:family="table-cell">
      <style:table-cell-properties fo:border="0.0069in solid #000000" style:writing-mode="lr-tb" fo:padding-top="0in" fo:padding-left="0.075in" fo:padding-bottom="0in" fo:padding-right="0.075in"/>
    </style:style>
    <style:style style:name="P3155" style:parent-style-name="Normal" style:family="paragraph">
      <style:paragraph-properties fo:text-align="center" fo:margin-bottom="0in"/>
      <style:text-properties fo:font-weight="bold" style:font-weight-asian="bold"/>
    </style:style>
    <style:style style:name="TableCell3156" style:family="table-cell">
      <style:table-cell-properties fo:border="0.0069in solid #000000" style:writing-mode="lr-tb" fo:padding-top="0in" fo:padding-left="0.075in" fo:padding-bottom="0in" fo:padding-right="0.075in"/>
    </style:style>
    <style:style style:name="P3157" style:parent-style-name="Normal" style:family="paragraph">
      <style:paragraph-properties fo:margin-bottom="0in"/>
    </style:style>
    <style:style style:name="T3158" style:parent-style-name="Policepardéfaut" style:family="text">
      <style:text-properties style:font-name="Courier New" style:font-name-complex="Courier New"/>
    </style:style>
    <style:style style:name="TableRow3159" style:family="table-row">
      <style:table-row-properties/>
    </style:style>
    <style:style style:name="TableCell3160" style:family="table-cell">
      <style:table-cell-properties fo:border="0.0069in solid #000000" style:writing-mode="lr-tb" fo:padding-top="0in" fo:padding-left="0.075in" fo:padding-bottom="0in" fo:padding-right="0.075in"/>
    </style:style>
    <style:style style:name="P3161" style:parent-style-name="Normal" style:family="paragraph">
      <style:paragraph-properties fo:text-align="center" fo:margin-bottom="0in"/>
      <style:text-properties fo:font-weight="bold" style:font-weight-asian="bold"/>
    </style:style>
    <style:style style:name="TableCell3162" style:family="table-cell">
      <style:table-cell-properties fo:border="0.0069in solid #000000" style:writing-mode="lr-tb" fo:padding-top="0in" fo:padding-left="0.075in" fo:padding-bottom="0in" fo:padding-right="0.075in"/>
    </style:style>
    <style:style style:name="P3163" style:parent-style-name="Paragraphedeliste" style:family="paragraph">
      <style:paragraph-properties fo:margin-bottom="0in"/>
    </style:style>
    <style:style style:name="TableRow3164" style:family="table-row">
      <style:table-row-properties/>
    </style:style>
    <style:style style:name="TableCell3165" style:family="table-cell">
      <style:table-cell-properties fo:border="0.0069in solid #000000" style:writing-mode="lr-tb" fo:padding-top="0in" fo:padding-left="0.075in" fo:padding-bottom="0in" fo:padding-right="0.075in"/>
    </style:style>
    <style:style style:name="P3166" style:parent-style-name="Normal" style:family="paragraph">
      <style:paragraph-properties fo:text-align="center" fo:margin-bottom="0in"/>
      <style:text-properties fo:font-weight="bold" style:font-weight-asian="bold"/>
    </style:style>
    <style:style style:name="TableCell3167" style:family="table-cell">
      <style:table-cell-properties fo:border="0.0069in solid #000000" style:writing-mode="lr-tb" fo:padding-top="0in" fo:padding-left="0.075in" fo:padding-bottom="0in" fo:padding-right="0.075in"/>
    </style:style>
    <style:style style:name="P3168" style:parent-style-name="Paragraphedeliste" style:family="paragraph">
      <style:paragraph-properties fo:margin-bottom="0in"/>
    </style:style>
    <style:style style:name="P3169" style:parent-style-name="Paragraphedeliste" style:family="paragraph">
      <style:paragraph-properties fo:margin-bottom="0in"/>
    </style:style>
    <style:style style:name="TableRow3170" style:family="table-row">
      <style:table-row-properties/>
    </style:style>
    <style:style style:name="TableCell3171" style:family="table-cell">
      <style:table-cell-properties fo:border="0.0069in solid #000000" style:writing-mode="lr-tb" fo:padding-top="0in" fo:padding-left="0.075in" fo:padding-bottom="0in" fo:padding-right="0.075in"/>
    </style:style>
    <style:style style:name="P3172" style:parent-style-name="Normal" style:family="paragraph">
      <style:paragraph-properties fo:text-align="center" fo:margin-bottom="0in"/>
      <style:text-properties fo:font-weight="bold" style:font-weight-asian="bold"/>
    </style:style>
    <style:style style:name="TableCell3173" style:family="table-cell">
      <style:table-cell-properties fo:border="0.0069in solid #000000" style:writing-mode="lr-tb" fo:padding-top="0in" fo:padding-left="0.075in" fo:padding-bottom="0in" fo:padding-right="0.075in"/>
    </style:style>
    <style:style style:name="P3174" style:parent-style-name="Normal" style:family="paragraph">
      <style:paragraph-properties fo:margin-bottom="0in"/>
    </style:style>
    <style:style style:name="TableColumn3176" style:family="table-column">
      <style:table-column-properties style:column-width="1.0798in"/>
    </style:style>
    <style:style style:name="TableColumn3177" style:family="table-column">
      <style:table-column-properties style:column-width="5.2131in"/>
    </style:style>
    <style:style style:name="Table3175" style:family="table">
      <style:table-properties style:width="6.293in" fo:margin-left="0in" table:align="left"/>
    </style:style>
    <style:style style:name="TableRow3178" style:family="table-row">
      <style:table-row-properties/>
    </style:style>
    <style:style style:name="TableCell3179" style:family="table-cell">
      <style:table-cell-properties fo:border="0.0069in solid #000000" style:writing-mode="lr-tb" fo:padding-top="0in" fo:padding-left="0.075in" fo:padding-bottom="0in" fo:padding-right="0.075in"/>
    </style:style>
    <style:style style:name="P3180" style:parent-style-name="Normal" style:family="paragraph">
      <style:paragraph-properties fo:text-align="center" fo:margin-bottom="0in"/>
      <style:text-properties fo:font-weight="bold" style:font-weight-asian="bold"/>
    </style:style>
    <style:style style:name="TableCell3181" style:family="table-cell">
      <style:table-cell-properties fo:border="0.0069in solid #000000" style:writing-mode="lr-tb" fo:padding-top="0in" fo:padding-left="0.075in" fo:padding-bottom="0in" fo:padding-right="0.075in"/>
    </style:style>
    <style:style style:name="P3182" style:parent-style-name="Normal" style:family="paragraph">
      <style:paragraph-properties fo:margin-bottom="0in"/>
    </style:style>
    <style:style style:name="T3183" style:parent-style-name="Policepardéfaut" style:family="text">
      <style:text-properties style:font-name="Courier New" style:font-name-complex="Courier New"/>
    </style:style>
    <style:style style:name="TableRow3184" style:family="table-row">
      <style:table-row-properties/>
    </style:style>
    <style:style style:name="TableCell3185" style:family="table-cell">
      <style:table-cell-properties fo:border="0.0069in solid #000000" style:writing-mode="lr-tb" fo:padding-top="0in" fo:padding-left="0.075in" fo:padding-bottom="0in" fo:padding-right="0.075in"/>
    </style:style>
    <style:style style:name="P3186" style:parent-style-name="Normal" style:family="paragraph">
      <style:paragraph-properties fo:text-align="center" fo:margin-bottom="0in"/>
      <style:text-properties fo:font-weight="bold" style:font-weight-asian="bold"/>
    </style:style>
    <style:style style:name="TableCell3187" style:family="table-cell">
      <style:table-cell-properties fo:border="0.0069in solid #000000" style:writing-mode="lr-tb" fo:padding-top="0in" fo:padding-left="0.075in" fo:padding-bottom="0in" fo:padding-right="0.075in"/>
    </style:style>
    <style:style style:name="P3188" style:parent-style-name="Paragraphedeliste" style:family="paragraph">
      <style:paragraph-properties fo:margin-bottom="0in"/>
    </style:style>
    <style:style style:name="TableRow3189" style:family="table-row">
      <style:table-row-properties/>
    </style:style>
    <style:style style:name="TableCell3190" style:family="table-cell">
      <style:table-cell-properties fo:border="0.0069in solid #000000" style:writing-mode="lr-tb" fo:padding-top="0in" fo:padding-left="0.075in" fo:padding-bottom="0in" fo:padding-right="0.075in"/>
    </style:style>
    <style:style style:name="P3191" style:parent-style-name="Normal" style:family="paragraph">
      <style:paragraph-properties fo:text-align="center" fo:margin-bottom="0in"/>
      <style:text-properties fo:font-weight="bold" style:font-weight-asian="bold"/>
    </style:style>
    <style:style style:name="TableCell3192" style:family="table-cell">
      <style:table-cell-properties fo:border="0.0069in solid #000000" style:writing-mode="lr-tb" fo:padding-top="0in" fo:padding-left="0.075in" fo:padding-bottom="0in" fo:padding-right="0.075in"/>
    </style:style>
    <style:style style:name="P3193" style:parent-style-name="Paragraphedeliste" style:family="paragraph">
      <style:paragraph-properties fo:margin-bottom="0in"/>
    </style:style>
    <style:style style:name="P3194" style:parent-style-name="Paragraphedeliste" style:family="paragraph">
      <style:paragraph-properties fo:margin-bottom="0in"/>
    </style:style>
    <style:style style:name="TableRow3195" style:family="table-row">
      <style:table-row-properties/>
    </style:style>
    <style:style style:name="TableCell3196" style:family="table-cell">
      <style:table-cell-properties fo:border="0.0069in solid #000000" style:writing-mode="lr-tb" fo:padding-top="0in" fo:padding-left="0.075in" fo:padding-bottom="0in" fo:padding-right="0.075in"/>
    </style:style>
    <style:style style:name="P3197" style:parent-style-name="Normal" style:family="paragraph">
      <style:paragraph-properties fo:text-align="center" fo:margin-bottom="0in"/>
      <style:text-properties fo:font-weight="bold" style:font-weight-asian="bold"/>
    </style:style>
    <style:style style:name="TableCell3198" style:family="table-cell">
      <style:table-cell-properties fo:border="0.0069in solid #000000" style:writing-mode="lr-tb" fo:padding-top="0in" fo:padding-left="0.075in" fo:padding-bottom="0in" fo:padding-right="0.075in"/>
    </style:style>
    <style:style style:name="P3199" style:parent-style-name="Normal" style:family="paragraph">
      <style:paragraph-properties fo:margin-bottom="0in"/>
    </style:style>
    <style:style style:name="TableColumn3201" style:family="table-column">
      <style:table-column-properties style:column-width="1.0798in"/>
    </style:style>
    <style:style style:name="TableColumn3202" style:family="table-column">
      <style:table-column-properties style:column-width="5.2131in"/>
    </style:style>
    <style:style style:name="Table3200" style:family="table">
      <style:table-properties style:width="6.293in" fo:margin-left="0in" table:align="left"/>
    </style:style>
    <style:style style:name="TableRow3203" style:family="table-row">
      <style:table-row-properties/>
    </style:style>
    <style:style style:name="TableCell3204" style:family="table-cell">
      <style:table-cell-properties fo:border="0.0069in solid #000000" style:writing-mode="lr-tb" fo:padding-top="0in" fo:padding-left="0.075in" fo:padding-bottom="0in" fo:padding-right="0.075in"/>
    </style:style>
    <style:style style:name="P3205" style:parent-style-name="Normal" style:family="paragraph">
      <style:paragraph-properties fo:text-align="center" fo:margin-bottom="0in"/>
      <style:text-properties fo:font-weight="bold" style:font-weight-asian="bold"/>
    </style:style>
    <style:style style:name="TableCell3206" style:family="table-cell">
      <style:table-cell-properties fo:border="0.0069in solid #000000" style:writing-mode="lr-tb" fo:padding-top="0in" fo:padding-left="0.075in" fo:padding-bottom="0in" fo:padding-right="0.075in"/>
    </style:style>
    <style:style style:name="P3207" style:parent-style-name="Normal" style:family="paragraph">
      <style:paragraph-properties fo:margin-bottom="0in"/>
    </style:style>
    <style:style style:name="T3208" style:parent-style-name="Policepardéfaut" style:family="text">
      <style:text-properties style:font-name="Courier New" style:font-name-complex="Courier New"/>
    </style:style>
    <style:style style:name="TableRow3209" style:family="table-row">
      <style:table-row-properties/>
    </style:style>
    <style:style style:name="TableCell3210" style:family="table-cell">
      <style:table-cell-properties fo:border="0.0069in solid #000000" style:writing-mode="lr-tb" fo:padding-top="0in" fo:padding-left="0.075in" fo:padding-bottom="0in" fo:padding-right="0.075in"/>
    </style:style>
    <style:style style:name="P3211" style:parent-style-name="Normal" style:family="paragraph">
      <style:paragraph-properties fo:text-align="center" fo:margin-bottom="0in"/>
      <style:text-properties fo:font-weight="bold" style:font-weight-asian="bold"/>
    </style:style>
    <style:style style:name="TableCell3212" style:family="table-cell">
      <style:table-cell-properties fo:border="0.0069in solid #000000" style:writing-mode="lr-tb" fo:padding-top="0in" fo:padding-left="0.075in" fo:padding-bottom="0in" fo:padding-right="0.075in"/>
    </style:style>
    <style:style style:name="P3213" style:parent-style-name="Paragraphedeliste" style:family="paragraph">
      <style:paragraph-properties fo:margin-bottom="0in"/>
    </style:style>
    <style:style style:name="T3214" style:parent-style-name="Policepardéfaut" style:family="text">
      <style:text-properties fo:font-style="italic" style:font-style-asian="italic"/>
    </style:style>
    <style:style style:name="TableRow3215" style:family="table-row">
      <style:table-row-properties/>
    </style:style>
    <style:style style:name="TableCell3216" style:family="table-cell">
      <style:table-cell-properties fo:border="0.0069in solid #000000" style:writing-mode="lr-tb" fo:padding-top="0in" fo:padding-left="0.075in" fo:padding-bottom="0in" fo:padding-right="0.075in"/>
    </style:style>
    <style:style style:name="P3217" style:parent-style-name="Normal" style:family="paragraph">
      <style:paragraph-properties fo:text-align="center" fo:margin-bottom="0in"/>
      <style:text-properties fo:font-weight="bold" style:font-weight-asian="bold"/>
    </style:style>
    <style:style style:name="TableCell3218" style:family="table-cell">
      <style:table-cell-properties fo:border="0.0069in solid #000000" style:writing-mode="lr-tb" fo:padding-top="0in" fo:padding-left="0.075in" fo:padding-bottom="0in" fo:padding-right="0.075in"/>
    </style:style>
    <style:style style:name="P3219" style:parent-style-name="Paragraphedeliste" style:family="paragraph">
      <style:paragraph-properties fo:margin-bottom="0in"/>
    </style:style>
    <style:style style:name="P3220" style:parent-style-name="Paragraphedeliste" style:family="paragraph">
      <style:paragraph-properties fo:margin-bottom="0in"/>
    </style:style>
    <style:style style:name="P3221" style:parent-style-name="Paragraphedeliste" style:family="paragraph">
      <style:paragraph-properties fo:margin-bottom="0in"/>
    </style:style>
    <style:style style:name="TableRow3222" style:family="table-row">
      <style:table-row-properties/>
    </style:style>
    <style:style style:name="TableCell3223" style:family="table-cell">
      <style:table-cell-properties fo:border="0.0069in solid #000000" style:writing-mode="lr-tb" fo:padding-top="0in" fo:padding-left="0.075in" fo:padding-bottom="0in" fo:padding-right="0.075in"/>
    </style:style>
    <style:style style:name="P3224" style:parent-style-name="Normal" style:family="paragraph">
      <style:paragraph-properties fo:text-align="center" fo:margin-bottom="0in"/>
      <style:text-properties fo:font-weight="bold" style:font-weight-asian="bold"/>
    </style:style>
    <style:style style:name="TableCell3225" style:family="table-cell">
      <style:table-cell-properties fo:border="0.0069in solid #000000" style:writing-mode="lr-tb" fo:padding-top="0in" fo:padding-left="0.075in" fo:padding-bottom="0in" fo:padding-right="0.075in"/>
    </style:style>
    <style:style style:name="P3226" style:parent-style-name="Normal" style:family="paragraph">
      <style:paragraph-properties fo:margin-bottom="0in"/>
    </style:style>
    <style:style style:name="TableColumn3228" style:family="table-column">
      <style:table-column-properties style:column-width="1.0798in"/>
    </style:style>
    <style:style style:name="TableColumn3229" style:family="table-column">
      <style:table-column-properties style:column-width="5.2131in"/>
    </style:style>
    <style:style style:name="Table3227" style:family="table">
      <style:table-properties style:width="6.293in" fo:margin-left="0in" table:align="left"/>
    </style:style>
    <style:style style:name="TableRow3230" style:family="table-row">
      <style:table-row-properties/>
    </style:style>
    <style:style style:name="TableCell3231" style:family="table-cell">
      <style:table-cell-properties fo:border="0.0069in solid #000000" style:writing-mode="lr-tb" fo:padding-top="0in" fo:padding-left="0.075in" fo:padding-bottom="0in" fo:padding-right="0.075in"/>
    </style:style>
    <style:style style:name="P3232" style:parent-style-name="Normal" style:family="paragraph">
      <style:paragraph-properties fo:text-align="center" fo:margin-bottom="0in"/>
      <style:text-properties fo:font-weight="bold" style:font-weight-asian="bold"/>
    </style:style>
    <style:style style:name="TableCell3233" style:family="table-cell">
      <style:table-cell-properties fo:border="0.0069in solid #000000" style:writing-mode="lr-tb" fo:padding-top="0in" fo:padding-left="0.075in" fo:padding-bottom="0in" fo:padding-right="0.075in"/>
    </style:style>
    <style:style style:name="P3234" style:parent-style-name="Normal" style:family="paragraph">
      <style:paragraph-properties fo:margin-bottom="0in"/>
    </style:style>
    <style:style style:name="T3235" style:parent-style-name="Policepardéfaut" style:family="text">
      <style:text-properties style:font-name="Courier New" style:font-name-complex="Courier New"/>
    </style:style>
    <style:style style:name="TableRow3236" style:family="table-row">
      <style:table-row-properties/>
    </style:style>
    <style:style style:name="TableCell3237" style:family="table-cell">
      <style:table-cell-properties fo:border="0.0069in solid #000000" style:writing-mode="lr-tb" fo:padding-top="0in" fo:padding-left="0.075in" fo:padding-bottom="0in" fo:padding-right="0.075in"/>
    </style:style>
    <style:style style:name="P3238" style:parent-style-name="Normal" style:family="paragraph">
      <style:paragraph-properties fo:text-align="center" fo:margin-bottom="0in"/>
      <style:text-properties fo:font-weight="bold" style:font-weight-asian="bold"/>
    </style:style>
    <style:style style:name="TableCell3239" style:family="table-cell">
      <style:table-cell-properties fo:border="0.0069in solid #000000" style:writing-mode="lr-tb" fo:padding-top="0in" fo:padding-left="0.075in" fo:padding-bottom="0in" fo:padding-right="0.075in"/>
    </style:style>
    <style:style style:name="P3240" style:parent-style-name="Paragraphedeliste" style:family="paragraph">
      <style:paragraph-properties fo:margin-bottom="0in"/>
    </style:style>
    <style:style style:name="T3241" style:parent-style-name="Policepardéfaut" style:family="text">
      <style:text-properties fo:font-style="italic" style:font-style-asian="italic"/>
    </style:style>
    <style:style style:name="TableRow3242" style:family="table-row">
      <style:table-row-properties/>
    </style:style>
    <style:style style:name="TableCell3243" style:family="table-cell">
      <style:table-cell-properties fo:border="0.0069in solid #000000" style:writing-mode="lr-tb" fo:padding-top="0in" fo:padding-left="0.075in" fo:padding-bottom="0in" fo:padding-right="0.075in"/>
    </style:style>
    <style:style style:name="P3244" style:parent-style-name="Normal" style:family="paragraph">
      <style:paragraph-properties fo:text-align="center" fo:margin-bottom="0in"/>
      <style:text-properties fo:font-weight="bold" style:font-weight-asian="bold"/>
    </style:style>
    <style:style style:name="TableCell3245" style:family="table-cell">
      <style:table-cell-properties fo:border="0.0069in solid #000000" style:writing-mode="lr-tb" fo:padding-top="0in" fo:padding-left="0.075in" fo:padding-bottom="0in" fo:padding-right="0.075in"/>
    </style:style>
    <style:style style:name="P3246" style:parent-style-name="Paragraphedeliste" style:family="paragraph">
      <style:paragraph-properties fo:margin-bottom="0in"/>
    </style:style>
    <style:style style:name="P3247" style:parent-style-name="Paragraphedeliste" style:family="paragraph">
      <style:paragraph-properties fo:margin-bottom="0in"/>
    </style:style>
    <style:style style:name="P3248" style:parent-style-name="Paragraphedeliste" style:family="paragraph">
      <style:paragraph-properties fo:margin-bottom="0in"/>
    </style:style>
    <style:style style:name="TableRow3249" style:family="table-row">
      <style:table-row-properties/>
    </style:style>
    <style:style style:name="TableCell3250" style:family="table-cell">
      <style:table-cell-properties fo:border="0.0069in solid #000000" style:writing-mode="lr-tb" fo:padding-top="0in" fo:padding-left="0.075in" fo:padding-bottom="0in" fo:padding-right="0.075in"/>
    </style:style>
    <style:style style:name="P3251" style:parent-style-name="Normal" style:family="paragraph">
      <style:paragraph-properties fo:text-align="center" fo:margin-bottom="0in"/>
      <style:text-properties fo:font-weight="bold" style:font-weight-asian="bold"/>
    </style:style>
    <style:style style:name="TableCell3252" style:family="table-cell">
      <style:table-cell-properties fo:border="0.0069in solid #000000" style:writing-mode="lr-tb" fo:padding-top="0in" fo:padding-left="0.075in" fo:padding-bottom="0in" fo:padding-right="0.075in"/>
    </style:style>
    <style:style style:name="P3253" style:parent-style-name="Normal" style:family="paragraph">
      <style:paragraph-properties fo:margin-bottom="0in"/>
    </style:style>
    <style:style style:name="TableColumn3255" style:family="table-column">
      <style:table-column-properties style:column-width="1.0798in"/>
    </style:style>
    <style:style style:name="TableColumn3256" style:family="table-column">
      <style:table-column-properties style:column-width="5.2131in"/>
    </style:style>
    <style:style style:name="Table3254" style:family="table">
      <style:table-properties style:width="6.293in" fo:margin-left="0in" table:align="left"/>
    </style:style>
    <style:style style:name="TableRow3257" style:family="table-row">
      <style:table-row-properties/>
    </style:style>
    <style:style style:name="TableCell3258" style:family="table-cell">
      <style:table-cell-properties fo:border="0.0069in solid #000000" style:writing-mode="lr-tb" fo:padding-top="0in" fo:padding-left="0.075in" fo:padding-bottom="0in" fo:padding-right="0.075in"/>
    </style:style>
    <style:style style:name="P3259" style:parent-style-name="Normal" style:family="paragraph">
      <style:paragraph-properties fo:text-align="center" fo:margin-bottom="0in"/>
      <style:text-properties fo:font-weight="bold" style:font-weight-asian="bold"/>
    </style:style>
    <style:style style:name="TableCell3260" style:family="table-cell">
      <style:table-cell-properties fo:border="0.0069in solid #000000" style:writing-mode="lr-tb" fo:padding-top="0in" fo:padding-left="0.075in" fo:padding-bottom="0in" fo:padding-right="0.075in"/>
    </style:style>
    <style:style style:name="P3261" style:parent-style-name="Normal" style:family="paragraph">
      <style:paragraph-properties fo:margin-bottom="0in"/>
    </style:style>
    <style:style style:name="T3262" style:parent-style-name="Policepardéfaut" style:family="text">
      <style:text-properties style:font-name="Courier New" style:font-name-complex="Courier New"/>
    </style:style>
    <style:style style:name="TableRow3263" style:family="table-row">
      <style:table-row-properties/>
    </style:style>
    <style:style style:name="TableCell3264" style:family="table-cell">
      <style:table-cell-properties fo:border="0.0069in solid #000000" style:writing-mode="lr-tb" fo:padding-top="0in" fo:padding-left="0.075in" fo:padding-bottom="0in" fo:padding-right="0.075in"/>
    </style:style>
    <style:style style:name="P3265" style:parent-style-name="Normal" style:family="paragraph">
      <style:paragraph-properties fo:text-align="center" fo:margin-bottom="0in"/>
      <style:text-properties fo:font-weight="bold" style:font-weight-asian="bold"/>
    </style:style>
    <style:style style:name="TableCell3266" style:family="table-cell">
      <style:table-cell-properties fo:border="0.0069in solid #000000" style:writing-mode="lr-tb" fo:padding-top="0in" fo:padding-left="0.075in" fo:padding-bottom="0in" fo:padding-right="0.075in"/>
    </style:style>
    <style:style style:name="P3267" style:parent-style-name="Paragraphedeliste" style:family="paragraph">
      <style:paragraph-properties fo:margin-bottom="0in"/>
    </style:style>
    <style:style style:name="T3268" style:parent-style-name="Policepardéfaut" style:family="text">
      <style:text-properties fo:font-style="italic" style:font-style-asian="italic"/>
    </style:style>
    <style:style style:name="P3269" style:parent-style-name="Paragraphedeliste" style:family="paragraph">
      <style:paragraph-properties fo:margin-bottom="0in"/>
    </style:style>
    <style:style style:name="T3270" style:parent-style-name="Policepardéfaut" style:family="text">
      <style:text-properties fo:font-style="italic" style:font-style-asian="italic"/>
    </style:style>
    <style:style style:name="TableRow3271" style:family="table-row">
      <style:table-row-properties/>
    </style:style>
    <style:style style:name="TableCell3272" style:family="table-cell">
      <style:table-cell-properties fo:border="0.0069in solid #000000" style:writing-mode="lr-tb" fo:padding-top="0in" fo:padding-left="0.075in" fo:padding-bottom="0in" fo:padding-right="0.075in"/>
    </style:style>
    <style:style style:name="P3273" style:parent-style-name="Normal" style:family="paragraph">
      <style:paragraph-properties fo:text-align="center" fo:margin-bottom="0in"/>
      <style:text-properties fo:font-weight="bold" style:font-weight-asian="bold"/>
    </style:style>
    <style:style style:name="TableCell3274" style:family="table-cell">
      <style:table-cell-properties fo:border="0.0069in solid #000000" style:writing-mode="lr-tb" fo:padding-top="0in" fo:padding-left="0.075in" fo:padding-bottom="0in" fo:padding-right="0.075in"/>
    </style:style>
    <style:style style:name="P3275" style:parent-style-name="Paragraphedeliste" style:family="paragraph">
      <style:paragraph-properties fo:margin-bottom="0in"/>
    </style:style>
    <style:style style:name="P3276" style:parent-style-name="Paragraphedeliste" style:family="paragraph">
      <style:paragraph-properties fo:margin-bottom="0in"/>
    </style:style>
    <style:style style:name="P3277" style:parent-style-name="Paragraphedeliste" style:family="paragraph">
      <style:paragraph-properties fo:margin-bottom="0in"/>
    </style:style>
    <style:style style:name="TableRow3278" style:family="table-row">
      <style:table-row-properties/>
    </style:style>
    <style:style style:name="TableCell3279" style:family="table-cell">
      <style:table-cell-properties fo:border="0.0069in solid #000000" style:writing-mode="lr-tb" fo:padding-top="0in" fo:padding-left="0.075in" fo:padding-bottom="0in" fo:padding-right="0.075in"/>
    </style:style>
    <style:style style:name="P3280" style:parent-style-name="Normal" style:family="paragraph">
      <style:paragraph-properties fo:text-align="center" fo:margin-bottom="0in"/>
      <style:text-properties fo:font-weight="bold" style:font-weight-asian="bold"/>
    </style:style>
    <style:style style:name="TableCell3281" style:family="table-cell">
      <style:table-cell-properties fo:border="0.0069in solid #000000" style:writing-mode="lr-tb" fo:padding-top="0in" fo:padding-left="0.075in" fo:padding-bottom="0in" fo:padding-right="0.075in"/>
    </style:style>
    <style:style style:name="P3282" style:parent-style-name="Normal" style:family="paragraph">
      <style:paragraph-properties fo:margin-bottom="0in"/>
    </style:style>
    <style:style style:name="TableColumn3284" style:family="table-column">
      <style:table-column-properties style:column-width="1.0798in"/>
    </style:style>
    <style:style style:name="TableColumn3285" style:family="table-column">
      <style:table-column-properties style:column-width="5.2131in"/>
    </style:style>
    <style:style style:name="Table3283" style:family="table">
      <style:table-properties style:width="6.293in" fo:margin-left="0in" table:align="left"/>
    </style:style>
    <style:style style:name="TableRow3286" style:family="table-row">
      <style:table-row-properties/>
    </style:style>
    <style:style style:name="TableCell3287" style:family="table-cell">
      <style:table-cell-properties fo:border="0.0069in solid #000000" style:writing-mode="lr-tb" fo:padding-top="0in" fo:padding-left="0.075in" fo:padding-bottom="0in" fo:padding-right="0.075in"/>
    </style:style>
    <style:style style:name="P3288" style:parent-style-name="Normal" style:family="paragraph">
      <style:paragraph-properties fo:text-align="center" fo:margin-bottom="0in"/>
      <style:text-properties fo:font-weight="bold" style:font-weight-asian="bold"/>
    </style:style>
    <style:style style:name="TableCell3289" style:family="table-cell">
      <style:table-cell-properties fo:border="0.0069in solid #000000" style:writing-mode="lr-tb" fo:padding-top="0in" fo:padding-left="0.075in" fo:padding-bottom="0in" fo:padding-right="0.075in"/>
    </style:style>
    <style:style style:name="P3290" style:parent-style-name="Normal" style:family="paragraph">
      <style:paragraph-properties fo:margin-bottom="0in"/>
    </style:style>
    <style:style style:name="T3291" style:parent-style-name="Policepardéfaut" style:family="text">
      <style:text-properties style:font-name="Courier New" style:font-name-complex="Courier New"/>
    </style:style>
    <style:style style:name="TableRow3292" style:family="table-row">
      <style:table-row-properties/>
    </style:style>
    <style:style style:name="TableCell3293" style:family="table-cell">
      <style:table-cell-properties fo:border="0.0069in solid #000000" style:writing-mode="lr-tb" fo:padding-top="0in" fo:padding-left="0.075in" fo:padding-bottom="0in" fo:padding-right="0.075in"/>
    </style:style>
    <style:style style:name="P3294" style:parent-style-name="Normal" style:family="paragraph">
      <style:paragraph-properties fo:text-align="center" fo:margin-bottom="0in"/>
      <style:text-properties fo:font-weight="bold" style:font-weight-asian="bold"/>
    </style:style>
    <style:style style:name="TableCell3295" style:family="table-cell">
      <style:table-cell-properties fo:border="0.0069in solid #000000" style:writing-mode="lr-tb" fo:padding-top="0in" fo:padding-left="0.075in" fo:padding-bottom="0in" fo:padding-right="0.075in"/>
    </style:style>
    <style:style style:name="P3296" style:parent-style-name="Paragraphedeliste" style:family="paragraph">
      <style:paragraph-properties fo:margin-bottom="0in"/>
    </style:style>
    <style:style style:name="TableRow3297" style:family="table-row">
      <style:table-row-properties/>
    </style:style>
    <style:style style:name="TableCell3298" style:family="table-cell">
      <style:table-cell-properties fo:border="0.0069in solid #000000" style:writing-mode="lr-tb" fo:padding-top="0in" fo:padding-left="0.075in" fo:padding-bottom="0in" fo:padding-right="0.075in"/>
    </style:style>
    <style:style style:name="P3299" style:parent-style-name="Normal" style:family="paragraph">
      <style:paragraph-properties fo:text-align="center" fo:margin-bottom="0in"/>
      <style:text-properties fo:font-weight="bold" style:font-weight-asian="bold"/>
    </style:style>
    <style:style style:name="TableCell3300" style:family="table-cell">
      <style:table-cell-properties fo:border="0.0069in solid #000000" style:writing-mode="lr-tb" fo:padding-top="0in" fo:padding-left="0.075in" fo:padding-bottom="0in" fo:padding-right="0.075in"/>
    </style:style>
    <style:style style:name="P3301" style:parent-style-name="Paragraphedeliste" style:family="paragraph">
      <style:paragraph-properties fo:margin-bottom="0in"/>
    </style:style>
    <style:style style:name="P3302" style:parent-style-name="Paragraphedeliste" style:family="paragraph">
      <style:paragraph-properties fo:margin-bottom="0in"/>
    </style:style>
    <style:style style:name="TableRow3303" style:family="table-row">
      <style:table-row-properties/>
    </style:style>
    <style:style style:name="TableCell3304" style:family="table-cell">
      <style:table-cell-properties fo:border="0.0069in solid #000000" style:writing-mode="lr-tb" fo:padding-top="0in" fo:padding-left="0.075in" fo:padding-bottom="0in" fo:padding-right="0.075in"/>
    </style:style>
    <style:style style:name="P3305" style:parent-style-name="Normal" style:family="paragraph">
      <style:paragraph-properties fo:text-align="center" fo:margin-bottom="0in"/>
      <style:text-properties fo:font-weight="bold" style:font-weight-asian="bold"/>
    </style:style>
    <style:style style:name="TableCell3306" style:family="table-cell">
      <style:table-cell-properties fo:border="0.0069in solid #000000" style:writing-mode="lr-tb" fo:padding-top="0in" fo:padding-left="0.075in" fo:padding-bottom="0in" fo:padding-right="0.075in"/>
    </style:style>
    <style:style style:name="P3307" style:parent-style-name="Normal" style:family="paragraph">
      <style:paragraph-properties fo:margin-bottom="0in"/>
    </style:style>
    <style:style style:family="graphic" style:name="a12">
      <style:graphic-properties draw:fill="none" draw:stroke="solid" svg:stroke-width="0.00694in" svg:stroke-color="#000000" draw:marker-start="a10" draw:marker-end="a11" svg:stroke-opacity="100%" draw:stroke-linejoin="miter" svg:stroke-linecap="butt"/>
    </style:style>
    <style:style style:family="graphic" style:name="a1">
      <style:graphic-properties style:wrap="run-through" style:run-through="foreground" draw:fill="none" draw:stroke="solid" svg:stroke-width="0.00694in" svg:stroke-color="#000000" draw:marker-end="a0" svg:stroke-opacity="100%" draw:stroke-linejoin="miter" svg:stroke-linecap="butt" style:horizontal-rel="paragraph" style:vertical-rel="paragraph" style:horizontal-pos="from-left" style:vertical-pos="from-top"/>
    </style:style>
    <style:style style:family="graphic" style:name="a20">
      <style:graphic-properties draw:fill="none" draw:stroke="solid" svg:stroke-width="0.00694in" svg:stroke-color="#000000" draw:marker-end="a19" svg:stroke-opacity="100%" draw:stroke-linejoin="miter" svg:stroke-linecap="butt"/>
    </style:style>
    <style:style style:family="graphic" style:name="a14">
      <style:graphic-properties draw:fill="none" draw:stroke="solid" svg:stroke-width="0.00694in" svg:stroke-color="#000000" draw:marker-end="a13" svg:stroke-opacity="100%" draw:stroke-linejoin="miter" svg:stroke-linecap="butt"/>
    </style:style>
    <style:style style:family="graphic" style:name="a2">
      <style:graphic-properties draw:fill="solid" draw:fill-color="#5b9bd5" draw:opacity="100%" draw:stroke="solid" svg:stroke-width="0.01389in" svg:stroke-color="#41719c" svg:stroke-opacity="100%" draw:stroke-linejoin="miter" svg:stroke-linecap="butt"/>
    </style:style>
    <style:style style:family="graphic" style:name="a16">
      <style:graphic-properties draw:fill="none" draw:stroke="solid" svg:stroke-width="0.00694in" svg:stroke-color="#000000" draw:marker-end="a15" svg:stroke-opacity="100%" draw:stroke-linejoin="miter" svg:stroke-linecap="butt"/>
    </style:style>
    <style:style style:family="graphic" style:name="a22">
      <style:graphic-properties draw:fill="none" draw:stroke="solid" svg:stroke-width="0.00694in" svg:stroke-color="#000000" draw:marker-end="a21" svg:stroke-opacity="100%" draw:stroke-linejoin="miter" svg:stroke-linecap="butt"/>
    </style:style>
    <style:style style:family="graphic" style:name="a3">
      <style:graphic-properties draw:fill="solid" draw:fill-color="#000000" draw:opacity="100%" draw:stroke="solid" svg:stroke-width="0.01389in" svg:stroke-color="#000000" svg:stroke-opacity="100%" draw:stroke-linejoin="miter" svg:stroke-linecap="butt"/>
    </style:style>
    <style:style style:family="graphic" style:name="a4">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3">
      <style:graphic-properties/>
    </style:style>
    <style:style style:family="graphic" style:name="a18">
      <style:graphic-properties draw:fill="none" draw:stroke="solid" svg:stroke-width="0.00694in" svg:stroke-color="#000000" draw:marker-end="a17" svg:stroke-opacity="100%" draw:stroke-linejoin="miter" svg:stroke-linecap="butt"/>
    </style:style>
    <style:style style:family="graphic" style:name="a5">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6">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9">
      <style:graphic-properties draw:fill="none" draw:stroke="solid" svg:stroke-width="0.00694in" svg:stroke-color="#000000" draw:marker-end="a8" svg:stroke-opacity="100%" draw:stroke-linejoin="miter" svg:stroke-linecap="butt"/>
    </style:style>
  </office:automatic-styles>
  <office:body>
    <office:text text:use-soft-page-breaks="true">
      <text:p text:style-name="P1">User Guide</text:p>
      <text:p text:style-name="Titre">Nano-OS</text:p>
      <text:p text:style-name="Normal"/>
      <text:p text:style-name="Normal"/>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Version</text:p>
          </table:table-cell>
          <table:table-cell table:style-name="TableCell9">
            <text:p text:style-name="P10">Date</text:p>
          </table:table-cell>
          <table:table-cell table:style-name="TableCell11">
            <text:p text:style-name="P12">Comments</text:p>
          </table:table-cell>
        </table:table-row>
        <table:table-row table:style-name="TableRow13">
          <table:table-cell table:style-name="TableCell14">
            <text:p text:style-name="P15">1.0</text:p>
          </table:table-cell>
          <table:table-cell table:style-name="TableCell16">
            <text:p text:style-name="P17">01 jan. 2018</text:p>
          </table:table-cell>
          <table:table-cell table:style-name="TableCell18">
            <text:p text:style-name="P19">Initial version<text:s/>for Nano OS v1.0</text:p>
          </table:table-cell>
        </table:table-row>
        <table:table-row table:style-name="TableRow20">
          <table:table-cell table:style-name="TableCell21">
            <text:p text:style-name="P22"/>
          </table:table-cell>
          <table:table-cell table:style-name="TableCell23">
            <text:p text:style-name="P24"/>
          </table:table-cell>
          <table:table-cell table:style-name="TableCell25">
            <text:p text:style-name="P26"/>
          </table:table-cell>
        </table:table-row>
      </table:table>
      <text:p text:style-name="Normal"/>
      <text:p text:style-name="Normal"/>
      <text:p text:style-name="P27"/>
      <text:h text:style-name="Titre1" text:outline-level="1"><text:bookmark-start text:name="_Toc501523429"/><text:bookmark-start text:name="_Toc503197939"/><text:bookmark-start text:name="_Toc503422619"/><text:bookmark-start text:name="_Toc504715794"/>Contents<text:bookmark-end text:name="_Toc501523429"/><text:bookmark-end text:name="_Toc503197939"/><text:bookmark-end text:name="_Toc503422619"/><text:bookmark-end text:name="_Toc504715794"/></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8"><text:a xlink:href="#_Toc504715794" office:target-frame-name="_top" xlink:show="replace"><text:span text:style-name="Lienhypertexte">Contents</text:span><text:tab/>2</text:a></text:p>
          <text:p text:style-name="P29"><text:a xlink:href="#_Toc504715795" office:target-frame-name="_top" xlink:show="replace"><text:span text:style-name="Lienhypertexte">Overview</text:span><text:tab/>5</text:a></text:p>
          <text:p text:style-name="P30"><text:a xlink:href="#_Toc504715796" office:target-frame-name="_top" xlink:show="replace"><text:span text:style-name="Lienhypertexte">Functional description</text:span><text:tab/>6</text:a></text:p>
          <text:p text:style-name="P31"><text:a xlink:href="#_Toc504715797" office:target-frame-name="_top" xlink:show="replace"><text:span text:style-name="Lienhypertexte">Basic concepts</text:span><text:tab/>6</text:a></text:p>
          <text:p text:style-name="P32"><text:a xlink:href="#_Toc504715798" office:target-frame-name="_top" xlink:show="replace"><text:span text:style-name="Lienhypertexte">Task</text:span><text:tab/>6</text:a></text:p>
          <text:p text:style-name="P33"><text:a xlink:href="#_Toc504715799" office:target-frame-name="_top" xlink:show="replace"><text:span text:style-name="Lienhypertexte">Scheduler</text:span><text:tab/>6</text:a></text:p>
          <text:p text:style-name="P34"><text:a xlink:href="#_Toc504715800" office:target-frame-name="_top" xlink:show="replace"><text:span text:style-name="Lienhypertexte">Synchronization objects</text:span><text:tab/>7</text:a></text:p>
          <text:p text:style-name="P35"><text:a xlink:href="#_Toc504715801" office:target-frame-name="_top" xlink:show="replace"><text:span text:style-name="Lienhypertexte">Interrupts</text:span><text:tab/>8</text:a></text:p>
          <text:p text:style-name="P36"><text:a xlink:href="#_Toc504715802" office:target-frame-name="_top" xlink:show="replace"><text:span text:style-name="Lienhypertexte">Configuration</text:span><text:tab/>9</text:a></text:p>
          <text:p text:style-name="P37"><text:a xlink:href="#_Toc504715803" office:target-frame-name="_top" xlink:show="replace"><text:span text:style-name="Lienhypertexte">Use of standard libraries</text:span><text:tab/>9</text:a></text:p>
          <text:p text:style-name="P38"><text:a xlink:href="#_Toc504715804" office:target-frame-name="_top" xlink:show="replace"><text:span text:style-name="Lienhypertexte">Core functionalities</text:span><text:tab/>9</text:a></text:p>
          <text:p text:style-name="P39"><text:a xlink:href="#_Toc504715805" office:target-frame-name="_top" xlink:show="replace"><text:span text:style-name="Lienhypertexte">Tasks</text:span><text:tab/>10</text:a></text:p>
          <text:p text:style-name="P40"><text:a xlink:href="#_Toc504715806" office:target-frame-name="_top" xlink:show="replace"><text:span text:style-name="Lienhypertexte">Synchronization objects</text:span><text:tab/>10</text:a></text:p>
          <text:p text:style-name="P41"><text:a xlink:href="#_Toc504715807" office:target-frame-name="_top" xlink:show="replace"><text:span text:style-name="Lienhypertexte">Semaphore</text:span><text:tab/>10</text:a></text:p>
          <text:p text:style-name="P42"><text:a xlink:href="#_Toc504715808" office:target-frame-name="_top" xlink:show="replace"><text:span text:style-name="Lienhypertexte">Mutex</text:span><text:tab/>10</text:a></text:p>
          <text:p text:style-name="P43"><text:a xlink:href="#_Toc504715809" office:target-frame-name="_top" xlink:show="replace"><text:span text:style-name="Lienhypertexte">Condition variable</text:span><text:tab/>10</text:a></text:p>
          <text:p text:style-name="P44"><text:a xlink:href="#_Toc504715810" office:target-frame-name="_top" xlink:show="replace"><text:span text:style-name="Lienhypertexte">Flag set</text:span><text:tab/>11</text:a></text:p>
          <text:p text:style-name="P45"><text:a xlink:href="#_Toc504715811" office:target-frame-name="_top" xlink:show="replace"><text:span text:style-name="Lienhypertexte">Mailbox</text:span><text:tab/>11</text:a></text:p>
          <text:p text:style-name="P46"><text:a xlink:href="#_Toc504715812" office:target-frame-name="_top" xlink:show="replace"><text:span text:style-name="Lienhypertexte">Timer</text:span><text:tab/>11</text:a></text:p>
          <text:p text:style-name="P47"><text:a xlink:href="#_Toc504715813" office:target-frame-name="_top" xlink:show="replace"><text:span text:style-name="Lienhypertexte">Waitable timer</text:span><text:tab/>11</text:a></text:p>
          <text:p text:style-name="P48"><text:a xlink:href="#_Toc504715814" office:target-frame-name="_top" xlink:show="replace"><text:span text:style-name="Lienhypertexte">Modules</text:span><text:tab/>12</text:a></text:p>
          <text:p text:style-name="P49"><text:a xlink:href="#_Toc504715815" office:target-frame-name="_top" xlink:show="replace"><text:span text:style-name="Lienhypertexte">Trace module</text:span><text:tab/>12</text:a></text:p>
          <text:p text:style-name="P50"><text:a xlink:href="#_Toc504715816" office:target-frame-name="_top" xlink:show="replace"><text:span text:style-name="Lienhypertexte">Heap module</text:span><text:tab/>12</text:a></text:p>
          <text:p text:style-name="P51"><text:a xlink:href="#_Toc504715817" office:target-frame-name="_top" xlink:show="replace"><text:span text:style-name="Lienhypertexte">Console module</text:span><text:tab/>12</text:a></text:p>
          <text:p text:style-name="P52"><text:a xlink:href="#_Toc504715818" office:target-frame-name="_top" xlink:show="replace"><text:span text:style-name="Lienhypertexte">Debug module</text:span><text:tab/>12</text:a></text:p>
          <text:p text:style-name="P53"><text:a xlink:href="#_Toc504715819" office:target-frame-name="_top" xlink:show="replace"><text:span text:style-name="Lienhypertexte">API</text:span><text:tab/>14</text:a></text:p>
          <text:p text:style-name="P54"><text:a xlink:href="#_Toc504715820" office:target-frame-name="_top" xlink:show="replace"><text:span text:style-name="Lienhypertexte">Datatypes</text:span><text:tab/>14</text:a></text:p>
          <text:p text:style-name="P55"><text:a xlink:href="#_Toc504715821" office:target-frame-name="_top" xlink:show="replace"><text:span text:style-name="Lienhypertexte">Basic types</text:span><text:tab/>14</text:a></text:p>
          <text:p text:style-name="P56"><text:a xlink:href="#_Toc504715822" office:target-frame-name="_top" xlink:show="replace"><text:span text:style-name="Lienhypertexte">Structures</text:span><text:tab/>14</text:a></text:p>
          <text:p text:style-name="P57"><text:a xlink:href="#_Toc504715823" office:target-frame-name="_top" xlink:show="replace"><text:span text:style-name="Lienhypertexte">Function pointers</text:span><text:tab/>16</text:a></text:p>
          <text:p text:style-name="P58"><text:a xlink:href="#_Toc504715824" office:target-frame-name="_top" xlink:show="replace"><text:span text:style-name="Lienhypertexte">OS objects</text:span><text:tab/>17</text:a></text:p>
          <text:p text:style-name="P59"><text:a xlink:href="#_Toc504715825" office:target-frame-name="_top" xlink:show="replace"><text:span text:style-name="Lienhypertexte">Error codes</text:span><text:tab/>17</text:a></text:p>
          <text:p text:style-name="P60"><text:a xlink:href="#_Toc504715826" office:target-frame-name="_top" xlink:show="replace"><text:span text:style-name="Lienhypertexte">Global macros</text:span><text:tab/>18</text:a></text:p>
          <text:p text:style-name="P61"><text:a xlink:href="#_Toc504715827" office:target-frame-name="_top" xlink:show="replace"><text:span text:style-name="Lienhypertexte">NANO_OS_MS_TO_TICKS</text:span><text:tab/>18</text:a></text:p>
          <text:p text:style-name="P62"><text:a xlink:href="#_Toc504715828" office:target-frame-name="_top" xlink:show="replace"><text:span text:style-name="Lienhypertexte">NANO_OS_TICKS_TO_MS</text:span><text:tab/>18</text:a></text:p>
          <text:p text:style-name="P63"><text:a xlink:href="#_Toc504715829" office:target-frame-name="_top" xlink:show="replace"><text:span text:style-name="Lienhypertexte">Global syscalls</text:span><text:tab/>18</text:a></text:p>
          <text:p text:style-name="P64"><text:a xlink:href="#_Toc504715830" office:target-frame-name="_top" xlink:show="replace"><text:span text:style-name="Lienhypertexte">NANO_OS_Init</text:span><text:tab/>18</text:a></text:p>
          <text:p text:style-name="P65"><text:a xlink:href="#_Toc504715831" office:target-frame-name="_top" xlink:show="replace"><text:span text:style-name="Lienhypertexte">NANO_OS_Start</text:span><text:tab/>18</text:a></text:p>
          <text:p text:style-name="P66"><text:a xlink:href="#_Toc504715832" office:target-frame-name="_top" xlink:show="replace"><text:span text:style-name="Lienhypertexte">NANO_OS_GetVersion</text:span><text:tab/>19</text:a></text:p>
          <text:p text:style-name="P67"><text:a xlink:href="#_Toc504715833" office:target-frame-name="_top" xlink:show="replace"><text:span text:style-name="Lienhypertexte">NANO_OS_GetTickCount</text:span><text:tab/>19</text:a></text:p>
          <text:p text:style-name="P68"><text:a xlink:href="#_Toc504715834" office:target-frame-name="_top" xlink:show="replace"><text:span text:style-name="Lienhypertexte">Task syscalls</text:span><text:tab/>19</text:a></text:p>
          <text:p text:style-name="P69"><text:a xlink:href="#_Toc504715835" office:target-frame-name="_top" xlink:show="replace"><text:span text:style-name="Lienhypertexte">NANO_OS_TASK_Create</text:span><text:tab/>19</text:a></text:p>
          <text:p text:style-name="P70"><text:a xlink:href="#_Toc504715836" office:target-frame-name="_top" xlink:show="replace"><text:span text:style-name="Lienhypertexte">NANO_OS_TASK_Sleep</text:span><text:tab/>20</text:a></text:p>
          <text:p text:style-name="P71"><text:a xlink:href="#_Toc504715837" office:target-frame-name="_top" xlink:show="replace"><text:span text:style-name="Lienhypertexte">NANO_OS_TASK_Join</text:span><text:tab/>20</text:a></text:p>
          <text:p text:style-name="P72"><text:a xlink:href="#_Toc504715838" office:target-frame-name="_top" xlink:show="replace"><text:span text:style-name="Lienhypertexte">NANO_OS_TASK_Get</text:span><text:tab/>20</text:a></text:p>
          <text:p text:style-name="P73"><text:a xlink:href="#_Toc504715839" office:target-frame-name="_top" xlink:show="replace"><text:span text:style-name="Lienhypertexte">Semaphore syscalls</text:span><text:tab/>20</text:a></text:p>
          <text:p text:style-name="P74"><text:a xlink:href="#_Toc504715840" office:target-frame-name="_top" xlink:show="replace"><text:span text:style-name="Lienhypertexte">NANO_OS_SEMAPHORE_Create</text:span><text:tab/>20</text:a></text:p>
          <text:p text:style-name="P75"><text:a xlink:href="#_Toc504715841" office:target-frame-name="_top" xlink:show="replace"><text:span text:style-name="Lienhypertexte">NANO_OS_SEMAPHORE_Destroy</text:span><text:tab/>21</text:a></text:p>
          <text:p text:style-name="P76"><text:a xlink:href="#_Toc504715842" office:target-frame-name="_top" xlink:show="replace"><text:span text:style-name="Lienhypertexte">NANO_OS_SEMAPHORE_Wait</text:span><text:tab/>21</text:a></text:p>
          <text:p text:style-name="P77"><text:a xlink:href="#_Toc504715843" office:target-frame-name="_top" xlink:show="replace"><text:span text:style-name="Lienhypertexte">NANO_OS_SEMAPHORE_Post</text:span><text:tab/>22</text:a></text:p>
          <text:p text:style-name="P78"><text:a xlink:href="#_Toc504715844" office:target-frame-name="_top" xlink:show="replace"><text:span text:style-name="Lienhypertexte">NANO_OS_SEMAPHORE_PostFromIsr</text:span><text:tab/>22</text:a></text:p>
          <text:p text:style-name="P79"><text:a xlink:href="#_Toc504715845" office:target-frame-name="_top" xlink:show="replace"><text:span text:style-name="Lienhypertexte">NANO_OS_SEMAPHORE_GetCount</text:span><text:tab/>22</text:a></text:p>
          <text:p text:style-name="P80"><text:a xlink:href="#_Toc504715846" office:target-frame-name="_top" xlink:show="replace"><text:span text:style-name="Lienhypertexte">NANO_OS_SEMAPHORE_SetName</text:span><text:tab/>23</text:a></text:p>
          <text:p text:style-name="P81"><text:a xlink:href="#_Toc504715847" office:target-frame-name="_top" xlink:show="replace"><text:span text:style-name="Lienhypertexte">Mutex syscalls</text:span><text:tab/>23</text:a></text:p>
          <text:p text:style-name="P82"><text:a xlink:href="#_Toc504715848" office:target-frame-name="_top" xlink:show="replace"><text:span text:style-name="Lienhypertexte">NANO_OS_MUTEX_Create</text:span><text:tab/>23</text:a></text:p>
          <text:p text:style-name="P83"><text:a xlink:href="#_Toc504715849" office:target-frame-name="_top" xlink:show="replace"><text:span text:style-name="Lienhypertexte">NANO_OS_MUTEX_Destroy</text:span><text:tab/>23</text:a></text:p>
          <text:p text:style-name="P84"><text:a xlink:href="#_Toc504715850" office:target-frame-name="_top" xlink:show="replace"><text:span text:style-name="Lienhypertexte">NANO_OS_MUTEX_Lock</text:span><text:tab/>23</text:a></text:p>
          <text:p text:style-name="P85"><text:a xlink:href="#_Toc504715851" office:target-frame-name="_top" xlink:show="replace"><text:span text:style-name="Lienhypertexte">NANO_OS_MUTEX_TryLock</text:span><text:tab/>24</text:a></text:p>
          <text:p text:style-name="P86"><text:a xlink:href="#_Toc504715852" office:target-frame-name="_top" xlink:show="replace"><text:span text:style-name="Lienhypertexte">NANO_OS_MUTEX_Unlock</text:span><text:tab/>24</text:a></text:p>
          <text:p text:style-name="P87"><text:a xlink:href="#_Toc504715853" office:target-frame-name="_top" xlink:show="replace"><text:span text:style-name="Lienhypertexte">NANO_OS_MUTEX_SetName</text:span><text:tab/>24</text:a></text:p>
          <text:p text:style-name="P88"><text:a xlink:href="#_Toc504715854" office:target-frame-name="_top" xlink:show="replace"><text:span text:style-name="Lienhypertexte">Mailbox syscalls</text:span><text:tab/>25</text:a></text:p>
          <text:p text:style-name="P89"><text:a xlink:href="#_Toc504715855" office:target-frame-name="_top" xlink:show="replace"><text:span text:style-name="Lienhypertexte">NANO_OS_MAILBOX_Create</text:span><text:tab/>25</text:a></text:p>
          <text:p text:style-name="P90"><text:a xlink:href="#_Toc504715856" office:target-frame-name="_top" xlink:show="replace"><text:span text:style-name="Lienhypertexte">NANO_OS_MAILBOX_Destroy</text:span><text:tab/>25</text:a></text:p>
          <text:p text:style-name="P91"><text:a xlink:href="#_Toc504715857" office:target-frame-name="_top" xlink:show="replace"><text:span text:style-name="Lienhypertexte">NANO_OS_MAILBOX_Wait</text:span><text:tab/>26</text:a></text:p>
          <text:p text:style-name="P92"><text:a xlink:href="#_Toc504715858" office:target-frame-name="_top" xlink:show="replace"><text:span text:style-name="Lienhypertexte">NANO_OS_MAILBOX_Post</text:span><text:tab/>26</text:a></text:p>
          <text:p text:style-name="P93"><text:a xlink:href="#_Toc504715859" office:target-frame-name="_top" xlink:show="replace"><text:span text:style-name="Lienhypertexte">NANO_OS_MAILBOX_PostFromIsr</text:span><text:tab/>26</text:a></text:p>
          <text:p text:style-name="P94"><text:a xlink:href="#_Toc504715860" office:target-frame-name="_top" xlink:show="replace"><text:span text:style-name="Lienhypertexte">NANO_OS_MAILBOX_GetCount</text:span><text:tab/>27</text:a></text:p>
          <text:p text:style-name="P95"><text:a xlink:href="#_Toc504715861" office:target-frame-name="_top" xlink:show="replace"><text:span text:style-name="Lienhypertexte">NANO_OS_MAILBOX_SetName</text:span><text:tab/>27</text:a></text:p>
          <text:p text:style-name="P96"><text:a xlink:href="#_Toc504715862" office:target-frame-name="_top" xlink:show="replace"><text:span text:style-name="Lienhypertexte">Condition variable syscalls</text:span><text:tab/>27</text:a></text:p>
          <text:p text:style-name="P97"><text:a xlink:href="#_Toc504715863" office:target-frame-name="_top" xlink:show="replace"><text:span text:style-name="Lienhypertexte">NANO_OS_COND_VAR_Create</text:span><text:tab/>27</text:a></text:p>
          <text:p text:style-name="P98"><text:a xlink:href="#_Toc504715864" office:target-frame-name="_top" xlink:show="replace"><text:span text:style-name="Lienhypertexte">NANO_OS_COND_VAR_Destroy</text:span><text:tab/>28</text:a></text:p>
          <text:p text:style-name="P99"><text:a xlink:href="#_Toc504715865" office:target-frame-name="_top" xlink:show="replace"><text:span text:style-name="Lienhypertexte">NANO_OS_COND_VAR_Wait</text:span><text:tab/>28</text:a></text:p>
          <text:p text:style-name="P100"><text:a xlink:href="#_Toc504715866" office:target-frame-name="_top" xlink:show="replace"><text:span text:style-name="Lienhypertexte">NANO_OS_COND_VAR_Signal</text:span><text:tab/>28</text:a></text:p>
          <text:p text:style-name="P101"><text:a xlink:href="#_Toc504715867" office:target-frame-name="_top" xlink:show="replace"><text:span text:style-name="Lienhypertexte">NANO_OS_COND_VAR_SignalFromIsr</text:span><text:tab/>29</text:a></text:p>
          <text:p text:style-name="P102"><text:a xlink:href="#_Toc504715868" office:target-frame-name="_top" xlink:show="replace"><text:span text:style-name="Lienhypertexte">NANO_OS_COND_VAR_SetName</text:span><text:tab/>29</text:a></text:p>
          <text:p text:style-name="P103"><text:a xlink:href="#_Toc504715869" office:target-frame-name="_top" xlink:show="replace"><text:span text:style-name="Lienhypertexte">Flag set syscalls</text:span><text:tab/>29</text:a></text:p>
          <text:p text:style-name="P104"><text:a xlink:href="#_Toc504715870" office:target-frame-name="_top" xlink:show="replace"><text:span text:style-name="Lienhypertexte">NANO_OS_FLAG_SET_Create</text:span><text:tab/>29</text:a></text:p>
          <text:p text:style-name="P105"><text:a xlink:href="#_Toc504715871" office:target-frame-name="_top" xlink:show="replace"><text:span text:style-name="Lienhypertexte">NANO_OS_FLAG_SET_Destroy</text:span><text:tab/>30</text:a></text:p>
          <text:p text:style-name="P106"><text:a xlink:href="#_Toc504715872" office:target-frame-name="_top" xlink:show="replace"><text:span text:style-name="Lienhypertexte">NANO_OS_FLAG_SET_Wait</text:span><text:tab/>30</text:a></text:p>
          <text:p text:style-name="P107"><text:a xlink:href="#_Toc504715873" office:target-frame-name="_top" xlink:show="replace"><text:span text:style-name="Lienhypertexte">NANO_OS_FLAG_SET_Set</text:span><text:tab/>31</text:a></text:p>
          <text:p text:style-name="P108"><text:a xlink:href="#_Toc504715874" office:target-frame-name="_top" xlink:show="replace"><text:span text:style-name="Lienhypertexte">NANO_OS_FLAG_SET_SetFromIsr</text:span><text:tab/>31</text:a></text:p>
          <text:p text:style-name="P109"><text:a xlink:href="#_Toc504715875" office:target-frame-name="_top" xlink:show="replace"><text:span text:style-name="Lienhypertexte">NANO_OS_FLAG_SET_Clear</text:span><text:tab/>31</text:a></text:p>
          <text:p text:style-name="P110"><text:a xlink:href="#_Toc504715876" office:target-frame-name="_top" xlink:show="replace"><text:span text:style-name="Lienhypertexte">NANO_OS_FLAG_SET_ClearFromIsr</text:span><text:tab/>31</text:a></text:p>
          <text:p text:style-name="P111"><text:a xlink:href="#_Toc504715877" office:target-frame-name="_top" xlink:show="replace"><text:span text:style-name="Lienhypertexte">NANO_OS_FLAG_SET_SetName</text:span><text:tab/>32</text:a></text:p>
          <text:p text:style-name="P112"><text:a xlink:href="#_Toc504715878" office:target-frame-name="_top" xlink:show="replace"><text:span text:style-name="Lienhypertexte">Timer syscalls</text:span><text:tab/>32</text:a></text:p>
          <text:p text:style-name="P113"><text:a xlink:href="#_Toc504715879" office:target-frame-name="_top" xlink:show="replace"><text:span text:style-name="Lienhypertexte">NANO_OS_TIMER_Create</text:span><text:tab/>32</text:a></text:p>
          <text:p text:style-name="P114"><text:a xlink:href="#_Toc504715880" office:target-frame-name="_top" xlink:show="replace"><text:span text:style-name="Lienhypertexte">NANO_OS_TIMER_Destroy</text:span><text:tab/>32</text:a></text:p>
          <text:p text:style-name="P115"><text:a xlink:href="#_Toc504715881" office:target-frame-name="_top" xlink:show="replace"><text:span text:style-name="Lienhypertexte">NANO_OS_TIMER_Start</text:span><text:tab/>33</text:a></text:p>
          <text:p text:style-name="P116"><text:a xlink:href="#_Toc504715882" office:target-frame-name="_top" xlink:show="replace"><text:span text:style-name="Lienhypertexte">NANO_OS_TIMER_Stop</text:span><text:tab/>33</text:a></text:p>
          <text:p text:style-name="P117"><text:a xlink:href="#_Toc504715883" office:target-frame-name="_top" xlink:show="replace"><text:span text:style-name="Lienhypertexte">NANO_OS_TIMER_HasElapsed</text:span><text:tab/>33</text:a></text:p>
          <text:p text:style-name="P118"><text:a xlink:href="#_Toc504715884" office:target-frame-name="_top" xlink:show="replace"><text:span text:style-name="Lienhypertexte">Waitable timer syscalls</text:span><text:tab/>34</text:a></text:p>
          <text:p text:style-name="P119"><text:a xlink:href="#_Toc504715885" office:target-frame-name="_top" xlink:show="replace"><text:span text:style-name="Lienhypertexte">NANO_OS_WAITABLE_TIMER_Create</text:span><text:tab/>34</text:a></text:p>
          <text:p text:style-name="P120"><text:a xlink:href="#_Toc504715886" office:target-frame-name="_top" xlink:show="replace"><text:span text:style-name="Lienhypertexte">NANO_OS_WAITABLE_TIMER_Destroy</text:span><text:tab/>34</text:a></text:p>
          <text:p text:style-name="P121"><text:a xlink:href="#_Toc504715887" office:target-frame-name="_top" xlink:show="replace"><text:span text:style-name="Lienhypertexte">NANO_OS_WAITABLE_TIMER_Start</text:span><text:tab/>34</text:a></text:p>
          <text:p text:style-name="P122"><text:a xlink:href="#_Toc504715888" office:target-frame-name="_top" xlink:show="replace"><text:span text:style-name="Lienhypertexte">NANO_OS_WAITABLE_TIMER_Stop</text:span><text:tab/>35</text:a></text:p>
          <text:p text:style-name="P123"><text:a xlink:href="#_Toc504715889" office:target-frame-name="_top" xlink:show="replace"><text:span text:style-name="Lienhypertexte">NANO_OS_WAITABLE_TIMER_Wait</text:span><text:tab/>35</text:a></text:p>
          <text:p text:style-name="P124"><text:a xlink:href="#_Toc504715890" office:target-frame-name="_top" xlink:show="replace"><text:span text:style-name="Lienhypertexte">NANO_OS_WAITABLE_TIMER_SetName</text:span><text:tab/>35</text:a></text:p>
          <text:p text:style-name="P125"><text:a xlink:href="#_Toc504715891" office:target-frame-name="_top" xlink:show="replace"><text:span text:style-name="Lienhypertexte">Modules</text:span><text:tab/>36</text:a></text:p>
          <text:p text:style-name="P126"><text:a xlink:href="#_Toc504715892" office:target-frame-name="_top" xlink:show="replace"><text:span text:style-name="Lienhypertexte">Heap module</text:span><text:tab/>36</text:a></text:p>
          <text:p text:style-name="P127"><text:a xlink:href="#_Toc504715893" office:target-frame-name="_top" xlink:show="replace"><text:span text:style-name="Lienhypertexte">Console module</text:span><text:tab/>36</text:a></text:p>
          <text:p text:style-name="P128"><text:a xlink:href="#_Toc504715894" office:target-frame-name="_top" xlink:show="replace"><text:span text:style-name="Lienhypertexte">User functions</text:span><text:tab/>37</text:a></text:p>
          <text:p text:style-name="P129"><text:a xlink:href="#_Toc504715895" office:target-frame-name="_top" xlink:show="replace"><text:span text:style-name="Lienhypertexte">Optional Callbacks</text:span><text:tab/>37</text:a></text:p>
          <text:p text:style-name="P130"><text:a xlink:href="#_Toc504715896" office:target-frame-name="_top" xlink:show="replace"><text:span text:style-name="Lienhypertexte">System timer</text:span><text:tab/>38</text:a></text:p>
          <text:p text:style-name="P131"><text:a xlink:href="#_Toc504715897" office:target-frame-name="_top" xlink:show="replace"><text:span text:style-name="Lienhypertexte">Trace module</text:span><text:tab/>39</text:a></text:p>
          <text:p text:style-name="P132"><text:a xlink:href="#_Toc504715898" office:target-frame-name="_top" xlink:show="replace"><text:span text:style-name="Lienhypertexte">Console module</text:span><text:tab/>39</text:a></text:p>
          <text:p text:style-name="P133"><text:a xlink:href="#_Toc504715899" office:target-frame-name="_top" xlink:show="replace"><text:span text:style-name="Lienhypertexte">Debug module</text:span><text:tab/>40</text:a></text:p>
        </text:index-body>
      </text:table-of-content>
      <text:p text:style-name="Normal"/>
      <text:p text:style-name="Normal"/>
      <text:p text:style-name="P134"/>
      <text:h text:style-name="Titre1" text:outline-level="1"><text:bookmark-start text:name="_Toc501523430"/><text:bookmark-start text:name="_Toc503197940"/><text:bookmark-start text:name="_Toc503422620"/><text:bookmark-start text:name="_Toc504715795"/>Overview<text:bookmark-end text:name="_Toc501523430"/><text:bookmark-end text:name="_Toc503197940"/><text:bookmark-end text:name="_Toc503422620"/><text:bookmark-end text:name="_Toc504715795"/></text:h>
      <text:p text:style-name="Normal"/>
      <text:p text:style-name="Normal">Nano OS is an open source preemptive real time multitasking scheduler targeting 8 to 32 bits microcontrollers.<text:line-break/>Its main characteristics are:</text:p>
      <text:list text:style-name="LFO1" text:continue-numbering="true">
        <text:list-item>
          <text:p text:style-name="P135">Maximum of 65535 tasks and synchronization objects</text:p>
        </text:list-item>
        <text:list-item>
          <text:p text:style-name="P136">Maximum of 255 levels of priority</text:p>
        </text:list-item>
        <text:list-item>
          <text:p text:style-name="P137">Round-robin scheduling for tasks with the same priority level</text:p>
        </text:list-item>
        <text:list-item>
          <text:p text:style-name="P138">Support of the following synchronization objects:</text:p>
          <text:list text:continue-numbering="true">
            <text:list-item>
              <text:p text:style-name="P139">Semaphore</text:p>
            </text:list-item>
            <text:list-item>
              <text:p text:style-name="P140">Mutex</text:p>
            </text:list-item>
            <text:list-item>
              <text:p text:style-name="P141">Condition variable</text:p>
            </text:list-item>
            <text:list-item>
              <text:p text:style-name="P142">Flag set</text:p>
            </text:list-item>
            <text:list-item>
              <text:p text:style-name="P143">Mailbox</text:p>
            </text:list-item>
            <text:list-item>
              <text:p text:style-name="P144">Waitable timer</text:p>
            </text:list-item>
          </text:list>
        </text:list-item>
        <text:list-item>
          <text:p text:style-name="P145">Highly interruptible code</text:p>
        </text:list-item>
        <text:list-item>
          <text:p text:style-name="P146">Highly portable code (95% is written in C language)</text:p>
        </text:list-item>
        <text:list-item>
          <text:p text:style-name="P147">C API is C++ compatible, a C++ API is also available</text:p>
        </text:list-item>
        <text:list-item>
          <text:p text:style-name="P148">A unique global variable containing all the internal data</text:p>
        </text:list-item>
      </text:list>
      <text:p text:style-name="Normal">Nano OS has been ported to the following architectures:</text:p>
      <text:list text:style-name="LFO8" text:continue-numbering="true">
        <text:list-item>
          <text:p text:style-name="P149">ARM Cortex-M0</text:p>
        </text:list-item>
        <text:list-item>
          <text:p text:style-name="P150">ARM Cortex-M0+</text:p>
        </text:list-item>
        <text:list-item>
          <text:p text:style-name="P151">ARM Cortex-M0+ with MPU</text:p>
        </text:list-item>
        <text:list-item>
          <text:p text:style-name="P152">ARM Cortex-M3</text:p>
        </text:list-item>
        <text:list-item>
          <text:p text:style-name="P153">ARM Cortex-M3 with MPU</text:p>
        </text:list-item>
        <text:list-item>
          <text:p text:style-name="P154">ARM Cortex-M4 with FPU</text:p>
        </text:list-item>
        <text:list-item>
          <text:p text:style-name="P155">ARM Cortex-M4 with FPU and MPU</text:p>
        </text:list-item>
        <text:list-item>
          <text:p text:style-name="P156">ARM Cortex-M7 with FPU</text:p>
        </text:list-item>
        <text:list-item>
          <text:p text:style-name="P157">ARM Cortex-M7 with FPU and MPU</text:p>
        </text:list-item>
      </text:list>
      <text:p text:style-name="Normal"/>
      <text:p text:style-name="Normal"/>
      <text:p text:style-name="Normal"/>
      <text:p text:style-name="P158"/>
      <text:h text:style-name="Titre1" text:outline-level="1"><text:bookmark-start text:name="_Toc501523431"/><text:bookmark-start text:name="_Toc503197941"/><text:bookmark-start text:name="_Toc503422621"/><text:bookmark-start text:name="_Toc504715796"/>Functional description<text:bookmark-end text:name="_Toc501523431"/><text:bookmark-end text:name="_Toc503197941"/><text:bookmark-end text:name="_Toc503422621"/><text:bookmark-end text:name="_Toc504715796"/></text:h>
      <text:h text:style-name="Titre2" text:outline-level="2"><text:bookmark-start text:name="_Toc504715797"/>Basic concepts<text:bookmark-end text:name="_Toc504715797"/></text:h>
      <text:h text:style-name="Titre3" text:outline-level="3"><text:bookmark-start text:name="_Toc504715798"/>Task<text:bookmark-end text:name="_Toc504715798"/></text:h>
      <text:p text:style-name="Normal">A task is an independent execution thread with its own stack and own<text:s/>CPU<text:s/>status register. So 2 tasks may not directly interfere with each other in term of CPU execution context. In Nano OS, only one task can execute at the same time and all the tasks are sharing the same CPU memory layout: there are no memory barrier between tasks. From this point, they are similar to threads inside a process on Operating Systems like Linux or Windows.</text:p>
      <text:p text:style-name="Normal">From its creation to its destruction, a task can have multiple states:</text:p>
      <text:p text:style-name="Normal"/>
      <text:p text:style-name="Normal"><text:span text:style-name="T159"><draw:custom-shape svg:x="0.60972in" svg:y="0.41597in" svg:width="3.27014in" svg:height="0.47153in" draw:z-index="251659264" draw:id="id0" draw:style-name="a1" draw:name="Forme libre 33" text:anchor-type="paragraph"><svg:title/><svg:desc/><draw:enhanced-geometry draw:type="non-primitive" svg:viewBox="0 0 2990850 431368" draw:enhanced-path="M ?f0 ?f3 C ?f4 ?f5 ?f6 ?f7 ?f8 ?f9 ?f10 ?f11 ?f12 ?f13 ?f14 ?f15 ?f16 ?f17 ?f18 ?f19 ?f1 ?f2 N" draw:text-areas="?f40 ?f42 ?f41 ?f43" draw:glue-points="?f44 ?f45 ?f46 ?f47 ?f48 ?f49 ?f50 ?f51" draw:glue-point-leaving-directions="-90, -90, -90, -90"><draw:equation draw:name="f0" draw:formula="0"/><draw:equation draw:name="f1" draw:formula="2990850"/><draw:equation draw:name="f2" draw:formula="431368"/><draw:equation draw:name="f3" draw:formula="374218"/><draw:equation draw:name="f4" draw:formula="236537"/><draw:equation draw:name="f5" draw:formula="214674"/><draw:equation draw:name="f6" draw:formula="473075"/><draw:equation draw:name="f7" draw:formula="55130"/><draw:equation draw:name="f8" draw:formula="781050"/><draw:equation draw:name="f9" draw:formula="12268"/><draw:equation draw:name="f10" draw:formula="1089025"/><draw:equation draw:name="f11" draw:formula="-30595"/><draw:equation draw:name="f12" draw:formula="1479550"/><draw:equation draw:name="f13" draw:formula="47193"/><draw:equation draw:name="f14" draw:formula="1847850"/><draw:equation draw:name="f15" draw:formula="117043"/><draw:equation draw:name="f16" draw:formula="2216150"/><draw:equation draw:name="f17" draw:formula="186893"/><draw:equation draw:name="f18" draw:formula="2603500"/><draw:equation draw:name="f19" draw:formula="309130"/><draw:equation draw:name="f20" draw:formula="?f2 - ?f0"/><draw:equation draw:name="f21" draw:formula="?f1 - ?f0"/><draw:equation draw:name="f22" draw:formula="?f21 / 2990850"/><draw:equation draw:name="f23" draw:formula="?f20 / 431368"/><draw:equation draw:name="f24" draw:formula="0 * ?f21"/><draw:equation draw:name="f25" draw:formula="374218 * ?f20"/><draw:equation draw:name="f26" draw:formula="781050 * ?f21"/><draw:equation draw:name="f27" draw:formula="12268 * ?f20"/><draw:equation draw:name="f28" draw:formula="1847850 * ?f21"/><draw:equation draw:name="f29" draw:formula="117043 * ?f20"/><draw:equation draw:name="f30" draw:formula="2990850 * ?f21"/><draw:equation draw:name="f31" draw:formula="431368 * ?f20"/><draw:equation draw:name="f32" draw:formula="?f24 / 2990850"/><draw:equation draw:name="f33" draw:formula="?f25 / 431368"/><draw:equation draw:name="f34" draw:formula="?f26 / 2990850"/><draw:equation draw:name="f35" draw:formula="?f27 / 431368"/><draw:equation draw:name="f36" draw:formula="?f28 / 2990850"/><draw:equation draw:name="f37" draw:formula="?f29 / 431368"/><draw:equation draw:name="f38" draw:formula="?f30 / 2990850"/><draw:equation draw:name="f39" draw:formula="?f31 / 431368"/><draw:equation draw:name="f40" draw:formula="?f0 / ?f22"/><draw:equation draw:name="f41" draw:formula="?f1 / ?f22"/><draw:equation draw:name="f42" draw:formula="?f0 / ?f23"/><draw:equation draw:name="f43" draw:formula="?f2 / ?f23"/><draw:equation draw:name="f44" draw:formula="?f32 / ?f22"/><draw:equation draw:name="f45" draw:formula="?f33 / ?f23"/><draw:equation draw:name="f46" draw:formula="?f34 / ?f22"/><draw:equation draw:name="f47" draw:formula="?f35 / ?f23"/><draw:equation draw:name="f48" draw:formula="?f36 / ?f22"/><draw:equation draw:name="f49" draw:formula="?f37 / ?f23"/><draw:equation draw:name="f50" draw:formula="?f38 / ?f22"/><draw:equation draw:name="f51" draw:formula="?f39 / ?f23"/></draw:enhanced-geometry></draw:custom-shape></text:span><text:span text:style-name="T160"><draw:g draw:name="Zone de dessin 14" draw:id="id14" draw:style-name="a23" text:anchor-type="as-char"><svg:title/><svg:desc/><draw:custom-shape svg:x="2.40732in" svg:y="0in" svg:width="0.23958in" svg:height="0.23958in" draw:id="id1" draw:style-name="a2" draw:name="Ellipse 1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40732in" svg:y="2.64477in" svg:width="0.23958in" svg:height="0.23958in" draw:id="id2" draw:style-name="a3" draw:name="Ellipse 1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67815in" svg:y="0.84269in" svg:width="1.23958in" svg:height="0.48958in" draw:id="id3" draw:style-name="a4" draw:name="Ellipse 17"><svg:title/><svg:desc/><text:p text:style-name="P161">READY</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90625in" svg:y="0.83227in" svg:width="1.23958in" svg:height="0.48958in" draw:id="id4" draw:style-name="a5" draw:name="Ellipse 19"><svg:title/><svg:desc/><text:p text:style-name="P162">RUNNING</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in" svg:y="0.82185in" svg:width="1.23958in" svg:height="0.48958in" draw:id="id5" draw:style-name="a6" draw:name="Ellipse 20"><svg:title/><svg:desc/><text:p text:style-name="P163">SUSPENT</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90625in" svg:y="1.73852in" svg:width="1.23958in" svg:height="0.48958in" draw:id="id6" draw:style-name="a7" draw:name="Ellipse 21"><svg:title/><svg:desc/><text:p text:style-name="P164">DEAD</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curve" svg:x1="2.6469in" svg:y1="0.1198in" svg:x2="4.29794in" svg:y2="0.84269in" draw:id="id7" draw:style-name="a9" draw:name="Connecteur en arc 23"><svg:title/><svg:desc/></draw:connector><draw:connector draw:type="line" svg:x1="3.67815in" svg:y1="1.08748in" svg:x2="3.14584in" svg:y2="1.07706in" draw:id="id8" draw:style-name="a12" draw:name="Connecteur droit avec flèche 24"><svg:title/><svg:desc/></draw:connector><draw:connector draw:type="line" svg:x1="1.90625in" svg:y1="1.07706in" svg:x2="1.23959in" svg:y2="1.06665in" draw:id="id9" draw:style-name="a14" draw:name="Connecteur droit avec flèche 28"><svg:title/><svg:desc/></draw:connector><draw:connector draw:type="curve" svg:x1="1.59895in" svg:y1="1.00413in" svg:x2="0.92708in" svg:y2="2.29059in" draw:id="id10" draw:style-name="a16" draw:transform="translate(-1.26302in -1.64736in) rotate(-4.71239) translate(1.26302in 1.64736in)" draw:name="Connecteur en arc 29"><svg:title/><svg:desc/></draw:connector><draw:connector draw:type="line" svg:x1="2.52605in" svg:y1="1.32185in" svg:x2="2.52605in" svg:y2="1.73852in" draw:id="id11" draw:style-name="a18" draw:name="Connecteur droit avec flèche 31"><svg:title/><svg:desc/></draw:connector><draw:connector draw:type="curve" svg:x1="3.14582in" svg:y1="1.98331in" svg:x2="4.31355in" svg:y2="1.34375in" draw:id="id12" draw:style-name="a20" draw:transform="translate(-3.72968in -1.66353in) rotate(-3.14159) translate(3.72968in 1.66353in)" draw:name="Connecteur en arc 32"><svg:title/><svg:desc/></draw:connector><draw:connector draw:type="line" svg:x1="2.52605in" svg:y1="2.2281in" svg:x2="2.52711in" svg:y2="2.64477in" draw:id="id13" draw:style-name="a22" draw:name="Connecteur droit avec flèche 33"><svg:title/><svg:desc/></draw:connector></draw:g></text:span></text:p>
      <text:p text:style-name="Normal">At creation, a task is in READY state, it means that it is ready to run.<text:s/><text:line-break/>When the task is running, it is in RUNNING state.<text:line-break/>When a running task calls a synchronization object syscall with a wait timeout or put itself to sleep, its state change to SUSPENT.<text:line-break/>If an interrupt occurs which triggers the wake up of a SUSPENT task (end of timeout or synchronization object event) or if the running task triggers a synchronization object, the suspent task goes into READY state.<text:line-break/>Depending to the scheduling policy, the current running task may have to go back into READY state to let another READY task go into RUNNING state.</text:p>
      <text:h text:style-name="Titre3" text:outline-level="3"><text:bookmark-start text:name="_Toc504715799"/>Scheduler<text:bookmark-end text:name="_Toc504715799"/></text:h>
      <text:p text:style-name="Normal">The scheduler is the core of Nano OS. It determines which task must be executed.<text:line-break/>They are 2 scheduling algorithms in Nano OS:</text:p>
      <text:list text:style-name="LFO2" text:continue-numbering="true">
        <text:list-item>
          <text:p text:style-name="P165">Priority based scheduling</text:p>
        </text:list-item>
        <text:list-item>
          <text:p text:style-name="P166">Round robin scheduling</text:p>
        </text:list-item>
      </text:list>
      <text:p text:style-name="Normal">The priority based scheduling algorithm is always active and is always computed before the round robin scheduling algorithm which can be disabled using a configuration option.</text:p>
      <text:p text:style-name="Normal">The scheduler is called each time a task is put into READY state or each time the running task goes into SUSPENT state.</text:p>
      <text:soft-page-break/>
      <text:p text:style-name="Normal">All the tasks have a priority level which is in the range [0 – 255]. <text:s/>The task with priority level 0 as the lowest priority and the task with priority level 255 has the highest priority.</text:p>
      <text:h text:style-name="Titre4" text:outline-level="4">Priority based scheduling</text:h>
      <text:p text:style-name="Normal">In priority based scheduling algorithm, the scheduler choose the task with the highest priority level amongst the tasks in READY state to be the next task in RUNNING state.</text:p>
      <text:p text:style-name="Normal">If more than 1 task have the same priority level and have the highest priority amongst the tasks in READY state, the scheduler triggers the round robin scheduling algorithm to determine which one of these task must be put in RUNNING state as there can be only 1 task in READY state at a time.</text:p>
      <text:p text:style-name="Normal">If round robin scheduling is disabled, Nano OS won’t allow more than 1 task with the same priority level at task creation so the previous described case cannot occur.</text:p>
      <text:h text:style-name="Titre4" text:outline-level="4">Round robin scheduling</text:h>
      <text:p text:style-name="Normal">In round robin scheduling algorithm, the tasks in READY state with the same priority level<text:s/>will try to share equally the CPU time in RUNNING state until a task with a higher priority goes into READY state or until<text:s/>all the READY<text:s/>tasks<text:s/>with the same priority level have<text:s/>put<text:s/>themselves<text:s/>into SUSPENT state.</text:p>
      <text:p text:style-name="Normal">When a task goes into READY state, the scheduler assigns it a time slice value in number of system ticks: it’s the maximum number of system ticks during which the task can stay in RUNNING state if there are other tasks in READY state with the same priority level. Then there are 3 possibilities:</text:p>
      <text:list text:style-name="LFO6" text:continue-numbering="true">
        <text:list-item>
          <text:p text:style-name="P167">The time slice elapsed: the running task goes back into READY state, its time slice value is reset and the next task in READY state is put into RUNNING state<text:s/>by the scheduler</text:p>
        </text:list-item>
        <text:list-item>
          <text:p text:style-name="P168">The running task goes into SUSPENT state: its time slice value is reset and the next task in READY state is put into RUNNING state by the scheduler</text:p>
        </text:list-item>
        <text:list-item>
          <text:p text:style-name="P169">A task with a higher priority level goes into READY state: the running task’s time slice value is preserved, the scheduler puts this task into READY state and puts the higher priority task into RUNNING state</text:p>
        </text:list-item>
      </text:list>
      <text:p text:style-name="Normal">The time slice value can be modified using a configuration option.</text:p>
      <text:h text:style-name="Titre3" text:outline-level="3"><text:bookmark-start text:name="_Toc504715800"/>Synchronization objects<text:bookmark-end text:name="_Toc504715800"/></text:h>
      <text:p text:style-name="Normal">In order to allow the tasks to synchronize with each other or with an interrupt, Nano OS provides the following synchronization objects:</text:p>
      <text:list text:style-name="LFO2" text:continue-numbering="true">
        <text:list-item>
          <text:p text:style-name="P170">Semaphore</text:p>
        </text:list-item>
        <text:list-item>
          <text:p text:style-name="P171">Mutex</text:p>
        </text:list-item>
        <text:list-item>
          <text:p text:style-name="P172">Condition variable</text:p>
        </text:list-item>
        <text:list-item>
          <text:p text:style-name="P173">Flag set<text:s/></text:p>
        </text:list-item>
        <text:list-item>
          <text:p text:style-name="P174">Mailbox</text:p>
        </text:list-item>
        <text:list-item>
          <text:p text:style-name="P175">Timer</text:p>
        </text:list-item>
        <text:list-item>
          <text:p text:style-name="P176">Waitable timer</text:p>
        </text:list-item>
      </text:list>
      <text:p text:style-name="Normal">The purpose of these objects is to synchronize the tasks by putting them into SUSPENT state when necessary to allow other tasks to run while waiting for synchronization. This is the much efficient way to optimize the CPU usage by all the tasks contrary to polling loops which are CPU consuming and may<text:s/>prevent<text:s/>other<text:s/>tasks<text:s/>with a lower priority to execute.</text:p>
      <text:p text:style-name="Normal"/>
      <text:soft-page-break/>
      <text:h text:style-name="Titre4" text:outline-level="4">Semaphore</text:h>
      <text:p text:style-name="Normal"/>
      <text:h text:style-name="Titre4" text:outline-level="4">Mutex</text:h>
      <text:p text:style-name="Normal"/>
      <text:h text:style-name="Titre4" text:outline-level="4">Condition variable</text:h>
      <text:p text:style-name="Normal"/>
      <text:h text:style-name="Titre4" text:outline-level="4">Flag set</text:h>
      <text:p text:style-name="Normal"/>
      <text:h text:style-name="Titre4" text:outline-level="4">Mailbox</text:h>
      <text:p text:style-name="Normal"/>
      <text:h text:style-name="Titre4" text:outline-level="4">Timer</text:h>
      <text:p text:style-name="Normal"/>
      <text:h text:style-name="Titre4" text:outline-level="4">Waitable timer</text:h>
      <text:p text:style-name="Normal"/>
      <text:h text:style-name="Titre3" text:outline-level="3"><text:bookmark-start text:name="_Toc504715801"/>Interrupts<text:bookmark-end text:name="_Toc504715801"/></text:h>
      <text:p text:style-name="Normal"/>
      <text:p text:style-name="Normal">When an interrupts occurs, the CPU switch into a dedicated state to execute the corresponding interrupt handler. The execution of the current running task is<text:s/>put into<text:s/>hold<text:s/>by the CPU instead of Nano OS internal scheduler.</text:p>
      <text:p text:style-name="Normal">Nano OS must be<text:s/>notified<text:s/>that the CPU is running into an interrupt handler. There are 2 dedicated system calls for this:<text:s/></text:p>
      <text:list text:style-name="LFO7" text:continue-numbering="true">
        <text:list-item>
          <text:p text:style-name="P177">NANO_OS_INTERRUPT_Enter(): must be called has the first instruction in the interrupt handler</text:p>
        </text:list-item>
        <text:list-item>
          <text:p text:style-name="P178">NANO_OS_INTERRUPT_Exit(): must be called has the last instruction in the interrupt handler</text:p>
        </text:list-item>
      </text:list>
      <text:p text:style-name="Normal">During interrupt handler execution, there are<text:s/>2 possibilities:</text:p>
      <text:list text:style-name="LFO2" text:continue-numbering="true">
        <text:list-item>
          <text:p text:style-name="P179">The interrupt handler doesn’t call any Nano OS system call: when the interrupt handler is done the CPU will switch back to its previous execution state and the task will run again without needing the action of Nano OS scheduler</text:p>
        </text:list-item>
        <text:list-item>
          <text:p text:style-name="P180">The interrupt handler calls a Nano OS system call to wake up a task:</text:p>
          <text:list text:continue-numbering="true">
            <text:list-item>
              <text:p text:style-name="P181">The current running task was executing a Nano OS system call when the interrupt occurred: when the interrupt handler is done the CPU will switch back to its previous execution state and the task will run again without needing the action of Nano OS scheduler. At the end of the system call, the scheduler will check if a schedule must occur. If the woke up task has a higher priority, it will be put into RUNNING state.</text:p>
            </text:list-item>
            <text:list-item>
              <text:p text:style-name="P182">The current task was not executing a Nano OS system call when the interrupt occurred: at the end of the interrupt handler, the scheduler will check if a schedule must occur. If the woke up task has a higher priority, it will be put into RUNNING state and it will be running as soon as the CPU has switched back to its previous execution state.</text:p>
            </text:list-item>
          </text:list>
        </text:list-item>
      </text:list>
      <text:p text:style-name="Normal"/>
      <text:p text:style-name="Normal"/>
      <text:soft-page-break/>
      <text:h text:style-name="Titre2" text:outline-level="2">Using Nano OS</text:h>
      <text:h text:style-name="Titre3" text:outline-level="3">Starting Nano OS</text:h>
      <text:p text:style-name="Normal"/>
      <text:p text:style-name="Normal">Nano OS startup is done in 3 steps:</text:p>
      <text:list text:style-name="LFO9" text:continue-numbering="true">
        <text:list-item>
          <text:p text:style-name="P183">Nano OS internal data initialization</text:p>
        </text:list-item>
        <text:list-item>
          <text:p text:style-name="P184">Initial user tasks and synchronization objects creation</text:p>
        </text:list-item>
        <text:list-item>
          <text:p text:style-name="P185">Nano OS startup</text:p>
        </text:list-item>
      </text:list>
      <text:p text:style-name="Normal">Nano OS internal data initialization is done by NANO_OS_Init() system call. It must be done before any other Nano OS system call is used by the user application.</text:p>
      <text:p text:style-name="Normal">The user application must create at least one task. If no user tasks are created, Nano OS will start and run only its internals tasks.</text:p>
      <text:p text:style-name="Normal">At last, the user application must call NANO_OS_Start() system call to start the scheduling. This calls never returns except if an error occurred during the startup of Nano OS. Once this calls succeed, the execution of the created tasks begins.</text:p>
      <text:p text:style-name="Normal">Below is an example of the startup of Nano OS where the user application creates only 1 task before the startup of Nano OS, assuming it will create the other tasks and synchronization objects during its execution:</text:p>
      <text:p text:style-name="P186">#include “nano_os_api.h”<text:line-break/><text:line-break/>/** \brief Stack size in number of elements */<text:line-break/>#define TASK_STACK_SIZE <text:s text:c="4"/>128u<text:line-break/><text:line-break/>/** \brief Main task stack */<text:line-break/>static nano_os_stack_t main_task_stack[TASK_STACK_SIZE];<text:line-break/><text:line-break/>/** \brief Main task context */<text:line-break/>static nano_os_task_t main_task;<text:line-break/><text:line-break/>/** \brief Main task */<text:line-break/>extern<text:s/>void* MAIN_Task(void* param);<text:line-break/><text:line-break/>/** \brief Application entry point */<text:line-break/>void main(void)<text:line-break/>{<text:line-break/><text:s text:c="4"/>nano_os_error_t ret;<text:line-break/><text:s text:c="4"/>nano_os_task_init_data_t task_init_data;</text:p>
      <text:p text:style-name="P187"><text:s text:c="4"/>/* Initialize operating system */<text:line-break/><text:s text:c="4"/>ret = NANO_OS_Init();<text:line-break/><text:s text:c="4"/>if (ret == NOS_ERR_SUCCESS)<text:line-break/><text:s text:c="4"/>{<text:line-break/><text:s text:c="8"/>/* Create the main task */<text:line-break/><text:s text:c="8"/>task_init_data.name = "Main task";<text:line-break/><text:s text:c="8"/>task_init_data.base_priority = 5u;<text:line-break/><text:s text:c="8"/>task_init_data.stack_origin = main_task_stack;<text:line-break/><text:s text:c="8"/>task_init_data.stack_size = TASK_STACK_SIZE;<text:line-break/><text:s text:c="8"/>task_init_data.task_func = MAIN_Task;<text:line-break/><text:s text:c="8"/>task_init_data.param = NULL;<text:line-break/><text:s text:c="8"/>ret = NANO_OS_TASK_Create(&amp;main_task, &amp;task_init_data);<text:line-break/><text:s text:c="8"/>if (ret == NOS_ERR_SUCCESS)<text:line-break/><text:s text:c="8"/>{<text:line-break/><text:s text:c="12"/>/* Start operating system */<text:line-break/><text:s text:c="12"/>ret = NANO_OS_Start();<text:line-break/><text:s text:c="8"/>}<text:line-break/><text:s text:c="4"/>}</text:p>
      <text:p text:style-name="P188"><text:s text:c="4"/>/* If we are here, an error happened during initialization */<text:line-break/><text:s text:c="4"/>while(true)<text:line-break/><text:s text:c="4"/>{}<text:line-break/>}</text:p>
      <text:soft-page-break/>
      <text:h text:style-name="Titre3" text:outline-level="3">Time management</text:h>
      <text:p text:style-name="Normal">Nano OS uses a periodic tick interrupt to keep track of the time by incrementing a 32bits system tick value at each interrupt. The frequency of this tick interrupt is user defined and must be specified in the NANO_OS_TICK_RATE_HZ configuration value.</text:p>
      <text:p text:style-name="Normal">Nano OS timer periodicity and the timeout parameter of the system calls are defined in terms of number of system ticks.</text:p>
      <text:h text:style-name="Titre4" text:outline-level="4">System call timeouts</text:h>
      <text:p text:style-name="Normal">The<text:s/>timeout parameter of Nano OS system calls are defined in terms<text:s/>of maximal<text:s/>number of system ticks<text:s/>to wait.<text:s/></text:p>
      <text:p text:style-name="Normal"><text:line-break/>The diagram below show how the timeouts are working into Nano OS:</text:p>
      <text:p text:style-name="Normal"/>
      <text:p text:style-name="Normal">As we can see, if a task asks for a timeout of N system ticks, it correspond to a timeout time in the interval of ([N-1; N] * 1000 / NANO_OS_TICK_RATE_HZ) ms. So a task asking for a timeout of 1 system tick may not wait at all if the next system tick occurs right after the system call.</text:p>
      <text:p text:style-name="Normal"/>
      <text:h text:style-name="Titre4" text:outline-level="4">Nano OS timers</text:h>
      <text:p text:style-name="Normal"/>
      <text:p text:style-name="P189"/>
      <text:h text:style-name="Titre1" text:outline-level="1"><text:bookmark-start text:name="_Toc504715802"/>Configuration<text:bookmark-end text:name="_Toc504715802"/></text:h>
      <text:p text:style-name="Normal"/>
      <text:p text:style-name="Normal">Nano OS configuration is done at compile time by the mean of pre-processing constants. All the configuration options are defined in the following file: nano_os_config.h</text:p>
      <text:p text:style-name="Normal">Unless explicitly specified, valid configuration option values are 0 or 1: 0 disables the option, 1 enables it.</text:p>
      <text:h text:style-name="Titre2" text:outline-level="2"><text:bookmark-start text:name="_Toc504715803"/>Use of standard libraries<text:bookmark-end text:name="_Toc504715803"/></text:h>
      <table:table table:style-name="Table190">
        <table:table-columns>
          <table:table-column table:style-name="TableColumn191"/>
          <table:table-column table:style-name="TableColumn192"/>
        </table:table-columns>
        <table:table-row table:style-name="TableRow193">
          <table:table-cell table:style-name="TableCell194">
            <text:p text:style-name="P195">Value</text:p>
          </table:table-cell>
          <table:table-cell table:style-name="TableCell196">
            <text:p text:style-name="P197">Description</text:p>
          </table:table-cell>
        </table:table-row>
        <table:table-row table:style-name="TableRow198">
          <table:table-cell table:style-name="TableCell199">
            <text:p text:style-name="P200">NANO_OS_USE_STD_INT</text:p>
          </table:table-cell>
          <table:table-cell table:style-name="TableCell201">
            <text:p text:style-name="P202">If enabled, use &lt;stdint.h&gt; for integer types definition</text:p>
          </table:table-cell>
        </table:table-row>
        <table:table-row table:style-name="TableRow203">
          <table:table-cell table:style-name="TableCell204">
            <text:p text:style-name="P205">NANO_OS_USE_STD_BOOL</text:p>
          </table:table-cell>
          <table:table-cell table:style-name="TableCell206">
            <text:p text:style-name="P207">If enabled, use &lt;stdbool.h&gt; for boolean type definition</text:p>
          </table:table-cell>
        </table:table-row>
        <table:table-row table:style-name="TableRow208">
          <table:table-cell table:style-name="TableCell209">
            <text:p text:style-name="P210">NANO_OS_USE_STD_SIZE_T</text:p>
          </table:table-cell>
          <table:table-cell table:style-name="TableCell211">
            <text:p text:style-name="P212">If enabled, use &lt;stddef.h&gt; for size_t type definition</text:p>
          </table:table-cell>
        </table:table-row>
        <table:table-row table:style-name="TableRow213">
          <table:table-cell table:style-name="TableCell214">
            <text:p text:style-name="P215">NANO_OS_USE_STD_MEMSET</text:p>
          </table:table-cell>
          <table:table-cell table:style-name="TableCell216">
            <text:p text:style-name="P217">If enabled, use standard library implementation for memset()</text:p>
          </table:table-cell>
        </table:table-row>
        <table:table-row table:style-name="TableRow218">
          <table:table-cell table:style-name="TableCell219">
            <text:p text:style-name="P220">NANO_OS_USE_STD_MEMCPY</text:p>
          </table:table-cell>
          <table:table-cell table:style-name="TableCell221">
            <text:p text:style-name="P222">If enabled, use standard library implementation for memcpy()</text:p>
          </table:table-cell>
        </table:table-row>
        <table:table-row table:style-name="TableRow223">
          <table:table-cell table:style-name="TableCell224">
            <text:p text:style-name="P225">NANO_OS_USE_STD_MEMCMP</text:p>
          </table:table-cell>
          <table:table-cell table:style-name="TableCell226">
            <text:p text:style-name="P227">If enabled, use standard library implementation for memcmp()</text:p>
          </table:table-cell>
        </table:table-row>
        <table:table-row table:style-name="TableRow228">
          <table:table-cell table:style-name="TableCell229">
            <text:p text:style-name="P230">NANO_OS_USE_STD_STRNCMP</text:p>
          </table:table-cell>
          <table:table-cell table:style-name="TableCell231">
            <text:p text:style-name="P232">If enabled, use standard library implementation for strncmp()</text:p>
          </table:table-cell>
        </table:table-row>
        <table:table-row table:style-name="TableRow233">
          <table:table-cell table:style-name="TableCell234">
            <text:p text:style-name="P235">NANO_OS_USE_STD_STRNLEN</text:p>
          </table:table-cell>
          <table:table-cell table:style-name="TableCell236">
            <text:p text:style-name="P237">If enabled, use standard library implementation for strnlen()</text:p>
          </table:table-cell>
        </table:table-row>
        <table:table-row table:style-name="TableRow238">
          <table:table-cell table:style-name="TableCell239">
            <text:p text:style-name="P240">NANO_OS_USE_STD_STRNCAT</text:p>
          </table:table-cell>
          <table:table-cell table:style-name="TableCell241">
            <text:p text:style-name="P242">If enabled, use standard library implementation for strncat()</text:p>
          </table:table-cell>
        </table:table-row>
        <table:table-row table:style-name="TableRow243">
          <table:table-cell table:style-name="TableCell244">
            <text:p text:style-name="P245">NANO_OS_USE_STD_VSNPRINTF</text:p>
          </table:table-cell>
          <table:table-cell table:style-name="TableCell246">
            <text:p text:style-name="P247">If enabled, use standard library implementation for vsnprintf()</text:p>
          </table:table-cell>
        </table:table-row>
        <table:table-row table:style-name="TableRow248">
          <table:table-cell table:style-name="TableCell249">
            <text:p text:style-name="P250">NANO_OS_USE_STD_SNPRINTF</text:p>
          </table:table-cell>
          <table:table-cell table:style-name="TableCell251">
            <text:p text:style-name="P252">If enabled, use standard library implementation for snprintf()</text:p>
          </table:table-cell>
        </table:table-row>
        <table:table-row table:style-name="TableRow253">
          <table:table-cell table:style-name="TableCell254">
            <text:p text:style-name="P255">NANO_OS_USE_STD_ATOI</text:p>
          </table:table-cell>
          <table:table-cell table:style-name="TableCell256">
            <text:p text:style-name="P257">If enabled, use standard library implementation for atoi()</text:p>
          </table:table-cell>
        </table:table-row>
        <table:table-row table:style-name="TableRow258">
          <table:table-cell table:style-name="TableCell259">
            <text:p text:style-name="P260">NANO_OS_USE_STD_ITOA</text:p>
          </table:table-cell>
          <table:table-cell table:style-name="TableCell261">
            <text:p text:style-name="P262">If enabled, use standard library implementation for itoa()</text:p>
          </table:table-cell>
        </table:table-row>
      </table:table>
      <text:p text:style-name="Normal"/>
      <text:h text:style-name="Titre2" text:outline-level="2"><text:bookmark-start text:name="_Toc504715804"/>Core functionalities<text:bookmark-end text:name="_Toc504715804"/></text:h>
      <table:table table:style-name="Table263">
        <table:table-columns>
          <table:table-column table:style-name="TableColumn264"/>
          <table:table-column table:style-name="TableColumn265"/>
        </table:table-columns>
        <table:table-row table:style-name="TableRow266">
          <table:table-cell table:style-name="TableCell267">
            <text:p text:style-name="P268">Value</text:p>
          </table:table-cell>
          <table:table-cell table:style-name="TableCell269">
            <text:p text:style-name="P270">Description</text:p>
          </table:table-cell>
        </table:table-row>
        <table:table-row table:style-name="TableRow271">
          <table:table-cell table:style-name="TableCell272">
            <text:p text:style-name="P273">NANO_OS_NUMBER_OF_PRIORITY_LEVELS</text:p>
          </table:table-cell>
          <table:table-cell table:style-name="TableCell274">
            <text:p text:style-name="P275">Number of priority levels (must be greater than 3)</text:p>
          </table:table-cell>
        </table:table-row>
        <table:table-row table:style-name="TableRow276">
          <table:table-cell table:style-name="TableCell277">
            <text:p text:style-name="P278">NANO_OS_ROUND_ROBIN_ENABLED</text:p>
          </table:table-cell>
          <table:table-cell table:style-name="TableCell279">
            <text:p text:style-name="P280">Enable round robin scheduling</text:p>
          </table:table-cell>
        </table:table-row>
        <table:table-row table:style-name="TableRow281">
          <table:table-cell table:style-name="TableCell282">
            <text:p text:style-name="P283">NANO_OS_ROUND_ROBIN_TIMESLICE</text:p>
          </table:table-cell>
          <table:table-cell table:style-name="TableCell284">
            <text:p text:style-name="P285">Timeslice in number of ticks for the tasks in round robin scheduling</text:p>
          </table:table-cell>
        </table:table-row>
        <table:table-row table:style-name="TableRow286">
          <table:table-cell table:style-name="TableCell287">
            <text:p text:style-name="P288">NANO_OS_IDLE_TASK_STACK_SIZE</text:p>
          </table:table-cell>
          <table:table-cell table:style-name="TableCell289">
            <text:p text:style-name="P290">Size of the idle task stack in number of elements</text:p>
          </table:table-cell>
        </table:table-row>
        <table:table-row table:style-name="TableRow291">
          <table:table-cell table:style-name="TableCell292">
            <text:p text:style-name="P293">NANO_OS_TICK_RATE_HZ</text:p>
          </table:table-cell>
          <table:table-cell table:style-name="TableCell294">
            <text:p text:style-name="P295">Nano OS tick rate in Hz (must be in the following interval [1;1000]</text:p>
          </table:table-cell>
        </table:table-row>
        <table:table-row table:style-name="TableRow296">
          <table:table-cell table:style-name="TableCell297">
            <text:p text:style-name="P298">NANO_OS_MAX_ISR_REQUEST_COUNT<text:tab/></text:p>
          </table:table-cell>
          <table:table-cell table:style-name="TableCell299">
            <text:p text:style-name="P300">Maximum number of interrupt service requests</text:p>
            <text:p text:style-name="P301"><text:s/>It shall be equal to : maximum number of interrupt handler which share the same synchronization object + 1</text:p>
          </table:table-cell>
        </table:table-row>
        <table:table-row table:style-name="TableRow302">
          <table:table-cell table:style-name="TableCell303">
            <text:p text:style-name="P304">NANO_OS_ISR_REQUEST_TASK_STACK_SIZE<text:s/></text:p>
          </table:table-cell>
          <table:table-cell table:style-name="TableCell305">
            <text:p text:style-name="P306">Size of the interrupt service request task stack in number of elements</text:p>
          </table:table-cell>
        </table:table-row>
        <table:table-row table:style-name="TableRow307">
          <table:table-cell table:style-name="TableCell308">
            <text:p text:style-name="P309">NANO_OS_RUNTIME_SP_CHECK_ENABLED</text:p>
          </table:table-cell>
          <table:table-cell table:style-name="TableCell310">
            <text:p text:style-name="P311">Task stack pointer check at runtime</text:p>
          </table:table-cell>
        </table:table-row>
        <table:table-row table:style-name="TableRow312">
          <table:table-cell table:style-name="TableCell313">
            <text:p text:style-name="P314">NANO_OS_TASK_EXECUTION_COUNTER_ENABLED</text:p>
          </table:table-cell>
          <table:table-cell table:style-name="TableCell315">
            <text:p text:style-name="P316">Enable per task execution counter</text:p>
          </table:table-cell>
        </table:table-row>
        <table:table-row table:style-name="TableRow317">
          <table:table-cell table:style-name="TableCell318">
            <text:p text:style-name="P319">NANO_OS_CPU_USAGE_MEASUREMENT_ENABLED</text:p>
          </table:table-cell>
          <table:table-cell table:style-name="TableCell320">
            <text:p text:style-name="P321">Enable CPU usage measurement</text:p>
          </table:table-cell>
        </table:table-row>
        <table:table-row table:style-name="TableRow322">
          <table:table-cell table:style-name="TableCell323">
            <text:p text:style-name="P324">NANO_OS_CPU_USAGE_MEASUREMENT_PERIOD</text:p>
          </table:table-cell>
          <table:table-cell table:style-name="TableCell325">
            <text:p text:style-name="P326">Period in number of ticks for CPU usage measurement</text:p>
          </table:table-cell>
        </table:table-row>
        <text:soft-page-break/>
        <table:table-row table:style-name="TableRow327">
          <table:table-cell table:style-name="TableCell328">
            <text:p text:style-name="P329">NANO_OS_ERROR_HANDLER_CALLBACK_ENABLED</text:p>
          </table:table-cell>
          <table:table-cell table:style-name="TableCell330">
            <text:p text:style-name="P331">Enable user error handler callback</text:p>
          </table:table-cell>
        </table:table-row>
        <table:table-row table:style-name="TableRow332">
          <table:table-cell table:style-name="TableCell333">
            <text:p text:style-name="P334">NANO_OS_IDLE_TASK_CALLBACK_ENABLED</text:p>
          </table:table-cell>
          <table:table-cell table:style-name="TableCell335">
            <text:p text:style-name="P336">Enable Idle task callback</text:p>
          </table:table-cell>
        </table:table-row>
        <table:table-row table:style-name="TableRow337">
          <table:table-cell table:style-name="TableCell338">
            <text:p text:style-name="P339">NANO_OS_TICK_CALLBACK_ENABLED</text:p>
          </table:table-cell>
          <table:table-cell table:style-name="TableCell340">
            <text:p text:style-name="P341">Enable tick interrupt callback</text:p>
          </table:table-cell>
        </table:table-row>
        <table:table-row table:style-name="TableRow342">
          <table:table-cell table:style-name="TableCell343">
            <text:p text:style-name="P344">NANO_OS_ISR_REQUEST_ERROR_CALLBACK_ENABLED</text:p>
          </table:table-cell>
          <table:table-cell table:style-name="TableCell345">
            <text:p text:style-name="P346">Enable interrupt service error callback</text:p>
          </table:table-cell>
        </table:table-row>
        <table:table-row table:style-name="TableRow347">
          <table:table-cell table:style-name="TableCell348">
            <text:p text:style-name="P349">NANO_OS_SEGGER_GDB_RTOS_PLUGIN_ENABLED</text:p>
          </table:table-cell>
          <table:table-cell table:style-name="TableCell350">
            <text:p text:style-name="P351">Enable debug information for Segger GDB RTOS plugin</text:p>
          </table:table-cell>
        </table:table-row>
      </table:table>
      <text:p text:style-name="Normal"/>
      <text:h text:style-name="Titre2" text:outline-level="2"><text:bookmark-start text:name="_Toc504715805"/>Tasks<text:bookmark-end text:name="_Toc504715805"/></text:h>
      <table:table table:style-name="Table352">
        <table:table-columns>
          <table:table-column table:style-name="TableColumn353"/>
          <table:table-column table:style-name="TableColumn354"/>
        </table:table-columns>
        <table:table-row table:style-name="TableRow355">
          <table:table-cell table:style-name="TableCell356">
            <text:p text:style-name="P357">Value</text:p>
          </table:table-cell>
          <table:table-cell table:style-name="TableCell358">
            <text:p text:style-name="P359">Description</text:p>
          </table:table-cell>
        </table:table-row>
        <table:table-row table:style-name="TableRow360">
          <table:table-cell table:style-name="TableCell361">
            <text:p text:style-name="P362">NANO_OS_TASK_NAME_ENABLED</text:p>
          </table:table-cell>
          <table:table-cell table:style-name="TableCell363">
            <text:p text:style-name="P364">Enable to associate a name to a task</text:p>
          </table:table-cell>
        </table:table-row>
        <table:table-row table:style-name="TableRow365">
          <table:table-cell table:style-name="TableCell366">
            <text:p text:style-name="P367">NANO_OS_TASK_SLEEP_ENABLED</text:p>
          </table:table-cell>
          <table:table-cell table:style-name="TableCell368">
            <text:p text:style-name="P369">Enable NANO_OS_TASK_Sleep() system call</text:p>
          </table:table-cell>
        </table:table-row>
        <table:table-row table:style-name="TableRow370">
          <table:table-cell table:style-name="TableCell371">
            <text:p text:style-name="P372">NANO_OS_TASK_JOIN_ENABLED</text:p>
          </table:table-cell>
          <table:table-cell table:style-name="TableCell373">
            <text:p text:style-name="P374">Enable NANO_OS_TASK_Join() system call</text:p>
          </table:table-cell>
        </table:table-row>
        <table:table-row table:style-name="TableRow375">
          <table:table-cell table:style-name="TableCell376">
            <text:p text:style-name="P377">NANO_OS_TASK_GET_ENABLED</text:p>
          </table:table-cell>
          <table:table-cell table:style-name="TableCell378">
            <text:p text:style-name="P379">Enable NANO_OS_TASK_Get() system call</text:p>
          </table:table-cell>
        </table:table-row>
      </table:table>
      <text:p text:style-name="Normal"/>
      <text:h text:style-name="Titre2" text:outline-level="2"><text:bookmark-start text:name="_Toc504715806"/>Synchronization objects<text:bookmark-end text:name="_Toc504715806"/></text:h>
      <table:table table:style-name="Table380">
        <table:table-columns>
          <table:table-column table:style-name="TableColumn381"/>
          <table:table-column table:style-name="TableColumn382"/>
        </table:table-columns>
        <table:table-row table:style-name="TableRow383">
          <table:table-cell table:style-name="TableCell384">
            <text:p text:style-name="P385">Value</text:p>
          </table:table-cell>
          <table:table-cell table:style-name="TableCell386">
            <text:p text:style-name="P387">Description</text:p>
          </table:table-cell>
        </table:table-row>
        <table:table-row table:style-name="TableRow388">
          <table:table-cell table:style-name="TableCell389">
            <text:p text:style-name="P390">NANO_OS_WAIT_OBJECT_DESTROY_ENABLED</text:p>
          </table:table-cell>
          <table:table-cell table:style-name="TableCell391">
            <text:p text:style-name="P392">Enable destruction of synchronization objects</text:p>
          </table:table-cell>
        </table:table-row>
        <table:table-row table:style-name="TableRow393">
          <table:table-cell table:style-name="TableCell394">
            <text:p text:style-name="P395">NANO_OS_WAIT_OBJECT_LIST_ENABLED</text:p>
          </table:table-cell>
          <table:table-cell table:style-name="TableCell396">
            <text:p text:style-name="P397">Keep a list of all created synchronization objects</text:p>
          </table:table-cell>
        </table:table-row>
        <table:table-row table:style-name="TableRow398">
          <table:table-cell table:style-name="TableCell399">
            <text:p text:style-name="P400">NANO_OS_WAIT_OBJECT_NAME_ENABLED</text:p>
          </table:table-cell>
          <table:table-cell table:style-name="TableCell401">
            <text:p text:style-name="P402">Enable to associate a name to a synchronization object</text:p>
          </table:table-cell>
        </table:table-row>
      </table:table>
      <text:p text:style-name="Normal"/>
      <text:h text:style-name="Titre3" text:outline-level="3"><text:bookmark-start text:name="_Toc504715807"/>Semaphore<text:bookmark-end text:name="_Toc504715807"/></text:h>
      <table:table table:style-name="Table403">
        <table:table-columns>
          <table:table-column table:style-name="TableColumn404"/>
          <table:table-column table:style-name="TableColumn405"/>
        </table:table-columns>
        <table:table-row table:style-name="TableRow406">
          <table:table-cell table:style-name="TableCell407">
            <text:p text:style-name="P408">Value</text:p>
          </table:table-cell>
          <table:table-cell table:style-name="TableCell409">
            <text:p text:style-name="P410">Description</text:p>
          </table:table-cell>
        </table:table-row>
        <table:table-row table:style-name="TableRow411">
          <table:table-cell table:style-name="TableCell412">
            <text:p text:style-name="P413">NANO_OS_SEMAPHORE_ENABLED</text:p>
          </table:table-cell>
          <table:table-cell table:style-name="TableCell414">
            <text:p text:style-name="P415">Enable the semaphore objects</text:p>
          </table:table-cell>
        </table:table-row>
        <table:table-row table:style-name="TableRow416">
          <table:table-cell table:style-name="TableCell417">
            <text:p text:style-name="P418">NANO_OS_SEMAPHORE_POSTFROMISR_ENABLED</text:p>
          </table:table-cell>
          <table:table-cell table:style-name="TableCell419">
            <text:p text:style-name="P420">Enable NANO_OS_SEMAPHORE_PostFromIsr() system call</text:p>
          </table:table-cell>
        </table:table-row>
        <table:table-row table:style-name="TableRow421">
          <table:table-cell table:style-name="TableCell422">
            <text:p text:style-name="P423">NANO_OS_SEMAPHORE_GETCOUNT_ENABLED</text:p>
          </table:table-cell>
          <table:table-cell table:style-name="TableCell424">
            <text:p text:style-name="P425">Enable NANO_OS_SEMAPHORE_GetCount() system call</text:p>
          </table:table-cell>
        </table:table-row>
        <table:table-row table:style-name="TableRow426">
          <table:table-cell table:style-name="TableCell427">
            <text:p text:style-name="P428">NANO_OS_SEMAPHORE_DESTROY_ENABLED</text:p>
          </table:table-cell>
          <table:table-cell table:style-name="TableCell429">
            <text:p text:style-name="P430">Enable NANO_OS_SEMAPHORE_Destroy() system call</text:p>
          </table:table-cell>
        </table:table-row>
        <table:table-row table:style-name="TableRow431">
          <table:table-cell table:style-name="TableCell432">
            <text:p text:style-name="P433">NANO_OS_SEMAPHORE_SETNAME_ENABLED</text:p>
          </table:table-cell>
          <table:table-cell table:style-name="TableCell434">
            <text:p text:style-name="P435">Enable NANO_OS_SEMAPHORE_SetName() system call</text:p>
          </table:table-cell>
        </table:table-row>
      </table:table>
      <text:p text:style-name="Normal"/>
      <text:h text:style-name="Titre3" text:outline-level="3"><text:bookmark-start text:name="_Toc504715808"/>Mutex<text:bookmark-end text:name="_Toc504715808"/></text:h>
      <table:table table:style-name="Table436">
        <table:table-columns>
          <table:table-column table:style-name="TableColumn437"/>
          <table:table-column table:style-name="TableColumn438"/>
        </table:table-columns>
        <table:table-row table:style-name="TableRow439">
          <table:table-cell table:style-name="TableCell440">
            <text:p text:style-name="P441">Value</text:p>
          </table:table-cell>
          <table:table-cell table:style-name="TableCell442">
            <text:p text:style-name="P443">Description</text:p>
          </table:table-cell>
        </table:table-row>
        <table:table-row table:style-name="TableRow444">
          <table:table-cell table:style-name="TableCell445">
            <text:p text:style-name="P446">NANO_OS_MUTEX_ENABLED</text:p>
          </table:table-cell>
          <table:table-cell table:style-name="TableCell447">
            <text:p text:style-name="P448">Enable the mutex objects</text:p>
          </table:table-cell>
        </table:table-row>
        <table:table-row table:style-name="TableRow449">
          <table:table-cell table:style-name="TableCell450">
            <text:p text:style-name="P451">NANO_OS_MUTEX_TRYLOCK_ENABLED</text:p>
          </table:table-cell>
          <table:table-cell table:style-name="TableCell452">
            <text:p text:style-name="P453">Enable NANO_OS_MUTEX_TryLock() system call</text:p>
          </table:table-cell>
        </table:table-row>
        <table:table-row table:style-name="TableRow454">
          <table:table-cell table:style-name="TableCell455">
            <text:p text:style-name="P456">NANO_OS_MUTEX_DESTROY_ENABLED</text:p>
          </table:table-cell>
          <table:table-cell table:style-name="TableCell457">
            <text:p text:style-name="P458">Enable NANO_OS_MUTEX_Destroy() system call</text:p>
          </table:table-cell>
        </table:table-row>
        <table:table-row table:style-name="TableRow459">
          <table:table-cell table:style-name="TableCell460">
            <text:p text:style-name="P461">NANO_OS_MUTEX_SETNAME_ENABLED</text:p>
          </table:table-cell>
          <table:table-cell table:style-name="TableCell462">
            <text:p text:style-name="P463">Enable NANO_OS_MUTEX_SetName()</text:p>
          </table:table-cell>
        </table:table-row>
      </table:table>
      <text:p text:style-name="Normal"/>
      <text:h text:style-name="Titre3" text:outline-level="3"><text:bookmark-start text:name="_Toc504715809"/>Condition variable<text:bookmark-end text:name="_Toc504715809"/></text:h>
      <table:table table:style-name="Table464">
        <table:table-columns>
          <table:table-column table:style-name="TableColumn465"/>
          <table:table-column table:style-name="TableColumn466"/>
        </table:table-columns>
        <table:table-row table:style-name="TableRow467">
          <table:table-cell table:style-name="TableCell468">
            <text:p text:style-name="P469">Value</text:p>
          </table:table-cell>
          <table:table-cell table:style-name="TableCell470">
            <text:p text:style-name="P471">Description</text:p>
          </table:table-cell>
        </table:table-row>
        <table:table-row table:style-name="TableRow472">
          <table:table-cell table:style-name="TableCell473">
            <text:p text:style-name="P474">NANO_OS_COND_VAR_ENABLED</text:p>
          </table:table-cell>
          <table:table-cell table:style-name="TableCell475">
            <text:p text:style-name="P476">Enable the condition variable objects</text:p>
          </table:table-cell>
        </table:table-row>
        <table:table-row table:style-name="TableRow477">
          <table:table-cell table:style-name="TableCell478">
            <text:p text:style-name="P479">NANO_OS_COND_VAR_DESTROY_ENABLED</text:p>
          </table:table-cell>
          <table:table-cell table:style-name="TableCell480">
            <text:p text:style-name="P481">Enable NANO_OS_COND_VAR_Destroy() system call</text:p>
          </table:table-cell>
        </table:table-row>
        <text:soft-page-break/>
        <table:table-row table:style-name="TableRow482">
          <table:table-cell table:style-name="TableCell483">
            <text:p text:style-name="P484">NANO_OS_COND_VAR_SIGNALFROMISR_ENABLED</text:p>
          </table:table-cell>
          <table:table-cell table:style-name="TableCell485">
            <text:p text:style-name="P486">Enable NANO_OS_COND_VAR_SignalFromIsr() system call</text:p>
          </table:table-cell>
        </table:table-row>
        <table:table-row table:style-name="TableRow487">
          <table:table-cell table:style-name="TableCell488">
            <text:p text:style-name="P489">NANO_OS_COND_VAR_SETNAME_ENABLED</text:p>
          </table:table-cell>
          <table:table-cell table:style-name="TableCell490">
            <text:p text:style-name="P491">Enable NANO_OS_COND_VAR_SetName() system call</text:p>
          </table:table-cell>
        </table:table-row>
      </table:table>
      <text:p text:style-name="Normal"/>
      <text:h text:style-name="Titre3" text:outline-level="3"><text:bookmark-start text:name="_Toc504715810"/>Flag set<text:bookmark-end text:name="_Toc504715810"/></text:h>
      <table:table table:style-name="Table492">
        <table:table-columns>
          <table:table-column table:style-name="TableColumn493"/>
          <table:table-column table:style-name="TableColumn494"/>
        </table:table-columns>
        <table:table-row table:style-name="TableRow495">
          <table:table-cell table:style-name="TableCell496">
            <text:p text:style-name="P497">Value</text:p>
          </table:table-cell>
          <table:table-cell table:style-name="TableCell498">
            <text:p text:style-name="P499">Description</text:p>
          </table:table-cell>
        </table:table-row>
        <table:table-row table:style-name="TableRow500">
          <table:table-cell table:style-name="TableCell501">
            <text:p text:style-name="P502">NANO_OS_FLAG_SET_ENABLED</text:p>
          </table:table-cell>
          <table:table-cell table:style-name="TableCell503">
            <text:p text:style-name="P504">Enable the flag set objects</text:p>
          </table:table-cell>
        </table:table-row>
        <table:table-row table:style-name="TableRow505">
          <table:table-cell table:style-name="TableCell506">
            <text:p text:style-name="P507">NANO_OS_FLAG_SET_SETFROMISR_ENABLED</text:p>
          </table:table-cell>
          <table:table-cell table:style-name="TableCell508">
            <text:p text:style-name="P509">Enable NANO_OS_FLAG_SET_SetFromIsr() system call</text:p>
          </table:table-cell>
        </table:table-row>
        <table:table-row table:style-name="TableRow510">
          <table:table-cell table:style-name="TableCell511">
            <text:p text:style-name="P512">NANO_OS_FLAG_SET_CLEAR_ENABLED</text:p>
          </table:table-cell>
          <table:table-cell table:style-name="TableCell513">
            <text:p text:style-name="P514">Enable NANO_OS_FLAG_SET_Clear() system call</text:p>
          </table:table-cell>
        </table:table-row>
        <table:table-row table:style-name="TableRow515">
          <table:table-cell table:style-name="TableCell516">
            <text:p text:style-name="P517">NANO_OS_FLAG_SET_CLEARFROMISR_ENABLED</text:p>
          </table:table-cell>
          <table:table-cell table:style-name="TableCell518">
            <text:p text:style-name="P519">Enable NANO_OS_FLAG_SET_ClearFromIsr() system call</text:p>
          </table:table-cell>
        </table:table-row>
        <table:table-row table:style-name="TableRow520">
          <table:table-cell table:style-name="TableCell521">
            <text:p text:style-name="P522">NANO_OS_FLAG_SET_DESTROY_ENABLED</text:p>
          </table:table-cell>
          <table:table-cell table:style-name="TableCell523">
            <text:p text:style-name="P524">Enable NANO_OS_FLAG_SET_Destroy() system call</text:p>
          </table:table-cell>
        </table:table-row>
        <table:table-row table:style-name="TableRow525">
          <table:table-cell table:style-name="TableCell526">
            <text:p text:style-name="P527">NANO_OS_FLAG_SET_SETNAME_ENABLED</text:p>
          </table:table-cell>
          <table:table-cell table:style-name="TableCell528">
            <text:p text:style-name="P529">Enable NANO_OS_FLAG_SET_SetName() system call</text:p>
          </table:table-cell>
        </table:table-row>
      </table:table>
      <text:p text:style-name="Normal"/>
      <text:h text:style-name="Titre3" text:outline-level="3"><text:bookmark-start text:name="_Toc504715811"/>Mailbox<text:bookmark-end text:name="_Toc504715811"/></text:h>
      <table:table table:style-name="Table530">
        <table:table-columns>
          <table:table-column table:style-name="TableColumn531"/>
          <table:table-column table:style-name="TableColumn532"/>
        </table:table-columns>
        <table:table-row table:style-name="TableRow533">
          <table:table-cell table:style-name="TableCell534">
            <text:p text:style-name="P535">Value</text:p>
          </table:table-cell>
          <table:table-cell table:style-name="TableCell536">
            <text:p text:style-name="P537">Description</text:p>
          </table:table-cell>
        </table:table-row>
        <table:table-row table:style-name="TableRow538">
          <table:table-cell table:style-name="TableCell539">
            <text:p text:style-name="P540">NANO_OS_MAILBOX_ENABLED</text:p>
          </table:table-cell>
          <table:table-cell table:style-name="TableCell541">
            <text:p text:style-name="P542">Enable the mailbox objects</text:p>
          </table:table-cell>
        </table:table-row>
        <table:table-row table:style-name="TableRow543">
          <table:table-cell table:style-name="TableCell544">
            <text:p text:style-name="P545">NANO_OS_MAILBOX_POSTFROMISR_ENABLED</text:p>
          </table:table-cell>
          <table:table-cell table:style-name="TableCell546">
            <text:p text:style-name="P547">Enable NANO_OS_MAILBOX_PostFromIsr() system call</text:p>
          </table:table-cell>
        </table:table-row>
        <table:table-row table:style-name="TableRow548">
          <table:table-cell table:style-name="TableCell549">
            <text:p text:style-name="P550">NANO_OS_MAILBOX_GETCOUNT_ENABLED</text:p>
          </table:table-cell>
          <table:table-cell table:style-name="TableCell551">
            <text:p text:style-name="P552">Enable NANO_OS_MAILBOX_GetCount() system call</text:p>
          </table:table-cell>
        </table:table-row>
        <table:table-row table:style-name="TableRow553">
          <table:table-cell table:style-name="TableCell554">
            <text:p text:style-name="P555">NANO_OS_MAILBOX_DESTROY_ENABLED</text:p>
          </table:table-cell>
          <table:table-cell table:style-name="TableCell556">
            <text:p text:style-name="P557">Enable NANO_OS_MAILBOX_Destroy() system call</text:p>
          </table:table-cell>
        </table:table-row>
        <table:table-row table:style-name="TableRow558">
          <table:table-cell table:style-name="TableCell559">
            <text:p text:style-name="P560">NANO_OS_MAILBOX_SETNAME_ENABLED</text:p>
          </table:table-cell>
          <table:table-cell table:style-name="TableCell561">
            <text:p text:style-name="P562">Enable NANO_OS_MAILBOX_SetName() system call</text:p>
          </table:table-cell>
        </table:table-row>
      </table:table>
      <text:p text:style-name="Normal"/>
      <text:h text:style-name="Titre3" text:outline-level="3"><text:bookmark-start text:name="_Toc504715812"/>Timer<text:bookmark-end text:name="_Toc504715812"/></text:h>
      <table:table table:style-name="Table563">
        <table:table-columns>
          <table:table-column table:style-name="TableColumn564"/>
          <table:table-column table:style-name="TableColumn565"/>
        </table:table-columns>
        <table:table-row table:style-name="TableRow566">
          <table:table-cell table:style-name="TableCell567">
            <text:p text:style-name="P568">Value</text:p>
          </table:table-cell>
          <table:table-cell table:style-name="TableCell569">
            <text:p text:style-name="P570">Description</text:p>
          </table:table-cell>
        </table:table-row>
        <table:table-row table:style-name="TableRow571">
          <table:table-cell table:style-name="TableCell572">
            <text:p text:style-name="P573">NANO_OS_TIMER_ENABLED</text:p>
          </table:table-cell>
          <table:table-cell table:style-name="TableCell574">
            <text:p text:style-name="P575">Enable the timer objects</text:p>
          </table:table-cell>
        </table:table-row>
        <table:table-row table:style-name="TableRow576">
          <table:table-cell table:style-name="TableCell577">
            <text:p text:style-name="P578">NANO_OS_TIMER_DESTROY_ENABLED</text:p>
          </table:table-cell>
          <table:table-cell table:style-name="TableCell579">
            <text:p text:style-name="P580">Enable NANO_OS_TIMER_Destroy() system call</text:p>
          </table:table-cell>
        </table:table-row>
        <table:table-row table:style-name="TableRow581">
          <table:table-cell table:style-name="TableCell582">
            <text:p text:style-name="P583">NANO_OS_TIMER_TASK_STACK_SIZE</text:p>
          </table:table-cell>
          <table:table-cell table:style-name="TableCell584">
            <text:p text:style-name="P585">Size of the timer task stack in number of elements</text:p>
          </table:table-cell>
        </table:table-row>
      </table:table>
      <text:p text:style-name="Normal"/>
      <text:h text:style-name="Titre3" text:outline-level="3"><text:bookmark-start text:name="_Toc504715813"/>Waitable timer<text:bookmark-end text:name="_Toc504715813"/></text:h>
      <table:table table:style-name="Table586">
        <table:table-columns>
          <table:table-column table:style-name="TableColumn587"/>
          <table:table-column table:style-name="TableColumn588"/>
        </table:table-columns>
        <table:table-row table:style-name="TableRow589">
          <table:table-cell table:style-name="TableCell590">
            <text:p text:style-name="P591">Value</text:p>
          </table:table-cell>
          <table:table-cell table:style-name="TableCell592">
            <text:p text:style-name="P593">Description</text:p>
          </table:table-cell>
        </table:table-row>
        <table:table-row table:style-name="TableRow594">
          <table:table-cell table:style-name="TableCell595">
            <text:p text:style-name="P596">NANO_OS_WAITABLE_TIMER_ENABLED</text:p>
          </table:table-cell>
          <table:table-cell table:style-name="TableCell597">
            <text:p text:style-name="P598">Enable the waitable timer objects</text:p>
          </table:table-cell>
        </table:table-row>
        <table:table-row table:style-name="TableRow599">
          <table:table-cell table:style-name="TableCell600">
            <text:p text:style-name="P601">NANO_OS_WAITABLE_TIMER_DESTROY_ENABLED</text:p>
          </table:table-cell>
          <table:table-cell table:style-name="TableCell602">
            <text:p text:style-name="P603">Enable NANO_OS_WAITABLE_TIMER_Destroy() system call</text:p>
          </table:table-cell>
        </table:table-row>
        <table:table-row table:style-name="TableRow604">
          <table:table-cell table:style-name="TableCell605">
            <text:p text:style-name="P606">NANO_OS_WAITABLE_TIMER_SETNAME_ENABLED</text:p>
          </table:table-cell>
          <table:table-cell table:style-name="TableCell607">
            <text:p text:style-name="P608">Enable NANO_OS_WAITABLE_TIMER_SetName() system call</text:p>
          </table:table-cell>
        </table:table-row>
      </table:table>
      <text:p text:style-name="Normal"/>
      <text:p text:style-name="Normal"/>
      <text:h text:style-name="Titre2" text:outline-level="2"><text:bookmark-start text:name="_Toc504715814"/>Modules<text:bookmark-end text:name="_Toc504715814"/></text:h>
      <text:p text:style-name="Normal"/>
      <table:table table:style-name="Table609">
        <table:table-columns>
          <table:table-column table:style-name="TableColumn610"/>
          <table:table-column table:style-name="TableColumn611"/>
        </table:table-columns>
        <table:table-row table:style-name="TableRow612">
          <table:table-cell table:style-name="TableCell613">
            <text:p text:style-name="P614">Value</text:p>
          </table:table-cell>
          <table:table-cell table:style-name="TableCell615">
            <text:p text:style-name="P616">Description</text:p>
          </table:table-cell>
        </table:table-row>
        <table:table-row table:style-name="TableRow617">
          <table:table-cell table:style-name="TableCell618">
            <text:p text:style-name="P619">NANO_OS_MODULES_ENABLED</text:p>
          </table:table-cell>
          <table:table-cell table:style-name="TableCell620">
            <text:p text:style-name="P621">Enable Nano OS modules</text:p>
          </table:table-cell>
        </table:table-row>
      </table:table>
      <text:p text:style-name="Normal"/>
      <text:h text:style-name="Titre3" text:outline-level="3"><text:bookmark-start text:name="_Toc504715815"/>Trace module<text:bookmark-end text:name="_Toc504715815"/></text:h>
      <table:table table:style-name="Table622">
        <table:table-columns>
          <table:table-column table:style-name="TableColumn623"/>
          <table:table-column table:style-name="TableColumn624"/>
        </table:table-columns>
        <table:table-row table:style-name="TableRow625">
          <table:table-cell table:style-name="TableCell626">
            <text:p text:style-name="P627">Value</text:p>
          </table:table-cell>
          <table:table-cell table:style-name="TableCell628">
            <text:p text:style-name="P629">Description</text:p>
          </table:table-cell>
        </table:table-row>
        <table:table-row table:style-name="TableRow630">
          <table:table-cell table:style-name="TableCell631">
            <text:p text:style-name="P632">NANO_OS_TRACE_ENABLED</text:p>
          </table:table-cell>
          <table:table-cell table:style-name="TableCell633">
            <text:p text:style-name="P634">Enable the trace module</text:p>
          </table:table-cell>
        </table:table-row>
      </table:table>
      <text:p text:style-name="Normal"/>
      <text:h text:style-name="Titre3" text:outline-level="3"><text:bookmark-start text:name="_Toc504715816"/>Heap module<text:bookmark-end text:name="_Toc504715816"/></text:h>
      <table:table table:style-name="Table635">
        <table:table-columns>
          <table:table-column table:style-name="TableColumn636"/>
          <table:table-column table:style-name="TableColumn637"/>
        </table:table-columns>
        <table:table-row table:style-name="TableRow638">
          <table:table-cell table:style-name="TableCell639">
            <text:p text:style-name="P640">Value</text:p>
          </table:table-cell>
          <table:table-cell table:style-name="TableCell641">
            <text:p text:style-name="P642">Description</text:p>
          </table:table-cell>
        </table:table-row>
        <table:table-row table:style-name="TableRow643">
          <table:table-cell table:style-name="TableCell644">
            <text:p text:style-name="P645">NANO_OS_HEAP_ENABLED</text:p>
          </table:table-cell>
          <table:table-cell table:style-name="TableCell646">
            <text:p text:style-name="P647">Enable the heap module</text:p>
          </table:table-cell>
        </table:table-row>
        <table:table-row table:style-name="TableRow648">
          <table:table-cell table:style-name="TableCell649">
            <text:p text:style-name="P650">NANO_OS_HEAP_FREE_ENABLED</text:p>
          </table:table-cell>
          <table:table-cell table:style-name="TableCell651">
            <text:p text:style-name="P652">Enable NANO_OS_HEAP_Free() system call</text:p>
          </table:table-cell>
        </table:table-row>
        <table:table-row table:style-name="TableRow653">
          <table:table-cell table:style-name="TableCell654">
            <text:p text:style-name="P655">NANO_OS_HEAP_MERGE_FREE_BLOCKS_ENABLED</text:p>
          </table:table-cell>
          <table:table-cell table:style-name="TableCell656">
            <text:p text:style-name="P657">Enable the heap capacity to merge de-allocated blocks in memory if possible (contiguous blocks)</text:p>
          </table:table-cell>
        </table:table-row>
        <table:table-row table:style-name="TableRow658">
          <table:table-cell table:style-name="TableCell659">
            <text:p text:style-name="P660">NANO_OS_HEAP_GETSTATS_ENABLED</text:p>
          </table:table-cell>
          <table:table-cell table:style-name="TableCell661">
            <text:p text:style-name="P662">Enable NANO_OS_HEAP_GetStats() system call</text:p>
          </table:table-cell>
        </table:table-row>
        <table:table-row table:style-name="TableRow663">
          <table:table-cell table:style-name="TableCell664">
            <text:p text:style-name="P665">NANO_OS_HEAP_CONSOLE_CMD_ENABLED</text:p>
          </table:table-cell>
          <table:table-cell table:style-name="TableCell666">
            <text:p text:style-name="P667">Enable the heap commands in Nano OS console module</text:p>
          </table:table-cell>
        </table:table-row>
      </table:table>
      <text:p text:style-name="Normal"/>
      <text:h text:style-name="Titre3" text:outline-level="3"><text:bookmark-start text:name="_Toc504715817"/>Console module<text:bookmark-end text:name="_Toc504715817"/></text:h>
      <table:table table:style-name="Table668">
        <table:table-columns>
          <table:table-column table:style-name="TableColumn669"/>
          <table:table-column table:style-name="TableColumn670"/>
        </table:table-columns>
        <table:table-row table:style-name="TableRow671">
          <table:table-cell table:style-name="TableCell672">
            <text:p text:style-name="P673">Value</text:p>
          </table:table-cell>
          <table:table-cell table:style-name="TableCell674">
            <text:p text:style-name="P675">Description</text:p>
          </table:table-cell>
        </table:table-row>
        <table:table-row table:style-name="TableRow676">
          <table:table-cell table:style-name="TableCell677">
            <text:p text:style-name="P678">NANO_OS_CONSOLE_ENABLED</text:p>
          </table:table-cell>
          <table:table-cell table:style-name="TableCell679">
            <text:p text:style-name="P680">Enable the console module</text:p>
          </table:table-cell>
        </table:table-row>
        <table:table-row table:style-name="TableRow681">
          <table:table-cell table:style-name="TableCell682">
            <text:p text:style-name="P683">NANO_OS_CONSOLE_TASK_PRIORITY</text:p>
          </table:table-cell>
          <table:table-cell table:style-name="TableCell684">
            <text:p text:style-name="P685">Priority level of the console task</text:p>
          </table:table-cell>
        </table:table-row>
        <table:table-row table:style-name="TableRow686">
          <table:table-cell table:style-name="TableCell687">
            <text:p text:style-name="P688">NANO_OS_CONSOLE_TASK_STACK_SIZE</text:p>
          </table:table-cell>
          <table:table-cell table:style-name="TableCell689">
            <text:p text:style-name="P690">Size of the console task stack in number of elements</text:p>
          </table:table-cell>
        </table:table-row>
        <table:table-row table:style-name="TableRow691">
          <table:table-cell table:style-name="TableCell692">
            <text:p text:style-name="P693">NANO_OS_CONSOLE_CMD_BUFFER_SIZE</text:p>
          </table:table-cell>
          <table:table-cell table:style-name="TableCell694">
            <text:p text:style-name="P695">Size of the console command buffer in number of characters (must be big enough to store a whole command line)</text:p>
          </table:table-cell>
        </table:table-row>
        <table:table-row table:style-name="TableRow696">
          <table:table-cell table:style-name="TableCell697">
            <text:p text:style-name="P698">NANO_OS_CONSOLE_HISTORY_CMD_ENTRY_COUNT</text:p>
          </table:table-cell>
          <table:table-cell table:style-name="TableCell699">
            <text:p text:style-name="P700">Number of commands stored into history (0 = history disabled)</text:p>
          </table:table-cell>
        </table:table-row>
      </table:table>
      <text:p text:style-name="Normal"/>
      <text:h text:style-name="Titre3" text:outline-level="3"><text:bookmark-start text:name="_Toc504715818"/>Debug module<text:bookmark-end text:name="_Toc504715818"/></text:h>
      <table:table table:style-name="Table701">
        <table:table-columns>
          <table:table-column table:style-name="TableColumn702"/>
          <table:table-column table:style-name="TableColumn703"/>
        </table:table-columns>
        <table:table-row table:style-name="TableRow704">
          <table:table-cell table:style-name="TableCell705">
            <text:p text:style-name="P706">Value</text:p>
          </table:table-cell>
          <table:table-cell table:style-name="TableCell707">
            <text:p text:style-name="P708">Description</text:p>
          </table:table-cell>
        </table:table-row>
        <table:table-row table:style-name="TableRow709">
          <table:table-cell table:style-name="TableCell710">
            <text:p text:style-name="P711">NANO_OS_DEBUG_ENABLED</text:p>
          </table:table-cell>
          <table:table-cell table:style-name="TableCell712">
            <text:p text:style-name="P713">Enable the debug module</text:p>
          </table:table-cell>
        </table:table-row>
        <table:table-row table:style-name="TableRow714">
          <table:table-cell table:style-name="TableCell715">
            <text:p text:style-name="P716">NANO_OS_DEBUG_TASK_PRIORITY</text:p>
          </table:table-cell>
          <table:table-cell table:style-name="TableCell717">
            <text:p text:style-name="P718">Priority level of the debug task</text:p>
          </table:table-cell>
        </table:table-row>
        <table:table-row table:style-name="TableRow719">
          <table:table-cell table:style-name="TableCell720">
            <text:p text:style-name="P721">NANO_OS_DEBUG_TASK_STACK_SIZE</text:p>
          </table:table-cell>
          <table:table-cell table:style-name="TableCell722">
            <text:p text:style-name="P723">Size of the debug task stack in number of elements</text:p>
          </table:table-cell>
        </table:table-row>
        <table:table-row table:style-name="TableRow724">
          <table:table-cell table:style-name="TableCell725">
            <text:p text:style-name="P726">NANO_OS_DEBUG_TASK_REQS_ENABLED</text:p>
          </table:table-cell>
          <table:table-cell table:style-name="TableCell727">
            <text:p text:style-name="P728">Enable the task requests in the debug module</text:p>
          </table:table-cell>
        </table:table-row>
        <table:table-row table:style-name="TableRow729">
          <table:table-cell table:style-name="TableCell730">
            <text:p text:style-name="P731">NANO_OS_DEBUG_WAIT_OBJECT_REQS_ENABLED</text:p>
          </table:table-cell>
          <table:table-cell table:style-name="TableCell732">
            <text:p text:style-name="P733">Enable the wait object requests in the debug module</text:p>
          </table:table-cell>
        </table:table-row>
        <table:table-row table:style-name="TableRow734">
          <table:table-cell table:style-name="TableCell735">
            <text:p text:style-name="P736">NANO_OS_DEBUG_MEMORY_REQS_ENABLED</text:p>
          </table:table-cell>
          <table:table-cell table:style-name="TableCell737">
            <text:p text:style-name="P738">Enable the memory access requests in the debug module</text:p>
          </table:table-cell>
        </table:table-row>
      </table:table>
      <text:p text:style-name="Normal"/>
      <text:p text:style-name="Normal"/>
      <text:p text:style-name="P739"/>
      <text:h text:style-name="Titre1" text:outline-level="1"><text:bookmark-start text:name="_Toc500260972"/><text:bookmark-start text:name="_Toc501523432"/><text:bookmark-start text:name="_Toc503197942"/><text:bookmark-start text:name="_Toc503422622"/></text:h>
      <text:h text:style-name="Titre1" text:outline-level="1"><text:bookmark-start text:name="_Toc504715819"/>API<text:bookmark-end text:name="_Toc500260972"/><text:bookmark-end text:name="_Toc501523432"/><text:bookmark-end text:name="_Toc503197942"/><text:bookmark-end text:name="_Toc503422622"/><text:bookmark-end text:name="_Toc504715819"/></text:h>
      <text:h text:style-name="Titre2" text:outline-level="2"><text:bookmark-start text:name="_Toc501523433"/><text:bookmark-start text:name="_Toc503197943"/><text:bookmark-start text:name="_Toc503422623"/><text:bookmark-start text:name="_Toc504715820"/>Datatypes<text:bookmark-end text:name="_Toc501523433"/><text:bookmark-end text:name="_Toc503197943"/><text:bookmark-end text:name="_Toc503422623"/><text:bookmark-end text:name="_Toc504715820"/></text:h>
      <text:h text:style-name="Titre3" text:outline-level="3"><text:bookmark-start text:name="_Toc501523434"/><text:bookmark-start text:name="_Toc503197944"/><text:bookmark-start text:name="_Toc503422624"/><text:bookmark-start text:name="_Toc504715821"/>Basic types<text:bookmark-end text:name="_Toc501523434"/><text:bookmark-end text:name="_Toc503197944"/><text:bookmark-end text:name="_Toc503422624"/><text:bookmark-end text:name="_Toc504715821"/></text:h>
      <text:p text:style-name="Normal"/>
      <text:p text:style-name="Normal">Nano OS uses the same datatypes names for integers, floating point and boolean for all its ports to ensure the code portability. It is based mainly on &lt;stdint.h&gt; and &lt;stdbool.h&gt; definitions:</text:p>
      <table:table table:style-name="Table740">
        <table:table-columns>
          <table:table-column table:style-name="TableColumn741"/>
          <table:table-column table:style-name="TableColumn742"/>
        </table:table-columns>
        <table:table-row table:style-name="TableRow743">
          <table:table-cell table:style-name="TableCell744">
            <text:p text:style-name="P745">Name</text:p>
          </table:table-cell>
          <table:table-cell table:style-name="TableCell746">
            <text:p text:style-name="P747">Description</text:p>
          </table:table-cell>
        </table:table-row>
        <table:table-row table:style-name="TableRow748">
          <table:table-cell table:style-name="TableCell749">
            <text:p text:style-name="P750">int8_t</text:p>
          </table:table-cell>
          <table:table-cell table:style-name="TableCell751">
            <text:p text:style-name="P752">8 bits signed integer</text:p>
          </table:table-cell>
        </table:table-row>
        <table:table-row table:style-name="TableRow753">
          <table:table-cell table:style-name="TableCell754">
            <text:p text:style-name="P755">uint8_t</text:p>
          </table:table-cell>
          <table:table-cell table:style-name="TableCell756">
            <text:p text:style-name="P757">8 bits unsigned integer</text:p>
          </table:table-cell>
        </table:table-row>
        <table:table-row table:style-name="TableRow758">
          <table:table-cell table:style-name="TableCell759">
            <text:p text:style-name="P760">int16_t</text:p>
          </table:table-cell>
          <table:table-cell table:style-name="TableCell761">
            <text:p text:style-name="P762">16 bits signed integer</text:p>
          </table:table-cell>
        </table:table-row>
        <table:table-row table:style-name="TableRow763">
          <table:table-cell table:style-name="TableCell764">
            <text:p text:style-name="P765">uint16_t</text:p>
          </table:table-cell>
          <table:table-cell table:style-name="TableCell766">
            <text:p text:style-name="P767">16 bits unsigned integer</text:p>
          </table:table-cell>
        </table:table-row>
        <table:table-row table:style-name="TableRow768">
          <table:table-cell table:style-name="TableCell769">
            <text:p text:style-name="P770">int32_t</text:p>
          </table:table-cell>
          <table:table-cell table:style-name="TableCell771">
            <text:p text:style-name="P772">32 bits signed integer</text:p>
          </table:table-cell>
        </table:table-row>
        <table:table-row table:style-name="TableRow773">
          <table:table-cell table:style-name="TableCell774">
            <text:p text:style-name="P775">uint32_t</text:p>
          </table:table-cell>
          <table:table-cell table:style-name="TableCell776">
            <text:p text:style-name="P777">32 bits unsigned integer</text:p>
          </table:table-cell>
        </table:table-row>
        <table:table-row table:style-name="TableRow778">
          <table:table-cell table:style-name="TableCell779">
            <text:p text:style-name="P780">int64_t</text:p>
          </table:table-cell>
          <table:table-cell table:style-name="TableCell781">
            <text:p text:style-name="P782">64 bits signed integer</text:p>
          </table:table-cell>
        </table:table-row>
        <table:table-row table:style-name="TableRow783">
          <table:table-cell table:style-name="TableCell784">
            <text:p text:style-name="P785">uint64_t</text:p>
          </table:table-cell>
          <table:table-cell table:style-name="TableCell786">
            <text:p text:style-name="P787">64 bits unsigned integer</text:p>
          </table:table-cell>
        </table:table-row>
        <table:table-row table:style-name="TableRow788">
          <table:table-cell table:style-name="TableCell789">
            <text:p text:style-name="P790">bool</text:p>
          </table:table-cell>
          <table:table-cell table:style-name="TableCell791">
            <text:p text:style-name="P792">boolean value, may be an uint8_t or a built-in compiler type.<text:line-break/>Either way, the<text:s/><text:span text:style-name="T793">true</text:span><text:s/>and<text:s/><text:span text:style-name="T794">false</text:span><text:s/>keyword are defined and can be used to evaluate or modify a boolean.</text:p>
          </table:table-cell>
        </table:table-row>
        <table:table-row table:style-name="TableRow795">
          <table:table-cell table:style-name="TableCell796">
            <text:p text:style-name="P797"/>
          </table:table-cell>
          <table:table-cell table:style-name="TableCell798">
            <text:p text:style-name="P799"/>
          </table:table-cell>
        </table:table-row>
        <table:table-row table:style-name="TableRow800">
          <table:table-cell table:style-name="TableCell801">
            <text:p text:style-name="P802">nano_os_stack_t</text:p>
          </table:table-cell>
          <table:table-cell table:style-name="TableCell803">
            <text:p text:style-name="P804">Integer which can hold a stack element. Generally uint32_t on 32 bits CPU, uint16_t on 16 bits CPU and uint8_t on 8 bits CPU.</text:p>
          </table:table-cell>
        </table:table-row>
        <table:table-row table:style-name="TableRow805">
          <table:table-cell table:style-name="TableCell806">
            <text:p text:style-name="P807">nano_os_int_status_reg_t</text:p>
          </table:table-cell>
          <table:table-cell table:style-name="TableCell808">
            <text:p text:style-name="P809">Integer which can hold a CPU interrupt status register.</text:p>
          </table:table-cell>
        </table:table-row>
      </table:table>
      <text:p text:style-name="Normal"/>
      <text:h text:style-name="Titre3" text:outline-level="3"><text:bookmark-start text:name="_Toc501523435"/><text:bookmark-start text:name="_Toc503197945"/><text:bookmark-start text:name="_Toc503422625"/><text:bookmark-start text:name="_Toc504715822"/>Structures<text:bookmark-end text:name="_Toc501523435"/><text:bookmark-end text:name="_Toc503197945"/><text:bookmark-end text:name="_Toc503422625"/><text:bookmark-end text:name="_Toc504715822"/></text:h>
      <text:h text:style-name="Titre4" text:outline-level="4">nano_os_version_t</text:h>
      <text:p text:style-name="Normal"/>
      <table:table table:style-name="Table810">
        <table:table-columns>
          <table:table-column table:style-name="TableColumn811"/>
          <table:table-column table:style-name="TableColumn812"/>
        </table:table-columns>
        <table:table-row table:style-name="TableRow813">
          <table:table-cell table:style-name="TableCell814">
            <text:p text:style-name="P815">Description</text:p>
          </table:table-cell>
          <table:table-cell table:style-name="TableCell816">
            <text:p text:style-name="P817">Represent a software version number</text:p>
          </table:table-cell>
        </table:table-row>
        <table:table-row table:style-name="TableRow818">
          <table:table-cell table:style-name="TableCell819">
            <text:p text:style-name="P820">Prototype</text:p>
          </table:table-cell>
          <table:table-cell table:style-name="TableCell821">
            <text:p text:style-name="P822">typedef struct _nano_os_version_t</text:p>
            <text:p text:style-name="P823">{</text:p>
            <text:p text:style-name="P824"><text:s text:c="4"/>uint8_t major;</text:p>
            <text:p text:style-name="P825"><text:s text:c="4"/>uint8_t minor;</text:p>
            <text:p text:style-name="P826"><text:span text:style-name="T827">} nano_os_version_t;</text:span></text:p>
          </table:table-cell>
        </table:table-row>
        <table:table-row table:style-name="TableRow828">
          <table:table-cell table:style-name="TableCell829">
            <text:p text:style-name="P830">Members</text:p>
          </table:table-cell>
          <table:table-cell table:style-name="TableCell831">
            <text:list text:style-name="LFO3" text:continue-numbering="true">
              <text:list-item>
                <text:p text:style-name="P832"><text:span text:style-name="T833">major</text:span>: major version number</text:p>
              </text:list-item>
              <text:list-item>
                <text:p text:style-name="P834"><text:span text:style-name="T835">minor</text:span>: minor version number</text:p>
              </text:list-item>
            </text:list>
          </table:table-cell>
        </table:table-row>
      </table:table>
      <text:p text:style-name="Normal"/>
      <text:h text:style-name="Titre4" text:outline-level="4">nano_os_task_init_data_t</text:h>
      <text:p text:style-name="Normal"/>
      <table:table table:style-name="Table836">
        <table:table-columns>
          <table:table-column table:style-name="TableColumn837"/>
          <table:table-column table:style-name="TableColumn838"/>
        </table:table-columns>
        <table:table-row table:style-name="TableRow839">
          <table:table-cell table:style-name="TableCell840">
            <text:p text:style-name="P841">Description</text:p>
          </table:table-cell>
          <table:table-cell table:style-name="TableCell842">
            <text:p text:style-name="P843">Contains the data needed to create a task</text:p>
          </table:table-cell>
        </table:table-row>
        <table:table-row table:style-name="TableRow844">
          <table:table-cell table:style-name="TableCell845">
            <text:p text:style-name="P846">Prototype</text:p>
          </table:table-cell>
          <table:table-cell table:style-name="TableCell847">
            <text:p text:style-name="P848">typedef struct _nano_os_task_init_data_t</text:p>
            <text:p text:style-name="P849">{</text:p>
            <text:p text:style-name="P850"><text:s text:c="4"/>const char* name;</text:p>
            <text:p text:style-name="P851"><text:s text:c="4"/>uint8_t base_priority;</text:p>
            <text:soft-page-break/>
            <text:p text:style-name="P852"><text:s text:c="4"/>nano_os_stack_t* stack_origin;</text:p>
            <text:p text:style-name="P853"><text:s text:c="4"/>size_t stack_size;</text:p>
            <text:p text:style-name="P854"><text:s text:c="4"/>fp_nano_os_task_func_t task_func;</text:p>
            <text:p text:style-name="P855"><text:s text:c="4"/>void* param;</text:p>
            <text:p text:style-name="P856"><text:s text:c="4"/>nano_os_port_task_init_data_t port_init_data;</text:p>
            <text:p text:style-name="P857"><text:span text:style-name="T858">} nano_os_task_init_data_t;</text:span></text:p>
          </table:table-cell>
        </table:table-row>
        <text:soft-page-break/>
        <table:table-row table:style-name="TableRow859">
          <table:table-cell table:style-name="TableCell860">
            <text:p text:style-name="P861">Members</text:p>
          </table:table-cell>
          <table:table-cell table:style-name="TableCell862">
            <text:list text:style-name="LFO3" text:continue-numbering="true">
              <text:list-item>
                <text:p text:style-name="P863"><text:span text:style-name="T864">name</text:span>: pointer to the string containing the task name</text:p>
              </text:list-item>
              <text:list-item>
                <text:p text:style-name="P865"><text:span text:style-name="T866">base_priority</text:span>: task priority level</text:p>
              </text:list-item>
              <text:list-item>
                <text:p text:style-name="P867"><text:span text:style-name="T868">stack_origin</text:span>: pointer to the lowest address of the task stack</text:p>
              </text:list-item>
              <text:list-item>
                <text:p text:style-name="P869"><text:span text:style-name="T870">stack_size</text:span>: size of the task stack in number of stack elements</text:p>
              </text:list-item>
              <text:list-item>
                <text:p text:style-name="P871"><text:span text:style-name="T872">task_func</text:span>: pointer to the function which will execute the task code</text:p>
              </text:list-item>
              <text:list-item>
                <text:p text:style-name="P873"><text:span text:style-name="T874">port_init_data:</text:span><text:s/>port specific initialization data, described in the port user guide</text:p>
              </text:list-item>
            </text:list>
          </table:table-cell>
        </table:table-row>
      </table:table>
      <text:p text:style-name="Normal"/>
      <text:h text:style-name="Titre4" text:outline-level="4">nano_os_isr_service_request_t</text:h>
      <text:p text:style-name="Normal"/>
      <table:table table:style-name="Table875">
        <table:table-columns>
          <table:table-column table:style-name="TableColumn876"/>
          <table:table-column table:style-name="TableColumn877"/>
        </table:table-columns>
        <table:table-row table:style-name="TableRow878">
          <table:table-cell table:style-name="TableCell879">
            <text:p text:style-name="P880">Description</text:p>
          </table:table-cell>
          <table:table-cell table:style-name="TableCell881">
            <text:p text:style-name="P882">Contains the data needed to execute a deferred syscall request</text:p>
          </table:table-cell>
        </table:table-row>
        <table:table-row table:style-name="TableRow883">
          <table:table-cell table:style-name="TableCell884">
            <text:p text:style-name="P885">Prototype</text:p>
          </table:table-cell>
          <table:table-cell table:style-name="TableCell886">
            <text:p text:style-name="P887">typedef struct _nano_os_isr_service_request_t</text:p>
            <text:p text:style-name="P888">{</text:p>
            <text:p text:style-name="P889"><text:s text:c="4"/>fp_nano_os_isr_func_t service_func;</text:p>
            <text:p text:style-name="P890"><text:s text:c="4"/>void* object;</text:p>
            <text:p text:style-name="P891"><text:s text:c="4"/>uint32_t param1;</text:p>
            <text:p text:style-name="P892"><text:s text:c="4"/>uint32_t param2;</text:p>
            <text:p text:style-name="P893"><text:span text:style-name="T894">} nano_os_isr_service_request_t;</text:span></text:p>
          </table:table-cell>
        </table:table-row>
        <table:table-row table:style-name="TableRow895">
          <table:table-cell table:style-name="TableCell896">
            <text:p text:style-name="P897">Members</text:p>
          </table:table-cell>
          <table:table-cell table:style-name="TableCell898">
            <text:list text:style-name="LFO3" text:continue-numbering="true">
              <text:list-item>
                <text:p text:style-name="P899"><text:span text:style-name="T900">service_func</text:span>: pointer to syscall function to execute</text:p>
              </text:list-item>
              <text:list-item>
                <text:p text:style-name="P901"><text:span text:style-name="T902">object</text:span>: pointer to the synchronization object</text:p>
              </text:list-item>
              <text:list-item>
                <text:p text:style-name="P903"><text:span text:style-name="T904">param1</text:span>: first parameter of the syscall function</text:p>
              </text:list-item>
              <text:list-item>
                <text:p text:style-name="P905"><text:span text:style-name="T906">param2</text:span>: second parameter of the syscall function</text:p>
              </text:list-item>
            </text:list>
          </table:table-cell>
        </table:table-row>
      </table:table>
      <text:p text:style-name="Normal"/>
      <text:h text:style-name="Titre4" text:outline-level="4">nano_os_heap_stats_t</text:h>
      <text:p text:style-name="Normal"/>
      <table:table table:style-name="Table907">
        <table:table-columns>
          <table:table-column table:style-name="TableColumn908"/>
          <table:table-column table:style-name="TableColumn909"/>
        </table:table-columns>
        <table:table-row table:style-name="TableRow910">
          <table:table-cell table:style-name="TableCell911">
            <text:p text:style-name="P912">Description</text:p>
          </table:table-cell>
          <table:table-cell table:style-name="TableCell913">
            <text:p text:style-name="P914">Contains the heap usage statistics</text:p>
          </table:table-cell>
        </table:table-row>
        <table:table-row table:style-name="TableRow915">
          <table:table-cell table:style-name="TableCell916">
            <text:p text:style-name="P917">Prototype</text:p>
          </table:table-cell>
          <table:table-cell table:style-name="TableCell918">
            <text:p text:style-name="P919">typedef struct _nano_os_heap_stats_t</text:p>
            <text:p text:style-name="P920">{</text:p>
            <text:p text:style-name="P921"><text:s text:c="4"/>uint32_t allocated_memory;</text:p>
            <text:p text:style-name="P922"><text:s text:c="4"/>uint32_t allocated_blocks;</text:p>
            <text:p text:style-name="P923"><text:s text:c="4"/>uint32_t free_memory;</text:p>
            <text:p text:style-name="P924"><text:s text:c="4"/>uint32_t free_blocks;</text:p>
            <text:p text:style-name="P925"><text:span text:style-name="T926">} nano_os_heap_stats_t;</text:span></text:p>
          </table:table-cell>
        </table:table-row>
        <table:table-row table:style-name="TableRow927">
          <table:table-cell table:style-name="TableCell928">
            <text:p text:style-name="P929">Members</text:p>
          </table:table-cell>
          <table:table-cell table:style-name="TableCell930">
            <text:list text:style-name="LFO3" text:continue-numbering="true">
              <text:list-item>
                <text:p text:style-name="P931"><text:span text:style-name="T932">allocated_memory</text:span>: size of the allocated memory in bytes</text:p>
              </text:list-item>
              <text:list-item>
                <text:p text:style-name="P933"><text:span text:style-name="T934">allocated_blocks</text:span>: number of allocated memory blocks</text:p>
              </text:list-item>
              <text:list-item>
                <text:p text:style-name="P935"><text:span text:style-name="T936">free_memory</text:span>: size of the unallocated memory in bytes</text:p>
              </text:list-item>
              <text:list-item>
                <text:p text:style-name="P937"><text:span text:style-name="T938">free_blocks</text:span>: number of unallocated memory blocks</text:p>
              </text:list-item>
            </text:list>
          </table:table-cell>
        </table:table-row>
      </table:table>
      <text:p text:style-name="Normal"/>
      <text:h text:style-name="Titre4" text:outline-level="4">nano_os_console_cmd_desc_t</text:h>
      <text:p text:style-name="Normal"/>
      <table:table table:style-name="Table939">
        <table:table-columns>
          <table:table-column table:style-name="TableColumn940"/>
          <table:table-column table:style-name="TableColumn941"/>
        </table:table-columns>
        <table:table-row table:style-name="TableRow942">
          <table:table-cell table:style-name="TableCell943">
            <text:p text:style-name="P944">Description</text:p>
          </table:table-cell>
          <table:table-cell table:style-name="TableCell945">
            <text:p text:style-name="P946">Contains the description of a console command</text:p>
          </table:table-cell>
        </table:table-row>
        <table:table-row table:style-name="TableRow947">
          <table:table-cell table:style-name="TableCell948">
            <text:p text:style-name="P949">Prototype</text:p>
          </table:table-cell>
          <table:table-cell table:style-name="TableCell950">
            <text:p text:style-name="P951">typedef struct _nano_os_console_cmd_desc_t</text:p>
            <text:p text:style-name="P952">{</text:p>
            <text:soft-page-break/>
            <text:p text:style-name="P953"><text:s text:c="4"/>const char* name;</text:p>
            <text:p text:style-name="P954"><text:s text:c="4"/>const char* help;</text:p>
            <text:p text:style-name="P955"><text:s text:c="4"/>fp_nano_os_console_cmd_handler_t handler;</text:p>
            <text:p text:style-name="P956"><text:span text:style-name="T957">} nano_os_console_cmd_desc_t;</text:span></text:p>
          </table:table-cell>
        </table:table-row>
        <text:soft-page-break/>
        <table:table-row table:style-name="TableRow958">
          <table:table-cell table:style-name="TableCell959">
            <text:p text:style-name="P960">Members</text:p>
          </table:table-cell>
          <table:table-cell table:style-name="TableCell961">
            <text:list text:style-name="LFO3" text:continue-numbering="true">
              <text:list-item>
                <text:p text:style-name="P962"><text:span text:style-name="T963">name</text:span>: name of the command</text:p>
              </text:list-item>
              <text:list-item>
                <text:p text:style-name="P964"><text:span text:style-name="T965">help</text:span>: help message for the command</text:p>
              </text:list-item>
              <text:list-item>
                <text:p text:style-name="P966"><text:span text:style-name="T967">handler</text:span>: pointer to the function which will handle the command</text:p>
              </text:list-item>
            </text:list>
          </table:table-cell>
        </table:table-row>
      </table:table>
      <text:p text:style-name="Normal"/>
      <text:h text:style-name="Titre4" text:outline-level="4">nano_os_console_cmd_group_desc_t</text:h>
      <text:p text:style-name="Normal"/>
      <table:table table:style-name="Table968">
        <table:table-columns>
          <table:table-column table:style-name="TableColumn969"/>
          <table:table-column table:style-name="TableColumn970"/>
        </table:table-columns>
        <table:table-row table:style-name="TableRow971">
          <table:table-cell table:style-name="TableCell972">
            <text:p text:style-name="P973">Description</text:p>
          </table:table-cell>
          <table:table-cell table:style-name="TableCell974">
            <text:p text:style-name="P975">Contains the description of a group of console commands</text:p>
          </table:table-cell>
        </table:table-row>
        <table:table-row table:style-name="TableRow976">
          <table:table-cell table:style-name="TableCell977">
            <text:p text:style-name="P978">Prototype</text:p>
          </table:table-cell>
          <table:table-cell table:style-name="TableCell979">
            <text:p text:style-name="P980">typedef struct _nano_os_console_cmd_group_desc_t</text:p>
            <text:p text:style-name="P981">{</text:p>
            <text:p text:style-name="P982"><text:s text:c="4"/>const nano_os_console_cmd_desc_t* commands;</text:p>
            <text:p text:style-name="P983"><text:s text:c="4"/>uint32_t command_count;</text:p>
            <text:p text:style-name="P984"><text:s text:c="4"/>void* user_data;</text:p>
            <text:p text:style-name="P985"><text:s text:c="4"/>struct _nano_os_console_cmd_group_desc_t* next;</text:p>
            <text:p text:style-name="P986"><text:span text:style-name="T987">} nano_os_console_cmd_group_desc_t;</text:span></text:p>
          </table:table-cell>
        </table:table-row>
        <table:table-row table:style-name="TableRow988">
          <table:table-cell table:style-name="TableCell989">
            <text:p text:style-name="P990">Members</text:p>
          </table:table-cell>
          <table:table-cell table:style-name="TableCell991">
            <text:list text:style-name="LFO3" text:continue-numbering="true">
              <text:list-item>
                <text:p text:style-name="P992"><text:span text:style-name="T993">commands</text:span>: list of console command descriptions</text:p>
              </text:list-item>
              <text:list-item>
                <text:p text:style-name="P994"><text:span text:style-name="T995">command_count</text:span>: number of console commands in the group</text:p>
              </text:list-item>
              <text:list-item>
                <text:p text:style-name="P996"><text:span text:style-name="T997">user_data</text:span>: pointer to user defined data corresponding to the group</text:p>
              </text:list-item>
              <text:list-item>
                <text:p text:style-name="P998"><text:span text:style-name="T999">next</text:span>: pointer to the next console command group in the link list</text:p>
              </text:list-item>
            </text:list>
          </table:table-cell>
        </table:table-row>
      </table:table>
      <text:p text:style-name="Normal"/>
      <text:p text:style-name="Normal"/>
      <text:h text:style-name="Titre3" text:outline-level="3"><text:bookmark-start text:name="_Toc503197946"/><text:bookmark-start text:name="_Toc503422626"/><text:bookmark-start text:name="_Toc501523436"/><text:bookmark-start text:name="_Toc504715823"/>Function pointers<text:bookmark-end text:name="_Toc503197946"/><text:bookmark-end text:name="_Toc503422626"/><text:bookmark-end text:name="_Toc504715823"/></text:h>
      <text:p text:style-name="Normal"/>
      <text:p text:style-name="Normal"><text:span text:style-name="T1000">fp_nano_os_task_func_t</text:span></text:p>
      <table:table table:style-name="Table1001">
        <table:table-columns>
          <table:table-column table:style-name="TableColumn1002"/>
          <table:table-column table:style-name="TableColumn1003"/>
        </table:table-columns>
        <table:table-row table:style-name="TableRow1004">
          <table:table-cell table:style-name="TableCell1005">
            <text:p text:style-name="P1006">Description</text:p>
          </table:table-cell>
          <table:table-cell table:style-name="TableCell1007">
            <text:p text:style-name="P1008">Task function</text:p>
          </table:table-cell>
        </table:table-row>
        <table:table-row table:style-name="TableRow1009">
          <table:table-cell table:style-name="TableCell1010">
            <text:p text:style-name="P1011">Prototype</text:p>
          </table:table-cell>
          <table:table-cell table:style-name="TableCell1012">
            <text:p text:style-name="P1013"><text:span text:style-name="T1014">typedef void* (*fp_nano_os_task_func_t)(void* const param);</text:span></text:p>
          </table:table-cell>
        </table:table-row>
        <table:table-row table:style-name="TableRow1015">
          <table:table-cell table:style-name="TableCell1016">
            <text:p text:style-name="P1017">Parameters</text:p>
          </table:table-cell>
          <table:table-cell table:style-name="TableCell1018">
            <text:list text:style-name="LFO3" text:continue-numbering="true">
              <text:list-item>
                <text:p text:style-name="P1019"><text:span text:style-name="T1020">param</text:span>: pointer to the user defined data that has been specified during the call to NANO_OS_TASK_Create()</text:p>
              </text:list-item>
            </text:list>
          </table:table-cell>
        </table:table-row>
        <table:table-row table:style-name="TableRow1021">
          <table:table-cell table:style-name="TableCell1022">
            <text:p text:style-name="P1023">Return value</text:p>
          </table:table-cell>
          <table:table-cell table:style-name="TableCell1024">
            <text:list text:style-name="LFO3" text:continue-numbering="true">
              <text:list-item>
                <text:p text:style-name="P1025">Task return value which can be retrieved using NANO_OS_TASK_Join() syscall</text:p>
              </text:list-item>
            </text:list>
          </table:table-cell>
        </table:table-row>
      </table:table>
      <text:p text:style-name="Normal"/>
      <text:p text:style-name="Normal"><text:span text:style-name="T1026">fp_nano_os_timer_callback_func_t</text:span></text:p>
      <table:table table:style-name="Table1027">
        <table:table-columns>
          <table:table-column table:style-name="TableColumn1028"/>
          <table:table-column table:style-name="TableColumn1029"/>
        </table:table-columns>
        <table:table-row table:style-name="TableRow1030">
          <table:table-cell table:style-name="TableCell1031">
            <text:p text:style-name="P1032">Description</text:p>
          </table:table-cell>
          <table:table-cell table:style-name="TableCell1033">
            <text:p text:style-name="P1034">Callback when a timer elapse</text:p>
          </table:table-cell>
        </table:table-row>
        <table:table-row table:style-name="TableRow1035">
          <table:table-cell table:style-name="TableCell1036">
            <text:p text:style-name="P1037">Prototype</text:p>
          </table:table-cell>
          <table:table-cell table:style-name="TableCell1038">
            <text:p text:style-name="P1039"><text:span text:style-name="T1040">typedef void (*fp_nano_os_timer_callback_func_t)(struct _nano_os_timer_t* const timer, void* const user_data);</text:span></text:p>
          </table:table-cell>
        </table:table-row>
        <table:table-row table:style-name="TableRow1041">
          <table:table-cell table:style-name="TableCell1042">
            <text:p text:style-name="P1043">Parameters</text:p>
          </table:table-cell>
          <table:table-cell table:style-name="TableCell1044">
            <text:list text:style-name="LFO3" text:continue-numbering="true">
              <text:list-item>
                <text:p text:style-name="P1045"><text:span text:style-name="T1046">timer</text:span>: pointer to the timer handle which elapsed</text:p>
              </text:list-item>
              <text:list-item>
                <text:p text:style-name="P1047"><text:span text:style-name="T1048">user_data</text:span>: pointer to the user defined data that has been specified during the call to NANO_OS_TIMER_Create()</text:p>
              </text:list-item>
            </text:list>
          </table:table-cell>
        </table:table-row>
        <table:table-row table:style-name="TableRow1049">
          <table:table-cell table:style-name="TableCell1050">
            <text:p text:style-name="P1051">Return value</text:p>
          </table:table-cell>
          <table:table-cell table:style-name="TableCell1052">
            <text:list text:style-name="LFO3" text:continue-numbering="true">
              <text:list-item>
                <text:p text:style-name="P1053">None</text:p>
              </text:list-item>
            </text:list>
          </table:table-cell>
        </table:table-row>
      </table:table>
      <text:p text:style-name="Normal"/>
      <text:p text:style-name="Normal"><text:span text:style-name="T1054">fp_nano_os_console_cmd_handler_t</text:span></text:p>
      <table:table table:style-name="Table1055">
        <table:table-columns>
          <table:table-column table:style-name="TableColumn1056"/>
          <table:table-column table:style-name="TableColumn1057"/>
        </table:table-columns>
        <table:table-row table:style-name="TableRow1058">
          <table:table-cell table:style-name="TableCell1059">
            <text:soft-page-break/>
            <text:p text:style-name="P1060">Description</text:p>
          </table:table-cell>
          <table:table-cell table:style-name="TableCell1061">
            <text:p text:style-name="P1062">Handler for a console command</text:p>
          </table:table-cell>
        </table:table-row>
        <table:table-row table:style-name="TableRow1063">
          <table:table-cell table:style-name="TableCell1064">
            <text:p text:style-name="P1065">Prototype</text:p>
          </table:table-cell>
          <table:table-cell table:style-name="TableCell1066">
            <text:p text:style-name="P1067"><text:span text:style-name="T1068">typedef void (*fp_nano_os_console_cmd_handler_t)(void* const user_data, const uint32_t command_id, const char* const params);</text:span></text:p>
          </table:table-cell>
        </table:table-row>
        <table:table-row table:style-name="TableRow1069">
          <table:table-cell table:style-name="TableCell1070">
            <text:p text:style-name="P1071">Parameters</text:p>
          </table:table-cell>
          <table:table-cell table:style-name="TableCell1072">
            <text:list text:style-name="LFO3" text:continue-numbering="true">
              <text:list-item>
                <text:p text:style-name="P1073"><text:span text:style-name="T1074">user_data</text:span>: pointer to the user defined data that has been specified for the console command group</text:p>
              </text:list-item>
              <text:list-item>
                <text:p text:style-name="P1075"><text:span text:style-name="T1076">command_id</text:span>: id of the command to handle</text:p>
              </text:list-item>
              <text:list-item>
                <text:p text:style-name="P1077"><text:span text:style-name="T1078">params</text:span>: pointer to the first parameter of the console command</text:p>
              </text:list-item>
            </text:list>
          </table:table-cell>
        </table:table-row>
        <table:table-row table:style-name="TableRow1079">
          <table:table-cell table:style-name="TableCell1080">
            <text:p text:style-name="P1081">Return value</text:p>
          </table:table-cell>
          <table:table-cell table:style-name="TableCell1082">
            <text:list text:style-name="LFO3" text:continue-numbering="true">
              <text:list-item>
                <text:p text:style-name="P1083">None</text:p>
              </text:list-item>
            </text:list>
          </table:table-cell>
        </table:table-row>
      </table:table>
      <text:p text:style-name="Normal"/>
      <text:h text:style-name="Titre3" text:outline-level="3"><text:bookmark-start text:name="_Toc503197947"/><text:bookmark-start text:name="_Toc503422627"/><text:bookmark-start text:name="_Toc504715824"/>OS objects<text:bookmark-end text:name="_Toc501523436"/><text:bookmark-end text:name="_Toc503197947"/><text:bookmark-end text:name="_Toc503422627"/><text:bookmark-end text:name="_Toc504715824"/></text:h>
      <text:p text:style-name="Normal"/>
      <text:p text:style-name="Normal">This structures are holding the necessary data to handle the corresponding OS objects. They are not detailed here since their members should never be accessed directly by the application.</text:p>
      <table:table table:style-name="Table1084">
        <table:table-columns>
          <table:table-column table:style-name="TableColumn1085"/>
          <table:table-column table:style-name="TableColumn1086"/>
        </table:table-columns>
        <table:table-row table:style-name="TableRow1087">
          <table:table-cell table:style-name="TableCell1088">
            <text:p text:style-name="P1089">Name</text:p>
          </table:table-cell>
          <table:table-cell table:style-name="TableCell1090">
            <text:p text:style-name="P1091">Description</text:p>
          </table:table-cell>
        </table:table-row>
        <table:table-row table:style-name="TableRow1092">
          <table:table-cell table:style-name="TableCell1093">
            <text:p text:style-name="P1094">nano_os_task_t</text:p>
          </table:table-cell>
          <table:table-cell table:style-name="TableCell1095">
            <text:p text:style-name="P1096">Task handle</text:p>
          </table:table-cell>
        </table:table-row>
        <table:table-row table:style-name="TableRow1097">
          <table:table-cell table:style-name="TableCell1098">
            <text:p text:style-name="P1099">nano_os_semaphore_t</text:p>
          </table:table-cell>
          <table:table-cell table:style-name="TableCell1100">
            <text:p text:style-name="P1101">Semaphore handle</text:p>
          </table:table-cell>
        </table:table-row>
        <table:table-row table:style-name="TableRow1102">
          <table:table-cell table:style-name="TableCell1103">
            <text:p text:style-name="P1104">nano_os_mutex_t</text:p>
          </table:table-cell>
          <table:table-cell table:style-name="TableCell1105">
            <text:p text:style-name="P1106">Mutex handle</text:p>
          </table:table-cell>
        </table:table-row>
        <table:table-row table:style-name="TableRow1107">
          <table:table-cell table:style-name="TableCell1108">
            <text:p text:style-name="P1109">nano_os_mailbox_t</text:p>
          </table:table-cell>
          <table:table-cell table:style-name="TableCell1110">
            <text:p text:style-name="P1111">Mailbox handle</text:p>
          </table:table-cell>
        </table:table-row>
        <table:table-row table:style-name="TableRow1112">
          <table:table-cell table:style-name="TableCell1113">
            <text:p text:style-name="P1114">nano_os_cond_var_t</text:p>
          </table:table-cell>
          <table:table-cell table:style-name="TableCell1115">
            <text:p text:style-name="P1116">Condition variable handle</text:p>
          </table:table-cell>
        </table:table-row>
        <table:table-row table:style-name="TableRow1117">
          <table:table-cell table:style-name="TableCell1118">
            <text:p text:style-name="P1119">nano_os_flag_set_t</text:p>
          </table:table-cell>
          <table:table-cell table:style-name="TableCell1120">
            <text:p text:style-name="P1121">Flag set handle</text:p>
          </table:table-cell>
        </table:table-row>
        <table:table-row table:style-name="TableRow1122">
          <table:table-cell table:style-name="TableCell1123">
            <text:p text:style-name="P1124">nano_os_timer_t</text:p>
          </table:table-cell>
          <table:table-cell table:style-name="TableCell1125">
            <text:p text:style-name="P1126">Timer handle</text:p>
          </table:table-cell>
        </table:table-row>
        <table:table-row table:style-name="TableRow1127">
          <table:table-cell table:style-name="TableCell1128">
            <text:p text:style-name="P1129">nano_os_waitable_timer_t</text:p>
          </table:table-cell>
          <table:table-cell table:style-name="TableCell1130">
            <text:p text:style-name="P1131">Waitable timer handle</text:p>
          </table:table-cell>
        </table:table-row>
      </table:table>
      <text:p text:style-name="Normal"/>
      <text:h text:style-name="Titre2" text:outline-level="2"><text:bookmark-start text:name="_Toc501523437"/><text:bookmark-start text:name="_Toc503197948"/><text:bookmark-start text:name="_Toc503422628"/><text:bookmark-start text:name="_Toc504715825"/>Error codes<text:bookmark-end text:name="_Toc501523437"/><text:bookmark-end text:name="_Toc503197948"/><text:bookmark-end text:name="_Toc503422628"/><text:bookmark-end text:name="_Toc504715825"/></text:h>
      <text:p text:style-name="Normal"/>
      <table:table table:style-name="Table1132">
        <table:table-columns>
          <table:table-column table:style-name="TableColumn1133"/>
          <table:table-column table:style-name="TableColumn1134"/>
        </table:table-columns>
        <table:table-row table:style-name="TableRow1135">
          <table:table-cell table:style-name="TableCell1136">
            <text:p text:style-name="P1137">Name</text:p>
          </table:table-cell>
          <table:table-cell table:style-name="TableCell1138">
            <text:p text:style-name="P1139">Comment</text:p>
          </table:table-cell>
        </table:table-row>
        <table:table-row table:style-name="TableRow1140">
          <table:table-cell table:style-name="TableCell1141">
            <text:p text:style-name="P1142">NOS_ERR_SUCCESS</text:p>
          </table:table-cell>
          <table:table-cell table:style-name="TableCell1143">
            <text:p text:style-name="P1144">No error</text:p>
          </table:table-cell>
        </table:table-row>
        <table:table-row table:style-name="TableRow1145">
          <table:table-cell table:style-name="TableCell1146">
            <text:p text:style-name="P1147">NOS_ERR_FAILURE</text:p>
          </table:table-cell>
          <table:table-cell table:style-name="TableCell1148">
            <text:p text:style-name="P1149">Generic error</text:p>
          </table:table-cell>
        </table:table-row>
        <table:table-row table:style-name="TableRow1150">
          <table:table-cell table:style-name="TableCell1151">
            <text:p text:style-name="P1152">NOS_ERR_INVALID_ARG</text:p>
          </table:table-cell>
          <table:table-cell table:style-name="TableCell1153">
            <text:p text:style-name="P1154">Invalid argument</text:p>
          </table:table-cell>
        </table:table-row>
        <table:table-row table:style-name="TableRow1155">
          <table:table-cell table:style-name="TableCell1156">
            <text:p text:style-name="P1157">NOS_ERR_TIMEOUT</text:p>
          </table:table-cell>
          <table:table-cell table:style-name="TableCell1158">
            <text:p text:style-name="P1159">Timeout</text:p>
          </table:table-cell>
        </table:table-row>
        <table:table-row table:style-name="TableRow1160">
          <table:table-cell table:style-name="TableCell1161">
            <text:p text:style-name="P1162">NOS_ERR_PORT_INIT</text:p>
          </table:table-cell>
          <table:table-cell table:style-name="TableCell1163">
            <text:p text:style-name="P1164">Error during port specific initialization</text:p>
          </table:table-cell>
        </table:table-row>
        <table:table-row table:style-name="TableRow1165">
          <table:table-cell table:style-name="TableCell1166">
            <text:p text:style-name="P1167">NOS_ERR_INVALID_OBJECT</text:p>
          </table:table-cell>
          <table:table-cell table:style-name="TableCell1168">
            <text:p text:style-name="P1169">Invalid OS object</text:p>
          </table:table-cell>
        </table:table-row>
        <table:table-row table:style-name="TableRow1170">
          <table:table-cell table:style-name="TableCell1171">
            <text:p text:style-name="P1172">NOS_ERR_OBJECT_DESTROYED</text:p>
          </table:table-cell>
          <table:table-cell table:style-name="TableCell1173">
            <text:p text:style-name="P1174">OS object has been destroyed</text:p>
          </table:table-cell>
        </table:table-row>
        <table:table-row table:style-name="TableRow1175">
          <table:table-cell table:style-name="TableCell1176">
            <text:p text:style-name="P1177">NOS_ERR_NO_TASK_READY</text:p>
          </table:table-cell>
          <table:table-cell table:style-name="TableCell1178">
            <text:p text:style-name="P1179">No more task are in ready state</text:p>
          </table:table-cell>
        </table:table-row>
        <table:table-row table:style-name="TableRow1180">
          <table:table-cell table:style-name="TableCell1181">
            <text:p text:style-name="P1182">NOS_ERR_INVALID_PRIORITY_LEVEL</text:p>
          </table:table-cell>
          <table:table-cell table:style-name="TableCell1183">
            <text:p text:style-name="P1184">Invalid task priority level</text:p>
          </table:table-cell>
        </table:table-row>
        <table:table-row table:style-name="TableRow1185">
          <table:table-cell table:style-name="TableCell1186">
            <text:p text:style-name="P1187">NOS_ERR_ISR_REQUEST_LIST_FULL</text:p>
          </table:table-cell>
          <table:table-cell table:style-name="TableCell1188">
            <text:p text:style-name="P1189">Interrupt service request list is full</text:p>
          </table:table-cell>
        </table:table-row>
        <table:table-row table:style-name="TableRow1190">
          <table:table-cell table:style-name="TableCell1191">
            <text:p text:style-name="P1192">NOS_ERR_SEMAPHORE_FULL</text:p>
          </table:table-cell>
          <table:table-cell table:style-name="TableCell1193">
            <text:p text:style-name="P1194">Semaphore is full</text:p>
          </table:table-cell>
        </table:table-row>
        <table:table-row table:style-name="TableRow1195">
          <table:table-cell table:style-name="TableCell1196">
            <text:p text:style-name="P1197">NOS_ERR_MUTEX_LOCKED</text:p>
          </table:table-cell>
          <table:table-cell table:style-name="TableCell1198">
            <text:p text:style-name="P1199">Mutex is locked by another task</text:p>
          </table:table-cell>
        </table:table-row>
        <table:table-row table:style-name="TableRow1200">
          <table:table-cell table:style-name="TableCell1201">
            <text:p text:style-name="P1202">NOS_ERR_MUTEX_NOT_OWNED</text:p>
          </table:table-cell>
          <table:table-cell table:style-name="TableCell1203">
            <text:p text:style-name="P1204">Mutex is owned by another task</text:p>
          </table:table-cell>
        </table:table-row>
        <table:table-row table:style-name="TableRow1205">
          <table:table-cell table:style-name="TableCell1206">
            <text:p text:style-name="P1207">NOS_ERR_MUTEX_LOCK_COUNT</text:p>
          </table:table-cell>
          <table:table-cell table:style-name="TableCell1208">
            <text:p text:style-name="P1209">Invalid mutex lock count</text:p>
          </table:table-cell>
        </table:table-row>
        <table:table-row table:style-name="TableRow1210">
          <table:table-cell table:style-name="TableCell1211">
            <text:p text:style-name="P1212">NOS_ERR_MAILBOX_FULL</text:p>
          </table:table-cell>
          <table:table-cell table:style-name="TableCell1213">
            <text:p text:style-name="P1214">Mailbox is full</text:p>
          </table:table-cell>
        </table:table-row>
        <table:table-row table:style-name="TableRow1215">
          <table:table-cell table:style-name="TableCell1216">
            <text:p text:style-name="P1217">NOS_ERR_TIMER_STARTED</text:p>
          </table:table-cell>
          <table:table-cell table:style-name="TableCell1218">
            <text:p text:style-name="P1219">Timer is already started</text:p>
          </table:table-cell>
        </table:table-row>
        <table:table-row table:style-name="TableRow1220">
          <table:table-cell table:style-name="TableCell1221">
            <text:p text:style-name="P1222">NOS_ERR_TIMER_STOPPED</text:p>
          </table:table-cell>
          <table:table-cell table:style-name="TableCell1223">
            <text:p text:style-name="P1224">Timer is already stopped</text:p>
          </table:table-cell>
        </table:table-row>
        <table:table-row table:style-name="TableRow1225">
          <table:table-cell table:style-name="TableCell1226">
            <text:p text:style-name="P1227">NOS_ERR_TIMER_TASK_OVERRUN</text:p>
          </table:table-cell>
          <table:table-cell table:style-name="TableCell1228">
            <text:p text:style-name="P1229">Timer task potentially overrun</text:p>
          </table:table-cell>
        </table:table-row>
        <table:table-row table:style-name="TableRow1230">
          <table:table-cell table:style-name="TableCell1231">
            <text:p text:style-name="P1232">NOS_ERR_CORRUPTED_HEAP</text:p>
          </table:table-cell>
          <table:table-cell table:style-name="TableCell1233">
            <text:p text:style-name="P1234">Heap memory is corrupted</text:p>
          </table:table-cell>
        </table:table-row>
        <table:table-row table:style-name="TableRow1235">
          <table:table-cell table:style-name="TableCell1236">
            <text:p text:style-name="P1237">NOS_ERR_NOT_SUPPORTED</text:p>
          </table:table-cell>
          <table:table-cell table:style-name="TableCell1238">
            <text:p text:style-name="P1239">Unsupported operation</text:p>
          </table:table-cell>
        </table:table-row>
        <text:soft-page-break/>
        <table:table-row table:style-name="TableRow1240">
          <table:table-cell table:style-name="TableCell1241">
            <text:p text:style-name="P1242">NOS_ERR_INVALID_SP</text:p>
          </table:table-cell>
          <table:table-cell table:style-name="TableCell1243">
            <text:p text:style-name="P1244">Invalid stack pointer, often due to stack overflow</text:p>
          </table:table-cell>
        </table:table-row>
        <table:table-row table:style-name="TableRow1245">
          <table:table-cell table:style-name="TableCell1246">
            <text:p text:style-name="P1247">NOS_ERR_CORRUPTED_STACK</text:p>
          </table:table-cell>
          <table:table-cell table:style-name="TableCell1248">
            <text:p text:style-name="P1249">Stack pointer has moved outside of stack range during execution or stack has been corrupted</text:p>
          </table:table-cell>
        </table:table-row>
        <table:table-row table:style-name="TableRow1250">
          <table:table-cell table:style-name="TableCell1251">
            <text:p text:style-name="P1252">NOS_ERR_OS_NOT_STARTED</text:p>
          </table:table-cell>
          <table:table-cell table:style-name="TableCell1253">
            <text:p text:style-name="P1254">Syscall is not allowed until Nano OS is started</text:p>
          </table:table-cell>
        </table:table-row>
        <table:table-row table:style-name="TableRow1255">
          <table:table-cell table:style-name="TableCell1256">
            <text:p text:style-name="P1257">NOS_ERR_MPU_NOT_AVAILABLE</text:p>
          </table:table-cell>
          <table:table-cell table:style-name="TableCell1258">
            <text:p text:style-name="P1259">MPU is not available on this device</text:p>
          </table:table-cell>
        </table:table-row>
        <table:table-row table:style-name="TableRow1260">
          <table:table-cell table:style-name="TableCell1261">
            <text:p text:style-name="P1262">NOS_ERR_MPU_REGION_ALIGNMENT</text:p>
          </table:table-cell>
          <table:table-cell table:style-name="TableCell1263">
            <text:p text:style-name="P1264">MPU region start address alignment is invalid</text:p>
          </table:table-cell>
        </table:table-row>
        <table:table-row table:style-name="TableRow1265">
          <table:table-cell table:style-name="TableCell1266">
            <text:p text:style-name="P1267">NOS_ERR_MPU_REGION_ATTRIBUTE</text:p>
          </table:table-cell>
          <table:table-cell table:style-name="TableCell1268">
            <text:p text:style-name="P1269">MPU region attribute is invalid</text:p>
          </table:table-cell>
        </table:table-row>
      </table:table>
      <text:p text:style-name="Normal"/>
      <text:h text:style-name="Titre2" text:outline-level="2"><text:bookmark-start text:name="_Toc501523438"/><text:bookmark-start text:name="_Toc503197949"/><text:bookmark-start text:name="_Toc503422629"/><text:bookmark-start text:name="_Toc504715826"/>Global macros<text:bookmark-end text:name="_Toc501523438"/><text:bookmark-end text:name="_Toc503197949"/><text:bookmark-end text:name="_Toc503422629"/><text:bookmark-end text:name="_Toc504715826"/></text:h>
      <text:h text:style-name="Titre3" text:outline-level="3"><text:bookmark-start text:name="_Toc501523439"/><text:bookmark-start text:name="_Toc503197950"/><text:bookmark-start text:name="_Toc503422630"/><text:bookmark-start text:name="_Toc504715827"/>NANO_OS_MS_TO_TICKS<text:bookmark-end text:name="_Toc501523439"/><text:bookmark-end text:name="_Toc503197950"/><text:bookmark-end text:name="_Toc503422630"/><text:bookmark-end text:name="_Toc504715827"/></text:h>
      <text:p text:style-name="Normal"/>
      <text:p text:style-name="Normal">This macro converts a number of milliseconds into a number of system timer tick count.</text:p>
      <table:table table:style-name="Table1270">
        <table:table-columns>
          <table:table-column table:style-name="TableColumn1271"/>
          <table:table-column table:style-name="TableColumn1272"/>
        </table:table-columns>
        <table:table-row table:style-name="TableRow1273">
          <table:table-cell table:style-name="TableCell1274">
            <text:p text:style-name="P1275">Prototype</text:p>
          </table:table-cell>
          <table:table-cell table:style-name="TableCell1276">
            <text:p text:style-name="P1277"><text:span text:style-name="T1278">#define NANO_OS_MS_TO_TICKS(ms)</text:span></text:p>
          </table:table-cell>
        </table:table-row>
        <table:table-row table:style-name="TableRow1279">
          <table:table-cell table:style-name="TableCell1280">
            <text:p text:style-name="P1281">Parameters</text:p>
          </table:table-cell>
          <table:table-cell table:style-name="TableCell1282">
            <text:list text:style-name="LFO4" text:continue-numbering="true">
              <text:list-item>
                <text:p text:style-name="P1283"><text:span text:style-name="T1284">ms</text:span>: number of milliseconds to convert to system timer tick count</text:p>
              </text:list-item>
            </text:list>
          </table:table-cell>
        </table:table-row>
        <table:table-row table:style-name="TableRow1285">
          <table:table-cell table:style-name="TableCell1286">
            <text:p text:style-name="P1287">Return type</text:p>
          </table:table-cell>
          <table:table-cell table:style-name="TableCell1288">
            <text:p text:style-name="P1289">uint32_t</text:p>
          </table:table-cell>
        </table:table-row>
      </table:table>
      <text:p text:style-name="Normal"/>
      <text:h text:style-name="Titre3" text:outline-level="3"><text:bookmark-start text:name="_Toc501523440"/><text:bookmark-start text:name="_Toc503197951"/><text:bookmark-start text:name="_Toc503422631"/><text:bookmark-start text:name="_Toc504715828"/>NANO_OS_TICKS_TO_MS<text:bookmark-end text:name="_Toc501523440"/><text:bookmark-end text:name="_Toc503197951"/><text:bookmark-end text:name="_Toc503422631"/><text:bookmark-end text:name="_Toc504715828"/></text:h>
      <text:p text:style-name="Normal"/>
      <text:p text:style-name="Normal">This macro converts a number of system timer tick into a number of milliseconds.</text:p>
      <table:table table:style-name="Table1290">
        <table:table-columns>
          <table:table-column table:style-name="TableColumn1291"/>
          <table:table-column table:style-name="TableColumn1292"/>
        </table:table-columns>
        <table:table-row table:style-name="TableRow1293">
          <table:table-cell table:style-name="TableCell1294">
            <text:p text:style-name="P1295">Prototype</text:p>
          </table:table-cell>
          <table:table-cell table:style-name="TableCell1296">
            <text:p text:style-name="P1297"><text:span text:style-name="T1298">#define NANO_OS_TICKS_TO_MS(ticks)</text:span></text:p>
          </table:table-cell>
        </table:table-row>
        <table:table-row table:style-name="TableRow1299">
          <table:table-cell table:style-name="TableCell1300">
            <text:p text:style-name="P1301">Parameters</text:p>
          </table:table-cell>
          <table:table-cell table:style-name="TableCell1302">
            <text:list text:style-name="LFO4" text:continue-numbering="true">
              <text:list-item>
                <text:p text:style-name="P1303"><text:span text:style-name="T1304">ticks</text:span>: number of system timer ticks to convert to milliseconds</text:p>
              </text:list-item>
            </text:list>
          </table:table-cell>
        </table:table-row>
        <table:table-row table:style-name="TableRow1305">
          <table:table-cell table:style-name="TableCell1306">
            <text:p text:style-name="P1307">Return type</text:p>
          </table:table-cell>
          <table:table-cell table:style-name="TableCell1308">
            <text:p text:style-name="P1309">uint32_t</text:p>
          </table:table-cell>
        </table:table-row>
      </table:table>
      <text:p text:style-name="Normal"/>
      <text:h text:style-name="Titre2" text:outline-level="2"><text:bookmark-start text:name="_Toc501523441"/><text:bookmark-start text:name="_Toc503197952"/><text:bookmark-start text:name="_Toc503422632"/><text:bookmark-start text:name="_Toc504715829"/>Global syscalls<text:bookmark-end text:name="_Toc501523441"/><text:bookmark-end text:name="_Toc503197952"/><text:bookmark-end text:name="_Toc503422632"/><text:bookmark-end text:name="_Toc504715829"/></text:h>
      <text:h text:style-name="Titre3" text:outline-level="3"><text:bookmark-start text:name="_Toc501523442"/><text:bookmark-start text:name="_Toc503197953"/><text:bookmark-start text:name="_Toc503422633"/><text:bookmark-start text:name="_Toc504715830"/>NANO_OS_Init<text:bookmark-end text:name="_Toc501523442"/><text:bookmark-end text:name="_Toc503197953"/><text:bookmark-end text:name="_Toc503422633"/><text:bookmark-end text:name="_Toc504715830"/></text:h>
      <text:p text:style-name="Normal"/>
      <text:p text:style-name="Normal">This function must be called before any other Nano OS functions. It initializes the internal data structures of Nano OS.</text:p>
      <table:table table:style-name="Table1310">
        <table:table-columns>
          <table:table-column table:style-name="TableColumn1311"/>
          <table:table-column table:style-name="TableColumn1312"/>
        </table:table-columns>
        <table:table-row table:style-name="TableRow1313">
          <table:table-cell table:style-name="TableCell1314">
            <text:p text:style-name="P1315">Prototype</text:p>
          </table:table-cell>
          <table:table-cell table:style-name="TableCell1316">
            <text:p text:style-name="P1317"><text:span text:style-name="T1318">nano_os_error_t NANO_OS_Init(void);</text:span></text:p>
          </table:table-cell>
        </table:table-row>
        <table:table-row table:style-name="TableRow1319">
          <table:table-cell table:style-name="TableCell1320">
            <text:p text:style-name="P1321">Parameters</text:p>
          </table:table-cell>
          <table:table-cell table:style-name="TableCell1322">
            <text:list text:style-name="LFO3" text:continue-numbering="true">
              <text:list-item>
                <text:p text:style-name="P1323">None</text:p>
              </text:list-item>
            </text:list>
          </table:table-cell>
        </table:table-row>
        <table:table-row table:style-name="TableRow1324">
          <table:table-cell table:style-name="TableCell1325">
            <text:p text:style-name="P1326">Return values</text:p>
          </table:table-cell>
          <table:table-cell table:style-name="TableCell1327">
            <text:list text:style-name="LFO3" text:continue-numbering="true">
              <text:list-item>
                <text:p text:style-name="P1328">NOS_ERR_SUCCESS: init succeeded</text:p>
              </text:list-item>
              <text:list-item>
                <text:p text:style-name="P1329">NOS_ERR_FAILURE: critical failure occurred</text:p>
              </text:list-item>
              <text:list-item>
                <text:p text:style-name="P1330">NOS_ERR_PORT_INIT: failure occurred during port specific initialization</text:p>
              </text:list-item>
            </text:list>
          </table:table-cell>
        </table:table-row>
      </table:table>
      <text:p text:style-name="Normal"/>
      <text:h text:style-name="Titre3" text:outline-level="3"><text:bookmark-start text:name="_Toc501523443"/><text:bookmark-start text:name="_Toc503197954"/><text:bookmark-start text:name="_Toc503422634"/><text:bookmark-start text:name="_Toc504715831"/>NANO_OS_Start<text:bookmark-end text:name="_Toc501523443"/><text:bookmark-end text:name="_Toc503197954"/><text:bookmark-end text:name="_Toc503422634"/><text:bookmark-end text:name="_Toc504715831"/></text:h>
      <text:p text:style-name="Normal"/>
      <text:p text:style-name="Normal">This function starts the scheduling and will never return except if an error occurred during the start of the scheduling. After this call, Nano OS is started and the task created before this call are executed depending on their priority and their scheduling policy.</text:p>
      <table:table table:style-name="Table1331">
        <table:table-columns>
          <table:table-column table:style-name="TableColumn1332"/>
          <table:table-column table:style-name="TableColumn1333"/>
        </table:table-columns>
        <table:table-row table:style-name="TableRow1334">
          <table:table-cell table:style-name="TableCell1335">
            <text:p text:style-name="P1336">Prototype</text:p>
          </table:table-cell>
          <table:table-cell table:style-name="TableCell1337">
            <text:p text:style-name="P1338"><text:span text:style-name="T1339">nano_os_error_t NANO_OS_Start(void);</text:span></text:p>
          </table:table-cell>
        </table:table-row>
        <table:table-row table:style-name="TableRow1340">
          <table:table-cell table:style-name="TableCell1341">
            <text:p text:style-name="P1342">Parameters</text:p>
          </table:table-cell>
          <table:table-cell table:style-name="TableCell1343">
            <text:list text:style-name="LFO3" text:continue-numbering="true">
              <text:list-item>
                <text:p text:style-name="P1344">None</text:p>
              </text:list-item>
            </text:list>
          </table:table-cell>
        </table:table-row>
        <table:table-row table:style-name="TableRow1345">
          <table:table-cell table:style-name="TableCell1346">
            <text:p text:style-name="P1347">Return values</text:p>
          </table:table-cell>
          <table:table-cell table:style-name="TableCell1348">
            <text:list text:style-name="LFO3" text:continue-numbering="true">
              <text:list-item>
                <text:p text:style-name="P1349">NOS_ERR_FAILURE: critical failure occurred</text:p>
              </text:list-item>
              <text:list-item>
                <text:p text:style-name="P1350">NOS_ERR_NO_TASK_READY: no task can be scheduled</text:p>
              </text:list-item>
              <text:list-item>
                <text:p text:style-name="P1351">NOS_ERR_PORT_INIT: failure occurred during port specific initialization</text:p>
              </text:list-item>
            </text:list>
          </table:table-cell>
        </table:table-row>
      </table:table>
      <text:p text:style-name="Normal"/>
      <text:h text:style-name="Titre3" text:outline-level="3"><text:bookmark-start text:name="_Toc501523444"/><text:bookmark-start text:name="_Toc503197955"/><text:bookmark-start text:name="_Toc503422635"/><text:bookmark-start text:name="_Toc504715832"/>NANO_OS_GetVersion<text:bookmark-end text:name="_Toc501523444"/><text:bookmark-end text:name="_Toc503197955"/><text:bookmark-end text:name="_Toc503422635"/><text:bookmark-end text:name="_Toc504715832"/></text:h>
      <text:p text:style-name="Normal"/>
      <text:p text:style-name="Normal">This function permits to retrieve the version of Nano OS and its CPU specific port.</text:p>
      <table:table table:style-name="Table1352">
        <table:table-columns>
          <table:table-column table:style-name="TableColumn1353"/>
          <table:table-column table:style-name="TableColumn1354"/>
        </table:table-columns>
        <table:table-row table:style-name="TableRow1355">
          <table:table-cell table:style-name="TableCell1356">
            <text:p text:style-name="P1357">Prototype</text:p>
          </table:table-cell>
          <table:table-cell table:style-name="TableCell1358">
            <text:p text:style-name="P1359"><text:span text:style-name="T1360">nano_os_error_t NANO_OS_GetVersion(nano_os_version_t* const version, nano_os_version_t* const port_version);</text:span></text:p>
          </table:table-cell>
        </table:table-row>
        <table:table-row table:style-name="TableRow1361">
          <table:table-cell table:style-name="TableCell1362">
            <text:p text:style-name="P1363">Parameters</text:p>
          </table:table-cell>
          <table:table-cell table:style-name="TableCell1364">
            <text:list text:style-name="LFO3" text:continue-numbering="true">
              <text:list-item>
                <text:p text:style-name="P1365"><text:span text:style-name="T1366">version</text:span>: pointer to the variable on which to copy Nano OS version (must not be NULL)</text:p>
              </text:list-item>
              <text:list-item>
                <text:p text:style-name="P1367"><text:span text:style-name="T1368">port_version</text:span>: pointer to the variable on which to copy Nano OS port version (must not be NULL)</text:p>
              </text:list-item>
            </text:list>
          </table:table-cell>
        </table:table-row>
        <table:table-row table:style-name="TableRow1369">
          <table:table-cell table:style-name="TableCell1370">
            <text:p text:style-name="P1371">Return values</text:p>
          </table:table-cell>
          <table:table-cell table:style-name="TableCell1372">
            <text:list text:style-name="LFO3" text:continue-numbering="true">
              <text:list-item>
                <text:p text:style-name="P1373">NOS_ERR_SUCCESS: call succeeded</text:p>
              </text:list-item>
              <text:list-item>
                <text:p text:style-name="P1374">NOS_ERR_INVALID_ARG: invalid parameter</text:p>
              </text:list-item>
            </text:list>
          </table:table-cell>
        </table:table-row>
      </table:table>
      <text:p text:style-name="Normal"/>
      <text:h text:style-name="Titre3" text:outline-level="3"><text:bookmark-start text:name="_Toc501523445"/><text:bookmark-start text:name="_Toc503197956"/><text:bookmark-start text:name="_Toc503422636"/><text:bookmark-start text:name="_Toc504715833"/>NANO_OS_GetTickCount<text:bookmark-end text:name="_Toc501523445"/><text:bookmark-end text:name="_Toc503197956"/><text:bookmark-end text:name="_Toc503422636"/><text:bookmark-end text:name="_Toc504715833"/></text:h>
      <text:p text:style-name="Normal"/>
      <text:p text:style-name="Normal">This function permits to retrieve the number of system timer ticks which occurred since the startup of Nano OS (call to NANO_OS_Start()).</text:p>
      <table:table table:style-name="Table1375">
        <table:table-columns>
          <table:table-column table:style-name="TableColumn1376"/>
          <table:table-column table:style-name="TableColumn1377"/>
        </table:table-columns>
        <table:table-row table:style-name="TableRow1378">
          <table:table-cell table:style-name="TableCell1379">
            <text:p text:style-name="P1380">Prototype</text:p>
          </table:table-cell>
          <table:table-cell table:style-name="TableCell1381">
            <text:p text:style-name="P1382"><text:span text:style-name="T1383">nano_os_error_t NANO_OS_GetTickCount(uint32_t* tick_count);</text:span></text:p>
          </table:table-cell>
        </table:table-row>
        <table:table-row table:style-name="TableRow1384">
          <table:table-cell table:style-name="TableCell1385">
            <text:p text:style-name="P1386">Parameters</text:p>
          </table:table-cell>
          <table:table-cell table:style-name="TableCell1387">
            <text:list text:style-name="LFO4" text:continue-numbering="true">
              <text:list-item>
                <text:p text:style-name="P1388"><text:span text:style-name="T1389">tick_count</text:span>: pointer to the variable where the current tick count value will be copied (must not be NULL)</text:p>
              </text:list-item>
            </text:list>
          </table:table-cell>
        </table:table-row>
        <table:table-row table:style-name="TableRow1390">
          <table:table-cell table:style-name="TableCell1391">
            <text:p text:style-name="P1392">Return values</text:p>
          </table:table-cell>
          <table:table-cell table:style-name="TableCell1393">
            <text:list text:style-name="LFO3" text:continue-numbering="true">
              <text:list-item>
                <text:p text:style-name="P1394">NOS_ERR_SUCCESS: call succeeded</text:p>
              </text:list-item>
              <text:list-item>
                <text:p text:style-name="P1395">NOS_ERR_INVALID_ARG: invalid parameter</text:p>
              </text:list-item>
            </text:list>
          </table:table-cell>
        </table:table-row>
      </table:table>
      <text:p text:style-name="Normal"/>
      <text:h text:style-name="Titre2" text:outline-level="2"><text:bookmark-start text:name="_Toc501523446"/><text:bookmark-start text:name="_Toc503197957"/><text:bookmark-start text:name="_Toc503422637"/><text:bookmark-start text:name="_Toc504715834"/>Task syscalls<text:bookmark-end text:name="_Toc501523446"/><text:bookmark-end text:name="_Toc503197957"/><text:bookmark-end text:name="_Toc503422637"/><text:bookmark-end text:name="_Toc504715834"/></text:h>
      <text:h text:style-name="Titre3" text:outline-level="3"><text:bookmark-start text:name="_Toc501523447"/><text:bookmark-start text:name="_Toc503197958"/><text:bookmark-start text:name="_Toc503422638"/><text:bookmark-start text:name="_Toc504715835"/>NANO_OS_TASK_Create<text:bookmark-end text:name="_Toc501523447"/><text:bookmark-end text:name="_Toc503197958"/><text:bookmark-end text:name="_Toc503422638"/><text:bookmark-end text:name="_Toc504715835"/></text:h>
      <text:p text:style-name="Normal"/>
      <text:p text:style-name="Normal">This function creates a task into Nano OS. It can be called before Nano OS is started.<text:line-break/>If Nano OS is started and the task has the highest priority in the system, the task starts to run before the end of the function call, else the task will run when its priority allows it.</text:p>
      <table:table table:style-name="Table1396">
        <table:table-columns>
          <table:table-column table:style-name="TableColumn1397"/>
          <table:table-column table:style-name="TableColumn1398"/>
        </table:table-columns>
        <table:table-row table:style-name="TableRow1399">
          <table:table-cell table:style-name="TableCell1400">
            <text:p text:style-name="P1401">Prototype</text:p>
          </table:table-cell>
          <table:table-cell table:style-name="TableCell1402">
            <text:p text:style-name="P1403"><text:span text:style-name="T1404">nano_os_error_t NANO_OS_TASK_Create(nano_os_task_t* const task, const nano_os_task_init_data_t* const task_init_data);</text:span></text:p>
          </table:table-cell>
        </table:table-row>
        <table:table-row table:style-name="TableRow1405">
          <table:table-cell table:style-name="TableCell1406">
            <text:p text:style-name="P1407">Parameters</text:p>
          </table:table-cell>
          <table:table-cell table:style-name="TableCell1408">
            <text:list text:style-name="LFO4" text:continue-numbering="true">
              <text:list-item>
                <text:p text:style-name="P1409"><text:span text:style-name="T1410">task</text:span>: pointer to the task handle data (must not be NULL)</text:p>
              </text:list-item>
              <text:list-item>
                <text:p text:style-name="P1411"><text:span text:style-name="T1412">task_init_data</text:span>: pointer to the task initialization data structure (must not be NULL)</text:p>
              </text:list-item>
            </text:list>
          </table:table-cell>
        </table:table-row>
        <table:table-row table:style-name="TableRow1413">
          <table:table-cell table:style-name="TableCell1414">
            <text:p text:style-name="P1415">Return values</text:p>
          </table:table-cell>
          <table:table-cell table:style-name="TableCell1416">
            <text:list text:style-name="LFO3" text:continue-numbering="true">
              <text:list-item>
                <text:p text:style-name="P1417">NOS_ERR_SUCCESS: call succeeded</text:p>
              </text:list-item>
              <text:list-item>
                <text:p text:style-name="P1418">NOS_ERR_INVALID_ARG: invalid parameter</text:p>
              </text:list-item>
              <text:list-item>
                <text:p text:style-name="P1419">NOS_ERR_INVALID_OBJECT: task handle is already in use</text:p>
              </text:list-item>
              <text:list-item>
                <text:p text:style-name="P1420">NOS_ERR_INVALID_PRIORITY_LEVEL: priority level is already used (if round robin scheduling is activated) or not in the allowed priority level range</text:p>
              </text:list-item>
            </text:list>
          </table:table-cell>
        </table:table-row>
      </table:table>
      <text:p text:style-name="Normal"/>
      <text:h text:style-name="Titre3" text:outline-level="3"><text:bookmark-start text:name="_Toc501523448"/><text:bookmark-start text:name="_Toc503197959"/><text:bookmark-start text:name="_Toc503422639"/><text:bookmark-start text:name="_Toc504715836"/><text:soft-page-break/>NANO_OS_TASK_Sleep<text:bookmark-end text:name="_Toc501523448"/><text:bookmark-end text:name="_Toc503197959"/><text:bookmark-end text:name="_Toc503422639"/><text:bookmark-end text:name="_Toc504715836"/></text:h>
      <text:p text:style-name="Normal"/>
      <text:p text:style-name="Normal">This function puts the current task into<text:s/><text:span text:style-name="T1421">SUSPENT</text:span><text:s/>state for the specified number of ticks. If the number of ticks is set to 0, the call returns immediately and no task scheduling occurs.</text:p>
      <table:table table:style-name="Table1422">
        <table:table-columns>
          <table:table-column table:style-name="TableColumn1423"/>
          <table:table-column table:style-name="TableColumn1424"/>
        </table:table-columns>
        <table:table-row table:style-name="TableRow1425">
          <table:table-cell table:style-name="TableCell1426">
            <text:p text:style-name="P1427">Prototype</text:p>
          </table:table-cell>
          <table:table-cell table:style-name="TableCell1428">
            <text:p text:style-name="P1429"><text:span text:style-name="T1430">nano_os_error_t NANO_OS_TASK_Sleep(const uint32_t tick_count);</text:span></text:p>
          </table:table-cell>
        </table:table-row>
        <table:table-row table:style-name="TableRow1431">
          <table:table-cell table:style-name="TableCell1432">
            <text:p text:style-name="P1433">Parameters</text:p>
          </table:table-cell>
          <table:table-cell table:style-name="TableCell1434">
            <text:list text:style-name="LFO4" text:continue-numbering="true">
              <text:list-item>
                <text:p text:style-name="P1435"><text:span text:style-name="T1436">tick_count</text:span>: number of tick during which the task will be in<text:s/><text:span text:style-name="T1437">SUSPENT</text:span><text:s/>state</text:p>
              </text:list-item>
            </text:list>
          </table:table-cell>
        </table:table-row>
        <table:table-row table:style-name="TableRow1438">
          <table:table-cell table:style-name="TableCell1439">
            <text:p text:style-name="P1440">Return values</text:p>
          </table:table-cell>
          <table:table-cell table:style-name="TableCell1441">
            <text:list text:style-name="LFO3" text:continue-numbering="true">
              <text:list-item>
                <text:p text:style-name="P1442">NOS_ERR_SUCCESS: call succeeded</text:p>
              </text:list-item>
            </text:list>
          </table:table-cell>
        </table:table-row>
        <table:table-row table:style-name="TableRow1443">
          <table:table-cell table:style-name="TableCell1444">
            <text:p text:style-name="P1445">Config flags</text:p>
          </table:table-cell>
          <table:table-cell table:style-name="TableCell1446">
            <text:p text:style-name="P1447">NANO_OS_TASK_SLEEP_ENABLED</text:p>
          </table:table-cell>
        </table:table-row>
      </table:table>
      <text:p text:style-name="Normal"/>
      <text:h text:style-name="Titre3" text:outline-level="3"><text:bookmark-start text:name="_Toc501523449"/><text:bookmark-start text:name="_Toc503197960"/><text:bookmark-start text:name="_Toc503422640"/><text:bookmark-start text:name="_Toc504715837"/>NANO_OS_TASK_Join<text:bookmark-end text:name="_Toc501523449"/><text:bookmark-end text:name="_Toc503197960"/><text:bookmark-end text:name="_Toc503422640"/><text:bookmark-end text:name="_Toc504715837"/></text:h>
      <text:p text:style-name="Normal"/>
      <text:p text:style-name="Normal">This function waits for the termination of a task and permit to retrieve its return value. Additionally, after a successful NANO_OS_TASK_Join() call, the dead task handle can be re-used to create another task.</text:p>
      <table:table table:style-name="Table1448">
        <table:table-columns>
          <table:table-column table:style-name="TableColumn1449"/>
          <table:table-column table:style-name="TableColumn1450"/>
        </table:table-columns>
        <table:table-row table:style-name="TableRow1451">
          <table:table-cell table:style-name="TableCell1452">
            <text:p text:style-name="P1453">Prototype</text:p>
          </table:table-cell>
          <table:table-cell table:style-name="TableCell1454">
            <text:p text:style-name="P1455"><text:span text:style-name="T1456">nano_os_error_t NANO_OS_TASK_Join(nano_os_task_t* const task, void** return_value, const uint32_t tick_count);</text:span></text:p>
          </table:table-cell>
        </table:table-row>
        <table:table-row table:style-name="TableRow1457">
          <table:table-cell table:style-name="TableCell1458">
            <text:p text:style-name="P1459">Parameters</text:p>
          </table:table-cell>
          <table:table-cell table:style-name="TableCell1460">
            <text:list text:style-name="LFO4" text:continue-numbering="true">
              <text:list-item>
                <text:p text:style-name="P1461"><text:span text:style-name="T1462">task</text:span>: pointer to the task handle to wait for (must not be NULL)</text:p>
              </text:list-item>
              <text:list-item>
                <text:p text:style-name="P1463"><text:span text:style-name="T1464">return_value</text:span>: pointer to the variable where the task return value will be copied (must not be NULL)</text:p>
              </text:list-item>
              <text:list-item>
                <text:p text:style-name="P1465"><text:span text:style-name="T1466">tick_count</text:span>: maximum number of tick during which the task will wait for</text:p>
              </text:list-item>
            </text:list>
          </table:table-cell>
        </table:table-row>
        <table:table-row table:style-name="TableRow1467">
          <table:table-cell table:style-name="TableCell1468">
            <text:p text:style-name="P1469">Return values</text:p>
          </table:table-cell>
          <table:table-cell table:style-name="TableCell1470">
            <text:list text:style-name="LFO3" text:continue-numbering="true">
              <text:list-item>
                <text:p text:style-name="P1471">NOS_ERR_SUCCESS: call succeeded</text:p>
              </text:list-item>
              <text:list-item>
                <text:p text:style-name="P1472">NOS_ERR_INVALID_ARG: invalid parameter</text:p>
              </text:list-item>
              <text:list-item>
                <text:p text:style-name="P1473">NOS_ERR_TIMEOUT: timeout has expired before the waited task was dead</text:p>
              </text:list-item>
            </text:list>
          </table:table-cell>
        </table:table-row>
        <table:table-row table:style-name="TableRow1474">
          <table:table-cell table:style-name="TableCell1475">
            <text:p text:style-name="P1476">Config flags</text:p>
          </table:table-cell>
          <table:table-cell table:style-name="TableCell1477">
            <text:p text:style-name="P1478">NANO_OS_TASK_JOIN_ENABLED</text:p>
          </table:table-cell>
        </table:table-row>
      </table:table>
      <text:p text:style-name="Normal"/>
      <text:h text:style-name="Titre3" text:outline-level="3"><text:bookmark-start text:name="_Toc501523450"/><text:bookmark-start text:name="_Toc503197961"/><text:bookmark-start text:name="_Toc503422641"/><text:bookmark-start text:name="_Toc504715838"/>NANO_OS_TASK_Get<text:bookmark-end text:name="_Toc501523450"/><text:bookmark-end text:name="_Toc503197961"/><text:bookmark-end text:name="_Toc503422641"/><text:bookmark-end text:name="_Toc504715838"/></text:h>
      <text:p text:style-name="Normal"/>
      <text:p text:style-name="Normal">This function permits to retrieve the task handle of a created task using its unique identifier.</text:p>
      <table:table table:style-name="Table1479">
        <table:table-columns>
          <table:table-column table:style-name="TableColumn1480"/>
          <table:table-column table:style-name="TableColumn1481"/>
        </table:table-columns>
        <table:table-row table:style-name="TableRow1482">
          <table:table-cell table:style-name="TableCell1483">
            <text:p text:style-name="P1484">Prototype</text:p>
          </table:table-cell>
          <table:table-cell table:style-name="TableCell1485">
            <text:p text:style-name="P1486"><text:span text:style-name="T1487">nano_os_error_t NANO_OS_TASK_Get(const uint16_t task_id, nano_os_task_t** task);</text:span></text:p>
          </table:table-cell>
        </table:table-row>
        <table:table-row table:style-name="TableRow1488">
          <table:table-cell table:style-name="TableCell1489">
            <text:p text:style-name="P1490">Parameters</text:p>
          </table:table-cell>
          <table:table-cell table:style-name="TableCell1491">
            <text:list text:style-name="LFO4" text:continue-numbering="true">
              <text:list-item>
                <text:p text:style-name="P1492"><text:span text:style-name="T1493">task_id</text:span>: unique identifier of the task to look for</text:p>
              </text:list-item>
              <text:list-item>
                <text:p text:style-name="P1494"><text:span text:style-name="T1495">task</text:span>: pointer to the variable where <text:s/>the searched task handle pointer will be copied (must not be NULL)</text:p>
              </text:list-item>
            </text:list>
          </table:table-cell>
        </table:table-row>
        <table:table-row table:style-name="TableRow1496">
          <table:table-cell table:style-name="TableCell1497">
            <text:p text:style-name="P1498">Return values</text:p>
          </table:table-cell>
          <table:table-cell table:style-name="TableCell1499">
            <text:list text:style-name="LFO3" text:continue-numbering="true">
              <text:list-item>
                <text:p text:style-name="P1500">NOS_ERR_SUCCESS: call succeeded</text:p>
              </text:list-item>
              <text:list-item>
                <text:p text:style-name="P1501">NOS_ERR_INVALID_ARG: invalid parameter</text:p>
              </text:list-item>
              <text:list-item>
                <text:p text:style-name="P1502">NOS_ERR_INVALID_OBJECT: no registered task found with the specified task id</text:p>
              </text:list-item>
            </text:list>
          </table:table-cell>
        </table:table-row>
        <table:table-row table:style-name="TableRow1503">
          <table:table-cell table:style-name="TableCell1504">
            <text:p text:style-name="P1505">Config flags</text:p>
          </table:table-cell>
          <table:table-cell table:style-name="TableCell1506">
            <text:p text:style-name="P1507">NANO_OS_TASK_GET_ENABLED</text:p>
          </table:table-cell>
        </table:table-row>
      </table:table>
      <text:p text:style-name="Normal"/>
      <text:h text:style-name="Titre2" text:outline-level="2"><text:bookmark-start text:name="_Toc501523451"/><text:bookmark-start text:name="_Toc503197962"/><text:bookmark-start text:name="_Toc503422642"/><text:bookmark-start text:name="_Toc504715839"/>Semaphore syscalls<text:bookmark-end text:name="_Toc501523451"/><text:bookmark-end text:name="_Toc503197962"/><text:bookmark-end text:name="_Toc503422642"/><text:bookmark-end text:name="_Toc504715839"/></text:h>
      <text:h text:style-name="Titre3" text:outline-level="3"><text:bookmark-start text:name="_Toc501523452"/><text:bookmark-start text:name="_Toc503197963"/><text:bookmark-start text:name="_Toc503422643"/><text:bookmark-start text:name="_Toc504715840"/>NANO_OS_SEMAPHORE_Create<text:bookmark-end text:name="_Toc501523452"/><text:bookmark-end text:name="_Toc503197963"/><text:bookmark-end text:name="_Toc503422643"/><text:bookmark-end text:name="_Toc504715840"/></text:h>
      <text:p text:style-name="Normal"/>
      <text:soft-page-break/>
      <text:p text:style-name="Normal">This function creates and initialize a semaphore. It can be called before Nano OS is started.</text:p>
      <table:table table:style-name="Table1508">
        <table:table-columns>
          <table:table-column table:style-name="TableColumn1509"/>
          <table:table-column table:style-name="TableColumn1510"/>
        </table:table-columns>
        <table:table-row table:style-name="TableRow1511">
          <table:table-cell table:style-name="TableCell1512">
            <text:p text:style-name="P1513">Prototype</text:p>
          </table:table-cell>
          <table:table-cell table:style-name="TableCell1514">
            <text:p text:style-name="P1515"><text:span text:style-name="T1516">nano_os_error_t NANO_OS_SEMAPHORE_Create(nano_os_semaphore_t* const semaphore, const uint32_t initial_count, <text:s text:c="38"/>const uint32_t max_count, const nano_os_queuing_type_t queuing_type);</text:span></text:p>
          </table:table-cell>
        </table:table-row>
        <table:table-row table:style-name="TableRow1517">
          <table:table-cell table:style-name="TableCell1518">
            <text:p text:style-name="P1519">Parameters</text:p>
          </table:table-cell>
          <table:table-cell table:style-name="TableCell1520">
            <text:list text:style-name="LFO4" text:continue-numbering="true">
              <text:list-item>
                <text:p text:style-name="P1521"><text:span text:style-name="T1522">semaphore</text:span>: pointer to the semaphore handle to initialize (must not be NULL)</text:p>
              </text:list-item>
              <text:list-item>
                <text:p text:style-name="P1523"><text:span text:style-name="T1524">initial_count</text:span>: initial semaphore count (must be lower or equal than<text:s/><text:span text:style-name="T1525">max_count</text:span>)</text:p>
              </text:list-item>
              <text:list-item>
                <text:p text:style-name="P1526"><text:span text:style-name="T1527">max_count</text:span>: maximum semaphore count</text:p>
              </text:list-item>
              <text:list-item>
                <text:p text:style-name="P1528"><text:span text:style-name="T1529">queuing_type</text:span>: queuing policy for tasks waiting on the semaphore</text:p>
              </text:list-item>
            </text:list>
          </table:table-cell>
        </table:table-row>
        <table:table-row table:style-name="TableRow1530">
          <table:table-cell table:style-name="TableCell1531">
            <text:p text:style-name="P1532">Return values</text:p>
          </table:table-cell>
          <table:table-cell table:style-name="TableCell1533">
            <text:list text:style-name="LFO3" text:continue-numbering="true">
              <text:list-item>
                <text:p text:style-name="P1534">NOS_ERR_SUCCESS: call succeeded</text:p>
              </text:list-item>
              <text:list-item>
                <text:p text:style-name="P1535">NOS_ERR_INVALID_ARG: invalid parameter</text:p>
              </text:list-item>
            </text:list>
          </table:table-cell>
        </table:table-row>
      </table:table>
      <text:p text:style-name="Normal"/>
      <text:h text:style-name="Titre3" text:outline-level="3"><text:bookmark-start text:name="_Toc501523453"/><text:bookmark-start text:name="_Toc503197964"/><text:bookmark-start text:name="_Toc503422644"/><text:bookmark-start text:name="_Toc504715841"/>NANO_OS_SEMAPHORE_Destroy<text:bookmark-end text:name="_Toc501523453"/><text:bookmark-end text:name="_Toc503197964"/><text:bookmark-end text:name="_Toc503422644"/><text:bookmark-end text:name="_Toc504715841"/></text:h>
      <text:p text:style-name="Normal"/>
      <text:p text:style-name="Normal">This function destroys an existing semaphore. To use the semaphore handle again, a call to NANO_OS_SEMAPHORE_Create() has to be done.<text:s/><text:line-break/>If some tasks were waiting on the semaphore, the tasks will be put again into READY state and a scheduling may happen depending on their priorities.</text:p>
      <table:table table:style-name="Table1536">
        <table:table-columns>
          <table:table-column table:style-name="TableColumn1537"/>
          <table:table-column table:style-name="TableColumn1538"/>
        </table:table-columns>
        <table:table-row table:style-name="TableRow1539">
          <table:table-cell table:style-name="TableCell1540">
            <text:p text:style-name="P1541">Prototype</text:p>
          </table:table-cell>
          <table:table-cell table:style-name="TableCell1542">
            <text:p text:style-name="P1543"><text:span text:style-name="T1544">nano_os_error_t NANO_OS_SEMAPHORE_Destroy(nano_os_semaphore_t* const semaphore);</text:span></text:p>
          </table:table-cell>
        </table:table-row>
        <table:table-row table:style-name="TableRow1545">
          <table:table-cell table:style-name="TableCell1546">
            <text:p text:style-name="P1547">Parameters</text:p>
          </table:table-cell>
          <table:table-cell table:style-name="TableCell1548">
            <text:list text:style-name="LFO4" text:continue-numbering="true">
              <text:list-item>
                <text:p text:style-name="P1549"><text:span text:style-name="T1550">semaphore</text:span>: pointer to the semaphore handle to destroy (must not be NULL)</text:p>
              </text:list-item>
            </text:list>
          </table:table-cell>
        </table:table-row>
        <table:table-row table:style-name="TableRow1551">
          <table:table-cell table:style-name="TableCell1552">
            <text:p text:style-name="P1553">Return values</text:p>
          </table:table-cell>
          <table:table-cell table:style-name="TableCell1554">
            <text:list text:style-name="LFO3" text:continue-numbering="true">
              <text:list-item>
                <text:p text:style-name="P1555">NOS_ERR_SUCCESS: call succeeded</text:p>
              </text:list-item>
              <text:list-item>
                <text:p text:style-name="P1556">NOS_ERR_INVALID_ARG: invalid parameter</text:p>
              </text:list-item>
            </text:list>
          </table:table-cell>
        </table:table-row>
        <table:table-row table:style-name="TableRow1557">
          <table:table-cell table:style-name="TableCell1558">
            <text:p text:style-name="P1559">Config flags</text:p>
          </table:table-cell>
          <table:table-cell table:style-name="TableCell1560">
            <text:p text:style-name="P1561">NANO_OS_WAIT_OBJECT_DESTROY_ENABLED</text:p>
            <text:p text:style-name="P1562">NANO_OS_SEMAPHORE_DESTROY_ENABLED</text:p>
          </table:table-cell>
        </table:table-row>
      </table:table>
      <text:p text:style-name="Normal"/>
      <text:h text:style-name="Titre3" text:outline-level="3"><text:bookmark-start text:name="_Toc501523454"/><text:bookmark-start text:name="_Toc503197965"/><text:bookmark-start text:name="_Toc503422645"/><text:bookmark-start text:name="_Toc504715842"/>NANO_OS_SEMAPHORE_Wait<text:bookmark-end text:name="_Toc501523454"/><text:bookmark-end text:name="_Toc503197965"/><text:bookmark-end text:name="_Toc503422645"/><text:bookmark-end text:name="_Toc504715842"/></text:h>
      <text:p text:style-name="Normal"/>
      <text:p text:style-name="Normal">This function waits for a token into a semaphore and it puts the current task into SUSPENT state until one of the following conditions occurs:</text:p>
      <text:list text:style-name="LFO5" text:continue-numbering="true">
        <text:list-item>
          <text:p text:style-name="P1563">a token is available into the semaphore</text:p>
        </text:list-item>
        <text:list-item>
          <text:p text:style-name="P1564">no token was available after<text:s/><text:span text:style-name="T1565">tick_count</text:span><text:s/>system ticks</text:p>
        </text:list-item>
        <text:list-item>
          <text:p text:style-name="P1566">the semaphore was destroyed by another task</text:p>
        </text:list-item>
      </text:list>
      <table:table table:style-name="Table1567">
        <table:table-columns>
          <table:table-column table:style-name="TableColumn1568"/>
          <table:table-column table:style-name="TableColumn1569"/>
        </table:table-columns>
        <table:table-row table:style-name="TableRow1570">
          <table:table-cell table:style-name="TableCell1571">
            <text:p text:style-name="P1572">Prototype</text:p>
          </table:table-cell>
          <table:table-cell table:style-name="TableCell1573">
            <text:p text:style-name="P1574"><text:span text:style-name="T1575">nano_os_error_t NANO_OS_SEMAPHORE_Wait(nano_os_semaphore_t* const semaphore, const uint32_t tick_count);</text:span></text:p>
          </table:table-cell>
        </table:table-row>
        <table:table-row table:style-name="TableRow1576">
          <table:table-cell table:style-name="TableCell1577">
            <text:p text:style-name="P1578">Parameters</text:p>
          </table:table-cell>
          <table:table-cell table:style-name="TableCell1579">
            <text:list text:style-name="LFO4" text:continue-numbering="true">
              <text:list-item>
                <text:p text:style-name="P1580"><text:span text:style-name="T1581">semaphore</text:span>: pointer to the semaphore handle to wait for (must not be NULL)</text:p>
              </text:list-item>
              <text:list-item>
                <text:p text:style-name="P1582"><text:span text:style-name="T1583">tick_count</text:span>: maximum wait time in number of system ticks (can be 0 to make the call non-blocking)</text:p>
              </text:list-item>
            </text:list>
          </table:table-cell>
        </table:table-row>
        <text:soft-page-break/>
        <table:table-row table:style-name="TableRow1584">
          <table:table-cell table:style-name="TableCell1585">
            <text:p text:style-name="P1586">Return values</text:p>
          </table:table-cell>
          <table:table-cell table:style-name="TableCell1587">
            <text:list text:style-name="LFO3" text:continue-numbering="true">
              <text:list-item>
                <text:p text:style-name="P1588">NOS_ERR_SUCCESS: call succeeded</text:p>
              </text:list-item>
              <text:list-item>
                <text:p text:style-name="P1589">NOS_ERR_INVALID_ARG: invalid parameter</text:p>
              </text:list-item>
              <text:list-item>
                <text:p text:style-name="P1590">NOS_ERR_TIMEOUT: timeout has expired before any token were put into the semaphore</text:p>
              </text:list-item>
            </text:list>
          </table:table-cell>
        </table:table-row>
      </table:table>
      <text:p text:style-name="Normal"/>
      <text:h text:style-name="Titre3" text:outline-level="3"><text:bookmark-start text:name="_Toc501523455"/><text:bookmark-start text:name="_Toc503197966"/><text:bookmark-start text:name="_Toc503422646"/><text:bookmark-start text:name="_Toc504715843"/>NANO_OS_SEMAPHORE_Post<text:bookmark-end text:name="_Toc501523455"/><text:bookmark-end text:name="_Toc503197966"/><text:bookmark-end text:name="_Toc503422646"/><text:bookmark-end text:name="_Toc504715843"/></text:h>
      <text:p text:style-name="Normal"/>
      <text:p text:style-name="Normal">This function post a token into a semaphore. If a task is waiting on the semaphore and has the highest priority in the system, the waiting task starts to run before the end of the function call, else the waiting task will run when its priority allows it.</text:p>
      <table:table table:style-name="Table1591">
        <table:table-columns>
          <table:table-column table:style-name="TableColumn1592"/>
          <table:table-column table:style-name="TableColumn1593"/>
        </table:table-columns>
        <table:table-row table:style-name="TableRow1594">
          <table:table-cell table:style-name="TableCell1595">
            <text:p text:style-name="P1596">Prototype</text:p>
          </table:table-cell>
          <table:table-cell table:style-name="TableCell1597">
            <text:p text:style-name="P1598"><text:span text:style-name="T1599">nano_os_error_t NANO_OS_SEMAPHORE_Post(nano_os_semaphore_t* const semaphore);</text:span></text:p>
          </table:table-cell>
        </table:table-row>
        <table:table-row table:style-name="TableRow1600">
          <table:table-cell table:style-name="TableCell1601">
            <text:p text:style-name="P1602">Parameters</text:p>
          </table:table-cell>
          <table:table-cell table:style-name="TableCell1603">
            <text:list text:style-name="LFO4" text:continue-numbering="true">
              <text:list-item>
                <text:p text:style-name="P1604"><text:span text:style-name="T1605">semaphore</text:span>: pointer to the semaphore handle to post to (must not be NULL)</text:p>
              </text:list-item>
            </text:list>
          </table:table-cell>
        </table:table-row>
        <table:table-row table:style-name="TableRow1606">
          <table:table-cell table:style-name="TableCell1607">
            <text:p text:style-name="P1608">Return values</text:p>
          </table:table-cell>
          <table:table-cell table:style-name="TableCell1609">
            <text:list text:style-name="LFO3" text:continue-numbering="true">
              <text:list-item>
                <text:p text:style-name="P1610">NOS_ERR_SUCCESS: call succeeded</text:p>
              </text:list-item>
              <text:list-item>
                <text:p text:style-name="P1611">NOS_ERR_INVALID_ARG: invalid parameter</text:p>
              </text:list-item>
              <text:list-item>
                <text:p text:style-name="P1612">NOS_ERR_SEMAPHORE_FULL: the semaphore has already reached its maximum count</text:p>
              </text:list-item>
            </text:list>
          </table:table-cell>
        </table:table-row>
      </table:table>
      <text:p text:style-name="Normal"/>
      <text:h text:style-name="Titre3" text:outline-level="3"><text:bookmark-start text:name="_Toc501523456"/><text:bookmark-start text:name="_Toc503197967"/><text:bookmark-start text:name="_Toc503422647"/><text:bookmark-start text:name="_Toc504715844"/>NANO_OS_SEMAPHORE_PostFromIsr<text:bookmark-end text:name="_Toc501523456"/><text:bookmark-end text:name="_Toc503197967"/><text:bookmark-end text:name="_Toc503422647"/><text:bookmark-end text:name="_Toc504715844"/></text:h>
      <text:p text:style-name="Normal"/>
      <text:p text:style-name="Normal">This function post a token into a semaphore from an interrupt subroutine.</text:p>
      <table:table table:style-name="Table1613">
        <table:table-columns>
          <table:table-column table:style-name="TableColumn1614"/>
          <table:table-column table:style-name="TableColumn1615"/>
        </table:table-columns>
        <table:table-row table:style-name="TableRow1616">
          <table:table-cell table:style-name="TableCell1617">
            <text:p text:style-name="P1618">Prototype</text:p>
          </table:table-cell>
          <table:table-cell table:style-name="TableCell1619">
            <text:p text:style-name="P1620"><text:span text:style-name="T1621">nano_os_error_t NANO_OS_SEMAPHORE_PostFromIsr(nano_os_semaphore_t* const semaphore);</text:span></text:p>
          </table:table-cell>
        </table:table-row>
        <table:table-row table:style-name="TableRow1622">
          <table:table-cell table:style-name="TableCell1623">
            <text:p text:style-name="P1624">Parameters</text:p>
          </table:table-cell>
          <table:table-cell table:style-name="TableCell1625">
            <text:list text:style-name="LFO4" text:continue-numbering="true">
              <text:list-item>
                <text:p text:style-name="P1626"><text:span text:style-name="T1627">semaphore</text:span>: pointer to the semaphore handle to post to (must not be NULL)</text:p>
              </text:list-item>
            </text:list>
          </table:table-cell>
        </table:table-row>
        <table:table-row table:style-name="TableRow1628">
          <table:table-cell table:style-name="TableCell1629">
            <text:p text:style-name="P1630">Return values</text:p>
          </table:table-cell>
          <table:table-cell table:style-name="TableCell1631">
            <text:list text:style-name="LFO3" text:continue-numbering="true">
              <text:list-item>
                <text:p text:style-name="P1632">NOS_ERR_SUCCESS: call succeeded</text:p>
              </text:list-item>
              <text:list-item>
                <text:p text:style-name="P1633">NOS_ERR_INVALID_ARG: invalid parameter</text:p>
              </text:list-item>
              <text:list-item>
                <text:p text:style-name="P1634">NOS_ERR_SEMAPHORE_FULL: the semaphore has already reached its maximum count</text:p>
              </text:list-item>
            </text:list>
          </table:table-cell>
        </table:table-row>
        <table:table-row table:style-name="TableRow1635">
          <table:table-cell table:style-name="TableCell1636">
            <text:p text:style-name="P1637">Config flags</text:p>
          </table:table-cell>
          <table:table-cell table:style-name="TableCell1638">
            <text:p text:style-name="P1639">NANO_OS_SEMAPHORE_POSTFROMISR_ENABLED</text:p>
          </table:table-cell>
        </table:table-row>
      </table:table>
      <text:p text:style-name="Normal"/>
      <text:h text:style-name="Titre3" text:outline-level="3"><text:bookmark-start text:name="_Toc501523457"/><text:bookmark-start text:name="_Toc503197968"/><text:bookmark-start text:name="_Toc503422648"/><text:bookmark-start text:name="_Toc504715845"/>NANO_OS_SEMAPHORE_GetCount<text:bookmark-end text:name="_Toc501523457"/><text:bookmark-end text:name="_Toc503197968"/><text:bookmark-end text:name="_Toc503422648"/><text:bookmark-end text:name="_Toc504715845"/></text:h>
      <text:p text:style-name="Normal"/>
      <text:p text:style-name="Normal">This function permits to safely retrieve the current token count of a semaphore.</text:p>
      <table:table table:style-name="Table1640">
        <table:table-columns>
          <table:table-column table:style-name="TableColumn1641"/>
          <table:table-column table:style-name="TableColumn1642"/>
        </table:table-columns>
        <table:table-row table:style-name="TableRow1643">
          <table:table-cell table:style-name="TableCell1644">
            <text:p text:style-name="P1645">Prototype</text:p>
          </table:table-cell>
          <table:table-cell table:style-name="TableCell1646">
            <text:p text:style-name="P1647"><text:span text:style-name="T1648">nano_os_error_t NANO_OS_SEMAPHORE_GetCount(nano_os_semaphore_t* const semaphore, uint32_t* const count);</text:span></text:p>
          </table:table-cell>
        </table:table-row>
        <table:table-row table:style-name="TableRow1649">
          <table:table-cell table:style-name="TableCell1650">
            <text:p text:style-name="P1651">Parameters</text:p>
          </table:table-cell>
          <table:table-cell table:style-name="TableCell1652">
            <text:list text:style-name="LFO4" text:continue-numbering="true">
              <text:list-item>
                <text:p text:style-name="P1653"><text:span text:style-name="T1654">semaphore</text:span>: pointer to the semaphore handle (must not be NULL)</text:p>
              </text:list-item>
              <text:list-item>
                <text:p text:style-name="P1655"><text:span text:style-name="T1656">count</text:span>: pointer to the variable were the current semaphore count will be copied (must not be NULL)</text:p>
              </text:list-item>
            </text:list>
          </table:table-cell>
        </table:table-row>
        <table:table-row table:style-name="TableRow1657">
          <table:table-cell table:style-name="TableCell1658">
            <text:p text:style-name="P1659">Return values</text:p>
          </table:table-cell>
          <table:table-cell table:style-name="TableCell1660">
            <text:list text:style-name="LFO3" text:continue-numbering="true">
              <text:list-item>
                <text:p text:style-name="P1661">NOS_ERR_SUCCESS: call succeeded</text:p>
              </text:list-item>
              <text:list-item>
                <text:p text:style-name="P1662">NOS_ERR_INVALID_ARG: invalid parameter</text:p>
              </text:list-item>
            </text:list>
          </table:table-cell>
        </table:table-row>
        <text:soft-page-break/>
        <table:table-row table:style-name="TableRow1663">
          <table:table-cell table:style-name="TableCell1664">
            <text:p text:style-name="P1665">Config flags</text:p>
          </table:table-cell>
          <table:table-cell table:style-name="TableCell1666">
            <text:p text:style-name="P1667">NANO_OS_SEMAPHORE_GETCOUNT_ENABLED</text:p>
          </table:table-cell>
        </table:table-row>
      </table:table>
      <text:p text:style-name="Normal"/>
      <text:h text:style-name="Titre3" text:outline-level="3"><text:bookmark-start text:name="_Toc501523458"/><text:bookmark-start text:name="_Toc503197969"/><text:bookmark-start text:name="_Toc503422649"/><text:bookmark-start text:name="_Toc504715846"/>NANO_OS_SEMAPHORE_SetName<text:bookmark-end text:name="_Toc501523458"/><text:bookmark-end text:name="_Toc503197969"/><text:bookmark-end text:name="_Toc503422649"/><text:bookmark-end text:name="_Toc504715846"/></text:h>
      <text:p text:style-name="Normal"/>
      <text:p text:style-name="Normal">This function permits to associate a name to a semaphore.</text:p>
      <table:table table:style-name="Table1668">
        <table:table-columns>
          <table:table-column table:style-name="TableColumn1669"/>
          <table:table-column table:style-name="TableColumn1670"/>
        </table:table-columns>
        <table:table-row table:style-name="TableRow1671">
          <table:table-cell table:style-name="TableCell1672">
            <text:p text:style-name="P1673">Prototype</text:p>
          </table:table-cell>
          <table:table-cell table:style-name="TableCell1674">
            <text:p text:style-name="P1675"><text:span text:style-name="T1676">nano_os_error_t NANO_OS_SEMAPHORE_SetName(nano_os_semaphore_t* const semaphore, const char* const name);</text:span></text:p>
          </table:table-cell>
        </table:table-row>
        <table:table-row table:style-name="TableRow1677">
          <table:table-cell table:style-name="TableCell1678">
            <text:p text:style-name="P1679">Parameters</text:p>
          </table:table-cell>
          <table:table-cell table:style-name="TableCell1680">
            <text:list text:style-name="LFO4" text:continue-numbering="true">
              <text:list-item>
                <text:p text:style-name="P1681"><text:span text:style-name="T1682">semaphore</text:span>: pointer to the semaphore handle (must not be NULL)</text:p>
              </text:list-item>
              <text:list-item>
                <text:p text:style-name="P1683"><text:span text:style-name="T1684">name</text:span>: pointer to the string containing the semaphore name (must not be NULL)</text:p>
              </text:list-item>
            </text:list>
          </table:table-cell>
        </table:table-row>
        <table:table-row table:style-name="TableRow1685">
          <table:table-cell table:style-name="TableCell1686">
            <text:p text:style-name="P1687">Return values</text:p>
          </table:table-cell>
          <table:table-cell table:style-name="TableCell1688">
            <text:list text:style-name="LFO3" text:continue-numbering="true">
              <text:list-item>
                <text:p text:style-name="P1689">NOS_ERR_SUCCESS: call succeeded</text:p>
              </text:list-item>
              <text:list-item>
                <text:p text:style-name="P1690">NOS_ERR_INVALID_ARG: invalid parameter</text:p>
              </text:list-item>
            </text:list>
          </table:table-cell>
        </table:table-row>
        <table:table-row table:style-name="TableRow1691">
          <table:table-cell table:style-name="TableCell1692">
            <text:p text:style-name="P1693">Config flags</text:p>
          </table:table-cell>
          <table:table-cell table:style-name="TableCell1694">
            <text:p text:style-name="P1695">NANO_OS_WAIT_OBJECT_NAME_ENABLED</text:p>
            <text:p text:style-name="P1696">NANO_OS_SEMAPHORE_SETNAME_ENABLED</text:p>
          </table:table-cell>
        </table:table-row>
      </table:table>
      <text:p text:style-name="Normal"/>
      <text:h text:style-name="Titre2" text:outline-level="2"><text:bookmark-start text:name="_Toc501523459"/><text:bookmark-start text:name="_Toc503197970"/><text:bookmark-start text:name="_Toc503422650"/><text:bookmark-start text:name="_Toc504715847"/>Mutex syscalls<text:bookmark-end text:name="_Toc501523459"/><text:bookmark-end text:name="_Toc503197970"/><text:bookmark-end text:name="_Toc503422650"/><text:bookmark-end text:name="_Toc504715847"/></text:h>
      <text:h text:style-name="Titre3" text:outline-level="3"><text:bookmark-start text:name="_Toc501523460"/><text:bookmark-start text:name="_Toc503197971"/><text:bookmark-start text:name="_Toc503422651"/><text:bookmark-start text:name="_Toc504715848"/>NANO_OS_MUTEX_Create<text:bookmark-end text:name="_Toc501523460"/><text:bookmark-end text:name="_Toc503197971"/><text:bookmark-end text:name="_Toc503422651"/><text:bookmark-end text:name="_Toc504715848"/></text:h>
      <text:p text:style-name="Normal"/>
      <text:p text:style-name="Normal">This function creates and initialize a mutex. It can be called before Nano OS is started.</text:p>
      <table:table table:style-name="Table1697">
        <table:table-columns>
          <table:table-column table:style-name="TableColumn1698"/>
          <table:table-column table:style-name="TableColumn1699"/>
        </table:table-columns>
        <table:table-row table:style-name="TableRow1700">
          <table:table-cell table:style-name="TableCell1701">
            <text:p text:style-name="P1702">Prototype</text:p>
          </table:table-cell>
          <table:table-cell table:style-name="TableCell1703">
            <text:p text:style-name="P1704"><text:span text:style-name="T1705">nano_os_error_t NANO_OS_MUTEX_Create(nano_os_mutex_t* const mutex, const nano_os_queuing_type_t queuing_type);</text:span></text:p>
          </table:table-cell>
        </table:table-row>
        <table:table-row table:style-name="TableRow1706">
          <table:table-cell table:style-name="TableCell1707">
            <text:p text:style-name="P1708">Parameters</text:p>
          </table:table-cell>
          <table:table-cell table:style-name="TableCell1709">
            <text:list text:style-name="LFO4" text:continue-numbering="true">
              <text:list-item>
                <text:p text:style-name="P1710"><text:span text:style-name="T1711">mutex</text:span>: pointer to the mutex handle to initialize (must not be NULL)</text:p>
              </text:list-item>
              <text:list-item>
                <text:p text:style-name="P1712"><text:span text:style-name="T1713">queuing_type</text:span>: queuing policy for tasks waiting on the mutex</text:p>
              </text:list-item>
            </text:list>
          </table:table-cell>
        </table:table-row>
        <table:table-row table:style-name="TableRow1714">
          <table:table-cell table:style-name="TableCell1715">
            <text:p text:style-name="P1716">Return values</text:p>
          </table:table-cell>
          <table:table-cell table:style-name="TableCell1717">
            <text:list text:style-name="LFO3" text:continue-numbering="true">
              <text:list-item>
                <text:p text:style-name="P1718">NOS_ERR_SUCCESS: call succeeded</text:p>
              </text:list-item>
              <text:list-item>
                <text:p text:style-name="P1719">NOS_ERR_INVALID_ARG: invalid parameter</text:p>
              </text:list-item>
            </text:list>
          </table:table-cell>
        </table:table-row>
      </table:table>
      <text:p text:style-name="Normal"/>
      <text:h text:style-name="Titre3" text:outline-level="3"><text:bookmark-start text:name="_Toc501523461"/><text:bookmark-start text:name="_Toc503197972"/><text:bookmark-start text:name="_Toc503422652"/><text:bookmark-start text:name="_Toc504715849"/>NANO_OS_MUTEX_Destroy<text:bookmark-end text:name="_Toc501523461"/><text:bookmark-end text:name="_Toc503197972"/><text:bookmark-end text:name="_Toc503422652"/><text:bookmark-end text:name="_Toc504715849"/></text:h>
      <text:p text:style-name="Normal"/>
      <text:p text:style-name="Normal">This function destroys an existing mutex. To use the mutex handle again, a call to NANO_OS_MUTEX_Create() has to be done.<text:s/><text:line-break/>If some tasks were waiting on the mutex, the tasks will be put again into READY state and a scheduling may happen depending on their priorities.</text:p>
      <table:table table:style-name="Table1720">
        <table:table-columns>
          <table:table-column table:style-name="TableColumn1721"/>
          <table:table-column table:style-name="TableColumn1722"/>
        </table:table-columns>
        <table:table-row table:style-name="TableRow1723">
          <table:table-cell table:style-name="TableCell1724">
            <text:p text:style-name="P1725">Prototype</text:p>
          </table:table-cell>
          <table:table-cell table:style-name="TableCell1726">
            <text:p text:style-name="P1727"><text:span text:style-name="T1728">nano_os_error_t NANO_OS_MUTEX_Destroy(nano_os_mutex_t* const mutex);</text:span></text:p>
          </table:table-cell>
        </table:table-row>
        <table:table-row table:style-name="TableRow1729">
          <table:table-cell table:style-name="TableCell1730">
            <text:p text:style-name="P1731">Parameters</text:p>
          </table:table-cell>
          <table:table-cell table:style-name="TableCell1732">
            <text:list text:style-name="LFO4" text:continue-numbering="true">
              <text:list-item>
                <text:p text:style-name="P1733"><text:span text:style-name="T1734">mutex</text:span>: pointer to the mutex handle to destroy (must not be NULL)</text:p>
              </text:list-item>
            </text:list>
          </table:table-cell>
        </table:table-row>
        <table:table-row table:style-name="TableRow1735">
          <table:table-cell table:style-name="TableCell1736">
            <text:p text:style-name="P1737">Return values</text:p>
          </table:table-cell>
          <table:table-cell table:style-name="TableCell1738">
            <text:list text:style-name="LFO3" text:continue-numbering="true">
              <text:list-item>
                <text:p text:style-name="P1739">NOS_ERR_SUCCESS: call succeeded</text:p>
              </text:list-item>
              <text:list-item>
                <text:p text:style-name="P1740">NOS_ERR_INVALID_ARG: invalid parameter</text:p>
              </text:list-item>
            </text:list>
          </table:table-cell>
        </table:table-row>
        <table:table-row table:style-name="TableRow1741">
          <table:table-cell table:style-name="TableCell1742">
            <text:p text:style-name="P1743">Config flags</text:p>
          </table:table-cell>
          <table:table-cell table:style-name="TableCell1744">
            <text:p text:style-name="P1745">NANO_OS_WAIT_OBJECT_DESTROY_ENABLED</text:p>
            <text:p text:style-name="P1746">NANO_OS_MUTEX_DESTROY_ENABLED</text:p>
          </table:table-cell>
        </table:table-row>
      </table:table>
      <text:p text:style-name="Normal"/>
      <text:h text:style-name="Titre3" text:outline-level="3"><text:bookmark-start text:name="_Toc501523462"/><text:bookmark-start text:name="_Toc503197973"/><text:bookmark-start text:name="_Toc503422653"/><text:bookmark-start text:name="_Toc504715850"/>NANO_OS_MUTEX_Lock<text:bookmark-end text:name="_Toc501523462"/><text:bookmark-end text:name="_Toc503197973"/><text:bookmark-end text:name="_Toc503422653"/><text:bookmark-end text:name="_Toc504715850"/></text:h>
      <text:p text:style-name="Normal"/>
      <text:soft-page-break/>
      <text:p text:style-name="Normal">This function locks the mutex. If the mutex is already locked by another task, it puts the current task into SUSPENT state until one of the following conditions occurs:</text:p>
      <text:list text:style-name="LFO5" text:continue-numbering="true">
        <text:list-item>
          <text:p text:style-name="P1747">the lock on the mutex is released by the owning task</text:p>
        </text:list-item>
        <text:list-item>
          <text:p text:style-name="P1748">the lock is still not released after<text:s/><text:span text:style-name="T1749">tick_count</text:span><text:s/>system ticks</text:p>
        </text:list-item>
        <text:list-item>
          <text:p text:style-name="P1750">the mutex was destroyed by another task</text:p>
        </text:list-item>
      </text:list>
      <table:table table:style-name="Table1751">
        <table:table-columns>
          <table:table-column table:style-name="TableColumn1752"/>
          <table:table-column table:style-name="TableColumn1753"/>
        </table:table-columns>
        <table:table-row table:style-name="TableRow1754">
          <table:table-cell table:style-name="TableCell1755">
            <text:p text:style-name="P1756">Prototype</text:p>
          </table:table-cell>
          <table:table-cell table:style-name="TableCell1757">
            <text:p text:style-name="P1758"><text:span text:style-name="T1759">nano_os_error_t NANO_OS_MUTEX_Lock(nano_os_mutex_t* const mutex, const uint32_t tick_count);</text:span></text:p>
          </table:table-cell>
        </table:table-row>
        <table:table-row table:style-name="TableRow1760">
          <table:table-cell table:style-name="TableCell1761">
            <text:p text:style-name="P1762">Parameters</text:p>
          </table:table-cell>
          <table:table-cell table:style-name="TableCell1763">
            <text:list text:style-name="LFO4" text:continue-numbering="true">
              <text:list-item>
                <text:p text:style-name="P1764"><text:span text:style-name="T1765">mutex</text:span>: pointer to the mutex handle to lock (must not be NULL)</text:p>
              </text:list-item>
              <text:list-item>
                <text:p text:style-name="P1766"><text:span text:style-name="T1767">tick_count</text:span>: maximum wait time in number of system ticks (can be 0 to make the call non-blocking)</text:p>
              </text:list-item>
            </text:list>
          </table:table-cell>
        </table:table-row>
        <table:table-row table:style-name="TableRow1768">
          <table:table-cell table:style-name="TableCell1769">
            <text:p text:style-name="P1770">Return values</text:p>
          </table:table-cell>
          <table:table-cell table:style-name="TableCell1771">
            <text:list text:style-name="LFO3" text:continue-numbering="true">
              <text:list-item>
                <text:p text:style-name="P1772">NOS_ERR_SUCCESS: call succeeded</text:p>
              </text:list-item>
              <text:list-item>
                <text:p text:style-name="P1773">NOS_ERR_INVALID_ARG: invalid parameter</text:p>
              </text:list-item>
              <text:list-item>
                <text:p text:style-name="P1774">NOS_ERR_TIMEOUT: timeout has expired before the lock was released be the owning task</text:p>
              </text:list-item>
            </text:list>
          </table:table-cell>
        </table:table-row>
      </table:table>
      <text:p text:style-name="Normal"/>
      <text:h text:style-name="Titre3" text:outline-level="3"><text:bookmark-start text:name="_Toc501523463"/><text:bookmark-start text:name="_Toc503197974"/><text:bookmark-start text:name="_Toc503422654"/><text:bookmark-start text:name="_Toc504715851"/>NANO_OS_MUTEX_TryLock<text:bookmark-end text:name="_Toc501523463"/><text:bookmark-end text:name="_Toc503197974"/><text:bookmark-end text:name="_Toc503422654"/><text:bookmark-end text:name="_Toc504715851"/></text:h>
      <text:p text:style-name="Normal"/>
      <text:p text:style-name="Normal">This function tries to lock a mutex without waiting for it to be released.</text:p>
      <table:table table:style-name="Table1775">
        <table:table-columns>
          <table:table-column table:style-name="TableColumn1776"/>
          <table:table-column table:style-name="TableColumn1777"/>
        </table:table-columns>
        <table:table-row table:style-name="TableRow1778">
          <table:table-cell table:style-name="TableCell1779">
            <text:p text:style-name="P1780">Prototype</text:p>
          </table:table-cell>
          <table:table-cell table:style-name="TableCell1781">
            <text:p text:style-name="P1782"><text:span text:style-name="T1783">nano_os_error_t NANO_OS_MUTEX_TryLock(nano_os_mutex_t* const mutex);</text:span></text:p>
          </table:table-cell>
        </table:table-row>
        <table:table-row table:style-name="TableRow1784">
          <table:table-cell table:style-name="TableCell1785">
            <text:p text:style-name="P1786">Parameters</text:p>
          </table:table-cell>
          <table:table-cell table:style-name="TableCell1787">
            <text:list text:style-name="LFO4" text:continue-numbering="true">
              <text:list-item>
                <text:p text:style-name="P1788"><text:span text:style-name="T1789">mutex</text:span>: pointer to the mutex handle to lock (must not be NULL)</text:p>
              </text:list-item>
            </text:list>
          </table:table-cell>
        </table:table-row>
        <table:table-row table:style-name="TableRow1790">
          <table:table-cell table:style-name="TableCell1791">
            <text:p text:style-name="P1792">Return values</text:p>
          </table:table-cell>
          <table:table-cell table:style-name="TableCell1793">
            <text:list text:style-name="LFO3" text:continue-numbering="true">
              <text:list-item>
                <text:p text:style-name="P1794">NOS_ERR_SUCCESS: call succeeded</text:p>
              </text:list-item>
              <text:list-item>
                <text:p text:style-name="P1795">NOS_ERR_INVALID_ARG: invalid parameter</text:p>
              </text:list-item>
              <text:list-item>
                <text:p text:style-name="P1796">NOS_ERR_MUTEX_LOCKED: the mutex is already locked by another task</text:p>
              </text:list-item>
            </text:list>
          </table:table-cell>
        </table:table-row>
        <table:table-row table:style-name="TableRow1797">
          <table:table-cell table:style-name="TableCell1798">
            <text:p text:style-name="P1799">Config flags</text:p>
          </table:table-cell>
          <table:table-cell table:style-name="TableCell1800">
            <text:p text:style-name="P1801">NANO_OS_MUTEX_TRYLOCK_ENABLED</text:p>
          </table:table-cell>
        </table:table-row>
      </table:table>
      <text:p text:style-name="Normal"/>
      <text:h text:style-name="Titre3" text:outline-level="3"><text:bookmark-start text:name="_Toc501523464"/><text:bookmark-start text:name="_Toc503197975"/><text:bookmark-start text:name="_Toc503422655"/><text:bookmark-start text:name="_Toc504715852"/>NANO_OS_MUTEX_Unlock<text:bookmark-end text:name="_Toc501523464"/><text:bookmark-end text:name="_Toc503197975"/><text:bookmark-end text:name="_Toc503422655"/><text:bookmark-end text:name="_Toc504715852"/></text:h>
      <text:p text:style-name="Normal"/>
      <text:p text:style-name="Normal">This function release the lock on the mutex. It can only be called by the task which owns the mutex (i.e. which has locked the mutex). If a task is waiting on the mutex and has the highest priority in the system, the waiting task starts to run before the end of the function call, else the waiting task will run when its priority allows it.</text:p>
      <table:table table:style-name="Table1802">
        <table:table-columns>
          <table:table-column table:style-name="TableColumn1803"/>
          <table:table-column table:style-name="TableColumn1804"/>
        </table:table-columns>
        <table:table-row table:style-name="TableRow1805">
          <table:table-cell table:style-name="TableCell1806">
            <text:p text:style-name="P1807">Prototype</text:p>
          </table:table-cell>
          <table:table-cell table:style-name="TableCell1808">
            <text:p text:style-name="P1809"><text:span text:style-name="T1810">nano_os_error_t NANO_OS_MUTEX_Unlock(nano_os_mutex_t* const mutex);</text:span></text:p>
          </table:table-cell>
        </table:table-row>
        <table:table-row table:style-name="TableRow1811">
          <table:table-cell table:style-name="TableCell1812">
            <text:p text:style-name="P1813">Parameters</text:p>
          </table:table-cell>
          <table:table-cell table:style-name="TableCell1814">
            <text:list text:style-name="LFO4" text:continue-numbering="true">
              <text:list-item>
                <text:p text:style-name="P1815"><text:span text:style-name="T1816">mutex</text:span>: pointer to the mutex handle to post to (must not be NULL)</text:p>
              </text:list-item>
            </text:list>
          </table:table-cell>
        </table:table-row>
        <table:table-row table:style-name="TableRow1817">
          <table:table-cell table:style-name="TableCell1818">
            <text:p text:style-name="P1819">Return values</text:p>
          </table:table-cell>
          <table:table-cell table:style-name="TableCell1820">
            <text:list text:style-name="LFO3" text:continue-numbering="true">
              <text:list-item>
                <text:p text:style-name="P1821">NOS_ERR_SUCCESS: call succeeded</text:p>
              </text:list-item>
              <text:list-item>
                <text:p text:style-name="P1822">NOS_ERR_INVALID_ARG: invalid parameter</text:p>
              </text:list-item>
              <text:list-item>
                <text:p text:style-name="P1823">NOS_ERR_MUTEX_NOT_OWNED: the calling task is not the owner of the mutex</text:p>
              </text:list-item>
            </text:list>
          </table:table-cell>
        </table:table-row>
      </table:table>
      <text:p text:style-name="Normal"/>
      <text:h text:style-name="Titre3" text:outline-level="3"><text:bookmark-start text:name="_Toc501523465"/><text:bookmark-start text:name="_Toc503197976"/><text:bookmark-start text:name="_Toc503422656"/><text:bookmark-start text:name="_Toc504715853"/>NANO_OS_MUTEX_SetName<text:bookmark-end text:name="_Toc501523465"/><text:bookmark-end text:name="_Toc503197976"/><text:bookmark-end text:name="_Toc503422656"/><text:bookmark-end text:name="_Toc504715853"/></text:h>
      <text:p text:style-name="Normal"/>
      <text:p text:style-name="Normal">This function permits to associate a name to a mutex.</text:p>
      <table:table table:style-name="Table1824">
        <table:table-columns>
          <table:table-column table:style-name="TableColumn1825"/>
          <table:table-column table:style-name="TableColumn1826"/>
        </table:table-columns>
        <table:table-row table:style-name="TableRow1827">
          <table:table-cell table:style-name="TableCell1828">
            <text:soft-page-break/>
            <text:p text:style-name="P1829">Prototype</text:p>
          </table:table-cell>
          <table:table-cell table:style-name="TableCell1830">
            <text:p text:style-name="P1831"><text:span text:style-name="T1832">nano_os_error_t NANO_OS_MUTEX_SetName(nano_os_mutex_t* const mutex, const char* const name);</text:span></text:p>
          </table:table-cell>
        </table:table-row>
        <table:table-row table:style-name="TableRow1833">
          <table:table-cell table:style-name="TableCell1834">
            <text:p text:style-name="P1835">Parameters</text:p>
          </table:table-cell>
          <table:table-cell table:style-name="TableCell1836">
            <text:list text:style-name="LFO4" text:continue-numbering="true">
              <text:list-item>
                <text:p text:style-name="P1837"><text:span text:style-name="T1838">mutex</text:span>: pointer to the mutex handle (must not be NULL)</text:p>
              </text:list-item>
              <text:list-item>
                <text:p text:style-name="P1839"><text:span text:style-name="T1840">name</text:span>: pointer to the string containing the mutex name (must not be NULL)</text:p>
              </text:list-item>
            </text:list>
          </table:table-cell>
        </table:table-row>
        <table:table-row table:style-name="TableRow1841">
          <table:table-cell table:style-name="TableCell1842">
            <text:p text:style-name="P1843">Return values</text:p>
          </table:table-cell>
          <table:table-cell table:style-name="TableCell1844">
            <text:list text:style-name="LFO3" text:continue-numbering="true">
              <text:list-item>
                <text:p text:style-name="P1845">NOS_ERR_SUCCESS: call succeeded</text:p>
              </text:list-item>
              <text:list-item>
                <text:p text:style-name="P1846">NOS_ERR_INVALID_ARG: invalid parameter</text:p>
              </text:list-item>
            </text:list>
          </table:table-cell>
        </table:table-row>
        <table:table-row table:style-name="TableRow1847">
          <table:table-cell table:style-name="TableCell1848">
            <text:p text:style-name="P1849">Config flags</text:p>
          </table:table-cell>
          <table:table-cell table:style-name="TableCell1850">
            <text:p text:style-name="P1851">NANO_OS_WAIT_OBJECT_NAME_ENABLED</text:p>
            <text:p text:style-name="P1852">NANO_OS_MUTEX_SETNAME_ENABLED</text:p>
          </table:table-cell>
        </table:table-row>
      </table:table>
      <text:p text:style-name="Normal"/>
      <text:h text:style-name="Titre2" text:outline-level="2"><text:bookmark-start text:name="_Toc501523466"/><text:bookmark-start text:name="_Toc503197977"/><text:bookmark-start text:name="_Toc503422657"/><text:bookmark-start text:name="_Toc504715854"/>Mailbox syscalls<text:bookmark-end text:name="_Toc501523466"/><text:bookmark-end text:name="_Toc503197977"/><text:bookmark-end text:name="_Toc503422657"/><text:bookmark-end text:name="_Toc504715854"/></text:h>
      <text:h text:style-name="Titre3" text:outline-level="3"><text:bookmark-start text:name="_Toc501523467"/><text:bookmark-start text:name="_Toc503197978"/><text:bookmark-start text:name="_Toc503422658"/><text:bookmark-start text:name="_Toc504715855"/>NANO_OS_MAILBOX_Create<text:bookmark-end text:name="_Toc501523467"/><text:bookmark-end text:name="_Toc503197978"/><text:bookmark-end text:name="_Toc503422658"/><text:bookmark-end text:name="_Toc504715855"/></text:h>
      <text:p text:style-name="Normal"/>
      <text:p text:style-name="Normal">This function creates and initialize a mailbox. It can be called before Nano OS is started.</text:p>
      <table:table table:style-name="Table1853">
        <table:table-columns>
          <table:table-column table:style-name="TableColumn1854"/>
          <table:table-column table:style-name="TableColumn1855"/>
        </table:table-columns>
        <table:table-row table:style-name="TableRow1856">
          <table:table-cell table:style-name="TableCell1857">
            <text:p text:style-name="P1858">Prototype</text:p>
          </table:table-cell>
          <table:table-cell table:style-name="TableCell1859">
            <text:p text:style-name="P1860"><text:span text:style-name="T1861">nano_os_error_t NANO_OS_MAILBOX_Create(nano_os_mailbox_t* const mailbox, const uint32_t max_mail_count, const size_t mail_size, void* const mailbox_buffer, const size_t mailbox_buffer_size, const nano_os_queuing_type_t queuing_type);</text:span></text:p>
          </table:table-cell>
        </table:table-row>
        <table:table-row table:style-name="TableRow1862">
          <table:table-cell table:style-name="TableCell1863">
            <text:p text:style-name="P1864">Parameters</text:p>
          </table:table-cell>
          <table:table-cell table:style-name="TableCell1865">
            <text:list text:style-name="LFO4" text:continue-numbering="true">
              <text:list-item>
                <text:p text:style-name="P1866"><text:span text:style-name="T1867">mailbox</text:span>: pointer to the mailbox handle to initialize (must not be NULL)</text:p>
              </text:list-item>
              <text:list-item>
                <text:p text:style-name="P1868"><text:span text:style-name="T1869">max_mail_count</text:span>: maximum number of mail in the mailbox</text:p>
              </text:list-item>
              <text:list-item>
                <text:p text:style-name="P1870"><text:span text:style-name="T1871">mail_size</text:span>: size of a mail in bytes</text:p>
              </text:list-item>
              <text:list-item>
                <text:p text:style-name="P1872"><text:span text:style-name="T1873">mailbox_buffer</text:span>: pointer to the memory area which will be used to store the mails (must not be NULL)</text:p>
              </text:list-item>
              <text:list-item>
                <text:p text:style-name="P1874"><text:span text:style-name="T1875">mailbox_buffer_size</text:span>: size of the memory area in bytes (should be at least equal to (<text:span text:style-name="T1876">max_mail_count</text:span><text:s/>*<text:s/><text:span text:style-name="T1877">mail_size</text:span>) bytes)</text:p>
              </text:list-item>
              <text:list-item>
                <text:p text:style-name="P1878"><text:span text:style-name="T1879">queuing_type</text:span>: queuing policy for tasks waiting on the mailbox</text:p>
              </text:list-item>
            </text:list>
          </table:table-cell>
        </table:table-row>
        <table:table-row table:style-name="TableRow1880">
          <table:table-cell table:style-name="TableCell1881">
            <text:p text:style-name="P1882">Return values</text:p>
          </table:table-cell>
          <table:table-cell table:style-name="TableCell1883">
            <text:list text:style-name="LFO3" text:continue-numbering="true">
              <text:list-item>
                <text:p text:style-name="P1884">NOS_ERR_SUCCESS: call succeeded</text:p>
              </text:list-item>
              <text:list-item>
                <text:p text:style-name="P1885">NOS_ERR_INVALID_ARG: invalid parameter</text:p>
              </text:list-item>
            </text:list>
          </table:table-cell>
        </table:table-row>
      </table:table>
      <text:p text:style-name="Normal"/>
      <text:h text:style-name="Titre3" text:outline-level="3"><text:bookmark-start text:name="_Toc501523468"/><text:bookmark-start text:name="_Toc503197979"/><text:bookmark-start text:name="_Toc503422659"/><text:bookmark-start text:name="_Toc504715856"/>NANO_OS_MAILBOX_Destroy<text:bookmark-end text:name="_Toc501523468"/><text:bookmark-end text:name="_Toc503197979"/><text:bookmark-end text:name="_Toc503422659"/><text:bookmark-end text:name="_Toc504715856"/></text:h>
      <text:p text:style-name="Normal"/>
      <text:p text:style-name="Normal">This function destroys an existing mailbox. To use the mailbox handle again, a call to NANO_OS_MAILBOX_Create() has to be done.<text:s/><text:line-break/>If some tasks were waiting on the mailbox, the tasks will be put again into READY state and a scheduling may happen depending on their priorities.</text:p>
      <table:table table:style-name="Table1886">
        <table:table-columns>
          <table:table-column table:style-name="TableColumn1887"/>
          <table:table-column table:style-name="TableColumn1888"/>
        </table:table-columns>
        <table:table-row table:style-name="TableRow1889">
          <table:table-cell table:style-name="TableCell1890">
            <text:p text:style-name="P1891">Prototype</text:p>
          </table:table-cell>
          <table:table-cell table:style-name="TableCell1892">
            <text:p text:style-name="P1893"><text:span text:style-name="T1894">nano_os_error_t NANO_OS_MAILBOX_Destroy(nano_os_mailbox_t* const mailbox);</text:span></text:p>
          </table:table-cell>
        </table:table-row>
        <table:table-row table:style-name="TableRow1895">
          <table:table-cell table:style-name="TableCell1896">
            <text:p text:style-name="P1897">Parameters</text:p>
          </table:table-cell>
          <table:table-cell table:style-name="TableCell1898">
            <text:list text:style-name="LFO4" text:continue-numbering="true">
              <text:list-item>
                <text:p text:style-name="P1899"><text:span text:style-name="T1900">mailbox</text:span>: pointer to the mailbox handle to destroy (must not be NULL)</text:p>
              </text:list-item>
            </text:list>
          </table:table-cell>
        </table:table-row>
        <table:table-row table:style-name="TableRow1901">
          <table:table-cell table:style-name="TableCell1902">
            <text:p text:style-name="P1903">Return values</text:p>
          </table:table-cell>
          <table:table-cell table:style-name="TableCell1904">
            <text:list text:style-name="LFO3" text:continue-numbering="true">
              <text:list-item>
                <text:p text:style-name="P1905">NOS_ERR_SUCCESS: call succeeded</text:p>
              </text:list-item>
              <text:list-item>
                <text:p text:style-name="P1906">NOS_ERR_INVALID_ARG: invalid parameter</text:p>
              </text:list-item>
            </text:list>
          </table:table-cell>
        </table:table-row>
        <table:table-row table:style-name="TableRow1907">
          <table:table-cell table:style-name="TableCell1908">
            <text:p text:style-name="P1909">Config flags</text:p>
          </table:table-cell>
          <table:table-cell table:style-name="TableCell1910">
            <text:p text:style-name="P1911">NANO_OS_WAIT_OBJECT_DESTROY_ENABLED</text:p>
            <text:p text:style-name="P1912">NANO_OS_MAILBOX_DESTROY_ENABLED</text:p>
          </table:table-cell>
        </table:table-row>
      </table:table>
      <text:p text:style-name="Normal"/>
      <text:h text:style-name="Titre3" text:outline-level="3"><text:bookmark-start text:name="_Toc501523469"/><text:bookmark-start text:name="_Toc503197980"/><text:bookmark-start text:name="_Toc503422660"/><text:bookmark-start text:name="_Toc504715857"/><text:soft-page-break/>NANO_OS_MAILBOX_Wait<text:bookmark-end text:name="_Toc501523469"/><text:bookmark-end text:name="_Toc503197980"/><text:bookmark-end text:name="_Toc503422660"/><text:bookmark-end text:name="_Toc504715857"/></text:h>
      <text:p text:style-name="Normal"/>
      <text:p text:style-name="Normal">This function waits for a mail into a mailbox and it puts the current task into SUSPENT state until one of the following conditions occurs:</text:p>
      <text:list text:style-name="LFO5" text:continue-numbering="true">
        <text:list-item>
          <text:p text:style-name="P1913">a mail is available into the mailbox</text:p>
        </text:list-item>
        <text:list-item>
          <text:p text:style-name="P1914">no mail was available after<text:s/><text:span text:style-name="T1915">tick_count</text:span><text:s/>system ticks</text:p>
        </text:list-item>
        <text:list-item>
          <text:p text:style-name="P1916">the mailbox was destroyed by another task</text:p>
        </text:list-item>
      </text:list>
      <table:table table:style-name="Table1917">
        <table:table-columns>
          <table:table-column table:style-name="TableColumn1918"/>
          <table:table-column table:style-name="TableColumn1919"/>
        </table:table-columns>
        <table:table-row table:style-name="TableRow1920">
          <table:table-cell table:style-name="TableCell1921">
            <text:p text:style-name="P1922">Prototype</text:p>
          </table:table-cell>
          <table:table-cell table:style-name="TableCell1923">
            <text:p text:style-name="P1924">nano_os_error_t NANO_OS_MAILBOX_Wait(nano_os_mailbox_t* const mailbox, void* const mail_buffer, const uint32_t tick_count);</text:p>
          </table:table-cell>
        </table:table-row>
        <table:table-row table:style-name="TableRow1925">
          <table:table-cell table:style-name="TableCell1926">
            <text:p text:style-name="P1927">Parameters</text:p>
          </table:table-cell>
          <table:table-cell table:style-name="TableCell1928">
            <text:list text:style-name="LFO4" text:continue-numbering="true">
              <text:list-item>
                <text:p text:style-name="P1929"><text:span text:style-name="T1930">mailbox</text:span>: pointer to the mailbox handle to wait for (must not be NULL)</text:p>
              </text:list-item>
              <text:list-item>
                <text:p text:style-name="P1931"><text:span text:style-name="T1932">mail_buffer</text:span>: pointer to the memory area were the received mail will be copied</text:p>
              </text:list-item>
              <text:list-item>
                <text:p text:style-name="P1933"><text:span text:style-name="T1934">tick_count</text:span>: maximum wait time in number of system ticks (can be 0 to make the call non-blocking)</text:p>
              </text:list-item>
            </text:list>
          </table:table-cell>
        </table:table-row>
        <table:table-row table:style-name="TableRow1935">
          <table:table-cell table:style-name="TableCell1936">
            <text:p text:style-name="P1937">Return values</text:p>
          </table:table-cell>
          <table:table-cell table:style-name="TableCell1938">
            <text:list text:style-name="LFO3" text:continue-numbering="true">
              <text:list-item>
                <text:p text:style-name="P1939">NOS_ERR_SUCCESS: call succeeded</text:p>
              </text:list-item>
              <text:list-item>
                <text:p text:style-name="P1940">NOS_ERR_INVALID_ARG: invalid parameter</text:p>
              </text:list-item>
              <text:list-item>
                <text:p text:style-name="P1941">NOS_ERR_TIMEOUT: timeout has expired before any mail were put into the mailbox</text:p>
              </text:list-item>
            </text:list>
          </table:table-cell>
        </table:table-row>
      </table:table>
      <text:p text:style-name="Normal"/>
      <text:h text:style-name="Titre3" text:outline-level="3"><text:bookmark-start text:name="_Toc501523470"/><text:bookmark-start text:name="_Toc503197981"/><text:bookmark-start text:name="_Toc503422661"/><text:bookmark-start text:name="_Toc504715858"/>NANO_OS_MAILBOX_Post<text:bookmark-end text:name="_Toc501523470"/><text:bookmark-end text:name="_Toc503197981"/><text:bookmark-end text:name="_Toc503422661"/><text:bookmark-end text:name="_Toc504715858"/></text:h>
      <text:p text:style-name="Normal"/>
      <text:p text:style-name="Normal">This function post a mail into a mailbox. If a task is waiting on the mailbox and has the highest priority in the system, the waiting task starts to run before the end of the function call, else the waiting task will run when its priority allows it.</text:p>
      <table:table table:style-name="Table1942">
        <table:table-columns>
          <table:table-column table:style-name="TableColumn1943"/>
          <table:table-column table:style-name="TableColumn1944"/>
        </table:table-columns>
        <table:table-row table:style-name="TableRow1945">
          <table:table-cell table:style-name="TableCell1946">
            <text:p text:style-name="P1947">Prototype</text:p>
          </table:table-cell>
          <table:table-cell table:style-name="TableCell1948">
            <text:p text:style-name="P1949"><text:span text:style-name="T1950">nano_os_error_t NANO_OS_MAILBOX_Post(nano_os_mailbox_t* const mailbox, void* const mail_buffer);</text:span></text:p>
          </table:table-cell>
        </table:table-row>
        <table:table-row table:style-name="TableRow1951">
          <table:table-cell table:style-name="TableCell1952">
            <text:p text:style-name="P1953">Parameters</text:p>
          </table:table-cell>
          <table:table-cell table:style-name="TableCell1954">
            <text:list text:style-name="LFO4" text:continue-numbering="true">
              <text:list-item>
                <text:p text:style-name="P1955"><text:span text:style-name="T1956">mailbox</text:span>: pointer to the mailbox handle to post to (must not be NULL)</text:p>
              </text:list-item>
              <text:list-item>
                <text:p text:style-name="P1957"><text:span text:style-name="T1958">mail_buffer</text:span>: pointer to the memory area which contains the mail to post</text:p>
              </text:list-item>
            </text:list>
          </table:table-cell>
        </table:table-row>
        <table:table-row table:style-name="TableRow1959">
          <table:table-cell table:style-name="TableCell1960">
            <text:p text:style-name="P1961">Return values</text:p>
          </table:table-cell>
          <table:table-cell table:style-name="TableCell1962">
            <text:list text:style-name="LFO3" text:continue-numbering="true">
              <text:list-item>
                <text:p text:style-name="P1963">NOS_ERR_SUCCESS: call succeeded</text:p>
              </text:list-item>
              <text:list-item>
                <text:p text:style-name="P1964">NOS_ERR_INVALID_ARG: invalid parameter</text:p>
              </text:list-item>
              <text:list-item>
                <text:p text:style-name="P1965">NOS_ERR_MAILBOX_FULL: the mailbox has already reached its maximum mail count</text:p>
              </text:list-item>
            </text:list>
          </table:table-cell>
        </table:table-row>
      </table:table>
      <text:p text:style-name="Normal"/>
      <text:h text:style-name="Titre3" text:outline-level="3"><text:bookmark-start text:name="_Toc501523471"/><text:bookmark-start text:name="_Toc503197982"/><text:bookmark-start text:name="_Toc503422662"/><text:bookmark-start text:name="_Toc504715859"/>NANO_OS_MAILBOX_PostFromIsr<text:bookmark-end text:name="_Toc501523471"/><text:bookmark-end text:name="_Toc503197982"/><text:bookmark-end text:name="_Toc503422662"/><text:bookmark-end text:name="_Toc504715859"/></text:h>
      <text:p text:style-name="Normal"/>
      <text:p text:style-name="Normal">This function post a mail into a mailbox from an interrupt subroutine.</text:p>
      <table:table table:style-name="Table1966">
        <table:table-columns>
          <table:table-column table:style-name="TableColumn1967"/>
          <table:table-column table:style-name="TableColumn1968"/>
        </table:table-columns>
        <table:table-row table:style-name="TableRow1969">
          <table:table-cell table:style-name="TableCell1970">
            <text:p text:style-name="P1971">Prototype</text:p>
          </table:table-cell>
          <table:table-cell table:style-name="TableCell1972">
            <text:p text:style-name="P1973"><text:span text:style-name="T1974">nano_os_error_t NANO_OS_MAILBOX_PostFromIsr(nano_os_mailbox_t* const mailbox, void* const mail_buffer);</text:span></text:p>
          </table:table-cell>
        </table:table-row>
        <table:table-row table:style-name="TableRow1975">
          <table:table-cell table:style-name="TableCell1976">
            <text:p text:style-name="P1977">Parameters</text:p>
          </table:table-cell>
          <table:table-cell table:style-name="TableCell1978">
            <text:list text:style-name="LFO4" text:continue-numbering="true">
              <text:list-item>
                <text:p text:style-name="P1979"><text:span text:style-name="T1980">mailbox</text:span>: pointer to the mailbox handle to post to (must not be NULL)</text:p>
              </text:list-item>
              <text:list-item>
                <text:p text:style-name="P1981"><text:span text:style-name="T1982">mail_buffer</text:span>: pointer to the memory area which contains the mail to post</text:p>
              </text:list-item>
            </text:list>
          </table:table-cell>
        </table:table-row>
        <table:table-row table:style-name="TableRow1983">
          <table:table-cell table:style-name="TableCell1984">
            <text:p text:style-name="P1985">Return values</text:p>
          </table:table-cell>
          <table:table-cell table:style-name="TableCell1986">
            <text:list text:style-name="LFO3" text:continue-numbering="true">
              <text:list-item>
                <text:p text:style-name="P1987">NOS_ERR_SUCCESS: call succeeded</text:p>
              </text:list-item>
              <text:list-item>
                <text:p text:style-name="P1988">NOS_ERR_INVALID_ARG: invalid parameter</text:p>
              </text:list-item>
              <text:list-item>
                <text:p text:style-name="P1989">NOS_ERR_MAILBOX_FULL: the mailbox has already reached its maximum mail count</text:p>
              </text:list-item>
            </text:list>
          </table:table-cell>
        </table:table-row>
        <text:soft-page-break/>
        <table:table-row table:style-name="TableRow1990">
          <table:table-cell table:style-name="TableCell1991">
            <text:p text:style-name="P1992">Config flags</text:p>
          </table:table-cell>
          <table:table-cell table:style-name="TableCell1993">
            <text:p text:style-name="P1994">NANO_OS_MAILBOX_POSTFROMISR_ENABLED</text:p>
          </table:table-cell>
        </table:table-row>
      </table:table>
      <text:p text:style-name="Normal"/>
      <text:h text:style-name="Titre3" text:outline-level="3"><text:bookmark-start text:name="_Toc501523472"/><text:bookmark-start text:name="_Toc503197983"/><text:bookmark-start text:name="_Toc503422663"/><text:bookmark-start text:name="_Toc504715860"/>NANO_OS_MAILBOX_GetCount<text:bookmark-end text:name="_Toc501523472"/><text:bookmark-end text:name="_Toc503197983"/><text:bookmark-end text:name="_Toc503422663"/><text:bookmark-end text:name="_Toc504715860"/></text:h>
      <text:p text:style-name="Normal"/>
      <text:p text:style-name="Normal">This function permits to safely retrieve the current token count of a mailbox.</text:p>
      <table:table table:style-name="Table1995">
        <table:table-columns>
          <table:table-column table:style-name="TableColumn1996"/>
          <table:table-column table:style-name="TableColumn1997"/>
        </table:table-columns>
        <table:table-row table:style-name="TableRow1998">
          <table:table-cell table:style-name="TableCell1999">
            <text:p text:style-name="P2000">Prototype</text:p>
          </table:table-cell>
          <table:table-cell table:style-name="TableCell2001">
            <text:p text:style-name="P2002"><text:span text:style-name="T2003">nano_os_error_t NANO_OS_MAILBOX_GetCount(nano_os_mailbox_t* const mailbox, uint32_t* const count);</text:span></text:p>
          </table:table-cell>
        </table:table-row>
        <table:table-row table:style-name="TableRow2004">
          <table:table-cell table:style-name="TableCell2005">
            <text:p text:style-name="P2006">Parameters</text:p>
          </table:table-cell>
          <table:table-cell table:style-name="TableCell2007">
            <text:list text:style-name="LFO4" text:continue-numbering="true">
              <text:list-item>
                <text:p text:style-name="P2008"><text:span text:style-name="T2009">mailbox</text:span>: pointer to the mailbox handle (must not be NULL)</text:p>
              </text:list-item>
              <text:list-item>
                <text:p text:style-name="P2010"><text:span text:style-name="T2011">count</text:span>: pointer to the variable were the current mailbox mail count will be copied (must not be NULL)</text:p>
              </text:list-item>
            </text:list>
          </table:table-cell>
        </table:table-row>
        <table:table-row table:style-name="TableRow2012">
          <table:table-cell table:style-name="TableCell2013">
            <text:p text:style-name="P2014">Return values</text:p>
          </table:table-cell>
          <table:table-cell table:style-name="TableCell2015">
            <text:list text:style-name="LFO3" text:continue-numbering="true">
              <text:list-item>
                <text:p text:style-name="P2016">NOS_ERR_SUCCESS: call succeeded</text:p>
              </text:list-item>
              <text:list-item>
                <text:p text:style-name="P2017">NOS_ERR_INVALID_ARG: invalid parameter</text:p>
              </text:list-item>
            </text:list>
          </table:table-cell>
        </table:table-row>
        <table:table-row table:style-name="TableRow2018">
          <table:table-cell table:style-name="TableCell2019">
            <text:p text:style-name="P2020">Config flags</text:p>
          </table:table-cell>
          <table:table-cell table:style-name="TableCell2021">
            <text:p text:style-name="P2022">NANO_OS_MAILBOX_GETCOUNT_ENABLED</text:p>
          </table:table-cell>
        </table:table-row>
      </table:table>
      <text:p text:style-name="Normal"/>
      <text:h text:style-name="Titre3" text:outline-level="3"><text:bookmark-start text:name="_Toc501523473"/><text:bookmark-start text:name="_Toc503197984"/><text:bookmark-start text:name="_Toc503422664"/><text:bookmark-start text:name="_Toc504715861"/>NANO_OS_MAILBOX_SetName<text:bookmark-end text:name="_Toc501523473"/><text:bookmark-end text:name="_Toc503197984"/><text:bookmark-end text:name="_Toc503422664"/><text:bookmark-end text:name="_Toc504715861"/></text:h>
      <text:p text:style-name="Normal"/>
      <text:p text:style-name="Normal">This function permits to associate a name to a mailbox.</text:p>
      <table:table table:style-name="Table2023">
        <table:table-columns>
          <table:table-column table:style-name="TableColumn2024"/>
          <table:table-column table:style-name="TableColumn2025"/>
        </table:table-columns>
        <table:table-row table:style-name="TableRow2026">
          <table:table-cell table:style-name="TableCell2027">
            <text:p text:style-name="P2028">Prototype</text:p>
          </table:table-cell>
          <table:table-cell table:style-name="TableCell2029">
            <text:p text:style-name="P2030"><text:span text:style-name="T2031">nano_os_error_t NANO_OS_MAILBOX_SetName(nano_os_mailbox_t* const mailbox, const char* const name);</text:span></text:p>
          </table:table-cell>
        </table:table-row>
        <table:table-row table:style-name="TableRow2032">
          <table:table-cell table:style-name="TableCell2033">
            <text:p text:style-name="P2034">Parameters</text:p>
          </table:table-cell>
          <table:table-cell table:style-name="TableCell2035">
            <text:list text:style-name="LFO4" text:continue-numbering="true">
              <text:list-item>
                <text:p text:style-name="P2036"><text:span text:style-name="T2037">mailbox</text:span>: pointer to the mailbox handle (must not be NULL)</text:p>
              </text:list-item>
              <text:list-item>
                <text:p text:style-name="P2038"><text:span text:style-name="T2039">name</text:span>: pointer to the string containing the mailbox name (must not be NULL)</text:p>
              </text:list-item>
            </text:list>
          </table:table-cell>
        </table:table-row>
        <table:table-row table:style-name="TableRow2040">
          <table:table-cell table:style-name="TableCell2041">
            <text:p text:style-name="P2042">Return values</text:p>
          </table:table-cell>
          <table:table-cell table:style-name="TableCell2043">
            <text:list text:style-name="LFO3" text:continue-numbering="true">
              <text:list-item>
                <text:p text:style-name="P2044">NOS_ERR_SUCCESS: call succeeded</text:p>
              </text:list-item>
              <text:list-item>
                <text:p text:style-name="P2045">NOS_ERR_INVALID_ARG: invalid parameter</text:p>
              </text:list-item>
            </text:list>
          </table:table-cell>
        </table:table-row>
        <table:table-row table:style-name="TableRow2046">
          <table:table-cell table:style-name="TableCell2047">
            <text:p text:style-name="P2048">Config flags</text:p>
          </table:table-cell>
          <table:table-cell table:style-name="TableCell2049">
            <text:p text:style-name="P2050">NANO_OS_WAIT_OBJECT_NAME_ENABLED</text:p>
            <text:p text:style-name="P2051">NANO_OS_MAILBOX_SETNAME_ENABLED</text:p>
          </table:table-cell>
        </table:table-row>
      </table:table>
      <text:p text:style-name="Normal"/>
      <text:h text:style-name="Titre2" text:outline-level="2"><text:bookmark-start text:name="_Toc501523474"/><text:bookmark-start text:name="_Toc503197985"/><text:bookmark-start text:name="_Toc503422665"/><text:bookmark-start text:name="_Toc504715862"/>Condition variable syscalls<text:bookmark-end text:name="_Toc501523474"/><text:bookmark-end text:name="_Toc503197985"/><text:bookmark-end text:name="_Toc503422665"/><text:bookmark-end text:name="_Toc504715862"/></text:h>
      <text:h text:style-name="Titre3" text:outline-level="3"><text:bookmark-start text:name="_Toc501523475"/><text:bookmark-start text:name="_Toc503197986"/><text:bookmark-start text:name="_Toc503422666"/><text:bookmark-start text:name="_Toc504715863"/>NANO_OS_COND_VAR_Create<text:bookmark-end text:name="_Toc501523475"/><text:bookmark-end text:name="_Toc503197986"/><text:bookmark-end text:name="_Toc503422666"/><text:bookmark-end text:name="_Toc504715863"/></text:h>
      <text:p text:style-name="Normal"/>
      <text:p text:style-name="Normal">This function creates and initialize a condition variable. It can be called before Nano OS is started.</text:p>
      <table:table table:style-name="Table2052">
        <table:table-columns>
          <table:table-column table:style-name="TableColumn2053"/>
          <table:table-column table:style-name="TableColumn2054"/>
        </table:table-columns>
        <table:table-row table:style-name="TableRow2055">
          <table:table-cell table:style-name="TableCell2056">
            <text:p text:style-name="P2057">Prototype</text:p>
          </table:table-cell>
          <table:table-cell table:style-name="TableCell2058">
            <text:p text:style-name="P2059"><text:span text:style-name="T2060">nano_os_error_t NANO_OS_COND_VAR_Create(nano_os_cond_var_t* const cond_var, const nano_os_queuing_type_t queuing_type);</text:span></text:p>
          </table:table-cell>
        </table:table-row>
        <table:table-row table:style-name="TableRow2061">
          <table:table-cell table:style-name="TableCell2062">
            <text:p text:style-name="P2063">Parameters</text:p>
          </table:table-cell>
          <table:table-cell table:style-name="TableCell2064">
            <text:list text:style-name="LFO4" text:continue-numbering="true">
              <text:list-item>
                <text:p text:style-name="P2065"><text:span text:style-name="T2066">cond_var</text:span>: pointer to the condition variable handle to initialize (must not be NULL)</text:p>
              </text:list-item>
              <text:list-item>
                <text:p text:style-name="P2067"><text:span text:style-name="T2068">queuing_type</text:span>: queuing policy for tasks waiting on the condition variable</text:p>
              </text:list-item>
            </text:list>
          </table:table-cell>
        </table:table-row>
        <table:table-row table:style-name="TableRow2069">
          <table:table-cell table:style-name="TableCell2070">
            <text:p text:style-name="P2071">Return values</text:p>
          </table:table-cell>
          <table:table-cell table:style-name="TableCell2072">
            <text:list text:style-name="LFO3" text:continue-numbering="true">
              <text:list-item>
                <text:p text:style-name="P2073">NOS_ERR_SUCCESS: call succeeded</text:p>
              </text:list-item>
              <text:list-item>
                <text:p text:style-name="P2074">NOS_ERR_INVALID_ARG: invalid parameter</text:p>
              </text:list-item>
            </text:list>
          </table:table-cell>
        </table:table-row>
      </table:table>
      <text:p text:style-name="Normal"/>
      <text:h text:style-name="Titre3" text:outline-level="3"><text:bookmark-start text:name="_Toc501523476"/><text:bookmark-start text:name="_Toc503197987"/><text:bookmark-start text:name="_Toc503422667"/><text:bookmark-start text:name="_Toc504715864"/><text:soft-page-break/>NANO_OS_COND_VAR_Destroy<text:bookmark-end text:name="_Toc501523476"/><text:bookmark-end text:name="_Toc503197987"/><text:bookmark-end text:name="_Toc503422667"/><text:bookmark-end text:name="_Toc504715864"/></text:h>
      <text:p text:style-name="Normal"/>
      <text:p text:style-name="Normal">This function destroys an existing condition variable. To use the condition variable handle again, a call to NANO_OS_COND_VAR_Create() has to be done.<text:s/><text:line-break/>If some tasks were waiting on the condition variable, the tasks will be put again into READY state and a scheduling may happen depending on their priorities.</text:p>
      <table:table table:style-name="Table2075">
        <table:table-columns>
          <table:table-column table:style-name="TableColumn2076"/>
          <table:table-column table:style-name="TableColumn2077"/>
        </table:table-columns>
        <table:table-row table:style-name="TableRow2078">
          <table:table-cell table:style-name="TableCell2079">
            <text:p text:style-name="P2080">Prototype</text:p>
          </table:table-cell>
          <table:table-cell table:style-name="TableCell2081">
            <text:p text:style-name="P2082"><text:span text:style-name="T2083">nano_os_error_t NANO_OS_COND_VAR_Destroy(nano_os_cond_var_t* const cond_var);</text:span></text:p>
          </table:table-cell>
        </table:table-row>
        <table:table-row table:style-name="TableRow2084">
          <table:table-cell table:style-name="TableCell2085">
            <text:p text:style-name="P2086">Parameters</text:p>
          </table:table-cell>
          <table:table-cell table:style-name="TableCell2087">
            <text:list text:style-name="LFO4" text:continue-numbering="true">
              <text:list-item>
                <text:p text:style-name="P2088"><text:span text:style-name="T2089">cond_var</text:span>: pointer to the condition variable handle to destroy (must not be NULL)</text:p>
              </text:list-item>
            </text:list>
          </table:table-cell>
        </table:table-row>
        <table:table-row table:style-name="TableRow2090">
          <table:table-cell table:style-name="TableCell2091">
            <text:p text:style-name="P2092">Return values</text:p>
          </table:table-cell>
          <table:table-cell table:style-name="TableCell2093">
            <text:list text:style-name="LFO3" text:continue-numbering="true">
              <text:list-item>
                <text:p text:style-name="P2094">NOS_ERR_SUCCESS: call succeeded</text:p>
              </text:list-item>
              <text:list-item>
                <text:p text:style-name="P2095">NOS_ERR_INVALID_ARG: invalid parameter</text:p>
              </text:list-item>
            </text:list>
          </table:table-cell>
        </table:table-row>
        <table:table-row table:style-name="TableRow2096">
          <table:table-cell table:style-name="TableCell2097">
            <text:p text:style-name="P2098">Config flags</text:p>
          </table:table-cell>
          <table:table-cell table:style-name="TableCell2099">
            <text:p text:style-name="P2100">NANO_OS_WAIT_OBJECT_DESTROY_ENABLED</text:p>
            <text:p text:style-name="P2101">NANO_OS_COND_VAR_DESTROY_ENABLED</text:p>
          </table:table-cell>
        </table:table-row>
      </table:table>
      <text:p text:style-name="Normal"/>
      <text:h text:style-name="Titre3" text:outline-level="3"><text:bookmark-start text:name="_Toc501523477"/><text:bookmark-start text:name="_Toc503197988"/><text:bookmark-start text:name="_Toc503422668"/><text:bookmark-start text:name="_Toc504715865"/>NANO_OS_COND_VAR_Wait<text:bookmark-end text:name="_Toc501523477"/><text:bookmark-end text:name="_Toc503197988"/><text:bookmark-end text:name="_Toc503422668"/><text:bookmark-end text:name="_Toc504715865"/></text:h>
      <text:p text:style-name="Normal"/>
      <text:p text:style-name="Normal">This function waits for a condition variable to be signaled. It puts the current task into SUSPENT state until one of the following conditions occurs:</text:p>
      <text:list text:style-name="LFO5" text:continue-numbering="true">
        <text:list-item>
          <text:p text:style-name="P2102">the condition variable is signaled by another task</text:p>
        </text:list-item>
        <text:list-item>
          <text:p text:style-name="P2103">the condition variable is still not signaled after<text:s/><text:span text:style-name="T2104">tick_count</text:span><text:s/>system ticks</text:p>
        </text:list-item>
        <text:list-item>
          <text:p text:style-name="P2105">the condition variable was destroyed by another task</text:p>
        </text:list-item>
      </text:list>
      <text:p text:style-name="Normal">If the condition variable was signaled, it also locks<text:s/><text:span text:style-name="T2106">mutex</text:span>.</text:p>
      <table:table table:style-name="Table2107">
        <table:table-columns>
          <table:table-column table:style-name="TableColumn2108"/>
          <table:table-column table:style-name="TableColumn2109"/>
        </table:table-columns>
        <table:table-row table:style-name="TableRow2110">
          <table:table-cell table:style-name="TableCell2111">
            <text:p text:style-name="P2112">Prototype</text:p>
          </table:table-cell>
          <table:table-cell table:style-name="TableCell2113">
            <text:p text:style-name="P2114"><text:span text:style-name="T2115">nano_os_error_t NANO_OS_COND_VAR_Wait(nano_os_cond_var_t* const cond_var, nano_os_mutex_t* const mutex, const uint32_t tick_count);</text:span></text:p>
          </table:table-cell>
        </table:table-row>
        <table:table-row table:style-name="TableRow2116">
          <table:table-cell table:style-name="TableCell2117">
            <text:p text:style-name="P2118">Parameters</text:p>
          </table:table-cell>
          <table:table-cell table:style-name="TableCell2119">
            <text:list text:style-name="LFO4" text:continue-numbering="true">
              <text:list-item>
                <text:p text:style-name="P2120"><text:span text:style-name="T2121">cond_var</text:span>: pointer to the condition variable handle to wait for (must not be NULL)</text:p>
              </text:list-item>
              <text:list-item>
                <text:p text:style-name="P2122"><text:span text:style-name="T2123">mutex</text:span>: pointer to the mutex handle to lock (must not be NULL)</text:p>
              </text:list-item>
              <text:list-item>
                <text:p text:style-name="P2124"><text:span text:style-name="T2125">tick_count</text:span>: maximum wait time in number of system ticks (can be 0 to make the call non-blocking)</text:p>
              </text:list-item>
            </text:list>
          </table:table-cell>
        </table:table-row>
        <table:table-row table:style-name="TableRow2126">
          <table:table-cell table:style-name="TableCell2127">
            <text:p text:style-name="P2128">Return values</text:p>
          </table:table-cell>
          <table:table-cell table:style-name="TableCell2129">
            <text:list text:style-name="LFO3" text:continue-numbering="true">
              <text:list-item>
                <text:p text:style-name="P2130">NOS_ERR_SUCCESS: call succeeded</text:p>
              </text:list-item>
              <text:list-item>
                <text:p text:style-name="P2131">NOS_ERR_INVALID_ARG: invalid parameter</text:p>
              </text:list-item>
              <text:list-item>
                <text:p text:style-name="P2132">NOS_ERR_TIMEOUT: timeout has expired before the condition variable was signaled or the lock was released</text:p>
              </text:list-item>
            </text:list>
          </table:table-cell>
        </table:table-row>
      </table:table>
      <text:p text:style-name="Normal"/>
      <text:h text:style-name="Titre3" text:outline-level="3"><text:bookmark-start text:name="_Toc501523478"/><text:bookmark-start text:name="_Toc503197989"/><text:bookmark-start text:name="_Toc503422669"/><text:bookmark-start text:name="_Toc504715866"/>NANO_OS_COND_VAR_Signal<text:bookmark-end text:name="_Toc501523478"/><text:bookmark-end text:name="_Toc503197989"/><text:bookmark-end text:name="_Toc503422669"/><text:bookmark-end text:name="_Toc504715866"/></text:h>
      <text:p text:style-name="Normal"/>
      <text:p text:style-name="Normal">This function signals a condition variable. If a task is waiting on the condition variable and has the highest priority in the system, the waiting task starts to run before the end of the function call, else the waiting task will run when its priority allows it.</text:p>
      <table:table table:style-name="Table2133">
        <table:table-columns>
          <table:table-column table:style-name="TableColumn2134"/>
          <table:table-column table:style-name="TableColumn2135"/>
        </table:table-columns>
        <table:table-row table:style-name="TableRow2136">
          <table:table-cell table:style-name="TableCell2137">
            <text:soft-page-break/>
            <text:p text:style-name="P2138">Prototype</text:p>
          </table:table-cell>
          <table:table-cell table:style-name="TableCell2139">
            <text:p text:style-name="P2140"><text:span text:style-name="T2141">nano_os_error_t NANO_OS_COND_VAR_Signal(nano_os_cond_var_t* const cond_var, const bool broadcast);</text:span></text:p>
          </table:table-cell>
        </table:table-row>
        <table:table-row table:style-name="TableRow2142">
          <table:table-cell table:style-name="TableCell2143">
            <text:p text:style-name="P2144">Parameters</text:p>
          </table:table-cell>
          <table:table-cell table:style-name="TableCell2145">
            <text:list text:style-name="LFO4" text:continue-numbering="true">
              <text:list-item>
                <text:p text:style-name="P2146"><text:span text:style-name="T2147">cond_var</text:span>: pointer to the condition variable handle to signal (must not be NULL)</text:p>
              </text:list-item>
              <text:list-item>
                <text:p text:style-name="P2148"><text:span text:style-name="T2149">broadcast</text:span>: indicate if all the waiting task must be signaled or just the first one in the waiting list</text:p>
              </text:list-item>
            </text:list>
          </table:table-cell>
        </table:table-row>
        <table:table-row table:style-name="TableRow2150">
          <table:table-cell table:style-name="TableCell2151">
            <text:p text:style-name="P2152">Return values</text:p>
          </table:table-cell>
          <table:table-cell table:style-name="TableCell2153">
            <text:list text:style-name="LFO3" text:continue-numbering="true">
              <text:list-item>
                <text:p text:style-name="P2154">NOS_ERR_SUCCESS: call succeeded</text:p>
              </text:list-item>
              <text:list-item>
                <text:p text:style-name="P2155">NOS_ERR_INVALID_ARG: invalid parameter</text:p>
              </text:list-item>
            </text:list>
          </table:table-cell>
        </table:table-row>
      </table:table>
      <text:p text:style-name="Normal"/>
      <text:h text:style-name="Titre3" text:outline-level="3"><text:bookmark-start text:name="_Toc501523479"/><text:bookmark-start text:name="_Toc503197990"/><text:bookmark-start text:name="_Toc503422670"/><text:bookmark-start text:name="_Toc504715867"/>NANO_OS_COND_VAR_SignalFromIsr<text:bookmark-end text:name="_Toc501523479"/><text:bookmark-end text:name="_Toc503197990"/><text:bookmark-end text:name="_Toc503422670"/><text:bookmark-end text:name="_Toc504715867"/></text:h>
      <text:p text:style-name="Normal"/>
      <text:p text:style-name="Normal">This function signals a condition variable from an interrupt subroutine.</text:p>
      <table:table table:style-name="Table2156">
        <table:table-columns>
          <table:table-column table:style-name="TableColumn2157"/>
          <table:table-column table:style-name="TableColumn2158"/>
        </table:table-columns>
        <table:table-row table:style-name="TableRow2159">
          <table:table-cell table:style-name="TableCell2160">
            <text:p text:style-name="P2161">Prototype</text:p>
          </table:table-cell>
          <table:table-cell table:style-name="TableCell2162">
            <text:p text:style-name="P2163"><text:span text:style-name="T2164">nano_os_error_t NANO_OS_COND_VAR_SignalFromIsr(nano_os_cond_var_t* const cond_var, const bool broadcast);</text:span></text:p>
          </table:table-cell>
        </table:table-row>
        <table:table-row table:style-name="TableRow2165">
          <table:table-cell table:style-name="TableCell2166">
            <text:p text:style-name="P2167">Parameters</text:p>
          </table:table-cell>
          <table:table-cell table:style-name="TableCell2168">
            <text:list text:style-name="LFO4" text:continue-numbering="true">
              <text:list-item>
                <text:p text:style-name="P2169"><text:span text:style-name="T2170">cond_var</text:span>: pointer to the condition variable handle to signal (must not be NULL)</text:p>
              </text:list-item>
              <text:list-item>
                <text:p text:style-name="P2171"><text:span text:style-name="T2172">broadcast</text:span>: indicate if all the waiting task must be signaled or just the first one in the waiting list</text:p>
              </text:list-item>
            </text:list>
          </table:table-cell>
        </table:table-row>
        <table:table-row table:style-name="TableRow2173">
          <table:table-cell table:style-name="TableCell2174">
            <text:p text:style-name="P2175">Return values</text:p>
          </table:table-cell>
          <table:table-cell table:style-name="TableCell2176">
            <text:list text:style-name="LFO3" text:continue-numbering="true">
              <text:list-item>
                <text:p text:style-name="P2177">NOS_ERR_SUCCESS: call succeeded</text:p>
              </text:list-item>
              <text:list-item>
                <text:p text:style-name="P2178">NOS_ERR_INVALID_ARG: invalid parameter</text:p>
              </text:list-item>
            </text:list>
          </table:table-cell>
        </table:table-row>
        <table:table-row table:style-name="TableRow2179">
          <table:table-cell table:style-name="TableCell2180">
            <text:p text:style-name="P2181">Config flags</text:p>
          </table:table-cell>
          <table:table-cell table:style-name="TableCell2182">
            <text:p text:style-name="P2183">NANO_OS_COND_VAR_SIGNALFROMISR_ENABLED</text:p>
          </table:table-cell>
        </table:table-row>
      </table:table>
      <text:p text:style-name="Normal"/>
      <text:h text:style-name="Titre3" text:outline-level="3"><text:bookmark-start text:name="_Toc501523480"/><text:bookmark-start text:name="_Toc503197991"/><text:bookmark-start text:name="_Toc503422671"/><text:bookmark-start text:name="_Toc504715868"/>NANO_OS_COND_VAR_SetName<text:bookmark-end text:name="_Toc501523480"/><text:bookmark-end text:name="_Toc503197991"/><text:bookmark-end text:name="_Toc503422671"/><text:bookmark-end text:name="_Toc504715868"/></text:h>
      <text:p text:style-name="Normal"/>
      <text:p text:style-name="Normal">This function permits to associate a name to a condition variable.</text:p>
      <table:table table:style-name="Table2184">
        <table:table-columns>
          <table:table-column table:style-name="TableColumn2185"/>
          <table:table-column table:style-name="TableColumn2186"/>
        </table:table-columns>
        <table:table-row table:style-name="TableRow2187">
          <table:table-cell table:style-name="TableCell2188">
            <text:p text:style-name="P2189">Prototype</text:p>
          </table:table-cell>
          <table:table-cell table:style-name="TableCell2190">
            <text:p text:style-name="P2191"><text:span text:style-name="T2192">nano_os_error_t NANO_OS_COND_VAR_SetName(nano_os_cond_var_t* const cond_var, const char* const name);</text:span></text:p>
          </table:table-cell>
        </table:table-row>
        <table:table-row table:style-name="TableRow2193">
          <table:table-cell table:style-name="TableCell2194">
            <text:p text:style-name="P2195">Parameters</text:p>
          </table:table-cell>
          <table:table-cell table:style-name="TableCell2196">
            <text:list text:style-name="LFO4" text:continue-numbering="true">
              <text:list-item>
                <text:p text:style-name="P2197"><text:span text:style-name="T2198">cond_var</text:span>: pointer to the condition variable handle (must not be NULL)</text:p>
              </text:list-item>
              <text:list-item>
                <text:p text:style-name="P2199"><text:span text:style-name="T2200">name</text:span>: pointer to the string containing the condition variable name (must not be NULL)</text:p>
              </text:list-item>
            </text:list>
          </table:table-cell>
        </table:table-row>
        <table:table-row table:style-name="TableRow2201">
          <table:table-cell table:style-name="TableCell2202">
            <text:p text:style-name="P2203">Return values</text:p>
          </table:table-cell>
          <table:table-cell table:style-name="TableCell2204">
            <text:list text:style-name="LFO3" text:continue-numbering="true">
              <text:list-item>
                <text:p text:style-name="P2205">NOS_ERR_SUCCESS: call succeeded</text:p>
              </text:list-item>
              <text:list-item>
                <text:p text:style-name="P2206">NOS_ERR_INVALID_ARG: invalid parameter</text:p>
              </text:list-item>
            </text:list>
          </table:table-cell>
        </table:table-row>
        <table:table-row table:style-name="TableRow2207">
          <table:table-cell table:style-name="TableCell2208">
            <text:p text:style-name="P2209">Config flags</text:p>
          </table:table-cell>
          <table:table-cell table:style-name="TableCell2210">
            <text:p text:style-name="P2211">NANO_OS_WAIT_OBJECT_NAME_ENABLED</text:p>
            <text:p text:style-name="P2212">NANO_OS_COND_VAR_SETNAME_ENABLED</text:p>
          </table:table-cell>
        </table:table-row>
      </table:table>
      <text:p text:style-name="Normal"/>
      <text:h text:style-name="Titre2" text:outline-level="2"><text:bookmark-start text:name="_Toc501523481"/><text:bookmark-start text:name="_Toc503197992"/><text:bookmark-start text:name="_Toc503422672"/><text:bookmark-start text:name="_Toc504715869"/>Flag set syscalls<text:bookmark-end text:name="_Toc501523481"/><text:bookmark-end text:name="_Toc503197992"/><text:bookmark-end text:name="_Toc503422672"/><text:bookmark-end text:name="_Toc504715869"/></text:h>
      <text:h text:style-name="Titre3" text:outline-level="3"><text:bookmark-start text:name="_Toc501523482"/><text:bookmark-start text:name="_Toc503197993"/><text:bookmark-start text:name="_Toc503422673"/><text:bookmark-start text:name="_Toc504715870"/>NANO_OS_FLAG_SET_Create<text:bookmark-end text:name="_Toc501523482"/><text:bookmark-end text:name="_Toc503197993"/><text:bookmark-end text:name="_Toc503422673"/><text:bookmark-end text:name="_Toc504715870"/></text:h>
      <text:p text:style-name="Normal"/>
      <text:p text:style-name="Normal">This function creates and initialize a flag set. It can be called before Nano OS is started.</text:p>
      <table:table table:style-name="Table2213">
        <table:table-columns>
          <table:table-column table:style-name="TableColumn2214"/>
          <table:table-column table:style-name="TableColumn2215"/>
        </table:table-columns>
        <table:table-row table:style-name="TableRow2216">
          <table:table-cell table:style-name="TableCell2217">
            <text:p text:style-name="P2218">Prototype</text:p>
          </table:table-cell>
          <table:table-cell table:style-name="TableCell2219">
            <text:p text:style-name="P2220">nano_os_error_t NANO_OS_FLAG_SET_Create(nano_os_flag_set_t* const<text:s/><text:soft-page-break/>flag_set, const uint32_t initial_mask, const nano_os_queuing_type_t queuing_type);</text:p>
          </table:table-cell>
        </table:table-row>
        <text:soft-page-break/>
        <table:table-row table:style-name="TableRow2221">
          <table:table-cell table:style-name="TableCell2222">
            <text:p text:style-name="P2223">Parameters</text:p>
          </table:table-cell>
          <table:table-cell table:style-name="TableCell2224">
            <text:list text:style-name="LFO4" text:continue-numbering="true">
              <text:list-item>
                <text:p text:style-name="P2225"><text:span text:style-name="T2226">flag_set</text:span>: pointer to the flag set handle to initialize (must not be NULL)</text:p>
              </text:list-item>
              <text:list-item>
                <text:p text:style-name="P2227"><text:span text:style-name="T2228">initial_mask</text:span>: flag mask to apply at creation</text:p>
              </text:list-item>
              <text:list-item>
                <text:p text:style-name="P2229"><text:span text:style-name="T2230">queuing_type</text:span>: queuing policy for tasks waiting on the flag set</text:p>
              </text:list-item>
            </text:list>
          </table:table-cell>
        </table:table-row>
        <table:table-row table:style-name="TableRow2231">
          <table:table-cell table:style-name="TableCell2232">
            <text:p text:style-name="P2233">Return values</text:p>
          </table:table-cell>
          <table:table-cell table:style-name="TableCell2234">
            <text:list text:style-name="LFO3" text:continue-numbering="true">
              <text:list-item>
                <text:p text:style-name="P2235">NOS_ERR_SUCCESS: call succeeded</text:p>
              </text:list-item>
              <text:list-item>
                <text:p text:style-name="P2236">NOS_ERR_INVALID_ARG: invalid parameter</text:p>
              </text:list-item>
            </text:list>
          </table:table-cell>
        </table:table-row>
      </table:table>
      <text:p text:style-name="Normal"/>
      <text:h text:style-name="Titre3" text:outline-level="3"><text:bookmark-start text:name="_Toc501523483"/><text:bookmark-start text:name="_Toc503197994"/><text:bookmark-start text:name="_Toc503422674"/><text:bookmark-start text:name="_Toc504715871"/>NANO_OS_FLAG_SET_Destroy<text:bookmark-end text:name="_Toc501523483"/><text:bookmark-end text:name="_Toc503197994"/><text:bookmark-end text:name="_Toc503422674"/><text:bookmark-end text:name="_Toc504715871"/></text:h>
      <text:p text:style-name="Normal"/>
      <text:p text:style-name="Normal">This function destroys an existing flag set. To use the flag set handle again, a call to NANO_OS_FLAG_SET_Create() has to be done.<text:s/><text:line-break/>If some tasks were waiting on the flag set, the tasks will be put again into READY state and a scheduling may happen depending on their priorities.</text:p>
      <table:table table:style-name="Table2237">
        <table:table-columns>
          <table:table-column table:style-name="TableColumn2238"/>
          <table:table-column table:style-name="TableColumn2239"/>
        </table:table-columns>
        <table:table-row table:style-name="TableRow2240">
          <table:table-cell table:style-name="TableCell2241">
            <text:p text:style-name="P2242">Prototype</text:p>
          </table:table-cell>
          <table:table-cell table:style-name="TableCell2243">
            <text:p text:style-name="P2244"><text:span text:style-name="T2245">nano_os_error_t NANO_OS_FLAG_SET_Destroy(nano_os_flag_set_t* const flag_set);</text:span></text:p>
          </table:table-cell>
        </table:table-row>
        <table:table-row table:style-name="TableRow2246">
          <table:table-cell table:style-name="TableCell2247">
            <text:p text:style-name="P2248">Parameters</text:p>
          </table:table-cell>
          <table:table-cell table:style-name="TableCell2249">
            <text:list text:style-name="LFO4" text:continue-numbering="true">
              <text:list-item>
                <text:p text:style-name="P2250"><text:span text:style-name="T2251">flag_set</text:span>: pointer to the flag set handle to destroy (must not be NULL)</text:p>
              </text:list-item>
            </text:list>
          </table:table-cell>
        </table:table-row>
        <table:table-row table:style-name="TableRow2252">
          <table:table-cell table:style-name="TableCell2253">
            <text:p text:style-name="P2254">Return values</text:p>
          </table:table-cell>
          <table:table-cell table:style-name="TableCell2255">
            <text:list text:style-name="LFO3" text:continue-numbering="true">
              <text:list-item>
                <text:p text:style-name="P2256">NOS_ERR_SUCCESS: call succeeded</text:p>
              </text:list-item>
              <text:list-item>
                <text:p text:style-name="P2257">NOS_ERR_INVALID_ARG: invalid parameter</text:p>
              </text:list-item>
            </text:list>
          </table:table-cell>
        </table:table-row>
        <table:table-row table:style-name="TableRow2258">
          <table:table-cell table:style-name="TableCell2259">
            <text:p text:style-name="P2260">Config flags</text:p>
          </table:table-cell>
          <table:table-cell table:style-name="TableCell2261">
            <text:p text:style-name="P2262">NANO_OS_WAIT_OBJECT_DESTROY_ENABLED</text:p>
            <text:p text:style-name="P2263">NANO_OS_FLAG_SET_DESTROY_ENABLED</text:p>
          </table:table-cell>
        </table:table-row>
      </table:table>
      <text:p text:style-name="Normal"/>
      <text:h text:style-name="Titre3" text:outline-level="3"><text:bookmark-start text:name="_Toc501523484"/><text:bookmark-start text:name="_Toc503197995"/><text:bookmark-start text:name="_Toc503422675"/><text:bookmark-start text:name="_Toc504715872"/>NANO_OS_FLAG_SET_Wait<text:bookmark-end text:name="_Toc501523484"/><text:bookmark-end text:name="_Toc503197995"/><text:bookmark-end text:name="_Toc503422675"/><text:bookmark-end text:name="_Toc504715872"/></text:h>
      <text:p text:style-name="Normal"/>
      <text:p text:style-name="Normal">This function waits for one or multiple flags to be set into a flag set and it puts the current task into SUSPENT state until one of the following conditions occurs:</text:p>
      <text:list text:style-name="LFO5" text:continue-numbering="true">
        <text:list-item>
          <text:p text:style-name="P2264">the waited flags are set into the flag set</text:p>
        </text:list-item>
        <text:list-item>
          <text:p text:style-name="P2265">no waited flags are set after<text:s/><text:span text:style-name="T2266">tick_count</text:span><text:s/>system ticks</text:p>
        </text:list-item>
        <text:list-item>
          <text:p text:style-name="P2267">the flag set was destroyed by another task</text:p>
        </text:list-item>
      </text:list>
      <table:table table:style-name="Table2268">
        <table:table-columns>
          <table:table-column table:style-name="TableColumn2269"/>
          <table:table-column table:style-name="TableColumn2270"/>
        </table:table-columns>
        <table:table-row table:style-name="TableRow2271">
          <table:table-cell table:style-name="TableCell2272">
            <text:p text:style-name="P2273">Prototype</text:p>
          </table:table-cell>
          <table:table-cell table:style-name="TableCell2274">
            <text:p text:style-name="P2275">nano_os_error_t NANO_OS_FLAG_SET_Wait(nano_os_flag_set_t* const flag_set, const uint32_t wait_mask, const bool wait_all, const bool reset_flags, uint32_t* const wakeup_flags, const uint32_t tick_count);</text:p>
          </table:table-cell>
        </table:table-row>
        <table:table-row table:style-name="TableRow2276">
          <table:table-cell table:style-name="TableCell2277">
            <text:p text:style-name="P2278">Parameters</text:p>
          </table:table-cell>
          <table:table-cell table:style-name="TableCell2279">
            <text:list text:style-name="LFO4" text:continue-numbering="true">
              <text:list-item>
                <text:p text:style-name="P2280"><text:span text:style-name="T2281">flag_set</text:span>: pointer to the flag set handle to wait for (must not be NULL)</text:p>
              </text:list-item>
              <text:list-item>
                <text:p text:style-name="P2282"><text:span text:style-name="T2283">wait_mask</text:span>: flag mask to wait for</text:p>
              </text:list-item>
              <text:list-item>
                <text:p text:style-name="P2284"><text:span text:style-name="T2285">wait_all</text:span>: indicate if the function shall return when all the flags in<text:s/><text:span text:style-name="T2286">wait_mask</text:span><text:s/>are set or just when 1 one them is set</text:p>
              </text:list-item>
              <text:list-item>
                <text:p text:style-name="P2287"><text:span text:style-name="T2288">reset_flags</text:span>: indicate if the flags which were waited for must be reset in the flag set</text:p>
              </text:list-item>
              <text:list-item>
                <text:p text:style-name="P2289"><text:span text:style-name="T2290">wakeup_flags</text:span>: pointer to the variable which will be used to store the flags which did trigger the task wake up (must not be NULL)</text:p>
              </text:list-item>
              <text:list-item>
                <text:p text:style-name="P2291"><text:span text:style-name="T2292">tick_count</text:span>: maximum wait time in number of system ticks (can be 0 to make the call non-blocking)</text:p>
              </text:list-item>
            </text:list>
          </table:table-cell>
        </table:table-row>
        <table:table-row table:style-name="TableRow2293">
          <table:table-cell table:style-name="TableCell2294">
            <text:p text:style-name="P2295">Return values</text:p>
          </table:table-cell>
          <table:table-cell table:style-name="TableCell2296">
            <text:list text:style-name="LFO3" text:continue-numbering="true">
              <text:list-item>
                <text:p text:style-name="P2297">NOS_ERR_SUCCESS: call succeeded</text:p>
              </text:list-item>
              <text:list-item>
                <text:p text:style-name="P2298">NOS_ERR_INVALID_ARG: invalid parameter</text:p>
              </text:list-item>
              <text:list-item>
                <text:p text:style-name="P2299">NOS_ERR_TIMEOUT: timeout has expired before any mail were put into the mailbox</text:p>
              </text:list-item>
            </text:list>
          </table:table-cell>
        </table:table-row>
      </table:table>
      <text:p text:style-name="Normal"/>
      <text:h text:style-name="Titre3" text:outline-level="3"><text:bookmark-start text:name="_Toc501523485"/><text:bookmark-start text:name="_Toc503197996"/><text:bookmark-start text:name="_Toc503422676"/><text:bookmark-start text:name="_Toc504715873"/>NANO_OS_FLAG_SET_Set<text:bookmark-end text:name="_Toc501523485"/><text:bookmark-end text:name="_Toc503197996"/><text:bookmark-end text:name="_Toc503422676"/><text:bookmark-end text:name="_Toc504715873"/></text:h>
      <text:p text:style-name="Normal"/>
      <text:p text:style-name="Normal">This function sets a flag mask into the flag set. If a task is waiting on the new flags and has the highest priority in the system, the waiting task starts to run before the end of the function call, else the waiting task will run when its priority allows it.</text:p>
      <table:table table:style-name="Table2300">
        <table:table-columns>
          <table:table-column table:style-name="TableColumn2301"/>
          <table:table-column table:style-name="TableColumn2302"/>
        </table:table-columns>
        <table:table-row table:style-name="TableRow2303">
          <table:table-cell table:style-name="TableCell2304">
            <text:p text:style-name="P2305">Prototype</text:p>
          </table:table-cell>
          <table:table-cell table:style-name="TableCell2306">
            <text:p text:style-name="P2307"><text:span text:style-name="T2308">nano_os_error_t NANO_OS_FLAG_SET_Set(nano_os_flag_set_t* const flag_set, const uint32_t mask);</text:span></text:p>
          </table:table-cell>
        </table:table-row>
        <table:table-row table:style-name="TableRow2309">
          <table:table-cell table:style-name="TableCell2310">
            <text:p text:style-name="P2311">Parameters</text:p>
          </table:table-cell>
          <table:table-cell table:style-name="TableCell2312">
            <text:list text:style-name="LFO4" text:continue-numbering="true">
              <text:list-item>
                <text:p text:style-name="P2313"><text:span text:style-name="T2314">flag_set</text:span>: pointer to the flag set handle to set (must not be NULL)</text:p>
              </text:list-item>
              <text:list-item>
                <text:p text:style-name="P2315"><text:span text:style-name="T2316">mask</text:span>: flag mask to set</text:p>
              </text:list-item>
            </text:list>
          </table:table-cell>
        </table:table-row>
        <table:table-row table:style-name="TableRow2317">
          <table:table-cell table:style-name="TableCell2318">
            <text:p text:style-name="P2319">Return values</text:p>
          </table:table-cell>
          <table:table-cell table:style-name="TableCell2320">
            <text:list text:style-name="LFO3" text:continue-numbering="true">
              <text:list-item>
                <text:p text:style-name="P2321">NOS_ERR_SUCCESS: call succeeded</text:p>
              </text:list-item>
              <text:list-item>
                <text:p text:style-name="P2322">NOS_ERR_INVALID_ARG: invalid parameter</text:p>
              </text:list-item>
            </text:list>
          </table:table-cell>
        </table:table-row>
      </table:table>
      <text:p text:style-name="Normal"/>
      <text:h text:style-name="Titre3" text:outline-level="3"><text:bookmark-start text:name="_Toc501523486"/><text:bookmark-start text:name="_Toc503197997"/><text:bookmark-start text:name="_Toc503422677"/><text:bookmark-start text:name="_Toc504715874"/>NANO_OS_FLAG_SET_SetFromIsr<text:bookmark-end text:name="_Toc501523486"/><text:bookmark-end text:name="_Toc503197997"/><text:bookmark-end text:name="_Toc503422677"/><text:bookmark-end text:name="_Toc504715874"/></text:h>
      <text:p text:style-name="Normal"/>
      <text:p text:style-name="Normal">This function sets a flag mask into the flag set from an interrupt subroutine.</text:p>
      <table:table table:style-name="Table2323">
        <table:table-columns>
          <table:table-column table:style-name="TableColumn2324"/>
          <table:table-column table:style-name="TableColumn2325"/>
        </table:table-columns>
        <table:table-row table:style-name="TableRow2326">
          <table:table-cell table:style-name="TableCell2327">
            <text:p text:style-name="P2328">Prototype</text:p>
          </table:table-cell>
          <table:table-cell table:style-name="TableCell2329">
            <text:p text:style-name="P2330"><text:span text:style-name="T2331">nano_os_error_t NANO_OS_FLAG_SET_SetFromIsr(nano_os_flag_set_t* const flag_set, const uint32_t mask);</text:span></text:p>
          </table:table-cell>
        </table:table-row>
        <table:table-row table:style-name="TableRow2332">
          <table:table-cell table:style-name="TableCell2333">
            <text:p text:style-name="P2334">Parameters</text:p>
          </table:table-cell>
          <table:table-cell table:style-name="TableCell2335">
            <text:list text:style-name="LFO4" text:continue-numbering="true">
              <text:list-item>
                <text:p text:style-name="P2336"><text:span text:style-name="T2337">flag_set</text:span>: pointer to the flag set handle to set (must not be NULL)</text:p>
              </text:list-item>
              <text:list-item>
                <text:p text:style-name="P2338"><text:span text:style-name="T2339">mask</text:span>: flag mask to set</text:p>
              </text:list-item>
            </text:list>
          </table:table-cell>
        </table:table-row>
        <table:table-row table:style-name="TableRow2340">
          <table:table-cell table:style-name="TableCell2341">
            <text:p text:style-name="P2342">Return values</text:p>
          </table:table-cell>
          <table:table-cell table:style-name="TableCell2343">
            <text:list text:style-name="LFO3" text:continue-numbering="true">
              <text:list-item>
                <text:p text:style-name="P2344">NOS_ERR_SUCCESS: call succeeded</text:p>
              </text:list-item>
              <text:list-item>
                <text:p text:style-name="P2345">NOS_ERR_INVALID_ARG: invalid parameter</text:p>
              </text:list-item>
            </text:list>
          </table:table-cell>
        </table:table-row>
        <table:table-row table:style-name="TableRow2346">
          <table:table-cell table:style-name="TableCell2347">
            <text:p text:style-name="P2348">Config flags</text:p>
          </table:table-cell>
          <table:table-cell table:style-name="TableCell2349">
            <text:p text:style-name="P2350">NANO_OS_FLAG_SET_SETFROMISR_ENABLED</text:p>
          </table:table-cell>
        </table:table-row>
      </table:table>
      <text:p text:style-name="Normal"/>
      <text:h text:style-name="Titre3" text:outline-level="3"><text:bookmark-start text:name="_Toc501523487"/><text:bookmark-start text:name="_Toc503197998"/><text:bookmark-start text:name="_Toc503422678"/><text:bookmark-start text:name="_Toc504715875"/>NANO_OS_FLAG_SET_Clear<text:bookmark-end text:name="_Toc501523487"/><text:bookmark-end text:name="_Toc503197998"/><text:bookmark-end text:name="_Toc503422678"/><text:bookmark-end text:name="_Toc504715875"/></text:h>
      <text:p text:style-name="Normal"/>
      <text:p text:style-name="Normal">This function clears a flag mask into the flag set.</text:p>
      <table:table table:style-name="Table2351">
        <table:table-columns>
          <table:table-column table:style-name="TableColumn2352"/>
          <table:table-column table:style-name="TableColumn2353"/>
        </table:table-columns>
        <table:table-row table:style-name="TableRow2354">
          <table:table-cell table:style-name="TableCell2355">
            <text:p text:style-name="P2356">Prototype</text:p>
          </table:table-cell>
          <table:table-cell table:style-name="TableCell2357">
            <text:p text:style-name="P2358"><text:span text:style-name="T2359">nano_os_error_t NANO_OS_FLAG_SET_Clear(nano_os_flag_set_t* const flag_set, const uint32_t mask);</text:span></text:p>
          </table:table-cell>
        </table:table-row>
        <table:table-row table:style-name="TableRow2360">
          <table:table-cell table:style-name="TableCell2361">
            <text:p text:style-name="P2362">Parameters</text:p>
          </table:table-cell>
          <table:table-cell table:style-name="TableCell2363">
            <text:list text:style-name="LFO4" text:continue-numbering="true">
              <text:list-item>
                <text:p text:style-name="P2364"><text:span text:style-name="T2365">flag_set</text:span>: pointer to the flag set handle to clear (must not be NULL)</text:p>
              </text:list-item>
              <text:list-item>
                <text:p text:style-name="P2366"><text:span text:style-name="T2367">mask</text:span>: flag mask to clear</text:p>
              </text:list-item>
            </text:list>
          </table:table-cell>
        </table:table-row>
        <table:table-row table:style-name="TableRow2368">
          <table:table-cell table:style-name="TableCell2369">
            <text:p text:style-name="P2370">Return values</text:p>
          </table:table-cell>
          <table:table-cell table:style-name="TableCell2371">
            <text:list text:style-name="LFO3" text:continue-numbering="true">
              <text:list-item>
                <text:p text:style-name="P2372">NOS_ERR_SUCCESS: call succeeded</text:p>
              </text:list-item>
              <text:list-item>
                <text:p text:style-name="P2373">NOS_ERR_INVALID_ARG: invalid parameter</text:p>
              </text:list-item>
            </text:list>
          </table:table-cell>
        </table:table-row>
        <table:table-row table:style-name="TableRow2374">
          <table:table-cell table:style-name="TableCell2375">
            <text:p text:style-name="P2376">Config flags</text:p>
          </table:table-cell>
          <table:table-cell table:style-name="TableCell2377">
            <text:p text:style-name="P2378">NANO_OS_FLAG_SET_CLEAR_ENABLED</text:p>
          </table:table-cell>
        </table:table-row>
      </table:table>
      <text:p text:style-name="Normal"/>
      <text:h text:style-name="Titre3" text:outline-level="3"><text:bookmark-start text:name="_Toc501523488"/><text:bookmark-start text:name="_Toc503197999"/><text:bookmark-start text:name="_Toc503422679"/><text:bookmark-start text:name="_Toc504715876"/>NANO_OS_FLAG_SET_ClearFromIsr<text:bookmark-end text:name="_Toc501523488"/><text:bookmark-end text:name="_Toc503197999"/><text:bookmark-end text:name="_Toc503422679"/><text:bookmark-end text:name="_Toc504715876"/></text:h>
      <text:p text:style-name="Normal"/>
      <text:p text:style-name="Normal">This function clears a flag mask into the flag set from an interrupt subroutine.</text:p>
      <table:table table:style-name="Table2379">
        <table:table-columns>
          <table:table-column table:style-name="TableColumn2380"/>
          <table:table-column table:style-name="TableColumn2381"/>
        </table:table-columns>
        <table:table-row table:style-name="TableRow2382">
          <table:table-cell table:style-name="TableCell2383">
            <text:soft-page-break/>
            <text:p text:style-name="P2384">Prototype</text:p>
          </table:table-cell>
          <table:table-cell table:style-name="TableCell2385">
            <text:p text:style-name="P2386"><text:span text:style-name="T2387">nano_os_error_t NANO_OS_FLAG_SET_ClearFromIsr(nano_os_flag_set_t* const flag_set, const uint32_t mask);</text:span></text:p>
          </table:table-cell>
        </table:table-row>
        <table:table-row table:style-name="TableRow2388">
          <table:table-cell table:style-name="TableCell2389">
            <text:p text:style-name="P2390">Parameters</text:p>
          </table:table-cell>
          <table:table-cell table:style-name="TableCell2391">
            <text:list text:style-name="LFO4" text:continue-numbering="true">
              <text:list-item>
                <text:p text:style-name="P2392"><text:span text:style-name="T2393">flag_set</text:span>: pointer to the flag set handle to clear (must not be NULL)</text:p>
              </text:list-item>
              <text:list-item>
                <text:p text:style-name="P2394"><text:span text:style-name="T2395">mask</text:span>: flag mask to clear</text:p>
              </text:list-item>
            </text:list>
          </table:table-cell>
        </table:table-row>
        <table:table-row table:style-name="TableRow2396">
          <table:table-cell table:style-name="TableCell2397">
            <text:p text:style-name="P2398">Return values</text:p>
          </table:table-cell>
          <table:table-cell table:style-name="TableCell2399">
            <text:list text:style-name="LFO3" text:continue-numbering="true">
              <text:list-item>
                <text:p text:style-name="P2400">NOS_ERR_SUCCESS: call succeeded</text:p>
              </text:list-item>
              <text:list-item>
                <text:p text:style-name="P2401">NOS_ERR_INVALID_ARG: invalid parameter</text:p>
              </text:list-item>
            </text:list>
          </table:table-cell>
        </table:table-row>
        <table:table-row table:style-name="TableRow2402">
          <table:table-cell table:style-name="TableCell2403">
            <text:p text:style-name="P2404">Config flags</text:p>
          </table:table-cell>
          <table:table-cell table:style-name="TableCell2405">
            <text:p text:style-name="P2406">NANO_OS_FLAG_SET_CLEAR_ENABLED NANO_OS_FLAG_SET_CLEARFROMISR_ENABLED</text:p>
          </table:table-cell>
        </table:table-row>
      </table:table>
      <text:p text:style-name="Normal"/>
      <text:h text:style-name="Titre3" text:outline-level="3"><text:bookmark-start text:name="_Toc501523489"/><text:bookmark-start text:name="_Toc503198000"/><text:bookmark-start text:name="_Toc503422680"/><text:bookmark-start text:name="_Toc504715877"/>NANO_OS_FLAG_SET_SetName<text:bookmark-end text:name="_Toc501523489"/><text:bookmark-end text:name="_Toc503198000"/><text:bookmark-end text:name="_Toc503422680"/><text:bookmark-end text:name="_Toc504715877"/></text:h>
      <text:p text:style-name="Normal"/>
      <text:p text:style-name="Normal">This function permits to associate a name to a flag set.</text:p>
      <table:table table:style-name="Table2407">
        <table:table-columns>
          <table:table-column table:style-name="TableColumn2408"/>
          <table:table-column table:style-name="TableColumn2409"/>
        </table:table-columns>
        <table:table-row table:style-name="TableRow2410">
          <table:table-cell table:style-name="TableCell2411">
            <text:p text:style-name="P2412">Prototype</text:p>
          </table:table-cell>
          <table:table-cell table:style-name="TableCell2413">
            <text:p text:style-name="P2414"><text:span text:style-name="T2415">nano_os_error_t NANO_OS_FLAG_SET_SetName(nano_os_flag_set_t* const flag_set, const char* const name);</text:span></text:p>
          </table:table-cell>
        </table:table-row>
        <table:table-row table:style-name="TableRow2416">
          <table:table-cell table:style-name="TableCell2417">
            <text:p text:style-name="P2418">Parameters</text:p>
          </table:table-cell>
          <table:table-cell table:style-name="TableCell2419">
            <text:list text:style-name="LFO4" text:continue-numbering="true">
              <text:list-item>
                <text:p text:style-name="P2420"><text:span text:style-name="T2421">flag_set</text:span>: pointer to the flag set handle (must not be NULL)</text:p>
              </text:list-item>
              <text:list-item>
                <text:p text:style-name="P2422"><text:span text:style-name="T2423">name</text:span>: pointer to the string containing the flag set name (must not be NULL)</text:p>
              </text:list-item>
            </text:list>
          </table:table-cell>
        </table:table-row>
        <table:table-row table:style-name="TableRow2424">
          <table:table-cell table:style-name="TableCell2425">
            <text:p text:style-name="P2426">Return values</text:p>
          </table:table-cell>
          <table:table-cell table:style-name="TableCell2427">
            <text:list text:style-name="LFO3" text:continue-numbering="true">
              <text:list-item>
                <text:p text:style-name="P2428">NOS_ERR_SUCCESS: call succeeded</text:p>
              </text:list-item>
              <text:list-item>
                <text:p text:style-name="P2429">NOS_ERR_INVALID_ARG: invalid parameter</text:p>
              </text:list-item>
            </text:list>
          </table:table-cell>
        </table:table-row>
        <table:table-row table:style-name="TableRow2430">
          <table:table-cell table:style-name="TableCell2431">
            <text:p text:style-name="P2432">Config flags</text:p>
          </table:table-cell>
          <table:table-cell table:style-name="TableCell2433">
            <text:p text:style-name="P2434">NANO_OS_WAIT_OBJECT_NAME_ENABLED</text:p>
            <text:p text:style-name="P2435">NANO_OS_FLAG_SET_SETNAME_ENABLED</text:p>
          </table:table-cell>
        </table:table-row>
      </table:table>
      <text:p text:style-name="Normal"/>
      <text:h text:style-name="Titre2" text:outline-level="2"><text:bookmark-start text:name="_Toc503198001"/><text:bookmark-start text:name="_Toc503422681"/><text:bookmark-start text:name="_Toc504715878"/>Timer syscalls<text:bookmark-end text:name="_Toc503198001"/><text:bookmark-end text:name="_Toc503422681"/><text:bookmark-end text:name="_Toc504715878"/></text:h>
      <text:h text:style-name="Titre3" text:outline-level="3"><text:bookmark-start text:name="_Toc503198002"/><text:bookmark-start text:name="_Toc503422682"/><text:bookmark-start text:name="_Toc504715879"/>NANO_OS_TIMER_Create<text:bookmark-end text:name="_Toc503198002"/><text:bookmark-end text:name="_Toc503422682"/><text:bookmark-end text:name="_Toc504715879"/></text:h>
      <text:p text:style-name="Normal"/>
      <text:p text:style-name="Normal">This function creates and initialize a timer. It can be called before Nano OS is started.</text:p>
      <table:table table:style-name="Table2436">
        <table:table-columns>
          <table:table-column table:style-name="TableColumn2437"/>
          <table:table-column table:style-name="TableColumn2438"/>
        </table:table-columns>
        <table:table-row table:style-name="TableRow2439">
          <table:table-cell table:style-name="TableCell2440">
            <text:p text:style-name="P2441">Prototype</text:p>
          </table:table-cell>
          <table:table-cell table:style-name="TableCell2442">
            <text:p text:style-name="P2443">nano_os_error_t NANO_OS_TIMER_Create(nano_os_timer_t* const timer, const fp_nano_os_timer_callback_func_t callback, void* const user_data);</text:p>
          </table:table-cell>
        </table:table-row>
        <table:table-row table:style-name="TableRow2444">
          <table:table-cell table:style-name="TableCell2445">
            <text:p text:style-name="P2446">Parameters</text:p>
          </table:table-cell>
          <table:table-cell table:style-name="TableCell2447">
            <text:list text:style-name="LFO4" text:continue-numbering="true">
              <text:list-item>
                <text:p text:style-name="P2448"><text:span text:style-name="T2449">timer</text:span>: pointer to the timer handle to initialize (must not be NULL)</text:p>
              </text:list-item>
              <text:list-item>
                <text:p text:style-name="P2450"><text:span text:style-name="T2451">callback</text:span>: pointer to the callback function to call when the timer elapse</text:p>
              </text:list-item>
              <text:list-item>
                <text:p text:style-name="P2452"><text:span text:style-name="T2453">user_data</text:span>: pointer to user defined data which will be passed to the callback as a parameter</text:p>
              </text:list-item>
            </text:list>
          </table:table-cell>
        </table:table-row>
        <table:table-row table:style-name="TableRow2454">
          <table:table-cell table:style-name="TableCell2455">
            <text:p text:style-name="P2456">Return values</text:p>
          </table:table-cell>
          <table:table-cell table:style-name="TableCell2457">
            <text:list text:style-name="LFO3" text:continue-numbering="true">
              <text:list-item>
                <text:p text:style-name="P2458">NOS_ERR_SUCCESS: call succeeded</text:p>
              </text:list-item>
              <text:list-item>
                <text:p text:style-name="P2459">NOS_ERR_INVALID_ARG: invalid parameter</text:p>
              </text:list-item>
            </text:list>
          </table:table-cell>
        </table:table-row>
      </table:table>
      <text:p text:style-name="Normal"/>
      <text:h text:style-name="Titre3" text:outline-level="3"><text:bookmark-start text:name="_Toc503198003"/><text:bookmark-start text:name="_Toc503422683"/><text:bookmark-start text:name="_Toc504715880"/>NANO_OS_TIMER_Destroy<text:bookmark-end text:name="_Toc503198003"/><text:bookmark-end text:name="_Toc503422683"/><text:bookmark-end text:name="_Toc504715880"/></text:h>
      <text:p text:style-name="Normal"/>
      <text:p text:style-name="Normal">This function destroys an existing timer. To use the timer handle again, a call to NANO_OS_TIMER_Create() has to be done.<text:s/></text:p>
      <table:table table:style-name="Table2460">
        <table:table-columns>
          <table:table-column table:style-name="TableColumn2461"/>
          <table:table-column table:style-name="TableColumn2462"/>
        </table:table-columns>
        <table:table-row table:style-name="TableRow2463">
          <table:table-cell table:style-name="TableCell2464">
            <text:p text:style-name="P2465">Prototype</text:p>
          </table:table-cell>
          <table:table-cell table:style-name="TableCell2466">
            <text:p text:style-name="P2467"><text:span text:style-name="T2468">nano_os_error_t NANO_OS_TIMER_Destroy(nano_os_timer_t* const timer);</text:span></text:p>
          </table:table-cell>
        </table:table-row>
        <table:table-row table:style-name="TableRow2469">
          <table:table-cell table:style-name="TableCell2470">
            <text:p text:style-name="P2471">Parameters</text:p>
          </table:table-cell>
          <table:table-cell table:style-name="TableCell2472">
            <text:list text:style-name="LFO4" text:continue-numbering="true">
              <text:list-item>
                <text:p text:style-name="P2473"><text:span text:style-name="T2474">timer</text:span>: pointer to the timer handle to destroy (must not be NULL)</text:p>
              </text:list-item>
            </text:list>
          </table:table-cell>
        </table:table-row>
        <text:soft-page-break/>
        <table:table-row table:style-name="TableRow2475">
          <table:table-cell table:style-name="TableCell2476">
            <text:p text:style-name="P2477">Return values</text:p>
          </table:table-cell>
          <table:table-cell table:style-name="TableCell2478">
            <text:list text:style-name="LFO3" text:continue-numbering="true">
              <text:list-item>
                <text:p text:style-name="P2479">NOS_ERR_SUCCESS: call succeeded</text:p>
              </text:list-item>
              <text:list-item>
                <text:p text:style-name="P2480">NOS_ERR_INVALID_ARG: invalid parameter</text:p>
              </text:list-item>
            </text:list>
          </table:table-cell>
        </table:table-row>
        <table:table-row table:style-name="TableRow2481">
          <table:table-cell table:style-name="TableCell2482">
            <text:p text:style-name="P2483">Config flags</text:p>
          </table:table-cell>
          <table:table-cell table:style-name="TableCell2484">
            <text:p text:style-name="P2485">NANO_OS_WAIT_OBJECT_DESTROY_ENABLED</text:p>
            <text:p text:style-name="P2486">NANO_OS_TIMER_DESTROY_ENABLED</text:p>
          </table:table-cell>
        </table:table-row>
      </table:table>
      <text:p text:style-name="Normal"/>
      <text:h text:style-name="Titre3" text:outline-level="3"><text:bookmark-start text:name="_Toc503198004"/><text:bookmark-start text:name="_Toc503422684"/><text:bookmark-start text:name="_Toc504715881"/>NANO_OS_TIMER_Start<text:bookmark-end text:name="_Toc503198004"/><text:bookmark-end text:name="_Toc503422684"/><text:bookmark-end text:name="_Toc504715881"/></text:h>
      <text:p text:style-name="Normal"/>
      <text:p text:style-name="Normal">This function starts a timer. The timer can be periodic (<text:span text:style-name="T2487">period</text:span><text:s/>!= 0) or one shot (<text:span text:style-name="T2488">period</text:span><text:s/>= 0).</text:p>
      <table:table table:style-name="Table2489">
        <table:table-columns>
          <table:table-column table:style-name="TableColumn2490"/>
          <table:table-column table:style-name="TableColumn2491"/>
        </table:table-columns>
        <table:table-row table:style-name="TableRow2492">
          <table:table-cell table:style-name="TableCell2493">
            <text:p text:style-name="P2494">Prototype</text:p>
          </table:table-cell>
          <table:table-cell table:style-name="TableCell2495">
            <text:p text:style-name="P2496">nano_os_error_t NANO_OS_TIMER_Start(nano_os_timer_t* const timer, const uint32_t first_due_time, const uint32_t period);</text:p>
          </table:table-cell>
        </table:table-row>
        <table:table-row table:style-name="TableRow2497">
          <table:table-cell table:style-name="TableCell2498">
            <text:p text:style-name="P2499">Parameters</text:p>
          </table:table-cell>
          <table:table-cell table:style-name="TableCell2500">
            <text:list text:style-name="LFO4" text:continue-numbering="true">
              <text:list-item>
                <text:p text:style-name="P2501"><text:span text:style-name="T2502">timer</text:span>: pointer to the timer handle to start (must not be NULL)</text:p>
              </text:list-item>
              <text:list-item>
                <text:p text:style-name="P2503"><text:span text:style-name="T2504">first_due_time</text:span>: first timer elapse time in number of system ticks (must not be 0)</text:p>
              </text:list-item>
              <text:list-item>
                <text:p text:style-name="P2505"><text:span text:style-name="T2506">period</text:span>: period of the timer in number of system ticks</text:p>
              </text:list-item>
            </text:list>
          </table:table-cell>
        </table:table-row>
        <table:table-row table:style-name="TableRow2507">
          <table:table-cell table:style-name="TableCell2508">
            <text:p text:style-name="P2509">Return values</text:p>
          </table:table-cell>
          <table:table-cell table:style-name="TableCell2510">
            <text:list text:style-name="LFO3" text:continue-numbering="true">
              <text:list-item>
                <text:p text:style-name="P2511">NOS_ERR_SUCCESS: call succeeded</text:p>
              </text:list-item>
              <text:list-item>
                <text:p text:style-name="P2512">NOS_ERR_INVALID_ARG: invalid parameter</text:p>
              </text:list-item>
              <text:list-item>
                <text:p text:style-name="P2513">NOS_ERR_TIMER_STARTED: the timer is already started</text:p>
              </text:list-item>
            </text:list>
          </table:table-cell>
        </table:table-row>
      </table:table>
      <text:p text:style-name="Normal"/>
      <text:h text:style-name="Titre3" text:outline-level="3"><text:bookmark-start text:name="_Toc503198005"/><text:bookmark-start text:name="_Toc503422685"/><text:bookmark-start text:name="_Toc504715882"/>NANO_OS_TIMER_Stop<text:bookmark-end text:name="_Toc503198005"/><text:bookmark-end text:name="_Toc503422685"/><text:bookmark-end text:name="_Toc504715882"/></text:h>
      <text:p text:style-name="Normal"/>
      <text:p text:style-name="Normal">This function stops a running timer.<text:s/></text:p>
      <table:table table:style-name="Table2514">
        <table:table-columns>
          <table:table-column table:style-name="TableColumn2515"/>
          <table:table-column table:style-name="TableColumn2516"/>
        </table:table-columns>
        <table:table-row table:style-name="TableRow2517">
          <table:table-cell table:style-name="TableCell2518">
            <text:p text:style-name="P2519">Prototype</text:p>
          </table:table-cell>
          <table:table-cell table:style-name="TableCell2520">
            <text:p text:style-name="P2521">nano_os_error_t NANO_OS_TIMER_Stop(nano_os_timer_t* const timer);</text:p>
          </table:table-cell>
        </table:table-row>
        <table:table-row table:style-name="TableRow2522">
          <table:table-cell table:style-name="TableCell2523">
            <text:p text:style-name="P2524">Parameters</text:p>
          </table:table-cell>
          <table:table-cell table:style-name="TableCell2525">
            <text:list text:style-name="LFO4" text:continue-numbering="true">
              <text:list-item>
                <text:p text:style-name="P2526"><text:span text:style-name="T2527">timer</text:span>: pointer to the timer handle to stop (must not be NULL)</text:p>
              </text:list-item>
            </text:list>
          </table:table-cell>
        </table:table-row>
        <table:table-row table:style-name="TableRow2528">
          <table:table-cell table:style-name="TableCell2529">
            <text:p text:style-name="P2530">Return values</text:p>
          </table:table-cell>
          <table:table-cell table:style-name="TableCell2531">
            <text:list text:style-name="LFO3" text:continue-numbering="true">
              <text:list-item>
                <text:p text:style-name="P2532">NOS_ERR_SUCCESS: call succeeded</text:p>
              </text:list-item>
              <text:list-item>
                <text:p text:style-name="P2533">NOS_ERR_INVALID_ARG: invalid parameter</text:p>
              </text:list-item>
              <text:list-item>
                <text:p text:style-name="P2534">NOS_ERR_TIMER_STOPPED: the timer is already stopped</text:p>
              </text:list-item>
            </text:list>
          </table:table-cell>
        </table:table-row>
      </table:table>
      <text:p text:style-name="Normal"/>
      <text:h text:style-name="Titre3" text:outline-level="3"><text:bookmark-start text:name="_Toc503198006"/><text:bookmark-start text:name="_Toc503422686"/><text:bookmark-start text:name="_Toc504715883"/>NANO_OS_TIMER_HasElapsed<text:bookmark-end text:name="_Toc503198006"/><text:bookmark-end text:name="_Toc503422686"/><text:bookmark-end text:name="_Toc504715883"/></text:h>
      <text:p text:style-name="Normal"/>
      <text:p text:style-name="Normal">This function permits to check whether the timer has elapsed or not since the last call to this function.</text:p>
      <table:table table:style-name="Table2535">
        <table:table-columns>
          <table:table-column table:style-name="TableColumn2536"/>
          <table:table-column table:style-name="TableColumn2537"/>
        </table:table-columns>
        <table:table-row table:style-name="TableRow2538">
          <table:table-cell table:style-name="TableCell2539">
            <text:p text:style-name="P2540">Prototype</text:p>
          </table:table-cell>
          <table:table-cell table:style-name="TableCell2541">
            <text:p text:style-name="P2542"><text:span text:style-name="T2543">nano_os_error_t NANO_OS_TIMER_HasElapsed(nano_os_timer_t* const timer, bool* const has_elapsed);</text:span></text:p>
          </table:table-cell>
        </table:table-row>
        <table:table-row table:style-name="TableRow2544">
          <table:table-cell table:style-name="TableCell2545">
            <text:p text:style-name="P2546">Parameters</text:p>
          </table:table-cell>
          <table:table-cell table:style-name="TableCell2547">
            <text:list text:style-name="LFO4" text:continue-numbering="true">
              <text:list-item>
                <text:p text:style-name="P2548"><text:span text:style-name="T2549">timer</text:span>: pointer to the timer handle to check (must not be NULL)</text:p>
              </text:list-item>
              <text:list-item>
                <text:p text:style-name="P2550"><text:span text:style-name="T2551">has_elapsed</text:span>: pointer to the variable which will be used to store the elapsed flag (must not be NULL)</text:p>
              </text:list-item>
            </text:list>
          </table:table-cell>
        </table:table-row>
        <table:table-row table:style-name="TableRow2552">
          <table:table-cell table:style-name="TableCell2553">
            <text:p text:style-name="P2554">Return values</text:p>
          </table:table-cell>
          <table:table-cell table:style-name="TableCell2555">
            <text:list text:style-name="LFO3" text:continue-numbering="true">
              <text:list-item>
                <text:p text:style-name="P2556">NOS_ERR_SUCCESS: call succeeded</text:p>
              </text:list-item>
              <text:list-item>
                <text:p text:style-name="P2557">NOS_ERR_INVALID_ARG: invalid parameter</text:p>
              </text:list-item>
            </text:list>
          </table:table-cell>
        </table:table-row>
      </table:table>
      <text:p text:style-name="Normal"/>
      <text:h text:style-name="Titre2" text:outline-level="2"><text:bookmark-start text:name="_Toc503198007"/><text:bookmark-start text:name="_Toc503422687"/><text:bookmark-start text:name="_Toc504715884"/><text:soft-page-break/>Waitable timer syscalls<text:bookmark-end text:name="_Toc503198007"/><text:bookmark-end text:name="_Toc503422687"/><text:bookmark-end text:name="_Toc504715884"/></text:h>
      <text:h text:style-name="Titre3" text:outline-level="3"><text:bookmark-start text:name="_Toc503198008"/><text:bookmark-start text:name="_Toc503422688"/><text:bookmark-start text:name="_Toc504715885"/>NANO_OS_WAITABLE_TIMER_Create<text:bookmark-end text:name="_Toc503198008"/><text:bookmark-end text:name="_Toc503422688"/><text:bookmark-end text:name="_Toc504715885"/></text:h>
      <text:p text:style-name="Normal"/>
      <text:p text:style-name="Normal">This function creates and initialize a waitable timer. It can be called before Nano OS is started.</text:p>
      <table:table table:style-name="Table2558">
        <table:table-columns>
          <table:table-column table:style-name="TableColumn2559"/>
          <table:table-column table:style-name="TableColumn2560"/>
        </table:table-columns>
        <table:table-row table:style-name="TableRow2561">
          <table:table-cell table:style-name="TableCell2562">
            <text:p text:style-name="P2563">Prototype</text:p>
          </table:table-cell>
          <table:table-cell table:style-name="TableCell2564">
            <text:p text:style-name="P2565">nano_os_error_t NANO_OS_WAITABLE_TIMER_Create(nano_os_waitable_timer_t* const timer, const nano_os_queuing_type_t queuing_type);</text:p>
          </table:table-cell>
        </table:table-row>
        <table:table-row table:style-name="TableRow2566">
          <table:table-cell table:style-name="TableCell2567">
            <text:p text:style-name="P2568">Parameters</text:p>
          </table:table-cell>
          <table:table-cell table:style-name="TableCell2569">
            <text:list text:style-name="LFO4" text:continue-numbering="true">
              <text:list-item>
                <text:p text:style-name="P2570"><text:span text:style-name="T2571">timer</text:span>: pointer to the waitable timer handle to initialize (must not be NULL)</text:p>
              </text:list-item>
              <text:list-item>
                <text:p text:style-name="P2572"><text:span text:style-name="T2573">queuing_type</text:span>: queuing policy for tasks waiting on the flag set</text:p>
              </text:list-item>
            </text:list>
          </table:table-cell>
        </table:table-row>
        <table:table-row table:style-name="TableRow2574">
          <table:table-cell table:style-name="TableCell2575">
            <text:p text:style-name="P2576">Return values</text:p>
          </table:table-cell>
          <table:table-cell table:style-name="TableCell2577">
            <text:list text:style-name="LFO3" text:continue-numbering="true">
              <text:list-item>
                <text:p text:style-name="P2578">NOS_ERR_SUCCESS: call succeeded</text:p>
              </text:list-item>
              <text:list-item>
                <text:p text:style-name="P2579">NOS_ERR_INVALID_ARG: invalid parameter</text:p>
              </text:list-item>
            </text:list>
          </table:table-cell>
        </table:table-row>
      </table:table>
      <text:p text:style-name="Normal"/>
      <text:h text:style-name="Titre3" text:outline-level="3"><text:bookmark-start text:name="_Toc503198009"/><text:bookmark-start text:name="_Toc503422689"/><text:bookmark-start text:name="_Toc504715886"/>NANO_OS_WAITABLE_TIMER_Destroy<text:bookmark-end text:name="_Toc503198009"/><text:bookmark-end text:name="_Toc503422689"/><text:bookmark-end text:name="_Toc504715886"/></text:h>
      <text:p text:style-name="Normal"/>
      <text:p text:style-name="Normal">This function destroys an existing waitable timer. To use the waitable timer handle again, a call to NANO_OS_WAITABLE_TIMER_Create() has to be done.<text:s/><text:line-break/>If some tasks were waiting on the waitable timer, the tasks will be put again into READY state and a scheduling may happen depending on their priorities.</text:p>
      <table:table table:style-name="Table2580">
        <table:table-columns>
          <table:table-column table:style-name="TableColumn2581"/>
          <table:table-column table:style-name="TableColumn2582"/>
        </table:table-columns>
        <table:table-row table:style-name="TableRow2583">
          <table:table-cell table:style-name="TableCell2584">
            <text:p text:style-name="P2585">Prototype</text:p>
          </table:table-cell>
          <table:table-cell table:style-name="TableCell2586">
            <text:p text:style-name="P2587"><text:span text:style-name="T2588">nano_os_error_t NANO_OS_WAITABLE_TIMER_Destroy(nano_os_waitable_timer_t* const timer);</text:span></text:p>
          </table:table-cell>
        </table:table-row>
        <table:table-row table:style-name="TableRow2589">
          <table:table-cell table:style-name="TableCell2590">
            <text:p text:style-name="P2591">Parameters</text:p>
          </table:table-cell>
          <table:table-cell table:style-name="TableCell2592">
            <text:list text:style-name="LFO4" text:continue-numbering="true">
              <text:list-item>
                <text:p text:style-name="P2593"><text:span text:style-name="T2594">timer</text:span>: pointer to the waitable timer handle to destroy (must not be NULL)</text:p>
              </text:list-item>
            </text:list>
          </table:table-cell>
        </table:table-row>
        <table:table-row table:style-name="TableRow2595">
          <table:table-cell table:style-name="TableCell2596">
            <text:p text:style-name="P2597">Return values</text:p>
          </table:table-cell>
          <table:table-cell table:style-name="TableCell2598">
            <text:list text:style-name="LFO3" text:continue-numbering="true">
              <text:list-item>
                <text:p text:style-name="P2599">NOS_ERR_SUCCESS: call succeeded</text:p>
              </text:list-item>
              <text:list-item>
                <text:p text:style-name="P2600">NOS_ERR_INVALID_ARG: invalid parameter</text:p>
              </text:list-item>
            </text:list>
          </table:table-cell>
        </table:table-row>
        <table:table-row table:style-name="TableRow2601">
          <table:table-cell table:style-name="TableCell2602">
            <text:p text:style-name="P2603">Config flags</text:p>
          </table:table-cell>
          <table:table-cell table:style-name="TableCell2604">
            <text:p text:style-name="P2605">NANO_OS_WAIT_OBJECT_DESTROY_ENABLED</text:p>
            <text:p text:style-name="P2606">NANO_OS_TIMER_DESTROY_ENABLED</text:p>
            <text:p text:style-name="P2607">NANO_OS_WAITABLE_TIMER_DESTROY_ENABLED</text:p>
          </table:table-cell>
        </table:table-row>
      </table:table>
      <text:p text:style-name="Normal"/>
      <text:h text:style-name="Titre3" text:outline-level="3"><text:bookmark-start text:name="_Toc503198010"/><text:bookmark-start text:name="_Toc503422690"/><text:bookmark-start text:name="_Toc504715887"/>NANO_OS_WAITABLE_TIMER_Start<text:bookmark-end text:name="_Toc503198010"/><text:bookmark-end text:name="_Toc503422690"/><text:bookmark-end text:name="_Toc504715887"/></text:h>
      <text:p text:style-name="Normal"/>
      <text:p text:style-name="Normal">This function starts a waitable timer. The timer can be periodic (<text:span text:style-name="T2608">period</text:span><text:s/>!= 0) or one shot (<text:span text:style-name="T2609">period</text:span><text:s/>= 0).</text:p>
      <table:table table:style-name="Table2610">
        <table:table-columns>
          <table:table-column table:style-name="TableColumn2611"/>
          <table:table-column table:style-name="TableColumn2612"/>
        </table:table-columns>
        <table:table-row table:style-name="TableRow2613">
          <table:table-cell table:style-name="TableCell2614">
            <text:p text:style-name="P2615">Prototype</text:p>
          </table:table-cell>
          <table:table-cell table:style-name="TableCell2616">
            <text:p text:style-name="P2617">nano_os_error_t NANO_OS_WAITABLE_TIMER_Start(nano_os_waitable_timer_t* const timer, const uint32_t first_due_time, const uint32_t period);</text:p>
          </table:table-cell>
        </table:table-row>
        <table:table-row table:style-name="TableRow2618">
          <table:table-cell table:style-name="TableCell2619">
            <text:p text:style-name="P2620">Parameters</text:p>
          </table:table-cell>
          <table:table-cell table:style-name="TableCell2621">
            <text:list text:style-name="LFO4" text:continue-numbering="true">
              <text:list-item>
                <text:p text:style-name="P2622"><text:span text:style-name="T2623">timer</text:span>: pointer to the waitable timer handle to start (must not be NULL)</text:p>
              </text:list-item>
              <text:list-item>
                <text:p text:style-name="P2624"><text:span text:style-name="T2625">first_due_time</text:span>: first waitable timer elapse time in number of system ticks (must not be 0)</text:p>
              </text:list-item>
              <text:list-item>
                <text:p text:style-name="P2626"><text:span text:style-name="T2627">period</text:span>: period of the waitable timer in number of system ticks</text:p>
              </text:list-item>
            </text:list>
          </table:table-cell>
        </table:table-row>
        <table:table-row table:style-name="TableRow2628">
          <table:table-cell table:style-name="TableCell2629">
            <text:p text:style-name="P2630">Return values</text:p>
          </table:table-cell>
          <table:table-cell table:style-name="TableCell2631">
            <text:list text:style-name="LFO3" text:continue-numbering="true">
              <text:list-item>
                <text:p text:style-name="P2632">NOS_ERR_SUCCESS: call succeeded</text:p>
              </text:list-item>
              <text:list-item>
                <text:p text:style-name="P2633">NOS_ERR_INVALID_ARG: invalid parameter</text:p>
              </text:list-item>
              <text:list-item>
                <text:p text:style-name="P2634">NOS_ERR_TIMER_STARTED: the waitable timer is already started</text:p>
              </text:list-item>
            </text:list>
          </table:table-cell>
        </table:table-row>
      </table:table>
      <text:p text:style-name="Normal"/>
      <text:h text:style-name="Titre3" text:outline-level="3"><text:bookmark-start text:name="_Toc503198011"/><text:bookmark-start text:name="_Toc503422691"/><text:bookmark-start text:name="_Toc504715888"/><text:soft-page-break/>NANO_OS_WAITABLE_TIMER_Stop<text:bookmark-end text:name="_Toc503198011"/><text:bookmark-end text:name="_Toc503422691"/><text:bookmark-end text:name="_Toc504715888"/></text:h>
      <text:p text:style-name="Normal"/>
      <text:p text:style-name="Normal">This function stops a running waitable timer.<text:s/></text:p>
      <table:table table:style-name="Table2635">
        <table:table-columns>
          <table:table-column table:style-name="TableColumn2636"/>
          <table:table-column table:style-name="TableColumn2637"/>
        </table:table-columns>
        <table:table-row table:style-name="TableRow2638">
          <table:table-cell table:style-name="TableCell2639">
            <text:p text:style-name="P2640">Prototype</text:p>
          </table:table-cell>
          <table:table-cell table:style-name="TableCell2641">
            <text:p text:style-name="P2642">nano_os_error_t NANO_OS_WAITABLE_TIMER_Stop(nano_os_waitable_timer_t* const timer);</text:p>
          </table:table-cell>
        </table:table-row>
        <table:table-row table:style-name="TableRow2643">
          <table:table-cell table:style-name="TableCell2644">
            <text:p text:style-name="P2645">Parameters</text:p>
          </table:table-cell>
          <table:table-cell table:style-name="TableCell2646">
            <text:list text:style-name="LFO4" text:continue-numbering="true">
              <text:list-item>
                <text:p text:style-name="P2647"><text:span text:style-name="T2648">timer</text:span>: pointer to the waitable timer handle to stop (must not be NULL)</text:p>
              </text:list-item>
            </text:list>
          </table:table-cell>
        </table:table-row>
        <table:table-row table:style-name="TableRow2649">
          <table:table-cell table:style-name="TableCell2650">
            <text:p text:style-name="P2651">Return values</text:p>
          </table:table-cell>
          <table:table-cell table:style-name="TableCell2652">
            <text:list text:style-name="LFO3" text:continue-numbering="true">
              <text:list-item>
                <text:p text:style-name="P2653">NOS_ERR_SUCCESS: call succeeded</text:p>
              </text:list-item>
              <text:list-item>
                <text:p text:style-name="P2654">NOS_ERR_INVALID_ARG: invalid parameter</text:p>
              </text:list-item>
              <text:list-item>
                <text:p text:style-name="P2655">NOS_ERR_TIMER_STOPPED: the waitable timer is already stopped</text:p>
              </text:list-item>
            </text:list>
          </table:table-cell>
        </table:table-row>
      </table:table>
      <text:p text:style-name="Normal"/>
      <text:h text:style-name="Titre3" text:outline-level="3"><text:bookmark-start text:name="_Toc503198012"/><text:bookmark-start text:name="_Toc503422692"/><text:bookmark-start text:name="_Toc504715889"/>NANO_OS_WAITABLE_TIMER_Wait<text:bookmark-end text:name="_Toc503198012"/><text:bookmark-end text:name="_Toc503422692"/><text:bookmark-end text:name="_Toc504715889"/></text:h>
      <text:p text:style-name="Normal"/>
      <text:p text:style-name="Normal">This function waits for the waitable timer to elapse and it puts the current task into SUSPENT state until one of the following conditions occurs:</text:p>
      <text:list text:style-name="LFO5" text:continue-numbering="true">
        <text:list-item>
          <text:p text:style-name="P2656">the waitable timer elapse</text:p>
        </text:list-item>
        <text:list-item>
          <text:p text:style-name="P2657">the waitable timer did not elapse after<text:s/><text:span text:style-name="T2658">tick_count</text:span><text:s/>system ticks</text:p>
        </text:list-item>
        <text:list-item>
          <text:p text:style-name="P2659">the waitable timer was destroyed by another task</text:p>
        </text:list-item>
      </text:list>
      <table:table table:style-name="Table2660">
        <table:table-columns>
          <table:table-column table:style-name="TableColumn2661"/>
          <table:table-column table:style-name="TableColumn2662"/>
        </table:table-columns>
        <table:table-row table:style-name="TableRow2663">
          <table:table-cell table:style-name="TableCell2664">
            <text:p text:style-name="P2665">Prototype</text:p>
          </table:table-cell>
          <table:table-cell table:style-name="TableCell2666">
            <text:p text:style-name="P2667">nano_os_error_t NANO_OS_WAITABLE_TIMER_Wait(nano_os_waitable_timer_t* const timer, const uint32_t tick_count);</text:p>
          </table:table-cell>
        </table:table-row>
        <table:table-row table:style-name="TableRow2668">
          <table:table-cell table:style-name="TableCell2669">
            <text:p text:style-name="P2670">Parameters</text:p>
          </table:table-cell>
          <table:table-cell table:style-name="TableCell2671">
            <text:list text:style-name="LFO4" text:continue-numbering="true">
              <text:list-item>
                <text:p text:style-name="P2672"><text:span text:style-name="T2673">timer</text:span>: pointer to the waitable timer handle to wait for (must not be NULL)</text:p>
              </text:list-item>
              <text:list-item>
                <text:p text:style-name="P2674"><text:span text:style-name="T2675">tick_count</text:span>: maximum wait time in number of system ticks (can be 0 to make the call non-blocking)</text:p>
              </text:list-item>
            </text:list>
          </table:table-cell>
        </table:table-row>
        <table:table-row table:style-name="TableRow2676">
          <table:table-cell table:style-name="TableCell2677">
            <text:p text:style-name="P2678">Return values</text:p>
          </table:table-cell>
          <table:table-cell table:style-name="TableCell2679">
            <text:list text:style-name="LFO3" text:continue-numbering="true">
              <text:list-item>
                <text:p text:style-name="P2680">NOS_ERR_SUCCESS: call succeeded</text:p>
              </text:list-item>
              <text:list-item>
                <text:p text:style-name="P2681">NOS_ERR_INVALID_ARG: invalid parameter</text:p>
              </text:list-item>
              <text:list-item>
                <text:p text:style-name="P2682">NOS_ERR_TIMEOUT: timeout has expired before the waitable timer elapse</text:p>
              </text:list-item>
            </text:list>
          </table:table-cell>
        </table:table-row>
      </table:table>
      <text:p text:style-name="Normal"/>
      <text:h text:style-name="Titre3" text:outline-level="3"><text:bookmark-start text:name="_Toc503198013"/><text:bookmark-start text:name="_Toc503422693"/><text:bookmark-start text:name="_Toc504715890"/>NANO_OS_WAITABLE_TIMER_SetName<text:bookmark-end text:name="_Toc503198013"/><text:bookmark-end text:name="_Toc503422693"/><text:bookmark-end text:name="_Toc504715890"/></text:h>
      <text:p text:style-name="Normal"/>
      <text:p text:style-name="Normal">This function permits to associate a name to a waitable timer.</text:p>
      <table:table table:style-name="Table2683">
        <table:table-columns>
          <table:table-column table:style-name="TableColumn2684"/>
          <table:table-column table:style-name="TableColumn2685"/>
        </table:table-columns>
        <table:table-row table:style-name="TableRow2686">
          <table:table-cell table:style-name="TableCell2687">
            <text:p text:style-name="P2688">Prototype</text:p>
          </table:table-cell>
          <table:table-cell table:style-name="TableCell2689">
            <text:p text:style-name="P2690"><text:span text:style-name="T2691">nano_os_error_t NANO_OS_WAITABLE_TIMER_SetName(nano_os_waitable_timer_t* const timer, const char* const name);</text:span></text:p>
          </table:table-cell>
        </table:table-row>
        <table:table-row table:style-name="TableRow2692">
          <table:table-cell table:style-name="TableCell2693">
            <text:p text:style-name="P2694">Parameters</text:p>
          </table:table-cell>
          <table:table-cell table:style-name="TableCell2695">
            <text:list text:style-name="LFO4" text:continue-numbering="true">
              <text:list-item>
                <text:p text:style-name="P2696"><text:span text:style-name="T2697">timer</text:span>: pointer to the waitable timer handle (must not be NULL)</text:p>
              </text:list-item>
              <text:list-item>
                <text:p text:style-name="P2698"><text:span text:style-name="T2699">name</text:span>: pointer to the string containing the waitable timer name (must not be NULL)</text:p>
              </text:list-item>
            </text:list>
          </table:table-cell>
        </table:table-row>
        <table:table-row table:style-name="TableRow2700">
          <table:table-cell table:style-name="TableCell2701">
            <text:p text:style-name="P2702">Return values</text:p>
          </table:table-cell>
          <table:table-cell table:style-name="TableCell2703">
            <text:list text:style-name="LFO3" text:continue-numbering="true">
              <text:list-item>
                <text:p text:style-name="P2704">NOS_ERR_SUCCESS: call succeeded</text:p>
              </text:list-item>
              <text:list-item>
                <text:p text:style-name="P2705">NOS_ERR_INVALID_ARG: invalid parameter</text:p>
              </text:list-item>
            </text:list>
          </table:table-cell>
        </table:table-row>
        <table:table-row table:style-name="TableRow2706">
          <table:table-cell table:style-name="TableCell2707">
            <text:p text:style-name="P2708">Config flags</text:p>
          </table:table-cell>
          <table:table-cell table:style-name="TableCell2709">
            <text:p text:style-name="P2710">NANO_OS_WAIT_OBJECT_NAME_ENABLED</text:p>
            <text:p text:style-name="P2711">NANO_OS_WAITABLE_TIMER_SETNAME_ENABLED</text:p>
          </table:table-cell>
        </table:table-row>
      </table:table>
      <text:p text:style-name="Normal"/>
      <text:h text:style-name="Titre2" text:outline-level="2"><text:bookmark-start text:name="_Toc503198014"/><text:bookmark-start text:name="_Toc503422694"/><text:bookmark-start text:name="_Toc504715891"/><text:soft-page-break/>Modules<text:bookmark-end text:name="_Toc503198014"/><text:bookmark-end text:name="_Toc503422694"/><text:bookmark-end text:name="_Toc504715891"/></text:h>
      <text:h text:style-name="Titre3" text:outline-level="3"><text:bookmark-start text:name="_Toc503198015"/><text:bookmark-start text:name="_Toc503422695"/><text:bookmark-start text:name="_Toc504715892"/>Heap module<text:bookmark-end text:name="_Toc503198015"/><text:bookmark-end text:name="_Toc503422695"/><text:bookmark-end text:name="_Toc504715892"/></text:h>
      <text:p text:style-name="Normal"/>
      <text:h text:style-name="Titre4" text:outline-level="4">NANO_OS_HEAP_Init</text:h>
      <text:p text:style-name="Normal"/>
      <text:p text:style-name="Normal">This function initialize the heap. It can be called before Nano OS is started.</text:p>
      <table:table table:style-name="Table2712">
        <table:table-columns>
          <table:table-column table:style-name="TableColumn2713"/>
          <table:table-column table:style-name="TableColumn2714"/>
        </table:table-columns>
        <table:table-row table:style-name="TableRow2715">
          <table:table-cell table:style-name="TableCell2716">
            <text:p text:style-name="P2717">Prototype</text:p>
          </table:table-cell>
          <table:table-cell table:style-name="TableCell2718">
            <text:p text:style-name="P2719">nano_os_error_t NANO_OS_HEAP_Init(void* const heap_area_start, const size_t heap_area_size);</text:p>
          </table:table-cell>
        </table:table-row>
        <table:table-row table:style-name="TableRow2720">
          <table:table-cell table:style-name="TableCell2721">
            <text:p text:style-name="P2722">Parameters</text:p>
          </table:table-cell>
          <table:table-cell table:style-name="TableCell2723">
            <text:list text:style-name="LFO4" text:continue-numbering="true">
              <text:list-item>
                <text:p text:style-name="P2724"><text:span text:style-name="T2725">heap_area_start</text:span>: pointer to the start of the heap memory area (must not be NULL)</text:p>
              </text:list-item>
              <text:list-item>
                <text:p text:style-name="P2726"><text:span text:style-name="T2727">heap_area_size</text:span>: size in bytes of the heap memory area (must not be 0)</text:p>
              </text:list-item>
            </text:list>
          </table:table-cell>
        </table:table-row>
        <table:table-row table:style-name="TableRow2728">
          <table:table-cell table:style-name="TableCell2729">
            <text:p text:style-name="P2730">Return values</text:p>
          </table:table-cell>
          <table:table-cell table:style-name="TableCell2731">
            <text:list text:style-name="LFO3" text:continue-numbering="true">
              <text:list-item>
                <text:p text:style-name="P2732">NOS_ERR_SUCCESS: call succeeded</text:p>
              </text:list-item>
              <text:list-item>
                <text:p text:style-name="P2733">NOS_ERR_INVALID_ARG: invalid parameter</text:p>
              </text:list-item>
            </text:list>
          </table:table-cell>
        </table:table-row>
      </table:table>
      <text:p text:style-name="Normal"/>
      <text:h text:style-name="Titre4" text:outline-level="4">NANO_OS_HEAP_Alloc</text:h>
      <text:p text:style-name="Normal"/>
      <text:p text:style-name="Normal">This function allocates memory on the heap.</text:p>
      <table:table table:style-name="Table2734">
        <table:table-columns>
          <table:table-column table:style-name="TableColumn2735"/>
          <table:table-column table:style-name="TableColumn2736"/>
        </table:table-columns>
        <table:table-row table:style-name="TableRow2737">
          <table:table-cell table:style-name="TableCell2738">
            <text:p text:style-name="P2739">Prototype</text:p>
          </table:table-cell>
          <table:table-cell table:style-name="TableCell2740">
            <text:p text:style-name="P2741">void* NANO_OS_HEAP_Alloc(const size_t mem_size);</text:p>
          </table:table-cell>
        </table:table-row>
        <table:table-row table:style-name="TableRow2742">
          <table:table-cell table:style-name="TableCell2743">
            <text:p text:style-name="P2744">Parameters</text:p>
          </table:table-cell>
          <table:table-cell table:style-name="TableCell2745">
            <text:list text:style-name="LFO4" text:continue-numbering="true">
              <text:list-item>
                <text:p text:style-name="P2746"><text:span text:style-name="T2747">mem_size</text:span>: size in bytes of the memory to allocate (must not be 0)</text:p>
              </text:list-item>
            </text:list>
          </table:table-cell>
        </table:table-row>
        <table:table-row table:style-name="TableRow2748">
          <table:table-cell table:style-name="TableCell2749">
            <text:p text:style-name="P2750">Return values</text:p>
          </table:table-cell>
          <table:table-cell table:style-name="TableCell2751">
            <text:list text:style-name="LFO3" text:continue-numbering="true">
              <text:list-item>
                <text:p text:style-name="P2752">Pointer to the allocated memory, NULL if the memory couldn’t be allocated</text:p>
              </text:list-item>
            </text:list>
          </table:table-cell>
        </table:table-row>
      </table:table>
      <text:p text:style-name="Normal"/>
      <text:h text:style-name="Titre4" text:outline-level="4">NANO_OS_HEAP_Free</text:h>
      <text:p text:style-name="Normal"/>
      <text:p text:style-name="Normal">This function frees previously allocated memory on the heap.</text:p>
      <table:table table:style-name="Table2753">
        <table:table-columns>
          <table:table-column table:style-name="TableColumn2754"/>
          <table:table-column table:style-name="TableColumn2755"/>
        </table:table-columns>
        <table:table-row table:style-name="TableRow2756">
          <table:table-cell table:style-name="TableCell2757">
            <text:p text:style-name="P2758">Prototype</text:p>
          </table:table-cell>
          <table:table-cell table:style-name="TableCell2759">
            <text:p text:style-name="P2760">void NANO_OS_HEAP_Free(void* mem);</text:p>
          </table:table-cell>
        </table:table-row>
        <table:table-row table:style-name="TableRow2761">
          <table:table-cell table:style-name="TableCell2762">
            <text:p text:style-name="P2763">Parameters</text:p>
          </table:table-cell>
          <table:table-cell table:style-name="TableCell2764">
            <text:list text:style-name="LFO4" text:continue-numbering="true">
              <text:list-item>
                <text:p text:style-name="P2765"><text:span text:style-name="T2766">mem</text:span>: pointer to the memory area to free (must not be NULL)</text:p>
              </text:list-item>
            </text:list>
          </table:table-cell>
        </table:table-row>
        <table:table-row table:style-name="TableRow2767">
          <table:table-cell table:style-name="TableCell2768">
            <text:p text:style-name="P2769">Return values</text:p>
          </table:table-cell>
          <table:table-cell table:style-name="TableCell2770">
            <text:list text:style-name="LFO3" text:continue-numbering="true">
              <text:list-item>
                <text:p text:style-name="P2771">None</text:p>
              </text:list-item>
            </text:list>
          </table:table-cell>
        </table:table-row>
        <table:table-row table:style-name="TableRow2772">
          <table:table-cell table:style-name="TableCell2773">
            <text:p text:style-name="P2774">Config flags</text:p>
          </table:table-cell>
          <table:table-cell table:style-name="TableCell2775">
            <text:p text:style-name="P2776">NANO_OS_HEAP_FREE_ENABLED</text:p>
          </table:table-cell>
        </table:table-row>
      </table:table>
      <text:p text:style-name="Normal"/>
      <text:h text:style-name="Titre4" text:outline-level="4">NANO_OS_HEAP_GetStats</text:h>
      <text:p text:style-name="Normal"/>
      <text:p text:style-name="Normal">This function retrieves the statistics of the heap usage.</text:p>
      <table:table table:style-name="Table2777">
        <table:table-columns>
          <table:table-column table:style-name="TableColumn2778"/>
          <table:table-column table:style-name="TableColumn2779"/>
        </table:table-columns>
        <table:table-row table:style-name="TableRow2780">
          <table:table-cell table:style-name="TableCell2781">
            <text:p text:style-name="P2782">Prototype</text:p>
          </table:table-cell>
          <table:table-cell table:style-name="TableCell2783">
            <text:p text:style-name="P2784">nano_os_error_t NANO_OS_HEAP_GetStats(nano_os_heap_stats_t* const heap_stats);</text:p>
          </table:table-cell>
        </table:table-row>
        <table:table-row table:style-name="TableRow2785">
          <table:table-cell table:style-name="TableCell2786">
            <text:p text:style-name="P2787">Parameters</text:p>
          </table:table-cell>
          <table:table-cell table:style-name="TableCell2788">
            <text:list text:style-name="LFO4" text:continue-numbering="true">
              <text:list-item>
                <text:p text:style-name="P2789"><text:span text:style-name="T2790">mem</text:span>: pointer to the variable where the heap statistics will be copied (must not be NULL)</text:p>
              </text:list-item>
            </text:list>
          </table:table-cell>
        </table:table-row>
        <table:table-row table:style-name="TableRow2791">
          <table:table-cell table:style-name="TableCell2792">
            <text:p text:style-name="P2793">Return values</text:p>
          </table:table-cell>
          <table:table-cell table:style-name="TableCell2794">
            <text:list text:style-name="LFO3" text:continue-numbering="true">
              <text:list-item>
                <text:p text:style-name="P2795">None</text:p>
              </text:list-item>
            </text:list>
          </table:table-cell>
        </table:table-row>
        <table:table-row table:style-name="TableRow2796">
          <table:table-cell table:style-name="TableCell2797">
            <text:p text:style-name="P2798">Config flags</text:p>
          </table:table-cell>
          <table:table-cell table:style-name="TableCell2799">
            <text:p text:style-name="P2800">NANO_OS_HEAP_GETSTATS_ENABLED</text:p>
          </table:table-cell>
        </table:table-row>
      </table:table>
      <text:p text:style-name="Normal"/>
      <text:h text:style-name="Titre3" text:outline-level="3"><text:bookmark-start text:name="_Toc503198016"/><text:bookmark-start text:name="_Toc503422696"/><text:bookmark-start text:name="_Toc504715893"/>Console module<text:bookmark-end text:name="_Toc503198016"/><text:bookmark-end text:name="_Toc503422696"/><text:bookmark-end text:name="_Toc504715893"/></text:h>
      <text:p text:style-name="Normal"/>
      <text:soft-page-break/>
      <text:h text:style-name="Titre4" text:outline-level="4">NANO_OS_CONSOLE_RegisterCommands</text:h>
      <text:p text:style-name="Normal"/>
      <text:p text:style-name="Normal">This function registers a group of user defined commands in the console module.</text:p>
      <table:table table:style-name="Table2801">
        <table:table-columns>
          <table:table-column table:style-name="TableColumn2802"/>
          <table:table-column table:style-name="TableColumn2803"/>
        </table:table-columns>
        <table:table-row table:style-name="TableRow2804">
          <table:table-cell table:style-name="TableCell2805">
            <text:p text:style-name="P2806">Prototype</text:p>
          </table:table-cell>
          <table:table-cell table:style-name="TableCell2807">
            <text:p text:style-name="P2808">nano_os_error_t NANO_OS_CONSOLE_RegisterCommands(nano_os_console_cmd_group_desc_t* const commands);</text:p>
          </table:table-cell>
        </table:table-row>
        <table:table-row table:style-name="TableRow2809">
          <table:table-cell table:style-name="TableCell2810">
            <text:p text:style-name="P2811">Parameters</text:p>
          </table:table-cell>
          <table:table-cell table:style-name="TableCell2812">
            <text:list text:style-name="LFO4" text:continue-numbering="true">
              <text:list-item>
                <text:p text:style-name="P2813"><text:span text:style-name="T2814">commands</text:span>: pointer to the list of console commands to register (must not be NULL)</text:p>
              </text:list-item>
            </text:list>
          </table:table-cell>
        </table:table-row>
        <table:table-row table:style-name="TableRow2815">
          <table:table-cell table:style-name="TableCell2816">
            <text:p text:style-name="P2817">Return values</text:p>
          </table:table-cell>
          <table:table-cell table:style-name="TableCell2818">
            <text:list text:style-name="LFO3" text:continue-numbering="true">
              <text:list-item>
                <text:p text:style-name="P2819">NOS_ERR_SUCCESS: call succeeded</text:p>
              </text:list-item>
              <text:list-item>
                <text:p text:style-name="P2820">NOS_ERR_INVALID_ARG: invalid parameter</text:p>
              </text:list-item>
            </text:list>
          </table:table-cell>
        </table:table-row>
      </table:table>
      <text:h text:style-name="Titre4" text:outline-level="4">NANO_OS_CONSOLE_GetNextParam</text:h>
      <text:p text:style-name="Normal"/>
      <text:p text:style-name="Normal">This function retrieves the next parameter of a console command.</text:p>
      <table:table table:style-name="Table2821">
        <table:table-columns>
          <table:table-column table:style-name="TableColumn2822"/>
          <table:table-column table:style-name="TableColumn2823"/>
        </table:table-columns>
        <table:table-row table:style-name="TableRow2824">
          <table:table-cell table:style-name="TableCell2825">
            <text:p text:style-name="P2826">Prototype</text:p>
          </table:table-cell>
          <table:table-cell table:style-name="TableCell2827">
            <text:p text:style-name="P2828">const char* NANO_OS_CONSOLE_GetNextParam(const char* const current_param);</text:p>
          </table:table-cell>
        </table:table-row>
        <table:table-row table:style-name="TableRow2829">
          <table:table-cell table:style-name="TableCell2830">
            <text:p text:style-name="P2831">Parameters</text:p>
          </table:table-cell>
          <table:table-cell table:style-name="TableCell2832">
            <text:list text:style-name="LFO4" text:continue-numbering="true">
              <text:list-item>
                <text:p text:style-name="P2833"><text:span text:style-name="T2834">commands</text:span>: pointer to the current parameter of the console command (must not be NULL)</text:p>
              </text:list-item>
            </text:list>
          </table:table-cell>
        </table:table-row>
        <table:table-row table:style-name="TableRow2835">
          <table:table-cell table:style-name="TableCell2836">
            <text:p text:style-name="P2837">Return values</text:p>
          </table:table-cell>
          <table:table-cell table:style-name="TableCell2838">
            <text:list text:style-name="LFO3" text:continue-numbering="true">
              <text:list-item>
                <text:p text:style-name="P2839">Pointer to the next parameter or NULL if there is no more parameter</text:p>
              </text:list-item>
            </text:list>
          </table:table-cell>
        </table:table-row>
      </table:table>
      <text:p text:style-name="Normal"/>
      <text:h text:style-name="Titre2" text:outline-level="2"><text:bookmark-start text:name="_Toc503198017"/><text:bookmark-start text:name="_Toc503422697"/><text:bookmark-start text:name="_Toc504715894"/>User functions<text:bookmark-end text:name="_Toc503198017"/><text:bookmark-end text:name="_Toc503422697"/><text:bookmark-end text:name="_Toc504715894"/></text:h>
      <text:p text:style-name="Normal"/>
      <text:p text:style-name="Normal">The user functions must be implemented by the user application either to handle Nano OS errors or to achieve user specific low level accesses.</text:p>
      <text:h text:style-name="Titre3" text:outline-level="3"><text:bookmark-start text:name="_Toc503422698"/><text:bookmark-start text:name="_Toc504715895"/>Optional Callbacks<text:bookmark-end text:name="_Toc503422698"/><text:bookmark-end text:name="_Toc504715895"/></text:h>
      <text:p text:style-name="Normal"/>
      <text:h text:style-name="Titre4" text:outline-level="4">NANO_OS_USER_ErrorHandlerCallback</text:h>
      <text:p text:style-name="Normal"/>
      <text:p text:style-name="Normal">This callback is called by Nano OS when a critical error occurs. After such an error Nano OS is put in a frozen state and only a CPU reset can restart Nano OS scheduling.</text:p>
      <table:table table:style-name="Table2840">
        <table:table-columns>
          <table:table-column table:style-name="TableColumn2841"/>
          <table:table-column table:style-name="TableColumn2842"/>
        </table:table-columns>
        <table:table-row table:style-name="TableRow2843">
          <table:table-cell table:style-name="TableCell2844">
            <text:p text:style-name="P2845">Prototype</text:p>
          </table:table-cell>
          <table:table-cell table:style-name="TableCell2846">
            <text:p text:style-name="P2847"><text:span text:style-name="T2848">void NANO_OS_USER_ErrorHandlerCallback(const nano_os_error_t error);</text:span></text:p>
          </table:table-cell>
        </table:table-row>
        <table:table-row table:style-name="TableRow2849">
          <table:table-cell table:style-name="TableCell2850">
            <text:p text:style-name="P2851">Parameters</text:p>
          </table:table-cell>
          <table:table-cell table:style-name="TableCell2852">
            <text:list text:style-name="LFO4" text:continue-numbering="true">
              <text:list-item>
                <text:p text:style-name="P2853"><text:span text:style-name="T2854">error</text:span>: error code</text:p>
              </text:list-item>
            </text:list>
          </table:table-cell>
        </table:table-row>
        <table:table-row table:style-name="TableRow2855">
          <table:table-cell table:style-name="TableCell2856">
            <text:p text:style-name="P2857">Return values</text:p>
          </table:table-cell>
          <table:table-cell table:style-name="TableCell2858">
            <text:list text:style-name="LFO3" text:continue-numbering="true">
              <text:list-item>
                <text:p text:style-name="P2859">None</text:p>
              </text:list-item>
            </text:list>
          </table:table-cell>
        </table:table-row>
        <table:table-row table:style-name="TableRow2860">
          <table:table-cell table:style-name="TableCell2861">
            <text:p text:style-name="P2862">Config flags</text:p>
          </table:table-cell>
          <table:table-cell table:style-name="TableCell2863">
            <text:p text:style-name="P2864">NANO_OS_ERROR_HANDLER_CALLBACK_ENABLED</text:p>
          </table:table-cell>
        </table:table-row>
      </table:table>
      <text:p text:style-name="Normal"/>
      <text:h text:style-name="Titre4" text:outline-level="4">NANO_OS_USER_IdleTaskCallback</text:h>
      <text:p text:style-name="Normal"/>
      <text:p text:style-name="Normal">This callback is called by Nano OS in the task loop of the idle task. It must not called any blocking syscall that mays put the idle task in<text:s/><text:span text:style-name="T2865">SUSPENT</text:span><text:s/>state.</text:p>
      <table:table table:style-name="Table2866">
        <table:table-columns>
          <table:table-column table:style-name="TableColumn2867"/>
          <table:table-column table:style-name="TableColumn2868"/>
        </table:table-columns>
        <table:table-row table:style-name="TableRow2869">
          <table:table-cell table:style-name="TableCell2870">
            <text:p text:style-name="P2871">Prototype</text:p>
          </table:table-cell>
          <table:table-cell table:style-name="TableCell2872">
            <text:p text:style-name="P2873"><text:span text:style-name="T2874">void NANO_OS_USER_IdleTaskCallback(void);</text:span></text:p>
          </table:table-cell>
        </table:table-row>
        <table:table-row table:style-name="TableRow2875">
          <table:table-cell table:style-name="TableCell2876">
            <text:p text:style-name="P2877">Parameters</text:p>
          </table:table-cell>
          <table:table-cell table:style-name="TableCell2878">
            <text:list text:style-name="LFO4" text:continue-numbering="true">
              <text:list-item>
                <text:p text:style-name="P2879">None</text:p>
              </text:list-item>
            </text:list>
          </table:table-cell>
        </table:table-row>
        <table:table-row table:style-name="TableRow2880">
          <table:table-cell table:style-name="TableCell2881">
            <text:p text:style-name="P2882">Return values</text:p>
          </table:table-cell>
          <table:table-cell table:style-name="TableCell2883">
            <text:list text:style-name="LFO3" text:continue-numbering="true">
              <text:list-item>
                <text:p text:style-name="P2884">None</text:p>
              </text:list-item>
            </text:list>
          </table:table-cell>
        </table:table-row>
        <table:table-row table:style-name="TableRow2885">
          <table:table-cell table:style-name="TableCell2886">
            <text:p text:style-name="P2887">Config flags</text:p>
          </table:table-cell>
          <table:table-cell table:style-name="TableCell2888">
            <text:p text:style-name="P2889">NANO_OS_IDLE_TASK_CALLBACK_ENABLED</text:p>
          </table:table-cell>
        </table:table-row>
      </table:table>
      <text:p text:style-name="Normal"/>
      <text:h text:style-name="Titre4" text:outline-level="4">NANO_OS_USER_TickCallback</text:h>
      <text:p text:style-name="Normal"/>
      <text:p text:style-name="Normal">This callback is called by Nano OS in the system tick handler (interrupt context).</text:p>
      <table:table table:style-name="Table2890">
        <table:table-columns>
          <table:table-column table:style-name="TableColumn2891"/>
          <table:table-column table:style-name="TableColumn2892"/>
        </table:table-columns>
        <table:table-row table:style-name="TableRow2893">
          <table:table-cell table:style-name="TableCell2894">
            <text:p text:style-name="P2895">Prototype</text:p>
          </table:table-cell>
          <table:table-cell table:style-name="TableCell2896">
            <text:p text:style-name="P2897"><text:span text:style-name="T2898">void NANO_OS_USER_TickCallback(void);</text:span></text:p>
          </table:table-cell>
        </table:table-row>
        <table:table-row table:style-name="TableRow2899">
          <table:table-cell table:style-name="TableCell2900">
            <text:p text:style-name="P2901">Parameters</text:p>
          </table:table-cell>
          <table:table-cell table:style-name="TableCell2902">
            <text:list text:style-name="LFO4" text:continue-numbering="true">
              <text:list-item>
                <text:p text:style-name="P2903">None</text:p>
              </text:list-item>
            </text:list>
          </table:table-cell>
        </table:table-row>
        <table:table-row table:style-name="TableRow2904">
          <table:table-cell table:style-name="TableCell2905">
            <text:p text:style-name="P2906">Return values</text:p>
          </table:table-cell>
          <table:table-cell table:style-name="TableCell2907">
            <text:list text:style-name="LFO3" text:continue-numbering="true">
              <text:list-item>
                <text:p text:style-name="P2908">None</text:p>
              </text:list-item>
            </text:list>
          </table:table-cell>
        </table:table-row>
        <table:table-row table:style-name="TableRow2909">
          <table:table-cell table:style-name="TableCell2910">
            <text:p text:style-name="P2911">Config flags</text:p>
          </table:table-cell>
          <table:table-cell table:style-name="TableCell2912">
            <text:p text:style-name="P2913">NANO_OS_TICK_CALLBACK_ENABLED</text:p>
          </table:table-cell>
        </table:table-row>
      </table:table>
      <text:p text:style-name="Normal"/>
      <text:h text:style-name="Titre4" text:outline-level="4">NANO_OS_USER_IsrRequestErrorCallback</text:h>
      <text:p text:style-name="Normal"/>
      <text:p text:style-name="Normal">This callback is called by Nano OS when an error occurs in a deferred syscall triggered by the interrupt service task. If this callback is not implemented, this error becomes a critical error (see NANO_OS_USER_ErrorHandlerCallback).</text:p>
      <table:table table:style-name="Table2914">
        <table:table-columns>
          <table:table-column table:style-name="TableColumn2915"/>
          <table:table-column table:style-name="TableColumn2916"/>
        </table:table-columns>
        <table:table-row table:style-name="TableRow2917">
          <table:table-cell table:style-name="TableCell2918">
            <text:p text:style-name="P2919">Prototype</text:p>
          </table:table-cell>
          <table:table-cell table:style-name="TableCell2920">
            <text:p text:style-name="P2921"><text:span text:style-name="T2922">void NANO_OS_USER_IsrRequestErrorCallback(const nano_os_isr_service_request_t* const isr_request, const nano_os_error_t error);</text:span></text:p>
          </table:table-cell>
        </table:table-row>
        <table:table-row table:style-name="TableRow2923">
          <table:table-cell table:style-name="TableCell2924">
            <text:p text:style-name="P2925">Parameters</text:p>
          </table:table-cell>
          <table:table-cell table:style-name="TableCell2926">
            <text:list text:style-name="LFO4" text:continue-numbering="true">
              <text:list-item>
                <text:p text:style-name="P2927"><text:span text:style-name="T2928">request</text:span>: pointer to the deferred syscall request which failed</text:p>
              </text:list-item>
              <text:list-item>
                <text:p text:style-name="P2929"><text:span text:style-name="T2930">error</text:span>: error code</text:p>
              </text:list-item>
            </text:list>
          </table:table-cell>
        </table:table-row>
        <table:table-row table:style-name="TableRow2931">
          <table:table-cell table:style-name="TableCell2932">
            <text:p text:style-name="P2933">Return values</text:p>
          </table:table-cell>
          <table:table-cell table:style-name="TableCell2934">
            <text:list text:style-name="LFO3" text:continue-numbering="true">
              <text:list-item>
                <text:p text:style-name="P2935">None</text:p>
              </text:list-item>
            </text:list>
          </table:table-cell>
        </table:table-row>
        <table:table-row table:style-name="TableRow2936">
          <table:table-cell table:style-name="TableCell2937">
            <text:p text:style-name="P2938">Config flags</text:p>
          </table:table-cell>
          <table:table-cell table:style-name="TableCell2939">
            <text:p text:style-name="P2940">NANO_OS_ISR_REQUEST_ERROR_CALLBACK_ENABLED</text:p>
          </table:table-cell>
        </table:table-row>
      </table:table>
      <text:p text:style-name="Normal"/>
      <text:h text:style-name="Titre3" text:outline-level="3"><text:bookmark-start text:name="_Toc503422699"/><text:bookmark-start text:name="_Toc504715896"/>System timer<text:bookmark-end text:name="_Toc503422699"/><text:bookmark-end text:name="_Toc504715896"/></text:h>
      <text:p text:style-name="Normal"/>
      <text:h text:style-name="Titre4" text:outline-level="4">NANO_OS_USER_SystemTimerInit</text:h>
      <text:p text:style-name="Normal"/>
      <text:p text:style-name="Normal">This function is needed by Nano OS when the system timer implementation is not provided by the selected CPU port. It must save the received function pointer, start the timer which will be used as the system timer (the frequency of the timer must match the NANO_OS_TICK_RATE_HZ configuration value) and call the function pointer on every timer interrupt to trigger the system timer tick management.</text:p>
      <table:table table:style-name="Table2941">
        <table:table-columns>
          <table:table-column table:style-name="TableColumn2942"/>
          <table:table-column table:style-name="TableColumn2943"/>
        </table:table-columns>
        <table:table-row table:style-name="TableRow2944">
          <table:table-cell table:style-name="TableCell2945">
            <text:p text:style-name="P2946">Prototype</text:p>
          </table:table-cell>
          <table:table-cell table:style-name="TableCell2947">
            <text:p text:style-name="P2948"><text:span text:style-name="T2949">nano_os_error_t NANO_OS_USER_SystemTimerInit(const fp_nano_os_system_timer_callback_func_t system_timer_irq_callback);</text:span></text:p>
          </table:table-cell>
        </table:table-row>
        <table:table-row table:style-name="TableRow2950">
          <table:table-cell table:style-name="TableCell2951">
            <text:p text:style-name="P2952">Parameters</text:p>
          </table:table-cell>
          <table:table-cell table:style-name="TableCell2953">
            <text:list text:style-name="LFO4" text:continue-numbering="true">
              <text:list-item>
                <text:p text:style-name="P2954"><text:span text:style-name="T2955">system_timer_irq_callback</text:span>: pointer to the Nano OS function to call on every timer interrupt</text:p>
              </text:list-item>
            </text:list>
          </table:table-cell>
        </table:table-row>
        <table:table-row table:style-name="TableRow2956">
          <table:table-cell table:style-name="TableCell2957">
            <text:p text:style-name="P2958">Return values</text:p>
          </table:table-cell>
          <table:table-cell table:style-name="TableCell2959">
            <text:list text:style-name="LFO3" text:continue-numbering="true">
              <text:list-item>
                <text:p text:style-name="P2960">NOS_ERR_SUCCESS: call succeeded</text:p>
              </text:list-item>
              <text:list-item>
                <text:p text:style-name="P2961">NOS_ERR_FAILURE: call failed</text:p>
              </text:list-item>
              <text:list-item>
                <text:p text:style-name="P2962">NOS_ERR_INVALID_ARG: invalid parameter</text:p>
              </text:list-item>
            </text:list>
          </table:table-cell>
        </table:table-row>
        <table:table-row table:style-name="TableRow2963">
          <table:table-cell table:style-name="TableCell2964">
            <text:p text:style-name="P2965">Config flags</text:p>
          </table:table-cell>
          <table:table-cell table:style-name="TableCell2966">
            <text:p text:style-name="P2967">NANO_OS_PORT_PROVIDES_SYSTEM_TIMER == 0</text:p>
          </table:table-cell>
        </table:table-row>
      </table:table>
      <text:p text:style-name="Normal"/>
      <text:h text:style-name="Titre4" text:outline-level="4">NANO_OS_USER_SystemTimerGetTimestampInUs</text:h>
      <text:p text:style-name="Normal"/>
      <text:soft-page-break/>
      <text:p text:style-name="Normal">This function is needed by Nano OS when the system timer implementation is not provided by the selected CPU port and the trace module is enabled. It must return the elapsed time in µs since the start of the system timer by NANO_OS_USER_SystemTimerInit.</text:p>
      <table:table table:style-name="Table2968">
        <table:table-columns>
          <table:table-column table:style-name="TableColumn2969"/>
          <table:table-column table:style-name="TableColumn2970"/>
        </table:table-columns>
        <table:table-row table:style-name="TableRow2971">
          <table:table-cell table:style-name="TableCell2972">
            <text:p text:style-name="P2973">Prototype</text:p>
          </table:table-cell>
          <table:table-cell table:style-name="TableCell2974">
            <text:p text:style-name="P2975"><text:span text:style-name="T2976">uint32_t NANO_OS_USER_SystemTimerGetTimestampInUs(void);</text:span></text:p>
          </table:table-cell>
        </table:table-row>
        <table:table-row table:style-name="TableRow2977">
          <table:table-cell table:style-name="TableCell2978">
            <text:p text:style-name="P2979">Parameters</text:p>
          </table:table-cell>
          <table:table-cell table:style-name="TableCell2980">
            <text:list text:style-name="LFO4" text:continue-numbering="true">
              <text:list-item>
                <text:p text:style-name="P2981">None</text:p>
              </text:list-item>
            </text:list>
          </table:table-cell>
        </table:table-row>
        <table:table-row table:style-name="TableRow2982">
          <table:table-cell table:style-name="TableCell2983">
            <text:p text:style-name="P2984">Return values</text:p>
          </table:table-cell>
          <table:table-cell table:style-name="TableCell2985">
            <text:list text:style-name="LFO3" text:continue-numbering="true">
              <text:list-item>
                <text:p text:style-name="P2986">Elapsed time in µs since the start of the system timer</text:p>
              </text:list-item>
            </text:list>
          </table:table-cell>
        </table:table-row>
        <table:table-row table:style-name="TableRow2987">
          <table:table-cell table:style-name="TableCell2988">
            <text:p text:style-name="P2989">Config flags</text:p>
          </table:table-cell>
          <table:table-cell table:style-name="TableCell2990">
            <text:p text:style-name="P2991">NANO_OS_PORT_PROVIDES_SYSTEM_TIMER == 0</text:p>
            <text:p text:style-name="P2992">NANO_OS_TRACE_ENABLED</text:p>
          </table:table-cell>
        </table:table-row>
      </table:table>
      <text:p text:style-name="Normal"/>
      <text:h text:style-name="Titre3" text:outline-level="3"><text:bookmark-start text:name="_Toc503422700"/><text:bookmark-start text:name="_Toc504715897"/>Trace module<text:bookmark-end text:name="_Toc503422700"/><text:bookmark-end text:name="_Toc504715897"/></text:h>
      <text:p text:style-name="Normal"/>
      <text:h text:style-name="Titre4" text:outline-level="4">NANO_OS_USER_TraceInit</text:h>
      <text:p text:style-name="Normal"/>
      <text:p text:style-name="Normal">This function is needed by Nano OS when the trace module is enabled. It must initialize the low level user functions which will send the trace packets. It must not call any Nano OS syscall.</text:p>
      <table:table table:style-name="Table2993">
        <table:table-columns>
          <table:table-column table:style-name="TableColumn2994"/>
          <table:table-column table:style-name="TableColumn2995"/>
        </table:table-columns>
        <table:table-row table:style-name="TableRow2996">
          <table:table-cell table:style-name="TableCell2997">
            <text:p text:style-name="P2998">Prototype</text:p>
          </table:table-cell>
          <table:table-cell table:style-name="TableCell2999">
            <text:p text:style-name="P3000"><text:span text:style-name="T3001">nano_os_error_t NANO_OS_USER_TraceInit(void);</text:span></text:p>
          </table:table-cell>
        </table:table-row>
        <table:table-row table:style-name="TableRow3002">
          <table:table-cell table:style-name="TableCell3003">
            <text:p text:style-name="P3004">Parameters</text:p>
          </table:table-cell>
          <table:table-cell table:style-name="TableCell3005">
            <text:list text:style-name="LFO4" text:continue-numbering="true">
              <text:list-item>
                <text:p text:style-name="P3006">None</text:p>
              </text:list-item>
            </text:list>
          </table:table-cell>
        </table:table-row>
        <table:table-row table:style-name="TableRow3007">
          <table:table-cell table:style-name="TableCell3008">
            <text:p text:style-name="P3009">Return values</text:p>
          </table:table-cell>
          <table:table-cell table:style-name="TableCell3010">
            <text:list text:style-name="LFO3" text:continue-numbering="true">
              <text:list-item>
                <text:p text:style-name="P3011">NOS_ERR_SUCCESS: call succeeded</text:p>
              </text:list-item>
              <text:list-item>
                <text:p text:style-name="P3012">NOS_ERR_FAILURE: call failed</text:p>
              </text:list-item>
              <text:list-item>
                <text:p text:style-name="P3013">NOS_ERR_INVALID_ARG: invalid parameter</text:p>
              </text:list-item>
            </text:list>
          </table:table-cell>
        </table:table-row>
        <table:table-row table:style-name="TableRow3014">
          <table:table-cell table:style-name="TableCell3015">
            <text:p text:style-name="P3016">Config flags</text:p>
          </table:table-cell>
          <table:table-cell table:style-name="TableCell3017">
            <text:p text:style-name="P3018">NANO_OS_TRACE_ENABLED</text:p>
          </table:table-cell>
        </table:table-row>
      </table:table>
      <text:p text:style-name="Normal"/>
      <text:h text:style-name="Titre4" text:outline-level="4">NANO_OS_USER_TraceSendRttPacket</text:h>
      <text:p text:style-name="Normal"/>
      <text:p text:style-name="Normal">This function is needed by Nano OS when the trace module is enabled. It must send the trace packets. Since it can be called from within an interrupt handler, it must not call any Nano OS blocking syscall.</text:p>
      <table:table table:style-name="Table3019">
        <table:table-columns>
          <table:table-column table:style-name="TableColumn3020"/>
          <table:table-column table:style-name="TableColumn3021"/>
        </table:table-columns>
        <table:table-row table:style-name="TableRow3022">
          <table:table-cell table:style-name="TableCell3023">
            <text:p text:style-name="P3024">Prototype</text:p>
          </table:table-cell>
          <table:table-cell table:style-name="TableCell3025">
            <text:p text:style-name="P3026"><text:span text:style-name="T3027">void NANO_OS_USER_TraceSendRttPacket(const void* const rtt_packet, const size_t packet_size);</text:span></text:p>
          </table:table-cell>
        </table:table-row>
        <table:table-row table:style-name="TableRow3028">
          <table:table-cell table:style-name="TableCell3029">
            <text:p text:style-name="P3030">Parameters</text:p>
          </table:table-cell>
          <table:table-cell table:style-name="TableCell3031">
            <text:list text:style-name="LFO4" text:continue-numbering="true">
              <text:list-item>
                <text:p text:style-name="P3032"><text:span text:style-name="T3033">rtt_packet</text:span>: pointer to the real time trace packet data</text:p>
              </text:list-item>
              <text:list-item>
                <text:p text:style-name="P3034"><text:span text:style-name="T3035">packet_size</text:span>: size in bytes of the real time trace packet</text:p>
              </text:list-item>
            </text:list>
          </table:table-cell>
        </table:table-row>
        <table:table-row table:style-name="TableRow3036">
          <table:table-cell table:style-name="TableCell3037">
            <text:p text:style-name="P3038">Return values</text:p>
          </table:table-cell>
          <table:table-cell table:style-name="TableCell3039">
            <text:list text:style-name="LFO3" text:continue-numbering="true">
              <text:list-item>
                <text:p text:style-name="P3040">None</text:p>
              </text:list-item>
            </text:list>
          </table:table-cell>
        </table:table-row>
        <table:table-row table:style-name="TableRow3041">
          <table:table-cell table:style-name="TableCell3042">
            <text:p text:style-name="P3043">Config flags</text:p>
          </table:table-cell>
          <table:table-cell table:style-name="TableCell3044">
            <text:p text:style-name="P3045">NANO_OS_TRACE_ENABLED</text:p>
          </table:table-cell>
        </table:table-row>
      </table:table>
      <text:p text:style-name="Normal"/>
      <text:h text:style-name="Titre3" text:outline-level="3"><text:bookmark-start text:name="_Toc503422701"/><text:bookmark-start text:name="_Toc504715898"/>Console module<text:bookmark-end text:name="_Toc503422701"/><text:bookmark-end text:name="_Toc504715898"/></text:h>
      <text:p text:style-name="Normal"/>
      <text:h text:style-name="Titre4" text:outline-level="4">NANO_OS_USER_ConsoleHwInit</text:h>
      <text:p text:style-name="Normal"/>
      <text:p text:style-name="Normal">This function is needed by Nano OS when the console module is enabled. It must initialize the low level user functions which will send/receive the console packets. It must not call any Nano OS syscall other than synchronization objects creation syscalls.</text:p>
      <table:table table:style-name="Table3046">
        <table:table-columns>
          <table:table-column table:style-name="TableColumn3047"/>
          <table:table-column table:style-name="TableColumn3048"/>
        </table:table-columns>
        <table:table-row table:style-name="TableRow3049">
          <table:table-cell table:style-name="TableCell3050">
            <text:p text:style-name="P3051">Prototype</text:p>
          </table:table-cell>
          <table:table-cell table:style-name="TableCell3052">
            <text:p text:style-name="P3053"><text:span text:style-name="T3054">nano_os_error_t NANO_OS_USER_ConsoleHwInit(void);</text:span></text:p>
          </table:table-cell>
        </table:table-row>
        <text:soft-page-break/>
        <table:table-row table:style-name="TableRow3055">
          <table:table-cell table:style-name="TableCell3056">
            <text:p text:style-name="P3057">Parameters</text:p>
          </table:table-cell>
          <table:table-cell table:style-name="TableCell3058">
            <text:list text:style-name="LFO4" text:continue-numbering="true">
              <text:list-item>
                <text:p text:style-name="P3059">None</text:p>
              </text:list-item>
            </text:list>
          </table:table-cell>
        </table:table-row>
        <table:table-row table:style-name="TableRow3060">
          <table:table-cell table:style-name="TableCell3061">
            <text:p text:style-name="P3062">Return values</text:p>
          </table:table-cell>
          <table:table-cell table:style-name="TableCell3063">
            <text:list text:style-name="LFO3" text:continue-numbering="true">
              <text:list-item>
                <text:p text:style-name="P3064">NOS_ERR_SUCCESS: call succeeded</text:p>
              </text:list-item>
              <text:list-item>
                <text:p text:style-name="P3065">NOS_ERR_FAILURE: call failed</text:p>
              </text:list-item>
            </text:list>
          </table:table-cell>
        </table:table-row>
        <table:table-row table:style-name="TableRow3066">
          <table:table-cell table:style-name="TableCell3067">
            <text:p text:style-name="P3068">Config flags</text:p>
          </table:table-cell>
          <table:table-cell table:style-name="TableCell3069">
            <text:p text:style-name="P3070">NANO_OS_CONSOLE_ENABLED</text:p>
          </table:table-cell>
        </table:table-row>
      </table:table>
      <text:p text:style-name="Normal"/>
      <text:h text:style-name="Titre4" text:outline-level="4">NANO_OS_USER_ConsoleInit</text:h>
      <text:p text:style-name="Normal"/>
      <text:p text:style-name="Normal">This function is needed by Nano OS when the console module is enabled. It must initialize the user functions which will send/receive the console packets. Since it is called after Nano OS has been started, it may call any Nano OS syscall.</text:p>
      <table:table table:style-name="Table3071">
        <table:table-columns>
          <table:table-column table:style-name="TableColumn3072"/>
          <table:table-column table:style-name="TableColumn3073"/>
        </table:table-columns>
        <table:table-row table:style-name="TableRow3074">
          <table:table-cell table:style-name="TableCell3075">
            <text:p text:style-name="P3076">Prototype</text:p>
          </table:table-cell>
          <table:table-cell table:style-name="TableCell3077">
            <text:p text:style-name="P3078"><text:span text:style-name="T3079">nano_os_error_t NANO_OS_USER_ConsoleInit(void);</text:span></text:p>
          </table:table-cell>
        </table:table-row>
        <table:table-row table:style-name="TableRow3080">
          <table:table-cell table:style-name="TableCell3081">
            <text:p text:style-name="P3082">Parameters</text:p>
          </table:table-cell>
          <table:table-cell table:style-name="TableCell3083">
            <text:list text:style-name="LFO4" text:continue-numbering="true">
              <text:list-item>
                <text:p text:style-name="P3084">None</text:p>
              </text:list-item>
            </text:list>
          </table:table-cell>
        </table:table-row>
        <table:table-row table:style-name="TableRow3085">
          <table:table-cell table:style-name="TableCell3086">
            <text:p text:style-name="P3087">Return values</text:p>
          </table:table-cell>
          <table:table-cell table:style-name="TableCell3088">
            <text:list text:style-name="LFO3" text:continue-numbering="true">
              <text:list-item>
                <text:p text:style-name="P3089">NOS_ERR_SUCCESS: call succeeded</text:p>
              </text:list-item>
              <text:list-item>
                <text:p text:style-name="P3090">NOS_ERR_FAILURE: call failed</text:p>
              </text:list-item>
            </text:list>
          </table:table-cell>
        </table:table-row>
        <table:table-row table:style-name="TableRow3091">
          <table:table-cell table:style-name="TableCell3092">
            <text:p text:style-name="P3093">Config flags</text:p>
          </table:table-cell>
          <table:table-cell table:style-name="TableCell3094">
            <text:p text:style-name="P3095">NANO_OS_CONSOLE_ENABLED</text:p>
          </table:table-cell>
        </table:table-row>
      </table:table>
      <text:p text:style-name="Normal"/>
      <text:h text:style-name="Titre4" text:outline-level="4">NANO_OS_USER_ConsoleReadChar</text:h>
      <text:p text:style-name="Normal"/>
      <text:p text:style-name="Normal">This function is needed by Nano OS when the console module is enabled. It must wait until a character is received on the console link.</text:p>
      <table:table table:style-name="Table3096">
        <table:table-columns>
          <table:table-column table:style-name="TableColumn3097"/>
          <table:table-column table:style-name="TableColumn3098"/>
        </table:table-columns>
        <table:table-row table:style-name="TableRow3099">
          <table:table-cell table:style-name="TableCell3100">
            <text:p text:style-name="P3101">Prototype</text:p>
          </table:table-cell>
          <table:table-cell table:style-name="TableCell3102">
            <text:p text:style-name="P3103"><text:span text:style-name="T3104">nano_os_error_t NANO_OS_USER_ConsoleReadChar(char* const c);</text:span></text:p>
          </table:table-cell>
        </table:table-row>
        <table:table-row table:style-name="TableRow3105">
          <table:table-cell table:style-name="TableCell3106">
            <text:p text:style-name="P3107">Parameters</text:p>
          </table:table-cell>
          <table:table-cell table:style-name="TableCell3108">
            <text:list text:style-name="LFO4" text:continue-numbering="true">
              <text:list-item>
                <text:p text:style-name="P3109"><text:span text:style-name="T3110">c</text:span>: pointer to the variable where the received character must be copied</text:p>
              </text:list-item>
            </text:list>
          </table:table-cell>
        </table:table-row>
        <table:table-row table:style-name="TableRow3111">
          <table:table-cell table:style-name="TableCell3112">
            <text:p text:style-name="P3113">Return values</text:p>
          </table:table-cell>
          <table:table-cell table:style-name="TableCell3114">
            <text:list text:style-name="LFO3" text:continue-numbering="true">
              <text:list-item>
                <text:p text:style-name="P3115">NOS_ERR_SUCCESS: call succeeded</text:p>
              </text:list-item>
              <text:list-item>
                <text:p text:style-name="P3116">NOS_ERR_FAILURE: call failed</text:p>
              </text:list-item>
              <text:list-item>
                <text:p text:style-name="P3117">NOS_ERR_INVALID_ARG: invalid parameter</text:p>
              </text:list-item>
            </text:list>
          </table:table-cell>
        </table:table-row>
        <table:table-row table:style-name="TableRow3118">
          <table:table-cell table:style-name="TableCell3119">
            <text:p text:style-name="P3120">Config flags</text:p>
          </table:table-cell>
          <table:table-cell table:style-name="TableCell3121">
            <text:p text:style-name="P3122">NANO_OS_CONSOLE_ENABLED</text:p>
          </table:table-cell>
        </table:table-row>
      </table:table>
      <text:p text:style-name="Normal"/>
      <text:h text:style-name="Titre4" text:outline-level="4">NANO_OS_USER_ConsoleWriteString</text:h>
      <text:p text:style-name="Normal"/>
      <text:p text:style-name="Normal">This function is needed by Nano OS when the console module is enabled. It must send a null-terminated string on the console link.</text:p>
      <table:table table:style-name="Table3123">
        <table:table-columns>
          <table:table-column table:style-name="TableColumn3124"/>
          <table:table-column table:style-name="TableColumn3125"/>
        </table:table-columns>
        <table:table-row table:style-name="TableRow3126">
          <table:table-cell table:style-name="TableCell3127">
            <text:p text:style-name="P3128">Prototype</text:p>
          </table:table-cell>
          <table:table-cell table:style-name="TableCell3129">
            <text:p text:style-name="P3130"><text:span text:style-name="T3131">nano_os_error_t NANO_OS_USER_ConsoleWriteString(const char* const string);</text:span></text:p>
          </table:table-cell>
        </table:table-row>
        <table:table-row table:style-name="TableRow3132">
          <table:table-cell table:style-name="TableCell3133">
            <text:p text:style-name="P3134">Parameters</text:p>
          </table:table-cell>
          <table:table-cell table:style-name="TableCell3135">
            <text:list text:style-name="LFO4" text:continue-numbering="true">
              <text:list-item>
                <text:p text:style-name="P3136"><text:span text:style-name="T3137">string</text:span>: pointer to the string to send</text:p>
              </text:list-item>
            </text:list>
          </table:table-cell>
        </table:table-row>
        <table:table-row table:style-name="TableRow3138">
          <table:table-cell table:style-name="TableCell3139">
            <text:p text:style-name="P3140">Return values</text:p>
          </table:table-cell>
          <table:table-cell table:style-name="TableCell3141">
            <text:list text:style-name="LFO3" text:continue-numbering="true">
              <text:list-item>
                <text:p text:style-name="P3142">NOS_ERR_SUCCESS: call succeeded</text:p>
              </text:list-item>
              <text:list-item>
                <text:p text:style-name="P3143">NOS_ERR_FAILURE: call failed</text:p>
              </text:list-item>
              <text:list-item>
                <text:p text:style-name="P3144">NOS_ERR_INVALID_ARG: invalid parameter</text:p>
              </text:list-item>
            </text:list>
          </table:table-cell>
        </table:table-row>
        <table:table-row table:style-name="TableRow3145">
          <table:table-cell table:style-name="TableCell3146">
            <text:p text:style-name="P3147">Config flags</text:p>
          </table:table-cell>
          <table:table-cell table:style-name="TableCell3148">
            <text:p text:style-name="P3149">NANO_OS_CONSOLE_ENABLED</text:p>
          </table:table-cell>
        </table:table-row>
      </table:table>
      <text:p text:style-name="Normal"/>
      <text:h text:style-name="Titre3" text:outline-level="3"><text:bookmark-start text:name="_Toc503422702"/><text:bookmark-start text:name="_Toc504715899"/>Debug module<text:bookmark-end text:name="_Toc503422702"/><text:bookmark-end text:name="_Toc504715899"/></text:h>
      <text:p text:style-name="Normal"/>
      <text:h text:style-name="Titre4" text:outline-level="4">NANO_OS_USER_DebugHwInit</text:h>
      <text:p text:style-name="Normal"/>
      <text:soft-page-break/>
      <text:p text:style-name="Normal">This function is needed by Nano OS when the debug module is enabled. It must initialize the low level user functions which will send/receive the debug packets. It must not call any Nano OS syscall other than synchronization objects creation syscalls.</text:p>
      <table:table table:style-name="Table3150">
        <table:table-columns>
          <table:table-column table:style-name="TableColumn3151"/>
          <table:table-column table:style-name="TableColumn3152"/>
        </table:table-columns>
        <table:table-row table:style-name="TableRow3153">
          <table:table-cell table:style-name="TableCell3154">
            <text:p text:style-name="P3155">Prototype</text:p>
          </table:table-cell>
          <table:table-cell table:style-name="TableCell3156">
            <text:p text:style-name="P3157"><text:span text:style-name="T3158">nano_os_error_t NANO_OS_USER_DebugHwInit(void);</text:span></text:p>
          </table:table-cell>
        </table:table-row>
        <table:table-row table:style-name="TableRow3159">
          <table:table-cell table:style-name="TableCell3160">
            <text:p text:style-name="P3161">Parameters</text:p>
          </table:table-cell>
          <table:table-cell table:style-name="TableCell3162">
            <text:list text:style-name="LFO4" text:continue-numbering="true">
              <text:list-item>
                <text:p text:style-name="P3163">None</text:p>
              </text:list-item>
            </text:list>
          </table:table-cell>
        </table:table-row>
        <table:table-row table:style-name="TableRow3164">
          <table:table-cell table:style-name="TableCell3165">
            <text:p text:style-name="P3166">Return values</text:p>
          </table:table-cell>
          <table:table-cell table:style-name="TableCell3167">
            <text:list text:style-name="LFO3" text:continue-numbering="true">
              <text:list-item>
                <text:p text:style-name="P3168">NOS_ERR_SUCCESS: call succeeded</text:p>
              </text:list-item>
              <text:list-item>
                <text:p text:style-name="P3169">NOS_ERR_FAILURE: call failed</text:p>
              </text:list-item>
            </text:list>
          </table:table-cell>
        </table:table-row>
        <table:table-row table:style-name="TableRow3170">
          <table:table-cell table:style-name="TableCell3171">
            <text:p text:style-name="P3172">Config flags</text:p>
          </table:table-cell>
          <table:table-cell table:style-name="TableCell3173">
            <text:p text:style-name="P3174">NANO_OS_DEBUG_ENABLED</text:p>
          </table:table-cell>
        </table:table-row>
      </table:table>
      <text:p text:style-name="Normal"/>
      <text:h text:style-name="Titre4" text:outline-level="4">NANO_OS_USER_DebugInit</text:h>
      <text:p text:style-name="Normal"/>
      <text:p text:style-name="Normal">This function is needed by Nano OS when the debug module is enabled. It must initialize the user functions which will send/receive the debug packets. Since it is called after Nano OS has been started, it may call any Nano OS syscall.</text:p>
      <table:table table:style-name="Table3175">
        <table:table-columns>
          <table:table-column table:style-name="TableColumn3176"/>
          <table:table-column table:style-name="TableColumn3177"/>
        </table:table-columns>
        <table:table-row table:style-name="TableRow3178">
          <table:table-cell table:style-name="TableCell3179">
            <text:p text:style-name="P3180">Prototype</text:p>
          </table:table-cell>
          <table:table-cell table:style-name="TableCell3181">
            <text:p text:style-name="P3182"><text:span text:style-name="T3183">nano_os_error_t NANO_OS_USER_DebugInit(void);</text:span></text:p>
          </table:table-cell>
        </table:table-row>
        <table:table-row table:style-name="TableRow3184">
          <table:table-cell table:style-name="TableCell3185">
            <text:p text:style-name="P3186">Parameters</text:p>
          </table:table-cell>
          <table:table-cell table:style-name="TableCell3187">
            <text:list text:style-name="LFO4" text:continue-numbering="true">
              <text:list-item>
                <text:p text:style-name="P3188">None</text:p>
              </text:list-item>
            </text:list>
          </table:table-cell>
        </table:table-row>
        <table:table-row table:style-name="TableRow3189">
          <table:table-cell table:style-name="TableCell3190">
            <text:p text:style-name="P3191">Return values</text:p>
          </table:table-cell>
          <table:table-cell table:style-name="TableCell3192">
            <text:list text:style-name="LFO3" text:continue-numbering="true">
              <text:list-item>
                <text:p text:style-name="P3193">NOS_ERR_SUCCESS: call succeeded</text:p>
              </text:list-item>
              <text:list-item>
                <text:p text:style-name="P3194">NOS_ERR_FAILURE: call failed</text:p>
              </text:list-item>
            </text:list>
          </table:table-cell>
        </table:table-row>
        <table:table-row table:style-name="TableRow3195">
          <table:table-cell table:style-name="TableCell3196">
            <text:p text:style-name="P3197">Config flags</text:p>
          </table:table-cell>
          <table:table-cell table:style-name="TableCell3198">
            <text:p text:style-name="P3199">NANO_OS_DEBUG_ENABLED</text:p>
          </table:table-cell>
        </table:table-row>
      </table:table>
      <text:p text:style-name="Normal"/>
      <text:h text:style-name="Titre4" text:outline-level="4">NANO_OS_USER_DebugReadByte</text:h>
      <text:p text:style-name="Normal"/>
      <text:p text:style-name="Normal">This function is needed by Nano OS when the debug module is enabled. It must wait until a character is received on the debug link.</text:p>
      <table:table table:style-name="Table3200">
        <table:table-columns>
          <table:table-column table:style-name="TableColumn3201"/>
          <table:table-column table:style-name="TableColumn3202"/>
        </table:table-columns>
        <table:table-row table:style-name="TableRow3203">
          <table:table-cell table:style-name="TableCell3204">
            <text:p text:style-name="P3205">Prototype</text:p>
          </table:table-cell>
          <table:table-cell table:style-name="TableCell3206">
            <text:p text:style-name="P3207"><text:span text:style-name="T3208">nano_os_error_t NANO_OS_USER_DebugReadByte(uint8_t* const c);</text:span></text:p>
          </table:table-cell>
        </table:table-row>
        <table:table-row table:style-name="TableRow3209">
          <table:table-cell table:style-name="TableCell3210">
            <text:p text:style-name="P3211">Parameters</text:p>
          </table:table-cell>
          <table:table-cell table:style-name="TableCell3212">
            <text:list text:style-name="LFO4" text:continue-numbering="true">
              <text:list-item>
                <text:p text:style-name="P3213"><text:span text:style-name="T3214">c</text:span>: pointer to the variable where the received byte must be copied</text:p>
              </text:list-item>
            </text:list>
          </table:table-cell>
        </table:table-row>
        <table:table-row table:style-name="TableRow3215">
          <table:table-cell table:style-name="TableCell3216">
            <text:p text:style-name="P3217">Return values</text:p>
          </table:table-cell>
          <table:table-cell table:style-name="TableCell3218">
            <text:list text:style-name="LFO3" text:continue-numbering="true">
              <text:list-item>
                <text:p text:style-name="P3219">NOS_ERR_SUCCESS: call succeeded</text:p>
              </text:list-item>
              <text:list-item>
                <text:p text:style-name="P3220">NOS_ERR_FAILURE: call failed</text:p>
              </text:list-item>
              <text:list-item>
                <text:p text:style-name="P3221">NOS_ERR_INVALID_ARG: invalid parameter</text:p>
              </text:list-item>
            </text:list>
          </table:table-cell>
        </table:table-row>
        <table:table-row table:style-name="TableRow3222">
          <table:table-cell table:style-name="TableCell3223">
            <text:p text:style-name="P3224">Config flags</text:p>
          </table:table-cell>
          <table:table-cell table:style-name="TableCell3225">
            <text:p text:style-name="P3226">NANO_OS_DEBUG_ENABLED</text:p>
          </table:table-cell>
        </table:table-row>
      </table:table>
      <text:p text:style-name="Normal"/>
      <text:h text:style-name="Titre4" text:outline-level="4">NANO_OS_USER_DebugInitPacket</text:h>
      <text:p text:style-name="Normal"/>
      <text:p text:style-name="Normal">This function is needed by Nano OS when the debug module is enabled. It informs the user functions that a new debug packet will be sent.</text:p>
      <table:table table:style-name="Table3227">
        <table:table-columns>
          <table:table-column table:style-name="TableColumn3228"/>
          <table:table-column table:style-name="TableColumn3229"/>
        </table:table-columns>
        <table:table-row table:style-name="TableRow3230">
          <table:table-cell table:style-name="TableCell3231">
            <text:p text:style-name="P3232">Prototype</text:p>
          </table:table-cell>
          <table:table-cell table:style-name="TableCell3233">
            <text:p text:style-name="P3234"><text:span text:style-name="T3235">nano_os_error_t NANO_OS_USER_DebugInitPacket(const size_t packet_size);</text:span></text:p>
          </table:table-cell>
        </table:table-row>
        <table:table-row table:style-name="TableRow3236">
          <table:table-cell table:style-name="TableCell3237">
            <text:p text:style-name="P3238">Parameters</text:p>
          </table:table-cell>
          <table:table-cell table:style-name="TableCell3239">
            <text:list text:style-name="LFO4" text:continue-numbering="true">
              <text:list-item>
                <text:p text:style-name="P3240"><text:span text:style-name="T3241">packet_size</text:span>: size in bytes of the new debug packet</text:p>
              </text:list-item>
            </text:list>
          </table:table-cell>
        </table:table-row>
        <table:table-row table:style-name="TableRow3242">
          <table:table-cell table:style-name="TableCell3243">
            <text:p text:style-name="P3244">Return values</text:p>
          </table:table-cell>
          <table:table-cell table:style-name="TableCell3245">
            <text:list text:style-name="LFO3" text:continue-numbering="true">
              <text:list-item>
                <text:p text:style-name="P3246">NOS_ERR_SUCCESS: call succeeded</text:p>
              </text:list-item>
              <text:list-item>
                <text:p text:style-name="P3247">NOS_ERR_FAILURE: call failed</text:p>
              </text:list-item>
              <text:list-item>
                <text:p text:style-name="P3248">NOS_ERR_INVALID_ARG: invalid parameter</text:p>
              </text:list-item>
            </text:list>
          </table:table-cell>
        </table:table-row>
        <table:table-row table:style-name="TableRow3249">
          <table:table-cell table:style-name="TableCell3250">
            <text:p text:style-name="P3251">Config flags</text:p>
          </table:table-cell>
          <table:table-cell table:style-name="TableCell3252">
            <text:p text:style-name="P3253">NANO_OS_DEBUG_ENABLED</text:p>
          </table:table-cell>
        </table:table-row>
      </table:table>
      <text:p text:style-name="Normal"/>
      <text:soft-page-break/>
      <text:h text:style-name="Titre4" text:outline-level="4">NANO_OS_USER_DebugWriteToPacket</text:h>
      <text:p text:style-name="Normal"/>
      <text:p text:style-name="Normal">This function is needed by Nano OS when the debug module is enabled. It must write data to the current debug packet.</text:p>
      <table:table table:style-name="Table3254">
        <table:table-columns>
          <table:table-column table:style-name="TableColumn3255"/>
          <table:table-column table:style-name="TableColumn3256"/>
        </table:table-columns>
        <table:table-row table:style-name="TableRow3257">
          <table:table-cell table:style-name="TableCell3258">
            <text:p text:style-name="P3259">Prototype</text:p>
          </table:table-cell>
          <table:table-cell table:style-name="TableCell3260">
            <text:p text:style-name="P3261"><text:span text:style-name="T3262">nano_os_error_t NANO_OS_USER_DebugWriteToPacket(const uint8_t* const data, const size_t size);</text:span></text:p>
          </table:table-cell>
        </table:table-row>
        <table:table-row table:style-name="TableRow3263">
          <table:table-cell table:style-name="TableCell3264">
            <text:p text:style-name="P3265">Parameters</text:p>
          </table:table-cell>
          <table:table-cell table:style-name="TableCell3266">
            <text:list text:style-name="LFO4" text:continue-numbering="true">
              <text:list-item>
                <text:p text:style-name="P3267"><text:span text:style-name="T3268">data</text:span>: pointer to the data to write to the new debug packet</text:p>
              </text:list-item>
              <text:list-item>
                <text:p text:style-name="P3269"><text:span text:style-name="T3270">size</text:span>: size in bytes of the data to write</text:p>
              </text:list-item>
            </text:list>
          </table:table-cell>
        </table:table-row>
        <table:table-row table:style-name="TableRow3271">
          <table:table-cell table:style-name="TableCell3272">
            <text:p text:style-name="P3273">Return values</text:p>
          </table:table-cell>
          <table:table-cell table:style-name="TableCell3274">
            <text:list text:style-name="LFO3" text:continue-numbering="true">
              <text:list-item>
                <text:p text:style-name="P3275">NOS_ERR_SUCCESS: call succeeded</text:p>
              </text:list-item>
              <text:list-item>
                <text:p text:style-name="P3276">NOS_ERR_FAILURE: call failed</text:p>
              </text:list-item>
              <text:list-item>
                <text:p text:style-name="P3277">NOS_ERR_INVALID_ARG: invalid parameter</text:p>
              </text:list-item>
            </text:list>
          </table:table-cell>
        </table:table-row>
        <table:table-row table:style-name="TableRow3278">
          <table:table-cell table:style-name="TableCell3279">
            <text:p text:style-name="P3280">Config flags</text:p>
          </table:table-cell>
          <table:table-cell table:style-name="TableCell3281">
            <text:p text:style-name="P3282">NANO_OS_DEBUG_ENABLED</text:p>
          </table:table-cell>
        </table:table-row>
      </table:table>
      <text:p text:style-name="Normal"/>
      <text:h text:style-name="Titre4" text:outline-level="4">NANO_OS_USER_DebugFinalizePacket</text:h>
      <text:p text:style-name="Normal"/>
      <text:p text:style-name="Normal">This function is needed by Nano OS when the debug module is enabled. It informs the user functions that all the data of the current debug packet has been written and that it can be send.</text:p>
      <table:table table:style-name="Table3283">
        <table:table-columns>
          <table:table-column table:style-name="TableColumn3284"/>
          <table:table-column table:style-name="TableColumn3285"/>
        </table:table-columns>
        <table:table-row table:style-name="TableRow3286">
          <table:table-cell table:style-name="TableCell3287">
            <text:p text:style-name="P3288">Prototype</text:p>
          </table:table-cell>
          <table:table-cell table:style-name="TableCell3289">
            <text:p text:style-name="P3290"><text:span text:style-name="T3291">nano_os_error_t NANO_OS_USER_DebugFinalizePacket(void);</text:span></text:p>
          </table:table-cell>
        </table:table-row>
        <table:table-row table:style-name="TableRow3292">
          <table:table-cell table:style-name="TableCell3293">
            <text:p text:style-name="P3294">Parameters</text:p>
          </table:table-cell>
          <table:table-cell table:style-name="TableCell3295">
            <text:list text:style-name="LFO4" text:continue-numbering="true">
              <text:list-item>
                <text:p text:style-name="P3296">None</text:p>
              </text:list-item>
            </text:list>
          </table:table-cell>
        </table:table-row>
        <table:table-row table:style-name="TableRow3297">
          <table:table-cell table:style-name="TableCell3298">
            <text:p text:style-name="P3299">Return values</text:p>
          </table:table-cell>
          <table:table-cell table:style-name="TableCell3300">
            <text:list text:style-name="LFO3" text:continue-numbering="true">
              <text:list-item>
                <text:p text:style-name="P3301">NOS_ERR_SUCCESS: call succeeded</text:p>
              </text:list-item>
              <text:list-item>
                <text:p text:style-name="P3302">NOS_ERR_FAILURE: call failed</text:p>
              </text:list-item>
            </text:list>
          </table:table-cell>
        </table:table-row>
        <table:table-row table:style-name="TableRow3303">
          <table:table-cell table:style-name="TableCell3304">
            <text:p text:style-name="P3305">Config flags</text:p>
          </table:table-cell>
          <table:table-cell table:style-name="TableCell3306">
            <text:p text:style-name="P3307">NANO_OS_DEBUG_ENABLED</text:p>
          </table:table-cell>
        </table:table-row>
      </table:table>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Normal" style:display-name="Normal" style:family="paragraph">
      <style:text-properties fo:language="en" fo:country="U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default-outline-level="1">
      <style:paragraph-properties style:vertical-align="auto"/>
      <style:text-properties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language="fr" fo:country="FR" style:language-asian="fr" style:country-asian="FR" fo:hyphenate="true"/>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fo:language="en" fo:country="US"/>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fo:language="en" fo:country="US"/>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fo:language="en" fo:country="US"/>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draw:marker draw:name="a15" svg:viewBox="0 0 20 30" svg:d="m10 0-10 30h20z"/>
    <draw:marker draw:name="a0" svg:viewBox="0 0 20 30" svg:d="m10 0-10 30h20z"/>
    <draw:marker draw:name="a21" svg:viewBox="0 0 20 30" svg:d="m10 0-10 30h20z"/>
    <draw:marker draw:name="a8" svg:viewBox="0 0 20 30" svg:d="m10 0-10 30h20z"/>
    <draw:marker draw:name="a17" svg:viewBox="0 0 20 30" svg:d="m10 0-10 30h20z"/>
    <draw:marker draw:name="a10" svg:viewBox="0 0 20 30" svg:d="m10 0-10 30h20z"/>
    <draw:marker draw:name="a11" svg:viewBox="0 0 20 30" svg:d="m10 0-10 30h20z"/>
    <draw:marker draw:name="a19" svg:viewBox="0 0 20 30" svg:d="m10 0-10 30h20z"/>
    <draw:marker draw:name="a1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tête">User Guide - Nano-OS<text:s/><text:tab/><text:tab/>1.0</text:p>
      </style:header>
      <style:footer>
        <text:p text:style-name="Pieddepage">© 2018 nano-soft<text:tab/><text:tab/><text:page-number text:fixed="false">2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IMENEZ Cédric</meta:initial-creator>
    <dc:creator>JIMENEZ Cédric</dc:creator>
    <meta:creation-date>2017-12-05T17:02:00Z</meta:creation-date>
    <dc:date>2018-01-26T07:16:00Z</dc:date>
    <meta:template xlink:href="Normal.dotm" xlink:type="simple"/>
    <meta:editing-cycles>236</meta:editing-cycles>
    <meta:editing-duration>PT348600S</meta:editing-duration>
    <meta:document-statistic meta:page-count="44" meta:paragraph-count="154" meta:word-count="11882" meta:character-count="77079" meta:row-count="544" meta:non-whitespace-character-count="65351"/>
  </office:meta>
</office:document-meta>
</file>